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DF000000DFABCFB8BE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9.344cm" svg:height="27.899cm" svg:x="10.209cm" svg:y="0.226cm">
            <draw:object draw:notify-on-update-of-ranges="Sheet1.C2:Sheet1.C2105 Sheet1.B1:Sheet1.B1 Sheet1.B2:Sheet1.B2105 Sheet1.D1:Sheet1.D1 Sheet1.D2:Sheet1.D2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Count last 2 se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1" table:formula="of:=SUM(IF([.C$2:.C2]&gt;[.C2]-2000;1;0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C2]+[.B3]" office:value-type="float" office:value="2" calcext:value-type="float">
            <text:p>2</text:p>
          </table:table-cell>
          <table:table-cell table:number-matrix-columns-spanned="1" table:number-matrix-rows-spanned="1" table:formula="of:=SUM(IF([.C$2:.C3]&gt;[.C3]-2000;1;0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]+[.B4]" office:value-type="float" office:value="3" calcext:value-type="float">
            <text:p>3</text:p>
          </table:table-cell>
          <table:table-cell table:number-matrix-columns-spanned="1" table:number-matrix-rows-spanned="1" table:formula="of:=SUM(IF([.C$2:.C4]&gt;[.C4]-2000;1;0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]+[.B5]" office:value-type="float" office:value="3" calcext:value-type="float">
            <text:p>3</text:p>
          </table:table-cell>
          <table:table-cell table:number-matrix-columns-spanned="1" table:number-matrix-rows-spanned="1" table:formula="of:=SUM(IF([.C$2:.C5]&gt;[.C5]-2000;1;0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5]+[.B6]" office:value-type="float" office:value="4" calcext:value-type="float">
            <text:p>4</text:p>
          </table:table-cell>
          <table:table-cell table:number-matrix-columns-spanned="1" table:number-matrix-rows-spanned="1" table:formula="of:=SUM(IF([.C$2:.C6]&gt;[.C6]-2000;1;0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4" calcext:value-type="float">
            <text:p>4</text:p>
          </table:table-cell>
          <table:table-cell table:number-matrix-columns-spanned="1" table:number-matrix-rows-spanned="1" table:formula="of:=SUM(IF([.C$2:.C7]&gt;[.C7]-2000;1;0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5" calcext:value-type="float">
            <text:p>5</text:p>
          </table:table-cell>
          <table:table-cell table:number-matrix-columns-spanned="1" table:number-matrix-rows-spanned="1" table:formula="of:=SUM(IF([.C$2:.C8]&gt;[.C8]-2000;1;0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5" calcext:value-type="float">
            <text:p>5</text:p>
          </table:table-cell>
          <table:table-cell table:number-matrix-columns-spanned="1" table:number-matrix-rows-spanned="1" table:formula="of:=SUM(IF([.C$2:.C9]&gt;[.C9]-2000;1;0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formula="of:=[.C9]+[.B10]" office:value-type="float" office:value="214" calcext:value-type="float">
            <text:p>214</text:p>
          </table:table-cell>
          <table:table-cell table:number-matrix-columns-spanned="1" table:number-matrix-rows-spanned="1" table:formula="of:=SUM(IF([.C$2:.C10]&gt;[.C10]-2000;1;0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formula="of:=[.C10]+[.B11]" office:value-type="float" office:value="353" calcext:value-type="float">
            <text:p>353</text:p>
          </table:table-cell>
          <table:table-cell table:number-matrix-columns-spanned="1" table:number-matrix-rows-spanned="1" table:formula="of:=SUM(IF([.C$2:.C11]&gt;[.C11]-2000;1;0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formula="of:=[.C11]+[.B12]" office:value-type="float" office:value="533" calcext:value-type="float">
            <text:p>533</text:p>
          </table:table-cell>
          <table:table-cell table:number-matrix-columns-spanned="1" table:number-matrix-rows-spanned="1" table:formula="of:=SUM(IF([.C$2:.C12]&gt;[.C12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table:formula="of:=[.C12]+[.B13]" office:value-type="float" office:value="897" calcext:value-type="float">
            <text:p>897</text:p>
          </table:table-cell>
          <table:table-cell table:number-matrix-columns-spanned="1" table:number-matrix-rows-spanned="1" table:formula="of:=SUM(IF([.C$2:.C13]&gt;[.C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table:formula="of:=[.C13]+[.B14]" office:value-type="float" office:value="1076" calcext:value-type="float">
            <text:p>1076</text:p>
          </table:table-cell>
          <table:table-cell table:number-matrix-columns-spanned="1" table:number-matrix-rows-spanned="1" table:formula="of:=SUM(IF([.C$2:.C14]&gt;[.C14]-2000;1;0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formula="of:=[.C14]+[.B15]" office:value-type="float" office:value="1256" calcext:value-type="float">
            <text:p>1256</text:p>
          </table:table-cell>
          <table:table-cell table:number-matrix-columns-spanned="1" table:number-matrix-rows-spanned="1" table:formula="of:=SUM(IF([.C$2:.C15]&gt;[.C15]-2000;1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1" calcext:value-type="float">
            <text:p>181</text:p>
          </table:table-cell>
          <table:table-cell table:formula="of:=[.C15]+[.B16]" office:value-type="float" office:value="1437" calcext:value-type="float">
            <text:p>1437</text:p>
          </table:table-cell>
          <table:table-cell table:number-matrix-columns-spanned="1" table:number-matrix-rows-spanned="1" table:formula="of:=SUM(IF([.C$2:.C16]&gt;[.C16]-2000;1;0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formula="of:=[.C16]+[.B17]" office:value-type="float" office:value="1617" calcext:value-type="float">
            <text:p>1617</text:p>
          </table:table-cell>
          <table:table-cell table:number-matrix-columns-spanned="1" table:number-matrix-rows-spanned="1" table:formula="of:=SUM(IF([.C$2:.C17]&gt;[.C17]-2000;1;0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table:formula="of:=[.C17]+[.B18]" office:value-type="float" office:value="1796" calcext:value-type="float">
            <text:p>1796</text:p>
          </table:table-cell>
          <table:table-cell table:number-matrix-columns-spanned="1" table:number-matrix-rows-spanned="1" table:formula="of:=SUM(IF([.C$2:.C18]&gt;[.C18]-2000;1;0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 table:formula="of:=[.C18]+[.B19]" office:value-type="float" office:value="1978" calcext:value-type="float">
            <text:p>1978</text:p>
          </table:table-cell>
          <table:table-cell table:number-matrix-columns-spanned="1" table:number-matrix-rows-spanned="1" table:formula="of:=SUM(IF([.C$2:.C19]&gt;[.C19]-2000;1;0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table:formula="of:=[.C19]+[.B20]" office:value-type="float" office:value="2163" calcext:value-type="float">
            <text:p>2163</text:p>
          </table:table-cell>
          <table:table-cell table:number-matrix-columns-spanned="1" table:number-matrix-rows-spanned="1" table:formula="of:=SUM(IF([.C$2:.C20]&gt;[.C20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table:formula="of:=[.C20]+[.B21]" office:value-type="float" office:value="2337" calcext:value-type="float">
            <text:p>2337</text:p>
          </table:table-cell>
          <table:table-cell table:number-matrix-columns-spanned="1" table:number-matrix-rows-spanned="1" table:formula="of:=SUM(IF([.C$2:.C21]&gt;[.C21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table:formula="of:=[.C21]+[.B22]" office:value-type="float" office:value="2517" calcext:value-type="float">
            <text:p>2517</text:p>
          </table:table-cell>
          <table:table-cell table:number-matrix-columns-spanned="1" table:number-matrix-rows-spanned="1" table:formula="of:=SUM(IF([.C$2:.C22]&gt;[.C22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2" calcext:value-type="float">
            <text:p>182</text:p>
          </table:table-cell>
          <table:table-cell table:formula="of:=[.C22]+[.B23]" office:value-type="float" office:value="2699" calcext:value-type="float">
            <text:p>2699</text:p>
          </table:table-cell>
          <table:table-cell table:number-matrix-columns-spanned="1" table:number-matrix-rows-spanned="1" table:formula="of:=SUM(IF([.C$2:.C23]&gt;[.C2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table:formula="of:=[.C23]+[.B24]" office:value-type="float" office:value="2878" calcext:value-type="float">
            <text:p>2878</text:p>
          </table:table-cell>
          <table:table-cell table:number-matrix-columns-spanned="1" table:number-matrix-rows-spanned="1" table:formula="of:=SUM(IF([.C$2:.C24]&gt;[.C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1" calcext:value-type="float">
            <text:p>181</text:p>
          </table:table-cell>
          <table:table-cell table:formula="of:=[.C24]+[.B25]" office:value-type="float" office:value="3059" calcext:value-type="float">
            <text:p>3059</text:p>
          </table:table-cell>
          <table:table-cell table:number-matrix-columns-spanned="1" table:number-matrix-rows-spanned="1" table:formula="of:=SUM(IF([.C$2:.C25]&gt;[.C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table:formula="of:=[.C25]+[.B26]" office:value-type="float" office:value="3238" calcext:value-type="float">
            <text:p>3238</text:p>
          </table:table-cell>
          <table:table-cell table:number-matrix-columns-spanned="1" table:number-matrix-rows-spanned="1" table:formula="of:=SUM(IF([.C$2:.C26]&gt;[.C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table:formula="of:=[.C26]+[.B27]" office:value-type="float" office:value="3426" calcext:value-type="float">
            <text:p>3426</text:p>
          </table:table-cell>
          <table:table-cell table:number-matrix-columns-spanned="1" table:number-matrix-rows-spanned="1" table:formula="of:=SUM(IF([.C$2:.C27]&gt;[.C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" calcext:value-type="float">
            <text:p>172</text:p>
          </table:table-cell>
          <table:table-cell table:formula="of:=[.C27]+[.B28]" office:value-type="float" office:value="3598" calcext:value-type="float">
            <text:p>3598</text:p>
          </table:table-cell>
          <table:table-cell table:number-matrix-columns-spanned="1" table:number-matrix-rows-spanned="1" table:formula="of:=SUM(IF([.C$2:.C28]&gt;[.C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table:formula="of:=[.C28]+[.B29]" office:value-type="float" office:value="3779" calcext:value-type="float">
            <text:p>3779</text:p>
          </table:table-cell>
          <table:table-cell table:number-matrix-columns-spanned="1" table:number-matrix-rows-spanned="1" table:formula="of:=SUM(IF([.C$2:.C29]&gt;[.C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8" calcext:value-type="float">
            <text:p>368</text:p>
          </table:table-cell>
          <table:table-cell table:formula="of:=[.C29]+[.B30]" office:value-type="float" office:value="4147" calcext:value-type="float">
            <text:p>4147</text:p>
          </table:table-cell>
          <table:table-cell table:number-matrix-columns-spanned="1" table:number-matrix-rows-spanned="1" table:formula="of:=SUM(IF([.C$2:.C30]&gt;[.C30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formula="of:=[.C30]+[.B31]" office:value-type="float" office:value="4317" calcext:value-type="float">
            <text:p>4317</text:p>
          </table:table-cell>
          <table:table-cell table:number-matrix-columns-spanned="1" table:number-matrix-rows-spanned="1" table:formula="of:=SUM(IF([.C$2:.C31]&gt;[.C31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table:formula="of:=[.C31]+[.B32]" office:value-type="float" office:value="4497" calcext:value-type="float">
            <text:p>4497</text:p>
          </table:table-cell>
          <table:table-cell table:number-matrix-columns-spanned="1" table:number-matrix-rows-spanned="1" table:formula="of:=SUM(IF([.C$2:.C32]&gt;[.C32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formula="of:=[.C32]+[.B33]" office:value-type="float" office:value="4677" calcext:value-type="float">
            <text:p>4677</text:p>
          </table:table-cell>
          <table:table-cell table:number-matrix-columns-spanned="1" table:number-matrix-rows-spanned="1" table:formula="of:=SUM(IF([.C$2:.C33]&gt;[.C3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table:formula="of:=[.C33]+[.B34]" office:value-type="float" office:value="4858" calcext:value-type="float">
            <text:p>4858</text:p>
          </table:table-cell>
          <table:table-cell table:number-matrix-columns-spanned="1" table:number-matrix-rows-spanned="1" table:formula="of:=SUM(IF([.C$2:.C34]&gt;[.C34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formula="of:=[.C34]+[.B35]" office:value-type="float" office:value="5038" calcext:value-type="float">
            <text:p>5038</text:p>
          </table:table-cell>
          <table:table-cell table:number-matrix-columns-spanned="1" table:number-matrix-rows-spanned="1" table:formula="of:=SUM(IF([.C$2:.C35]&gt;[.C35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formula="of:=[.C35]+[.B36]" office:value-type="float" office:value="5218" calcext:value-type="float">
            <text:p>5218</text:p>
          </table:table-cell>
          <table:table-cell table:number-matrix-columns-spanned="1" table:number-matrix-rows-spanned="1" table:formula="of:=SUM(IF([.C$2:.C36]&gt;[.C36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table:formula="of:=[.C36]+[.B37]" office:value-type="float" office:value="5398" calcext:value-type="float">
            <text:p>5398</text:p>
          </table:table-cell>
          <table:table-cell table:number-matrix-columns-spanned="1" table:number-matrix-rows-spanned="1" table:formula="of:=SUM(IF([.C$2:.C37]&gt;[.C37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formula="of:=[.C37]+[.B38]" office:value-type="float" office:value="5578" calcext:value-type="float">
            <text:p>5578</text:p>
          </table:table-cell>
          <table:table-cell table:number-matrix-columns-spanned="1" table:number-matrix-rows-spanned="1" table:formula="of:=SUM(IF([.C$2:.C38]&gt;[.C38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formula="of:=[.C38]+[.B39]" office:value-type="float" office:value="5758" calcext:value-type="float">
            <text:p>5758</text:p>
          </table:table-cell>
          <table:table-cell table:number-matrix-columns-spanned="1" table:number-matrix-rows-spanned="1" table:formula="of:=SUM(IF([.C$2:.C39]&gt;[.C39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formula="of:=[.C39]+[.B40]" office:value-type="float" office:value="5939" calcext:value-type="float">
            <text:p>5939</text:p>
          </table:table-cell>
          <table:table-cell table:number-matrix-columns-spanned="1" table:number-matrix-rows-spanned="1" table:formula="of:=SUM(IF([.C$2:.C40]&gt;[.C40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formula="of:=[.C40]+[.B41]" office:value-type="float" office:value="6119" calcext:value-type="float">
            <text:p>6119</text:p>
          </table:table-cell>
          <table:table-cell table:number-matrix-columns-spanned="1" table:number-matrix-rows-spanned="1" table:formula="of:=SUM(IF([.C$2:.C41]&gt;[.C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table:formula="of:=[.C41]+[.B42]" office:value-type="float" office:value="6299" calcext:value-type="float">
            <text:p>6299</text:p>
          </table:table-cell>
          <table:table-cell table:number-matrix-columns-spanned="1" table:number-matrix-rows-spanned="1" table:formula="of:=SUM(IF([.C$2:.C42]&gt;[.C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formula="of:=[.C42]+[.B43]" office:value-type="float" office:value="6479" calcext:value-type="float">
            <text:p>6479</text:p>
          </table:table-cell>
          <table:table-cell table:number-matrix-columns-spanned="1" table:number-matrix-rows-spanned="1" table:formula="of:=SUM(IF([.C$2:.C43]&gt;[.C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table:formula="of:=[.C43]+[.B44]" office:value-type="float" office:value="6659" calcext:value-type="float">
            <text:p>6659</text:p>
          </table:table-cell>
          <table:table-cell table:number-matrix-columns-spanned="1" table:number-matrix-rows-spanned="1" table:formula="of:=SUM(IF([.C$2:.C44]&gt;[.C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table:formula="of:=[.C44]+[.B45]" office:value-type="float" office:value="6839" calcext:value-type="float">
            <text:p>6839</text:p>
          </table:table-cell>
          <table:table-cell table:number-matrix-columns-spanned="1" table:number-matrix-rows-spanned="1" table:formula="of:=SUM(IF([.C$2:.C45]&gt;[.C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formula="of:=[.C45]+[.B46]" office:value-type="float" office:value="7027" calcext:value-type="float">
            <text:p>7027</text:p>
          </table:table-cell>
          <table:table-cell table:number-matrix-columns-spanned="1" table:number-matrix-rows-spanned="1" table:formula="of:=SUM(IF([.C$2:.C46]&gt;[.C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3" calcext:value-type="float">
            <text:p>173</text:p>
          </table:table-cell>
          <table:table-cell table:formula="of:=[.C46]+[.B47]" office:value-type="float" office:value="7200" calcext:value-type="float">
            <text:p>7200</text:p>
          </table:table-cell>
          <table:table-cell table:number-matrix-columns-spanned="1" table:number-matrix-rows-spanned="1" table:formula="of:=SUM(IF([.C$2:.C47]&gt;[.C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table:formula="of:=[.C47]+[.B48]" office:value-type="float" office:value="7380" calcext:value-type="float">
            <text:p>7380</text:p>
          </table:table-cell>
          <table:table-cell table:number-matrix-columns-spanned="1" table:number-matrix-rows-spanned="1" table:formula="of:=SUM(IF([.C$2:.C48]&gt;[.C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9" calcext:value-type="float">
            <text:p>199</text:p>
          </table:table-cell>
          <table:table-cell table:formula="of:=[.C48]+[.B49]" office:value-type="float" office:value="7579" calcext:value-type="float">
            <text:p>7579</text:p>
          </table:table-cell>
          <table:table-cell table:number-matrix-columns-spanned="1" table:number-matrix-rows-spanned="1" table:formula="of:=SUM(IF([.C$2:.C49]&gt;[.C49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table:formula="of:=[.C49]+[.B50]" office:value-type="float" office:value="7743" calcext:value-type="float">
            <text:p>7743</text:p>
          </table:table-cell>
          <table:table-cell table:number-matrix-columns-spanned="1" table:number-matrix-rows-spanned="1" table:formula="of:=SUM(IF([.C$2:.C50]&gt;[.C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table:formula="of:=[.C50]+[.B51]" office:value-type="float" office:value="7922" calcext:value-type="float">
            <text:p>7922</text:p>
          </table:table-cell>
          <table:table-cell table:number-matrix-columns-spanned="1" table:number-matrix-rows-spanned="1" table:formula="of:=SUM(IF([.C$2:.C51]&gt;[.C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table:formula="of:=[.C51]+[.B52]" office:value-type="float" office:value="8103" calcext:value-type="float">
            <text:p>8103</text:p>
          </table:table-cell>
          <table:table-cell table:number-matrix-columns-spanned="1" table:number-matrix-rows-spanned="1" table:formula="of:=SUM(IF([.C$2:.C52]&gt;[.C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table:formula="of:=[.C52]+[.B53]" office:value-type="float" office:value="8281" calcext:value-type="float">
            <text:p>8281</text:p>
          </table:table-cell>
          <table:table-cell table:number-matrix-columns-spanned="1" table:number-matrix-rows-spanned="1" table:formula="of:=SUM(IF([.C$2:.C53]&gt;[.C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table:formula="of:=[.C53]+[.B54]" office:value-type="float" office:value="8461" calcext:value-type="float">
            <text:p>8461</text:p>
          </table:table-cell>
          <table:table-cell table:number-matrix-columns-spanned="1" table:number-matrix-rows-spanned="1" table:formula="of:=SUM(IF([.C$2:.C54]&gt;[.C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  <table:table-cell table:formula="of:=[.C54]+[.B55]" office:value-type="float" office:value="8642" calcext:value-type="float">
            <text:p>8642</text:p>
          </table:table-cell>
          <table:table-cell table:number-matrix-columns-spanned="1" table:number-matrix-rows-spanned="1" table:formula="of:=SUM(IF([.C$2:.C55]&gt;[.C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formula="of:=[.C55]+[.B56]" office:value-type="float" office:value="8822" calcext:value-type="float">
            <text:p>8822</text:p>
          </table:table-cell>
          <table:table-cell table:number-matrix-columns-spanned="1" table:number-matrix-rows-spanned="1" table:formula="of:=SUM(IF([.C$2:.C56]&gt;[.C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formula="of:=[.C56]+[.B57]" office:value-type="float" office:value="9002" calcext:value-type="float">
            <text:p>9002</text:p>
          </table:table-cell>
          <table:table-cell table:number-matrix-columns-spanned="1" table:number-matrix-rows-spanned="1" table:formula="of:=SUM(IF([.C$2:.C57]&gt;[.C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formula="of:=[.C57]+[.B58]" office:value-type="float" office:value="9182" calcext:value-type="float">
            <text:p>9182</text:p>
          </table:table-cell>
          <table:table-cell table:number-matrix-columns-spanned="1" table:number-matrix-rows-spanned="1" table:formula="of:=SUM(IF([.C$2:.C58]&gt;[.C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formula="of:=[.C58]+[.B59]" office:value-type="float" office:value="9362" calcext:value-type="float">
            <text:p>9362</text:p>
          </table:table-cell>
          <table:table-cell table:number-matrix-columns-spanned="1" table:number-matrix-rows-spanned="1" table:formula="of:=SUM(IF([.C$2:.C59]&gt;[.C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table:formula="of:=[.C59]+[.B60]" office:value-type="float" office:value="9542" calcext:value-type="float">
            <text:p>9542</text:p>
          </table:table-cell>
          <table:table-cell table:number-matrix-columns-spanned="1" table:number-matrix-rows-spanned="1" table:formula="of:=SUM(IF([.C$2:.C60]&gt;[.C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formula="of:=[.C60]+[.B61]" office:value-type="float" office:value="9723" calcext:value-type="float">
            <text:p>9723</text:p>
          </table:table-cell>
          <table:table-cell table:number-matrix-columns-spanned="1" table:number-matrix-rows-spanned="1" table:formula="of:=SUM(IF([.C$2:.C61]&gt;[.C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formula="of:=[.C61]+[.B62]" office:value-type="float" office:value="9903" calcext:value-type="float">
            <text:p>9903</text:p>
          </table:table-cell>
          <table:table-cell table:number-matrix-columns-spanned="1" table:number-matrix-rows-spanned="1" table:formula="of:=SUM(IF([.C$2:.C62]&gt;[.C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formula="of:=[.C62]+[.B63]" office:value-type="float" office:value="10083" calcext:value-type="float">
            <text:p>10083</text:p>
          </table:table-cell>
          <table:table-cell table:number-matrix-columns-spanned="1" table:number-matrix-rows-spanned="1" table:formula="of:=SUM(IF([.C$2:.C63]&gt;[.C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formula="of:=[.C63]+[.B64]" office:value-type="float" office:value="10263" calcext:value-type="float">
            <text:p>10263</text:p>
          </table:table-cell>
          <table:table-cell table:number-matrix-columns-spanned="1" table:number-matrix-rows-spanned="1" table:formula="of:=SUM(IF([.C$2:.C64]&gt;[.C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1" calcext:value-type="float">
            <text:p>181</text:p>
          </table:table-cell>
          <table:table-cell table:formula="of:=[.C64]+[.B65]" office:value-type="float" office:value="10444" calcext:value-type="float">
            <text:p>10444</text:p>
          </table:table-cell>
          <table:table-cell table:number-matrix-columns-spanned="1" table:number-matrix-rows-spanned="1" table:formula="of:=SUM(IF([.C$2:.C65]&gt;[.C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9" calcext:value-type="float">
            <text:p>179</text:p>
          </table:table-cell>
          <table:table-cell table:formula="of:=[.C65]+[.B66]" office:value-type="float" office:value="10623" calcext:value-type="float">
            <text:p>10623</text:p>
          </table:table-cell>
          <table:table-cell table:number-matrix-columns-spanned="1" table:number-matrix-rows-spanned="1" table:formula="of:=SUM(IF([.C$2:.C66]&gt;[.C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table:formula="of:=[.C66]+[.B67]" office:value-type="float" office:value="10807" calcext:value-type="float">
            <text:p>10807</text:p>
          </table:table-cell>
          <table:table-cell table:number-matrix-columns-spanned="1" table:number-matrix-rows-spanned="1" table:formula="of:=SUM(IF([.C$2:.C67]&gt;[.C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7" calcext:value-type="float">
            <text:p>177</text:p>
          </table:table-cell>
          <table:table-cell table:formula="of:=[.C67]+[.B68]" office:value-type="float" office:value="10984" calcext:value-type="float">
            <text:p>10984</text:p>
          </table:table-cell>
          <table:table-cell table:number-matrix-columns-spanned="1" table:number-matrix-rows-spanned="1" table:formula="of:=SUM(IF([.C$2:.C68]&gt;[.C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2" calcext:value-type="float">
            <text:p>182</text:p>
          </table:table-cell>
          <table:table-cell table:formula="of:=[.C68]+[.B69]" office:value-type="float" office:value="11166" calcext:value-type="float">
            <text:p>11166</text:p>
          </table:table-cell>
          <table:table-cell table:number-matrix-columns-spanned="1" table:number-matrix-rows-spanned="1" table:formula="of:=SUM(IF([.C$2:.C69]&gt;[.C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  <table:table-cell table:formula="of:=[.C69]+[.B70]" office:value-type="float" office:value="11344" calcext:value-type="float">
            <text:p>11344</text:p>
          </table:table-cell>
          <table:table-cell table:number-matrix-columns-spanned="1" table:number-matrix-rows-spanned="1" table:formula="of:=SUM(IF([.C$2:.C70]&gt;[.C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4" calcext:value-type="float">
            <text:p>184</text:p>
          </table:table-cell>
          <table:table-cell table:formula="of:=[.C70]+[.B71]" office:value-type="float" office:value="11528" calcext:value-type="float">
            <text:p>11528</text:p>
          </table:table-cell>
          <table:table-cell table:number-matrix-columns-spanned="1" table:number-matrix-rows-spanned="1" table:formula="of:=SUM(IF([.C$2:.C71]&gt;[.C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table:formula="of:=[.C71]+[.B72]" office:value-type="float" office:value="11705" calcext:value-type="float">
            <text:p>11705</text:p>
          </table:table-cell>
          <table:table-cell table:number-matrix-columns-spanned="1" table:number-matrix-rows-spanned="1" table:formula="of:=SUM(IF([.C$2:.C72]&gt;[.C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table:formula="of:=[.C72]+[.B73]" office:value-type="float" office:value="11885" calcext:value-type="float">
            <text:p>11885</text:p>
          </table:table-cell>
          <table:table-cell table:number-matrix-columns-spanned="1" table:number-matrix-rows-spanned="1" table:formula="of:=SUM(IF([.C$2:.C73]&gt;[.C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table:formula="of:=[.C73]+[.B74]" office:value-type="float" office:value="12065" calcext:value-type="float">
            <text:p>12065</text:p>
          </table:table-cell>
          <table:table-cell table:number-matrix-columns-spanned="1" table:number-matrix-rows-spanned="1" table:formula="of:=SUM(IF([.C$2:.C74]&gt;[.C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table:formula="of:=[.C74]+[.B75]" office:value-type="float" office:value="12245" calcext:value-type="float">
            <text:p>12245</text:p>
          </table:table-cell>
          <table:table-cell table:number-matrix-columns-spanned="1" table:number-matrix-rows-spanned="1" table:formula="of:=SUM(IF([.C$2:.C75]&gt;[.C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table:formula="of:=[.C75]+[.B76]" office:value-type="float" office:value="12424" calcext:value-type="float">
            <text:p>12424</text:p>
          </table:table-cell>
          <table:table-cell table:number-matrix-columns-spanned="1" table:number-matrix-rows-spanned="1" table:formula="of:=SUM(IF([.C$2:.C76]&gt;[.C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table:formula="of:=[.C76]+[.B77]" office:value-type="float" office:value="12606" calcext:value-type="float">
            <text:p>12606</text:p>
          </table:table-cell>
          <table:table-cell table:number-matrix-columns-spanned="1" table:number-matrix-rows-spanned="1" table:formula="of:=SUM(IF([.C$2:.C77]&gt;[.C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table:formula="of:=[.C77]+[.B78]" office:value-type="float" office:value="12785" calcext:value-type="float">
            <text:p>12785</text:p>
          </table:table-cell>
          <table:table-cell table:number-matrix-columns-spanned="1" table:number-matrix-rows-spanned="1" table:formula="of:=SUM(IF([.C$2:.C78]&gt;[.C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table:formula="of:=[.C78]+[.B79]" office:value-type="float" office:value="12966" calcext:value-type="float">
            <text:p>12966</text:p>
          </table:table-cell>
          <table:table-cell table:number-matrix-columns-spanned="1" table:number-matrix-rows-spanned="1" table:formula="of:=SUM(IF([.C$2:.C79]&gt;[.C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0" calcext:value-type="float">
            <text:p>180</text:p>
          </table:table-cell>
          <table:table-cell table:formula="of:=[.C79]+[.B80]" office:value-type="float" office:value="13146" calcext:value-type="float">
            <text:p>13146</text:p>
          </table:table-cell>
          <table:table-cell table:number-matrix-columns-spanned="1" table:number-matrix-rows-spanned="1" table:formula="of:=SUM(IF([.C$2:.C80]&gt;[.C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formula="of:=[.C80]+[.B81]" office:value-type="float" office:value="13326" calcext:value-type="float">
            <text:p>13326</text:p>
          </table:table-cell>
          <table:table-cell table:number-matrix-columns-spanned="1" table:number-matrix-rows-spanned="1" table:formula="of:=SUM(IF([.C$2:.C81]&gt;[.C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table:formula="of:=[.C81]+[.B82]" office:value-type="float" office:value="13507" calcext:value-type="float">
            <text:p>13507</text:p>
          </table:table-cell>
          <table:table-cell table:number-matrix-columns-spanned="1" table:number-matrix-rows-spanned="1" table:formula="of:=SUM(IF([.C$2:.C82]&gt;[.C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table:formula="of:=[.C82]+[.B83]" office:value-type="float" office:value="13686" calcext:value-type="float">
            <text:p>13686</text:p>
          </table:table-cell>
          <table:table-cell table:number-matrix-columns-spanned="1" table:number-matrix-rows-spanned="1" table:formula="of:=SUM(IF([.C$2:.C83]&gt;[.C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table:formula="of:=[.C83]+[.B84]" office:value-type="float" office:value="13866" calcext:value-type="float">
            <text:p>13866</text:p>
          </table:table-cell>
          <table:table-cell table:number-matrix-columns-spanned="1" table:number-matrix-rows-spanned="1" table:formula="of:=SUM(IF([.C$2:.C84]&gt;[.C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table:formula="of:=[.C84]+[.B85]" office:value-type="float" office:value="14046" calcext:value-type="float">
            <text:p>14046</text:p>
          </table:table-cell>
          <table:table-cell table:number-matrix-columns-spanned="1" table:number-matrix-rows-spanned="1" table:formula="of:=SUM(IF([.C$2:.C85]&gt;[.C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table:formula="of:=[.C85]+[.B86]" office:value-type="float" office:value="14226" calcext:value-type="float">
            <text:p>14226</text:p>
          </table:table-cell>
          <table:table-cell table:number-matrix-columns-spanned="1" table:number-matrix-rows-spanned="1" table:formula="of:=SUM(IF([.C$2:.C86]&gt;[.C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table:formula="of:=[.C86]+[.B87]" office:value-type="float" office:value="14408" calcext:value-type="float">
            <text:p>14408</text:p>
          </table:table-cell>
          <table:table-cell table:number-matrix-columns-spanned="1" table:number-matrix-rows-spanned="1" table:formula="of:=SUM(IF([.C$2:.C87]&gt;[.C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0" calcext:value-type="float">
            <text:p>180</text:p>
          </table:table-cell>
          <table:table-cell table:formula="of:=[.C87]+[.B88]" office:value-type="float" office:value="14588" calcext:value-type="float">
            <text:p>14588</text:p>
          </table:table-cell>
          <table:table-cell table:number-matrix-columns-spanned="1" table:number-matrix-rows-spanned="1" table:formula="of:=SUM(IF([.C$2:.C88]&gt;[.C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formula="of:=[.C88]+[.B89]" office:value-type="float" office:value="14767" calcext:value-type="float">
            <text:p>14767</text:p>
          </table:table-cell>
          <table:table-cell table:number-matrix-columns-spanned="1" table:number-matrix-rows-spanned="1" table:formula="of:=SUM(IF([.C$2:.C89]&gt;[.C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1" calcext:value-type="float">
            <text:p>181</text:p>
          </table:table-cell>
          <table:table-cell table:formula="of:=[.C89]+[.B90]" office:value-type="float" office:value="14948" calcext:value-type="float">
            <text:p>14948</text:p>
          </table:table-cell>
          <table:table-cell table:number-matrix-columns-spanned="1" table:number-matrix-rows-spanned="1" table:formula="of:=SUM(IF([.C$2:.C90]&gt;[.C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table:formula="of:=[.C90]+[.B91]" office:value-type="float" office:value="15127" calcext:value-type="float">
            <text:p>15127</text:p>
          </table:table-cell>
          <table:table-cell table:number-matrix-columns-spanned="1" table:number-matrix-rows-spanned="1" table:formula="of:=SUM(IF([.C$2:.C91]&gt;[.C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table:formula="of:=[.C91]+[.B92]" office:value-type="float" office:value="15308" calcext:value-type="float">
            <text:p>15308</text:p>
          </table:table-cell>
          <table:table-cell table:number-matrix-columns-spanned="1" table:number-matrix-rows-spanned="1" table:formula="of:=SUM(IF([.C$2:.C92]&gt;[.C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5" calcext:value-type="float">
            <text:p>185</text:p>
          </table:table-cell>
          <table:table-cell table:formula="of:=[.C92]+[.B93]" office:value-type="float" office:value="15493" calcext:value-type="float">
            <text:p>15493</text:p>
          </table:table-cell>
          <table:table-cell table:number-matrix-columns-spanned="1" table:number-matrix-rows-spanned="1" table:formula="of:=SUM(IF([.C$2:.C93]&gt;[.C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table:formula="of:=[.C93]+[.B94]" office:value-type="float" office:value="15671" calcext:value-type="float">
            <text:p>15671</text:p>
          </table:table-cell>
          <table:table-cell table:number-matrix-columns-spanned="1" table:number-matrix-rows-spanned="1" table:formula="of:=SUM(IF([.C$2:.C94]&gt;[.C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table:formula="of:=[.C94]+[.B95]" office:value-type="float" office:value="15852" calcext:value-type="float">
            <text:p>15852</text:p>
          </table:table-cell>
          <table:table-cell table:number-matrix-columns-spanned="1" table:number-matrix-rows-spanned="1" table:formula="of:=SUM(IF([.C$2:.C95]&gt;[.C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table:formula="of:=[.C95]+[.B96]" office:value-type="float" office:value="16030" calcext:value-type="float">
            <text:p>16030</text:p>
          </table:table-cell>
          <table:table-cell table:number-matrix-columns-spanned="1" table:number-matrix-rows-spanned="1" table:formula="of:=SUM(IF([.C$2:.C96]&gt;[.C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table:formula="of:=[.C96]+[.B97]" office:value-type="float" office:value="16210" calcext:value-type="float">
            <text:p>16210</text:p>
          </table:table-cell>
          <table:table-cell table:number-matrix-columns-spanned="1" table:number-matrix-rows-spanned="1" table:formula="of:=SUM(IF([.C$2:.C97]&gt;[.C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table:formula="of:=[.C97]+[.B98]" office:value-type="float" office:value="16390" calcext:value-type="float">
            <text:p>16390</text:p>
          </table:table-cell>
          <table:table-cell table:number-matrix-columns-spanned="1" table:number-matrix-rows-spanned="1" table:formula="of:=SUM(IF([.C$2:.C98]&gt;[.C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table:formula="of:=[.C98]+[.B99]" office:value-type="float" office:value="16571" calcext:value-type="float">
            <text:p>16571</text:p>
          </table:table-cell>
          <table:table-cell table:number-matrix-columns-spanned="1" table:number-matrix-rows-spanned="1" table:formula="of:=SUM(IF([.C$2:.C99]&gt;[.C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table:formula="of:=[.C99]+[.B100]" office:value-type="float" office:value="16754" calcext:value-type="float">
            <text:p>16754</text:p>
          </table:table-cell>
          <table:table-cell table:number-matrix-columns-spanned="1" table:number-matrix-rows-spanned="1" table:formula="of:=SUM(IF([.C$2:.C100]&gt;[.C1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table:formula="of:=[.C100]+[.B101]" office:value-type="float" office:value="16930" calcext:value-type="float">
            <text:p>16930</text:p>
          </table:table-cell>
          <table:table-cell table:number-matrix-columns-spanned="1" table:number-matrix-rows-spanned="1" table:formula="of:=SUM(IF([.C$2:.C101]&gt;[.C1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table:formula="of:=[.C101]+[.B102]" office:value-type="float" office:value="17111" calcext:value-type="float">
            <text:p>17111</text:p>
          </table:table-cell>
          <table:table-cell table:number-matrix-columns-spanned="1" table:number-matrix-rows-spanned="1" table:formula="of:=SUM(IF([.C$2:.C102]&gt;[.C1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0" calcext:value-type="float">
            <text:p>180</text:p>
          </table:table-cell>
          <table:table-cell table:formula="of:=[.C102]+[.B103]" office:value-type="float" office:value="17291" calcext:value-type="float">
            <text:p>17291</text:p>
          </table:table-cell>
          <table:table-cell table:number-matrix-columns-spanned="1" table:number-matrix-rows-spanned="1" table:formula="of:=SUM(IF([.C$2:.C103]&gt;[.C1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2" calcext:value-type="float">
            <text:p>182</text:p>
          </table:table-cell>
          <table:table-cell table:formula="of:=[.C103]+[.B104]" office:value-type="float" office:value="17473" calcext:value-type="float">
            <text:p>17473</text:p>
          </table:table-cell>
          <table:table-cell table:number-matrix-columns-spanned="1" table:number-matrix-rows-spanned="1" table:formula="of:=SUM(IF([.C$2:.C104]&gt;[.C1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table:formula="of:=[.C104]+[.B105]" office:value-type="float" office:value="17653" calcext:value-type="float">
            <text:p>17653</text:p>
          </table:table-cell>
          <table:table-cell table:number-matrix-columns-spanned="1" table:number-matrix-rows-spanned="1" table:formula="of:=SUM(IF([.C$2:.C105]&gt;[.C1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table:formula="of:=[.C105]+[.B106]" office:value-type="float" office:value="17832" calcext:value-type="float">
            <text:p>17832</text:p>
          </table:table-cell>
          <table:table-cell table:number-matrix-columns-spanned="1" table:number-matrix-rows-spanned="1" table:formula="of:=SUM(IF([.C$2:.C106]&gt;[.C1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0" calcext:value-type="float">
            <text:p>180</text:p>
          </table:table-cell>
          <table:table-cell table:formula="of:=[.C106]+[.B107]" office:value-type="float" office:value="18012" calcext:value-type="float">
            <text:p>18012</text:p>
          </table:table-cell>
          <table:table-cell table:number-matrix-columns-spanned="1" table:number-matrix-rows-spanned="1" table:formula="of:=SUM(IF([.C$2:.C107]&gt;[.C1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table:formula="of:=[.C107]+[.B108]" office:value-type="float" office:value="18192" calcext:value-type="float">
            <text:p>18192</text:p>
          </table:table-cell>
          <table:table-cell table:number-matrix-columns-spanned="1" table:number-matrix-rows-spanned="1" table:formula="of:=SUM(IF([.C$2:.C108]&gt;[.C1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table:formula="of:=[.C108]+[.B109]" office:value-type="float" office:value="18372" calcext:value-type="float">
            <text:p>18372</text:p>
          </table:table-cell>
          <table:table-cell table:number-matrix-columns-spanned="1" table:number-matrix-rows-spanned="1" table:formula="of:=SUM(IF([.C$2:.C109]&gt;[.C1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table:formula="of:=[.C109]+[.B110]" office:value-type="float" office:value="18552" calcext:value-type="float">
            <text:p>18552</text:p>
          </table:table-cell>
          <table:table-cell table:number-matrix-columns-spanned="1" table:number-matrix-rows-spanned="1" table:formula="of:=SUM(IF([.C$2:.C110]&gt;[.C1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formula="of:=[.C110]+[.B111]" office:value-type="float" office:value="18732" calcext:value-type="float">
            <text:p>18732</text:p>
          </table:table-cell>
          <table:table-cell table:number-matrix-columns-spanned="1" table:number-matrix-rows-spanned="1" table:formula="of:=SUM(IF([.C$2:.C111]&gt;[.C1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table:formula="of:=[.C111]+[.B112]" office:value-type="float" office:value="18912" calcext:value-type="float">
            <text:p>18912</text:p>
          </table:table-cell>
          <table:table-cell table:number-matrix-columns-spanned="1" table:number-matrix-rows-spanned="1" table:formula="of:=SUM(IF([.C$2:.C112]&gt;[.C1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table:formula="of:=[.C112]+[.B113]" office:value-type="float" office:value="19092" calcext:value-type="float">
            <text:p>19092</text:p>
          </table:table-cell>
          <table:table-cell table:number-matrix-columns-spanned="1" table:number-matrix-rows-spanned="1" table:formula="of:=SUM(IF([.C$2:.C113]&gt;[.C1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table:formula="of:=[.C113]+[.B114]" office:value-type="float" office:value="19273" calcext:value-type="float">
            <text:p>19273</text:p>
          </table:table-cell>
          <table:table-cell table:number-matrix-columns-spanned="1" table:number-matrix-rows-spanned="1" table:formula="of:=SUM(IF([.C$2:.C114]&gt;[.C1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table:formula="of:=[.C114]+[.B115]" office:value-type="float" office:value="19453" calcext:value-type="float">
            <text:p>19453</text:p>
          </table:table-cell>
          <table:table-cell table:number-matrix-columns-spanned="1" table:number-matrix-rows-spanned="1" table:formula="of:=SUM(IF([.C$2:.C115]&gt;[.C1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table:formula="of:=[.C115]+[.B116]" office:value-type="float" office:value="19633" calcext:value-type="float">
            <text:p>19633</text:p>
          </table:table-cell>
          <table:table-cell table:number-matrix-columns-spanned="1" table:number-matrix-rows-spanned="1" table:formula="of:=SUM(IF([.C$2:.C116]&gt;[.C1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table:formula="of:=[.C116]+[.B117]" office:value-type="float" office:value="19813" calcext:value-type="float">
            <text:p>19813</text:p>
          </table:table-cell>
          <table:table-cell table:number-matrix-columns-spanned="1" table:number-matrix-rows-spanned="1" table:formula="of:=SUM(IF([.C$2:.C117]&gt;[.C1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table:formula="of:=[.C117]+[.B118]" office:value-type="float" office:value="19994" calcext:value-type="float">
            <text:p>19994</text:p>
          </table:table-cell>
          <table:table-cell table:number-matrix-columns-spanned="1" table:number-matrix-rows-spanned="1" table:formula="of:=SUM(IF([.C$2:.C118]&gt;[.C1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9" calcext:value-type="float">
            <text:p>179</text:p>
          </table:table-cell>
          <table:table-cell table:formula="of:=[.C118]+[.B119]" office:value-type="float" office:value="20173" calcext:value-type="float">
            <text:p>20173</text:p>
          </table:table-cell>
          <table:table-cell table:number-matrix-columns-spanned="1" table:number-matrix-rows-spanned="1" table:formula="of:=SUM(IF([.C$2:.C119]&gt;[.C1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1" calcext:value-type="float">
            <text:p>181</text:p>
          </table:table-cell>
          <table:table-cell table:formula="of:=[.C119]+[.B120]" office:value-type="float" office:value="20354" calcext:value-type="float">
            <text:p>20354</text:p>
          </table:table-cell>
          <table:table-cell table:number-matrix-columns-spanned="1" table:number-matrix-rows-spanned="1" table:formula="of:=SUM(IF([.C$2:.C120]&gt;[.C1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formula="of:=[.C120]+[.B121]" office:value-type="float" office:value="20534" calcext:value-type="float">
            <text:p>20534</text:p>
          </table:table-cell>
          <table:table-cell table:number-matrix-columns-spanned="1" table:number-matrix-rows-spanned="1" table:formula="of:=SUM(IF([.C$2:.C121]&gt;[.C1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table:formula="of:=[.C121]+[.B122]" office:value-type="float" office:value="20714" calcext:value-type="float">
            <text:p>20714</text:p>
          </table:table-cell>
          <table:table-cell table:number-matrix-columns-spanned="1" table:number-matrix-rows-spanned="1" table:formula="of:=SUM(IF([.C$2:.C122]&gt;[.C1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5" calcext:value-type="float">
            <text:p>215</text:p>
          </table:table-cell>
          <table:table-cell table:formula="of:=[.C122]+[.B123]" office:value-type="float" office:value="20929" calcext:value-type="float">
            <text:p>20929</text:p>
          </table:table-cell>
          <table:table-cell table:number-matrix-columns-spanned="1" table:number-matrix-rows-spanned="1" table:formula="of:=SUM(IF([.C$2:.C123]&gt;[.C12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table:formula="of:=[.C123]+[.B124]" office:value-type="float" office:value="21074" calcext:value-type="float">
            <text:p>21074</text:p>
          </table:table-cell>
          <table:table-cell table:number-matrix-columns-spanned="1" table:number-matrix-rows-spanned="1" table:formula="of:=SUM(IF([.C$2:.C124]&gt;[.C1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1" calcext:value-type="float">
            <text:p>181</text:p>
          </table:table-cell>
          <table:table-cell table:formula="of:=[.C124]+[.B125]" office:value-type="float" office:value="21255" calcext:value-type="float">
            <text:p>21255</text:p>
          </table:table-cell>
          <table:table-cell table:number-matrix-columns-spanned="1" table:number-matrix-rows-spanned="1" table:formula="of:=SUM(IF([.C$2:.C125]&gt;[.C1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table:formula="of:=[.C125]+[.B126]" office:value-type="float" office:value="21435" calcext:value-type="float">
            <text:p>21435</text:p>
          </table:table-cell>
          <table:table-cell table:number-matrix-columns-spanned="1" table:number-matrix-rows-spanned="1" table:formula="of:=SUM(IF([.C$2:.C126]&gt;[.C1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table:formula="of:=[.C126]+[.B127]" office:value-type="float" office:value="21615" calcext:value-type="float">
            <text:p>21615</text:p>
          </table:table-cell>
          <table:table-cell table:number-matrix-columns-spanned="1" table:number-matrix-rows-spanned="1" table:formula="of:=SUM(IF([.C$2:.C127]&gt;[.C1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table:formula="of:=[.C127]+[.B128]" office:value-type="float" office:value="21795" calcext:value-type="float">
            <text:p>21795</text:p>
          </table:table-cell>
          <table:table-cell table:number-matrix-columns-spanned="1" table:number-matrix-rows-spanned="1" table:formula="of:=SUM(IF([.C$2:.C128]&gt;[.C1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table:formula="of:=[.C128]+[.B129]" office:value-type="float" office:value="21976" calcext:value-type="float">
            <text:p>21976</text:p>
          </table:table-cell>
          <table:table-cell table:number-matrix-columns-spanned="1" table:number-matrix-rows-spanned="1" table:formula="of:=SUM(IF([.C$2:.C129]&gt;[.C1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  <table:table-cell table:formula="of:=[.C129]+[.B130]" office:value-type="float" office:value="22157" calcext:value-type="float">
            <text:p>22157</text:p>
          </table:table-cell>
          <table:table-cell table:number-matrix-columns-spanned="1" table:number-matrix-rows-spanned="1" table:formula="of:=SUM(IF([.C$2:.C130]&gt;[.C1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9" calcext:value-type="float">
            <text:p>179</text:p>
          </table:table-cell>
          <table:table-cell table:formula="of:=[.C130]+[.B131]" office:value-type="float" office:value="22336" calcext:value-type="float">
            <text:p>22336</text:p>
          </table:table-cell>
          <table:table-cell table:number-matrix-columns-spanned="1" table:number-matrix-rows-spanned="1" table:formula="of:=SUM(IF([.C$2:.C131]&gt;[.C1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table:formula="of:=[.C131]+[.B132]" office:value-type="float" office:value="22516" calcext:value-type="float">
            <text:p>22516</text:p>
          </table:table-cell>
          <table:table-cell table:number-matrix-columns-spanned="1" table:number-matrix-rows-spanned="1" table:formula="of:=SUM(IF([.C$2:.C132]&gt;[.C1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table:formula="of:=[.C132]+[.B133]" office:value-type="float" office:value="22700" calcext:value-type="float">
            <text:p>22700</text:p>
          </table:table-cell>
          <table:table-cell table:number-matrix-columns-spanned="1" table:number-matrix-rows-spanned="1" table:formula="of:=SUM(IF([.C$2:.C133]&gt;[.C1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formula="of:=[.C133]+[.B134]" office:value-type="float" office:value="22876" calcext:value-type="float">
            <text:p>22876</text:p>
          </table:table-cell>
          <table:table-cell table:number-matrix-columns-spanned="1" table:number-matrix-rows-spanned="1" table:formula="of:=SUM(IF([.C$2:.C134]&gt;[.C1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8" calcext:value-type="float">
            <text:p>188</text:p>
          </table:table-cell>
          <table:table-cell table:formula="of:=[.C134]+[.B135]" office:value-type="float" office:value="23064" calcext:value-type="float">
            <text:p>23064</text:p>
          </table:table-cell>
          <table:table-cell table:number-matrix-columns-spanned="1" table:number-matrix-rows-spanned="1" table:formula="of:=SUM(IF([.C$2:.C135]&gt;[.C1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table:formula="of:=[.C135]+[.B136]" office:value-type="float" office:value="23236" calcext:value-type="float">
            <text:p>23236</text:p>
          </table:table-cell>
          <table:table-cell table:number-matrix-columns-spanned="1" table:number-matrix-rows-spanned="1" table:formula="of:=SUM(IF([.C$2:.C136]&gt;[.C1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1" calcext:value-type="float">
            <text:p>181</text:p>
          </table:table-cell>
          <table:table-cell table:formula="of:=[.C136]+[.B137]" office:value-type="float" office:value="23417" calcext:value-type="float">
            <text:p>23417</text:p>
          </table:table-cell>
          <table:table-cell table:number-matrix-columns-spanned="1" table:number-matrix-rows-spanned="1" table:formula="of:=SUM(IF([.C$2:.C137]&gt;[.C1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table:formula="of:=[.C137]+[.B138]" office:value-type="float" office:value="23597" calcext:value-type="float">
            <text:p>23597</text:p>
          </table:table-cell>
          <table:table-cell table:number-matrix-columns-spanned="1" table:number-matrix-rows-spanned="1" table:formula="of:=SUM(IF([.C$2:.C138]&gt;[.C1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table:formula="of:=[.C138]+[.B139]" office:value-type="float" office:value="23778" calcext:value-type="float">
            <text:p>23778</text:p>
          </table:table-cell>
          <table:table-cell table:number-matrix-columns-spanned="1" table:number-matrix-rows-spanned="1" table:formula="of:=SUM(IF([.C$2:.C139]&gt;[.C1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1" calcext:value-type="float">
            <text:p>181</text:p>
          </table:table-cell>
          <table:table-cell table:formula="of:=[.C139]+[.B140]" office:value-type="float" office:value="23959" calcext:value-type="float">
            <text:p>23959</text:p>
          </table:table-cell>
          <table:table-cell table:number-matrix-columns-spanned="1" table:number-matrix-rows-spanned="1" table:formula="of:=SUM(IF([.C$2:.C140]&gt;[.C1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" calcext:value-type="float">
            <text:p>179</text:p>
          </table:table-cell>
          <table:table-cell table:formula="of:=[.C140]+[.B141]" office:value-type="float" office:value="24138" calcext:value-type="float">
            <text:p>24138</text:p>
          </table:table-cell>
          <table:table-cell table:number-matrix-columns-spanned="1" table:number-matrix-rows-spanned="1" table:formula="of:=SUM(IF([.C$2:.C141]&gt;[.C1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table:formula="of:=[.C141]+[.B142]" office:value-type="float" office:value="24318" calcext:value-type="float">
            <text:p>24318</text:p>
          </table:table-cell>
          <table:table-cell table:number-matrix-columns-spanned="1" table:number-matrix-rows-spanned="1" table:formula="of:=SUM(IF([.C$2:.C142]&gt;[.C1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table:formula="of:=[.C142]+[.B143]" office:value-type="float" office:value="24501" calcext:value-type="float">
            <text:p>24501</text:p>
          </table:table-cell>
          <table:table-cell table:number-matrix-columns-spanned="1" table:number-matrix-rows-spanned="1" table:formula="of:=SUM(IF([.C$2:.C143]&gt;[.C1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table:formula="of:=[.C143]+[.B144]" office:value-type="float" office:value="24679" calcext:value-type="float">
            <text:p>24679</text:p>
          </table:table-cell>
          <table:table-cell table:number-matrix-columns-spanned="1" table:number-matrix-rows-spanned="1" table:formula="of:=SUM(IF([.C$2:.C144]&gt;[.C1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formula="of:=[.C144]+[.B145]" office:value-type="float" office:value="24859" calcext:value-type="float">
            <text:p>24859</text:p>
          </table:table-cell>
          <table:table-cell table:number-matrix-columns-spanned="1" table:number-matrix-rows-spanned="1" table:formula="of:=SUM(IF([.C$2:.C145]&gt;[.C1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table:formula="of:=[.C145]+[.B146]" office:value-type="float" office:value="25039" calcext:value-type="float">
            <text:p>25039</text:p>
          </table:table-cell>
          <table:table-cell table:number-matrix-columns-spanned="1" table:number-matrix-rows-spanned="1" table:formula="of:=SUM(IF([.C$2:.C146]&gt;[.C1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9" calcext:value-type="float">
            <text:p>179</text:p>
          </table:table-cell>
          <table:table-cell table:formula="of:=[.C146]+[.B147]" office:value-type="float" office:value="25218" calcext:value-type="float">
            <text:p>25218</text:p>
          </table:table-cell>
          <table:table-cell table:number-matrix-columns-spanned="1" table:number-matrix-rows-spanned="1" table:formula="of:=SUM(IF([.C$2:.C147]&gt;[.C1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 table:formula="of:=[.C147]+[.B148]" office:value-type="float" office:value="25399" calcext:value-type="float">
            <text:p>25399</text:p>
          </table:table-cell>
          <table:table-cell table:number-matrix-columns-spanned="1" table:number-matrix-rows-spanned="1" table:formula="of:=SUM(IF([.C$2:.C148]&gt;[.C1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table:formula="of:=[.C148]+[.B149]" office:value-type="float" office:value="25580" calcext:value-type="float">
            <text:p>25580</text:p>
          </table:table-cell>
          <table:table-cell table:number-matrix-columns-spanned="1" table:number-matrix-rows-spanned="1" table:formula="of:=SUM(IF([.C$2:.C149]&gt;[.C1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table:formula="of:=[.C149]+[.B150]" office:value-type="float" office:value="25760" calcext:value-type="float">
            <text:p>25760</text:p>
          </table:table-cell>
          <table:table-cell table:number-matrix-columns-spanned="1" table:number-matrix-rows-spanned="1" table:formula="of:=SUM(IF([.C$2:.C150]&gt;[.C1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table:formula="of:=[.C150]+[.B151]" office:value-type="float" office:value="25941" calcext:value-type="float">
            <text:p>25941</text:p>
          </table:table-cell>
          <table:table-cell table:number-matrix-columns-spanned="1" table:number-matrix-rows-spanned="1" table:formula="of:=SUM(IF([.C$2:.C151]&gt;[.C1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9" calcext:value-type="float">
            <text:p>239</text:p>
          </table:table-cell>
          <table:table-cell table:formula="of:=[.C151]+[.B152]" office:value-type="float" office:value="26180" calcext:value-type="float">
            <text:p>26180</text:p>
          </table:table-cell>
          <table:table-cell table:number-matrix-columns-spanned="1" table:number-matrix-rows-spanned="1" table:formula="of:=SUM(IF([.C$2:.C152]&gt;[.C152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formula="of:=[.C152]+[.B153]" office:value-type="float" office:value="26300" calcext:value-type="float">
            <text:p>26300</text:p>
          </table:table-cell>
          <table:table-cell table:number-matrix-columns-spanned="1" table:number-matrix-rows-spanned="1" table:formula="of:=SUM(IF([.C$2:.C153]&gt;[.C1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table:formula="of:=[.C153]+[.B154]" office:value-type="float" office:value="26480" calcext:value-type="float">
            <text:p>26480</text:p>
          </table:table-cell>
          <table:table-cell table:number-matrix-columns-spanned="1" table:number-matrix-rows-spanned="1" table:formula="of:=SUM(IF([.C$2:.C154]&gt;[.C1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table:formula="of:=[.C154]+[.B155]" office:value-type="float" office:value="26661" calcext:value-type="float">
            <text:p>26661</text:p>
          </table:table-cell>
          <table:table-cell table:number-matrix-columns-spanned="1" table:number-matrix-rows-spanned="1" table:formula="of:=SUM(IF([.C$2:.C155]&gt;[.C1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formula="of:=[.C155]+[.B156]" office:value-type="float" office:value="26841" calcext:value-type="float">
            <text:p>26841</text:p>
          </table:table-cell>
          <table:table-cell table:number-matrix-columns-spanned="1" table:number-matrix-rows-spanned="1" table:formula="of:=SUM(IF([.C$2:.C156]&gt;[.C1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table:formula="of:=[.C156]+[.B157]" office:value-type="float" office:value="27026" calcext:value-type="float">
            <text:p>27026</text:p>
          </table:table-cell>
          <table:table-cell table:number-matrix-columns-spanned="1" table:number-matrix-rows-spanned="1" table:formula="of:=SUM(IF([.C$2:.C157]&gt;[.C1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table:formula="of:=[.C157]+[.B158]" office:value-type="float" office:value="27201" calcext:value-type="float">
            <text:p>27201</text:p>
          </table:table-cell>
          <table:table-cell table:number-matrix-columns-spanned="1" table:number-matrix-rows-spanned="1" table:formula="of:=SUM(IF([.C$2:.C158]&gt;[.C1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0" calcext:value-type="float">
            <text:p>180</text:p>
          </table:table-cell>
          <table:table-cell table:formula="of:=[.C158]+[.B159]" office:value-type="float" office:value="27381" calcext:value-type="float">
            <text:p>27381</text:p>
          </table:table-cell>
          <table:table-cell table:number-matrix-columns-spanned="1" table:number-matrix-rows-spanned="1" table:formula="of:=SUM(IF([.C$2:.C159]&gt;[.C1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table:formula="of:=[.C159]+[.B160]" office:value-type="float" office:value="27562" calcext:value-type="float">
            <text:p>27562</text:p>
          </table:table-cell>
          <table:table-cell table:number-matrix-columns-spanned="1" table:number-matrix-rows-spanned="1" table:formula="of:=SUM(IF([.C$2:.C160]&gt;[.C1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formula="of:=[.C160]+[.B161]" office:value-type="float" office:value="27742" calcext:value-type="float">
            <text:p>27742</text:p>
          </table:table-cell>
          <table:table-cell table:number-matrix-columns-spanned="1" table:number-matrix-rows-spanned="1" table:formula="of:=SUM(IF([.C$2:.C161]&gt;[.C1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table:formula="of:=[.C161]+[.B162]" office:value-type="float" office:value="27922" calcext:value-type="float">
            <text:p>27922</text:p>
          </table:table-cell>
          <table:table-cell table:number-matrix-columns-spanned="1" table:number-matrix-rows-spanned="1" table:formula="of:=SUM(IF([.C$2:.C162]&gt;[.C1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formula="of:=[.C162]+[.B163]" office:value-type="float" office:value="28104" calcext:value-type="float">
            <text:p>28104</text:p>
          </table:table-cell>
          <table:table-cell table:number-matrix-columns-spanned="1" table:number-matrix-rows-spanned="1" table:formula="of:=SUM(IF([.C$2:.C163]&gt;[.C1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table:formula="of:=[.C163]+[.B164]" office:value-type="float" office:value="28281" calcext:value-type="float">
            <text:p>28281</text:p>
          </table:table-cell>
          <table:table-cell table:number-matrix-columns-spanned="1" table:number-matrix-rows-spanned="1" table:formula="of:=SUM(IF([.C$2:.C164]&gt;[.C1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table:formula="of:=[.C164]+[.B165]" office:value-type="float" office:value="28462" calcext:value-type="float">
            <text:p>28462</text:p>
          </table:table-cell>
          <table:table-cell table:number-matrix-columns-spanned="1" table:number-matrix-rows-spanned="1" table:formula="of:=SUM(IF([.C$2:.C165]&gt;[.C1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table:formula="of:=[.C165]+[.B166]" office:value-type="float" office:value="28642" calcext:value-type="float">
            <text:p>28642</text:p>
          </table:table-cell>
          <table:table-cell table:number-matrix-columns-spanned="1" table:number-matrix-rows-spanned="1" table:formula="of:=SUM(IF([.C$2:.C166]&gt;[.C1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formula="of:=[.C166]+[.B167]" office:value-type="float" office:value="28822" calcext:value-type="float">
            <text:p>28822</text:p>
          </table:table-cell>
          <table:table-cell table:number-matrix-columns-spanned="1" table:number-matrix-rows-spanned="1" table:formula="of:=SUM(IF([.C$2:.C167]&gt;[.C1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table:formula="of:=[.C167]+[.B168]" office:value-type="float" office:value="29003" calcext:value-type="float">
            <text:p>29003</text:p>
          </table:table-cell>
          <table:table-cell table:number-matrix-columns-spanned="1" table:number-matrix-rows-spanned="1" table:formula="of:=SUM(IF([.C$2:.C168]&gt;[.C1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table:formula="of:=[.C168]+[.B169]" office:value-type="float" office:value="29182" calcext:value-type="float">
            <text:p>29182</text:p>
          </table:table-cell>
          <table:table-cell table:number-matrix-columns-spanned="1" table:number-matrix-rows-spanned="1" table:formula="of:=SUM(IF([.C$2:.C169]&gt;[.C1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table:formula="of:=[.C169]+[.B170]" office:value-type="float" office:value="29364" calcext:value-type="float">
            <text:p>29364</text:p>
          </table:table-cell>
          <table:table-cell table:number-matrix-columns-spanned="1" table:number-matrix-rows-spanned="1" table:formula="of:=SUM(IF([.C$2:.C170]&gt;[.C1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table:formula="of:=[.C170]+[.B171]" office:value-type="float" office:value="29545" calcext:value-type="float">
            <text:p>29545</text:p>
          </table:table-cell>
          <table:table-cell table:number-matrix-columns-spanned="1" table:number-matrix-rows-spanned="1" table:formula="of:=SUM(IF([.C$2:.C171]&gt;[.C1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C171]+[.B172]" office:value-type="float" office:value="29723" calcext:value-type="float">
            <text:p>29723</text:p>
          </table:table-cell>
          <table:table-cell table:number-matrix-columns-spanned="1" table:number-matrix-rows-spanned="1" table:formula="of:=SUM(IF([.C$2:.C172]&gt;[.C1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formula="of:=[.C172]+[.B173]" office:value-type="float" office:value="29903" calcext:value-type="float">
            <text:p>29903</text:p>
          </table:table-cell>
          <table:table-cell table:number-matrix-columns-spanned="1" table:number-matrix-rows-spanned="1" table:formula="of:=SUM(IF([.C$2:.C173]&gt;[.C1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table:formula="of:=[.C173]+[.B174]" office:value-type="float" office:value="30083" calcext:value-type="float">
            <text:p>30083</text:p>
          </table:table-cell>
          <table:table-cell table:number-matrix-columns-spanned="1" table:number-matrix-rows-spanned="1" table:formula="of:=SUM(IF([.C$2:.C174]&gt;[.C1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formula="of:=[.C174]+[.B175]" office:value-type="float" office:value="30263" calcext:value-type="float">
            <text:p>30263</text:p>
          </table:table-cell>
          <table:table-cell table:number-matrix-columns-spanned="1" table:number-matrix-rows-spanned="1" table:formula="of:=SUM(IF([.C$2:.C175]&gt;[.C1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[.C175]+[.B176]" office:value-type="float" office:value="30444" calcext:value-type="float">
            <text:p>30444</text:p>
          </table:table-cell>
          <table:table-cell table:number-matrix-columns-spanned="1" table:number-matrix-rows-spanned="1" table:formula="of:=SUM(IF([.C$2:.C176]&gt;[.C1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table:formula="of:=[.C176]+[.B177]" office:value-type="float" office:value="30624" calcext:value-type="float">
            <text:p>30624</text:p>
          </table:table-cell>
          <table:table-cell table:number-matrix-columns-spanned="1" table:number-matrix-rows-spanned="1" table:formula="of:=SUM(IF([.C$2:.C177]&gt;[.C1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table:formula="of:=[.C177]+[.B178]" office:value-type="float" office:value="30805" calcext:value-type="float">
            <text:p>30805</text:p>
          </table:table-cell>
          <table:table-cell table:number-matrix-columns-spanned="1" table:number-matrix-rows-spanned="1" table:formula="of:=SUM(IF([.C$2:.C178]&gt;[.C1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table:formula="of:=[.C178]+[.B179]" office:value-type="float" office:value="30986" calcext:value-type="float">
            <text:p>30986</text:p>
          </table:table-cell>
          <table:table-cell table:number-matrix-columns-spanned="1" table:number-matrix-rows-spanned="1" table:formula="of:=SUM(IF([.C$2:.C179]&gt;[.C179]-2000;1;0)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table:formula="of:=[.C179]+[.B180]" office:value-type="float" office:value="31165" calcext:value-type="float">
            <text:p>31165</text:p>
          </table:table-cell>
          <table:table-cell table:number-matrix-columns-spanned="1" table:number-matrix-rows-spanned="1" table:formula="of:=SUM(IF([.C$2:.C180]&gt;[.C180]-2000;1;0)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table:formula="of:=[.C180]+[.B181]" office:value-type="float" office:value="31345" calcext:value-type="float">
            <text:p>31345</text:p>
          </table:table-cell>
          <table:table-cell table:number-matrix-columns-spanned="1" table:number-matrix-rows-spanned="1" table:formula="of:=SUM(IF([.C$2:.C181]&gt;[.C181]-2000;1;0)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table:formula="of:=[.C181]+[.B182]" office:value-type="float" office:value="31526" calcext:value-type="float">
            <text:p>31526</text:p>
          </table:table-cell>
          <table:table-cell table:number-matrix-columns-spanned="1" table:number-matrix-rows-spanned="1" table:formula="of:=SUM(IF([.C$2:.C182]&gt;[.C1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formula="of:=[.C182]+[.B183]" office:value-type="float" office:value="31705" calcext:value-type="float">
            <text:p>31705</text:p>
          </table:table-cell>
          <table:table-cell table:number-matrix-columns-spanned="1" table:number-matrix-rows-spanned="1" table:formula="of:=SUM(IF([.C$2:.C183]&gt;[.C1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formula="of:=[.C183]+[.B184]" office:value-type="float" office:value="31891" calcext:value-type="float">
            <text:p>31891</text:p>
          </table:table-cell>
          <table:table-cell table:number-matrix-columns-spanned="1" table:number-matrix-rows-spanned="1" table:formula="of:=SUM(IF([.C$2:.C184]&gt;[.C1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C184]+[.B185]" office:value-type="float" office:value="31891" calcext:value-type="float">
            <text:p>31891</text:p>
          </table:table-cell>
          <table:table-cell table:number-matrix-columns-spanned="1" table:number-matrix-rows-spanned="1" table:formula="of:=SUM(IF([.C$2:.C185]&gt;[.C185]-2000;1;0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table:formula="of:=[.C185]+[.B186]" office:value-type="float" office:value="31899" calcext:value-type="float">
            <text:p>31899</text:p>
          </table:table-cell>
          <table:table-cell table:number-matrix-columns-spanned="1" table:number-matrix-rows-spanned="1" table:formula="of:=SUM(IF([.C$2:.C186]&gt;[.C186]-2000;1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table:formula="of:=[.C186]+[.B187]" office:value-type="float" office:value="31915" calcext:value-type="float">
            <text:p>31915</text:p>
          </table:table-cell>
          <table:table-cell table:number-matrix-columns-spanned="1" table:number-matrix-rows-spanned="1" table:formula="of:=SUM(IF([.C$2:.C187]&gt;[.C187]-2000;1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[.C187]+[.B188]" office:value-type="float" office:value="31919" calcext:value-type="float">
            <text:p>31919</text:p>
          </table:table-cell>
          <table:table-cell table:number-matrix-columns-spanned="1" table:number-matrix-rows-spanned="1" table:formula="of:=SUM(IF([.C$2:.C188]&gt;[.C188]-2000;1;0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table:formula="of:=[.C188]+[.B189]" office:value-type="float" office:value="31932" calcext:value-type="float">
            <text:p>31932</text:p>
          </table:table-cell>
          <table:table-cell table:number-matrix-columns-spanned="1" table:number-matrix-rows-spanned="1" table:formula="of:=SUM(IF([.C$2:.C189]&gt;[.C189]-2000;1;0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" calcext:value-type="float">
            <text:p>17</text:p>
          </table:table-cell>
          <table:table-cell table:formula="of:=[.C189]+[.B190]" office:value-type="float" office:value="31949" calcext:value-type="float">
            <text:p>31949</text:p>
          </table:table-cell>
          <table:table-cell table:number-matrix-columns-spanned="1" table:number-matrix-rows-spanned="1" table:formula="of:=SUM(IF([.C$2:.C190]&gt;[.C190]-2000;1;0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formula="of:=[.C190]+[.B191]" office:value-type="float" office:value="31951" calcext:value-type="float">
            <text:p>31951</text:p>
          </table:table-cell>
          <table:table-cell table:number-matrix-columns-spanned="1" table:number-matrix-rows-spanned="1" table:formula="of:=SUM(IF([.C$2:.C191]&gt;[.C191]-2000;1;0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table:formula="of:=[.C191]+[.B192]" office:value-type="float" office:value="31965" calcext:value-type="float">
            <text:p>31965</text:p>
          </table:table-cell>
          <table:table-cell table:number-matrix-columns-spanned="1" table:number-matrix-rows-spanned="1" table:formula="of:=SUM(IF([.C$2:.C192]&gt;[.C192]-2000;1;0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C192]+[.B193]" office:value-type="float" office:value="31969" calcext:value-type="float">
            <text:p>31969</text:p>
          </table:table-cell>
          <table:table-cell table:number-matrix-columns-spanned="1" table:number-matrix-rows-spanned="1" table:formula="of:=SUM(IF([.C$2:.C193]&gt;[.C193]-2000;1;0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table:formula="of:=[.C193]+[.B194]" office:value-type="float" office:value="31982" calcext:value-type="float">
            <text:p>31982</text:p>
          </table:table-cell>
          <table:table-cell table:number-matrix-columns-spanned="1" table:number-matrix-rows-spanned="1" table:formula="of:=SUM(IF([.C$2:.C194]&gt;[.C194]-2000;1;0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table:formula="of:=[.C194]+[.B195]" office:value-type="float" office:value="32004" calcext:value-type="float">
            <text:p>32004</text:p>
          </table:table-cell>
          <table:table-cell table:number-matrix-columns-spanned="1" table:number-matrix-rows-spanned="1" table:formula="of:=SUM(IF([.C$2:.C195]&gt;[.C195]-2000;1;0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C195]+[.B196]" office:value-type="float" office:value="32004" calcext:value-type="float">
            <text:p>32004</text:p>
          </table:table-cell>
          <table:table-cell table:number-matrix-columns-spanned="1" table:number-matrix-rows-spanned="1" table:formula="of:=SUM(IF([.C$2:.C196]&gt;[.C196]-2000;1;0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96]+[.B197]" office:value-type="float" office:value="32009" calcext:value-type="float">
            <text:p>32009</text:p>
          </table:table-cell>
          <table:table-cell table:number-matrix-columns-spanned="1" table:number-matrix-rows-spanned="1" table:formula="of:=SUM(IF([.C$2:.C197]&gt;[.C197]-2000;1;0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table:formula="of:=[.C197]+[.B198]" office:value-type="float" office:value="32019" calcext:value-type="float">
            <text:p>32019</text:p>
          </table:table-cell>
          <table:table-cell table:number-matrix-columns-spanned="1" table:number-matrix-rows-spanned="1" table:formula="of:=SUM(IF([.C$2:.C198]&gt;[.C198]-2000;1;0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[.C198]+[.B199]" office:value-type="float" office:value="32035" calcext:value-type="float">
            <text:p>32035</text:p>
          </table:table-cell>
          <table:table-cell table:number-matrix-columns-spanned="1" table:number-matrix-rows-spanned="1" table:formula="of:=SUM(IF([.C$2:.C199]&gt;[.C199]-2000;1;0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table:formula="of:=[.C199]+[.B200]" office:value-type="float" office:value="32050" calcext:value-type="float">
            <text:p>32050</text:p>
          </table:table-cell>
          <table:table-cell table:number-matrix-columns-spanned="1" table:number-matrix-rows-spanned="1" table:formula="of:=SUM(IF([.C$2:.C200]&gt;[.C200]-2000;1;0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200]+[.B201]" office:value-type="float" office:value="32050" calcext:value-type="float">
            <text:p>32050</text:p>
          </table:table-cell>
          <table:table-cell table:number-matrix-columns-spanned="1" table:number-matrix-rows-spanned="1" table:formula="of:=SUM(IF([.C$2:.C201]&gt;[.C201]-2000;1;0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C201]+[.B202]" office:value-type="float" office:value="32070" calcext:value-type="float">
            <text:p>32070</text:p>
          </table:table-cell>
          <table:table-cell table:number-matrix-columns-spanned="1" table:number-matrix-rows-spanned="1" table:formula="of:=SUM(IF([.C$2:.C202]&gt;[.C202]-2000;1;0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[.C202]+[.B203]" office:value-type="float" office:value="32070" calcext:value-type="float">
            <text:p>32070</text:p>
          </table:table-cell>
          <table:table-cell table:number-matrix-columns-spanned="1" table:number-matrix-rows-spanned="1" table:formula="of:=SUM(IF([.C$2:.C203]&gt;[.C203]-2000;1;0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table:formula="of:=[.C203]+[.B204]" office:value-type="float" office:value="32079" calcext:value-type="float">
            <text:p>32079</text:p>
          </table:table-cell>
          <table:table-cell table:number-matrix-columns-spanned="1" table:number-matrix-rows-spanned="1" table:formula="of:=SUM(IF([.C$2:.C204]&gt;[.C204]-2000;1;0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table:formula="of:=[.C204]+[.B205]" office:value-type="float" office:value="32109" calcext:value-type="float">
            <text:p>32109</text:p>
          </table:table-cell>
          <table:table-cell table:number-matrix-columns-spanned="1" table:number-matrix-rows-spanned="1" table:formula="of:=SUM(IF([.C$2:.C205]&gt;[.C205]-2000;1;0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[.C205]+[.B206]" office:value-type="float" office:value="32110" calcext:value-type="float">
            <text:p>32110</text:p>
          </table:table-cell>
          <table:table-cell table:number-matrix-columns-spanned="1" table:number-matrix-rows-spanned="1" table:formula="of:=SUM(IF([.C$2:.C206]&gt;[.C206]-2000;1;0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C206]+[.B207]" office:value-type="float" office:value="32110" calcext:value-type="float">
            <text:p>32110</text:p>
          </table:table-cell>
          <table:table-cell table:number-matrix-columns-spanned="1" table:number-matrix-rows-spanned="1" table:formula="of:=SUM(IF([.C$2:.C207]&gt;[.C207]-2000;1;0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9" calcext:value-type="float">
            <text:p>39</text:p>
          </table:table-cell>
          <table:table-cell table:formula="of:=[.C207]+[.B208]" office:value-type="float" office:value="32149" calcext:value-type="float">
            <text:p>32149</text:p>
          </table:table-cell>
          <table:table-cell table:number-matrix-columns-spanned="1" table:number-matrix-rows-spanned="1" table:formula="of:=SUM(IF([.C$2:.C208]&gt;[.C208]-2000;1;0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208]+[.B209]" office:value-type="float" office:value="32149" calcext:value-type="float">
            <text:p>32149</text:p>
          </table:table-cell>
          <table:table-cell table:number-matrix-columns-spanned="1" table:number-matrix-rows-spanned="1" table:formula="of:=SUM(IF([.C$2:.C209]&gt;[.C209]-2000;1;0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C209]+[.B210]" office:value-type="float" office:value="32150" calcext:value-type="float">
            <text:p>32150</text:p>
          </table:table-cell>
          <table:table-cell table:number-matrix-columns-spanned="1" table:number-matrix-rows-spanned="1" table:formula="of:=SUM(IF([.C$2:.C210]&gt;[.C210]-2000;1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210]+[.B211]" office:value-type="float" office:value="32150" calcext:value-type="float">
            <text:p>32150</text:p>
          </table:table-cell>
          <table:table-cell table:number-matrix-columns-spanned="1" table:number-matrix-rows-spanned="1" table:formula="of:=SUM(IF([.C$2:.C211]&gt;[.C211]-2000;1;0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table:formula="of:=[.C211]+[.B212]" office:value-type="float" office:value="32160" calcext:value-type="float">
            <text:p>32160</text:p>
          </table:table-cell>
          <table:table-cell table:number-matrix-columns-spanned="1" table:number-matrix-rows-spanned="1" table:formula="of:=SUM(IF([.C$2:.C212]&gt;[.C212]-2000;1;0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table:formula="of:=[.C212]+[.B213]" office:value-type="float" office:value="32170" calcext:value-type="float">
            <text:p>32170</text:p>
          </table:table-cell>
          <table:table-cell table:number-matrix-columns-spanned="1" table:number-matrix-rows-spanned="1" table:formula="of:=SUM(IF([.C$2:.C213]&gt;[.C213]-2000;1;0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table:formula="of:=[.C213]+[.B214]" office:value-type="float" office:value="32188" calcext:value-type="float">
            <text:p>32188</text:p>
          </table:table-cell>
          <table:table-cell table:number-matrix-columns-spanned="1" table:number-matrix-rows-spanned="1" table:formula="of:=SUM(IF([.C$2:.C214]&gt;[.C214]-2000;1;0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C214]+[.B215]" office:value-type="float" office:value="32189" calcext:value-type="float">
            <text:p>32189</text:p>
          </table:table-cell>
          <table:table-cell table:number-matrix-columns-spanned="1" table:number-matrix-rows-spanned="1" table:formula="of:=SUM(IF([.C$2:.C215]&gt;[.C215]-2000;1;0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table:formula="of:=[.C215]+[.B216]" office:value-type="float" office:value="32199" calcext:value-type="float">
            <text:p>32199</text:p>
          </table:table-cell>
          <table:table-cell table:number-matrix-columns-spanned="1" table:number-matrix-rows-spanned="1" table:formula="of:=SUM(IF([.C$2:.C216]&gt;[.C216]-2000;1;0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C216]+[.B217]" office:value-type="float" office:value="32221" calcext:value-type="float">
            <text:p>32221</text:p>
          </table:table-cell>
          <table:table-cell table:number-matrix-columns-spanned="1" table:number-matrix-rows-spanned="1" table:formula="of:=SUM(IF([.C$2:.C217]&gt;[.C217]-2000;1;0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[.C217]+[.B218]" office:value-type="float" office:value="32222" calcext:value-type="float">
            <text:p>32222</text:p>
          </table:table-cell>
          <table:table-cell table:number-matrix-columns-spanned="1" table:number-matrix-rows-spanned="1" table:formula="of:=SUM(IF([.C$2:.C218]&gt;[.C218]-2000;1;0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C218]+[.B219]" office:value-type="float" office:value="32230" calcext:value-type="float">
            <text:p>32230</text:p>
          </table:table-cell>
          <table:table-cell table:number-matrix-columns-spanned="1" table:number-matrix-rows-spanned="1" table:formula="of:=SUM(IF([.C$2:.C219]&gt;[.C219]-2000;1;0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" calcext:value-type="float">
            <text:p>27</text:p>
          </table:table-cell>
          <table:table-cell table:formula="of:=[.C219]+[.B220]" office:value-type="float" office:value="32257" calcext:value-type="float">
            <text:p>32257</text:p>
          </table:table-cell>
          <table:table-cell table:number-matrix-columns-spanned="1" table:number-matrix-rows-spanned="1" table:formula="of:=SUM(IF([.C$2:.C220]&gt;[.C220]-2000;1;0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C220]+[.B221]" office:value-type="float" office:value="32258" calcext:value-type="float">
            <text:p>32258</text:p>
          </table:table-cell>
          <table:table-cell table:number-matrix-columns-spanned="1" table:number-matrix-rows-spanned="1" table:formula="of:=SUM(IF([.C$2:.C221]&gt;[.C221]-2000;1;0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formula="of:=[.C221]+[.B222]" office:value-type="float" office:value="32263" calcext:value-type="float">
            <text:p>32263</text:p>
          </table:table-cell>
          <table:table-cell table:number-matrix-columns-spanned="1" table:number-matrix-rows-spanned="1" table:formula="of:=SUM(IF([.C$2:.C222]&gt;[.C222]-2000;1;0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table:formula="of:=[.C222]+[.B223]" office:value-type="float" office:value="32270" calcext:value-type="float">
            <text:p>32270</text:p>
          </table:table-cell>
          <table:table-cell table:number-matrix-columns-spanned="1" table:number-matrix-rows-spanned="1" table:formula="of:=SUM(IF([.C$2:.C223]&gt;[.C223]-2000;1;0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table:formula="of:=[.C223]+[.B224]" office:value-type="float" office:value="32293" calcext:value-type="float">
            <text:p>32293</text:p>
          </table:table-cell>
          <table:table-cell table:number-matrix-columns-spanned="1" table:number-matrix-rows-spanned="1" table:formula="of:=SUM(IF([.C$2:.C224]&gt;[.C224]-2000;1;0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C224]+[.B225]" office:value-type="float" office:value="32293" calcext:value-type="float">
            <text:p>32293</text:p>
          </table:table-cell>
          <table:table-cell table:number-matrix-columns-spanned="1" table:number-matrix-rows-spanned="1" table:formula="of:=SUM(IF([.C$2:.C225]&gt;[.C225]-2000;1;0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formula="of:=[.C225]+[.B226]" office:value-type="float" office:value="32303" calcext:value-type="float">
            <text:p>32303</text:p>
          </table:table-cell>
          <table:table-cell table:number-matrix-columns-spanned="1" table:number-matrix-rows-spanned="1" table:formula="of:=SUM(IF([.C$2:.C226]&gt;[.C226]-2000;1;0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" calcext:value-type="float">
            <text:p>23</text:p>
          </table:table-cell>
          <table:table-cell table:formula="of:=[.C226]+[.B227]" office:value-type="float" office:value="32326" calcext:value-type="float">
            <text:p>32326</text:p>
          </table:table-cell>
          <table:table-cell table:number-matrix-columns-spanned="1" table:number-matrix-rows-spanned="1" table:formula="of:=SUM(IF([.C$2:.C227]&gt;[.C227]-2000;1;0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formula="of:=[.C227]+[.B228]" office:value-type="float" office:value="32327" calcext:value-type="float">
            <text:p>32327</text:p>
          </table:table-cell>
          <table:table-cell table:number-matrix-columns-spanned="1" table:number-matrix-rows-spanned="1" table:formula="of:=SUM(IF([.C$2:.C228]&gt;[.C228]-2000;1;0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formula="of:=[.C228]+[.B229]" office:value-type="float" office:value="32330" calcext:value-type="float">
            <text:p>32330</text:p>
          </table:table-cell>
          <table:table-cell table:number-matrix-columns-spanned="1" table:number-matrix-rows-spanned="1" table:formula="of:=SUM(IF([.C$2:.C229]&gt;[.C229]-2000;1;0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table:formula="of:=[.C229]+[.B230]" office:value-type="float" office:value="32360" calcext:value-type="float">
            <text:p>32360</text:p>
          </table:table-cell>
          <table:table-cell table:number-matrix-columns-spanned="1" table:number-matrix-rows-spanned="1" table:formula="of:=SUM(IF([.C$2:.C230]&gt;[.C230]-2000;1;0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C230]+[.B231]" office:value-type="float" office:value="32360" calcext:value-type="float">
            <text:p>32360</text:p>
          </table:table-cell>
          <table:table-cell table:number-matrix-columns-spanned="1" table:number-matrix-rows-spanned="1" table:formula="of:=SUM(IF([.C$2:.C231]&gt;[.C231]-2000;1;0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formula="of:=[.C231]+[.B232]" office:value-type="float" office:value="32365" calcext:value-type="float">
            <text:p>32365</text:p>
          </table:table-cell>
          <table:table-cell table:number-matrix-columns-spanned="1" table:number-matrix-rows-spanned="1" table:formula="of:=SUM(IF([.C$2:.C232]&gt;[.C232]-2000;1;0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C232]+[.B233]" office:value-type="float" office:value="32394" calcext:value-type="float">
            <text:p>32394</text:p>
          </table:table-cell>
          <table:table-cell table:number-matrix-columns-spanned="1" table:number-matrix-rows-spanned="1" table:formula="of:=SUM(IF([.C$2:.C233]&gt;[.C233]-2000;1;0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C233]+[.B234]" office:value-type="float" office:value="32395" calcext:value-type="float">
            <text:p>32395</text:p>
          </table:table-cell>
          <table:table-cell table:number-matrix-columns-spanned="1" table:number-matrix-rows-spanned="1" table:formula="of:=SUM(IF([.C$2:.C234]&gt;[.C234]-2000;1;0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table:formula="of:=[.C234]+[.B235]" office:value-type="float" office:value="32401" calcext:value-type="float">
            <text:p>32401</text:p>
          </table:table-cell>
          <table:table-cell table:number-matrix-columns-spanned="1" table:number-matrix-rows-spanned="1" table:formula="of:=SUM(IF([.C$2:.C235]&gt;[.C235]-2000;1;0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" calcext:value-type="float">
            <text:p>26</text:p>
          </table:table-cell>
          <table:table-cell table:formula="of:=[.C235]+[.B236]" office:value-type="float" office:value="32427" calcext:value-type="float">
            <text:p>32427</text:p>
          </table:table-cell>
          <table:table-cell table:number-matrix-columns-spanned="1" table:number-matrix-rows-spanned="1" table:formula="of:=SUM(IF([.C$2:.C236]&gt;[.C236]-2000;1;0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formula="of:=[.C236]+[.B237]" office:value-type="float" office:value="32428" calcext:value-type="float">
            <text:p>32428</text:p>
          </table:table-cell>
          <table:table-cell table:number-matrix-columns-spanned="1" table:number-matrix-rows-spanned="1" table:formula="of:=SUM(IF([.C$2:.C237]&gt;[.C237]-2000;1;0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[.C237]+[.B238]" office:value-type="float" office:value="32432" calcext:value-type="float">
            <text:p>32432</text:p>
          </table:table-cell>
          <table:table-cell table:number-matrix-columns-spanned="1" table:number-matrix-rows-spanned="1" table:formula="of:=SUM(IF([.C$2:.C238]&gt;[.C238]-2000;1;0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table:formula="of:=[.C238]+[.B239]" office:value-type="float" office:value="32463" calcext:value-type="float">
            <text:p>32463</text:p>
          </table:table-cell>
          <table:table-cell table:number-matrix-columns-spanned="1" table:number-matrix-rows-spanned="1" table:formula="of:=SUM(IF([.C$2:.C239]&gt;[.C239]-2000;1;0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C239]+[.B240]" office:value-type="float" office:value="32463" calcext:value-type="float">
            <text:p>32463</text:p>
          </table:table-cell>
          <table:table-cell table:number-matrix-columns-spanned="1" table:number-matrix-rows-spanned="1" table:formula="of:=SUM(IF([.C$2:.C240]&gt;[.C240]-2000;1;0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240]+[.B241]" office:value-type="float" office:value="32463" calcext:value-type="float">
            <text:p>32463</text:p>
          </table:table-cell>
          <table:table-cell table:number-matrix-columns-spanned="1" table:number-matrix-rows-spanned="1" table:formula="of:=SUM(IF([.C$2:.C241]&gt;[.C241]-2000;1;0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" calcext:value-type="float">
            <text:p>33</text:p>
          </table:table-cell>
          <table:table-cell table:formula="of:=[.C241]+[.B242]" office:value-type="float" office:value="32496" calcext:value-type="float">
            <text:p>32496</text:p>
          </table:table-cell>
          <table:table-cell table:number-matrix-columns-spanned="1" table:number-matrix-rows-spanned="1" table:formula="of:=SUM(IF([.C$2:.C242]&gt;[.C242]-2000;1;0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C242]+[.B243]" office:value-type="float" office:value="32496" calcext:value-type="float">
            <text:p>32496</text:p>
          </table:table-cell>
          <table:table-cell table:number-matrix-columns-spanned="1" table:number-matrix-rows-spanned="1" table:formula="of:=SUM(IF([.C$2:.C243]&gt;[.C243]-2000;1;0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243]+[.B244]" office:value-type="float" office:value="32496" calcext:value-type="float">
            <text:p>32496</text:p>
          </table:table-cell>
          <table:table-cell table:number-matrix-columns-spanned="1" table:number-matrix-rows-spanned="1" table:formula="of:=SUM(IF([.C$2:.C244]&gt;[.C244]-2000;1;0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formula="of:=[.C244]+[.B245]" office:value-type="float" office:value="32500" calcext:value-type="float">
            <text:p>32500</text:p>
          </table:table-cell>
          <table:table-cell table:number-matrix-columns-spanned="1" table:number-matrix-rows-spanned="1" table:formula="of:=SUM(IF([.C$2:.C245]&gt;[.C245]-2000;1;0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table:formula="of:=[.C245]+[.B246]" office:value-type="float" office:value="32518" calcext:value-type="float">
            <text:p>32518</text:p>
          </table:table-cell>
          <table:table-cell table:number-matrix-columns-spanned="1" table:number-matrix-rows-spanned="1" table:formula="of:=SUM(IF([.C$2:.C246]&gt;[.C246]-2000;1;0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formula="of:=[.C246]+[.B247]" office:value-type="float" office:value="32520" calcext:value-type="float">
            <text:p>32520</text:p>
          </table:table-cell>
          <table:table-cell table:number-matrix-columns-spanned="1" table:number-matrix-rows-spanned="1" table:formula="of:=SUM(IF([.C$2:.C247]&gt;[.C247]-2000;1;0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formula="of:=[.C247]+[.B248]" office:value-type="float" office:value="32530" calcext:value-type="float">
            <text:p>32530</text:p>
          </table:table-cell>
          <table:table-cell table:number-matrix-columns-spanned="1" table:number-matrix-rows-spanned="1" table:formula="of:=SUM(IF([.C$2:.C248]&gt;[.C248]-2000;1;0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" calcext:value-type="float">
            <text:p>33</text:p>
          </table:table-cell>
          <table:table-cell table:formula="of:=[.C248]+[.B249]" office:value-type="float" office:value="32563" calcext:value-type="float">
            <text:p>32563</text:p>
          </table:table-cell>
          <table:table-cell table:number-matrix-columns-spanned="1" table:number-matrix-rows-spanned="1" table:formula="of:=SUM(IF([.C$2:.C249]&gt;[.C249]-2000;1;0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C249]+[.B250]" office:value-type="float" office:value="32563" calcext:value-type="float">
            <text:p>32563</text:p>
          </table:table-cell>
          <table:table-cell table:number-matrix-columns-spanned="1" table:number-matrix-rows-spanned="1" table:formula="of:=SUM(IF([.C$2:.C250]&gt;[.C250]-2000;1;0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C250]+[.B251]" office:value-type="float" office:value="32564" calcext:value-type="float">
            <text:p>32564</text:p>
          </table:table-cell>
          <table:table-cell table:number-matrix-columns-spanned="1" table:number-matrix-rows-spanned="1" table:formula="of:=SUM(IF([.C$2:.C251]&gt;[.C251]-2000;1;0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[.C251]+[.B252]" office:value-type="float" office:value="32571" calcext:value-type="float">
            <text:p>32571</text:p>
          </table:table-cell>
          <table:table-cell table:number-matrix-columns-spanned="1" table:number-matrix-rows-spanned="1" table:formula="of:=SUM(IF([.C$2:.C252]&gt;[.C252]-2000;1;0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table:formula="of:=[.C252]+[.B253]" office:value-type="float" office:value="32581" calcext:value-type="float">
            <text:p>32581</text:p>
          </table:table-cell>
          <table:table-cell table:number-matrix-columns-spanned="1" table:number-matrix-rows-spanned="1" table:formula="of:=SUM(IF([.C$2:.C253]&gt;[.C253]-2000;1;0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table:formula="of:=[.C253]+[.B254]" office:value-type="float" office:value="32604" calcext:value-type="float">
            <text:p>32604</text:p>
          </table:table-cell>
          <table:table-cell table:number-matrix-columns-spanned="1" table:number-matrix-rows-spanned="1" table:formula="of:=SUM(IF([.C$2:.C254]&gt;[.C254]-2000;1;0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C254]+[.B255]" office:value-type="float" office:value="32606" calcext:value-type="float">
            <text:p>32606</text:p>
          </table:table-cell>
          <table:table-cell table:number-matrix-columns-spanned="1" table:number-matrix-rows-spanned="1" table:formula="of:=SUM(IF([.C$2:.C255]&gt;[.C255]-2000;1;0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formula="of:=[.C255]+[.B256]" office:value-type="float" office:value="32610" calcext:value-type="float">
            <text:p>32610</text:p>
          </table:table-cell>
          <table:table-cell table:number-matrix-columns-spanned="1" table:number-matrix-rows-spanned="1" table:formula="of:=SUM(IF([.C$2:.C256]&gt;[.C256]-2000;1;0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[.C256]+[.B257]" office:value-type="float" office:value="32636" calcext:value-type="float">
            <text:p>32636</text:p>
          </table:table-cell>
          <table:table-cell table:number-matrix-columns-spanned="1" table:number-matrix-rows-spanned="1" table:formula="of:=SUM(IF([.C$2:.C257]&gt;[.C257]-2000;1;0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formula="of:=[.C257]+[.B258]" office:value-type="float" office:value="32637" calcext:value-type="float">
            <text:p>32637</text:p>
          </table:table-cell>
          <table:table-cell table:number-matrix-columns-spanned="1" table:number-matrix-rows-spanned="1" table:formula="of:=SUM(IF([.C$2:.C258]&gt;[.C258]-2000;1;0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table:formula="of:=[.C258]+[.B259]" office:value-type="float" office:value="32642" calcext:value-type="float">
            <text:p>32642</text:p>
          </table:table-cell>
          <table:table-cell table:number-matrix-columns-spanned="1" table:number-matrix-rows-spanned="1" table:formula="of:=SUM(IF([.C$2:.C259]&gt;[.C259]-2000;1;0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table:formula="of:=[.C259]+[.B260]" office:value-type="float" office:value="32652" calcext:value-type="float">
            <text:p>32652</text:p>
          </table:table-cell>
          <table:table-cell table:number-matrix-columns-spanned="1" table:number-matrix-rows-spanned="1" table:formula="of:=SUM(IF([.C$2:.C260]&gt;[.C260]-2000;1;0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table:formula="of:=[.C260]+[.B261]" office:value-type="float" office:value="32680" calcext:value-type="float">
            <text:p>32680</text:p>
          </table:table-cell>
          <table:table-cell table:number-matrix-columns-spanned="1" table:number-matrix-rows-spanned="1" table:formula="of:=SUM(IF([.C$2:.C261]&gt;[.C261]-2000;1;0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[.C261]+[.B262]" office:value-type="float" office:value="32680" calcext:value-type="float">
            <text:p>32680</text:p>
          </table:table-cell>
          <table:table-cell table:number-matrix-columns-spanned="1" table:number-matrix-rows-spanned="1" table:formula="of:=SUM(IF([.C$2:.C262]&gt;[.C262]-2000;1;0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[.C262]+[.B263]" office:value-type="float" office:value="32680" calcext:value-type="float">
            <text:p>32680</text:p>
          </table:table-cell>
          <table:table-cell table:number-matrix-columns-spanned="1" table:number-matrix-rows-spanned="1" table:formula="of:=SUM(IF([.C$2:.C263]&gt;[.C263]-2000;1;0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" calcext:value-type="float">
            <text:p>25</text:p>
          </table:table-cell>
          <table:table-cell table:formula="of:=[.C263]+[.B264]" office:value-type="float" office:value="32705" calcext:value-type="float">
            <text:p>32705</text:p>
          </table:table-cell>
          <table:table-cell table:number-matrix-columns-spanned="1" table:number-matrix-rows-spanned="1" table:formula="of:=SUM(IF([.C$2:.C264]&gt;[.C264]-2000;1;0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[.C264]+[.B265]" office:value-type="float" office:value="32706" calcext:value-type="float">
            <text:p>32706</text:p>
          </table:table-cell>
          <table:table-cell table:number-matrix-columns-spanned="1" table:number-matrix-rows-spanned="1" table:formula="of:=SUM(IF([.C$2:.C265]&gt;[.C265]-2000;1;0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[.C265]+[.B266]" office:value-type="float" office:value="32710" calcext:value-type="float">
            <text:p>32710</text:p>
          </table:table-cell>
          <table:table-cell table:number-matrix-columns-spanned="1" table:number-matrix-rows-spanned="1" table:formula="of:=SUM(IF([.C$2:.C266]&gt;[.C266]-2000;1;0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7" calcext:value-type="float">
            <text:p>27</text:p>
          </table:table-cell>
          <table:table-cell table:formula="of:=[.C266]+[.B267]" office:value-type="float" office:value="32737" calcext:value-type="float">
            <text:p>32737</text:p>
          </table:table-cell>
          <table:table-cell table:number-matrix-columns-spanned="1" table:number-matrix-rows-spanned="1" table:formula="of:=SUM(IF([.C$2:.C267]&gt;[.C267]-2000;1;0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formula="of:=[.C267]+[.B268]" office:value-type="float" office:value="32737" calcext:value-type="float">
            <text:p>32737</text:p>
          </table:table-cell>
          <table:table-cell table:number-matrix-columns-spanned="1" table:number-matrix-rows-spanned="1" table:formula="of:=SUM(IF([.C$2:.C268]&gt;[.C268]-2000;1;0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formula="of:=[.C268]+[.B269]" office:value-type="float" office:value="32741" calcext:value-type="float">
            <text:p>32741</text:p>
          </table:table-cell>
          <table:table-cell table:number-matrix-columns-spanned="1" table:number-matrix-rows-spanned="1" table:formula="of:=SUM(IF([.C$2:.C269]&gt;[.C269]-2000;1;0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table:formula="of:=[.C269]+[.B270]" office:value-type="float" office:value="32750" calcext:value-type="float">
            <text:p>32750</text:p>
          </table:table-cell>
          <table:table-cell table:number-matrix-columns-spanned="1" table:number-matrix-rows-spanned="1" table:formula="of:=SUM(IF([.C$2:.C270]&gt;[.C270]-2000;1;0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table:formula="of:=[.C270]+[.B271]" office:value-type="float" office:value="32777" calcext:value-type="float">
            <text:p>32777</text:p>
          </table:table-cell>
          <table:table-cell table:number-matrix-columns-spanned="1" table:number-matrix-rows-spanned="1" table:formula="of:=SUM(IF([.C$2:.C271]&gt;[.C271]-2000;1;0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[.C271]+[.B272]" office:value-type="float" office:value="32777" calcext:value-type="float">
            <text:p>32777</text:p>
          </table:table-cell>
          <table:table-cell table:number-matrix-columns-spanned="1" table:number-matrix-rows-spanned="1" table:formula="of:=SUM(IF([.C$2:.C272]&gt;[.C272]-2000;1;0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table:formula="of:=[.C272]+[.B273]" office:value-type="float" office:value="32786" calcext:value-type="float">
            <text:p>32786</text:p>
          </table:table-cell>
          <table:table-cell table:number-matrix-columns-spanned="1" table:number-matrix-rows-spanned="1" table:formula="of:=SUM(IF([.C$2:.C273]&gt;[.C273]-2000;1;0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table:formula="of:=[.C273]+[.B274]" office:value-type="float" office:value="32795" calcext:value-type="float">
            <text:p>32795</text:p>
          </table:table-cell>
          <table:table-cell table:number-matrix-columns-spanned="1" table:number-matrix-rows-spanned="1" table:formula="of:=SUM(IF([.C$2:.C274]&gt;[.C274]-2000;1;0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table:formula="of:=[.C274]+[.B275]" office:value-type="float" office:value="32823" calcext:value-type="float">
            <text:p>32823</text:p>
          </table:table-cell>
          <table:table-cell table:number-matrix-columns-spanned="1" table:number-matrix-rows-spanned="1" table:formula="of:=SUM(IF([.C$2:.C275]&gt;[.C275]-2000;1;0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[.C275]+[.B276]" office:value-type="float" office:value="32823" calcext:value-type="float">
            <text:p>32823</text:p>
          </table:table-cell>
          <table:table-cell table:number-matrix-columns-spanned="1" table:number-matrix-rows-spanned="1" table:formula="of:=SUM(IF([.C$2:.C276]&gt;[.C276]-2000;1;0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C276]+[.B277]" office:value-type="float" office:value="32823" calcext:value-type="float">
            <text:p>32823</text:p>
          </table:table-cell>
          <table:table-cell table:number-matrix-columns-spanned="1" table:number-matrix-rows-spanned="1" table:formula="of:=SUM(IF([.C$2:.C277]&gt;[.C277]-2000;1;0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[.C277]+[.B278]" office:value-type="float" office:value="32830" calcext:value-type="float">
            <text:p>32830</text:p>
          </table:table-cell>
          <table:table-cell table:number-matrix-columns-spanned="1" table:number-matrix-rows-spanned="1" table:formula="of:=SUM(IF([.C$2:.C278]&gt;[.C278]-2000;1;0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table:formula="of:=[.C278]+[.B279]" office:value-type="float" office:value="32858" calcext:value-type="float">
            <text:p>32858</text:p>
          </table:table-cell>
          <table:table-cell table:number-matrix-columns-spanned="1" table:number-matrix-rows-spanned="1" table:formula="of:=SUM(IF([.C$2:.C279]&gt;[.C279]-2000;1;0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[.C279]+[.B280]" office:value-type="float" office:value="32858" calcext:value-type="float">
            <text:p>32858</text:p>
          </table:table-cell>
          <table:table-cell table:number-matrix-columns-spanned="1" table:number-matrix-rows-spanned="1" table:formula="of:=SUM(IF([.C$2:.C280]&gt;[.C280]-2000;1;0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formula="of:=[.C280]+[.B281]" office:value-type="float" office:value="32863" calcext:value-type="float">
            <text:p>32863</text:p>
          </table:table-cell>
          <table:table-cell table:number-matrix-columns-spanned="1" table:number-matrix-rows-spanned="1" table:formula="of:=SUM(IF([.C$2:.C281]&gt;[.C281]-2000;1;0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table:formula="of:=[.C281]+[.B282]" office:value-type="float" office:value="32895" calcext:value-type="float">
            <text:p>32895</text:p>
          </table:table-cell>
          <table:table-cell table:number-matrix-columns-spanned="1" table:number-matrix-rows-spanned="1" table:formula="of:=SUM(IF([.C$2:.C282]&gt;[.C282]-2000;1;0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formula="of:=[.C282]+[.B283]" office:value-type="float" office:value="32896" calcext:value-type="float">
            <text:p>32896</text:p>
          </table:table-cell>
          <table:table-cell table:number-matrix-columns-spanned="1" table:number-matrix-rows-spanned="1" table:formula="of:=SUM(IF([.C$2:.C283]&gt;[.C283]-2000;1;0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[.C283]+[.B284]" office:value-type="float" office:value="32896" calcext:value-type="float">
            <text:p>32896</text:p>
          </table:table-cell>
          <table:table-cell table:number-matrix-columns-spanned="1" table:number-matrix-rows-spanned="1" table:formula="of:=SUM(IF([.C$2:.C284]&gt;[.C284]-2000;1;0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table:formula="of:=[.C284]+[.B285]" office:value-type="float" office:value="32922" calcext:value-type="float">
            <text:p>32922</text:p>
          </table:table-cell>
          <table:table-cell table:number-matrix-columns-spanned="1" table:number-matrix-rows-spanned="1" table:formula="of:=SUM(IF([.C$2:.C285]&gt;[.C285]-2000;1;0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[.C285]+[.B286]" office:value-type="float" office:value="32922" calcext:value-type="float">
            <text:p>32922</text:p>
          </table:table-cell>
          <table:table-cell table:number-matrix-columns-spanned="1" table:number-matrix-rows-spanned="1" table:formula="of:=SUM(IF([.C$2:.C286]&gt;[.C286]-2000;1;0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formula="of:=[.C286]+[.B287]" office:value-type="float" office:value="32922" calcext:value-type="float">
            <text:p>32922</text:p>
          </table:table-cell>
          <table:table-cell table:number-matrix-columns-spanned="1" table:number-matrix-rows-spanned="1" table:formula="of:=SUM(IF([.C$2:.C287]&gt;[.C287]-2000;1;0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table:formula="of:=[.C287]+[.B288]" office:value-type="float" office:value="32930" calcext:value-type="float">
            <text:p>32930</text:p>
          </table:table-cell>
          <table:table-cell table:number-matrix-columns-spanned="1" table:number-matrix-rows-spanned="1" table:formula="of:=SUM(IF([.C$2:.C288]&gt;[.C288]-2000;1;0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table:formula="of:=[.C288]+[.B289]" office:value-type="float" office:value="32964" calcext:value-type="float">
            <text:p>32964</text:p>
          </table:table-cell>
          <table:table-cell table:number-matrix-columns-spanned="1" table:number-matrix-rows-spanned="1" table:formula="of:=SUM(IF([.C$2:.C289]&gt;[.C289]-2000;1;0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formula="of:=[.C289]+[.B290]" office:value-type="float" office:value="32965" calcext:value-type="float">
            <text:p>32965</text:p>
          </table:table-cell>
          <table:table-cell table:number-matrix-columns-spanned="1" table:number-matrix-rows-spanned="1" table:formula="of:=SUM(IF([.C$2:.C290]&gt;[.C290]-2000;1;0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formula="of:=[.C290]+[.B291]" office:value-type="float" office:value="32970" calcext:value-type="float">
            <text:p>32970</text:p>
          </table:table-cell>
          <table:table-cell table:number-matrix-columns-spanned="1" table:number-matrix-rows-spanned="1" table:formula="of:=SUM(IF([.C$2:.C291]&gt;[.C291]-2000;1;0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formula="of:=[.C291]+[.B292]" office:value-type="float" office:value="32972" calcext:value-type="float">
            <text:p>32972</text:p>
          </table:table-cell>
          <table:table-cell table:number-matrix-columns-spanned="1" table:number-matrix-rows-spanned="1" table:formula="of:=SUM(IF([.C$2:.C292]&gt;[.C292]-2000;1;0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table:formula="of:=[.C292]+[.B293]" office:value-type="float" office:value="32981" calcext:value-type="float">
            <text:p>32981</text:p>
          </table:table-cell>
          <table:table-cell table:number-matrix-columns-spanned="1" table:number-matrix-rows-spanned="1" table:formula="of:=SUM(IF([.C$2:.C293]&gt;[.C293]-2000;1;0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2" calcext:value-type="float">
            <text:p>32</text:p>
          </table:table-cell>
          <table:table-cell table:formula="of:=[.C293]+[.B294]" office:value-type="float" office:value="33013" calcext:value-type="float">
            <text:p>33013</text:p>
          </table:table-cell>
          <table:table-cell table:number-matrix-columns-spanned="1" table:number-matrix-rows-spanned="1" table:formula="of:=SUM(IF([.C$2:.C294]&gt;[.C294]-2000;1;0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formula="of:=[.C294]+[.B295]" office:value-type="float" office:value="33013" calcext:value-type="float">
            <text:p>33013</text:p>
          </table:table-cell>
          <table:table-cell table:number-matrix-columns-spanned="1" table:number-matrix-rows-spanned="1" table:formula="of:=SUM(IF([.C$2:.C295]&gt;[.C295]-2000;1;0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.C295]+[.B296]" office:value-type="float" office:value="33013" calcext:value-type="float">
            <text:p>33013</text:p>
          </table:table-cell>
          <table:table-cell table:number-matrix-columns-spanned="1" table:number-matrix-rows-spanned="1" table:formula="of:=SUM(IF([.C$2:.C296]&gt;[.C296]-2000;1;0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" calcext:value-type="float">
            <text:p>31</text:p>
          </table:table-cell>
          <table:table-cell table:formula="of:=[.C296]+[.B297]" office:value-type="float" office:value="33044" calcext:value-type="float">
            <text:p>33044</text:p>
          </table:table-cell>
          <table:table-cell table:number-matrix-columns-spanned="1" table:number-matrix-rows-spanned="1" table:formula="of:=SUM(IF([.C$2:.C297]&gt;[.C297]-2000;1;0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[.C297]+[.B298]" office:value-type="float" office:value="33045" calcext:value-type="float">
            <text:p>33045</text:p>
          </table:table-cell>
          <table:table-cell table:number-matrix-columns-spanned="1" table:number-matrix-rows-spanned="1" table:formula="of:=SUM(IF([.C$2:.C298]&gt;[.C298]-2000;1;0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[.C298]+[.B299]" office:value-type="float" office:value="33045" calcext:value-type="float">
            <text:p>33045</text:p>
          </table:table-cell>
          <table:table-cell table:number-matrix-columns-spanned="1" table:number-matrix-rows-spanned="1" table:formula="of:=SUM(IF([.C$2:.C299]&gt;[.C299]-2000;1;0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formula="of:=[.C299]+[.B300]" office:value-type="float" office:value="33051" calcext:value-type="float">
            <text:p>33051</text:p>
          </table:table-cell>
          <table:table-cell table:number-matrix-columns-spanned="1" table:number-matrix-rows-spanned="1" table:formula="of:=SUM(IF([.C$2:.C300]&gt;[.C300]-2000;1;0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table:formula="of:=[.C300]+[.B301]" office:value-type="float" office:value="33081" calcext:value-type="float">
            <text:p>33081</text:p>
          </table:table-cell>
          <table:table-cell table:number-matrix-columns-spanned="1" table:number-matrix-rows-spanned="1" table:formula="of:=SUM(IF([.C$2:.C301]&gt;[.C301]-2000;1;0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[.C301]+[.B302]" office:value-type="float" office:value="33081" calcext:value-type="float">
            <text:p>33081</text:p>
          </table:table-cell>
          <table:table-cell table:number-matrix-columns-spanned="1" table:number-matrix-rows-spanned="1" table:formula="of:=SUM(IF([.C$2:.C302]&gt;[.C302]-2000;1;0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formula="of:=[.C302]+[.B303]" office:value-type="float" office:value="33087" calcext:value-type="float">
            <text:p>33087</text:p>
          </table:table-cell>
          <table:table-cell table:number-matrix-columns-spanned="1" table:number-matrix-rows-spanned="1" table:formula="of:=SUM(IF([.C$2:.C303]&gt;[.C303]-2000;1;0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formula="of:=[.C303]+[.B304]" office:value-type="float" office:value="33090" calcext:value-type="float">
            <text:p>33090</text:p>
          </table:table-cell>
          <table:table-cell table:number-matrix-columns-spanned="1" table:number-matrix-rows-spanned="1" table:formula="of:=SUM(IF([.C$2:.C304]&gt;[.C304]-2000;1;0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table:formula="of:=[.C304]+[.B305]" office:value-type="float" office:value="33101" calcext:value-type="float">
            <text:p>33101</text:p>
          </table:table-cell>
          <table:table-cell table:number-matrix-columns-spanned="1" table:number-matrix-rows-spanned="1" table:formula="of:=SUM(IF([.C$2:.C305]&gt;[.C305]-2000;1;0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table:formula="of:=[.C305]+[.B306]" office:value-type="float" office:value="33128" calcext:value-type="float">
            <text:p>33128</text:p>
          </table:table-cell>
          <table:table-cell table:number-matrix-columns-spanned="1" table:number-matrix-rows-spanned="1" table:formula="of:=SUM(IF([.C$2:.C306]&gt;[.C306]-2000;1;0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[.C306]+[.B307]" office:value-type="float" office:value="33129" calcext:value-type="float">
            <text:p>33129</text:p>
          </table:table-cell>
          <table:table-cell table:number-matrix-columns-spanned="1" table:number-matrix-rows-spanned="1" table:formula="of:=SUM(IF([.C$2:.C307]&gt;[.C307]-2000;1;0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formula="of:=[.C307]+[.B308]" office:value-type="float" office:value="33132" calcext:value-type="float">
            <text:p>33132</text:p>
          </table:table-cell>
          <table:table-cell table:number-matrix-columns-spanned="1" table:number-matrix-rows-spanned="1" table:formula="of:=SUM(IF([.C$2:.C308]&gt;[.C308]-2000;1;0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2" calcext:value-type="float">
            <text:p>52</text:p>
          </table:table-cell>
          <table:table-cell table:formula="of:=[.C308]+[.B309]" office:value-type="float" office:value="33184" calcext:value-type="float">
            <text:p>33184</text:p>
          </table:table-cell>
          <table:table-cell table:number-matrix-columns-spanned="1" table:number-matrix-rows-spanned="1" table:formula="of:=SUM(IF([.C$2:.C309]&gt;[.C309]-2000;1;0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[.C309]+[.B310]" office:value-type="float" office:value="33184" calcext:value-type="float">
            <text:p>33184</text:p>
          </table:table-cell>
          <table:table-cell table:number-matrix-columns-spanned="1" table:number-matrix-rows-spanned="1" table:formula="of:=SUM(IF([.C$2:.C310]&gt;[.C310]-2000;1;0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[.C310]+[.B311]" office:value-type="float" office:value="33185" calcext:value-type="float">
            <text:p>33185</text:p>
          </table:table-cell>
          <table:table-cell table:number-matrix-columns-spanned="1" table:number-matrix-rows-spanned="1" table:formula="of:=SUM(IF([.C$2:.C311]&gt;[.C311]-2000;1;0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[.C311]+[.B312]" office:value-type="float" office:value="33186" calcext:value-type="float">
            <text:p>33186</text:p>
          </table:table-cell>
          <table:table-cell table:number-matrix-columns-spanned="1" table:number-matrix-rows-spanned="1" table:formula="of:=SUM(IF([.C$2:.C312]&gt;[.C312]-2000;1;0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C312]+[.B313]" office:value-type="float" office:value="33187" calcext:value-type="float">
            <text:p>33187</text:p>
          </table:table-cell>
          <table:table-cell table:number-matrix-columns-spanned="1" table:number-matrix-rows-spanned="1" table:formula="of:=SUM(IF([.C$2:.C313]&gt;[.C313]-2000;1;0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table:formula="of:=[.C313]+[.B314]" office:value-type="float" office:value="33196" calcext:value-type="float">
            <text:p>33196</text:p>
          </table:table-cell>
          <table:table-cell table:number-matrix-columns-spanned="1" table:number-matrix-rows-spanned="1" table:formula="of:=SUM(IF([.C$2:.C314]&gt;[.C314]-2000;1;0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7" calcext:value-type="float">
            <text:p>107</text:p>
          </table:table-cell>
          <table:table-cell table:formula="of:=[.C314]+[.B315]" office:value-type="float" office:value="33303" calcext:value-type="float">
            <text:p>33303</text:p>
          </table:table-cell>
          <table:table-cell table:number-matrix-columns-spanned="1" table:number-matrix-rows-spanned="1" table:formula="of:=SUM(IF([.C$2:.C315]&gt;[.C315]-2000;1;0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formula="of:=[.C315]+[.B316]" office:value-type="float" office:value="33304" calcext:value-type="float">
            <text:p>33304</text:p>
          </table:table-cell>
          <table:table-cell table:number-matrix-columns-spanned="1" table:number-matrix-rows-spanned="1" table:formula="of:=SUM(IF([.C$2:.C316]&gt;[.C316]-2000;1;0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[.C316]+[.B317]" office:value-type="float" office:value="33304" calcext:value-type="float">
            <text:p>33304</text:p>
          </table:table-cell>
          <table:table-cell table:number-matrix-columns-spanned="1" table:number-matrix-rows-spanned="1" table:formula="of:=SUM(IF([.C$2:.C317]&gt;[.C317]-2000;1;0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formula="of:=[.C317]+[.B318]" office:value-type="float" office:value="33305" calcext:value-type="float">
            <text:p>33305</text:p>
          </table:table-cell>
          <table:table-cell table:number-matrix-columns-spanned="1" table:number-matrix-rows-spanned="1" table:formula="of:=SUM(IF([.C$2:.C318]&gt;[.C318]-2000;1;0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[.C318]+[.B319]" office:value-type="float" office:value="33305" calcext:value-type="float">
            <text:p>33305</text:p>
          </table:table-cell>
          <table:table-cell table:number-matrix-columns-spanned="1" table:number-matrix-rows-spanned="1" table:formula="of:=SUM(IF([.C$2:.C319]&gt;[.C319]-2000;1;0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formula="of:=[.C319]+[.B320]" office:value-type="float" office:value="33306" calcext:value-type="float">
            <text:p>33306</text:p>
          </table:table-cell>
          <table:table-cell table:number-matrix-columns-spanned="1" table:number-matrix-rows-spanned="1" table:formula="of:=SUM(IF([.C$2:.C320]&gt;[.C320]-2000;1;0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C320]+[.B321]" office:value-type="float" office:value="33306" calcext:value-type="float">
            <text:p>33306</text:p>
          </table:table-cell>
          <table:table-cell table:number-matrix-columns-spanned="1" table:number-matrix-rows-spanned="1" table:formula="of:=SUM(IF([.C$2:.C321]&gt;[.C321]-2000;1;0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[.C321]+[.B322]" office:value-type="float" office:value="33306" calcext:value-type="float">
            <text:p>33306</text:p>
          </table:table-cell>
          <table:table-cell table:number-matrix-columns-spanned="1" table:number-matrix-rows-spanned="1" table:formula="of:=SUM(IF([.C$2:.C322]&gt;[.C322]-2000;1;0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[.C322]+[.B323]" office:value-type="float" office:value="33307" calcext:value-type="float">
            <text:p>33307</text:p>
          </table:table-cell>
          <table:table-cell table:number-matrix-columns-spanned="1" table:number-matrix-rows-spanned="1" table:formula="of:=SUM(IF([.C$2:.C323]&gt;[.C323]-2000;1;0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[.C323]+[.B324]" office:value-type="float" office:value="33307" calcext:value-type="float">
            <text:p>33307</text:p>
          </table:table-cell>
          <table:table-cell table:number-matrix-columns-spanned="1" table:number-matrix-rows-spanned="1" table:formula="of:=SUM(IF([.C$2:.C324]&gt;[.C324]-2000;1;0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" calcext:value-type="float">
            <text:p>14</text:p>
          </table:table-cell>
          <table:table-cell table:formula="of:=[.C324]+[.B325]" office:value-type="float" office:value="33321" calcext:value-type="float">
            <text:p>33321</text:p>
          </table:table-cell>
          <table:table-cell table:number-matrix-columns-spanned="1" table:number-matrix-rows-spanned="1" table:formula="of:=SUM(IF([.C$2:.C325]&gt;[.C325]-2000;1;0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table:formula="of:=[.C325]+[.B326]" office:value-type="float" office:value="33328" calcext:value-type="float">
            <text:p>33328</text:p>
          </table:table-cell>
          <table:table-cell table:number-matrix-columns-spanned="1" table:number-matrix-rows-spanned="1" table:formula="of:=SUM(IF([.C$2:.C326]&gt;[.C326]-2000;1;0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formula="of:=[.C326]+[.B327]" office:value-type="float" office:value="33331" calcext:value-type="float">
            <text:p>33331</text:p>
          </table:table-cell>
          <table:table-cell table:number-matrix-columns-spanned="1" table:number-matrix-rows-spanned="1" table:formula="of:=SUM(IF([.C$2:.C327]&gt;[.C327]-2000;1;0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6" calcext:value-type="float">
            <text:p>96</text:p>
          </table:table-cell>
          <table:table-cell table:formula="of:=[.C327]+[.B328]" office:value-type="float" office:value="33427" calcext:value-type="float">
            <text:p>33427</text:p>
          </table:table-cell>
          <table:table-cell table:number-matrix-columns-spanned="1" table:number-matrix-rows-spanned="1" table:formula="of:=SUM(IF([.C$2:.C328]&gt;[.C328]-2000;1;0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formula="of:=[.C328]+[.B329]" office:value-type="float" office:value="33428" calcext:value-type="float">
            <text:p>33428</text:p>
          </table:table-cell>
          <table:table-cell table:number-matrix-columns-spanned="1" table:number-matrix-rows-spanned="1" table:formula="of:=SUM(IF([.C$2:.C329]&gt;[.C329]-2000;1;0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[.C329]+[.B330]" office:value-type="float" office:value="33428" calcext:value-type="float">
            <text:p>33428</text:p>
          </table:table-cell>
          <table:table-cell table:number-matrix-columns-spanned="1" table:number-matrix-rows-spanned="1" table:formula="of:=SUM(IF([.C$2:.C330]&gt;[.C330]-2000;1;0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[.C330]+[.B331]" office:value-type="float" office:value="33428" calcext:value-type="float">
            <text:p>33428</text:p>
          </table:table-cell>
          <table:table-cell table:number-matrix-columns-spanned="1" table:number-matrix-rows-spanned="1" table:formula="of:=SUM(IF([.C$2:.C331]&gt;[.C331]-2000;1;0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formula="of:=[.C331]+[.B332]" office:value-type="float" office:value="33429" calcext:value-type="float">
            <text:p>33429</text:p>
          </table:table-cell>
          <table:table-cell table:number-matrix-columns-spanned="1" table:number-matrix-rows-spanned="1" table:formula="of:=SUM(IF([.C$2:.C332]&gt;[.C332]-2000;1;0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[.C332]+[.B333]" office:value-type="float" office:value="33429" calcext:value-type="float">
            <text:p>33429</text:p>
          </table:table-cell>
          <table:table-cell table:number-matrix-columns-spanned="1" table:number-matrix-rows-spanned="1" table:formula="of:=SUM(IF([.C$2:.C333]&gt;[.C333]-2000;1;0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[.C333]+[.B334]" office:value-type="float" office:value="33429" calcext:value-type="float">
            <text:p>33429</text:p>
          </table:table-cell>
          <table:table-cell table:number-matrix-columns-spanned="1" table:number-matrix-rows-spanned="1" table:formula="of:=SUM(IF([.C$2:.C334]&gt;[.C334]-2000;1;0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formula="of:=[.C334]+[.B335]" office:value-type="float" office:value="33430" calcext:value-type="float">
            <text:p>33430</text:p>
          </table:table-cell>
          <table:table-cell table:number-matrix-columns-spanned="1" table:number-matrix-rows-spanned="1" table:formula="of:=SUM(IF([.C$2:.C335]&gt;[.C335]-2000;1;0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[.C335]+[.B336]" office:value-type="float" office:value="33430" calcext:value-type="float">
            <text:p>33430</text:p>
          </table:table-cell>
          <table:table-cell table:number-matrix-columns-spanned="1" table:number-matrix-rows-spanned="1" table:formula="of:=SUM(IF([.C$2:.C336]&gt;[.C336]-2000;1;0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table:formula="of:=[.C336]+[.B337]" office:value-type="float" office:value="33439" calcext:value-type="float">
            <text:p>33439</text:p>
          </table:table-cell>
          <table:table-cell table:number-matrix-columns-spanned="1" table:number-matrix-rows-spanned="1" table:formula="of:=SUM(IF([.C$2:.C337]&gt;[.C337]-2000;1;0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table:formula="of:=[.C337]+[.B338]" office:value-type="float" office:value="33444" calcext:value-type="float">
            <text:p>33444</text:p>
          </table:table-cell>
          <table:table-cell table:number-matrix-columns-spanned="1" table:number-matrix-rows-spanned="1" table:formula="of:=SUM(IF([.C$2:.C338]&gt;[.C338]-2000;1;0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table:formula="of:=[.C338]+[.B339]" office:value-type="float" office:value="33469" calcext:value-type="float">
            <text:p>33469</text:p>
          </table:table-cell>
          <table:table-cell table:number-matrix-columns-spanned="1" table:number-matrix-rows-spanned="1" table:formula="of:=SUM(IF([.C$2:.C339]&gt;[.C339]-2000;1;0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[.C339]+[.B340]" office:value-type="float" office:value="33469" calcext:value-type="float">
            <text:p>33469</text:p>
          </table:table-cell>
          <table:table-cell table:number-matrix-columns-spanned="1" table:number-matrix-rows-spanned="1" table:formula="of:=SUM(IF([.C$2:.C340]&gt;[.C340]-2000;1;0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formula="of:=[.C340]+[.B341]" office:value-type="float" office:value="33472" calcext:value-type="float">
            <text:p>33472</text:p>
          </table:table-cell>
          <table:table-cell table:number-matrix-columns-spanned="1" table:number-matrix-rows-spanned="1" table:formula="of:=SUM(IF([.C$2:.C341]&gt;[.C341]-2000;1;0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table:formula="of:=[.C341]+[.B342]" office:value-type="float" office:value="33481" calcext:value-type="float">
            <text:p>33481</text:p>
          </table:table-cell>
          <table:table-cell table:number-matrix-columns-spanned="1" table:number-matrix-rows-spanned="1" table:formula="of:=SUM(IF([.C$2:.C342]&gt;[.C342]-2000;1;0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" calcext:value-type="float">
            <text:p>30</text:p>
          </table:table-cell>
          <table:table-cell table:formula="of:=[.C342]+[.B343]" office:value-type="float" office:value="33511" calcext:value-type="float">
            <text:p>33511</text:p>
          </table:table-cell>
          <table:table-cell table:number-matrix-columns-spanned="1" table:number-matrix-rows-spanned="1" table:formula="of:=SUM(IF([.C$2:.C343]&gt;[.C343]-2000;1;0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[.C343]+[.B344]" office:value-type="float" office:value="33511" calcext:value-type="float">
            <text:p>33511</text:p>
          </table:table-cell>
          <table:table-cell table:number-matrix-columns-spanned="1" table:number-matrix-rows-spanned="1" table:formula="of:=SUM(IF([.C$2:.C344]&gt;[.C344]-2000;1;0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formula="of:=[.C344]+[.B345]" office:value-type="float" office:value="33512" calcext:value-type="float">
            <text:p>33512</text:p>
          </table:table-cell>
          <table:table-cell table:number-matrix-columns-spanned="1" table:number-matrix-rows-spanned="1" table:formula="of:=SUM(IF([.C$2:.C345]&gt;[.C345]-2000;1;0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table:formula="of:=[.C345]+[.B346]" office:value-type="float" office:value="33521" calcext:value-type="float">
            <text:p>33521</text:p>
          </table:table-cell>
          <table:table-cell table:number-matrix-columns-spanned="1" table:number-matrix-rows-spanned="1" table:formula="of:=SUM(IF([.C$2:.C346]&gt;[.C346]-2000;1;0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table:formula="of:=[.C346]+[.B347]" office:value-type="float" office:value="33531" calcext:value-type="float">
            <text:p>33531</text:p>
          </table:table-cell>
          <table:table-cell table:number-matrix-columns-spanned="1" table:number-matrix-rows-spanned="1" table:formula="of:=SUM(IF([.C$2:.C347]&gt;[.C347]-2000;1;0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table:formula="of:=[.C347]+[.B348]" office:value-type="float" office:value="33573" calcext:value-type="float">
            <text:p>33573</text:p>
          </table:table-cell>
          <table:table-cell table:number-matrix-columns-spanned="1" table:number-matrix-rows-spanned="1" table:formula="of:=SUM(IF([.C$2:.C348]&gt;[.C348]-2000;1;0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C348]+[.B349]" office:value-type="float" office:value="33573" calcext:value-type="float">
            <text:p>33573</text:p>
          </table:table-cell>
          <table:table-cell table:number-matrix-columns-spanned="1" table:number-matrix-rows-spanned="1" table:formula="of:=SUM(IF([.C$2:.C349]&gt;[.C349]-2000;1;0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formula="of:=[.C349]+[.B350]" office:value-type="float" office:value="33574" calcext:value-type="float">
            <text:p>33574</text:p>
          </table:table-cell>
          <table:table-cell table:number-matrix-columns-spanned="1" table:number-matrix-rows-spanned="1" table:formula="of:=SUM(IF([.C$2:.C350]&gt;[.C350]-2000;1;0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C350]+[.B351]" office:value-type="float" office:value="33574" calcext:value-type="float">
            <text:p>33574</text:p>
          </table:table-cell>
          <table:table-cell table:number-matrix-columns-spanned="1" table:number-matrix-rows-spanned="1" table:formula="of:=SUM(IF([.C$2:.C351]&gt;[.C351]-2000;1;0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formula="of:=[.C351]+[.B352]" office:value-type="float" office:value="33581" calcext:value-type="float">
            <text:p>33581</text:p>
          </table:table-cell>
          <table:table-cell table:number-matrix-columns-spanned="1" table:number-matrix-rows-spanned="1" table:formula="of:=SUM(IF([.C$2:.C352]&gt;[.C352]-2000;1;0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table:formula="of:=[.C352]+[.B353]" office:value-type="float" office:value="33624" calcext:value-type="float">
            <text:p>33624</text:p>
          </table:table-cell>
          <table:table-cell table:number-matrix-columns-spanned="1" table:number-matrix-rows-spanned="1" table:formula="of:=SUM(IF([.C$2:.C353]&gt;[.C353]-2000;1;0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formula="of:=[.C353]+[.B354]" office:value-type="float" office:value="33624" calcext:value-type="float">
            <text:p>33624</text:p>
          </table:table-cell>
          <table:table-cell table:number-matrix-columns-spanned="1" table:number-matrix-rows-spanned="1" table:formula="of:=SUM(IF([.C$2:.C354]&gt;[.C354]-2000;1;0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C354]+[.B355]" office:value-type="float" office:value="33625" calcext:value-type="float">
            <text:p>33625</text:p>
          </table:table-cell>
          <table:table-cell table:number-matrix-columns-spanned="1" table:number-matrix-rows-spanned="1" table:formula="of:=SUM(IF([.C$2:.C355]&gt;[.C355]-2000;1;0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formula="of:=[.C355]+[.B356]" office:value-type="float" office:value="33625" calcext:value-type="float">
            <text:p>33625</text:p>
          </table:table-cell>
          <table:table-cell table:number-matrix-columns-spanned="1" table:number-matrix-rows-spanned="1" table:formula="of:=SUM(IF([.C$2:.C356]&gt;[.C356]-2000;1;0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table:formula="of:=[.C356]+[.B357]" office:value-type="float" office:value="33632" calcext:value-type="float">
            <text:p>33632</text:p>
          </table:table-cell>
          <table:table-cell table:number-matrix-columns-spanned="1" table:number-matrix-rows-spanned="1" table:formula="of:=SUM(IF([.C$2:.C357]&gt;[.C357]-2000;1;0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" calcext:value-type="float">
            <text:p>45</text:p>
          </table:table-cell>
          <table:table-cell table:formula="of:=[.C357]+[.B358]" office:value-type="float" office:value="33677" calcext:value-type="float">
            <text:p>33677</text:p>
          </table:table-cell>
          <table:table-cell table:number-matrix-columns-spanned="1" table:number-matrix-rows-spanned="1" table:formula="of:=SUM(IF([.C$2:.C358]&gt;[.C358]-2000;1;0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formula="of:=[.C358]+[.B359]" office:value-type="float" office:value="33678" calcext:value-type="float">
            <text:p>33678</text:p>
          </table:table-cell>
          <table:table-cell table:number-matrix-columns-spanned="1" table:number-matrix-rows-spanned="1" table:formula="of:=SUM(IF([.C$2:.C359]&gt;[.C359]-2000;1;0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formula="of:=[.C359]+[.B360]" office:value-type="float" office:value="33679" calcext:value-type="float">
            <text:p>33679</text:p>
          </table:table-cell>
          <table:table-cell table:number-matrix-columns-spanned="1" table:number-matrix-rows-spanned="1" table:formula="of:=SUM(IF([.C$2:.C360]&gt;[.C360]-2000;1;0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[.C360]+[.B361]" office:value-type="float" office:value="33680" calcext:value-type="float">
            <text:p>33680</text:p>
          </table:table-cell>
          <table:table-cell table:number-matrix-columns-spanned="1" table:number-matrix-rows-spanned="1" table:formula="of:=SUM(IF([.C$2:.C361]&gt;[.C361]-2000;1;0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table:formula="of:=[.C361]+[.B362]" office:value-type="float" office:value="33692" calcext:value-type="float">
            <text:p>33692</text:p>
          </table:table-cell>
          <table:table-cell table:number-matrix-columns-spanned="1" table:number-matrix-rows-spanned="1" table:formula="of:=SUM(IF([.C$2:.C362]&gt;[.C362]-2000;1;0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table:formula="of:=[.C362]+[.B363]" office:value-type="float" office:value="33694" calcext:value-type="float">
            <text:p>33694</text:p>
          </table:table-cell>
          <table:table-cell table:number-matrix-columns-spanned="1" table:number-matrix-rows-spanned="1" table:formula="of:=SUM(IF([.C$2:.C363]&gt;[.C363]-2000;1;0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table:formula="of:=[.C363]+[.B364]" office:value-type="float" office:value="33723" calcext:value-type="float">
            <text:p>33723</text:p>
          </table:table-cell>
          <table:table-cell table:number-matrix-columns-spanned="1" table:number-matrix-rows-spanned="1" table:formula="of:=SUM(IF([.C$2:.C364]&gt;[.C364]-2000;1;0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C364]+[.B365]" office:value-type="float" office:value="33723" calcext:value-type="float">
            <text:p>33723</text:p>
          </table:table-cell>
          <table:table-cell table:number-matrix-columns-spanned="1" table:number-matrix-rows-spanned="1" table:formula="of:=SUM(IF([.C$2:.C365]&gt;[.C365]-2000;1;0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[.C365]+[.B366]" office:value-type="float" office:value="33723" calcext:value-type="float">
            <text:p>33723</text:p>
          </table:table-cell>
          <table:table-cell table:number-matrix-columns-spanned="1" table:number-matrix-rows-spanned="1" table:formula="of:=SUM(IF([.C$2:.C366]&gt;[.C366]-2000;1;0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table:formula="of:=[.C366]+[.B367]" office:value-type="float" office:value="33731" calcext:value-type="float">
            <text:p>33731</text:p>
          </table:table-cell>
          <table:table-cell table:number-matrix-columns-spanned="1" table:number-matrix-rows-spanned="1" table:formula="of:=SUM(IF([.C$2:.C367]&gt;[.C367]-2000;1;0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table:formula="of:=[.C367]+[.B368]" office:value-type="float" office:value="33755" calcext:value-type="float">
            <text:p>33755</text:p>
          </table:table-cell>
          <table:table-cell table:number-matrix-columns-spanned="1" table:number-matrix-rows-spanned="1" table:formula="of:=SUM(IF([.C$2:.C368]&gt;[.C368]-2000;1;0)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[.C368]+[.B369]" office:value-type="float" office:value="33755" calcext:value-type="float">
            <text:p>33755</text:p>
          </table:table-cell>
          <table:table-cell table:number-matrix-columns-spanned="1" table:number-matrix-rows-spanned="1" table:formula="of:=SUM(IF([.C$2:.C369]&gt;[.C369]-2000;1;0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formula="of:=[.C369]+[.B370]" office:value-type="float" office:value="33761" calcext:value-type="float">
            <text:p>33761</text:p>
          </table:table-cell>
          <table:table-cell table:number-matrix-columns-spanned="1" table:number-matrix-rows-spanned="1" table:formula="of:=SUM(IF([.C$2:.C370]&gt;[.C370]-2000;1;0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formula="of:=[.C370]+[.B371]" office:value-type="float" office:value="33786" calcext:value-type="float">
            <text:p>33786</text:p>
          </table:table-cell>
          <table:table-cell table:number-matrix-columns-spanned="1" table:number-matrix-rows-spanned="1" table:formula="of:=SUM(IF([.C$2:.C371]&gt;[.C371]-2000;1;0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[.C371]+[.B372]" office:value-type="float" office:value="33786" calcext:value-type="float">
            <text:p>33786</text:p>
          </table:table-cell>
          <table:table-cell table:number-matrix-columns-spanned="1" table:number-matrix-rows-spanned="1" table:formula="of:=SUM(IF([.C$2:.C372]&gt;[.C372]-2000;1;0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formula="of:=[.C372]+[.B373]" office:value-type="float" office:value="33791" calcext:value-type="float">
            <text:p>33791</text:p>
          </table:table-cell>
          <table:table-cell table:number-matrix-columns-spanned="1" table:number-matrix-rows-spanned="1" table:formula="of:=SUM(IF([.C$2:.C373]&gt;[.C373]-2000;1;0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" calcext:value-type="float">
            <text:p>28</text:p>
          </table:table-cell>
          <table:table-cell table:formula="of:=[.C373]+[.B374]" office:value-type="float" office:value="33819" calcext:value-type="float">
            <text:p>33819</text:p>
          </table:table-cell>
          <table:table-cell table:number-matrix-columns-spanned="1" table:number-matrix-rows-spanned="1" table:formula="of:=SUM(IF([.C$2:.C374]&gt;[.C374]-2000;1;0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formula="of:=[.C374]+[.B375]" office:value-type="float" office:value="33820" calcext:value-type="float">
            <text:p>33820</text:p>
          </table:table-cell>
          <table:table-cell table:number-matrix-columns-spanned="1" table:number-matrix-rows-spanned="1" table:formula="of:=SUM(IF([.C$2:.C375]&gt;[.C375]-2000;1;0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formula="of:=[.C375]+[.B376]" office:value-type="float" office:value="33823" calcext:value-type="float">
            <text:p>33823</text:p>
          </table:table-cell>
          <table:table-cell table:number-matrix-columns-spanned="1" table:number-matrix-rows-spanned="1" table:formula="of:=SUM(IF([.C$2:.C376]&gt;[.C376]-2000;1;0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" calcext:value-type="float">
            <text:p>43</text:p>
          </table:table-cell>
          <table:table-cell table:formula="of:=[.C376]+[.B377]" office:value-type="float" office:value="33866" calcext:value-type="float">
            <text:p>33866</text:p>
          </table:table-cell>
          <table:table-cell table:number-matrix-columns-spanned="1" table:number-matrix-rows-spanned="1" table:formula="of:=SUM(IF([.C$2:.C377]&gt;[.C377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[.C377]+[.B378]" office:value-type="float" office:value="33866" calcext:value-type="float">
            <text:p>33866</text:p>
          </table:table-cell>
          <table:table-cell table:number-matrix-columns-spanned="1" table:number-matrix-rows-spanned="1" table:formula="of:=SUM(IF([.C$2:.C378]&gt;[.C378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[.C378]+[.B379]" office:value-type="float" office:value="33866" calcext:value-type="float">
            <text:p>33866</text:p>
          </table:table-cell>
          <table:table-cell table:number-matrix-columns-spanned="1" table:number-matrix-rows-spanned="1" table:formula="of:=SUM(IF([.C$2:.C379]&gt;[.C37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formula="of:=[.C379]+[.B380]" office:value-type="float" office:value="33870" calcext:value-type="float">
            <text:p>33870</text:p>
          </table:table-cell>
          <table:table-cell table:number-matrix-columns-spanned="1" table:number-matrix-rows-spanned="1" table:formula="of:=SUM(IF([.C$2:.C380]&gt;[.C38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formula="of:=[.C380]+[.B381]" office:value-type="float" office:value="33871" calcext:value-type="float">
            <text:p>33871</text:p>
          </table:table-cell>
          <table:table-cell table:number-matrix-columns-spanned="1" table:number-matrix-rows-spanned="1" table:formula="of:=SUM(IF([.C$2:.C381]&gt;[.C38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table:formula="of:=[.C381]+[.B382]" office:value-type="float" office:value="33881" calcext:value-type="float">
            <text:p>33881</text:p>
          </table:table-cell>
          <table:table-cell table:number-matrix-columns-spanned="1" table:number-matrix-rows-spanned="1" table:formula="of:=SUM(IF([.C$2:.C382]&gt;[.C38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" calcext:value-type="float">
            <text:p>30</text:p>
          </table:table-cell>
          <table:table-cell table:formula="of:=[.C382]+[.B383]" office:value-type="float" office:value="33911" calcext:value-type="float">
            <text:p>33911</text:p>
          </table:table-cell>
          <table:table-cell table:number-matrix-columns-spanned="1" table:number-matrix-rows-spanned="1" table:formula="of:=SUM(IF([.C$2:.C383]&gt;[.C38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formula="of:=[.C383]+[.B384]" office:value-type="float" office:value="33911" calcext:value-type="float">
            <text:p>33911</text:p>
          </table:table-cell>
          <table:table-cell table:number-matrix-columns-spanned="1" table:number-matrix-rows-spanned="1" table:formula="of:=SUM(IF([.C$2:.C384]&gt;[.C38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C384]+[.B385]" office:value-type="float" office:value="33911" calcext:value-type="float">
            <text:p>33911</text:p>
          </table:table-cell>
          <table:table-cell table:number-matrix-columns-spanned="1" table:number-matrix-rows-spanned="1" table:formula="of:=SUM(IF([.C$2:.C385]&gt;[.C38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" calcext:value-type="float">
            <text:p>34</text:p>
          </table:table-cell>
          <table:table-cell table:formula="of:=[.C385]+[.B386]" office:value-type="float" office:value="33945" calcext:value-type="float">
            <text:p>33945</text:p>
          </table:table-cell>
          <table:table-cell table:number-matrix-columns-spanned="1" table:number-matrix-rows-spanned="1" table:formula="of:=SUM(IF([.C$2:.C386]&gt;[.C38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[.C386]+[.B387]" office:value-type="float" office:value="33945" calcext:value-type="float">
            <text:p>33945</text:p>
          </table:table-cell>
          <table:table-cell table:number-matrix-columns-spanned="1" table:number-matrix-rows-spanned="1" table:formula="of:=SUM(IF([.C$2:.C387]&gt;[.C38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[.C387]+[.B388]" office:value-type="float" office:value="33946" calcext:value-type="float">
            <text:p>33946</text:p>
          </table:table-cell>
          <table:table-cell table:number-matrix-columns-spanned="1" table:number-matrix-rows-spanned="1" table:formula="of:=SUM(IF([.C$2:.C388]&gt;[.C38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table:formula="of:=[.C388]+[.B389]" office:value-type="float" office:value="33951" calcext:value-type="float">
            <text:p>33951</text:p>
          </table:table-cell>
          <table:table-cell table:number-matrix-columns-spanned="1" table:number-matrix-rows-spanned="1" table:formula="of:=SUM(IF([.C$2:.C389]&gt;[.C38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table:formula="of:=[.C389]+[.B390]" office:value-type="float" office:value="33961" calcext:value-type="float">
            <text:p>33961</text:p>
          </table:table-cell>
          <table:table-cell table:number-matrix-columns-spanned="1" table:number-matrix-rows-spanned="1" table:formula="of:=SUM(IF([.C$2:.C390]&gt;[.C39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" calcext:value-type="float">
            <text:p>37</text:p>
          </table:table-cell>
          <table:table-cell table:formula="of:=[.C390]+[.B391]" office:value-type="float" office:value="33998" calcext:value-type="float">
            <text:p>33998</text:p>
          </table:table-cell>
          <table:table-cell table:number-matrix-columns-spanned="1" table:number-matrix-rows-spanned="1" table:formula="of:=SUM(IF([.C$2:.C391]&gt;[.C39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formula="of:=[.C391]+[.B392]" office:value-type="float" office:value="33999" calcext:value-type="float">
            <text:p>33999</text:p>
          </table:table-cell>
          <table:table-cell table:number-matrix-columns-spanned="1" table:number-matrix-rows-spanned="1" table:formula="of:=SUM(IF([.C$2:.C392]&gt;[.C39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[.C392]+[.B393]" office:value-type="float" office:value="33999" calcext:value-type="float">
            <text:p>33999</text:p>
          </table:table-cell>
          <table:table-cell table:number-matrix-columns-spanned="1" table:number-matrix-rows-spanned="1" table:formula="of:=SUM(IF([.C$2:.C393]&gt;[.C39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table:formula="of:=[.C393]+[.B394]" office:value-type="float" office:value="34004" calcext:value-type="float">
            <text:p>34004</text:p>
          </table:table-cell>
          <table:table-cell table:number-matrix-columns-spanned="1" table:number-matrix-rows-spanned="1" table:formula="of:=SUM(IF([.C$2:.C394]&gt;[.C39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table:formula="of:=[.C394]+[.B395]" office:value-type="float" office:value="34012" calcext:value-type="float">
            <text:p>34012</text:p>
          </table:table-cell>
          <table:table-cell table:number-matrix-columns-spanned="1" table:number-matrix-rows-spanned="1" table:formula="of:=SUM(IF([.C$2:.C395]&gt;[.C39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" calcext:value-type="float">
            <text:p>34</text:p>
          </table:table-cell>
          <table:table-cell table:formula="of:=[.C395]+[.B396]" office:value-type="float" office:value="34046" calcext:value-type="float">
            <text:p>34046</text:p>
          </table:table-cell>
          <table:table-cell table:number-matrix-columns-spanned="1" table:number-matrix-rows-spanned="1" table:formula="of:=SUM(IF([.C$2:.C396]&gt;[.C39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table:formula="of:=[.C396]+[.B397]" office:value-type="float" office:value="34048" calcext:value-type="float">
            <text:p>34048</text:p>
          </table:table-cell>
          <table:table-cell table:number-matrix-columns-spanned="1" table:number-matrix-rows-spanned="1" table:formula="of:=SUM(IF([.C$2:.C397]&gt;[.C39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table:formula="of:=[.C397]+[.B398]" office:value-type="float" office:value="34051" calcext:value-type="float">
            <text:p>34051</text:p>
          </table:table-cell>
          <table:table-cell table:number-matrix-columns-spanned="1" table:number-matrix-rows-spanned="1" table:formula="of:=SUM(IF([.C$2:.C398]&gt;[.C39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table:formula="of:=[.C398]+[.B399]" office:value-type="float" office:value="34061" calcext:value-type="float">
            <text:p>34061</text:p>
          </table:table-cell>
          <table:table-cell table:number-matrix-columns-spanned="1" table:number-matrix-rows-spanned="1" table:formula="of:=SUM(IF([.C$2:.C399]&gt;[.C39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" calcext:value-type="float">
            <text:p>43</text:p>
          </table:table-cell>
          <table:table-cell table:formula="of:=[.C399]+[.B400]" office:value-type="float" office:value="34104" calcext:value-type="float">
            <text:p>34104</text:p>
          </table:table-cell>
          <table:table-cell table:number-matrix-columns-spanned="1" table:number-matrix-rows-spanned="1" table:formula="of:=SUM(IF([.C$2:.C400]&gt;[.C40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C400]+[.B401]" office:value-type="float" office:value="34105" calcext:value-type="float">
            <text:p>34105</text:p>
          </table:table-cell>
          <table:table-cell table:number-matrix-columns-spanned="1" table:number-matrix-rows-spanned="1" table:formula="of:=SUM(IF([.C$2:.C401]&gt;[.C40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[.C401]+[.B402]" office:value-type="float" office:value="34105" calcext:value-type="float">
            <text:p>34105</text:p>
          </table:table-cell>
          <table:table-cell table:number-matrix-columns-spanned="1" table:number-matrix-rows-spanned="1" table:formula="of:=SUM(IF([.C$2:.C402]&gt;[.C40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formula="of:=[.C402]+[.B403]" office:value-type="float" office:value="34105" calcext:value-type="float">
            <text:p>34105</text:p>
          </table:table-cell>
          <table:table-cell table:number-matrix-columns-spanned="1" table:number-matrix-rows-spanned="1" table:formula="of:=SUM(IF([.C$2:.C403]&gt;[.C40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table:formula="of:=[.C403]+[.B404]" office:value-type="float" office:value="34113" calcext:value-type="float">
            <text:p>34113</text:p>
          </table:table-cell>
          <table:table-cell table:number-matrix-columns-spanned="1" table:number-matrix-rows-spanned="1" table:formula="of:=SUM(IF([.C$2:.C404]&gt;[.C40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" calcext:value-type="float">
            <text:p>41</text:p>
          </table:table-cell>
          <table:table-cell table:formula="of:=[.C404]+[.B405]" office:value-type="float" office:value="34154" calcext:value-type="float">
            <text:p>34154</text:p>
          </table:table-cell>
          <table:table-cell table:number-matrix-columns-spanned="1" table:number-matrix-rows-spanned="1" table:formula="of:=SUM(IF([.C$2:.C405]&gt;[.C405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formula="of:=[.C405]+[.B406]" office:value-type="float" office:value="34155" calcext:value-type="float">
            <text:p>34155</text:p>
          </table:table-cell>
          <table:table-cell table:number-matrix-columns-spanned="1" table:number-matrix-rows-spanned="1" table:formula="of:=SUM(IF([.C$2:.C406]&gt;[.C406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C406]+[.B407]" office:value-type="float" office:value="34155" calcext:value-type="float">
            <text:p>34155</text:p>
          </table:table-cell>
          <table:table-cell table:number-matrix-columns-spanned="1" table:number-matrix-rows-spanned="1" table:formula="of:=SUM(IF([.C$2:.C407]&gt;[.C407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formula="of:=[.C407]+[.B408]" office:value-type="float" office:value="34155" calcext:value-type="float">
            <text:p>34155</text:p>
          </table:table-cell>
          <table:table-cell table:number-matrix-columns-spanned="1" table:number-matrix-rows-spanned="1" table:formula="of:=SUM(IF([.C$2:.C408]&gt;[.C40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table:formula="of:=[.C408]+[.B409]" office:value-type="float" office:value="34165" calcext:value-type="float">
            <text:p>34165</text:p>
          </table:table-cell>
          <table:table-cell table:number-matrix-columns-spanned="1" table:number-matrix-rows-spanned="1" table:formula="of:=SUM(IF([.C$2:.C409]&gt;[.C40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9" calcext:value-type="float">
            <text:p>39</text:p>
          </table:table-cell>
          <table:table-cell table:formula="of:=[.C409]+[.B410]" office:value-type="float" office:value="34204" calcext:value-type="float">
            <text:p>34204</text:p>
          </table:table-cell>
          <table:table-cell table:number-matrix-columns-spanned="1" table:number-matrix-rows-spanned="1" table:formula="of:=SUM(IF([.C$2:.C410]&gt;[.C410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[.C410]+[.B411]" office:value-type="float" office:value="34204" calcext:value-type="float">
            <text:p>34204</text:p>
          </table:table-cell>
          <table:table-cell table:number-matrix-columns-spanned="1" table:number-matrix-rows-spanned="1" table:formula="of:=SUM(IF([.C$2:.C411]&gt;[.C411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formula="of:=[.C411]+[.B412]" office:value-type="float" office:value="34205" calcext:value-type="float">
            <text:p>34205</text:p>
          </table:table-cell>
          <table:table-cell table:number-matrix-columns-spanned="1" table:number-matrix-rows-spanned="1" table:formula="of:=SUM(IF([.C$2:.C412]&gt;[.C41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[.C412]+[.B413]" office:value-type="float" office:value="34205" calcext:value-type="float">
            <text:p>34205</text:p>
          </table:table-cell>
          <table:table-cell table:number-matrix-columns-spanned="1" table:number-matrix-rows-spanned="1" table:formula="of:=SUM(IF([.C$2:.C413]&gt;[.C41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7" calcext:value-type="float">
            <text:p>27</text:p>
          </table:table-cell>
          <table:table-cell table:formula="of:=[.C413]+[.B414]" office:value-type="float" office:value="34232" calcext:value-type="float">
            <text:p>34232</text:p>
          </table:table-cell>
          <table:table-cell table:number-matrix-columns-spanned="1" table:number-matrix-rows-spanned="1" table:formula="of:=SUM(IF([.C$2:.C414]&gt;[.C414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[.C414]+[.B415]" office:value-type="float" office:value="34232" calcext:value-type="float">
            <text:p>34232</text:p>
          </table:table-cell>
          <table:table-cell table:number-matrix-columns-spanned="1" table:number-matrix-rows-spanned="1" table:formula="of:=SUM(IF([.C$2:.C415]&gt;[.C41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formula="of:=[.C415]+[.B416]" office:value-type="float" office:value="34233" calcext:value-type="float">
            <text:p>34233</text:p>
          </table:table-cell>
          <table:table-cell table:number-matrix-columns-spanned="1" table:number-matrix-rows-spanned="1" table:formula="of:=SUM(IF([.C$2:.C416]&gt;[.C41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table:formula="of:=[.C416]+[.B417]" office:value-type="float" office:value="34241" calcext:value-type="float">
            <text:p>34241</text:p>
          </table:table-cell>
          <table:table-cell table:number-matrix-columns-spanned="1" table:number-matrix-rows-spanned="1" table:formula="of:=SUM(IF([.C$2:.C417]&gt;[.C41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2" calcext:value-type="float">
            <text:p>32</text:p>
          </table:table-cell>
          <table:table-cell table:formula="of:=[.C417]+[.B418]" office:value-type="float" office:value="34273" calcext:value-type="float">
            <text:p>34273</text:p>
          </table:table-cell>
          <table:table-cell table:number-matrix-columns-spanned="1" table:number-matrix-rows-spanned="1" table:formula="of:=SUM(IF([.C$2:.C418]&gt;[.C418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[.C418]+[.B419]" office:value-type="float" office:value="34273" calcext:value-type="float">
            <text:p>34273</text:p>
          </table:table-cell>
          <table:table-cell table:number-matrix-columns-spanned="1" table:number-matrix-rows-spanned="1" table:formula="of:=SUM(IF([.C$2:.C419]&gt;[.C41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formula="of:=[.C419]+[.B420]" office:value-type="float" office:value="34274" calcext:value-type="float">
            <text:p>34274</text:p>
          </table:table-cell>
          <table:table-cell table:number-matrix-columns-spanned="1" table:number-matrix-rows-spanned="1" table:formula="of:=SUM(IF([.C$2:.C420]&gt;[.C42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6" calcext:value-type="float">
            <text:p>36</text:p>
          </table:table-cell>
          <table:table-cell table:formula="of:=[.C420]+[.B421]" office:value-type="float" office:value="34310" calcext:value-type="float">
            <text:p>34310</text:p>
          </table:table-cell>
          <table:table-cell table:number-matrix-columns-spanned="1" table:number-matrix-rows-spanned="1" table:formula="of:=SUM(IF([.C$2:.C421]&gt;[.C421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C421]+[.B422]" office:value-type="float" office:value="34310" calcext:value-type="float">
            <text:p>34310</text:p>
          </table:table-cell>
          <table:table-cell table:number-matrix-columns-spanned="1" table:number-matrix-rows-spanned="1" table:formula="of:=SUM(IF([.C$2:.C422]&gt;[.C42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formula="of:=[.C422]+[.B423]" office:value-type="float" office:value="34311" calcext:value-type="float">
            <text:p>34311</text:p>
          </table:table-cell>
          <table:table-cell table:number-matrix-columns-spanned="1" table:number-matrix-rows-spanned="1" table:formula="of:=SUM(IF([.C$2:.C423]&gt;[.C42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table:formula="of:=[.C423]+[.B424]" office:value-type="float" office:value="34316" calcext:value-type="float">
            <text:p>34316</text:p>
          </table:table-cell>
          <table:table-cell table:number-matrix-columns-spanned="1" table:number-matrix-rows-spanned="1" table:formula="of:=SUM(IF([.C$2:.C424]&gt;[.C42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table:formula="of:=[.C424]+[.B425]" office:value-type="float" office:value="34322" calcext:value-type="float">
            <text:p>34322</text:p>
          </table:table-cell>
          <table:table-cell table:number-matrix-columns-spanned="1" table:number-matrix-rows-spanned="1" table:formula="of:=SUM(IF([.C$2:.C425]&gt;[.C42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4" calcext:value-type="float">
            <text:p>44</text:p>
          </table:table-cell>
          <table:table-cell table:formula="of:=[.C425]+[.B426]" office:value-type="float" office:value="34366" calcext:value-type="float">
            <text:p>34366</text:p>
          </table:table-cell>
          <table:table-cell table:number-matrix-columns-spanned="1" table:number-matrix-rows-spanned="1" table:formula="of:=SUM(IF([.C$2:.C426]&gt;[.C426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formula="of:=[.C426]+[.B427]" office:value-type="float" office:value="34367" calcext:value-type="float">
            <text:p>34367</text:p>
          </table:table-cell>
          <table:table-cell table:number-matrix-columns-spanned="1" table:number-matrix-rows-spanned="1" table:formula="of:=SUM(IF([.C$2:.C427]&gt;[.C427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formula="of:=[.C427]+[.B428]" office:value-type="float" office:value="34368" calcext:value-type="float">
            <text:p>34368</text:p>
          </table:table-cell>
          <table:table-cell table:number-matrix-columns-spanned="1" table:number-matrix-rows-spanned="1" table:formula="of:=SUM(IF([.C$2:.C428]&gt;[.C428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[.C428]+[.B429]" office:value-type="float" office:value="34368" calcext:value-type="float">
            <text:p>34368</text:p>
          </table:table-cell>
          <table:table-cell table:number-matrix-columns-spanned="1" table:number-matrix-rows-spanned="1" table:formula="of:=SUM(IF([.C$2:.C429]&gt;[.C42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table:formula="of:=[.C429]+[.B430]" office:value-type="float" office:value="34375" calcext:value-type="float">
            <text:p>34375</text:p>
          </table:table-cell>
          <table:table-cell table:number-matrix-columns-spanned="1" table:number-matrix-rows-spanned="1" table:formula="of:=SUM(IF([.C$2:.C430]&gt;[.C430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table:formula="of:=[.C430]+[.B431]" office:value-type="float" office:value="34425" calcext:value-type="float">
            <text:p>34425</text:p>
          </table:table-cell>
          <table:table-cell table:number-matrix-columns-spanned="1" table:number-matrix-rows-spanned="1" table:formula="of:=SUM(IF([.C$2:.C431]&gt;[.C431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[.C431]+[.B432]" office:value-type="float" office:value="34425" calcext:value-type="float">
            <text:p>34425</text:p>
          </table:table-cell>
          <table:table-cell table:number-matrix-columns-spanned="1" table:number-matrix-rows-spanned="1" table:formula="of:=SUM(IF([.C$2:.C432]&gt;[.C43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formula="of:=[.C432]+[.B433]" office:value-type="float" office:value="34426" calcext:value-type="float">
            <text:p>34426</text:p>
          </table:table-cell>
          <table:table-cell table:number-matrix-columns-spanned="1" table:number-matrix-rows-spanned="1" table:formula="of:=SUM(IF([.C$2:.C433]&gt;[.C43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[.C433]+[.B434]" office:value-type="float" office:value="34426" calcext:value-type="float">
            <text:p>34426</text:p>
          </table:table-cell>
          <table:table-cell table:number-matrix-columns-spanned="1" table:number-matrix-rows-spanned="1" table:formula="of:=SUM(IF([.C$2:.C434]&gt;[.C434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C434]+[.B435]" office:value-type="float" office:value="34426" calcext:value-type="float">
            <text:p>34426</text:p>
          </table:table-cell>
          <table:table-cell table:number-matrix-columns-spanned="1" table:number-matrix-rows-spanned="1" table:formula="of:=SUM(IF([.C$2:.C435]&gt;[.C435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" calcext:value-type="float">
            <text:p>11</text:p>
          </table:table-cell>
          <table:table-cell table:formula="of:=[.C435]+[.B436]" office:value-type="float" office:value="34437" calcext:value-type="float">
            <text:p>34437</text:p>
          </table:table-cell>
          <table:table-cell table:number-matrix-columns-spanned="1" table:number-matrix-rows-spanned="1" table:formula="of:=SUM(IF([.C$2:.C436]&gt;[.C43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table:formula="of:=[.C436]+[.B437]" office:value-type="float" office:value="34442" calcext:value-type="float">
            <text:p>34442</text:p>
          </table:table-cell>
          <table:table-cell table:number-matrix-columns-spanned="1" table:number-matrix-rows-spanned="1" table:formula="of:=SUM(IF([.C$2:.C437]&gt;[.C43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2" calcext:value-type="float">
            <text:p>52</text:p>
          </table:table-cell>
          <table:table-cell table:formula="of:=[.C437]+[.B438]" office:value-type="float" office:value="34494" calcext:value-type="float">
            <text:p>34494</text:p>
          </table:table-cell>
          <table:table-cell table:number-matrix-columns-spanned="1" table:number-matrix-rows-spanned="1" table:formula="of:=SUM(IF([.C$2:.C438]&gt;[.C43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[.C438]+[.B439]" office:value-type="float" office:value="34494" calcext:value-type="float">
            <text:p>34494</text:p>
          </table:table-cell>
          <table:table-cell table:number-matrix-columns-spanned="1" table:number-matrix-rows-spanned="1" table:formula="of:=SUM(IF([.C$2:.C439]&gt;[.C43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[.C439]+[.B440]" office:value-type="float" office:value="34494" calcext:value-type="float">
            <text:p>34494</text:p>
          </table:table-cell>
          <table:table-cell table:number-matrix-columns-spanned="1" table:number-matrix-rows-spanned="1" table:formula="of:=SUM(IF([.C$2:.C440]&gt;[.C44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formula="of:=[.C440]+[.B441]" office:value-type="float" office:value="34495" calcext:value-type="float">
            <text:p>34495</text:p>
          </table:table-cell>
          <table:table-cell table:number-matrix-columns-spanned="1" table:number-matrix-rows-spanned="1" table:formula="of:=SUM(IF([.C$2:.C441]&gt;[.C441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[.C441]+[.B442]" office:value-type="float" office:value="34495" calcext:value-type="float">
            <text:p>34495</text:p>
          </table:table-cell>
          <table:table-cell table:number-matrix-columns-spanned="1" table:number-matrix-rows-spanned="1" table:formula="of:=SUM(IF([.C$2:.C442]&gt;[.C442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2" calcext:value-type="float">
            <text:p>12</text:p>
          </table:table-cell>
          <table:table-cell table:formula="of:=[.C442]+[.B443]" office:value-type="float" office:value="34507" calcext:value-type="float">
            <text:p>34507</text:p>
          </table:table-cell>
          <table:table-cell table:number-matrix-columns-spanned="1" table:number-matrix-rows-spanned="1" table:formula="of:=SUM(IF([.C$2:.C443]&gt;[.C44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table:formula="of:=[.C443]+[.B444]" office:value-type="float" office:value="34512" calcext:value-type="float">
            <text:p>34512</text:p>
          </table:table-cell>
          <table:table-cell table:number-matrix-columns-spanned="1" table:number-matrix-rows-spanned="1" table:formula="of:=SUM(IF([.C$2:.C444]&gt;[.C444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" calcext:value-type="float">
            <text:p>39</text:p>
          </table:table-cell>
          <table:table-cell table:formula="of:=[.C444]+[.B445]" office:value-type="float" office:value="34551" calcext:value-type="float">
            <text:p>34551</text:p>
          </table:table-cell>
          <table:table-cell table:number-matrix-columns-spanned="1" table:number-matrix-rows-spanned="1" table:formula="of:=SUM(IF([.C$2:.C445]&gt;[.C44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formula="of:=[.C445]+[.B446]" office:value-type="float" office:value="34552" calcext:value-type="float">
            <text:p>34552</text:p>
          </table:table-cell>
          <table:table-cell table:number-matrix-columns-spanned="1" table:number-matrix-rows-spanned="1" table:formula="of:=SUM(IF([.C$2:.C446]&gt;[.C44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[.C446]+[.B447]" office:value-type="float" office:value="34552" calcext:value-type="float">
            <text:p>34552</text:p>
          </table:table-cell>
          <table:table-cell table:number-matrix-columns-spanned="1" table:number-matrix-rows-spanned="1" table:formula="of:=SUM(IF([.C$2:.C447]&gt;[.C44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formula="of:=[.C447]+[.B448]" office:value-type="float" office:value="34553" calcext:value-type="float">
            <text:p>34553</text:p>
          </table:table-cell>
          <table:table-cell table:number-matrix-columns-spanned="1" table:number-matrix-rows-spanned="1" table:formula="of:=SUM(IF([.C$2:.C448]&gt;[.C448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table:formula="of:=[.C448]+[.B449]" office:value-type="float" office:value="34562" calcext:value-type="float">
            <text:p>34562</text:p>
          </table:table-cell>
          <table:table-cell table:number-matrix-columns-spanned="1" table:number-matrix-rows-spanned="1" table:formula="of:=SUM(IF([.C$2:.C449]&gt;[.C449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6" calcext:value-type="float">
            <text:p>36</text:p>
          </table:table-cell>
          <table:table-cell table:formula="of:=[.C449]+[.B450]" office:value-type="float" office:value="34598" calcext:value-type="float">
            <text:p>34598</text:p>
          </table:table-cell>
          <table:table-cell table:number-matrix-columns-spanned="1" table:number-matrix-rows-spanned="1" table:formula="of:=SUM(IF([.C$2:.C450]&gt;[.C45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[.C450]+[.B451]" office:value-type="float" office:value="34598" calcext:value-type="float">
            <text:p>34598</text:p>
          </table:table-cell>
          <table:table-cell table:number-matrix-columns-spanned="1" table:number-matrix-rows-spanned="1" table:formula="of:=SUM(IF([.C$2:.C451]&gt;[.C45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C451]+[.B452]" office:value-type="float" office:value="34598" calcext:value-type="float">
            <text:p>34598</text:p>
          </table:table-cell>
          <table:table-cell table:number-matrix-columns-spanned="1" table:number-matrix-rows-spanned="1" table:formula="of:=SUM(IF([.C$2:.C452]&gt;[.C45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table:formula="of:=[.C452]+[.B453]" office:value-type="float" office:value="34604" calcext:value-type="float">
            <text:p>34604</text:p>
          </table:table-cell>
          <table:table-cell table:number-matrix-columns-spanned="1" table:number-matrix-rows-spanned="1" table:formula="of:=SUM(IF([.C$2:.C453]&gt;[.C45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table:formula="of:=[.C453]+[.B454]" office:value-type="float" office:value="34612" calcext:value-type="float">
            <text:p>34612</text:p>
          </table:table-cell>
          <table:table-cell table:number-matrix-columns-spanned="1" table:number-matrix-rows-spanned="1" table:formula="of:=SUM(IF([.C$2:.C454]&gt;[.C45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7" calcext:value-type="float">
            <text:p>37</text:p>
          </table:table-cell>
          <table:table-cell table:formula="of:=[.C454]+[.B455]" office:value-type="float" office:value="34649" calcext:value-type="float">
            <text:p>34649</text:p>
          </table:table-cell>
          <table:table-cell table:number-matrix-columns-spanned="1" table:number-matrix-rows-spanned="1" table:formula="of:=SUM(IF([.C$2:.C455]&gt;[.C45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formula="of:=[.C455]+[.B456]" office:value-type="float" office:value="34650" calcext:value-type="float">
            <text:p>34650</text:p>
          </table:table-cell>
          <table:table-cell table:number-matrix-columns-spanned="1" table:number-matrix-rows-spanned="1" table:formula="of:=SUM(IF([.C$2:.C456]&gt;[.C45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formula="of:=[.C456]+[.B457]" office:value-type="float" office:value="34651" calcext:value-type="float">
            <text:p>34651</text:p>
          </table:table-cell>
          <table:table-cell table:number-matrix-columns-spanned="1" table:number-matrix-rows-spanned="1" table:formula="of:=SUM(IF([.C$2:.C457]&gt;[.C45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table:formula="of:=[.C457]+[.B458]" office:value-type="float" office:value="34657" calcext:value-type="float">
            <text:p>34657</text:p>
          </table:table-cell>
          <table:table-cell table:number-matrix-columns-spanned="1" table:number-matrix-rows-spanned="1" table:formula="of:=SUM(IF([.C$2:.C458]&gt;[.C458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table:formula="of:=[.C458]+[.B459]" office:value-type="float" office:value="34662" calcext:value-type="float">
            <text:p>34662</text:p>
          </table:table-cell>
          <table:table-cell table:number-matrix-columns-spanned="1" table:number-matrix-rows-spanned="1" table:formula="of:=SUM(IF([.C$2:.C459]&gt;[.C459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table:formula="of:=[.C459]+[.B460]" office:value-type="float" office:value="34706" calcext:value-type="float">
            <text:p>34706</text:p>
          </table:table-cell>
          <table:table-cell table:number-matrix-columns-spanned="1" table:number-matrix-rows-spanned="1" table:formula="of:=SUM(IF([.C$2:.C460]&gt;[.C460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[.C460]+[.B461]" office:value-type="float" office:value="34706" calcext:value-type="float">
            <text:p>34706</text:p>
          </table:table-cell>
          <table:table-cell table:number-matrix-columns-spanned="1" table:number-matrix-rows-spanned="1" table:formula="of:=SUM(IF([.C$2:.C461]&gt;[.C461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[.C461]+[.B462]" office:value-type="float" office:value="34706" calcext:value-type="float">
            <text:p>34706</text:p>
          </table:table-cell>
          <table:table-cell table:number-matrix-columns-spanned="1" table:number-matrix-rows-spanned="1" table:formula="of:=SUM(IF([.C$2:.C462]&gt;[.C46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[.C462]+[.B463]" office:value-type="float" office:value="34706" calcext:value-type="float">
            <text:p>34706</text:p>
          </table:table-cell>
          <table:table-cell table:number-matrix-columns-spanned="1" table:number-matrix-rows-spanned="1" table:formula="of:=SUM(IF([.C$2:.C463]&gt;[.C46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table:formula="of:=[.C463]+[.B464]" office:value-type="float" office:value="34712" calcext:value-type="float">
            <text:p>34712</text:p>
          </table:table-cell>
          <table:table-cell table:number-matrix-columns-spanned="1" table:number-matrix-rows-spanned="1" table:formula="of:=SUM(IF([.C$2:.C464]&gt;[.C46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" calcext:value-type="float">
            <text:p>34</text:p>
          </table:table-cell>
          <table:table-cell table:formula="of:=[.C464]+[.B465]" office:value-type="float" office:value="34746" calcext:value-type="float">
            <text:p>34746</text:p>
          </table:table-cell>
          <table:table-cell table:number-matrix-columns-spanned="1" table:number-matrix-rows-spanned="1" table:formula="of:=SUM(IF([.C$2:.C465]&gt;[.C46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formula="of:=[.C465]+[.B466]" office:value-type="float" office:value="34747" calcext:value-type="float">
            <text:p>34747</text:p>
          </table:table-cell>
          <table:table-cell table:number-matrix-columns-spanned="1" table:number-matrix-rows-spanned="1" table:formula="of:=SUM(IF([.C$2:.C466]&gt;[.C46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C466]+[.B467]" office:value-type="float" office:value="34747" calcext:value-type="float">
            <text:p>34747</text:p>
          </table:table-cell>
          <table:table-cell table:number-matrix-columns-spanned="1" table:number-matrix-rows-spanned="1" table:formula="of:=SUM(IF([.C$2:.C467]&gt;[.C46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table:formula="of:=[.C467]+[.B468]" office:value-type="float" office:value="34752" calcext:value-type="float">
            <text:p>34752</text:p>
          </table:table-cell>
          <table:table-cell table:number-matrix-columns-spanned="1" table:number-matrix-rows-spanned="1" table:formula="of:=SUM(IF([.C$2:.C468]&gt;[.C468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" calcext:value-type="float">
            <text:p>41</text:p>
          </table:table-cell>
          <table:table-cell table:formula="of:=[.C468]+[.B469]" office:value-type="float" office:value="34793" calcext:value-type="float">
            <text:p>34793</text:p>
          </table:table-cell>
          <table:table-cell table:number-matrix-columns-spanned="1" table:number-matrix-rows-spanned="1" table:formula="of:=SUM(IF([.C$2:.C469]&gt;[.C46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formula="of:=[.C469]+[.B470]" office:value-type="float" office:value="34794" calcext:value-type="float">
            <text:p>34794</text:p>
          </table:table-cell>
          <table:table-cell table:number-matrix-columns-spanned="1" table:number-matrix-rows-spanned="1" table:formula="of:=SUM(IF([.C$2:.C470]&gt;[.C47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[.C470]+[.B471]" office:value-type="float" office:value="34794" calcext:value-type="float">
            <text:p>34794</text:p>
          </table:table-cell>
          <table:table-cell table:number-matrix-columns-spanned="1" table:number-matrix-rows-spanned="1" table:formula="of:=SUM(IF([.C$2:.C471]&gt;[.C47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[.C471]+[.B472]" office:value-type="float" office:value="34794" calcext:value-type="float">
            <text:p>34794</text:p>
          </table:table-cell>
          <table:table-cell table:number-matrix-columns-spanned="1" table:number-matrix-rows-spanned="1" table:formula="of:=SUM(IF([.C$2:.C472]&gt;[.C47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" calcext:value-type="float">
            <text:p>11</text:p>
          </table:table-cell>
          <table:table-cell table:formula="of:=[.C472]+[.B473]" office:value-type="float" office:value="34805" calcext:value-type="float">
            <text:p>34805</text:p>
          </table:table-cell>
          <table:table-cell table:number-matrix-columns-spanned="1" table:number-matrix-rows-spanned="1" table:formula="of:=SUM(IF([.C$2:.C473]&gt;[.C47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table:formula="of:=[.C473]+[.B474]" office:value-type="float" office:value="34812" calcext:value-type="float">
            <text:p>34812</text:p>
          </table:table-cell>
          <table:table-cell table:number-matrix-columns-spanned="1" table:number-matrix-rows-spanned="1" table:formula="of:=SUM(IF([.C$2:.C474]&gt;[.C474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1" calcext:value-type="float">
            <text:p>31</text:p>
          </table:table-cell>
          <table:table-cell table:formula="of:=[.C474]+[.B475]" office:value-type="float" office:value="34843" calcext:value-type="float">
            <text:p>34843</text:p>
          </table:table-cell>
          <table:table-cell table:number-matrix-columns-spanned="1" table:number-matrix-rows-spanned="1" table:formula="of:=SUM(IF([.C$2:.C475]&gt;[.C47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formula="of:=[.C475]+[.B476]" office:value-type="float" office:value="34844" calcext:value-type="float">
            <text:p>34844</text:p>
          </table:table-cell>
          <table:table-cell table:number-matrix-columns-spanned="1" table:number-matrix-rows-spanned="1" table:formula="of:=SUM(IF([.C$2:.C476]&gt;[.C47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[.C476]+[.B477]" office:value-type="float" office:value="34844" calcext:value-type="float">
            <text:p>34844</text:p>
          </table:table-cell>
          <table:table-cell table:number-matrix-columns-spanned="1" table:number-matrix-rows-spanned="1" table:formula="of:=SUM(IF([.C$2:.C477]&gt;[.C47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2" calcext:value-type="float">
            <text:p>42</text:p>
          </table:table-cell>
          <table:table-cell table:formula="of:=[.C477]+[.B478]" office:value-type="float" office:value="34886" calcext:value-type="float">
            <text:p>34886</text:p>
          </table:table-cell>
          <table:table-cell table:number-matrix-columns-spanned="1" table:number-matrix-rows-spanned="1" table:formula="of:=SUM(IF([.C$2:.C478]&gt;[.C47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[.C478]+[.B479]" office:value-type="float" office:value="34886" calcext:value-type="float">
            <text:p>34886</text:p>
          </table:table-cell>
          <table:table-cell table:number-matrix-columns-spanned="1" table:number-matrix-rows-spanned="1" table:formula="of:=SUM(IF([.C$2:.C479]&gt;[.C47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[.C479]+[.B480]" office:value-type="float" office:value="34886" calcext:value-type="float">
            <text:p>34886</text:p>
          </table:table-cell>
          <table:table-cell table:number-matrix-columns-spanned="1" table:number-matrix-rows-spanned="1" table:formula="of:=SUM(IF([.C$2:.C480]&gt;[.C48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formula="of:=[.C480]+[.B481]" office:value-type="float" office:value="34892" calcext:value-type="float">
            <text:p>34892</text:p>
          </table:table-cell>
          <table:table-cell table:number-matrix-columns-spanned="1" table:number-matrix-rows-spanned="1" table:formula="of:=SUM(IF([.C$2:.C481]&gt;[.C481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" calcext:value-type="float">
            <text:p>27</text:p>
          </table:table-cell>
          <table:table-cell table:formula="of:=[.C481]+[.B482]" office:value-type="float" office:value="34919" calcext:value-type="float">
            <text:p>34919</text:p>
          </table:table-cell>
          <table:table-cell table:number-matrix-columns-spanned="1" table:number-matrix-rows-spanned="1" table:formula="of:=SUM(IF([.C$2:.C482]&gt;[.C48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[.C482]+[.B483]" office:value-type="float" office:value="34919" calcext:value-type="float">
            <text:p>34919</text:p>
          </table:table-cell>
          <table:table-cell table:number-matrix-columns-spanned="1" table:number-matrix-rows-spanned="1" table:formula="of:=SUM(IF([.C$2:.C483]&gt;[.C48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formula="of:=[.C483]+[.B484]" office:value-type="float" office:value="34922" calcext:value-type="float">
            <text:p>34922</text:p>
          </table:table-cell>
          <table:table-cell table:number-matrix-columns-spanned="1" table:number-matrix-rows-spanned="1" table:formula="of:=SUM(IF([.C$2:.C484]&gt;[.C48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" calcext:value-type="float">
            <text:p>34</text:p>
          </table:table-cell>
          <table:table-cell table:formula="of:=[.C484]+[.B485]" office:value-type="float" office:value="34956" calcext:value-type="float">
            <text:p>34956</text:p>
          </table:table-cell>
          <table:table-cell table:number-matrix-columns-spanned="1" table:number-matrix-rows-spanned="1" table:formula="of:=SUM(IF([.C$2:.C485]&gt;[.C48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[.C485]+[.B486]" office:value-type="float" office:value="34956" calcext:value-type="float">
            <text:p>34956</text:p>
          </table:table-cell>
          <table:table-cell table:number-matrix-columns-spanned="1" table:number-matrix-rows-spanned="1" table:formula="of:=SUM(IF([.C$2:.C486]&gt;[.C48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[.C486]+[.B487]" office:value-type="float" office:value="34956" calcext:value-type="float">
            <text:p>34956</text:p>
          </table:table-cell>
          <table:table-cell table:number-matrix-columns-spanned="1" table:number-matrix-rows-spanned="1" table:formula="of:=SUM(IF([.C$2:.C487]&gt;[.C48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table:formula="of:=[.C487]+[.B488]" office:value-type="float" office:value="34962" calcext:value-type="float">
            <text:p>34962</text:p>
          </table:table-cell>
          <table:table-cell table:number-matrix-columns-spanned="1" table:number-matrix-rows-spanned="1" table:formula="of:=SUM(IF([.C$2:.C488]&gt;[.C488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" calcext:value-type="float">
            <text:p>27</text:p>
          </table:table-cell>
          <table:table-cell table:formula="of:=[.C488]+[.B489]" office:value-type="float" office:value="34989" calcext:value-type="float">
            <text:p>34989</text:p>
          </table:table-cell>
          <table:table-cell table:number-matrix-columns-spanned="1" table:number-matrix-rows-spanned="1" table:formula="of:=SUM(IF([.C$2:.C489]&gt;[.C48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[.C489]+[.B490]" office:value-type="float" office:value="34989" calcext:value-type="float">
            <text:p>34989</text:p>
          </table:table-cell>
          <table:table-cell table:number-matrix-columns-spanned="1" table:number-matrix-rows-spanned="1" table:formula="of:=SUM(IF([.C$2:.C490]&gt;[.C49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table:formula="of:=[.C490]+[.B491]" office:value-type="float" office:value="34994" calcext:value-type="float">
            <text:p>34994</text:p>
          </table:table-cell>
          <table:table-cell table:number-matrix-columns-spanned="1" table:number-matrix-rows-spanned="1" table:formula="of:=SUM(IF([.C$2:.C491]&gt;[.C49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table:formula="of:=[.C491]+[.B492]" office:value-type="float" office:value="35028" calcext:value-type="float">
            <text:p>35028</text:p>
          </table:table-cell>
          <table:table-cell table:number-matrix-columns-spanned="1" table:number-matrix-rows-spanned="1" table:formula="of:=SUM(IF([.C$2:.C492]&gt;[.C49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[.C492]+[.B493]" office:value-type="float" office:value="35028" calcext:value-type="float">
            <text:p>35028</text:p>
          </table:table-cell>
          <table:table-cell table:number-matrix-columns-spanned="1" table:number-matrix-rows-spanned="1" table:formula="of:=SUM(IF([.C$2:.C493]&gt;[.C49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[.C493]+[.B494]" office:value-type="float" office:value="35028" calcext:value-type="float">
            <text:p>35028</text:p>
          </table:table-cell>
          <table:table-cell table:number-matrix-columns-spanned="1" table:number-matrix-rows-spanned="1" table:formula="of:=SUM(IF([.C$2:.C494]&gt;[.C49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table:formula="of:=[.C494]+[.B495]" office:value-type="float" office:value="35032" calcext:value-type="float">
            <text:p>35032</text:p>
          </table:table-cell>
          <table:table-cell table:number-matrix-columns-spanned="1" table:number-matrix-rows-spanned="1" table:formula="of:=SUM(IF([.C$2:.C495]&gt;[.C49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table:formula="of:=[.C495]+[.B496]" office:value-type="float" office:value="35042" calcext:value-type="float">
            <text:p>35042</text:p>
          </table:table-cell>
          <table:table-cell table:number-matrix-columns-spanned="1" table:number-matrix-rows-spanned="1" table:formula="of:=SUM(IF([.C$2:.C496]&gt;[.C496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4" calcext:value-type="float">
            <text:p>94</text:p>
          </table:table-cell>
          <table:table-cell table:formula="of:=[.C496]+[.B497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497]&gt;[.C497]-2000;1;0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[.C497]+[.B498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498]&gt;[.C498]-2000;1;0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[.C498]+[.B499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499]&gt;[.C499]-2000;1;0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[.C499]+[.B500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500]&gt;[.C500]-2000;1;0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C500]+[.B501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501]&gt;[.C501]-2000;1;0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[.C501]+[.B502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502]&gt;[.C502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[.C502]+[.B503]" office:value-type="float" office:value="35136" calcext:value-type="float">
            <text:p>35136</text:p>
          </table:table-cell>
          <table:table-cell table:number-matrix-columns-spanned="1" table:number-matrix-rows-spanned="1" table:formula="of:=SUM(IF([.C$2:.C503]&gt;[.C503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formula="of:=[.C503]+[.B504]" office:value-type="float" office:value="35137" calcext:value-type="float">
            <text:p>35137</text:p>
          </table:table-cell>
          <table:table-cell table:number-matrix-columns-spanned="1" table:number-matrix-rows-spanned="1" table:formula="of:=SUM(IF([.C$2:.C504]&gt;[.C504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[.C504]+[.B505]" office:value-type="float" office:value="35137" calcext:value-type="float">
            <text:p>35137</text:p>
          </table:table-cell>
          <table:table-cell table:number-matrix-columns-spanned="1" table:number-matrix-rows-spanned="1" table:formula="of:=SUM(IF([.C$2:.C505]&gt;[.C50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" calcext:value-type="float">
            <text:p>15</text:p>
          </table:table-cell>
          <table:table-cell table:formula="of:=[.C505]+[.B506]" office:value-type="float" office:value="35152" calcext:value-type="float">
            <text:p>35152</text:p>
          </table:table-cell>
          <table:table-cell table:number-matrix-columns-spanned="1" table:number-matrix-rows-spanned="1" table:formula="of:=SUM(IF([.C$2:.C506]&gt;[.C50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formula="of:=[.C506]+[.B507]" office:value-type="float" office:value="35153" calcext:value-type="float">
            <text:p>35153</text:p>
          </table:table-cell>
          <table:table-cell table:number-matrix-columns-spanned="1" table:number-matrix-rows-spanned="1" table:formula="of:=SUM(IF([.C$2:.C507]&gt;[.C50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6" calcext:value-type="float">
            <text:p>46</text:p>
          </table:table-cell>
          <table:table-cell table:formula="of:=[.C507]+[.B508]" office:value-type="float" office:value="35199" calcext:value-type="float">
            <text:p>35199</text:p>
          </table:table-cell>
          <table:table-cell table:number-matrix-columns-spanned="1" table:number-matrix-rows-spanned="1" table:formula="of:=SUM(IF([.C$2:.C508]&gt;[.C508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[.C508]+[.B509]" office:value-type="float" office:value="35199" calcext:value-type="float">
            <text:p>35199</text:p>
          </table:table-cell>
          <table:table-cell table:number-matrix-columns-spanned="1" table:number-matrix-rows-spanned="1" table:formula="of:=SUM(IF([.C$2:.C509]&gt;[.C509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formula="of:=[.C509]+[.B510]" office:value-type="float" office:value="35200" calcext:value-type="float">
            <text:p>35200</text:p>
          </table:table-cell>
          <table:table-cell table:number-matrix-columns-spanned="1" table:number-matrix-rows-spanned="1" table:formula="of:=SUM(IF([.C$2:.C510]&gt;[.C51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1" calcext:value-type="float">
            <text:p>111</text:p>
          </table:table-cell>
          <table:table-cell table:formula="of:=[.C510]+[.B511]" office:value-type="float" office:value="35311" calcext:value-type="float">
            <text:p>35311</text:p>
          </table:table-cell>
          <table:table-cell table:number-matrix-columns-spanned="1" table:number-matrix-rows-spanned="1" table:formula="of:=SUM(IF([.C$2:.C511]&gt;[.C511]-2000;1;0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78" calcext:value-type="float">
            <text:p>178</text:p>
          </table:table-cell>
          <table:table-cell table:formula="of:=[.C511]+[.B512]" office:value-type="float" office:value="35489" calcext:value-type="float">
            <text:p>35489</text:p>
          </table:table-cell>
          <table:table-cell table:number-matrix-columns-spanned="1" table:number-matrix-rows-spanned="1" table:formula="of:=SUM(IF([.C$2:.C512]&gt;[.C512]-2000;1;0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1" calcext:value-type="float">
            <text:p>181</text:p>
          </table:table-cell>
          <table:table-cell table:formula="of:=[.C512]+[.B513]" office:value-type="float" office:value="35670" calcext:value-type="float">
            <text:p>35670</text:p>
          </table:table-cell>
          <table:table-cell table:number-matrix-columns-spanned="1" table:number-matrix-rows-spanned="1" table:formula="of:=SUM(IF([.C$2:.C513]&gt;[.C513]-2000;1;0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81" calcext:value-type="float">
            <text:p>181</text:p>
          </table:table-cell>
          <table:table-cell table:formula="of:=[.C513]+[.B514]" office:value-type="float" office:value="35851" calcext:value-type="float">
            <text:p>35851</text:p>
          </table:table-cell>
          <table:table-cell table:number-matrix-columns-spanned="1" table:number-matrix-rows-spanned="1" table:formula="of:=SUM(IF([.C$2:.C514]&gt;[.C514]-2000;1;0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79" calcext:value-type="float">
            <text:p>179</text:p>
          </table:table-cell>
          <table:table-cell table:formula="of:=[.C514]+[.B515]" office:value-type="float" office:value="36030" calcext:value-type="float">
            <text:p>36030</text:p>
          </table:table-cell>
          <table:table-cell table:number-matrix-columns-spanned="1" table:number-matrix-rows-spanned="1" table:formula="of:=SUM(IF([.C$2:.C515]&gt;[.C515]-2000;1;0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0" calcext:value-type="float">
            <text:p>180</text:p>
          </table:table-cell>
          <table:table-cell table:formula="of:=[.C515]+[.B516]" office:value-type="float" office:value="36210" calcext:value-type="float">
            <text:p>36210</text:p>
          </table:table-cell>
          <table:table-cell table:number-matrix-columns-spanned="1" table:number-matrix-rows-spanned="1" table:formula="of:=SUM(IF([.C$2:.C516]&gt;[.C516]-2000;1;0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1" calcext:value-type="float">
            <text:p>181</text:p>
          </table:table-cell>
          <table:table-cell table:formula="of:=[.C516]+[.B517]" office:value-type="float" office:value="36391" calcext:value-type="float">
            <text:p>36391</text:p>
          </table:table-cell>
          <table:table-cell table:number-matrix-columns-spanned="1" table:number-matrix-rows-spanned="1" table:formula="of:=SUM(IF([.C$2:.C517]&gt;[.C517]-2000;1;0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0" calcext:value-type="float">
            <text:p>180</text:p>
          </table:table-cell>
          <table:table-cell table:formula="of:=[.C517]+[.B518]" office:value-type="float" office:value="36571" calcext:value-type="float">
            <text:p>36571</text:p>
          </table:table-cell>
          <table:table-cell table:number-matrix-columns-spanned="1" table:number-matrix-rows-spanned="1" table:formula="of:=SUM(IF([.C$2:.C518]&gt;[.C518]-2000;1;0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81" calcext:value-type="float">
            <text:p>181</text:p>
          </table:table-cell>
          <table:table-cell table:formula="of:=[.C518]+[.B519]" office:value-type="float" office:value="36752" calcext:value-type="float">
            <text:p>36752</text:p>
          </table:table-cell>
          <table:table-cell table:number-matrix-columns-spanned="1" table:number-matrix-rows-spanned="1" table:formula="of:=SUM(IF([.C$2:.C519]&gt;[.C519]-2000;1;0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79" calcext:value-type="float">
            <text:p>179</text:p>
          </table:table-cell>
          <table:table-cell table:formula="of:=[.C519]+[.B520]" office:value-type="float" office:value="36931" calcext:value-type="float">
            <text:p>36931</text:p>
          </table:table-cell>
          <table:table-cell table:number-matrix-columns-spanned="1" table:number-matrix-rows-spanned="1" table:formula="of:=SUM(IF([.C$2:.C520]&gt;[.C520]-2000;1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4" calcext:value-type="float">
            <text:p>194</text:p>
          </table:table-cell>
          <table:table-cell table:formula="of:=[.C520]+[.B521]" office:value-type="float" office:value="37125" calcext:value-type="float">
            <text:p>37125</text:p>
          </table:table-cell>
          <table:table-cell table:number-matrix-columns-spanned="1" table:number-matrix-rows-spanned="1" table:formula="of:=SUM(IF([.C$2:.C521]&gt;[.C521]-2000;1;0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6" calcext:value-type="float">
            <text:p>166</text:p>
          </table:table-cell>
          <table:table-cell table:formula="of:=[.C521]+[.B522]" office:value-type="float" office:value="37291" calcext:value-type="float">
            <text:p>37291</text:p>
          </table:table-cell>
          <table:table-cell table:number-matrix-columns-spanned="1" table:number-matrix-rows-spanned="1" table:formula="of:=SUM(IF([.C$2:.C522]&gt;[.C5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82" calcext:value-type="float">
            <text:p>182</text:p>
          </table:table-cell>
          <table:table-cell table:formula="of:=[.C522]+[.B523]" office:value-type="float" office:value="37473" calcext:value-type="float">
            <text:p>37473</text:p>
          </table:table-cell>
          <table:table-cell table:number-matrix-columns-spanned="1" table:number-matrix-rows-spanned="1" table:formula="of:=SUM(IF([.C$2:.C523]&gt;[.C5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table:formula="of:=[.C523]+[.B524]" office:value-type="float" office:value="37670" calcext:value-type="float">
            <text:p>37670</text:p>
          </table:table-cell>
          <table:table-cell table:number-matrix-columns-spanned="1" table:number-matrix-rows-spanned="1" table:formula="of:=SUM(IF([.C$2:.C524]&gt;[.C524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2" calcext:value-type="float">
            <text:p>162</text:p>
          </table:table-cell>
          <table:table-cell table:formula="of:=[.C524]+[.B525]" office:value-type="float" office:value="37832" calcext:value-type="float">
            <text:p>37832</text:p>
          </table:table-cell>
          <table:table-cell table:number-matrix-columns-spanned="1" table:number-matrix-rows-spanned="1" table:formula="of:=SUM(IF([.C$2:.C525]&gt;[.C5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80" calcext:value-type="float">
            <text:p>180</text:p>
          </table:table-cell>
          <table:table-cell table:formula="of:=[.C525]+[.B526]" office:value-type="float" office:value="38012" calcext:value-type="float">
            <text:p>38012</text:p>
          </table:table-cell>
          <table:table-cell table:number-matrix-columns-spanned="1" table:number-matrix-rows-spanned="1" table:formula="of:=SUM(IF([.C$2:.C526]&gt;[.C5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0" calcext:value-type="float">
            <text:p>180</text:p>
          </table:table-cell>
          <table:table-cell table:formula="of:=[.C526]+[.B527]" office:value-type="float" office:value="38192" calcext:value-type="float">
            <text:p>38192</text:p>
          </table:table-cell>
          <table:table-cell table:number-matrix-columns-spanned="1" table:number-matrix-rows-spanned="1" table:formula="of:=SUM(IF([.C$2:.C527]&gt;[.C5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1" calcext:value-type="float">
            <text:p>181</text:p>
          </table:table-cell>
          <table:table-cell table:formula="of:=[.C527]+[.B528]" office:value-type="float" office:value="38373" calcext:value-type="float">
            <text:p>38373</text:p>
          </table:table-cell>
          <table:table-cell table:number-matrix-columns-spanned="1" table:number-matrix-rows-spanned="1" table:formula="of:=SUM(IF([.C$2:.C528]&gt;[.C5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81" calcext:value-type="float">
            <text:p>181</text:p>
          </table:table-cell>
          <table:table-cell table:formula="of:=[.C528]+[.B529]" office:value-type="float" office:value="38554" calcext:value-type="float">
            <text:p>38554</text:p>
          </table:table-cell>
          <table:table-cell table:number-matrix-columns-spanned="1" table:number-matrix-rows-spanned="1" table:formula="of:=SUM(IF([.C$2:.C529]&gt;[.C5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0" calcext:value-type="float">
            <text:p>180</text:p>
          </table:table-cell>
          <table:table-cell table:formula="of:=[.C529]+[.B530]" office:value-type="float" office:value="38734" calcext:value-type="float">
            <text:p>38734</text:p>
          </table:table-cell>
          <table:table-cell table:number-matrix-columns-spanned="1" table:number-matrix-rows-spanned="1" table:formula="of:=SUM(IF([.C$2:.C530]&gt;[.C5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2" calcext:value-type="float">
            <text:p>182</text:p>
          </table:table-cell>
          <table:table-cell table:formula="of:=[.C530]+[.B531]" office:value-type="float" office:value="38916" calcext:value-type="float">
            <text:p>38916</text:p>
          </table:table-cell>
          <table:table-cell table:number-matrix-columns-spanned="1" table:number-matrix-rows-spanned="1" table:formula="of:=SUM(IF([.C$2:.C531]&gt;[.C5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7" calcext:value-type="float">
            <text:p>177</text:p>
          </table:table-cell>
          <table:table-cell table:formula="of:=[.C531]+[.B532]" office:value-type="float" office:value="39093" calcext:value-type="float">
            <text:p>39093</text:p>
          </table:table-cell>
          <table:table-cell table:number-matrix-columns-spanned="1" table:number-matrix-rows-spanned="1" table:formula="of:=SUM(IF([.C$2:.C532]&gt;[.C5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80" calcext:value-type="float">
            <text:p>180</text:p>
          </table:table-cell>
          <table:table-cell table:formula="of:=[.C532]+[.B533]" office:value-type="float" office:value="39273" calcext:value-type="float">
            <text:p>39273</text:p>
          </table:table-cell>
          <table:table-cell table:number-matrix-columns-spanned="1" table:number-matrix-rows-spanned="1" table:formula="of:=SUM(IF([.C$2:.C533]&gt;[.C5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81" calcext:value-type="float">
            <text:p>181</text:p>
          </table:table-cell>
          <table:table-cell table:formula="of:=[.C533]+[.B534]" office:value-type="float" office:value="39454" calcext:value-type="float">
            <text:p>39454</text:p>
          </table:table-cell>
          <table:table-cell table:number-matrix-columns-spanned="1" table:number-matrix-rows-spanned="1" table:formula="of:=SUM(IF([.C$2:.C534]&gt;[.C5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82" calcext:value-type="float">
            <text:p>182</text:p>
          </table:table-cell>
          <table:table-cell table:formula="of:=[.C534]+[.B535]" office:value-type="float" office:value="39636" calcext:value-type="float">
            <text:p>39636</text:p>
          </table:table-cell>
          <table:table-cell table:number-matrix-columns-spanned="1" table:number-matrix-rows-spanned="1" table:formula="of:=SUM(IF([.C$2:.C535]&gt;[.C5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78" calcext:value-type="float">
            <text:p>178</text:p>
          </table:table-cell>
          <table:table-cell table:formula="of:=[.C535]+[.B536]" office:value-type="float" office:value="39814" calcext:value-type="float">
            <text:p>39814</text:p>
          </table:table-cell>
          <table:table-cell table:number-matrix-columns-spanned="1" table:number-matrix-rows-spanned="1" table:formula="of:=SUM(IF([.C$2:.C536]&gt;[.C5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81" calcext:value-type="float">
            <text:p>181</text:p>
          </table:table-cell>
          <table:table-cell table:formula="of:=[.C536]+[.B537]" office:value-type="float" office:value="39995" calcext:value-type="float">
            <text:p>39995</text:p>
          </table:table-cell>
          <table:table-cell table:number-matrix-columns-spanned="1" table:number-matrix-rows-spanned="1" table:formula="of:=SUM(IF([.C$2:.C537]&gt;[.C5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9" calcext:value-type="float">
            <text:p>179</text:p>
          </table:table-cell>
          <table:table-cell table:formula="of:=[.C537]+[.B538]" office:value-type="float" office:value="40174" calcext:value-type="float">
            <text:p>40174</text:p>
          </table:table-cell>
          <table:table-cell table:number-matrix-columns-spanned="1" table:number-matrix-rows-spanned="1" table:formula="of:=SUM(IF([.C$2:.C538]&gt;[.C5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9" calcext:value-type="float">
            <text:p>119</text:p>
          </table:table-cell>
          <table:table-cell table:formula="of:=[.C538]+[.B539]" office:value-type="float" office:value="40293" calcext:value-type="float">
            <text:p>40293</text:p>
          </table:table-cell>
          <table:table-cell table:number-matrix-columns-spanned="1" table:number-matrix-rows-spanned="1" table:formula="of:=SUM(IF([.C$2:.C539]&gt;[.C5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table:formula="of:=[.C539]+[.B540]" office:value-type="float" office:value="40325" calcext:value-type="float">
            <text:p>40325</text:p>
          </table:table-cell>
          <table:table-cell table:number-matrix-columns-spanned="1" table:number-matrix-rows-spanned="1" table:formula="of:=SUM(IF([.C$2:.C540]&gt;[.C540]-2000;1;0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[.C540]+[.B541]" office:value-type="float" office:value="40325" calcext:value-type="float">
            <text:p>40325</text:p>
          </table:table-cell>
          <table:table-cell table:number-matrix-columns-spanned="1" table:number-matrix-rows-spanned="1" table:formula="of:=SUM(IF([.C$2:.C541]&gt;[.C541]-2000;1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[.C541]+[.B542]" office:value-type="float" office:value="40325" calcext:value-type="float">
            <text:p>40325</text:p>
          </table:table-cell>
          <table:table-cell table:number-matrix-columns-spanned="1" table:number-matrix-rows-spanned="1" table:formula="of:=SUM(IF([.C$2:.C542]&gt;[.C542]-2000;1;0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  <table:table-cell table:formula="of:=[.C542]+[.B543]" office:value-type="float" office:value="40332" calcext:value-type="float">
            <text:p>40332</text:p>
          </table:table-cell>
          <table:table-cell table:number-matrix-columns-spanned="1" table:number-matrix-rows-spanned="1" table:formula="of:=SUM(IF([.C$2:.C543]&gt;[.C543]-2000;1;0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table:formula="of:=[.C543]+[.B544]" office:value-type="float" office:value="40339" calcext:value-type="float">
            <text:p>40339</text:p>
          </table:table-cell>
          <table:table-cell table:number-matrix-columns-spanned="1" table:number-matrix-rows-spanned="1" table:formula="of:=SUM(IF([.C$2:.C544]&gt;[.C544]-2000;1;0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1" calcext:value-type="float">
            <text:p>31</text:p>
          </table:table-cell>
          <table:table-cell table:formula="of:=[.C544]+[.B545]" office:value-type="float" office:value="40370" calcext:value-type="float">
            <text:p>40370</text:p>
          </table:table-cell>
          <table:table-cell table:number-matrix-columns-spanned="1" table:number-matrix-rows-spanned="1" table:formula="of:=SUM(IF([.C$2:.C545]&gt;[.C545]-2000;1;0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C545]+[.B546]" office:value-type="float" office:value="40370" calcext:value-type="float">
            <text:p>40370</text:p>
          </table:table-cell>
          <table:table-cell table:number-matrix-columns-spanned="1" table:number-matrix-rows-spanned="1" table:formula="of:=SUM(IF([.C$2:.C546]&gt;[.C546]-2000;1;0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formula="of:=[.C546]+[.B547]" office:value-type="float" office:value="40372" calcext:value-type="float">
            <text:p>40372</text:p>
          </table:table-cell>
          <table:table-cell table:number-matrix-columns-spanned="1" table:number-matrix-rows-spanned="1" table:formula="of:=SUM(IF([.C$2:.C547]&gt;[.C547]-2000;1;0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" calcext:value-type="float">
            <text:p>12</text:p>
          </table:table-cell>
          <table:table-cell table:formula="of:=[.C547]+[.B548]" office:value-type="float" office:value="40384" calcext:value-type="float">
            <text:p>40384</text:p>
          </table:table-cell>
          <table:table-cell table:number-matrix-columns-spanned="1" table:number-matrix-rows-spanned="1" table:formula="of:=SUM(IF([.C$2:.C548]&gt;[.C548]-2000;1;0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table:formula="of:=[.C548]+[.B549]" office:value-type="float" office:value="40389" calcext:value-type="float">
            <text:p>40389</text:p>
          </table:table-cell>
          <table:table-cell table:number-matrix-columns-spanned="1" table:number-matrix-rows-spanned="1" table:formula="of:=SUM(IF([.C$2:.C549]&gt;[.C549]-2000;1;0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8" calcext:value-type="float">
            <text:p>38</text:p>
          </table:table-cell>
          <table:table-cell table:formula="of:=[.C549]+[.B550]" office:value-type="float" office:value="40427" calcext:value-type="float">
            <text:p>40427</text:p>
          </table:table-cell>
          <table:table-cell table:number-matrix-columns-spanned="1" table:number-matrix-rows-spanned="1" table:formula="of:=SUM(IF([.C$2:.C550]&gt;[.C550]-2000;1;0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formula="of:=[.C550]+[.B551]" office:value-type="float" office:value="40428" calcext:value-type="float">
            <text:p>40428</text:p>
          </table:table-cell>
          <table:table-cell table:number-matrix-columns-spanned="1" table:number-matrix-rows-spanned="1" table:formula="of:=SUM(IF([.C$2:.C551]&gt;[.C551]-2000;1;0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formula="of:=[.C551]+[.B552]" office:value-type="float" office:value="40429" calcext:value-type="float">
            <text:p>40429</text:p>
          </table:table-cell>
          <table:table-cell table:number-matrix-columns-spanned="1" table:number-matrix-rows-spanned="1" table:formula="of:=SUM(IF([.C$2:.C552]&gt;[.C552]-2000;1;0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formula="of:=[.C552]+[.B553]" office:value-type="float" office:value="40430" calcext:value-type="float">
            <text:p>40430</text:p>
          </table:table-cell>
          <table:table-cell table:number-matrix-columns-spanned="1" table:number-matrix-rows-spanned="1" table:formula="of:=SUM(IF([.C$2:.C553]&gt;[.C553]-2000;1;0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table:formula="of:=[.C553]+[.B554]" office:value-type="float" office:value="40440" calcext:value-type="float">
            <text:p>40440</text:p>
          </table:table-cell>
          <table:table-cell table:number-matrix-columns-spanned="1" table:number-matrix-rows-spanned="1" table:formula="of:=SUM(IF([.C$2:.C554]&gt;[.C554]-2000;1;0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6" calcext:value-type="float">
            <text:p>46</text:p>
          </table:table-cell>
          <table:table-cell table:formula="of:=[.C554]+[.B555]" office:value-type="float" office:value="40486" calcext:value-type="float">
            <text:p>40486</text:p>
          </table:table-cell>
          <table:table-cell table:number-matrix-columns-spanned="1" table:number-matrix-rows-spanned="1" table:formula="of:=SUM(IF([.C$2:.C555]&gt;[.C555]-2000;1;0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formula="of:=[.C555]+[.B556]" office:value-type="float" office:value="40487" calcext:value-type="float">
            <text:p>40487</text:p>
          </table:table-cell>
          <table:table-cell table:number-matrix-columns-spanned="1" table:number-matrix-rows-spanned="1" table:formula="of:=SUM(IF([.C$2:.C556]&gt;[.C556]-2000;1;0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formula="of:=[.C556]+[.B557]" office:value-type="float" office:value="40488" calcext:value-type="float">
            <text:p>40488</text:p>
          </table:table-cell>
          <table:table-cell table:number-matrix-columns-spanned="1" table:number-matrix-rows-spanned="1" table:formula="of:=SUM(IF([.C$2:.C557]&gt;[.C557]-2000;1;0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formula="of:=[.C557]+[.B558]" office:value-type="float" office:value="40488" calcext:value-type="float">
            <text:p>40488</text:p>
          </table:table-cell>
          <table:table-cell table:number-matrix-columns-spanned="1" table:number-matrix-rows-spanned="1" table:formula="of:=SUM(IF([.C$2:.C558]&gt;[.C558]-2000;1;0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" calcext:value-type="float">
            <text:p>25</text:p>
          </table:table-cell>
          <table:table-cell table:formula="of:=[.C558]+[.B559]" office:value-type="float" office:value="40513" calcext:value-type="float">
            <text:p>40513</text:p>
          </table:table-cell>
          <table:table-cell table:number-matrix-columns-spanned="1" table:number-matrix-rows-spanned="1" table:formula="of:=SUM(IF([.C$2:.C559]&gt;[.C559]-2000;1;0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formula="of:=[.C559]+[.B560]" office:value-type="float" office:value="40513" calcext:value-type="float">
            <text:p>40513</text:p>
          </table:table-cell>
          <table:table-cell table:number-matrix-columns-spanned="1" table:number-matrix-rows-spanned="1" table:formula="of:=SUM(IF([.C$2:.C560]&gt;[.C560]-2000;1;0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[.C560]+[.B561]" office:value-type="float" office:value="40514" calcext:value-type="float">
            <text:p>40514</text:p>
          </table:table-cell>
          <table:table-cell table:number-matrix-columns-spanned="1" table:number-matrix-rows-spanned="1" table:formula="of:=SUM(IF([.C$2:.C561]&gt;[.C561]-2000;1;0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2" calcext:value-type="float">
            <text:p>32</text:p>
          </table:table-cell>
          <table:table-cell table:formula="of:=[.C561]+[.B562]" office:value-type="float" office:value="40546" calcext:value-type="float">
            <text:p>40546</text:p>
          </table:table-cell>
          <table:table-cell table:number-matrix-columns-spanned="1" table:number-matrix-rows-spanned="1" table:formula="of:=SUM(IF([.C$2:.C562]&gt;[.C562]-2000;1;0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[.C562]+[.B563]" office:value-type="float" office:value="40546" calcext:value-type="float">
            <text:p>40546</text:p>
          </table:table-cell>
          <table:table-cell table:number-matrix-columns-spanned="1" table:number-matrix-rows-spanned="1" table:formula="of:=SUM(IF([.C$2:.C563]&gt;[.C563]-2000;1;0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formula="of:=[.C563]+[.B564]" office:value-type="float" office:value="40547" calcext:value-type="float">
            <text:p>40547</text:p>
          </table:table-cell>
          <table:table-cell table:number-matrix-columns-spanned="1" table:number-matrix-rows-spanned="1" table:formula="of:=SUM(IF([.C$2:.C564]&gt;[.C564]-2000;1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table:formula="of:=[.C564]+[.B565]" office:value-type="float" office:value="40555" calcext:value-type="float">
            <text:p>40555</text:p>
          </table:table-cell>
          <table:table-cell table:number-matrix-columns-spanned="1" table:number-matrix-rows-spanned="1" table:formula="of:=SUM(IF([.C$2:.C565]&gt;[.C565]-2000;1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table:formula="of:=[.C565]+[.B566]" office:value-type="float" office:value="40559" calcext:value-type="float">
            <text:p>40559</text:p>
          </table:table-cell>
          <table:table-cell table:number-matrix-columns-spanned="1" table:number-matrix-rows-spanned="1" table:formula="of:=SUM(IF([.C$2:.C566]&gt;[.C566]-2000;1;0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" calcext:value-type="float">
            <text:p>24</text:p>
          </table:table-cell>
          <table:table-cell table:formula="of:=[.C566]+[.B567]" office:value-type="float" office:value="40583" calcext:value-type="float">
            <text:p>40583</text:p>
          </table:table-cell>
          <table:table-cell table:number-matrix-columns-spanned="1" table:number-matrix-rows-spanned="1" table:formula="of:=SUM(IF([.C$2:.C567]&gt;[.C567]-2000;1;0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[.C567]+[.B568]" office:value-type="float" office:value="40583" calcext:value-type="float">
            <text:p>40583</text:p>
          </table:table-cell>
          <table:table-cell table:number-matrix-columns-spanned="1" table:number-matrix-rows-spanned="1" table:formula="of:=SUM(IF([.C$2:.C568]&gt;[.C568]-2000;1;0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" calcext:value-type="float">
            <text:p>9</text:p>
          </table:table-cell>
          <table:table-cell table:formula="of:=[.C568]+[.B569]" office:value-type="float" office:value="40592" calcext:value-type="float">
            <text:p>40592</text:p>
          </table:table-cell>
          <table:table-cell table:number-matrix-columns-spanned="1" table:number-matrix-rows-spanned="1" table:formula="of:=SUM(IF([.C$2:.C569]&gt;[.C569]-2000;1;0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table:formula="of:=[.C569]+[.B570]" office:value-type="float" office:value="40621" calcext:value-type="float">
            <text:p>40621</text:p>
          </table:table-cell>
          <table:table-cell table:number-matrix-columns-spanned="1" table:number-matrix-rows-spanned="1" table:formula="of:=SUM(IF([.C$2:.C570]&gt;[.C570]-2000;1;0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[.C570]+[.B571]" office:value-type="float" office:value="40621" calcext:value-type="float">
            <text:p>40621</text:p>
          </table:table-cell>
          <table:table-cell table:number-matrix-columns-spanned="1" table:number-matrix-rows-spanned="1" table:formula="of:=SUM(IF([.C$2:.C571]&gt;[.C571]-2000;1;0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" calcext:value-type="float">
            <text:p>8</text:p>
          </table:table-cell>
          <table:table-cell table:formula="of:=[.C571]+[.B572]" office:value-type="float" office:value="40629" calcext:value-type="float">
            <text:p>40629</text:p>
          </table:table-cell>
          <table:table-cell table:number-matrix-columns-spanned="1" table:number-matrix-rows-spanned="1" table:formula="of:=SUM(IF([.C$2:.C572]&gt;[.C572]-2000;1;0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table:formula="of:=[.C572]+[.B573]" office:value-type="float" office:value="40648" calcext:value-type="float">
            <text:p>40648</text:p>
          </table:table-cell>
          <table:table-cell table:number-matrix-columns-spanned="1" table:number-matrix-rows-spanned="1" table:formula="of:=SUM(IF([.C$2:.C573]&gt;[.C573]-2000;1;0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table:formula="of:=[.C573]+[.B574]" office:value-type="float" office:value="40652" calcext:value-type="float">
            <text:p>40652</text:p>
          </table:table-cell>
          <table:table-cell table:number-matrix-columns-spanned="1" table:number-matrix-rows-spanned="1" table:formula="of:=SUM(IF([.C$2:.C574]&gt;[.C574]-2000;1;0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table:formula="of:=[.C574]+[.B575]" office:value-type="float" office:value="40659" calcext:value-type="float">
            <text:p>40659</text:p>
          </table:table-cell>
          <table:table-cell table:number-matrix-columns-spanned="1" table:number-matrix-rows-spanned="1" table:formula="of:=SUM(IF([.C$2:.C575]&gt;[.C575]-2000;1;0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3" calcext:value-type="float">
            <text:p>23</text:p>
          </table:table-cell>
          <table:table-cell table:formula="of:=[.C575]+[.B576]" office:value-type="float" office:value="40682" calcext:value-type="float">
            <text:p>40682</text:p>
          </table:table-cell>
          <table:table-cell table:number-matrix-columns-spanned="1" table:number-matrix-rows-spanned="1" table:formula="of:=SUM(IF([.C$2:.C576]&gt;[.C576]-2000;1;0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formula="of:=[.C576]+[.B577]" office:value-type="float" office:value="40683" calcext:value-type="float">
            <text:p>40683</text:p>
          </table:table-cell>
          <table:table-cell table:number-matrix-columns-spanned="1" table:number-matrix-rows-spanned="1" table:formula="of:=SUM(IF([.C$2:.C577]&gt;[.C577]-2000;1;0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table:formula="of:=[.C577]+[.B578]" office:value-type="float" office:value="40689" calcext:value-type="float">
            <text:p>40689</text:p>
          </table:table-cell>
          <table:table-cell table:number-matrix-columns-spanned="1" table:number-matrix-rows-spanned="1" table:formula="of:=SUM(IF([.C$2:.C578]&gt;[.C578]-2000;1;0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5" calcext:value-type="float">
            <text:p>35</text:p>
          </table:table-cell>
          <table:table-cell table:formula="of:=[.C578]+[.B579]" office:value-type="float" office:value="40724" calcext:value-type="float">
            <text:p>40724</text:p>
          </table:table-cell>
          <table:table-cell table:number-matrix-columns-spanned="1" table:number-matrix-rows-spanned="1" table:formula="of:=SUM(IF([.C$2:.C579]&gt;[.C579]-2000;1;0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formula="of:=[.C579]+[.B580]" office:value-type="float" office:value="40725" calcext:value-type="float">
            <text:p>40725</text:p>
          </table:table-cell>
          <table:table-cell table:number-matrix-columns-spanned="1" table:number-matrix-rows-spanned="1" table:formula="of:=SUM(IF([.C$2:.C580]&gt;[.C580]-2000;1;0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formula="of:=[.C580]+[.B581]" office:value-type="float" office:value="40726" calcext:value-type="float">
            <text:p>40726</text:p>
          </table:table-cell>
          <table:table-cell table:number-matrix-columns-spanned="1" table:number-matrix-rows-spanned="1" table:formula="of:=SUM(IF([.C$2:.C581]&gt;[.C581]-2000;1;0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</text:p>
          </table:table-cell>
          <table:table-cell table:formula="of:=[.C581]+[.B582]" office:value-type="float" office:value="40734" calcext:value-type="float">
            <text:p>40734</text:p>
          </table:table-cell>
          <table:table-cell table:number-matrix-columns-spanned="1" table:number-matrix-rows-spanned="1" table:formula="of:=SUM(IF([.C$2:.C582]&gt;[.C582]-2000;1;0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table:formula="of:=[.C582]+[.B583]" office:value-type="float" office:value="40739" calcext:value-type="float">
            <text:p>40739</text:p>
          </table:table-cell>
          <table:table-cell table:number-matrix-columns-spanned="1" table:number-matrix-rows-spanned="1" table:formula="of:=SUM(IF([.C$2:.C583]&gt;[.C583]-2000;1;0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" calcext:value-type="float">
            <text:p>30</text:p>
          </table:table-cell>
          <table:table-cell table:formula="of:=[.C583]+[.B584]" office:value-type="float" office:value="40769" calcext:value-type="float">
            <text:p>40769</text:p>
          </table:table-cell>
          <table:table-cell table:number-matrix-columns-spanned="1" table:number-matrix-rows-spanned="1" table:formula="of:=SUM(IF([.C$2:.C584]&gt;[.C584]-2000;1;0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[.C584]+[.B585]" office:value-type="float" office:value="40769" calcext:value-type="float">
            <text:p>40769</text:p>
          </table:table-cell>
          <table:table-cell table:number-matrix-columns-spanned="1" table:number-matrix-rows-spanned="1" table:formula="of:=SUM(IF([.C$2:.C585]&gt;[.C585]-2000;1;0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table:formula="of:=[.C585]+[.B586]" office:value-type="float" office:value="40772" calcext:value-type="float">
            <text:p>40772</text:p>
          </table:table-cell>
          <table:table-cell table:number-matrix-columns-spanned="1" table:number-matrix-rows-spanned="1" table:formula="of:=SUM(IF([.C$2:.C586]&gt;[.C586]-2000;1;0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table:formula="of:=[.C586]+[.B587]" office:value-type="float" office:value="40779" calcext:value-type="float">
            <text:p>40779</text:p>
          </table:table-cell>
          <table:table-cell table:number-matrix-columns-spanned="1" table:number-matrix-rows-spanned="1" table:formula="of:=SUM(IF([.C$2:.C587]&gt;[.C587]-2000;1;0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1" calcext:value-type="float">
            <text:p>81</text:p>
          </table:table-cell>
          <table:table-cell table:formula="of:=[.C587]+[.B588]" office:value-type="float" office:value="40860" calcext:value-type="float">
            <text:p>40860</text:p>
          </table:table-cell>
          <table:table-cell table:number-matrix-columns-spanned="1" table:number-matrix-rows-spanned="1" table:formula="of:=SUM(IF([.C$2:.C588]&gt;[.C588]-2000;1;0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formula="of:=[.C588]+[.B589]" office:value-type="float" office:value="40861" calcext:value-type="float">
            <text:p>40861</text:p>
          </table:table-cell>
          <table:table-cell table:number-matrix-columns-spanned="1" table:number-matrix-rows-spanned="1" table:formula="of:=SUM(IF([.C$2:.C589]&gt;[.C589]-2000;1;0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[.C589]+[.B590]" office:value-type="float" office:value="40861" calcext:value-type="float">
            <text:p>40861</text:p>
          </table:table-cell>
          <table:table-cell table:number-matrix-columns-spanned="1" table:number-matrix-rows-spanned="1" table:formula="of:=SUM(IF([.C$2:.C590]&gt;[.C590]-2000;1;0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[.C590]+[.B591]" office:value-type="float" office:value="40861" calcext:value-type="float">
            <text:p>40861</text:p>
          </table:table-cell>
          <table:table-cell table:number-matrix-columns-spanned="1" table:number-matrix-rows-spanned="1" table:formula="of:=SUM(IF([.C$2:.C591]&gt;[.C591]-2000;1;0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formula="of:=[.C591]+[.B592]" office:value-type="float" office:value="40862" calcext:value-type="float">
            <text:p>40862</text:p>
          </table:table-cell>
          <table:table-cell table:number-matrix-columns-spanned="1" table:number-matrix-rows-spanned="1" table:formula="of:=SUM(IF([.C$2:.C592]&gt;[.C592]-2000;1;0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table:formula="of:=[.C592]+[.B593]" office:value-type="float" office:value="40865" calcext:value-type="float">
            <text:p>40865</text:p>
          </table:table-cell>
          <table:table-cell table:number-matrix-columns-spanned="1" table:number-matrix-rows-spanned="1" table:formula="of:=SUM(IF([.C$2:.C593]&gt;[.C593]-2000;1;0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[.C593]+[.B594]" office:value-type="float" office:value="40865" calcext:value-type="float">
            <text:p>40865</text:p>
          </table:table-cell>
          <table:table-cell table:number-matrix-columns-spanned="1" table:number-matrix-rows-spanned="1" table:formula="of:=SUM(IF([.C$2:.C594]&gt;[.C594]-2000;1;0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formula="of:=[.C594]+[.B595]" office:value-type="float" office:value="40865" calcext:value-type="float">
            <text:p>40865</text:p>
          </table:table-cell>
          <table:table-cell table:number-matrix-columns-spanned="1" table:number-matrix-rows-spanned="1" table:formula="of:=SUM(IF([.C$2:.C595]&gt;[.C595]-2000;1;0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table:formula="of:=[.C595]+[.B596]" office:value-type="float" office:value="40875" calcext:value-type="float">
            <text:p>40875</text:p>
          </table:table-cell>
          <table:table-cell table:number-matrix-columns-spanned="1" table:number-matrix-rows-spanned="1" table:formula="of:=SUM(IF([.C$2:.C596]&gt;[.C596]-2000;1;0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table:formula="of:=[.C596]+[.B597]" office:value-type="float" office:value="40879" calcext:value-type="float">
            <text:p>40879</text:p>
          </table:table-cell>
          <table:table-cell table:number-matrix-columns-spanned="1" table:number-matrix-rows-spanned="1" table:formula="of:=SUM(IF([.C$2:.C597]&gt;[.C597]-2000;1;0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table:formula="of:=[.C597]+[.B598]" office:value-type="float" office:value="40898" calcext:value-type="float">
            <text:p>40898</text:p>
          </table:table-cell>
          <table:table-cell table:number-matrix-columns-spanned="1" table:number-matrix-rows-spanned="1" table:formula="of:=SUM(IF([.C$2:.C598]&gt;[.C598]-2000;1;0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table:formula="of:=[.C598]+[.B599]" office:value-type="float" office:value="40901" calcext:value-type="float">
            <text:p>40901</text:p>
          </table:table-cell>
          <table:table-cell table:number-matrix-columns-spanned="1" table:number-matrix-rows-spanned="1" table:formula="of:=SUM(IF([.C$2:.C599]&gt;[.C599]-2000;1;0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" calcext:value-type="float">
            <text:p>8</text:p>
          </table:table-cell>
          <table:table-cell table:formula="of:=[.C599]+[.B600]" office:value-type="float" office:value="40909" calcext:value-type="float">
            <text:p>40909</text:p>
          </table:table-cell>
          <table:table-cell table:number-matrix-columns-spanned="1" table:number-matrix-rows-spanned="1" table:formula="of:=SUM(IF([.C$2:.C600]&gt;[.C600]-2000;1;0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formula="of:=[.C600]+[.B601]" office:value-type="float" office:value="40931" calcext:value-type="float">
            <text:p>40931</text:p>
          </table:table-cell>
          <table:table-cell table:number-matrix-columns-spanned="1" table:number-matrix-rows-spanned="1" table:formula="of:=SUM(IF([.C$2:.C601]&gt;[.C601]-2000;1;0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[.C601]+[.B602]" office:value-type="float" office:value="40932" calcext:value-type="float">
            <text:p>40932</text:p>
          </table:table-cell>
          <table:table-cell table:number-matrix-columns-spanned="1" table:number-matrix-rows-spanned="1" table:formula="of:=SUM(IF([.C$2:.C602]&gt;[.C602]-2000;1;0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table:formula="of:=[.C602]+[.B603]" office:value-type="float" office:value="40939" calcext:value-type="float">
            <text:p>40939</text:p>
          </table:table-cell>
          <table:table-cell table:number-matrix-columns-spanned="1" table:number-matrix-rows-spanned="1" table:formula="of:=SUM(IF([.C$2:.C603]&gt;[.C603]-2000;1;0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[.C603]+[.B604]" office:value-type="float" office:value="40967" calcext:value-type="float">
            <text:p>40967</text:p>
          </table:table-cell>
          <table:table-cell table:number-matrix-columns-spanned="1" table:number-matrix-rows-spanned="1" table:formula="of:=SUM(IF([.C$2:.C604]&gt;[.C604]-2000;1;0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formula="of:=[.C604]+[.B605]" office:value-type="float" office:value="40967" calcext:value-type="float">
            <text:p>40967</text:p>
          </table:table-cell>
          <table:table-cell table:number-matrix-columns-spanned="1" table:number-matrix-rows-spanned="1" table:formula="of:=SUM(IF([.C$2:.C605]&gt;[.C605]-2000;1;0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table:formula="of:=[.C605]+[.B606]" office:value-type="float" office:value="40971" calcext:value-type="float">
            <text:p>40971</text:p>
          </table:table-cell>
          <table:table-cell table:number-matrix-columns-spanned="1" table:number-matrix-rows-spanned="1" table:formula="of:=SUM(IF([.C$2:.C606]&gt;[.C606]-2000;1;0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table:formula="of:=[.C606]+[.B607]" office:value-type="float" office:value="40979" calcext:value-type="float">
            <text:p>40979</text:p>
          </table:table-cell>
          <table:table-cell table:number-matrix-columns-spanned="1" table:number-matrix-rows-spanned="1" table:formula="of:=SUM(IF([.C$2:.C607]&gt;[.C607]-2000;1;0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9" calcext:value-type="float">
            <text:p>29</text:p>
          </table:table-cell>
          <table:table-cell table:formula="of:=[.C607]+[.B608]" office:value-type="float" office:value="41008" calcext:value-type="float">
            <text:p>41008</text:p>
          </table:table-cell>
          <table:table-cell table:number-matrix-columns-spanned="1" table:number-matrix-rows-spanned="1" table:formula="of:=SUM(IF([.C$2:.C608]&gt;[.C608]-2000;1;0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formula="of:=[.C608]+[.B609]" office:value-type="float" office:value="41009" calcext:value-type="float">
            <text:p>41009</text:p>
          </table:table-cell>
          <table:table-cell table:number-matrix-columns-spanned="1" table:number-matrix-rows-spanned="1" table:formula="of:=SUM(IF([.C$2:.C609]&gt;[.C609]-2000;1;0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table:formula="of:=[.C609]+[.B610]" office:value-type="float" office:value="41014" calcext:value-type="float">
            <text:p>41014</text:p>
          </table:table-cell>
          <table:table-cell table:number-matrix-columns-spanned="1" table:number-matrix-rows-spanned="1" table:formula="of:=SUM(IF([.C$2:.C610]&gt;[.C610]-2000;1;0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" calcext:value-type="float">
            <text:p>5</text:p>
          </table:table-cell>
          <table:table-cell table:formula="of:=[.C610]+[.B611]" office:value-type="float" office:value="41019" calcext:value-type="float">
            <text:p>41019</text:p>
          </table:table-cell>
          <table:table-cell table:number-matrix-columns-spanned="1" table:number-matrix-rows-spanned="1" table:formula="of:=SUM(IF([.C$2:.C611]&gt;[.C611]-2000;1;0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table:formula="of:=[.C611]+[.B612]" office:value-type="float" office:value="41029" calcext:value-type="float">
            <text:p>41029</text:p>
          </table:table-cell>
          <table:table-cell table:number-matrix-columns-spanned="1" table:number-matrix-rows-spanned="1" table:formula="of:=SUM(IF([.C$2:.C612]&gt;[.C612]-2000;1;0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table:formula="of:=[.C612]+[.B613]" office:value-type="float" office:value="41053" calcext:value-type="float">
            <text:p>41053</text:p>
          </table:table-cell>
          <table:table-cell table:number-matrix-columns-spanned="1" table:number-matrix-rows-spanned="1" table:formula="of:=SUM(IF([.C$2:.C613]&gt;[.C613]-2000;1;0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formula="of:=[.C613]+[.B614]" office:value-type="float" office:value="41054" calcext:value-type="float">
            <text:p>41054</text:p>
          </table:table-cell>
          <table:table-cell table:number-matrix-columns-spanned="1" table:number-matrix-rows-spanned="1" table:formula="of:=SUM(IF([.C$2:.C614]&gt;[.C614]-2000;1;0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  <table:table-cell table:formula="of:=[.C614]+[.B615]" office:value-type="float" office:value="41060" calcext:value-type="float">
            <text:p>41060</text:p>
          </table:table-cell>
          <table:table-cell table:number-matrix-columns-spanned="1" table:number-matrix-rows-spanned="1" table:formula="of:=SUM(IF([.C$2:.C615]&gt;[.C615]-2000;1;0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9" calcext:value-type="float">
            <text:p>49</text:p>
          </table:table-cell>
          <table:table-cell table:formula="of:=[.C615]+[.B616]" office:value-type="float" office:value="41109" calcext:value-type="float">
            <text:p>41109</text:p>
          </table:table-cell>
          <table:table-cell table:number-matrix-columns-spanned="1" table:number-matrix-rows-spanned="1" table:formula="of:=SUM(IF([.C$2:.C616]&gt;[.C616]-2000;1;0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[.C616]+[.B617]" office:value-type="float" office:value="41109" calcext:value-type="float">
            <text:p>41109</text:p>
          </table:table-cell>
          <table:table-cell table:number-matrix-columns-spanned="1" table:number-matrix-rows-spanned="1" table:formula="of:=SUM(IF([.C$2:.C617]&gt;[.C617]-2000;1;0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[.C617]+[.B618]" office:value-type="float" office:value="41109" calcext:value-type="float">
            <text:p>41109</text:p>
          </table:table-cell>
          <table:table-cell table:number-matrix-columns-spanned="1" table:number-matrix-rows-spanned="1" table:formula="of:=SUM(IF([.C$2:.C618]&gt;[.C618]-2000;1;0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formula="of:=[.C618]+[.B619]" office:value-type="float" office:value="41110" calcext:value-type="float">
            <text:p>41110</text:p>
          </table:table-cell>
          <table:table-cell table:number-matrix-columns-spanned="1" table:number-matrix-rows-spanned="1" table:formula="of:=SUM(IF([.C$2:.C619]&gt;[.C619]-2000;1;0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5" calcext:value-type="float">
            <text:p>15</text:p>
          </table:table-cell>
          <table:table-cell table:formula="of:=[.C619]+[.B620]" office:value-type="float" office:value="41125" calcext:value-type="float">
            <text:p>41125</text:p>
          </table:table-cell>
          <table:table-cell table:number-matrix-columns-spanned="1" table:number-matrix-rows-spanned="1" table:formula="of:=SUM(IF([.C$2:.C620]&gt;[.C620]-2000;1;0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[.C620]+[.B621]" office:value-type="float" office:value="41125" calcext:value-type="float">
            <text:p>41125</text:p>
          </table:table-cell>
          <table:table-cell table:number-matrix-columns-spanned="1" table:number-matrix-rows-spanned="1" table:formula="of:=SUM(IF([.C$2:.C621]&gt;[.C621]-2000;1;0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6" calcext:value-type="float">
            <text:p>36</text:p>
          </table:table-cell>
          <table:table-cell table:formula="of:=[.C621]+[.B622]" office:value-type="float" office:value="41161" calcext:value-type="float">
            <text:p>41161</text:p>
          </table:table-cell>
          <table:table-cell table:number-matrix-columns-spanned="1" table:number-matrix-rows-spanned="1" table:formula="of:=SUM(IF([.C$2:.C622]&gt;[.C622]-2000;1;0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formula="of:=[.C622]+[.B623]" office:value-type="float" office:value="41162" calcext:value-type="float">
            <text:p>41162</text:p>
          </table:table-cell>
          <table:table-cell table:number-matrix-columns-spanned="1" table:number-matrix-rows-spanned="1" table:formula="of:=SUM(IF([.C$2:.C623]&gt;[.C623]-2000;1;0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formula="of:=[.C623]+[.B624]" office:value-type="float" office:value="41162" calcext:value-type="float">
            <text:p>41162</text:p>
          </table:table-cell>
          <table:table-cell table:number-matrix-columns-spanned="1" table:number-matrix-rows-spanned="1" table:formula="of:=SUM(IF([.C$2:.C624]&gt;[.C624]-2000;1;0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table:formula="of:=[.C624]+[.B625]" office:value-type="float" office:value="41164" calcext:value-type="float">
            <text:p>41164</text:p>
          </table:table-cell>
          <table:table-cell table:number-matrix-columns-spanned="1" table:number-matrix-rows-spanned="1" table:formula="of:=SUM(IF([.C$2:.C625]&gt;[.C625]-2000;1;0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table:formula="of:=[.C625]+[.B626]" office:value-type="float" office:value="41169" calcext:value-type="float">
            <text:p>41169</text:p>
          </table:table-cell>
          <table:table-cell table:number-matrix-columns-spanned="1" table:number-matrix-rows-spanned="1" table:formula="of:=SUM(IF([.C$2:.C626]&gt;[.C626]-2000;1;0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table:formula="of:=[.C626]+[.B627]" office:value-type="float" office:value="41179" calcext:value-type="float">
            <text:p>41179</text:p>
          </table:table-cell>
          <table:table-cell table:number-matrix-columns-spanned="1" table:number-matrix-rows-spanned="1" table:formula="of:=SUM(IF([.C$2:.C627]&gt;[.C627]-2000;1;0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table:formula="of:=[.C627]+[.B628]" office:value-type="float" office:value="41202" calcext:value-type="float">
            <text:p>41202</text:p>
          </table:table-cell>
          <table:table-cell table:number-matrix-columns-spanned="1" table:number-matrix-rows-spanned="1" table:formula="of:=SUM(IF([.C$2:.C628]&gt;[.C628]-2000;1;0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[.C628]+[.B629]" office:value-type="float" office:value="41202" calcext:value-type="float">
            <text:p>41202</text:p>
          </table:table-cell>
          <table:table-cell table:number-matrix-columns-spanned="1" table:number-matrix-rows-spanned="1" table:formula="of:=SUM(IF([.C$2:.C629]&gt;[.C629]-2000;1;0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formula="of:=[.C629]+[.B630]" office:value-type="float" office:value="41209" calcext:value-type="float">
            <text:p>41209</text:p>
          </table:table-cell>
          <table:table-cell table:number-matrix-columns-spanned="1" table:number-matrix-rows-spanned="1" table:formula="of:=SUM(IF([.C$2:.C630]&gt;[.C630]-2000;1;0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table:formula="of:=[.C630]+[.B631]" office:value-type="float" office:value="41241" calcext:value-type="float">
            <text:p>41241</text:p>
          </table:table-cell>
          <table:table-cell table:number-matrix-columns-spanned="1" table:number-matrix-rows-spanned="1" table:formula="of:=SUM(IF([.C$2:.C631]&gt;[.C631]-2000;1;0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formula="of:=[.C631]+[.B632]" office:value-type="float" office:value="41242" calcext:value-type="float">
            <text:p>41242</text:p>
          </table:table-cell>
          <table:table-cell table:number-matrix-columns-spanned="1" table:number-matrix-rows-spanned="1" table:formula="of:=SUM(IF([.C$2:.C632]&gt;[.C632]-2000;1;0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[.C632]+[.B633]" office:value-type="float" office:value="41242" calcext:value-type="float">
            <text:p>41242</text:p>
          </table:table-cell>
          <table:table-cell table:number-matrix-columns-spanned="1" table:number-matrix-rows-spanned="1" table:formula="of:=SUM(IF([.C$2:.C633]&gt;[.C633]-2000;1;0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  <table:table-cell table:formula="of:=[.C633]+[.B634]" office:value-type="float" office:value="41265" calcext:value-type="float">
            <text:p>41265</text:p>
          </table:table-cell>
          <table:table-cell table:number-matrix-columns-spanned="1" table:number-matrix-rows-spanned="1" table:formula="of:=SUM(IF([.C$2:.C634]&gt;[.C634]-2000;1;0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[.C634]+[.B635]" office:value-type="float" office:value="41265" calcext:value-type="float">
            <text:p>41265</text:p>
          </table:table-cell>
          <table:table-cell table:number-matrix-columns-spanned="1" table:number-matrix-rows-spanned="1" table:formula="of:=SUM(IF([.C$2:.C635]&gt;[.C635]-2000;1;0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  <table:table-cell table:formula="of:=[.C635]+[.B636]" office:value-type="float" office:value="41269" calcext:value-type="float">
            <text:p>41269</text:p>
          </table:table-cell>
          <table:table-cell table:number-matrix-columns-spanned="1" table:number-matrix-rows-spanned="1" table:formula="of:=SUM(IF([.C$2:.C636]&gt;[.C636]-2000;1;0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9" calcext:value-type="float">
            <text:p>29</text:p>
          </table:table-cell>
          <table:table-cell table:formula="of:=[.C636]+[.B637]" office:value-type="float" office:value="41298" calcext:value-type="float">
            <text:p>41298</text:p>
          </table:table-cell>
          <table:table-cell table:number-matrix-columns-spanned="1" table:number-matrix-rows-spanned="1" table:formula="of:=SUM(IF([.C$2:.C637]&gt;[.C637]-2000;1;0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formula="of:=[.C637]+[.B638]" office:value-type="float" office:value="41299" calcext:value-type="float">
            <text:p>41299</text:p>
          </table:table-cell>
          <table:table-cell table:number-matrix-columns-spanned="1" table:number-matrix-rows-spanned="1" table:formula="of:=SUM(IF([.C$2:.C638]&gt;[.C638]-2000;1;0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table:formula="of:=[.C638]+[.B639]" office:value-type="float" office:value="41303" calcext:value-type="float">
            <text:p>41303</text:p>
          </table:table-cell>
          <table:table-cell table:number-matrix-columns-spanned="1" table:number-matrix-rows-spanned="1" table:formula="of:=SUM(IF([.C$2:.C639]&gt;[.C639]-2000;1;0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table:formula="of:=[.C639]+[.B640]" office:value-type="float" office:value="41313" calcext:value-type="float">
            <text:p>41313</text:p>
          </table:table-cell>
          <table:table-cell table:number-matrix-columns-spanned="1" table:number-matrix-rows-spanned="1" table:formula="of:=SUM(IF([.C$2:.C640]&gt;[.C640]-2000;1;0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3" calcext:value-type="float">
            <text:p>33</text:p>
          </table:table-cell>
          <table:table-cell table:formula="of:=[.C640]+[.B641]" office:value-type="float" office:value="41346" calcext:value-type="float">
            <text:p>41346</text:p>
          </table:table-cell>
          <table:table-cell table:number-matrix-columns-spanned="1" table:number-matrix-rows-spanned="1" table:formula="of:=SUM(IF([.C$2:.C641]&gt;[.C641]-2000;1;0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[.C641]+[.B642]" office:value-type="float" office:value="41346" calcext:value-type="float">
            <text:p>41346</text:p>
          </table:table-cell>
          <table:table-cell table:number-matrix-columns-spanned="1" table:number-matrix-rows-spanned="1" table:formula="of:=SUM(IF([.C$2:.C642]&gt;[.C642]-2000;1;0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[.C642]+[.B643]" office:value-type="float" office:value="41346" calcext:value-type="float">
            <text:p>41346</text:p>
          </table:table-cell>
          <table:table-cell table:number-matrix-columns-spanned="1" table:number-matrix-rows-spanned="1" table:formula="of:=SUM(IF([.C$2:.C643]&gt;[.C643]-2000;1;0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table:formula="of:=[.C643]+[.B644]" office:value-type="float" office:value="41350" calcext:value-type="float">
            <text:p>41350</text:p>
          </table:table-cell>
          <table:table-cell table:number-matrix-columns-spanned="1" table:number-matrix-rows-spanned="1" table:formula="of:=SUM(IF([.C$2:.C644]&gt;[.C644]-2000;1;0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table:formula="of:=[.C644]+[.B645]" office:value-type="float" office:value="41360" calcext:value-type="float">
            <text:p>41360</text:p>
          </table:table-cell>
          <table:table-cell table:number-matrix-columns-spanned="1" table:number-matrix-rows-spanned="1" table:formula="of:=SUM(IF([.C$2:.C645]&gt;[.C645]-2000;1;0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" calcext:value-type="float">
            <text:p>22</text:p>
          </table:table-cell>
          <table:table-cell table:formula="of:=[.C645]+[.B646]" office:value-type="float" office:value="41382" calcext:value-type="float">
            <text:p>41382</text:p>
          </table:table-cell>
          <table:table-cell table:number-matrix-columns-spanned="1" table:number-matrix-rows-spanned="1" table:formula="of:=SUM(IF([.C$2:.C646]&gt;[.C646]-2000;1;0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[.C646]+[.B647]" office:value-type="float" office:value="41382" calcext:value-type="float">
            <text:p>41382</text:p>
          </table:table-cell>
          <table:table-cell table:number-matrix-columns-spanned="1" table:number-matrix-rows-spanned="1" table:formula="of:=SUM(IF([.C$2:.C647]&gt;[.C647]-2000;1;0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  <table:table-cell table:formula="of:=[.C647]+[.B648]" office:value-type="float" office:value="41391" calcext:value-type="float">
            <text:p>41391</text:p>
          </table:table-cell>
          <table:table-cell table:number-matrix-columns-spanned="1" table:number-matrix-rows-spanned="1" table:formula="of:=SUM(IF([.C$2:.C648]&gt;[.C648]-2000;1;0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0" calcext:value-type="float">
            <text:p>40</text:p>
          </table:table-cell>
          <table:table-cell table:formula="of:=[.C648]+[.B649]" office:value-type="float" office:value="41431" calcext:value-type="float">
            <text:p>41431</text:p>
          </table:table-cell>
          <table:table-cell table:number-matrix-columns-spanned="1" table:number-matrix-rows-spanned="1" table:formula="of:=SUM(IF([.C$2:.C649]&gt;[.C649]-2000;1;0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formula="of:=[.C649]+[.B650]" office:value-type="float" office:value="41432" calcext:value-type="float">
            <text:p>41432</text:p>
          </table:table-cell>
          <table:table-cell table:number-matrix-columns-spanned="1" table:number-matrix-rows-spanned="1" table:formula="of:=SUM(IF([.C$2:.C650]&gt;[.C650]-2000;1;0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table:formula="of:=[.C650]+[.B651]" office:value-type="float" office:value="41439" calcext:value-type="float">
            <text:p>41439</text:p>
          </table:table-cell>
          <table:table-cell table:number-matrix-columns-spanned="1" table:number-matrix-rows-spanned="1" table:formula="of:=SUM(IF([.C$2:.C651]&gt;[.C651]-2000;1;0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formula="of:=[.C651]+[.B652]" office:value-type="float" office:value="41439" calcext:value-type="float">
            <text:p>41439</text:p>
          </table:table-cell>
          <table:table-cell table:number-matrix-columns-spanned="1" table:number-matrix-rows-spanned="1" table:formula="of:=SUM(IF([.C$2:.C652]&gt;[.C652]-2000;1;0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" calcext:value-type="float">
            <text:p>32</text:p>
          </table:table-cell>
          <table:table-cell table:formula="of:=[.C652]+[.B653]" office:value-type="float" office:value="41471" calcext:value-type="float">
            <text:p>41471</text:p>
          </table:table-cell>
          <table:table-cell table:number-matrix-columns-spanned="1" table:number-matrix-rows-spanned="1" table:formula="of:=SUM(IF([.C$2:.C653]&gt;[.C653]-2000;1;0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formula="of:=[.C653]+[.B654]" office:value-type="float" office:value="41472" calcext:value-type="float">
            <text:p>41472</text:p>
          </table:table-cell>
          <table:table-cell table:number-matrix-columns-spanned="1" table:number-matrix-rows-spanned="1" table:formula="of:=SUM(IF([.C$2:.C654]&gt;[.C654]-2000;1;0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formula="of:=[.C654]+[.B655]" office:value-type="float" office:value="41472" calcext:value-type="float">
            <text:p>41472</text:p>
          </table:table-cell>
          <table:table-cell table:number-matrix-columns-spanned="1" table:number-matrix-rows-spanned="1" table:formula="of:=SUM(IF([.C$2:.C655]&gt;[.C655]-2000;1;0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3" calcext:value-type="float">
            <text:p>33</text:p>
          </table:table-cell>
          <table:table-cell table:formula="of:=[.C655]+[.B656]" office:value-type="float" office:value="41505" calcext:value-type="float">
            <text:p>41505</text:p>
          </table:table-cell>
          <table:table-cell table:number-matrix-columns-spanned="1" table:number-matrix-rows-spanned="1" table:formula="of:=SUM(IF([.C$2:.C656]&gt;[.C656]-2000;1;0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C656]+[.B657]" office:value-type="float" office:value="41505" calcext:value-type="float">
            <text:p>41505</text:p>
          </table:table-cell>
          <table:table-cell table:number-matrix-columns-spanned="1" table:number-matrix-rows-spanned="1" table:formula="of:=SUM(IF([.C$2:.C657]&gt;[.C657]-2000;1;0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formula="of:=[.C657]+[.B658]" office:value-type="float" office:value="41505" calcext:value-type="float">
            <text:p>41505</text:p>
          </table:table-cell>
          <table:table-cell table:number-matrix-columns-spanned="1" table:number-matrix-rows-spanned="1" table:formula="of:=SUM(IF([.C$2:.C658]&gt;[.C658]-2000;1;0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  <table:table-cell table:formula="of:=[.C658]+[.B659]" office:value-type="float" office:value="41509" calcext:value-type="float">
            <text:p>41509</text:p>
          </table:table-cell>
          <table:table-cell table:number-matrix-columns-spanned="1" table:number-matrix-rows-spanned="1" table:formula="of:=SUM(IF([.C$2:.C659]&gt;[.C659]-2000;1;0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7" calcext:value-type="float">
            <text:p>27</text:p>
          </table:table-cell>
          <table:table-cell table:formula="of:=[.C659]+[.B660]" office:value-type="float" office:value="41536" calcext:value-type="float">
            <text:p>41536</text:p>
          </table:table-cell>
          <table:table-cell table:number-matrix-columns-spanned="1" table:number-matrix-rows-spanned="1" table:formula="of:=SUM(IF([.C$2:.C660]&gt;[.C660]-2000;1;0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formula="of:=[.C660]+[.B661]" office:value-type="float" office:value="41537" calcext:value-type="float">
            <text:p>41537</text:p>
          </table:table-cell>
          <table:table-cell table:number-matrix-columns-spanned="1" table:number-matrix-rows-spanned="1" table:formula="of:=SUM(IF([.C$2:.C661]&gt;[.C661]-2000;1;0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table:formula="of:=[.C661]+[.B662]" office:value-type="float" office:value="41541" calcext:value-type="float">
            <text:p>41541</text:p>
          </table:table-cell>
          <table:table-cell table:number-matrix-columns-spanned="1" table:number-matrix-rows-spanned="1" table:formula="of:=SUM(IF([.C$2:.C662]&gt;[.C662]-2000;1;0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9" calcext:value-type="float">
            <text:p>29</text:p>
          </table:table-cell>
          <table:table-cell table:formula="of:=[.C662]+[.B663]" office:value-type="float" office:value="41570" calcext:value-type="float">
            <text:p>41570</text:p>
          </table:table-cell>
          <table:table-cell table:number-matrix-columns-spanned="1" table:number-matrix-rows-spanned="1" table:formula="of:=SUM(IF([.C$2:.C663]&gt;[.C663]-2000;1;0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formula="of:=[.C663]+[.B664]" office:value-type="float" office:value="41571" calcext:value-type="float">
            <text:p>41571</text:p>
          </table:table-cell>
          <table:table-cell table:number-matrix-columns-spanned="1" table:number-matrix-rows-spanned="1" table:formula="of:=SUM(IF([.C$2:.C664]&gt;[.C664]-2000;1;0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formula="of:=[.C664]+[.B665]" office:value-type="float" office:value="41571" calcext:value-type="float">
            <text:p>41571</text:p>
          </table:table-cell>
          <table:table-cell table:number-matrix-columns-spanned="1" table:number-matrix-rows-spanned="1" table:formula="of:=SUM(IF([.C$2:.C665]&gt;[.C665]-2000;1;0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0" calcext:value-type="float">
            <text:p>40</text:p>
          </table:table-cell>
          <table:table-cell table:formula="of:=[.C665]+[.B666]" office:value-type="float" office:value="41611" calcext:value-type="float">
            <text:p>41611</text:p>
          </table:table-cell>
          <table:table-cell table:number-matrix-columns-spanned="1" table:number-matrix-rows-spanned="1" table:formula="of:=SUM(IF([.C$2:.C666]&gt;[.C666]-2000;1;0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formula="of:=[.C666]+[.B667]" office:value-type="float" office:value="41612" calcext:value-type="float">
            <text:p>41612</text:p>
          </table:table-cell>
          <table:table-cell table:number-matrix-columns-spanned="1" table:number-matrix-rows-spanned="1" table:formula="of:=SUM(IF([.C$2:.C667]&gt;[.C667]-2000;1;0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formula="of:=[.C667]+[.B668]" office:value-type="float" office:value="41613" calcext:value-type="float">
            <text:p>41613</text:p>
          </table:table-cell>
          <table:table-cell table:number-matrix-columns-spanned="1" table:number-matrix-rows-spanned="1" table:formula="of:=SUM(IF([.C$2:.C668]&gt;[.C668]-2000;1;0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2" calcext:value-type="float">
            <text:p>12</text:p>
          </table:table-cell>
          <table:table-cell table:formula="of:=[.C668]+[.B669]" office:value-type="float" office:value="41625" calcext:value-type="float">
            <text:p>41625</text:p>
          </table:table-cell>
          <table:table-cell table:number-matrix-columns-spanned="1" table:number-matrix-rows-spanned="1" table:formula="of:=SUM(IF([.C$2:.C669]&gt;[.C669]-2000;1;0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[.C669]+[.B670]" office:value-type="float" office:value="41625" calcext:value-type="float">
            <text:p>41625</text:p>
          </table:table-cell>
          <table:table-cell table:number-matrix-columns-spanned="1" table:number-matrix-rows-spanned="1" table:formula="of:=SUM(IF([.C$2:.C670]&gt;[.C670]-2000;1;0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table:formula="of:=[.C670]+[.B671]" office:value-type="float" office:value="41657" calcext:value-type="float">
            <text:p>41657</text:p>
          </table:table-cell>
          <table:table-cell table:number-matrix-columns-spanned="1" table:number-matrix-rows-spanned="1" table:formula="of:=SUM(IF([.C$2:.C671]&gt;[.C671]-2000;1;0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C671]+[.B672]" office:value-type="float" office:value="41657" calcext:value-type="float">
            <text:p>41657</text:p>
          </table:table-cell>
          <table:table-cell table:number-matrix-columns-spanned="1" table:number-matrix-rows-spanned="1" table:formula="of:=SUM(IF([.C$2:.C672]&gt;[.C672]-2000;1;0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[.C672]+[.B673]" office:value-type="float" office:value="41657" calcext:value-type="float">
            <text:p>41657</text:p>
          </table:table-cell>
          <table:table-cell table:number-matrix-columns-spanned="1" table:number-matrix-rows-spanned="1" table:formula="of:=SUM(IF([.C$2:.C673]&gt;[.C673]-2000;1;0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table:formula="of:=[.C673]+[.B674]" office:value-type="float" office:value="41661" calcext:value-type="float">
            <text:p>41661</text:p>
          </table:table-cell>
          <table:table-cell table:number-matrix-columns-spanned="1" table:number-matrix-rows-spanned="1" table:formula="of:=SUM(IF([.C$2:.C674]&gt;[.C674]-2000;1;0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2" calcext:value-type="float">
            <text:p>12</text:p>
          </table:table-cell>
          <table:table-cell table:formula="of:=[.C674]+[.B675]" office:value-type="float" office:value="41673" calcext:value-type="float">
            <text:p>41673</text:p>
          </table:table-cell>
          <table:table-cell table:number-matrix-columns-spanned="1" table:number-matrix-rows-spanned="1" table:formula="of:=SUM(IF([.C$2:.C675]&gt;[.C675]-2000;1;0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1" calcext:value-type="float">
            <text:p>31</text:p>
          </table:table-cell>
          <table:table-cell table:formula="of:=[.C675]+[.B676]" office:value-type="float" office:value="41704" calcext:value-type="float">
            <text:p>41704</text:p>
          </table:table-cell>
          <table:table-cell table:number-matrix-columns-spanned="1" table:number-matrix-rows-spanned="1" table:formula="of:=SUM(IF([.C$2:.C676]&gt;[.C676]-2000;1;0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C676]+[.B677]" office:value-type="float" office:value="41704" calcext:value-type="float">
            <text:p>41704</text:p>
          </table:table-cell>
          <table:table-cell table:number-matrix-columns-spanned="1" table:number-matrix-rows-spanned="1" table:formula="of:=SUM(IF([.C$2:.C677]&gt;[.C677]-2000;1;0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[.C677]+[.B678]" office:value-type="float" office:value="41704" calcext:value-type="float">
            <text:p>41704</text:p>
          </table:table-cell>
          <table:table-cell table:number-matrix-columns-spanned="1" table:number-matrix-rows-spanned="1" table:formula="of:=SUM(IF([.C$2:.C678]&gt;[.C678]-2000;1;0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" calcext:value-type="float">
            <text:p>6</text:p>
          </table:table-cell>
          <table:table-cell table:formula="of:=[.C678]+[.B679]" office:value-type="float" office:value="41710" calcext:value-type="float">
            <text:p>41710</text:p>
          </table:table-cell>
          <table:table-cell table:number-matrix-columns-spanned="1" table:number-matrix-rows-spanned="1" table:formula="of:=SUM(IF([.C$2:.C679]&gt;[.C679]-2000;1;0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" calcext:value-type="float">
            <text:p>30</text:p>
          </table:table-cell>
          <table:table-cell table:formula="of:=[.C679]+[.B680]" office:value-type="float" office:value="41740" calcext:value-type="float">
            <text:p>41740</text:p>
          </table:table-cell>
          <table:table-cell table:number-matrix-columns-spanned="1" table:number-matrix-rows-spanned="1" table:formula="of:=SUM(IF([.C$2:.C680]&gt;[.C680]-2000;1;0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formula="of:=[.C680]+[.B681]" office:value-type="float" office:value="41741" calcext:value-type="float">
            <text:p>41741</text:p>
          </table:table-cell>
          <table:table-cell table:number-matrix-columns-spanned="1" table:number-matrix-rows-spanned="1" table:formula="of:=SUM(IF([.C$2:.C681]&gt;[.C681]-2000;1;0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formula="of:=[.C681]+[.B682]" office:value-type="float" office:value="41742" calcext:value-type="float">
            <text:p>41742</text:p>
          </table:table-cell>
          <table:table-cell table:number-matrix-columns-spanned="1" table:number-matrix-rows-spanned="1" table:formula="of:=SUM(IF([.C$2:.C682]&gt;[.C682]-2000;1;0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table:formula="of:=[.C682]+[.B683]" office:value-type="float" office:value="41750" calcext:value-type="float">
            <text:p>41750</text:p>
          </table:table-cell>
          <table:table-cell table:number-matrix-columns-spanned="1" table:number-matrix-rows-spanned="1" table:formula="of:=SUM(IF([.C$2:.C683]&gt;[.C683]-2000;1;0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table:formula="of:=[.C683]+[.B684]" office:value-type="float" office:value="41760" calcext:value-type="float">
            <text:p>41760</text:p>
          </table:table-cell>
          <table:table-cell table:number-matrix-columns-spanned="1" table:number-matrix-rows-spanned="1" table:formula="of:=SUM(IF([.C$2:.C684]&gt;[.C684]-2000;1;0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4" calcext:value-type="float">
            <text:p>24</text:p>
          </table:table-cell>
          <table:table-cell table:formula="of:=[.C684]+[.B685]" office:value-type="float" office:value="41784" calcext:value-type="float">
            <text:p>41784</text:p>
          </table:table-cell>
          <table:table-cell table:number-matrix-columns-spanned="1" table:number-matrix-rows-spanned="1" table:formula="of:=SUM(IF([.C$2:.C685]&gt;[.C685]-2000;1;0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formula="of:=[.C685]+[.B686]" office:value-type="float" office:value="41785" calcext:value-type="float">
            <text:p>41785</text:p>
          </table:table-cell>
          <table:table-cell table:number-matrix-columns-spanned="1" table:number-matrix-rows-spanned="1" table:formula="of:=SUM(IF([.C$2:.C686]&gt;[.C686]-2000;1;0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0" calcext:value-type="float">
            <text:p>60</text:p>
          </table:table-cell>
          <table:table-cell table:formula="of:=[.C686]+[.B687]" office:value-type="float" office:value="41845" calcext:value-type="float">
            <text:p>41845</text:p>
          </table:table-cell>
          <table:table-cell table:number-matrix-columns-spanned="1" table:number-matrix-rows-spanned="1" table:formula="of:=SUM(IF([.C$2:.C687]&gt;[.C687]-2000;1;0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formula="of:=[.C687]+[.B688]" office:value-type="float" office:value="41846" calcext:value-type="float">
            <text:p>41846</text:p>
          </table:table-cell>
          <table:table-cell table:number-matrix-columns-spanned="1" table:number-matrix-rows-spanned="1" table:formula="of:=SUM(IF([.C$2:.C688]&gt;[.C688]-2000;1;0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[.C688]+[.B689]" office:value-type="float" office:value="41846" calcext:value-type="float">
            <text:p>41846</text:p>
          </table:table-cell>
          <table:table-cell table:number-matrix-columns-spanned="1" table:number-matrix-rows-spanned="1" table:formula="of:=SUM(IF([.C$2:.C689]&gt;[.C689]-2000;1;0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formula="of:=[.C689]+[.B690]" office:value-type="float" office:value="41847" calcext:value-type="float">
            <text:p>41847</text:p>
          </table:table-cell>
          <table:table-cell table:number-matrix-columns-spanned="1" table:number-matrix-rows-spanned="1" table:formula="of:=SUM(IF([.C$2:.C690]&gt;[.C690]-2000;1;0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[.C690]+[.B691]" office:value-type="float" office:value="41847" calcext:value-type="float">
            <text:p>41847</text:p>
          </table:table-cell>
          <table:table-cell table:number-matrix-columns-spanned="1" table:number-matrix-rows-spanned="1" table:formula="of:=SUM(IF([.C$2:.C691]&gt;[.C691]-2000;1;0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formula="of:=[.C691]+[.B692]" office:value-type="float" office:value="41848" calcext:value-type="float">
            <text:p>41848</text:p>
          </table:table-cell>
          <table:table-cell table:number-matrix-columns-spanned="1" table:number-matrix-rows-spanned="1" table:formula="of:=SUM(IF([.C$2:.C692]&gt;[.C692]-2000;1;0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formula="of:=[.C692]+[.B693]" office:value-type="float" office:value="41864" calcext:value-type="float">
            <text:p>41864</text:p>
          </table:table-cell>
          <table:table-cell table:number-matrix-columns-spanned="1" table:number-matrix-rows-spanned="1" table:formula="of:=SUM(IF([.C$2:.C693]&gt;[.C693]-2000;1;0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formula="of:=[.C693]+[.B694]" office:value-type="float" office:value="41865" calcext:value-type="float">
            <text:p>41865</text:p>
          </table:table-cell>
          <table:table-cell table:number-matrix-columns-spanned="1" table:number-matrix-rows-spanned="1" table:formula="of:=SUM(IF([.C$2:.C694]&gt;[.C694]-2000;1;0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" calcext:value-type="float">
            <text:p>7</text:p>
          </table:table-cell>
          <table:table-cell table:formula="of:=[.C694]+[.B695]" office:value-type="float" office:value="41872" calcext:value-type="float">
            <text:p>41872</text:p>
          </table:table-cell>
          <table:table-cell table:number-matrix-columns-spanned="1" table:number-matrix-rows-spanned="1" table:formula="of:=SUM(IF([.C$2:.C695]&gt;[.C695]-2000;1;0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3" calcext:value-type="float">
            <text:p>63</text:p>
          </table:table-cell>
          <table:table-cell table:formula="of:=[.C695]+[.B696]" office:value-type="float" office:value="41935" calcext:value-type="float">
            <text:p>41935</text:p>
          </table:table-cell>
          <table:table-cell table:number-matrix-columns-spanned="1" table:number-matrix-rows-spanned="1" table:formula="of:=SUM(IF([.C$2:.C696]&gt;[.C696]-2000;1;0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formula="of:=[.C696]+[.B697]" office:value-type="float" office:value="41935" calcext:value-type="float">
            <text:p>41935</text:p>
          </table:table-cell>
          <table:table-cell table:number-matrix-columns-spanned="1" table:number-matrix-rows-spanned="1" table:formula="of:=SUM(IF([.C$2:.C697]&gt;[.C697]-2000;1;0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formula="of:=[.C697]+[.B698]" office:value-type="float" office:value="41936" calcext:value-type="float">
            <text:p>41936</text:p>
          </table:table-cell>
          <table:table-cell table:number-matrix-columns-spanned="1" table:number-matrix-rows-spanned="1" table:formula="of:=SUM(IF([.C$2:.C698]&gt;[.C698]-2000;1;0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formula="of:=[.C698]+[.B699]" office:value-type="float" office:value="41936" calcext:value-type="float">
            <text:p>41936</text:p>
          </table:table-cell>
          <table:table-cell table:number-matrix-columns-spanned="1" table:number-matrix-rows-spanned="1" table:formula="of:=SUM(IF([.C$2:.C699]&gt;[.C699]-2000;1;0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formula="of:=[.C699]+[.B700]" office:value-type="float" office:value="41936" calcext:value-type="float">
            <text:p>41936</text:p>
          </table:table-cell>
          <table:table-cell table:number-matrix-columns-spanned="1" table:number-matrix-rows-spanned="1" table:formula="of:=SUM(IF([.C$2:.C700]&gt;[.C700]-2000;1;0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700]+[.B701]" office:value-type="float" office:value="41937" calcext:value-type="float">
            <text:p>41937</text:p>
          </table:table-cell>
          <table:table-cell table:number-matrix-columns-spanned="1" table:number-matrix-rows-spanned="1" table:formula="of:=SUM(IF([.C$2:.C701]&gt;[.C701]-2000;1;0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table:formula="of:=[.C701]+[.B702]" office:value-type="float" office:value="41947" calcext:value-type="float">
            <text:p>41947</text:p>
          </table:table-cell>
          <table:table-cell table:number-matrix-columns-spanned="1" table:number-matrix-rows-spanned="1" table:formula="of:=SUM(IF([.C$2:.C702]&gt;[.C702]-2000;1;0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table:formula="of:=[.C702]+[.B703]" office:value-type="float" office:value="41950" calcext:value-type="float">
            <text:p>41950</text:p>
          </table:table-cell>
          <table:table-cell table:number-matrix-columns-spanned="1" table:number-matrix-rows-spanned="1" table:formula="of:=SUM(IF([.C$2:.C703]&gt;[.C703]-2000;1;0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table:formula="of:=[.C703]+[.B704]" office:value-type="float" office:value="41960" calcext:value-type="float">
            <text:p>41960</text:p>
          </table:table-cell>
          <table:table-cell table:number-matrix-columns-spanned="1" table:number-matrix-rows-spanned="1" table:formula="of:=SUM(IF([.C$2:.C704]&gt;[.C704]-2000;1;0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9" calcext:value-type="float">
            <text:p>59</text:p>
          </table:table-cell>
          <table:table-cell table:formula="of:=[.C704]+[.B705]" office:value-type="float" office:value="42019" calcext:value-type="float">
            <text:p>42019</text:p>
          </table:table-cell>
          <table:table-cell table:number-matrix-columns-spanned="1" table:number-matrix-rows-spanned="1" table:formula="of:=SUM(IF([.C$2:.C705]&gt;[.C705]-2000;1;0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formula="of:=[.C705]+[.B706]" office:value-type="float" office:value="42019" calcext:value-type="float">
            <text:p>42019</text:p>
          </table:table-cell>
          <table:table-cell table:number-matrix-columns-spanned="1" table:number-matrix-rows-spanned="1" table:formula="of:=SUM(IF([.C$2:.C706]&gt;[.C706]-2000;1;0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formula="of:=[.C706]+[.B707]" office:value-type="float" office:value="42019" calcext:value-type="float">
            <text:p>42019</text:p>
          </table:table-cell>
          <table:table-cell table:number-matrix-columns-spanned="1" table:number-matrix-rows-spanned="1" table:formula="of:=SUM(IF([.C$2:.C707]&gt;[.C707]-2000;1;0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formula="of:=[.C707]+[.B708]" office:value-type="float" office:value="42019" calcext:value-type="float">
            <text:p>42019</text:p>
          </table:table-cell>
          <table:table-cell table:number-matrix-columns-spanned="1" table:number-matrix-rows-spanned="1" table:formula="of:=SUM(IF([.C$2:.C708]&gt;[.C708]-2000;1;0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formula="of:=[.C708]+[.B709]" office:value-type="float" office:value="42020" calcext:value-type="float">
            <text:p>42020</text:p>
          </table:table-cell>
          <table:table-cell table:number-matrix-columns-spanned="1" table:number-matrix-rows-spanned="1" table:formula="of:=SUM(IF([.C$2:.C709]&gt;[.C709]-2000;1;0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table:formula="of:=[.C709]+[.B710]" office:value-type="float" office:value="42025" calcext:value-type="float">
            <text:p>42025</text:p>
          </table:table-cell>
          <table:table-cell table:number-matrix-columns-spanned="1" table:number-matrix-rows-spanned="1" table:formula="of:=SUM(IF([.C$2:.C710]&gt;[.C710]-2000;1;0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" calcext:value-type="float">
            <text:p>23</text:p>
          </table:table-cell>
          <table:table-cell table:formula="of:=[.C710]+[.B711]" office:value-type="float" office:value="42048" calcext:value-type="float">
            <text:p>42048</text:p>
          </table:table-cell>
          <table:table-cell table:number-matrix-columns-spanned="1" table:number-matrix-rows-spanned="1" table:formula="of:=SUM(IF([.C$2:.C711]&gt;[.C711]-2000;1;0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[.C711]+[.B712]" office:value-type="float" office:value="42048" calcext:value-type="float">
            <text:p>42048</text:p>
          </table:table-cell>
          <table:table-cell table:number-matrix-columns-spanned="1" table:number-matrix-rows-spanned="1" table:formula="of:=SUM(IF([.C$2:.C712]&gt;[.C712]-2000;1;0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table:formula="of:=[.C712]+[.B713]" office:value-type="float" office:value="42050" calcext:value-type="float">
            <text:p>42050</text:p>
          </table:table-cell>
          <table:table-cell table:number-matrix-columns-spanned="1" table:number-matrix-rows-spanned="1" table:formula="of:=SUM(IF([.C$2:.C713]&gt;[.C713]-2000;1;0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" calcext:value-type="float">
            <text:p>10</text:p>
          </table:table-cell>
          <table:table-cell table:formula="of:=[.C713]+[.B714]" office:value-type="float" office:value="42060" calcext:value-type="float">
            <text:p>42060</text:p>
          </table:table-cell>
          <table:table-cell table:number-matrix-columns-spanned="1" table:number-matrix-rows-spanned="1" table:formula="of:=SUM(IF([.C$2:.C714]&gt;[.C714]-2000;1;0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" calcext:value-type="float">
            <text:p>25</text:p>
          </table:table-cell>
          <table:table-cell table:formula="of:=[.C714]+[.B715]" office:value-type="float" office:value="42085" calcext:value-type="float">
            <text:p>42085</text:p>
          </table:table-cell>
          <table:table-cell table:number-matrix-columns-spanned="1" table:number-matrix-rows-spanned="1" table:formula="of:=SUM(IF([.C$2:.C715]&gt;[.C715]-2000;1;0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formula="of:=[.C715]+[.B716]" office:value-type="float" office:value="42086" calcext:value-type="float">
            <text:p>42086</text:p>
          </table:table-cell>
          <table:table-cell table:number-matrix-columns-spanned="1" table:number-matrix-rows-spanned="1" table:formula="of:=SUM(IF([.C$2:.C716]&gt;[.C716]-2000;1;0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table:formula="of:=[.C716]+[.B717]" office:value-type="float" office:value="42093" calcext:value-type="float">
            <text:p>42093</text:p>
          </table:table-cell>
          <table:table-cell table:number-matrix-columns-spanned="1" table:number-matrix-rows-spanned="1" table:formula="of:=SUM(IF([.C$2:.C717]&gt;[.C717]-2000;1;0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1" calcext:value-type="float">
            <text:p>41</text:p>
          </table:table-cell>
          <table:table-cell table:formula="of:=[.C717]+[.B718]" office:value-type="float" office:value="42134" calcext:value-type="float">
            <text:p>42134</text:p>
          </table:table-cell>
          <table:table-cell table:number-matrix-columns-spanned="1" table:number-matrix-rows-spanned="1" table:formula="of:=SUM(IF([.C$2:.C718]&gt;[.C718]-2000;1;0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formula="of:=[.C718]+[.B719]" office:value-type="float" office:value="42134" calcext:value-type="float">
            <text:p>42134</text:p>
          </table:table-cell>
          <table:table-cell table:number-matrix-columns-spanned="1" table:number-matrix-rows-spanned="1" table:formula="of:=SUM(IF([.C$2:.C719]&gt;[.C719]-2000;1;0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formula="of:=[.C719]+[.B720]" office:value-type="float" office:value="42134" calcext:value-type="float">
            <text:p>42134</text:p>
          </table:table-cell>
          <table:table-cell table:number-matrix-columns-spanned="1" table:number-matrix-rows-spanned="1" table:formula="of:=SUM(IF([.C$2:.C720]&gt;[.C720]-2000;1;0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formula="of:=[.C720]+[.B721]" office:value-type="float" office:value="42135" calcext:value-type="float">
            <text:p>42135</text:p>
          </table:table-cell>
          <table:table-cell table:number-matrix-columns-spanned="1" table:number-matrix-rows-spanned="1" table:formula="of:=SUM(IF([.C$2:.C721]&gt;[.C721]-2000;1;0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" calcext:value-type="float">
            <text:p>8</text:p>
          </table:table-cell>
          <table:table-cell table:formula="of:=[.C721]+[.B722]" office:value-type="float" office:value="42143" calcext:value-type="float">
            <text:p>42143</text:p>
          </table:table-cell>
          <table:table-cell table:number-matrix-columns-spanned="1" table:number-matrix-rows-spanned="1" table:formula="of:=SUM(IF([.C$2:.C722]&gt;[.C722]-2000;1;0)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9" calcext:value-type="float">
            <text:p>39</text:p>
          </table:table-cell>
          <table:table-cell table:formula="of:=[.C722]+[.B723]" office:value-type="float" office:value="42182" calcext:value-type="float">
            <text:p>42182</text:p>
          </table:table-cell>
          <table:table-cell table:number-matrix-columns-spanned="1" table:number-matrix-rows-spanned="1" table:formula="of:=SUM(IF([.C$2:.C723]&gt;[.C723]-2000;1;0)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formula="of:=[.C723]+[.B724]" office:value-type="float" office:value="42183" calcext:value-type="float">
            <text:p>42183</text:p>
          </table:table-cell>
          <table:table-cell table:number-matrix-columns-spanned="1" table:number-matrix-rows-spanned="1" table:formula="of:=SUM(IF([.C$2:.C724]&gt;[.C724]-2000;1;0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[.C724]+[.B725]" office:value-type="float" office:value="42183" calcext:value-type="float">
            <text:p>42183</text:p>
          </table:table-cell>
          <table:table-cell table:number-matrix-columns-spanned="1" table:number-matrix-rows-spanned="1" table:formula="of:=SUM(IF([.C$2:.C725]&gt;[.C725]-2000;1;0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[.C725]+[.B726]" office:value-type="float" office:value="42183" calcext:value-type="float">
            <text:p>42183</text:p>
          </table:table-cell>
          <table:table-cell table:number-matrix-columns-spanned="1" table:number-matrix-rows-spanned="1" table:formula="of:=SUM(IF([.C$2:.C726]&gt;[.C726]-2000;1;0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table:formula="of:=[.C726]+[.B727]" office:value-type="float" office:value="42192" calcext:value-type="float">
            <text:p>42192</text:p>
          </table:table-cell>
          <table:table-cell table:number-matrix-columns-spanned="1" table:number-matrix-rows-spanned="1" table:formula="of:=SUM(IF([.C$2:.C727]&gt;[.C727]-2000;1;0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3" calcext:value-type="float">
            <text:p>33</text:p>
          </table:table-cell>
          <table:table-cell table:formula="of:=[.C727]+[.B728]" office:value-type="float" office:value="42225" calcext:value-type="float">
            <text:p>42225</text:p>
          </table:table-cell>
          <table:table-cell table:number-matrix-columns-spanned="1" table:number-matrix-rows-spanned="1" table:formula="of:=SUM(IF([.C$2:.C728]&gt;[.C728]-2000;1;0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[.C728]+[.B729]" office:value-type="float" office:value="42225" calcext:value-type="float">
            <text:p>42225</text:p>
          </table:table-cell>
          <table:table-cell table:number-matrix-columns-spanned="1" table:number-matrix-rows-spanned="1" table:formula="of:=SUM(IF([.C$2:.C729]&gt;[.C729]-2000;1;0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table:formula="of:=[.C729]+[.B730]" office:value-type="float" office:value="42230" calcext:value-type="float">
            <text:p>42230</text:p>
          </table:table-cell>
          <table:table-cell table:number-matrix-columns-spanned="1" table:number-matrix-rows-spanned="1" table:formula="of:=SUM(IF([.C$2:.C730]&gt;[.C730]-2000;1;0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formula="of:=[.C730]+[.B731]" office:value-type="float" office:value="42240" calcext:value-type="float">
            <text:p>42240</text:p>
          </table:table-cell>
          <table:table-cell table:number-matrix-columns-spanned="1" table:number-matrix-rows-spanned="1" table:formula="of:=SUM(IF([.C$2:.C731]&gt;[.C731]-2000;1;0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" calcext:value-type="float">
            <text:p>39</text:p>
          </table:table-cell>
          <table:table-cell table:formula="of:=[.C731]+[.B732]" office:value-type="float" office:value="42279" calcext:value-type="float">
            <text:p>42279</text:p>
          </table:table-cell>
          <table:table-cell table:number-matrix-columns-spanned="1" table:number-matrix-rows-spanned="1" table:formula="of:=SUM(IF([.C$2:.C732]&gt;[.C732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table:formula="of:=[.C732]+[.B733]" office:value-type="float" office:value="42280" calcext:value-type="float">
            <text:p>42280</text:p>
          </table:table-cell>
          <table:table-cell table:number-matrix-columns-spanned="1" table:number-matrix-rows-spanned="1" table:formula="of:=SUM(IF([.C$2:.C733]&gt;[.C733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formula="of:=[.C733]+[.B734]" office:value-type="float" office:value="42280" calcext:value-type="float">
            <text:p>42280</text:p>
          </table:table-cell>
          <table:table-cell table:number-matrix-columns-spanned="1" table:number-matrix-rows-spanned="1" table:formula="of:=SUM(IF([.C$2:.C734]&gt;[.C734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[.C734]+[.B735]" office:value-type="float" office:value="42280" calcext:value-type="float">
            <text:p>42280</text:p>
          </table:table-cell>
          <table:table-cell table:number-matrix-columns-spanned="1" table:number-matrix-rows-spanned="1" table:formula="of:=SUM(IF([.C$2:.C735]&gt;[.C73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table:formula="of:=[.C735]+[.B736]" office:value-type="float" office:value="42290" calcext:value-type="float">
            <text:p>42290</text:p>
          </table:table-cell>
          <table:table-cell table:number-matrix-columns-spanned="1" table:number-matrix-rows-spanned="1" table:formula="of:=SUM(IF([.C$2:.C736]&gt;[.C73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1" calcext:value-type="float">
            <text:p>31</text:p>
          </table:table-cell>
          <table:table-cell table:formula="of:=[.C736]+[.B737]" office:value-type="float" office:value="42321" calcext:value-type="float">
            <text:p>42321</text:p>
          </table:table-cell>
          <table:table-cell table:number-matrix-columns-spanned="1" table:number-matrix-rows-spanned="1" table:formula="of:=SUM(IF([.C$2:.C737]&gt;[.C73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[.C737]+[.B738]" office:value-type="float" office:value="42321" calcext:value-type="float">
            <text:p>42321</text:p>
          </table:table-cell>
          <table:table-cell table:number-matrix-columns-spanned="1" table:number-matrix-rows-spanned="1" table:formula="of:=SUM(IF([.C$2:.C738]&gt;[.C73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[.C738]+[.B739]" office:value-type="float" office:value="42321" calcext:value-type="float">
            <text:p>42321</text:p>
          </table:table-cell>
          <table:table-cell table:number-matrix-columns-spanned="1" table:number-matrix-rows-spanned="1" table:formula="of:=SUM(IF([.C$2:.C739]&gt;[.C739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6" calcext:value-type="float">
            <text:p>36</text:p>
          </table:table-cell>
          <table:table-cell table:formula="of:=[.C739]+[.B740]" office:value-type="float" office:value="42357" calcext:value-type="float">
            <text:p>42357</text:p>
          </table:table-cell>
          <table:table-cell table:number-matrix-columns-spanned="1" table:number-matrix-rows-spanned="1" table:formula="of:=SUM(IF([.C$2:.C740]&gt;[.C74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[.C740]+[.B741]" office:value-type="float" office:value="42357" calcext:value-type="float">
            <text:p>42357</text:p>
          </table:table-cell>
          <table:table-cell table:number-matrix-columns-spanned="1" table:number-matrix-rows-spanned="1" table:formula="of:=SUM(IF([.C$2:.C741]&gt;[.C74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[.C741]+[.B742]" office:value-type="float" office:value="42357" calcext:value-type="float">
            <text:p>42357</text:p>
          </table:table-cell>
          <table:table-cell table:number-matrix-columns-spanned="1" table:number-matrix-rows-spanned="1" table:formula="of:=SUM(IF([.C$2:.C742]&gt;[.C74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table:formula="of:=[.C742]+[.B743]" office:value-type="float" office:value="42363" calcext:value-type="float">
            <text:p>42363</text:p>
          </table:table-cell>
          <table:table-cell table:number-matrix-columns-spanned="1" table:number-matrix-rows-spanned="1" table:formula="of:=SUM(IF([.C$2:.C743]&gt;[.C74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table:formula="of:=[.C743]+[.B744]" office:value-type="float" office:value="42370" calcext:value-type="float">
            <text:p>42370</text:p>
          </table:table-cell>
          <table:table-cell table:number-matrix-columns-spanned="1" table:number-matrix-rows-spanned="1" table:formula="of:=SUM(IF([.C$2:.C744]&gt;[.C74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8" calcext:value-type="float">
            <text:p>38</text:p>
          </table:table-cell>
          <table:table-cell table:formula="of:=[.C744]+[.B745]" office:value-type="float" office:value="42408" calcext:value-type="float">
            <text:p>42408</text:p>
          </table:table-cell>
          <table:table-cell table:number-matrix-columns-spanned="1" table:number-matrix-rows-spanned="1" table:formula="of:=SUM(IF([.C$2:.C745]&gt;[.C74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formula="of:=[.C745]+[.B746]" office:value-type="float" office:value="42408" calcext:value-type="float">
            <text:p>42408</text:p>
          </table:table-cell>
          <table:table-cell table:number-matrix-columns-spanned="1" table:number-matrix-rows-spanned="1" table:formula="of:=SUM(IF([.C$2:.C746]&gt;[.C74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table:formula="of:=[.C746]+[.B747]" office:value-type="float" office:value="42409" calcext:value-type="float">
            <text:p>42409</text:p>
          </table:table-cell>
          <table:table-cell table:number-matrix-columns-spanned="1" table:number-matrix-rows-spanned="1" table:formula="of:=SUM(IF([.C$2:.C747]&gt;[.C74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table:formula="of:=[.C747]+[.B748]" office:value-type="float" office:value="42414" calcext:value-type="float">
            <text:p>42414</text:p>
          </table:table-cell>
          <table:table-cell table:number-matrix-columns-spanned="1" table:number-matrix-rows-spanned="1" table:formula="of:=SUM(IF([.C$2:.C748]&gt;[.C74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  <table:table-cell table:formula="of:=[.C748]+[.B749]" office:value-type="float" office:value="42420" calcext:value-type="float">
            <text:p>42420</text:p>
          </table:table-cell>
          <table:table-cell table:number-matrix-columns-spanned="1" table:number-matrix-rows-spanned="1" table:formula="of:=SUM(IF([.C$2:.C749]&gt;[.C749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8" calcext:value-type="float">
            <text:p>48</text:p>
          </table:table-cell>
          <table:table-cell table:formula="of:=[.C749]+[.B750]" office:value-type="float" office:value="42468" calcext:value-type="float">
            <text:p>42468</text:p>
          </table:table-cell>
          <table:table-cell table:number-matrix-columns-spanned="1" table:number-matrix-rows-spanned="1" table:formula="of:=SUM(IF([.C$2:.C750]&gt;[.C75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[.C750]+[.B751]" office:value-type="float" office:value="42468" calcext:value-type="float">
            <text:p>42468</text:p>
          </table:table-cell>
          <table:table-cell table:number-matrix-columns-spanned="1" table:number-matrix-rows-spanned="1" table:formula="of:=SUM(IF([.C$2:.C751]&gt;[.C75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formula="of:=[.C751]+[.B752]" office:value-type="float" office:value="42469" calcext:value-type="float">
            <text:p>42469</text:p>
          </table:table-cell>
          <table:table-cell table:number-matrix-columns-spanned="1" table:number-matrix-rows-spanned="1" table:formula="of:=SUM(IF([.C$2:.C752]&gt;[.C75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[.C752]+[.B753]" office:value-type="float" office:value="42469" calcext:value-type="float">
            <text:p>42469</text:p>
          </table:table-cell>
          <table:table-cell table:number-matrix-columns-spanned="1" table:number-matrix-rows-spanned="1" table:formula="of:=SUM(IF([.C$2:.C753]&gt;[.C75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table:formula="of:=[.C753]+[.B754]" office:value-type="float" office:value="42478" calcext:value-type="float">
            <text:p>42478</text:p>
          </table:table-cell>
          <table:table-cell table:number-matrix-columns-spanned="1" table:number-matrix-rows-spanned="1" table:formula="of:=SUM(IF([.C$2:.C754]&gt;[.C754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table:formula="of:=[.C754]+[.B755]" office:value-type="float" office:value="42481" calcext:value-type="float">
            <text:p>42481</text:p>
          </table:table-cell>
          <table:table-cell table:number-matrix-columns-spanned="1" table:number-matrix-rows-spanned="1" table:formula="of:=SUM(IF([.C$2:.C755]&gt;[.C755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" calcext:value-type="float">
            <text:p>10</text:p>
          </table:table-cell>
          <table:table-cell table:formula="of:=[.C755]+[.B756]" office:value-type="float" office:value="42491" calcext:value-type="float">
            <text:p>42491</text:p>
          </table:table-cell>
          <table:table-cell table:number-matrix-columns-spanned="1" table:number-matrix-rows-spanned="1" table:formula="of:=SUM(IF([.C$2:.C756]&gt;[.C75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3" calcext:value-type="float">
            <text:p>53</text:p>
          </table:table-cell>
          <table:table-cell table:formula="of:=[.C756]+[.B757]" office:value-type="float" office:value="42544" calcext:value-type="float">
            <text:p>42544</text:p>
          </table:table-cell>
          <table:table-cell table:number-matrix-columns-spanned="1" table:number-matrix-rows-spanned="1" table:formula="of:=SUM(IF([.C$2:.C757]&gt;[.C757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formula="of:=[.C757]+[.B758]" office:value-type="float" office:value="42545" calcext:value-type="float">
            <text:p>42545</text:p>
          </table:table-cell>
          <table:table-cell table:number-matrix-columns-spanned="1" table:number-matrix-rows-spanned="1" table:formula="of:=SUM(IF([.C$2:.C758]&gt;[.C75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  <table:table-cell table:formula="of:=[.C758]+[.B759]" office:value-type="float" office:value="42548" calcext:value-type="float">
            <text:p>42548</text:p>
          </table:table-cell>
          <table:table-cell table:number-matrix-columns-spanned="1" table:number-matrix-rows-spanned="1" table:formula="of:=SUM(IF([.C$2:.C759]&gt;[.C759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table:formula="of:=[.C759]+[.B760]" office:value-type="float" office:value="42550" calcext:value-type="float">
            <text:p>42550</text:p>
          </table:table-cell>
          <table:table-cell table:number-matrix-columns-spanned="1" table:number-matrix-rows-spanned="1" table:formula="of:=SUM(IF([.C$2:.C760]&gt;[.C76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table:formula="of:=[.C760]+[.B761]" office:value-type="float" office:value="42553" calcext:value-type="float">
            <text:p>42553</text:p>
          </table:table-cell>
          <table:table-cell table:number-matrix-columns-spanned="1" table:number-matrix-rows-spanned="1" table:formula="of:=SUM(IF([.C$2:.C761]&gt;[.C76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formula="of:=[.C761]+[.B762]" office:value-type="float" office:value="42554" calcext:value-type="float">
            <text:p>42554</text:p>
          </table:table-cell>
          <table:table-cell table:number-matrix-columns-spanned="1" table:number-matrix-rows-spanned="1" table:formula="of:=SUM(IF([.C$2:.C762]&gt;[.C76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table:formula="of:=[.C762]+[.B763]" office:value-type="float" office:value="42574" calcext:value-type="float">
            <text:p>42574</text:p>
          </table:table-cell>
          <table:table-cell table:number-matrix-columns-spanned="1" table:number-matrix-rows-spanned="1" table:formula="of:=SUM(IF([.C$2:.C763]&gt;[.C76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formula="of:=[.C763]+[.B764]" office:value-type="float" office:value="42575" calcext:value-type="float">
            <text:p>42575</text:p>
          </table:table-cell>
          <table:table-cell table:number-matrix-columns-spanned="1" table:number-matrix-rows-spanned="1" table:formula="of:=SUM(IF([.C$2:.C764]&gt;[.C76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  <table:table-cell table:formula="of:=[.C764]+[.B765]" office:value-type="float" office:value="42581" calcext:value-type="float">
            <text:p>42581</text:p>
          </table:table-cell>
          <table:table-cell table:number-matrix-columns-spanned="1" table:number-matrix-rows-spanned="1" table:formula="of:=SUM(IF([.C$2:.C765]&gt;[.C76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5" calcext:value-type="float">
            <text:p>65</text:p>
          </table:table-cell>
          <table:table-cell table:formula="of:=[.C765]+[.B766]" office:value-type="float" office:value="42646" calcext:value-type="float">
            <text:p>42646</text:p>
          </table:table-cell>
          <table:table-cell table:number-matrix-columns-spanned="1" table:number-matrix-rows-spanned="1" table:formula="of:=SUM(IF([.C$2:.C766]&gt;[.C766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[.C766]+[.B767]" office:value-type="float" office:value="42646" calcext:value-type="float">
            <text:p>42646</text:p>
          </table:table-cell>
          <table:table-cell table:number-matrix-columns-spanned="1" table:number-matrix-rows-spanned="1" table:formula="of:=SUM(IF([.C$2:.C767]&gt;[.C767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formula="of:=[.C767]+[.B768]" office:value-type="float" office:value="42647" calcext:value-type="float">
            <text:p>42647</text:p>
          </table:table-cell>
          <table:table-cell table:number-matrix-columns-spanned="1" table:number-matrix-rows-spanned="1" table:formula="of:=SUM(IF([.C$2:.C768]&gt;[.C768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formula="of:=[.C768]+[.B769]" office:value-type="float" office:value="42648" calcext:value-type="float">
            <text:p>42648</text:p>
          </table:table-cell>
          <table:table-cell table:number-matrix-columns-spanned="1" table:number-matrix-rows-spanned="1" table:formula="of:=SUM(IF([.C$2:.C769]&gt;[.C76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table:formula="of:=[.C769]+[.B770]" office:value-type="float" office:value="42649" calcext:value-type="float">
            <text:p>42649</text:p>
          </table:table-cell>
          <table:table-cell table:number-matrix-columns-spanned="1" table:number-matrix-rows-spanned="1" table:formula="of:=SUM(IF([.C$2:.C770]&gt;[.C77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[.C770]+[.B771]" office:value-type="float" office:value="42650" calcext:value-type="float">
            <text:p>42650</text:p>
          </table:table-cell>
          <table:table-cell table:number-matrix-columns-spanned="1" table:number-matrix-rows-spanned="1" table:formula="of:=SUM(IF([.C$2:.C771]&gt;[.C77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table:formula="of:=[.C771]+[.B772]" office:value-type="float" office:value="42664" calcext:value-type="float">
            <text:p>42664</text:p>
          </table:table-cell>
          <table:table-cell table:number-matrix-columns-spanned="1" table:number-matrix-rows-spanned="1" table:formula="of:=SUM(IF([.C$2:.C772]&gt;[.C77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[.C772]+[.B773]" office:value-type="float" office:value="42664" calcext:value-type="float">
            <text:p>42664</text:p>
          </table:table-cell>
          <table:table-cell table:number-matrix-columns-spanned="1" table:number-matrix-rows-spanned="1" table:formula="of:=SUM(IF([.C$2:.C773]&gt;[.C77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" calcext:value-type="float">
            <text:p>7</text:p>
          </table:table-cell>
          <table:table-cell table:formula="of:=[.C773]+[.B774]" office:value-type="float" office:value="42671" calcext:value-type="float">
            <text:p>42671</text:p>
          </table:table-cell>
          <table:table-cell table:number-matrix-columns-spanned="1" table:number-matrix-rows-spanned="1" table:formula="of:=SUM(IF([.C$2:.C774]&gt;[.C774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8" calcext:value-type="float">
            <text:p>58</text:p>
          </table:table-cell>
          <table:table-cell table:formula="of:=[.C774]+[.B775]" office:value-type="float" office:value="42729" calcext:value-type="float">
            <text:p>42729</text:p>
          </table:table-cell>
          <table:table-cell table:number-matrix-columns-spanned="1" table:number-matrix-rows-spanned="1" table:formula="of:=SUM(IF([.C$2:.C775]&gt;[.C775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formula="of:=[.C775]+[.B776]" office:value-type="float" office:value="42730" calcext:value-type="float">
            <text:p>42730</text:p>
          </table:table-cell>
          <table:table-cell table:number-matrix-columns-spanned="1" table:number-matrix-rows-spanned="1" table:formula="of:=SUM(IF([.C$2:.C776]&gt;[.C776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formula="of:=[.C776]+[.B777]" office:value-type="float" office:value="42731" calcext:value-type="float">
            <text:p>42731</text:p>
          </table:table-cell>
          <table:table-cell table:number-matrix-columns-spanned="1" table:number-matrix-rows-spanned="1" table:formula="of:=SUM(IF([.C$2:.C777]&gt;[.C777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formula="of:=[.C777]+[.B778]" office:value-type="float" office:value="42732" calcext:value-type="float">
            <text:p>42732</text:p>
          </table:table-cell>
          <table:table-cell table:number-matrix-columns-spanned="1" table:number-matrix-rows-spanned="1" table:formula="of:=SUM(IF([.C$2:.C778]&gt;[.C77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[.C778]+[.B779]" office:value-type="float" office:value="42732" calcext:value-type="float">
            <text:p>42732</text:p>
          </table:table-cell>
          <table:table-cell table:number-matrix-columns-spanned="1" table:number-matrix-rows-spanned="1" table:formula="of:=SUM(IF([.C$2:.C779]&gt;[.C77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formula="of:=[.C779]+[.B780]" office:value-type="float" office:value="42733" calcext:value-type="float">
            <text:p>42733</text:p>
          </table:table-cell>
          <table:table-cell table:number-matrix-columns-spanned="1" table:number-matrix-rows-spanned="1" table:formula="of:=SUM(IF([.C$2:.C780]&gt;[.C78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table:formula="of:=[.C780]+[.B781]" office:value-type="float" office:value="42748" calcext:value-type="float">
            <text:p>42748</text:p>
          </table:table-cell>
          <table:table-cell table:number-matrix-columns-spanned="1" table:number-matrix-rows-spanned="1" table:formula="of:=SUM(IF([.C$2:.C781]&gt;[.C78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  <table:table-cell table:formula="of:=[.C781]+[.B782]" office:value-type="float" office:value="42754" calcext:value-type="float">
            <text:p>42754</text:p>
          </table:table-cell>
          <table:table-cell table:number-matrix-columns-spanned="1" table:number-matrix-rows-spanned="1" table:formula="of:=SUM(IF([.C$2:.C782]&gt;[.C78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0" calcext:value-type="float">
            <text:p>50</text:p>
          </table:table-cell>
          <table:table-cell table:formula="of:=[.C782]+[.B783]" office:value-type="float" office:value="42804" calcext:value-type="float">
            <text:p>42804</text:p>
          </table:table-cell>
          <table:table-cell table:number-matrix-columns-spanned="1" table:number-matrix-rows-spanned="1" table:formula="of:=SUM(IF([.C$2:.C783]&gt;[.C783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formula="of:=[.C783]+[.B784]" office:value-type="float" office:value="42805" calcext:value-type="float">
            <text:p>42805</text:p>
          </table:table-cell>
          <table:table-cell table:number-matrix-columns-spanned="1" table:number-matrix-rows-spanned="1" table:formula="of:=SUM(IF([.C$2:.C784]&gt;[.C78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[.C784]+[.B785]" office:value-type="float" office:value="42805" calcext:value-type="float">
            <text:p>42805</text:p>
          </table:table-cell>
          <table:table-cell table:number-matrix-columns-spanned="1" table:number-matrix-rows-spanned="1" table:formula="of:=SUM(IF([.C$2:.C785]&gt;[.C78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[.C785]+[.B786]" office:value-type="float" office:value="42805" calcext:value-type="float">
            <text:p>42805</text:p>
          </table:table-cell>
          <table:table-cell table:number-matrix-columns-spanned="1" table:number-matrix-rows-spanned="1" table:formula="of:=SUM(IF([.C$2:.C786]&gt;[.C786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[.C786]+[.B787]" office:value-type="float" office:value="42805" calcext:value-type="float">
            <text:p>42805</text:p>
          </table:table-cell>
          <table:table-cell table:number-matrix-columns-spanned="1" table:number-matrix-rows-spanned="1" table:formula="of:=SUM(IF([.C$2:.C787]&gt;[.C787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table:formula="of:=[.C787]+[.B788]" office:value-type="float" office:value="42814" calcext:value-type="float">
            <text:p>42814</text:p>
          </table:table-cell>
          <table:table-cell table:number-matrix-columns-spanned="1" table:number-matrix-rows-spanned="1" table:formula="of:=SUM(IF([.C$2:.C788]&gt;[.C788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  <table:table-cell table:formula="of:=[.C788]+[.B789]" office:value-type="float" office:value="42821" calcext:value-type="float">
            <text:p>42821</text:p>
          </table:table-cell>
          <table:table-cell table:number-matrix-columns-spanned="1" table:number-matrix-rows-spanned="1" table:formula="of:=SUM(IF([.C$2:.C789]&gt;[.C789]-2000;1;0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8" calcext:value-type="float">
            <text:p>48</text:p>
          </table:table-cell>
          <table:table-cell table:formula="of:=[.C789]+[.B790]" office:value-type="float" office:value="42869" calcext:value-type="float">
            <text:p>42869</text:p>
          </table:table-cell>
          <table:table-cell table:number-matrix-columns-spanned="1" table:number-matrix-rows-spanned="1" table:formula="of:=SUM(IF([.C$2:.C790]&gt;[.C790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formula="of:=[.C790]+[.B791]" office:value-type="float" office:value="42870" calcext:value-type="float">
            <text:p>42870</text:p>
          </table:table-cell>
          <table:table-cell table:number-matrix-columns-spanned="1" table:number-matrix-rows-spanned="1" table:formula="of:=SUM(IF([.C$2:.C791]&gt;[.C791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formula="of:=[.C791]+[.B792]" office:value-type="float" office:value="42871" calcext:value-type="float">
            <text:p>42871</text:p>
          </table:table-cell>
          <table:table-cell table:number-matrix-columns-spanned="1" table:number-matrix-rows-spanned="1" table:formula="of:=SUM(IF([.C$2:.C792]&gt;[.C79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[.C792]+[.B793]" office:value-type="float" office:value="42871" calcext:value-type="float">
            <text:p>42871</text:p>
          </table:table-cell>
          <table:table-cell table:number-matrix-columns-spanned="1" table:number-matrix-rows-spanned="1" table:formula="of:=SUM(IF([.C$2:.C793]&gt;[.C79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table:formula="of:=[.C793]+[.B794]" office:value-type="float" office:value="42878" calcext:value-type="float">
            <text:p>42878</text:p>
          </table:table-cell>
          <table:table-cell table:number-matrix-columns-spanned="1" table:number-matrix-rows-spanned="1" table:formula="of:=SUM(IF([.C$2:.C794]&gt;[.C79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table:formula="of:=[.C794]+[.B795]" office:value-type="float" office:value="42881" calcext:value-type="float">
            <text:p>42881</text:p>
          </table:table-cell>
          <table:table-cell table:number-matrix-columns-spanned="1" table:number-matrix-rows-spanned="1" table:formula="of:=SUM(IF([.C$2:.C795]&gt;[.C79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table:formula="of:=[.C795]+[.B796]" office:value-type="float" office:value="42891" calcext:value-type="float">
            <text:p>42891</text:p>
          </table:table-cell>
          <table:table-cell table:number-matrix-columns-spanned="1" table:number-matrix-rows-spanned="1" table:formula="of:=SUM(IF([.C$2:.C796]&gt;[.C796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2" calcext:value-type="float">
            <text:p>42</text:p>
          </table:table-cell>
          <table:table-cell table:formula="of:=[.C796]+[.B797]" office:value-type="float" office:value="42933" calcext:value-type="float">
            <text:p>42933</text:p>
          </table:table-cell>
          <table:table-cell table:number-matrix-columns-spanned="1" table:number-matrix-rows-spanned="1" table:formula="of:=SUM(IF([.C$2:.C797]&gt;[.C797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formula="of:=[.C797]+[.B798]" office:value-type="float" office:value="42933" calcext:value-type="float">
            <text:p>42933</text:p>
          </table:table-cell>
          <table:table-cell table:number-matrix-columns-spanned="1" table:number-matrix-rows-spanned="1" table:formula="of:=SUM(IF([.C$2:.C798]&gt;[.C798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[.C798]+[.B799]" office:value-type="float" office:value="42934" calcext:value-type="float">
            <text:p>42934</text:p>
          </table:table-cell>
          <table:table-cell table:number-matrix-columns-spanned="1" table:number-matrix-rows-spanned="1" table:formula="of:=SUM(IF([.C$2:.C799]&gt;[.C79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formula="of:=[.C799]+[.B800]" office:value-type="float" office:value="42935" calcext:value-type="float">
            <text:p>42935</text:p>
          </table:table-cell>
          <table:table-cell table:number-matrix-columns-spanned="1" table:number-matrix-rows-spanned="1" table:formula="of:=SUM(IF([.C$2:.C800]&gt;[.C800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C800]+[.B801]" office:value-type="float" office:value="42944" calcext:value-type="float">
            <text:p>42944</text:p>
          </table:table-cell>
          <table:table-cell table:number-matrix-columns-spanned="1" table:number-matrix-rows-spanned="1" table:formula="of:=SUM(IF([.C$2:.C801]&gt;[.C80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C801]+[.B802]" office:value-type="float" office:value="42952" calcext:value-type="float">
            <text:p>42952</text:p>
          </table:table-cell>
          <table:table-cell table:number-matrix-columns-spanned="1" table:number-matrix-rows-spanned="1" table:formula="of:=SUM(IF([.C$2:.C802]&gt;[.C80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1" calcext:value-type="float">
            <text:p>91</text:p>
          </table:table-cell>
          <table:table-cell table:formula="of:=[.C802]+[.B803]" office:value-type="float" office:value="43043" calcext:value-type="float">
            <text:p>43043</text:p>
          </table:table-cell>
          <table:table-cell table:number-matrix-columns-spanned="1" table:number-matrix-rows-spanned="1" table:formula="of:=SUM(IF([.C$2:.C803]&gt;[.C803]-2000;1;0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formula="of:=[.C803]+[.B804]" office:value-type="float" office:value="43043" calcext:value-type="float">
            <text:p>43043</text:p>
          </table:table-cell>
          <table:table-cell table:number-matrix-columns-spanned="1" table:number-matrix-rows-spanned="1" table:formula="of:=SUM(IF([.C$2:.C804]&gt;[.C804]-2000;1;0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formula="of:=[.C804]+[.B805]" office:value-type="float" office:value="43044" calcext:value-type="float">
            <text:p>43044</text:p>
          </table:table-cell>
          <table:table-cell table:number-matrix-columns-spanned="1" table:number-matrix-rows-spanned="1" table:formula="of:=SUM(IF([.C$2:.C805]&gt;[.C805]-2000;1;0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formula="of:=[.C805]+[.B806]" office:value-type="float" office:value="43044" calcext:value-type="float">
            <text:p>43044</text:p>
          </table:table-cell>
          <table:table-cell table:number-matrix-columns-spanned="1" table:number-matrix-rows-spanned="1" table:formula="of:=SUM(IF([.C$2:.C806]&gt;[.C806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formula="of:=[.C806]+[.B807]" office:value-type="float" office:value="43044" calcext:value-type="float">
            <text:p>43044</text:p>
          </table:table-cell>
          <table:table-cell table:number-matrix-columns-spanned="1" table:number-matrix-rows-spanned="1" table:formula="of:=SUM(IF([.C$2:.C807]&gt;[.C807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formula="of:=[.C807]+[.B808]" office:value-type="float" office:value="43044" calcext:value-type="float">
            <text:p>43044</text:p>
          </table:table-cell>
          <table:table-cell table:number-matrix-columns-spanned="1" table:number-matrix-rows-spanned="1" table:formula="of:=SUM(IF([.C$2:.C808]&gt;[.C808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formula="of:=[.C808]+[.B809]" office:value-type="float" office:value="43045" calcext:value-type="float">
            <text:p>43045</text:p>
          </table:table-cell>
          <table:table-cell table:number-matrix-columns-spanned="1" table:number-matrix-rows-spanned="1" table:formula="of:=SUM(IF([.C$2:.C809]&gt;[.C80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[.C809]+[.B810]" office:value-type="float" office:value="43045" calcext:value-type="float">
            <text:p>43045</text:p>
          </table:table-cell>
          <table:table-cell table:number-matrix-columns-spanned="1" table:number-matrix-rows-spanned="1" table:formula="of:=SUM(IF([.C$2:.C810]&gt;[.C810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table:formula="of:=[.C810]+[.B811]" office:value-type="float" office:value="43057" calcext:value-type="float">
            <text:p>43057</text:p>
          </table:table-cell>
          <table:table-cell table:number-matrix-columns-spanned="1" table:number-matrix-rows-spanned="1" table:formula="of:=SUM(IF([.C$2:.C811]&gt;[.C81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6" calcext:value-type="float">
            <text:p>46</text:p>
          </table:table-cell>
          <table:table-cell table:formula="of:=[.C811]+[.B812]" office:value-type="float" office:value="43103" calcext:value-type="float">
            <text:p>43103</text:p>
          </table:table-cell>
          <table:table-cell table:number-matrix-columns-spanned="1" table:number-matrix-rows-spanned="1" table:formula="of:=SUM(IF([.C$2:.C812]&gt;[.C81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[.C812]+[.B813]" office:value-type="float" office:value="43103" calcext:value-type="float">
            <text:p>43103</text:p>
          </table:table-cell>
          <table:table-cell table:number-matrix-columns-spanned="1" table:number-matrix-rows-spanned="1" table:formula="of:=SUM(IF([.C$2:.C813]&gt;[.C81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[.C813]+[.B814]" office:value-type="float" office:value="43103" calcext:value-type="float">
            <text:p>43103</text:p>
          </table:table-cell>
          <table:table-cell table:number-matrix-columns-spanned="1" table:number-matrix-rows-spanned="1" table:formula="of:=SUM(IF([.C$2:.C814]&gt;[.C814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formula="of:=[.C814]+[.B815]" office:value-type="float" office:value="43104" calcext:value-type="float">
            <text:p>43104</text:p>
          </table:table-cell>
          <table:table-cell table:number-matrix-columns-spanned="1" table:number-matrix-rows-spanned="1" table:formula="of:=SUM(IF([.C$2:.C815]&gt;[.C815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formula="of:=[.C815]+[.B816]" office:value-type="float" office:value="43104" calcext:value-type="float">
            <text:p>43104</text:p>
          </table:table-cell>
          <table:table-cell table:number-matrix-columns-spanned="1" table:number-matrix-rows-spanned="1" table:formula="of:=SUM(IF([.C$2:.C816]&gt;[.C816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table:formula="of:=[.C816]+[.B817]" office:value-type="float" office:value="43116" calcext:value-type="float">
            <text:p>43116</text:p>
          </table:table-cell>
          <table:table-cell table:number-matrix-columns-spanned="1" table:number-matrix-rows-spanned="1" table:formula="of:=SUM(IF([.C$2:.C817]&gt;[.C81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  <table:table-cell table:formula="of:=[.C817]+[.B818]" office:value-type="float" office:value="43121" calcext:value-type="float">
            <text:p>43121</text:p>
          </table:table-cell>
          <table:table-cell table:number-matrix-columns-spanned="1" table:number-matrix-rows-spanned="1" table:formula="of:=SUM(IF([.C$2:.C818]&gt;[.C81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7" calcext:value-type="float">
            <text:p>37</text:p>
          </table:table-cell>
          <table:table-cell table:formula="of:=[.C818]+[.B819]" office:value-type="float" office:value="43158" calcext:value-type="float">
            <text:p>43158</text:p>
          </table:table-cell>
          <table:table-cell table:number-matrix-columns-spanned="1" table:number-matrix-rows-spanned="1" table:formula="of:=SUM(IF([.C$2:.C819]&gt;[.C81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[.C819]+[.B820]" office:value-type="float" office:value="43158" calcext:value-type="float">
            <text:p>43158</text:p>
          </table:table-cell>
          <table:table-cell table:number-matrix-columns-spanned="1" table:number-matrix-rows-spanned="1" table:formula="of:=SUM(IF([.C$2:.C820]&gt;[.C82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[.C820]+[.B821]" office:value-type="float" office:value="43158" calcext:value-type="float">
            <text:p>43158</text:p>
          </table:table-cell>
          <table:table-cell table:number-matrix-columns-spanned="1" table:number-matrix-rows-spanned="1" table:formula="of:=SUM(IF([.C$2:.C821]&gt;[.C821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" calcext:value-type="float">
            <text:p>3</text:p>
          </table:table-cell>
          <table:table-cell table:formula="of:=[.C821]+[.B822]" office:value-type="float" office:value="43161" calcext:value-type="float">
            <text:p>43161</text:p>
          </table:table-cell>
          <table:table-cell table:number-matrix-columns-spanned="1" table:number-matrix-rows-spanned="1" table:formula="of:=SUM(IF([.C$2:.C822]&gt;[.C822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" calcext:value-type="float">
            <text:p>14</text:p>
          </table:table-cell>
          <table:table-cell table:formula="of:=[.C822]+[.B823]" office:value-type="float" office:value="43175" calcext:value-type="float">
            <text:p>43175</text:p>
          </table:table-cell>
          <table:table-cell table:number-matrix-columns-spanned="1" table:number-matrix-rows-spanned="1" table:formula="of:=SUM(IF([.C$2:.C823]&gt;[.C82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4" calcext:value-type="float">
            <text:p>34</text:p>
          </table:table-cell>
          <table:table-cell table:formula="of:=[.C823]+[.B824]" office:value-type="float" office:value="43209" calcext:value-type="float">
            <text:p>43209</text:p>
          </table:table-cell>
          <table:table-cell table:number-matrix-columns-spanned="1" table:number-matrix-rows-spanned="1" table:formula="of:=SUM(IF([.C$2:.C824]&gt;[.C824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[.C824]+[.B825]" office:value-type="float" office:value="43209" calcext:value-type="float">
            <text:p>43209</text:p>
          </table:table-cell>
          <table:table-cell table:number-matrix-columns-spanned="1" table:number-matrix-rows-spanned="1" table:formula="of:=SUM(IF([.C$2:.C825]&gt;[.C825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formula="of:=[.C825]+[.B826]" office:value-type="float" office:value="43210" calcext:value-type="float">
            <text:p>43210</text:p>
          </table:table-cell>
          <table:table-cell table:number-matrix-columns-spanned="1" table:number-matrix-rows-spanned="1" table:formula="of:=SUM(IF([.C$2:.C826]&gt;[.C826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table:formula="of:=[.C826]+[.B827]" office:value-type="float" office:value="43214" calcext:value-type="float">
            <text:p>43214</text:p>
          </table:table-cell>
          <table:table-cell table:number-matrix-columns-spanned="1" table:number-matrix-rows-spanned="1" table:formula="of:=SUM(IF([.C$2:.C827]&gt;[.C827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" calcext:value-type="float">
            <text:p>7</text:p>
          </table:table-cell>
          <table:table-cell table:formula="of:=[.C827]+[.B828]" office:value-type="float" office:value="43221" calcext:value-type="float">
            <text:p>43221</text:p>
          </table:table-cell>
          <table:table-cell table:number-matrix-columns-spanned="1" table:number-matrix-rows-spanned="1" table:formula="of:=SUM(IF([.C$2:.C828]&gt;[.C828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[.C828]+[.B829]" office:value-type="float" office:value="43262" calcext:value-type="float">
            <text:p>43262</text:p>
          </table:table-cell>
          <table:table-cell table:number-matrix-columns-spanned="1" table:number-matrix-rows-spanned="1" table:formula="of:=SUM(IF([.C$2:.C829]&gt;[.C82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formula="of:=[.C829]+[.B830]" office:value-type="float" office:value="43263" calcext:value-type="float">
            <text:p>43263</text:p>
          </table:table-cell>
          <table:table-cell table:number-matrix-columns-spanned="1" table:number-matrix-rows-spanned="1" table:formula="of:=SUM(IF([.C$2:.C830]&gt;[.C83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[.C830]+[.B831]" office:value-type="float" office:value="43263" calcext:value-type="float">
            <text:p>43263</text:p>
          </table:table-cell>
          <table:table-cell table:number-matrix-columns-spanned="1" table:number-matrix-rows-spanned="1" table:formula="of:=SUM(IF([.C$2:.C831]&gt;[.C83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[.C831]+[.B832]" office:value-type="float" office:value="43263" calcext:value-type="float">
            <text:p>43263</text:p>
          </table:table-cell>
          <table:table-cell table:number-matrix-columns-spanned="1" table:number-matrix-rows-spanned="1" table:formula="of:=SUM(IF([.C$2:.C832]&gt;[.C83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  <table:table-cell table:formula="of:=[.C832]+[.B833]" office:value-type="float" office:value="43271" calcext:value-type="float">
            <text:p>43271</text:p>
          </table:table-cell>
          <table:table-cell table:number-matrix-columns-spanned="1" table:number-matrix-rows-spanned="1" table:formula="of:=SUM(IF([.C$2:.C833]&gt;[.C83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3" calcext:value-type="float">
            <text:p>33</text:p>
          </table:table-cell>
          <table:table-cell table:formula="of:=[.C833]+[.B834]" office:value-type="float" office:value="43304" calcext:value-type="float">
            <text:p>43304</text:p>
          </table:table-cell>
          <table:table-cell table:number-matrix-columns-spanned="1" table:number-matrix-rows-spanned="1" table:formula="of:=SUM(IF([.C$2:.C834]&gt;[.C834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[.C834]+[.B835]" office:value-type="float" office:value="43304" calcext:value-type="float">
            <text:p>43304</text:p>
          </table:table-cell>
          <table:table-cell table:number-matrix-columns-spanned="1" table:number-matrix-rows-spanned="1" table:formula="of:=SUM(IF([.C$2:.C835]&gt;[.C83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[.C835]+[.B836]" office:value-type="float" office:value="43304" calcext:value-type="float">
            <text:p>43304</text:p>
          </table:table-cell>
          <table:table-cell table:number-matrix-columns-spanned="1" table:number-matrix-rows-spanned="1" table:formula="of:=SUM(IF([.C$2:.C836]&gt;[.C83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" calcext:value-type="float">
            <text:p>7</text:p>
          </table:table-cell>
          <table:table-cell table:formula="of:=[.C836]+[.B837]" office:value-type="float" office:value="43311" calcext:value-type="float">
            <text:p>43311</text:p>
          </table:table-cell>
          <table:table-cell table:number-matrix-columns-spanned="1" table:number-matrix-rows-spanned="1" table:formula="of:=SUM(IF([.C$2:.C837]&gt;[.C83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" calcext:value-type="float">
            <text:p>10</text:p>
          </table:table-cell>
          <table:table-cell table:formula="of:=[.C837]+[.B838]" office:value-type="float" office:value="43321" calcext:value-type="float">
            <text:p>43321</text:p>
          </table:table-cell>
          <table:table-cell table:number-matrix-columns-spanned="1" table:number-matrix-rows-spanned="1" table:formula="of:=SUM(IF([.C$2:.C838]&gt;[.C838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" calcext:value-type="float">
            <text:p>30</text:p>
          </table:table-cell>
          <table:table-cell table:formula="of:=[.C838]+[.B839]" office:value-type="float" office:value="43351" calcext:value-type="float">
            <text:p>43351</text:p>
          </table:table-cell>
          <table:table-cell table:number-matrix-columns-spanned="1" table:number-matrix-rows-spanned="1" table:formula="of:=SUM(IF([.C$2:.C839]&gt;[.C839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[.C839]+[.B840]" office:value-type="float" office:value="43351" calcext:value-type="float">
            <text:p>43351</text:p>
          </table:table-cell>
          <table:table-cell table:number-matrix-columns-spanned="1" table:number-matrix-rows-spanned="1" table:formula="of:=SUM(IF([.C$2:.C840]&gt;[.C84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table:formula="of:=[.C840]+[.B841]" office:value-type="float" office:value="43354" calcext:value-type="float">
            <text:p>43354</text:p>
          </table:table-cell>
          <table:table-cell table:number-matrix-columns-spanned="1" table:number-matrix-rows-spanned="1" table:formula="of:=SUM(IF([.C$2:.C841]&gt;[.C84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2" calcext:value-type="float">
            <text:p>32</text:p>
          </table:table-cell>
          <table:table-cell table:formula="of:=[.C841]+[.B842]" office:value-type="float" office:value="43386" calcext:value-type="float">
            <text:p>43386</text:p>
          </table:table-cell>
          <table:table-cell table:number-matrix-columns-spanned="1" table:number-matrix-rows-spanned="1" table:formula="of:=SUM(IF([.C$2:.C842]&gt;[.C842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C842]+[.B843]" office:value-type="float" office:value="43387" calcext:value-type="float">
            <text:p>43387</text:p>
          </table:table-cell>
          <table:table-cell table:number-matrix-columns-spanned="1" table:number-matrix-rows-spanned="1" table:formula="of:=SUM(IF([.C$2:.C843]&gt;[.C843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[.C843]+[.B844]" office:value-type="float" office:value="43387" calcext:value-type="float">
            <text:p>43387</text:p>
          </table:table-cell>
          <table:table-cell table:number-matrix-columns-spanned="1" table:number-matrix-rows-spanned="1" table:formula="of:=SUM(IF([.C$2:.C844]&gt;[.C84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  <table:table-cell table:formula="of:=[.C844]+[.B845]" office:value-type="float" office:value="43392" calcext:value-type="float">
            <text:p>43392</text:p>
          </table:table-cell>
          <table:table-cell table:number-matrix-columns-spanned="1" table:number-matrix-rows-spanned="1" table:formula="of:=SUM(IF([.C$2:.C845]&gt;[.C84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" calcext:value-type="float">
            <text:p>9</text:p>
          </table:table-cell>
          <table:table-cell table:formula="of:=[.C845]+[.B846]" office:value-type="float" office:value="43401" calcext:value-type="float">
            <text:p>43401</text:p>
          </table:table-cell>
          <table:table-cell table:number-matrix-columns-spanned="1" table:number-matrix-rows-spanned="1" table:formula="of:=SUM(IF([.C$2:.C846]&gt;[.C84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" calcext:value-type="float">
            <text:p>30</text:p>
          </table:table-cell>
          <table:table-cell table:formula="of:=[.C846]+[.B847]" office:value-type="float" office:value="43431" calcext:value-type="float">
            <text:p>43431</text:p>
          </table:table-cell>
          <table:table-cell table:number-matrix-columns-spanned="1" table:number-matrix-rows-spanned="1" table:formula="of:=SUM(IF([.C$2:.C847]&gt;[.C84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formula="of:=[.C847]+[.B848]" office:value-type="float" office:value="43431" calcext:value-type="float">
            <text:p>43431</text:p>
          </table:table-cell>
          <table:table-cell table:number-matrix-columns-spanned="1" table:number-matrix-rows-spanned="1" table:formula="of:=SUM(IF([.C$2:.C848]&gt;[.C84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[.C848]+[.B849]" office:value-type="float" office:value="43431" calcext:value-type="float">
            <text:p>43431</text:p>
          </table:table-cell>
          <table:table-cell table:number-matrix-columns-spanned="1" table:number-matrix-rows-spanned="1" table:formula="of:=SUM(IF([.C$2:.C849]&gt;[.C849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0" calcext:value-type="float">
            <text:p>40</text:p>
          </table:table-cell>
          <table:table-cell table:formula="of:=[.C849]+[.B850]" office:value-type="float" office:value="43471" calcext:value-type="float">
            <text:p>43471</text:p>
          </table:table-cell>
          <table:table-cell table:number-matrix-columns-spanned="1" table:number-matrix-rows-spanned="1" table:formula="of:=SUM(IF([.C$2:.C850]&gt;[.C85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[.C850]+[.B851]" office:value-type="float" office:value="43471" calcext:value-type="float">
            <text:p>43471</text:p>
          </table:table-cell>
          <table:table-cell table:number-matrix-columns-spanned="1" table:number-matrix-rows-spanned="1" table:formula="of:=SUM(IF([.C$2:.C851]&gt;[.C85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formula="of:=[.C851]+[.B852]" office:value-type="float" office:value="43471" calcext:value-type="float">
            <text:p>43471</text:p>
          </table:table-cell>
          <table:table-cell table:number-matrix-columns-spanned="1" table:number-matrix-rows-spanned="1" table:formula="of:=SUM(IF([.C$2:.C852]&gt;[.C85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table:formula="of:=[.C852]+[.B853]" office:value-type="float" office:value="43477" calcext:value-type="float">
            <text:p>43477</text:p>
          </table:table-cell>
          <table:table-cell table:number-matrix-columns-spanned="1" table:number-matrix-rows-spanned="1" table:formula="of:=SUM(IF([.C$2:.C853]&gt;[.C85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table:formula="of:=[.C853]+[.B854]" office:value-type="float" office:value="43482" calcext:value-type="float">
            <text:p>43482</text:p>
          </table:table-cell>
          <table:table-cell table:number-matrix-columns-spanned="1" table:number-matrix-rows-spanned="1" table:formula="of:=SUM(IF([.C$2:.C854]&gt;[.C854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9" calcext:value-type="float">
            <text:p>39</text:p>
          </table:table-cell>
          <table:table-cell table:formula="of:=[.C854]+[.B855]" office:value-type="float" office:value="43521" calcext:value-type="float">
            <text:p>43521</text:p>
          </table:table-cell>
          <table:table-cell table:number-matrix-columns-spanned="1" table:number-matrix-rows-spanned="1" table:formula="of:=SUM(IF([.C$2:.C855]&gt;[.C85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formula="of:=[.C855]+[.B856]" office:value-type="float" office:value="43521" calcext:value-type="float">
            <text:p>43521</text:p>
          </table:table-cell>
          <table:table-cell table:number-matrix-columns-spanned="1" table:number-matrix-rows-spanned="1" table:formula="of:=SUM(IF([.C$2:.C856]&gt;[.C85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[.C856]+[.B857]" office:value-type="float" office:value="43521" calcext:value-type="float">
            <text:p>43521</text:p>
          </table:table-cell>
          <table:table-cell table:number-matrix-columns-spanned="1" table:number-matrix-rows-spanned="1" table:formula="of:=SUM(IF([.C$2:.C857]&gt;[.C85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table:formula="of:=[.C857]+[.B858]" office:value-type="float" office:value="43526" calcext:value-type="float">
            <text:p>43526</text:p>
          </table:table-cell>
          <table:table-cell table:number-matrix-columns-spanned="1" table:number-matrix-rows-spanned="1" table:formula="of:=SUM(IF([.C$2:.C858]&gt;[.C85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table:formula="of:=[.C858]+[.B859]" office:value-type="float" office:value="43534" calcext:value-type="float">
            <text:p>43534</text:p>
          </table:table-cell>
          <table:table-cell table:number-matrix-columns-spanned="1" table:number-matrix-rows-spanned="1" table:formula="of:=SUM(IF([.C$2:.C859]&gt;[.C859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9" calcext:value-type="float">
            <text:p>39</text:p>
          </table:table-cell>
          <table:table-cell table:formula="of:=[.C859]+[.B860]" office:value-type="float" office:value="43573" calcext:value-type="float">
            <text:p>43573</text:p>
          </table:table-cell>
          <table:table-cell table:number-matrix-columns-spanned="1" table:number-matrix-rows-spanned="1" table:formula="of:=SUM(IF([.C$2:.C860]&gt;[.C860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[.C860]+[.B861]" office:value-type="float" office:value="43573" calcext:value-type="float">
            <text:p>43573</text:p>
          </table:table-cell>
          <table:table-cell table:number-matrix-columns-spanned="1" table:number-matrix-rows-spanned="1" table:formula="of:=SUM(IF([.C$2:.C861]&gt;[.C861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formula="of:=[.C861]+[.B862]" office:value-type="float" office:value="43574" calcext:value-type="float">
            <text:p>43574</text:p>
          </table:table-cell>
          <table:table-cell table:number-matrix-columns-spanned="1" table:number-matrix-rows-spanned="1" table:formula="of:=SUM(IF([.C$2:.C862]&gt;[.C86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[.C862]+[.B863]" office:value-type="float" office:value="43574" calcext:value-type="float">
            <text:p>43574</text:p>
          </table:table-cell>
          <table:table-cell table:number-matrix-columns-spanned="1" table:number-matrix-rows-spanned="1" table:formula="of:=SUM(IF([.C$2:.C863]&gt;[.C86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table:formula="of:=[.C863]+[.B864]" office:value-type="float" office:value="43582" calcext:value-type="float">
            <text:p>43582</text:p>
          </table:table-cell>
          <table:table-cell table:number-matrix-columns-spanned="1" table:number-matrix-rows-spanned="1" table:formula="of:=SUM(IF([.C$2:.C864]&gt;[.C864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0" calcext:value-type="float">
            <text:p>60</text:p>
          </table:table-cell>
          <table:table-cell table:formula="of:=[.C864]+[.B865]" office:value-type="float" office:value="43642" calcext:value-type="float">
            <text:p>43642</text:p>
          </table:table-cell>
          <table:table-cell table:number-matrix-columns-spanned="1" table:number-matrix-rows-spanned="1" table:formula="of:=SUM(IF([.C$2:.C865]&gt;[.C865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formula="of:=[.C865]+[.B866]" office:value-type="float" office:value="43643" calcext:value-type="float">
            <text:p>43643</text:p>
          </table:table-cell>
          <table:table-cell table:number-matrix-columns-spanned="1" table:number-matrix-rows-spanned="1" table:formula="of:=SUM(IF([.C$2:.C866]&gt;[.C866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7" calcext:value-type="float">
            <text:p>137</text:p>
          </table:table-cell>
          <table:table-cell table:formula="of:=[.C866]+[.B867]" office:value-type="float" office:value="43780" calcext:value-type="float">
            <text:p>43780</text:p>
          </table:table-cell>
          <table:table-cell table:number-matrix-columns-spanned="1" table:number-matrix-rows-spanned="1" table:formula="of:=SUM(IF([.C$2:.C867]&gt;[.C867]-2000;1;0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9" calcext:value-type="float">
            <text:p>189</text:p>
          </table:table-cell>
          <table:table-cell table:formula="of:=[.C867]+[.B868]" office:value-type="float" office:value="43969" calcext:value-type="float">
            <text:p>43969</text:p>
          </table:table-cell>
          <table:table-cell table:number-matrix-columns-spanned="1" table:number-matrix-rows-spanned="1" table:formula="of:=SUM(IF([.C$2:.C868]&gt;[.C868]-2000;1;0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71" calcext:value-type="float">
            <text:p>171</text:p>
          </table:table-cell>
          <table:table-cell table:formula="of:=[.C868]+[.B869]" office:value-type="float" office:value="44140" calcext:value-type="float">
            <text:p>44140</text:p>
          </table:table-cell>
          <table:table-cell table:number-matrix-columns-spanned="1" table:number-matrix-rows-spanned="1" table:formula="of:=SUM(IF([.C$2:.C869]&gt;[.C869]-2000;1;0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79" calcext:value-type="float">
            <text:p>179</text:p>
          </table:table-cell>
          <table:table-cell table:formula="of:=[.C869]+[.B870]" office:value-type="float" office:value="44319" calcext:value-type="float">
            <text:p>44319</text:p>
          </table:table-cell>
          <table:table-cell table:number-matrix-columns-spanned="1" table:number-matrix-rows-spanned="1" table:formula="of:=SUM(IF([.C$2:.C870]&gt;[.C870]-2000;1;0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80" calcext:value-type="float">
            <text:p>180</text:p>
          </table:table-cell>
          <table:table-cell table:formula="of:=[.C870]+[.B871]" office:value-type="float" office:value="44499" calcext:value-type="float">
            <text:p>44499</text:p>
          </table:table-cell>
          <table:table-cell table:number-matrix-columns-spanned="1" table:number-matrix-rows-spanned="1" table:formula="of:=SUM(IF([.C$2:.C871]&gt;[.C871]-2000;1;0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4" calcext:value-type="float">
            <text:p>184</text:p>
          </table:table-cell>
          <table:table-cell table:formula="of:=[.C871]+[.B872]" office:value-type="float" office:value="44683" calcext:value-type="float">
            <text:p>44683</text:p>
          </table:table-cell>
          <table:table-cell table:number-matrix-columns-spanned="1" table:number-matrix-rows-spanned="1" table:formula="of:=SUM(IF([.C$2:.C872]&gt;[.C872]-2000;1;0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78" calcext:value-type="float">
            <text:p>178</text:p>
          </table:table-cell>
          <table:table-cell table:formula="of:=[.C872]+[.B873]" office:value-type="float" office:value="44861" calcext:value-type="float">
            <text:p>44861</text:p>
          </table:table-cell>
          <table:table-cell table:number-matrix-columns-spanned="1" table:number-matrix-rows-spanned="1" table:formula="of:=SUM(IF([.C$2:.C873]&gt;[.C873]-2000;1;0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79" calcext:value-type="float">
            <text:p>179</text:p>
          </table:table-cell>
          <table:table-cell table:formula="of:=[.C873]+[.B874]" office:value-type="float" office:value="45040" calcext:value-type="float">
            <text:p>45040</text:p>
          </table:table-cell>
          <table:table-cell table:number-matrix-columns-spanned="1" table:number-matrix-rows-spanned="1" table:formula="of:=SUM(IF([.C$2:.C874]&gt;[.C874]-2000;1;0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80" calcext:value-type="float">
            <text:p>180</text:p>
          </table:table-cell>
          <table:table-cell table:formula="of:=[.C874]+[.B875]" office:value-type="float" office:value="45220" calcext:value-type="float">
            <text:p>45220</text:p>
          </table:table-cell>
          <table:table-cell table:number-matrix-columns-spanned="1" table:number-matrix-rows-spanned="1" table:formula="of:=SUM(IF([.C$2:.C875]&gt;[.C875]-2000;1;0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0" calcext:value-type="float">
            <text:p>180</text:p>
          </table:table-cell>
          <table:table-cell table:formula="of:=[.C875]+[.B876]" office:value-type="float" office:value="45400" calcext:value-type="float">
            <text:p>45400</text:p>
          </table:table-cell>
          <table:table-cell table:number-matrix-columns-spanned="1" table:number-matrix-rows-spanned="1" table:formula="of:=SUM(IF([.C$2:.C876]&gt;[.C876]-2000;1;0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81" calcext:value-type="float">
            <text:p>181</text:p>
          </table:table-cell>
          <table:table-cell table:formula="of:=[.C876]+[.B877]" office:value-type="float" office:value="45581" calcext:value-type="float">
            <text:p>45581</text:p>
          </table:table-cell>
          <table:table-cell table:number-matrix-columns-spanned="1" table:number-matrix-rows-spanned="1" table:formula="of:=SUM(IF([.C$2:.C877]&gt;[.C877]-2000;1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81" calcext:value-type="float">
            <text:p>181</text:p>
          </table:table-cell>
          <table:table-cell table:formula="of:=[.C877]+[.B878]" office:value-type="float" office:value="45762" calcext:value-type="float">
            <text:p>45762</text:p>
          </table:table-cell>
          <table:table-cell table:number-matrix-columns-spanned="1" table:number-matrix-rows-spanned="1" table:formula="of:=SUM(IF([.C$2:.C878]&gt;[.C8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79" calcext:value-type="float">
            <text:p>179</text:p>
          </table:table-cell>
          <table:table-cell table:formula="of:=[.C878]+[.B879]" office:value-type="float" office:value="45941" calcext:value-type="float">
            <text:p>45941</text:p>
          </table:table-cell>
          <table:table-cell table:number-matrix-columns-spanned="1" table:number-matrix-rows-spanned="1" table:formula="of:=SUM(IF([.C$2:.C879]&gt;[.C8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91" calcext:value-type="float">
            <text:p>191</text:p>
          </table:table-cell>
          <table:table-cell table:formula="of:=[.C879]+[.B880]" office:value-type="float" office:value="46132" calcext:value-type="float">
            <text:p>46132</text:p>
          </table:table-cell>
          <table:table-cell table:number-matrix-columns-spanned="1" table:number-matrix-rows-spanned="1" table:formula="of:=SUM(IF([.C$2:.C880]&gt;[.C8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1" calcext:value-type="float">
            <text:p>171</text:p>
          </table:table-cell>
          <table:table-cell table:formula="of:=[.C880]+[.B881]" office:value-type="float" office:value="46303" calcext:value-type="float">
            <text:p>46303</text:p>
          </table:table-cell>
          <table:table-cell table:number-matrix-columns-spanned="1" table:number-matrix-rows-spanned="1" table:formula="of:=SUM(IF([.C$2:.C881]&gt;[.C8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78" calcext:value-type="float">
            <text:p>178</text:p>
          </table:table-cell>
          <table:table-cell table:formula="of:=[.C881]+[.B882]" office:value-type="float" office:value="46481" calcext:value-type="float">
            <text:p>46481</text:p>
          </table:table-cell>
          <table:table-cell table:number-matrix-columns-spanned="1" table:number-matrix-rows-spanned="1" table:formula="of:=SUM(IF([.C$2:.C882]&gt;[.C8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81" calcext:value-type="float">
            <text:p>181</text:p>
          </table:table-cell>
          <table:table-cell table:formula="of:=[.C882]+[.B883]" office:value-type="float" office:value="46662" calcext:value-type="float">
            <text:p>46662</text:p>
          </table:table-cell>
          <table:table-cell table:number-matrix-columns-spanned="1" table:number-matrix-rows-spanned="1" table:formula="of:=SUM(IF([.C$2:.C883]&gt;[.C8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81" calcext:value-type="float">
            <text:p>181</text:p>
          </table:table-cell>
          <table:table-cell table:formula="of:=[.C883]+[.B884]" office:value-type="float" office:value="46843" calcext:value-type="float">
            <text:p>46843</text:p>
          </table:table-cell>
          <table:table-cell table:number-matrix-columns-spanned="1" table:number-matrix-rows-spanned="1" table:formula="of:=SUM(IF([.C$2:.C884]&gt;[.C8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80" calcext:value-type="float">
            <text:p>180</text:p>
          </table:table-cell>
          <table:table-cell table:formula="of:=[.C884]+[.B885]" office:value-type="float" office:value="47023" calcext:value-type="float">
            <text:p>47023</text:p>
          </table:table-cell>
          <table:table-cell table:number-matrix-columns-spanned="1" table:number-matrix-rows-spanned="1" table:formula="of:=SUM(IF([.C$2:.C885]&gt;[.C8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80" calcext:value-type="float">
            <text:p>180</text:p>
          </table:table-cell>
          <table:table-cell table:formula="of:=[.C885]+[.B886]" office:value-type="float" office:value="47203" calcext:value-type="float">
            <text:p>47203</text:p>
          </table:table-cell>
          <table:table-cell table:number-matrix-columns-spanned="1" table:number-matrix-rows-spanned="1" table:formula="of:=SUM(IF([.C$2:.C886]&gt;[.C8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80" calcext:value-type="float">
            <text:p>180</text:p>
          </table:table-cell>
          <table:table-cell table:formula="of:=[.C886]+[.B887]" office:value-type="float" office:value="47383" calcext:value-type="float">
            <text:p>47383</text:p>
          </table:table-cell>
          <table:table-cell table:number-matrix-columns-spanned="1" table:number-matrix-rows-spanned="1" table:formula="of:=SUM(IF([.C$2:.C887]&gt;[.C8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80" calcext:value-type="float">
            <text:p>180</text:p>
          </table:table-cell>
          <table:table-cell table:formula="of:=[.C887]+[.B888]" office:value-type="float" office:value="47563" calcext:value-type="float">
            <text:p>47563</text:p>
          </table:table-cell>
          <table:table-cell table:number-matrix-columns-spanned="1" table:number-matrix-rows-spanned="1" table:formula="of:=SUM(IF([.C$2:.C888]&gt;[.C8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80" calcext:value-type="float">
            <text:p>180</text:p>
          </table:table-cell>
          <table:table-cell table:formula="of:=[.C888]+[.B889]" office:value-type="float" office:value="47743" calcext:value-type="float">
            <text:p>47743</text:p>
          </table:table-cell>
          <table:table-cell table:number-matrix-columns-spanned="1" table:number-matrix-rows-spanned="1" table:formula="of:=SUM(IF([.C$2:.C889]&gt;[.C8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80" calcext:value-type="float">
            <text:p>180</text:p>
          </table:table-cell>
          <table:table-cell table:formula="of:=[.C889]+[.B890]" office:value-type="float" office:value="47923" calcext:value-type="float">
            <text:p>47923</text:p>
          </table:table-cell>
          <table:table-cell table:number-matrix-columns-spanned="1" table:number-matrix-rows-spanned="1" table:formula="of:=SUM(IF([.C$2:.C890]&gt;[.C8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1" calcext:value-type="float">
            <text:p>191</text:p>
          </table:table-cell>
          <table:table-cell table:formula="of:=[.C890]+[.B891]" office:value-type="float" office:value="48114" calcext:value-type="float">
            <text:p>48114</text:p>
          </table:table-cell>
          <table:table-cell table:number-matrix-columns-spanned="1" table:number-matrix-rows-spanned="1" table:formula="of:=SUM(IF([.C$2:.C891]&gt;[.C8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69" calcext:value-type="float">
            <text:p>169</text:p>
          </table:table-cell>
          <table:table-cell table:formula="of:=[.C891]+[.B892]" office:value-type="float" office:value="48283" calcext:value-type="float">
            <text:p>48283</text:p>
          </table:table-cell>
          <table:table-cell table:number-matrix-columns-spanned="1" table:number-matrix-rows-spanned="1" table:formula="of:=SUM(IF([.C$2:.C892]&gt;[.C8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0" calcext:value-type="float">
            <text:p>180</text:p>
          </table:table-cell>
          <table:table-cell table:formula="of:=[.C892]+[.B893]" office:value-type="float" office:value="48463" calcext:value-type="float">
            <text:p>48463</text:p>
          </table:table-cell>
          <table:table-cell table:number-matrix-columns-spanned="1" table:number-matrix-rows-spanned="1" table:formula="of:=SUM(IF([.C$2:.C893]&gt;[.C8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11" calcext:value-type="float">
            <text:p>211</text:p>
          </table:table-cell>
          <table:table-cell table:formula="of:=[.C893]+[.B894]" office:value-type="float" office:value="48674" calcext:value-type="float">
            <text:p>48674</text:p>
          </table:table-cell>
          <table:table-cell table:number-matrix-columns-spanned="1" table:number-matrix-rows-spanned="1" table:formula="of:=SUM(IF([.C$2:.C894]&gt;[.C894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8" calcext:value-type="float">
            <text:p>88</text:p>
          </table:table-cell>
          <table:table-cell table:formula="of:=[.C894]+[.B895]" office:value-type="float" office:value="48762" calcext:value-type="float">
            <text:p>48762</text:p>
          </table:table-cell>
          <table:table-cell table:number-matrix-columns-spanned="1" table:number-matrix-rows-spanned="1" table:formula="of:=SUM(IF([.C$2:.C895]&gt;[.C8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" calcext:value-type="float">
            <text:p>6</text:p>
          </table:table-cell>
          <table:table-cell table:formula="of:=[.C895]+[.B896]" office:value-type="float" office:value="48768" calcext:value-type="float">
            <text:p>48768</text:p>
          </table:table-cell>
          <table:table-cell table:number-matrix-columns-spanned="1" table:number-matrix-rows-spanned="1" table:formula="of:=SUM(IF([.C$2:.C896]&gt;[.C896]-2000;1;0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table:formula="of:=[.C896]+[.B897]" office:value-type="float" office:value="48803" calcext:value-type="float">
            <text:p>48803</text:p>
          </table:table-cell>
          <table:table-cell table:number-matrix-columns-spanned="1" table:number-matrix-rows-spanned="1" table:formula="of:=SUM(IF([.C$2:.C897]&gt;[.C897]-2000;1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formula="of:=[.C897]+[.B898]" office:value-type="float" office:value="48804" calcext:value-type="float">
            <text:p>48804</text:p>
          </table:table-cell>
          <table:table-cell table:number-matrix-columns-spanned="1" table:number-matrix-rows-spanned="1" table:formula="of:=SUM(IF([.C$2:.C898]&gt;[.C898]-2000;1;0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formula="of:=[.C898]+[.B899]" office:value-type="float" office:value="48805" calcext:value-type="float">
            <text:p>48805</text:p>
          </table:table-cell>
          <table:table-cell table:number-matrix-columns-spanned="1" table:number-matrix-rows-spanned="1" table:formula="of:=SUM(IF([.C$2:.C899]&gt;[.C899]-2000;1;0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" calcext:value-type="float">
            <text:p>15</text:p>
          </table:table-cell>
          <table:table-cell table:formula="of:=[.C899]+[.B900]" office:value-type="float" office:value="48820" calcext:value-type="float">
            <text:p>48820</text:p>
          </table:table-cell>
          <table:table-cell table:number-matrix-columns-spanned="1" table:number-matrix-rows-spanned="1" table:formula="of:=SUM(IF([.C$2:.C900]&gt;[.C900]-2000;1;0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formula="of:=[.C900]+[.B901]" office:value-type="float" office:value="48825" calcext:value-type="float">
            <text:p>48825</text:p>
          </table:table-cell>
          <table:table-cell table:number-matrix-columns-spanned="1" table:number-matrix-rows-spanned="1" table:formula="of:=SUM(IF([.C$2:.C901]&gt;[.C901]-2000;1;0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formula="of:=[.C901]+[.B902]" office:value-type="float" office:value="48833" calcext:value-type="float">
            <text:p>48833</text:p>
          </table:table-cell>
          <table:table-cell table:number-matrix-columns-spanned="1" table:number-matrix-rows-spanned="1" table:formula="of:=SUM(IF([.C$2:.C902]&gt;[.C902]-2000;1;0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table:formula="of:=[.C902]+[.B903]" office:value-type="float" office:value="48853" calcext:value-type="float">
            <text:p>48853</text:p>
          </table:table-cell>
          <table:table-cell table:number-matrix-columns-spanned="1" table:number-matrix-rows-spanned="1" table:formula="of:=SUM(IF([.C$2:.C903]&gt;[.C903]-2000;1;0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table:formula="of:=[.C903]+[.B904]" office:value-type="float" office:value="48854" calcext:value-type="float">
            <text:p>48854</text:p>
          </table:table-cell>
          <table:table-cell table:number-matrix-columns-spanned="1" table:number-matrix-rows-spanned="1" table:formula="of:=SUM(IF([.C$2:.C904]&gt;[.C904]-2000;1;0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table:formula="of:=[.C904]+[.B905]" office:value-type="float" office:value="48858" calcext:value-type="float">
            <text:p>48858</text:p>
          </table:table-cell>
          <table:table-cell table:number-matrix-columns-spanned="1" table:number-matrix-rows-spanned="1" table:formula="of:=SUM(IF([.C$2:.C905]&gt;[.C905]-2000;1;0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9" calcext:value-type="float">
            <text:p>19</text:p>
          </table:table-cell>
          <table:table-cell table:formula="of:=[.C905]+[.B906]" office:value-type="float" office:value="48877" calcext:value-type="float">
            <text:p>48877</text:p>
          </table:table-cell>
          <table:table-cell table:number-matrix-columns-spanned="1" table:number-matrix-rows-spanned="1" table:formula="of:=SUM(IF([.C$2:.C906]&gt;[.C906]-2000;1;0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formula="of:=[.C906]+[.B907]" office:value-type="float" office:value="48881" calcext:value-type="float">
            <text:p>48881</text:p>
          </table:table-cell>
          <table:table-cell table:number-matrix-columns-spanned="1" table:number-matrix-rows-spanned="1" table:formula="of:=SUM(IF([.C$2:.C907]&gt;[.C907]-2000;1;0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" calcext:value-type="float">
            <text:p>7</text:p>
          </table:table-cell>
          <table:table-cell table:formula="of:=[.C907]+[.B908]" office:value-type="float" office:value="48888" calcext:value-type="float">
            <text:p>48888</text:p>
          </table:table-cell>
          <table:table-cell table:number-matrix-columns-spanned="1" table:number-matrix-rows-spanned="1" table:formula="of:=SUM(IF([.C$2:.C908]&gt;[.C908]-2000;1;0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3" calcext:value-type="float">
            <text:p>23</text:p>
          </table:table-cell>
          <table:table-cell table:formula="of:=[.C908]+[.B909]" office:value-type="float" office:value="48911" calcext:value-type="float">
            <text:p>48911</text:p>
          </table:table-cell>
          <table:table-cell table:number-matrix-columns-spanned="1" table:number-matrix-rows-spanned="1" table:formula="of:=SUM(IF([.C$2:.C909]&gt;[.C909]-2000;1;0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formula="of:=[.C909]+[.B910]" office:value-type="float" office:value="48912" calcext:value-type="float">
            <text:p>48912</text:p>
          </table:table-cell>
          <table:table-cell table:number-matrix-columns-spanned="1" table:number-matrix-rows-spanned="1" table:formula="of:=SUM(IF([.C$2:.C910]&gt;[.C910]-2000;1;0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table:formula="of:=[.C910]+[.B911]" office:value-type="float" office:value="48918" calcext:value-type="float">
            <text:p>48918</text:p>
          </table:table-cell>
          <table:table-cell table:number-matrix-columns-spanned="1" table:number-matrix-rows-spanned="1" table:formula="of:=SUM(IF([.C$2:.C911]&gt;[.C911]-2000;1;0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" calcext:value-type="float">
            <text:p>22</text:p>
          </table:table-cell>
          <table:table-cell table:formula="of:=[.C911]+[.B912]" office:value-type="float" office:value="48940" calcext:value-type="float">
            <text:p>48940</text:p>
          </table:table-cell>
          <table:table-cell table:number-matrix-columns-spanned="1" table:number-matrix-rows-spanned="1" table:formula="of:=SUM(IF([.C$2:.C912]&gt;[.C912]-2000;1;0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formula="of:=[.C912]+[.B913]" office:value-type="float" office:value="48941" calcext:value-type="float">
            <text:p>48941</text:p>
          </table:table-cell>
          <table:table-cell table:number-matrix-columns-spanned="1" table:number-matrix-rows-spanned="1" table:formula="of:=SUM(IF([.C$2:.C913]&gt;[.C913]-2000;1;0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" calcext:value-type="float">
            <text:p>7</text:p>
          </table:table-cell>
          <table:table-cell table:formula="of:=[.C913]+[.B914]" office:value-type="float" office:value="48948" calcext:value-type="float">
            <text:p>48948</text:p>
          </table:table-cell>
          <table:table-cell table:number-matrix-columns-spanned="1" table:number-matrix-rows-spanned="1" table:formula="of:=SUM(IF([.C$2:.C914]&gt;[.C914]-2000;1;0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" calcext:value-type="float">
            <text:p>10</text:p>
          </table:table-cell>
          <table:table-cell table:formula="of:=[.C914]+[.B915]" office:value-type="float" office:value="48958" calcext:value-type="float">
            <text:p>48958</text:p>
          </table:table-cell>
          <table:table-cell table:number-matrix-columns-spanned="1" table:number-matrix-rows-spanned="1" table:formula="of:=SUM(IF([.C$2:.C915]&gt;[.C915]-2000;1;0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" calcext:value-type="float">
            <text:p>15</text:p>
          </table:table-cell>
          <table:table-cell table:formula="of:=[.C915]+[.B916]" office:value-type="float" office:value="48973" calcext:value-type="float">
            <text:p>48973</text:p>
          </table:table-cell>
          <table:table-cell table:number-matrix-columns-spanned="1" table:number-matrix-rows-spanned="1" table:formula="of:=SUM(IF([.C$2:.C916]&gt;[.C916]-2000;1;0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" calcext:value-type="float">
            <text:p>6</text:p>
          </table:table-cell>
          <table:table-cell table:formula="of:=[.C916]+[.B917]" office:value-type="float" office:value="48979" calcext:value-type="float">
            <text:p>48979</text:p>
          </table:table-cell>
          <table:table-cell table:number-matrix-columns-spanned="1" table:number-matrix-rows-spanned="1" table:formula="of:=SUM(IF([.C$2:.C917]&gt;[.C917]-2000;1;0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" calcext:value-type="float">
            <text:p>9</text:p>
          </table:table-cell>
          <table:table-cell table:formula="of:=[.C917]+[.B918]" office:value-type="float" office:value="48988" calcext:value-type="float">
            <text:p>48988</text:p>
          </table:table-cell>
          <table:table-cell table:number-matrix-columns-spanned="1" table:number-matrix-rows-spanned="1" table:formula="of:=SUM(IF([.C$2:.C918]&gt;[.C918]-2000;1;0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7" calcext:value-type="float">
            <text:p>17</text:p>
          </table:table-cell>
          <table:table-cell table:formula="of:=[.C918]+[.B919]" office:value-type="float" office:value="49005" calcext:value-type="float">
            <text:p>49005</text:p>
          </table:table-cell>
          <table:table-cell table:number-matrix-columns-spanned="1" table:number-matrix-rows-spanned="1" table:formula="of:=SUM(IF([.C$2:.C919]&gt;[.C919]-2000;1;0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formula="of:=[.C919]+[.B920]" office:value-type="float" office:value="49008" calcext:value-type="float">
            <text:p>49008</text:p>
          </table:table-cell>
          <table:table-cell table:number-matrix-columns-spanned="1" table:number-matrix-rows-spanned="1" table:formula="of:=SUM(IF([.C$2:.C920]&gt;[.C920]-2000;1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1" calcext:value-type="float">
            <text:p>21</text:p>
          </table:table-cell>
          <table:table-cell table:formula="of:=[.C920]+[.B921]" office:value-type="float" office:value="49029" calcext:value-type="float">
            <text:p>49029</text:p>
          </table:table-cell>
          <table:table-cell table:number-matrix-columns-spanned="1" table:number-matrix-rows-spanned="1" table:formula="of:=SUM(IF([.C$2:.C921]&gt;[.C921]-2000;1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[.C921]+[.B922]" office:value-type="float" office:value="49029" calcext:value-type="float">
            <text:p>49029</text:p>
          </table:table-cell>
          <table:table-cell table:number-matrix-columns-spanned="1" table:number-matrix-rows-spanned="1" table:formula="of:=SUM(IF([.C$2:.C922]&gt;[.C922]-2000;1;0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" calcext:value-type="float">
            <text:p>9</text:p>
          </table:table-cell>
          <table:table-cell table:formula="of:=[.C922]+[.B923]" office:value-type="float" office:value="49038" calcext:value-type="float">
            <text:p>49038</text:p>
          </table:table-cell>
          <table:table-cell table:number-matrix-columns-spanned="1" table:number-matrix-rows-spanned="1" table:formula="of:=SUM(IF([.C$2:.C923]&gt;[.C923]-2000;1;0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table:formula="of:=[.C923]+[.B924]" office:value-type="float" office:value="49058" calcext:value-type="float">
            <text:p>49058</text:p>
          </table:table-cell>
          <table:table-cell table:number-matrix-columns-spanned="1" table:number-matrix-rows-spanned="1" table:formula="of:=SUM(IF([.C$2:.C924]&gt;[.C924]-2000;1;0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" calcext:value-type="float">
            <text:p>6</text:p>
          </table:table-cell>
          <table:table-cell table:formula="of:=[.C924]+[.B925]" office:value-type="float" office:value="49064" calcext:value-type="float">
            <text:p>49064</text:p>
          </table:table-cell>
          <table:table-cell table:number-matrix-columns-spanned="1" table:number-matrix-rows-spanned="1" table:formula="of:=SUM(IF([.C$2:.C925]&gt;[.C925]-2000;1;0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table:formula="of:=[.C925]+[.B926]" office:value-type="float" office:value="49072" calcext:value-type="float">
            <text:p>49072</text:p>
          </table:table-cell>
          <table:table-cell table:number-matrix-columns-spanned="1" table:number-matrix-rows-spanned="1" table:formula="of:=SUM(IF([.C$2:.C926]&gt;[.C926]-2000;1;0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3" calcext:value-type="float">
            <text:p>123</text:p>
          </table:table-cell>
          <table:table-cell table:formula="of:=[.C926]+[.B927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27]&gt;[.C927]-2000;1;0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formula="of:=[.C927]+[.B928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28]&gt;[.C928]-2000;1;0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[.C928]+[.B929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29]&gt;[.C929]-2000;1;0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formula="of:=[.C929]+[.B930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0]&gt;[.C930]-2000;1;0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formula="of:=[.C930]+[.B931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1]&gt;[.C931]-2000;1;0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formula="of:=[.C931]+[.B932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2]&gt;[.C932]-2000;1;0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[.C932]+[.B933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3]&gt;[.C933]-2000;1;0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formula="of:=[.C933]+[.B934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4]&gt;[.C934]-2000;1;0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formula="of:=[.C934]+[.B935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5]&gt;[.C935]-2000;1;0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formula="of:=[.C935]+[.B936]" office:value-type="float" office:value="49195" calcext:value-type="float">
            <text:p>49195</text:p>
          </table:table-cell>
          <table:table-cell table:number-matrix-columns-spanned="1" table:number-matrix-rows-spanned="1" table:formula="of:=SUM(IF([.C$2:.C936]&gt;[.C936]-2000;1;0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formula="of:=[.C936]+[.B937]" office:value-type="float" office:value="49196" calcext:value-type="float">
            <text:p>49196</text:p>
          </table:table-cell>
          <table:table-cell table:number-matrix-columns-spanned="1" table:number-matrix-rows-spanned="1" table:formula="of:=SUM(IF([.C$2:.C937]&gt;[.C937]-2000;1;0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formula="of:=[.C937]+[.B938]" office:value-type="float" office:value="49196" calcext:value-type="float">
            <text:p>49196</text:p>
          </table:table-cell>
          <table:table-cell table:number-matrix-columns-spanned="1" table:number-matrix-rows-spanned="1" table:formula="of:=SUM(IF([.C$2:.C938]&gt;[.C938]-2000;1;0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table:formula="of:=[.C938]+[.B939]" office:value-type="float" office:value="49208" calcext:value-type="float">
            <text:p>49208</text:p>
          </table:table-cell>
          <table:table-cell table:number-matrix-columns-spanned="1" table:number-matrix-rows-spanned="1" table:formula="of:=SUM(IF([.C$2:.C939]&gt;[.C939]-2000;1;0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[.C939]+[.B940]" office:value-type="float" office:value="49208" calcext:value-type="float">
            <text:p>49208</text:p>
          </table:table-cell>
          <table:table-cell table:number-matrix-columns-spanned="1" table:number-matrix-rows-spanned="1" table:formula="of:=SUM(IF([.C$2:.C940]&gt;[.C940]-2000;1;0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formula="of:=[.C940]+[.B941]" office:value-type="float" office:value="49218" calcext:value-type="float">
            <text:p>49218</text:p>
          </table:table-cell>
          <table:table-cell table:number-matrix-columns-spanned="1" table:number-matrix-rows-spanned="1" table:formula="of:=SUM(IF([.C$2:.C941]&gt;[.C941]-2000;1;0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9" calcext:value-type="float">
            <text:p>19</text:p>
          </table:table-cell>
          <table:table-cell table:formula="of:=[.C941]+[.B942]" office:value-type="float" office:value="49237" calcext:value-type="float">
            <text:p>49237</text:p>
          </table:table-cell>
          <table:table-cell table:number-matrix-columns-spanned="1" table:number-matrix-rows-spanned="1" table:formula="of:=SUM(IF([.C$2:.C942]&gt;[.C942]-2000;1;0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table:formula="of:=[.C942]+[.B943]" office:value-type="float" office:value="49241" calcext:value-type="float">
            <text:p>49241</text:p>
          </table:table-cell>
          <table:table-cell table:number-matrix-columns-spanned="1" table:number-matrix-rows-spanned="1" table:formula="of:=SUM(IF([.C$2:.C943]&gt;[.C943]-2000;1;0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" calcext:value-type="float">
            <text:p>15</text:p>
          </table:table-cell>
          <table:table-cell table:formula="of:=[.C943]+[.B944]" office:value-type="float" office:value="49256" calcext:value-type="float">
            <text:p>49256</text:p>
          </table:table-cell>
          <table:table-cell table:number-matrix-columns-spanned="1" table:number-matrix-rows-spanned="1" table:formula="of:=SUM(IF([.C$2:.C944]&gt;[.C944]-2000;1;0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table:formula="of:=[.C944]+[.B945]" office:value-type="float" office:value="49258" calcext:value-type="float">
            <text:p>49258</text:p>
          </table:table-cell>
          <table:table-cell table:number-matrix-columns-spanned="1" table:number-matrix-rows-spanned="1" table:formula="of:=SUM(IF([.C$2:.C945]&gt;[.C945]-2000;1;0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table:formula="of:=[.C945]+[.B946]" office:value-type="float" office:value="49268" calcext:value-type="float">
            <text:p>49268</text:p>
          </table:table-cell>
          <table:table-cell table:number-matrix-columns-spanned="1" table:number-matrix-rows-spanned="1" table:formula="of:=SUM(IF([.C$2:.C946]&gt;[.C946]-2000;1;0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" calcext:value-type="float">
            <text:p>20</text:p>
          </table:table-cell>
          <table:table-cell table:formula="of:=[.C946]+[.B947]" office:value-type="float" office:value="49288" calcext:value-type="float">
            <text:p>49288</text:p>
          </table:table-cell>
          <table:table-cell table:number-matrix-columns-spanned="1" table:number-matrix-rows-spanned="1" table:formula="of:=SUM(IF([.C$2:.C947]&gt;[.C947]-2000;1;0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formula="of:=[.C947]+[.B948]" office:value-type="float" office:value="49288" calcext:value-type="float">
            <text:p>49288</text:p>
          </table:table-cell>
          <table:table-cell table:number-matrix-columns-spanned="1" table:number-matrix-rows-spanned="1" table:formula="of:=SUM(IF([.C$2:.C948]&gt;[.C948]-2000;1;0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3" calcext:value-type="float">
            <text:p>13</text:p>
          </table:table-cell>
          <table:table-cell table:formula="of:=[.C948]+[.B949]" office:value-type="float" office:value="49301" calcext:value-type="float">
            <text:p>49301</text:p>
          </table:table-cell>
          <table:table-cell table:number-matrix-columns-spanned="1" table:number-matrix-rows-spanned="1" table:formula="of:=SUM(IF([.C$2:.C949]&gt;[.C949]-2000;1;0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" calcext:value-type="float">
            <text:p>22</text:p>
          </table:table-cell>
          <table:table-cell table:formula="of:=[.C949]+[.B950]" office:value-type="float" office:value="49323" calcext:value-type="float">
            <text:p>49323</text:p>
          </table:table-cell>
          <table:table-cell table:number-matrix-columns-spanned="1" table:number-matrix-rows-spanned="1" table:formula="of:=SUM(IF([.C$2:.C950]&gt;[.C950]-2000;1;0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[.C950]+[.B951]" office:value-type="float" office:value="49323" calcext:value-type="float">
            <text:p>49323</text:p>
          </table:table-cell>
          <table:table-cell table:number-matrix-columns-spanned="1" table:number-matrix-rows-spanned="1" table:formula="of:=SUM(IF([.C$2:.C951]&gt;[.C951]-2000;1;0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table:formula="of:=[.C951]+[.B952]" office:value-type="float" office:value="49328" calcext:value-type="float">
            <text:p>49328</text:p>
          </table:table-cell>
          <table:table-cell table:number-matrix-columns-spanned="1" table:number-matrix-rows-spanned="1" table:formula="of:=SUM(IF([.C$2:.C952]&gt;[.C952]-2000;1;0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table:formula="of:=[.C952]+[.B953]" office:value-type="float" office:value="49338" calcext:value-type="float">
            <text:p>49338</text:p>
          </table:table-cell>
          <table:table-cell table:number-matrix-columns-spanned="1" table:number-matrix-rows-spanned="1" table:formula="of:=SUM(IF([.C$2:.C953]&gt;[.C953]-2000;1;0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table:formula="of:=[.C953]+[.B954]" office:value-type="float" office:value="49365" calcext:value-type="float">
            <text:p>49365</text:p>
          </table:table-cell>
          <table:table-cell table:number-matrix-columns-spanned="1" table:number-matrix-rows-spanned="1" table:formula="of:=SUM(IF([.C$2:.C954]&gt;[.C954]-2000;1;0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[.C954]+[.B955]" office:value-type="float" office:value="49365" calcext:value-type="float">
            <text:p>49365</text:p>
          </table:table-cell>
          <table:table-cell table:number-matrix-columns-spanned="1" table:number-matrix-rows-spanned="1" table:formula="of:=SUM(IF([.C$2:.C955]&gt;[.C955]-2000;1;0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  <table:table-cell table:formula="of:=[.C955]+[.B956]" office:value-type="float" office:value="49372" calcext:value-type="float">
            <text:p>49372</text:p>
          </table:table-cell>
          <table:table-cell table:number-matrix-columns-spanned="1" table:number-matrix-rows-spanned="1" table:formula="of:=SUM(IF([.C$2:.C956]&gt;[.C956]-2000;1;0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6" calcext:value-type="float">
            <text:p>26</text:p>
          </table:table-cell>
          <table:table-cell table:formula="of:=[.C956]+[.B957]" office:value-type="float" office:value="49398" calcext:value-type="float">
            <text:p>49398</text:p>
          </table:table-cell>
          <table:table-cell table:number-matrix-columns-spanned="1" table:number-matrix-rows-spanned="1" table:formula="of:=SUM(IF([.C$2:.C957]&gt;[.C957]-2000;1;0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[.C957]+[.B958]" office:value-type="float" office:value="49398" calcext:value-type="float">
            <text:p>49398</text:p>
          </table:table-cell>
          <table:table-cell table:number-matrix-columns-spanned="1" table:number-matrix-rows-spanned="1" table:formula="of:=SUM(IF([.C$2:.C958]&gt;[.C958]-2000;1;0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formula="of:=[.C958]+[.B959]" office:value-type="float" office:value="49399" calcext:value-type="float">
            <text:p>49399</text:p>
          </table:table-cell>
          <table:table-cell table:number-matrix-columns-spanned="1" table:number-matrix-rows-spanned="1" table:formula="of:=SUM(IF([.C$2:.C959]&gt;[.C959]-2000;1;0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" calcext:value-type="float">
            <text:p>29</text:p>
          </table:table-cell>
          <table:table-cell table:formula="of:=[.C959]+[.B960]" office:value-type="float" office:value="49428" calcext:value-type="float">
            <text:p>49428</text:p>
          </table:table-cell>
          <table:table-cell table:number-matrix-columns-spanned="1" table:number-matrix-rows-spanned="1" table:formula="of:=SUM(IF([.C$2:.C960]&gt;[.C960]-2000;1;0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[.C960]+[.B961]" office:value-type="float" office:value="49428" calcext:value-type="float">
            <text:p>49428</text:p>
          </table:table-cell>
          <table:table-cell table:number-matrix-columns-spanned="1" table:number-matrix-rows-spanned="1" table:formula="of:=SUM(IF([.C$2:.C961]&gt;[.C961]-2000;1;0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formula="of:=[.C961]+[.B962]" office:value-type="float" office:value="49429" calcext:value-type="float">
            <text:p>49429</text:p>
          </table:table-cell>
          <table:table-cell table:number-matrix-columns-spanned="1" table:number-matrix-rows-spanned="1" table:formula="of:=SUM(IF([.C$2:.C962]&gt;[.C962]-2000;1;0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" calcext:value-type="float">
            <text:p>9</text:p>
          </table:table-cell>
          <table:table-cell table:formula="of:=[.C962]+[.B963]" office:value-type="float" office:value="49438" calcext:value-type="float">
            <text:p>49438</text:p>
          </table:table-cell>
          <table:table-cell table:number-matrix-columns-spanned="1" table:number-matrix-rows-spanned="1" table:formula="of:=SUM(IF([.C$2:.C963]&gt;[.C963]-2000;1;0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" calcext:value-type="float">
            <text:p>20</text:p>
          </table:table-cell>
          <table:table-cell table:formula="of:=[.C963]+[.B964]" office:value-type="float" office:value="49458" calcext:value-type="float">
            <text:p>49458</text:p>
          </table:table-cell>
          <table:table-cell table:number-matrix-columns-spanned="1" table:number-matrix-rows-spanned="1" table:formula="of:=SUM(IF([.C$2:.C964]&gt;[.C964]-2000;1;0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formula="of:=[.C964]+[.B965]" office:value-type="float" office:value="49459" calcext:value-type="float">
            <text:p>49459</text:p>
          </table:table-cell>
          <table:table-cell table:number-matrix-columns-spanned="1" table:number-matrix-rows-spanned="1" table:formula="of:=SUM(IF([.C$2:.C965]&gt;[.C965]-2000;1;0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table:formula="of:=[.C965]+[.B966]" office:value-type="float" office:value="49468" calcext:value-type="float">
            <text:p>49468</text:p>
          </table:table-cell>
          <table:table-cell table:number-matrix-columns-spanned="1" table:number-matrix-rows-spanned="1" table:formula="of:=SUM(IF([.C$2:.C966]&gt;[.C966]-2000;1;0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5" calcext:value-type="float">
            <text:p>25</text:p>
          </table:table-cell>
          <table:table-cell table:formula="of:=[.C966]+[.B967]" office:value-type="float" office:value="49493" calcext:value-type="float">
            <text:p>49493</text:p>
          </table:table-cell>
          <table:table-cell table:number-matrix-columns-spanned="1" table:number-matrix-rows-spanned="1" table:formula="of:=SUM(IF([.C$2:.C967]&gt;[.C967]-2000;1;0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C967]+[.B968]" office:value-type="float" office:value="49494" calcext:value-type="float">
            <text:p>49494</text:p>
          </table:table-cell>
          <table:table-cell table:number-matrix-columns-spanned="1" table:number-matrix-rows-spanned="1" table:formula="of:=SUM(IF([.C$2:.C968]&gt;[.C968]-2000;1;0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formula="of:=[.C968]+[.B969]" office:value-type="float" office:value="49498" calcext:value-type="float">
            <text:p>49498</text:p>
          </table:table-cell>
          <table:table-cell table:number-matrix-columns-spanned="1" table:number-matrix-rows-spanned="1" table:formula="of:=SUM(IF([.C$2:.C969]&gt;[.C969]-2000;1;0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" calcext:value-type="float">
            <text:p>30</text:p>
          </table:table-cell>
          <table:table-cell table:formula="of:=[.C969]+[.B970]" office:value-type="float" office:value="49528" calcext:value-type="float">
            <text:p>49528</text:p>
          </table:table-cell>
          <table:table-cell table:number-matrix-columns-spanned="1" table:number-matrix-rows-spanned="1" table:formula="of:=SUM(IF([.C$2:.C970]&gt;[.C970]-2000;1;0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formula="of:=[.C970]+[.B971]" office:value-type="float" office:value="49529" calcext:value-type="float">
            <text:p>49529</text:p>
          </table:table-cell>
          <table:table-cell table:number-matrix-columns-spanned="1" table:number-matrix-rows-spanned="1" table:formula="of:=SUM(IF([.C$2:.C971]&gt;[.C971]-2000;1;0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[.C971]+[.B972]" office:value-type="float" office:value="49529" calcext:value-type="float">
            <text:p>49529</text:p>
          </table:table-cell>
          <table:table-cell table:number-matrix-columns-spanned="1" table:number-matrix-rows-spanned="1" table:formula="of:=SUM(IF([.C$2:.C972]&gt;[.C972]-2000;1;0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2" calcext:value-type="float">
            <text:p>32</text:p>
          </table:table-cell>
          <table:table-cell table:formula="of:=[.C972]+[.B973]" office:value-type="float" office:value="49561" calcext:value-type="float">
            <text:p>49561</text:p>
          </table:table-cell>
          <table:table-cell table:number-matrix-columns-spanned="1" table:number-matrix-rows-spanned="1" table:formula="of:=SUM(IF([.C$2:.C973]&gt;[.C973]-2000;1;0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formula="of:=[.C973]+[.B974]" office:value-type="float" office:value="49561" calcext:value-type="float">
            <text:p>49561</text:p>
          </table:table-cell>
          <table:table-cell table:number-matrix-columns-spanned="1" table:number-matrix-rows-spanned="1" table:formula="of:=SUM(IF([.C$2:.C974]&gt;[.C974]-2000;1;0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formula="of:=[.C974]+[.B975]" office:value-type="float" office:value="49562" calcext:value-type="float">
            <text:p>49562</text:p>
          </table:table-cell>
          <table:table-cell table:number-matrix-columns-spanned="1" table:number-matrix-rows-spanned="1" table:formula="of:=SUM(IF([.C$2:.C975]&gt;[.C975]-2000;1;0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" calcext:value-type="float">
            <text:p>7</text:p>
          </table:table-cell>
          <table:table-cell table:formula="of:=[.C975]+[.B976]" office:value-type="float" office:value="49569" calcext:value-type="float">
            <text:p>49569</text:p>
          </table:table-cell>
          <table:table-cell table:number-matrix-columns-spanned="1" table:number-matrix-rows-spanned="1" table:formula="of:=SUM(IF([.C$2:.C976]&gt;[.C976]-2000;1;0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table:formula="of:=[.C976]+[.B977]" office:value-type="float" office:value="49596" calcext:value-type="float">
            <text:p>49596</text:p>
          </table:table-cell>
          <table:table-cell table:number-matrix-columns-spanned="1" table:number-matrix-rows-spanned="1" table:formula="of:=SUM(IF([.C$2:.C977]&gt;[.C977]-2000;1;0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formula="of:=[.C977]+[.B978]" office:value-type="float" office:value="49597" calcext:value-type="float">
            <text:p>49597</text:p>
          </table:table-cell>
          <table:table-cell table:number-matrix-columns-spanned="1" table:number-matrix-rows-spanned="1" table:formula="of:=SUM(IF([.C$2:.C978]&gt;[.C978]-2000;1;0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2" calcext:value-type="float">
            <text:p>42</text:p>
          </table:table-cell>
          <table:table-cell table:formula="of:=[.C978]+[.B979]" office:value-type="float" office:value="49639" calcext:value-type="float">
            <text:p>49639</text:p>
          </table:table-cell>
          <table:table-cell table:number-matrix-columns-spanned="1" table:number-matrix-rows-spanned="1" table:formula="of:=SUM(IF([.C$2:.C979]&gt;[.C979]-2000;1;0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table:formula="of:=[.C979]+[.B980]" office:value-type="float" office:value="49641" calcext:value-type="float">
            <text:p>49641</text:p>
          </table:table-cell>
          <table:table-cell table:number-matrix-columns-spanned="1" table:number-matrix-rows-spanned="1" table:formula="of:=SUM(IF([.C$2:.C980]&gt;[.C980]-2000;1;0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C980]+[.B981]" office:value-type="float" office:value="49642" calcext:value-type="float">
            <text:p>49642</text:p>
          </table:table-cell>
          <table:table-cell table:number-matrix-columns-spanned="1" table:number-matrix-rows-spanned="1" table:formula="of:=SUM(IF([.C$2:.C981]&gt;[.C981]-2000;1;0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formula="of:=[.C981]+[.B982]" office:value-type="float" office:value="49643" calcext:value-type="float">
            <text:p>49643</text:p>
          </table:table-cell>
          <table:table-cell table:number-matrix-columns-spanned="1" table:number-matrix-rows-spanned="1" table:formula="of:=SUM(IF([.C$2:.C982]&gt;[.C982]-2000;1;0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table:formula="of:=[.C982]+[.B983]" office:value-type="float" office:value="49651" calcext:value-type="float">
            <text:p>49651</text:p>
          </table:table-cell>
          <table:table-cell table:number-matrix-columns-spanned="1" table:number-matrix-rows-spanned="1" table:formula="of:=SUM(IF([.C$2:.C983]&gt;[.C983]-2000;1;0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6" calcext:value-type="float">
            <text:p>46</text:p>
          </table:table-cell>
          <table:table-cell table:formula="of:=[.C983]+[.B984]" office:value-type="float" office:value="49697" calcext:value-type="float">
            <text:p>49697</text:p>
          </table:table-cell>
          <table:table-cell table:number-matrix-columns-spanned="1" table:number-matrix-rows-spanned="1" table:formula="of:=SUM(IF([.C$2:.C984]&gt;[.C984]-2000;1;0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formula="of:=[.C984]+[.B985]" office:value-type="float" office:value="49698" calcext:value-type="float">
            <text:p>49698</text:p>
          </table:table-cell>
          <table:table-cell table:number-matrix-columns-spanned="1" table:number-matrix-rows-spanned="1" table:formula="of:=SUM(IF([.C$2:.C985]&gt;[.C985]-2000;1;0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formula="of:=[.C985]+[.B986]" office:value-type="float" office:value="49698" calcext:value-type="float">
            <text:p>49698</text:p>
          </table:table-cell>
          <table:table-cell table:number-matrix-columns-spanned="1" table:number-matrix-rows-spanned="1" table:formula="of:=SUM(IF([.C$2:.C986]&gt;[.C986]-2000;1;0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formula="of:=[.C986]+[.B987]" office:value-type="float" office:value="49699" calcext:value-type="float">
            <text:p>49699</text:p>
          </table:table-cell>
          <table:table-cell table:number-matrix-columns-spanned="1" table:number-matrix-rows-spanned="1" table:formula="of:=SUM(IF([.C$2:.C987]&gt;[.C987]-2000;1;0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formula="of:=[.C987]+[.B988]" office:value-type="float" office:value="49699" calcext:value-type="float">
            <text:p>49699</text:p>
          </table:table-cell>
          <table:table-cell table:number-matrix-columns-spanned="1" table:number-matrix-rows-spanned="1" table:formula="of:=SUM(IF([.C$2:.C988]&gt;[.C988]-2000;1;0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0" calcext:value-type="float">
            <text:p>70</text:p>
          </table:table-cell>
          <table:table-cell table:formula="of:=[.C988]+[.B989]" office:value-type="float" office:value="49769" calcext:value-type="float">
            <text:p>49769</text:p>
          </table:table-cell>
          <table:table-cell table:number-matrix-columns-spanned="1" table:number-matrix-rows-spanned="1" table:formula="of:=SUM(IF([.C$2:.C989]&gt;[.C989]-2000;1;0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formula="of:=[.C989]+[.B990]" office:value-type="float" office:value="49770" calcext:value-type="float">
            <text:p>49770</text:p>
          </table:table-cell>
          <table:table-cell table:number-matrix-columns-spanned="1" table:number-matrix-rows-spanned="1" table:formula="of:=SUM(IF([.C$2:.C990]&gt;[.C990]-2000;1;0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formula="of:=[.C990]+[.B991]" office:value-type="float" office:value="49770" calcext:value-type="float">
            <text:p>49770</text:p>
          </table:table-cell>
          <table:table-cell table:number-matrix-columns-spanned="1" table:number-matrix-rows-spanned="1" table:formula="of:=SUM(IF([.C$2:.C991]&gt;[.C991]-2000;1;0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formula="of:=[.C991]+[.B992]" office:value-type="float" office:value="49770" calcext:value-type="float">
            <text:p>49770</text:p>
          </table:table-cell>
          <table:table-cell table:number-matrix-columns-spanned="1" table:number-matrix-rows-spanned="1" table:formula="of:=SUM(IF([.C$2:.C992]&gt;[.C992]-2000;1;0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table:formula="of:=[.C992]+[.B993]" office:value-type="float" office:value="49770" calcext:value-type="float">
            <text:p>49770</text:p>
          </table:table-cell>
          <table:table-cell table:number-matrix-columns-spanned="1" table:number-matrix-rows-spanned="1" table:formula="of:=SUM(IF([.C$2:.C993]&gt;[.C993]-2000;1;0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formula="of:=[.C993]+[.B994]" office:value-type="float" office:value="49770" calcext:value-type="float">
            <text:p>49770</text:p>
          </table:table-cell>
          <table:table-cell table:number-matrix-columns-spanned="1" table:number-matrix-rows-spanned="1" table:formula="of:=SUM(IF([.C$2:.C994]&gt;[.C994]-2000;1;0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formula="of:=[.C994]+[.B995]" office:value-type="float" office:value="49770" calcext:value-type="float">
            <text:p>49770</text:p>
          </table:table-cell>
          <table:table-cell table:number-matrix-columns-spanned="1" table:number-matrix-rows-spanned="1" table:formula="of:=SUM(IF([.C$2:.C995]&gt;[.C995]-2000;1;0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" calcext:value-type="float">
            <text:p>11</text:p>
          </table:table-cell>
          <table:table-cell table:formula="of:=[.C995]+[.B996]" office:value-type="float" office:value="49781" calcext:value-type="float">
            <text:p>49781</text:p>
          </table:table-cell>
          <table:table-cell table:number-matrix-columns-spanned="1" table:number-matrix-rows-spanned="1" table:formula="of:=SUM(IF([.C$2:.C996]&gt;[.C996]-2000;1;0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table:formula="of:=[.C996]+[.B997]" office:value-type="float" office:value="49788" calcext:value-type="float">
            <text:p>49788</text:p>
          </table:table-cell>
          <table:table-cell table:number-matrix-columns-spanned="1" table:number-matrix-rows-spanned="1" table:formula="of:=SUM(IF([.C$2:.C997]&gt;[.C997]-2000;1;0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6" calcext:value-type="float">
            <text:p>26</text:p>
          </table:table-cell>
          <table:table-cell table:formula="of:=[.C997]+[.B998]" office:value-type="float" office:value="49814" calcext:value-type="float">
            <text:p>49814</text:p>
          </table:table-cell>
          <table:table-cell table:number-matrix-columns-spanned="1" table:number-matrix-rows-spanned="1" table:formula="of:=SUM(IF([.C$2:.C998]&gt;[.C998]-2000;1;0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[.C998]+[.B999]" office:value-type="float" office:value="49814" calcext:value-type="float">
            <text:p>49814</text:p>
          </table:table-cell>
          <table:table-cell table:number-matrix-columns-spanned="1" table:number-matrix-rows-spanned="1" table:formula="of:=SUM(IF([.C$2:.C999]&gt;[.C999]-2000;1;0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table:formula="of:=[.C999]+[.B1000]" office:value-type="float" office:value="49818" calcext:value-type="float">
            <text:p>49818</text:p>
          </table:table-cell>
          <table:table-cell table:number-matrix-columns-spanned="1" table:number-matrix-rows-spanned="1" table:formula="of:=SUM(IF([.C$2:.C1000]&gt;[.C1000]-2000;1;0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C1000]+[.B1001]" office:value-type="float" office:value="49846" calcext:value-type="float">
            <text:p>49846</text:p>
          </table:table-cell>
          <table:table-cell table:number-matrix-columns-spanned="1" table:number-matrix-rows-spanned="1" table:formula="of:=SUM(IF([.C$2:.C1001]&gt;[.C1001]-2000;1;0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formula="of:=[.C1001]+[.B1002]" office:value-type="float" office:value="49846" calcext:value-type="float">
            <text:p>49846</text:p>
          </table:table-cell>
          <table:table-cell table:number-matrix-columns-spanned="1" table:number-matrix-rows-spanned="1" table:formula="of:=SUM(IF([.C$2:.C1002]&gt;[.C1002]-2000;1;0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table:formula="of:=[.C1002]+[.B1003]" office:value-type="float" office:value="49851" calcext:value-type="float">
            <text:p>49851</text:p>
          </table:table-cell>
          <table:table-cell table:number-matrix-columns-spanned="1" table:number-matrix-rows-spanned="1" table:formula="of:=SUM(IF([.C$2:.C1003]&gt;[.C1003]-2000;1;0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table:formula="of:=[.C1003]+[.B1004]" office:value-type="float" office:value="49879" calcext:value-type="float">
            <text:p>49879</text:p>
          </table:table-cell>
          <table:table-cell table:number-matrix-columns-spanned="1" table:number-matrix-rows-spanned="1" table:formula="of:=SUM(IF([.C$2:.C1004]&gt;[.C1004]-2000;1;0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formula="of:=[.C1004]+[.B1005]" office:value-type="float" office:value="49880" calcext:value-type="float">
            <text:p>49880</text:p>
          </table:table-cell>
          <table:table-cell table:number-matrix-columns-spanned="1" table:number-matrix-rows-spanned="1" table:formula="of:=SUM(IF([.C$2:.C1005]&gt;[.C1005]-2000;1;0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[.C1005]+[.B1006]" office:value-type="float" office:value="49880" calcext:value-type="float">
            <text:p>49880</text:p>
          </table:table-cell>
          <table:table-cell table:number-matrix-columns-spanned="1" table:number-matrix-rows-spanned="1" table:formula="of:=SUM(IF([.C$2:.C1006]&gt;[.C1006]-2000;1;0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" calcext:value-type="float">
            <text:p>9</text:p>
          </table:table-cell>
          <table:table-cell table:formula="of:=[.C1006]+[.B1007]" office:value-type="float" office:value="49889" calcext:value-type="float">
            <text:p>49889</text:p>
          </table:table-cell>
          <table:table-cell table:number-matrix-columns-spanned="1" table:number-matrix-rows-spanned="1" table:formula="of:=SUM(IF([.C$2:.C1007]&gt;[.C1007]-2000;1;0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table:formula="of:=[.C1007]+[.B1008]" office:value-type="float" office:value="49917" calcext:value-type="float">
            <text:p>49917</text:p>
          </table:table-cell>
          <table:table-cell table:number-matrix-columns-spanned="1" table:number-matrix-rows-spanned="1" table:formula="of:=SUM(IF([.C$2:.C1008]&gt;[.C1008]-2000;1;0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[.C1008]+[.B1009]" office:value-type="float" office:value="49917" calcext:value-type="float">
            <text:p>49917</text:p>
          </table:table-cell>
          <table:table-cell table:number-matrix-columns-spanned="1" table:number-matrix-rows-spanned="1" table:formula="of:=SUM(IF([.C$2:.C1009]&gt;[.C1009]-2000;1;0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table:formula="of:=[.C1009]+[.B1010]" office:value-type="float" office:value="49920" calcext:value-type="float">
            <text:p>49920</text:p>
          </table:table-cell>
          <table:table-cell table:number-matrix-columns-spanned="1" table:number-matrix-rows-spanned="1" table:formula="of:=SUM(IF([.C$2:.C1010]&gt;[.C1010]-2000;1;0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7" calcext:value-type="float">
            <text:p>27</text:p>
          </table:table-cell>
          <table:table-cell table:formula="of:=[.C1010]+[.B1011]" office:value-type="float" office:value="49947" calcext:value-type="float">
            <text:p>49947</text:p>
          </table:table-cell>
          <table:table-cell table:number-matrix-columns-spanned="1" table:number-matrix-rows-spanned="1" table:formula="of:=SUM(IF([.C$2:.C1011]&gt;[.C1011]-2000;1;0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table:formula="of:=[.C1011]+[.B1012]" office:value-type="float" office:value="49948" calcext:value-type="float">
            <text:p>49948</text:p>
          </table:table-cell>
          <table:table-cell table:number-matrix-columns-spanned="1" table:number-matrix-rows-spanned="1" table:formula="of:=SUM(IF([.C$2:.C1012]&gt;[.C1012]-2000;1;0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" calcext:value-type="float">
            <text:p>6</text:p>
          </table:table-cell>
          <table:table-cell table:formula="of:=[.C1012]+[.B1013]" office:value-type="float" office:value="49954" calcext:value-type="float">
            <text:p>49954</text:p>
          </table:table-cell>
          <table:table-cell table:number-matrix-columns-spanned="1" table:number-matrix-rows-spanned="1" table:formula="of:=SUM(IF([.C$2:.C1013]&gt;[.C1013]-2000;1;0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" calcext:value-type="float">
            <text:p>30</text:p>
          </table:table-cell>
          <table:table-cell table:formula="of:=[.C1013]+[.B1014]" office:value-type="float" office:value="49984" calcext:value-type="float">
            <text:p>49984</text:p>
          </table:table-cell>
          <table:table-cell table:number-matrix-columns-spanned="1" table:number-matrix-rows-spanned="1" table:formula="of:=SUM(IF([.C$2:.C1014]&gt;[.C1014]-2000;1;0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formula="of:=[.C1014]+[.B1015]" office:value-type="float" office:value="49985" calcext:value-type="float">
            <text:p>49985</text:p>
          </table:table-cell>
          <table:table-cell table:number-matrix-columns-spanned="1" table:number-matrix-rows-spanned="1" table:formula="of:=SUM(IF([.C$2:.C1015]&gt;[.C1015]-2000;1;0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formula="of:=[.C1015]+[.B1016]" office:value-type="float" office:value="49985" calcext:value-type="float">
            <text:p>49985</text:p>
          </table:table-cell>
          <table:table-cell table:number-matrix-columns-spanned="1" table:number-matrix-rows-spanned="1" table:formula="of:=SUM(IF([.C$2:.C1016]&gt;[.C1016]-2000;1;0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" calcext:value-type="float">
            <text:p>9</text:p>
          </table:table-cell>
          <table:table-cell table:formula="of:=[.C1016]+[.B1017]" office:value-type="float" office:value="49994" calcext:value-type="float">
            <text:p>49994</text:p>
          </table:table-cell>
          <table:table-cell table:number-matrix-columns-spanned="1" table:number-matrix-rows-spanned="1" table:formula="of:=SUM(IF([.C$2:.C1017]&gt;[.C1017]-2000;1;0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" calcext:value-type="float">
            <text:p>5</text:p>
          </table:table-cell>
          <table:table-cell table:formula="of:=[.C1017]+[.B1018]" office:value-type="float" office:value="49999" calcext:value-type="float">
            <text:p>49999</text:p>
          </table:table-cell>
          <table:table-cell table:number-matrix-columns-spanned="1" table:number-matrix-rows-spanned="1" table:formula="of:=SUM(IF([.C$2:.C1018]&gt;[.C1018]-2000;1;0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4" calcext:value-type="float">
            <text:p>34</text:p>
          </table:table-cell>
          <table:table-cell table:formula="of:=[.C1018]+[.B1019]" office:value-type="float" office:value="50033" calcext:value-type="float">
            <text:p>50033</text:p>
          </table:table-cell>
          <table:table-cell table:number-matrix-columns-spanned="1" table:number-matrix-rows-spanned="1" table:formula="of:=SUM(IF([.C$2:.C1019]&gt;[.C1019]-2000;1;0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formula="of:=[.C1019]+[.B1020]" office:value-type="float" office:value="50033" calcext:value-type="float">
            <text:p>50033</text:p>
          </table:table-cell>
          <table:table-cell table:number-matrix-columns-spanned="1" table:number-matrix-rows-spanned="1" table:formula="of:=SUM(IF([.C$2:.C1020]&gt;[.C1020]-2000;1;0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formula="of:=[.C1020]+[.B1021]" office:value-type="float" office:value="50034" calcext:value-type="float">
            <text:p>50034</text:p>
          </table:table-cell>
          <table:table-cell table:number-matrix-columns-spanned="1" table:number-matrix-rows-spanned="1" table:formula="of:=SUM(IF([.C$2:.C1021]&gt;[.C1021]-2000;1;0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 table:formula="of:=[.C1021]+[.B1022]" office:value-type="float" office:value="50041" calcext:value-type="float">
            <text:p>50041</text:p>
          </table:table-cell>
          <table:table-cell table:number-matrix-columns-spanned="1" table:number-matrix-rows-spanned="1" table:formula="of:=SUM(IF([.C$2:.C1022]&gt;[.C1022]-2000;1;0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2" calcext:value-type="float">
            <text:p>52</text:p>
          </table:table-cell>
          <table:table-cell table:formula="of:=[.C1022]+[.B1023]" office:value-type="float" office:value="50093" calcext:value-type="float">
            <text:p>50093</text:p>
          </table:table-cell>
          <table:table-cell table:number-matrix-columns-spanned="1" table:number-matrix-rows-spanned="1" table:formula="of:=SUM(IF([.C$2:.C1023]&gt;[.C1023]-2000;1;0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formula="of:=[.C1023]+[.B1024]" office:value-type="float" office:value="50095" calcext:value-type="float">
            <text:p>50095</text:p>
          </table:table-cell>
          <table:table-cell table:number-matrix-columns-spanned="1" table:number-matrix-rows-spanned="1" table:formula="of:=SUM(IF([.C$2:.C1024]&gt;[.C1024]-2000;1;0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C1024]+[.B1025]" office:value-type="float" office:value="50096" calcext:value-type="float">
            <text:p>50096</text:p>
          </table:table-cell>
          <table:table-cell table:number-matrix-columns-spanned="1" table:number-matrix-rows-spanned="1" table:formula="of:=SUM(IF([.C$2:.C1025]&gt;[.C1025]-2000;1;0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formula="of:=[.C1025]+[.B1026]" office:value-type="float" office:value="50097" calcext:value-type="float">
            <text:p>50097</text:p>
          </table:table-cell>
          <table:table-cell table:number-matrix-columns-spanned="1" table:number-matrix-rows-spanned="1" table:formula="of:=SUM(IF([.C$2:.C1026]&gt;[.C1026]-2000;1;0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formula="of:=[.C1026]+[.B1027]" office:value-type="float" office:value="50098" calcext:value-type="float">
            <text:p>50098</text:p>
          </table:table-cell>
          <table:table-cell table:number-matrix-columns-spanned="1" table:number-matrix-rows-spanned="1" table:formula="of:=SUM(IF([.C$2:.C1027]&gt;[.C1027]-2000;1;0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table:formula="of:=[.C1027]+[.B1028]" office:value-type="float" office:value="50101" calcext:value-type="float">
            <text:p>50101</text:p>
          </table:table-cell>
          <table:table-cell table:number-matrix-columns-spanned="1" table:number-matrix-rows-spanned="1" table:formula="of:=SUM(IF([.C$2:.C1028]&gt;[.C1028]-2000;1;0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3" calcext:value-type="float">
            <text:p>33</text:p>
          </table:table-cell>
          <table:table-cell table:formula="of:=[.C1028]+[.B1029]" office:value-type="float" office:value="50134" calcext:value-type="float">
            <text:p>50134</text:p>
          </table:table-cell>
          <table:table-cell table:number-matrix-columns-spanned="1" table:number-matrix-rows-spanned="1" table:formula="of:=SUM(IF([.C$2:.C1029]&gt;[.C1029]-2000;1;0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formula="of:=[.C1029]+[.B1030]" office:value-type="float" office:value="50135" calcext:value-type="float">
            <text:p>50135</text:p>
          </table:table-cell>
          <table:table-cell table:number-matrix-columns-spanned="1" table:number-matrix-rows-spanned="1" table:formula="of:=SUM(IF([.C$2:.C1030]&gt;[.C1030]-2000;1;0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table:formula="of:=[.C1030]+[.B1031]" office:value-type="float" office:value="50137" calcext:value-type="float">
            <text:p>50137</text:p>
          </table:table-cell>
          <table:table-cell table:number-matrix-columns-spanned="1" table:number-matrix-rows-spanned="1" table:formula="of:=SUM(IF([.C$2:.C1031]&gt;[.C1031]-2000;1;0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" calcext:value-type="float">
            <text:p>16</text:p>
          </table:table-cell>
          <table:table-cell table:formula="of:=[.C1031]+[.B1032]" office:value-type="float" office:value="50153" calcext:value-type="float">
            <text:p>50153</text:p>
          </table:table-cell>
          <table:table-cell table:number-matrix-columns-spanned="1" table:number-matrix-rows-spanned="1" table:formula="of:=SUM(IF([.C$2:.C1032]&gt;[.C1032]-2000;1;0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table:formula="of:=[.C1032]+[.B1033]" office:value-type="float" office:value="50153" calcext:value-type="float">
            <text:p>50153</text:p>
          </table:table-cell>
          <table:table-cell table:number-matrix-columns-spanned="1" table:number-matrix-rows-spanned="1" table:formula="of:=SUM(IF([.C$2:.C1033]&gt;[.C1033]-2000;1;0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6" calcext:value-type="float">
            <text:p>26</text:p>
          </table:table-cell>
          <table:table-cell table:formula="of:=[.C1033]+[.B1034]" office:value-type="float" office:value="50179" calcext:value-type="float">
            <text:p>50179</text:p>
          </table:table-cell>
          <table:table-cell table:number-matrix-columns-spanned="1" table:number-matrix-rows-spanned="1" table:formula="of:=SUM(IF([.C$2:.C1034]&gt;[.C1034]-2000;1;0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formula="of:=[.C1034]+[.B1035]" office:value-type="float" office:value="50180" calcext:value-type="float">
            <text:p>50180</text:p>
          </table:table-cell>
          <table:table-cell table:number-matrix-columns-spanned="1" table:number-matrix-rows-spanned="1" table:formula="of:=SUM(IF([.C$2:.C1035]&gt;[.C1035]-2000;1;0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formula="of:=[.C1035]+[.B1036]" office:value-type="float" office:value="50180" calcext:value-type="float">
            <text:p>50180</text:p>
          </table:table-cell>
          <table:table-cell table:number-matrix-columns-spanned="1" table:number-matrix-rows-spanned="1" table:formula="of:=SUM(IF([.C$2:.C1036]&gt;[.C1036]-2000;1;0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6" calcext:value-type="float">
            <text:p>26</text:p>
          </table:table-cell>
          <table:table-cell table:formula="of:=[.C1036]+[.B1037]" office:value-type="float" office:value="50206" calcext:value-type="float">
            <text:p>50206</text:p>
          </table:table-cell>
          <table:table-cell table:number-matrix-columns-spanned="1" table:number-matrix-rows-spanned="1" table:formula="of:=SUM(IF([.C$2:.C1037]&gt;[.C1037]-2000;1;0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formula="of:=[.C1037]+[.B1038]" office:value-type="float" office:value="50206" calcext:value-type="float">
            <text:p>50206</text:p>
          </table:table-cell>
          <table:table-cell table:number-matrix-columns-spanned="1" table:number-matrix-rows-spanned="1" table:formula="of:=SUM(IF([.C$2:.C1038]&gt;[.C1038]-2000;1;0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</text:p>
          </table:table-cell>
          <table:table-cell table:formula="of:=[.C1038]+[.B1039]" office:value-type="float" office:value="50209" calcext:value-type="float">
            <text:p>50209</text:p>
          </table:table-cell>
          <table:table-cell table:number-matrix-columns-spanned="1" table:number-matrix-rows-spanned="1" table:formula="of:=SUM(IF([.C$2:.C1039]&gt;[.C1039]-2000;1;0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table:formula="of:=[.C1039]+[.B1040]" office:value-type="float" office:value="50219" calcext:value-type="float">
            <text:p>50219</text:p>
          </table:table-cell>
          <table:table-cell table:number-matrix-columns-spanned="1" table:number-matrix-rows-spanned="1" table:formula="of:=SUM(IF([.C$2:.C1040]&gt;[.C1040]-2000;1;0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table:formula="of:=[.C1040]+[.B1041]" office:value-type="float" office:value="50239" calcext:value-type="float">
            <text:p>50239</text:p>
          </table:table-cell>
          <table:table-cell table:number-matrix-columns-spanned="1" table:number-matrix-rows-spanned="1" table:formula="of:=SUM(IF([.C$2:.C1041]&gt;[.C1041]-2000;1;0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formula="of:=[.C1041]+[.B1042]" office:value-type="float" office:value="50240" calcext:value-type="float">
            <text:p>50240</text:p>
          </table:table-cell>
          <table:table-cell table:number-matrix-columns-spanned="1" table:number-matrix-rows-spanned="1" table:formula="of:=SUM(IF([.C$2:.C1042]&gt;[.C1042]-2000;1;0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formula="of:=[.C1042]+[.B1043]" office:value-type="float" office:value="50249" calcext:value-type="float">
            <text:p>50249</text:p>
          </table:table-cell>
          <table:table-cell table:number-matrix-columns-spanned="1" table:number-matrix-rows-spanned="1" table:formula="of:=SUM(IF([.C$2:.C1043]&gt;[.C1043]-2000;1;0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2" calcext:value-type="float">
            <text:p>32</text:p>
          </table:table-cell>
          <table:table-cell table:formula="of:=[.C1043]+[.B1044]" office:value-type="float" office:value="50281" calcext:value-type="float">
            <text:p>50281</text:p>
          </table:table-cell>
          <table:table-cell table:number-matrix-columns-spanned="1" table:number-matrix-rows-spanned="1" table:formula="of:=SUM(IF([.C$2:.C1044]&gt;[.C1044]-2000;1;0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formula="of:=[.C1044]+[.B1045]" office:value-type="float" office:value="50282" calcext:value-type="float">
            <text:p>50282</text:p>
          </table:table-cell>
          <table:table-cell table:number-matrix-columns-spanned="1" table:number-matrix-rows-spanned="1" table:formula="of:=SUM(IF([.C$2:.C1045]&gt;[.C1045]-2000;1;0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formula="of:=[.C1045]+[.B1046]" office:value-type="float" office:value="50282" calcext:value-type="float">
            <text:p>50282</text:p>
          </table:table-cell>
          <table:table-cell table:number-matrix-columns-spanned="1" table:number-matrix-rows-spanned="1" table:formula="of:=SUM(IF([.C$2:.C1046]&gt;[.C1046]-2000;1;0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table:formula="of:=[.C1046]+[.B1047]" office:value-type="float" office:value="50311" calcext:value-type="float">
            <text:p>50311</text:p>
          </table:table-cell>
          <table:table-cell table:number-matrix-columns-spanned="1" table:number-matrix-rows-spanned="1" table:formula="of:=SUM(IF([.C$2:.C1047]&gt;[.C1047]-2000;1;0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[.C1047]+[.B1048]" office:value-type="float" office:value="50311" calcext:value-type="float">
            <text:p>50311</text:p>
          </table:table-cell>
          <table:table-cell table:number-matrix-columns-spanned="1" table:number-matrix-rows-spanned="1" table:formula="of:=SUM(IF([.C$2:.C1048]&gt;[.C1048]-2000;1;0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table:formula="of:=[.C1048]+[.B1049]" office:value-type="float" office:value="50311" calcext:value-type="float">
            <text:p>50311</text:p>
          </table:table-cell>
          <table:table-cell table:number-matrix-columns-spanned="1" table:number-matrix-rows-spanned="1" table:formula="of:=SUM(IF([.C$2:.C1049]&gt;[.C1049]-2000;1;0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4" calcext:value-type="float">
            <text:p>34</text:p>
          </table:table-cell>
          <table:table-cell table:formula="of:=[.C1049]+[.B1050]" office:value-type="float" office:value="50345" calcext:value-type="float">
            <text:p>50345</text:p>
          </table:table-cell>
          <table:table-cell table:number-matrix-columns-spanned="1" table:number-matrix-rows-spanned="1" table:formula="of:=SUM(IF([.C$2:.C1050]&gt;[.C1050]-2000;1;0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[.C1050]+[.B1051]" office:value-type="float" office:value="50345" calcext:value-type="float">
            <text:p>50345</text:p>
          </table:table-cell>
          <table:table-cell table:number-matrix-columns-spanned="1" table:number-matrix-rows-spanned="1" table:formula="of:=SUM(IF([.C$2:.C1051]&gt;[.C1051]-2000;1;0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[.C1051]+[.B1052]" office:value-type="float" office:value="50345" calcext:value-type="float">
            <text:p>50345</text:p>
          </table:table-cell>
          <table:table-cell table:number-matrix-columns-spanned="1" table:number-matrix-rows-spanned="1" table:formula="of:=SUM(IF([.C$2:.C1052]&gt;[.C1052]-2000;1;0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table:formula="of:=[.C1052]+[.B1053]" office:value-type="float" office:value="50349" calcext:value-type="float">
            <text:p>50349</text:p>
          </table:table-cell>
          <table:table-cell table:number-matrix-columns-spanned="1" table:number-matrix-rows-spanned="1" table:formula="of:=SUM(IF([.C$2:.C1053]&gt;[.C1053]-2000;1;0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1" calcext:value-type="float">
            <text:p>31</text:p>
          </table:table-cell>
          <table:table-cell table:formula="of:=[.C1053]+[.B1054]" office:value-type="float" office:value="50380" calcext:value-type="float">
            <text:p>50380</text:p>
          </table:table-cell>
          <table:table-cell table:number-matrix-columns-spanned="1" table:number-matrix-rows-spanned="1" table:formula="of:=SUM(IF([.C$2:.C1054]&gt;[.C1054]-2000;1;0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formula="of:=[.C1054]+[.B1055]" office:value-type="float" office:value="50381" calcext:value-type="float">
            <text:p>50381</text:p>
          </table:table-cell>
          <table:table-cell table:number-matrix-columns-spanned="1" table:number-matrix-rows-spanned="1" table:formula="of:=SUM(IF([.C$2:.C1055]&gt;[.C1055]-2000;1;0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 table:formula="of:=[.C1055]+[.B1056]" office:value-type="float" office:value="50387" calcext:value-type="float">
            <text:p>50387</text:p>
          </table:table-cell>
          <table:table-cell table:number-matrix-columns-spanned="1" table:number-matrix-rows-spanned="1" table:formula="of:=SUM(IF([.C$2:.C1056]&gt;[.C1056]-2000;1;0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1" calcext:value-type="float">
            <text:p>21</text:p>
          </table:table-cell>
          <table:table-cell table:formula="of:=[.C1056]+[.B1057]" office:value-type="float" office:value="50408" calcext:value-type="float">
            <text:p>50408</text:p>
          </table:table-cell>
          <table:table-cell table:number-matrix-columns-spanned="1" table:number-matrix-rows-spanned="1" table:formula="of:=SUM(IF([.C$2:.C1057]&gt;[.C1057]-2000;1;0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formula="of:=[.C1057]+[.B1058]" office:value-type="float" office:value="50409" calcext:value-type="float">
            <text:p>50409</text:p>
          </table:table-cell>
          <table:table-cell table:number-matrix-columns-spanned="1" table:number-matrix-rows-spanned="1" table:formula="of:=SUM(IF([.C$2:.C1058]&gt;[.C1058]-2000;1;0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  <table:table-cell table:formula="of:=[.C1058]+[.B1059]" office:value-type="float" office:value="50412" calcext:value-type="float">
            <text:p>50412</text:p>
          </table:table-cell>
          <table:table-cell table:number-matrix-columns-spanned="1" table:number-matrix-rows-spanned="1" table:formula="of:=SUM(IF([.C$2:.C1059]&gt;[.C1059]-2000;1;0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table:formula="of:=[.C1059]+[.B1060]" office:value-type="float" office:value="50441" calcext:value-type="float">
            <text:p>50441</text:p>
          </table:table-cell>
          <table:table-cell table:number-matrix-columns-spanned="1" table:number-matrix-rows-spanned="1" table:formula="of:=SUM(IF([.C$2:.C1060]&gt;[.C1060]-2000;1;0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table:formula="of:=[.C1060]+[.B1061]" office:value-type="float" office:value="50448" calcext:value-type="float">
            <text:p>50448</text:p>
          </table:table-cell>
          <table:table-cell table:number-matrix-columns-spanned="1" table:number-matrix-rows-spanned="1" table:formula="of:=SUM(IF([.C$2:.C1061]&gt;[.C1061]-2000;1;0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table:formula="of:=[.C1061]+[.B1062]" office:value-type="float" office:value="50450" calcext:value-type="float">
            <text:p>50450</text:p>
          </table:table-cell>
          <table:table-cell table:number-matrix-columns-spanned="1" table:number-matrix-rows-spanned="1" table:formula="of:=SUM(IF([.C$2:.C1062]&gt;[.C1062]-2000;1;0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table:formula="of:=[.C1062]+[.B1063]" office:value-type="float" office:value="50479" calcext:value-type="float">
            <text:p>50479</text:p>
          </table:table-cell>
          <table:table-cell table:number-matrix-columns-spanned="1" table:number-matrix-rows-spanned="1" table:formula="of:=SUM(IF([.C$2:.C1063]&gt;[.C1063]-2000;1;0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formula="of:=[.C1063]+[.B1064]" office:value-type="float" office:value="50479" calcext:value-type="float">
            <text:p>50479</text:p>
          </table:table-cell>
          <table:table-cell table:number-matrix-columns-spanned="1" table:number-matrix-rows-spanned="1" table:formula="of:=SUM(IF([.C$2:.C1064]&gt;[.C1064]-2000;1;0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formula="of:=[.C1064]+[.B1065]" office:value-type="float" office:value="50480" calcext:value-type="float">
            <text:p>50480</text:p>
          </table:table-cell>
          <table:table-cell table:number-matrix-columns-spanned="1" table:number-matrix-rows-spanned="1" table:formula="of:=SUM(IF([.C$2:.C1065]&gt;[.C1065]-2000;1;0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5" calcext:value-type="float">
            <text:p>35</text:p>
          </table:table-cell>
          <table:table-cell table:formula="of:=[.C1065]+[.B1066]" office:value-type="float" office:value="50515" calcext:value-type="float">
            <text:p>50515</text:p>
          </table:table-cell>
          <table:table-cell table:number-matrix-columns-spanned="1" table:number-matrix-rows-spanned="1" table:formula="of:=SUM(IF([.C$2:.C1066]&gt;[.C1066]-2000;1;0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formula="of:=[.C1066]+[.B1067]" office:value-type="float" office:value="50515" calcext:value-type="float">
            <text:p>50515</text:p>
          </table:table-cell>
          <table:table-cell table:number-matrix-columns-spanned="1" table:number-matrix-rows-spanned="1" table:formula="of:=SUM(IF([.C$2:.C1067]&gt;[.C1067]-2000;1;0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table:formula="of:=[.C1067]+[.B1068]" office:value-type="float" office:value="50516" calcext:value-type="float">
            <text:p>50516</text:p>
          </table:table-cell>
          <table:table-cell table:number-matrix-columns-spanned="1" table:number-matrix-rows-spanned="1" table:formula="of:=SUM(IF([.C$2:.C1068]&gt;[.C1068]-2000;1;0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" calcext:value-type="float">
            <text:p>8</text:p>
          </table:table-cell>
          <table:table-cell table:formula="of:=[.C1068]+[.B1069]" office:value-type="float" office:value="50524" calcext:value-type="float">
            <text:p>50524</text:p>
          </table:table-cell>
          <table:table-cell table:number-matrix-columns-spanned="1" table:number-matrix-rows-spanned="1" table:formula="of:=SUM(IF([.C$2:.C1069]&gt;[.C1069]-2000;1;0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" calcext:value-type="float">
            <text:p>5</text:p>
          </table:table-cell>
          <table:table-cell table:formula="of:=[.C1069]+[.B1070]" office:value-type="float" office:value="50529" calcext:value-type="float">
            <text:p>50529</text:p>
          </table:table-cell>
          <table:table-cell table:number-matrix-columns-spanned="1" table:number-matrix-rows-spanned="1" table:formula="of:=SUM(IF([.C$2:.C1070]&gt;[.C1070]-2000;1;0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7" calcext:value-type="float">
            <text:p>37</text:p>
          </table:table-cell>
          <table:table-cell table:formula="of:=[.C1070]+[.B1071]" office:value-type="float" office:value="50566" calcext:value-type="float">
            <text:p>50566</text:p>
          </table:table-cell>
          <table:table-cell table:number-matrix-columns-spanned="1" table:number-matrix-rows-spanned="1" table:formula="of:=SUM(IF([.C$2:.C1071]&gt;[.C1071]-2000;1;0)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table:formula="of:=[.C1071]+[.B1072]" office:value-type="float" office:value="50566" calcext:value-type="float">
            <text:p>50566</text:p>
          </table:table-cell>
          <table:table-cell table:number-matrix-columns-spanned="1" table:number-matrix-rows-spanned="1" table:formula="of:=SUM(IF([.C$2:.C1072]&gt;[.C1072]-2000;1;0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formula="of:=[.C1072]+[.B1073]" office:value-type="float" office:value="50567" calcext:value-type="float">
            <text:p>50567</text:p>
          </table:table-cell>
          <table:table-cell table:number-matrix-columns-spanned="1" table:number-matrix-rows-spanned="1" table:formula="of:=SUM(IF([.C$2:.C1073]&gt;[.C1073]-2000;1;0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" calcext:value-type="float">
            <text:p>6</text:p>
          </table:table-cell>
          <table:table-cell table:formula="of:=[.C1073]+[.B1074]" office:value-type="float" office:value="50573" calcext:value-type="float">
            <text:p>50573</text:p>
          </table:table-cell>
          <table:table-cell table:number-matrix-columns-spanned="1" table:number-matrix-rows-spanned="1" table:formula="of:=SUM(IF([.C$2:.C1074]&gt;[.C1074]-2000;1;0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" calcext:value-type="float">
            <text:p>7</text:p>
          </table:table-cell>
          <table:table-cell table:formula="of:=[.C1074]+[.B1075]" office:value-type="float" office:value="50580" calcext:value-type="float">
            <text:p>50580</text:p>
          </table:table-cell>
          <table:table-cell table:number-matrix-columns-spanned="1" table:number-matrix-rows-spanned="1" table:formula="of:=SUM(IF([.C$2:.C1075]&gt;[.C1075]-2000;1;0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6" calcext:value-type="float">
            <text:p>76</text:p>
          </table:table-cell>
          <table:table-cell table:formula="of:=[.C1075]+[.B1076]" office:value-type="float" office:value="50656" calcext:value-type="float">
            <text:p>50656</text:p>
          </table:table-cell>
          <table:table-cell table:number-matrix-columns-spanned="1" table:number-matrix-rows-spanned="1" table:formula="of:=SUM(IF([.C$2:.C1076]&gt;[.C1076]-2000;1;0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table:formula="of:=[.C1076]+[.B1077]" office:value-type="float" office:value="50656" calcext:value-type="float">
            <text:p>50656</text:p>
          </table:table-cell>
          <table:table-cell table:number-matrix-columns-spanned="1" table:number-matrix-rows-spanned="1" table:formula="of:=SUM(IF([.C$2:.C1077]&gt;[.C1077]-2000;1;0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formula="of:=[.C1077]+[.B1078]" office:value-type="float" office:value="50657" calcext:value-type="float">
            <text:p>50657</text:p>
          </table:table-cell>
          <table:table-cell table:number-matrix-columns-spanned="1" table:number-matrix-rows-spanned="1" table:formula="of:=SUM(IF([.C$2:.C1078]&gt;[.C1078]-2000;1;0)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table:formula="of:=[.C1078]+[.B1079]" office:value-type="float" office:value="50657" calcext:value-type="float">
            <text:p>50657</text:p>
          </table:table-cell>
          <table:table-cell table:number-matrix-columns-spanned="1" table:number-matrix-rows-spanned="1" table:formula="of:=SUM(IF([.C$2:.C1079]&gt;[.C1079]-2000;1;0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formula="of:=[.C1079]+[.B1080]" office:value-type="float" office:value="50657" calcext:value-type="float">
            <text:p>50657</text:p>
          </table:table-cell>
          <table:table-cell table:number-matrix-columns-spanned="1" table:number-matrix-rows-spanned="1" table:formula="of:=SUM(IF([.C$2:.C1080]&gt;[.C1080]-2000;1;0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formula="of:=[.C1080]+[.B1081]" office:value-type="float" office:value="50658" calcext:value-type="float">
            <text:p>50658</text:p>
          </table:table-cell>
          <table:table-cell table:number-matrix-columns-spanned="1" table:number-matrix-rows-spanned="1" table:formula="of:=SUM(IF([.C$2:.C1081]&gt;[.C1081]-2000;1;0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formula="of:=[.C1081]+[.B1082]" office:value-type="float" office:value="50658" calcext:value-type="float">
            <text:p>50658</text:p>
          </table:table-cell>
          <table:table-cell table:number-matrix-columns-spanned="1" table:number-matrix-rows-spanned="1" table:formula="of:=SUM(IF([.C$2:.C1082]&gt;[.C1082]-2000;1;0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" calcext:value-type="float">
            <text:p>10</text:p>
          </table:table-cell>
          <table:table-cell table:formula="of:=[.C1082]+[.B1083]" office:value-type="float" office:value="50668" calcext:value-type="float">
            <text:p>50668</text:p>
          </table:table-cell>
          <table:table-cell table:number-matrix-columns-spanned="1" table:number-matrix-rows-spanned="1" table:formula="of:=SUM(IF([.C$2:.C1083]&gt;[.C1083]-2000;1;0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formula="of:=[.C1083]+[.B1084]" office:value-type="float" office:value="50669" calcext:value-type="float">
            <text:p>50669</text:p>
          </table:table-cell>
          <table:table-cell table:number-matrix-columns-spanned="1" table:number-matrix-rows-spanned="1" table:formula="of:=SUM(IF([.C$2:.C1084]&gt;[.C1084]-2000;1;0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5" calcext:value-type="float">
            <text:p>75</text:p>
          </table:table-cell>
          <table:table-cell table:formula="of:=[.C1084]+[.B1085]" office:value-type="float" office:value="50744" calcext:value-type="float">
            <text:p>50744</text:p>
          </table:table-cell>
          <table:table-cell table:number-matrix-columns-spanned="1" table:number-matrix-rows-spanned="1" table:formula="of:=SUM(IF([.C$2:.C1085]&gt;[.C1085]-2000;1;0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formula="of:=[.C1085]+[.B1086]" office:value-type="float" office:value="50744" calcext:value-type="float">
            <text:p>50744</text:p>
          </table:table-cell>
          <table:table-cell table:number-matrix-columns-spanned="1" table:number-matrix-rows-spanned="1" table:formula="of:=SUM(IF([.C$2:.C1086]&gt;[.C1086]-2000;1;0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table:formula="of:=[.C1086]+[.B1087]" office:value-type="float" office:value="50744" calcext:value-type="float">
            <text:p>50744</text:p>
          </table:table-cell>
          <table:table-cell table:number-matrix-columns-spanned="1" table:number-matrix-rows-spanned="1" table:formula="of:=SUM(IF([.C$2:.C1087]&gt;[.C1087]-2000;1;0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formula="of:=[.C1087]+[.B1088]" office:value-type="float" office:value="50745" calcext:value-type="float">
            <text:p>50745</text:p>
          </table:table-cell>
          <table:table-cell table:number-matrix-columns-spanned="1" table:number-matrix-rows-spanned="1" table:formula="of:=SUM(IF([.C$2:.C1088]&gt;[.C1088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  <table:table-cell table:formula="of:=[.C1088]+[.B1089]" office:value-type="float" office:value="50745" calcext:value-type="float">
            <text:p>50745</text:p>
          </table:table-cell>
          <table:table-cell table:number-matrix-columns-spanned="1" table:number-matrix-rows-spanned="1" table:formula="of:=SUM(IF([.C$2:.C1089]&gt;[.C1089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formula="of:=[.C1089]+[.B1090]" office:value-type="float" office:value="50746" calcext:value-type="float">
            <text:p>50746</text:p>
          </table:table-cell>
          <table:table-cell table:number-matrix-columns-spanned="1" table:number-matrix-rows-spanned="1" table:formula="of:=SUM(IF([.C$2:.C1090]&gt;[.C1090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formula="of:=[.C1090]+[.B1091]" office:value-type="float" office:value="50746" calcext:value-type="float">
            <text:p>50746</text:p>
          </table:table-cell>
          <table:table-cell table:number-matrix-columns-spanned="1" table:number-matrix-rows-spanned="1" table:formula="of:=SUM(IF([.C$2:.C1091]&gt;[.C1091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  <table:table-cell table:formula="of:=[.C1091]+[.B1092]" office:value-type="float" office:value="50754" calcext:value-type="float">
            <text:p>50754</text:p>
          </table:table-cell>
          <table:table-cell table:number-matrix-columns-spanned="1" table:number-matrix-rows-spanned="1" table:formula="of:=SUM(IF([.C$2:.C1092]&gt;[.C109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" calcext:value-type="float">
            <text:p>6</text:p>
          </table:table-cell>
          <table:table-cell table:formula="of:=[.C1092]+[.B1093]" office:value-type="float" office:value="50760" calcext:value-type="float">
            <text:p>50760</text:p>
          </table:table-cell>
          <table:table-cell table:number-matrix-columns-spanned="1" table:number-matrix-rows-spanned="1" table:formula="of:=SUM(IF([.C$2:.C1093]&gt;[.C1093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" calcext:value-type="float">
            <text:p>10</text:p>
          </table:table-cell>
          <table:table-cell table:formula="of:=[.C1093]+[.B1094]" office:value-type="float" office:value="50770" calcext:value-type="float">
            <text:p>50770</text:p>
          </table:table-cell>
          <table:table-cell table:number-matrix-columns-spanned="1" table:number-matrix-rows-spanned="1" table:formula="of:=SUM(IF([.C$2:.C1094]&gt;[.C109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3" calcext:value-type="float">
            <text:p>43</text:p>
          </table:table-cell>
          <table:table-cell table:formula="of:=[.C1094]+[.B1095]" office:value-type="float" office:value="50813" calcext:value-type="float">
            <text:p>50813</text:p>
          </table:table-cell>
          <table:table-cell table:number-matrix-columns-spanned="1" table:number-matrix-rows-spanned="1" table:formula="of:=SUM(IF([.C$2:.C1095]&gt;[.C1095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formula="of:=[.C1095]+[.B1096]" office:value-type="float" office:value="50814" calcext:value-type="float">
            <text:p>50814</text:p>
          </table:table-cell>
          <table:table-cell table:number-matrix-columns-spanned="1" table:number-matrix-rows-spanned="1" table:formula="of:=SUM(IF([.C$2:.C1096]&gt;[.C109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formula="of:=[.C1096]+[.B1097]" office:value-type="float" office:value="50814" calcext:value-type="float">
            <text:p>50814</text:p>
          </table:table-cell>
          <table:table-cell table:number-matrix-columns-spanned="1" table:number-matrix-rows-spanned="1" table:formula="of:=SUM(IF([.C$2:.C1097]&gt;[.C109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table:formula="of:=[.C1097]+[.B1098]" office:value-type="float" office:value="50814" calcext:value-type="float">
            <text:p>50814</text:p>
          </table:table-cell>
          <table:table-cell table:number-matrix-columns-spanned="1" table:number-matrix-rows-spanned="1" table:formula="of:=SUM(IF([.C$2:.C1098]&gt;[.C109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" calcext:value-type="float">
            <text:p>10</text:p>
          </table:table-cell>
          <table:table-cell table:formula="of:=[.C1098]+[.B1099]" office:value-type="float" office:value="50824" calcext:value-type="float">
            <text:p>50824</text:p>
          </table:table-cell>
          <table:table-cell table:number-matrix-columns-spanned="1" table:number-matrix-rows-spanned="1" table:formula="of:=SUM(IF([.C$2:.C1099]&gt;[.C1099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" calcext:value-type="float">
            <text:p>6</text:p>
          </table:table-cell>
          <table:table-cell table:formula="of:=[.C1099]+[.B1100]" office:value-type="float" office:value="50830" calcext:value-type="float">
            <text:p>50830</text:p>
          </table:table-cell>
          <table:table-cell table:number-matrix-columns-spanned="1" table:number-matrix-rows-spanned="1" table:formula="of:=SUM(IF([.C$2:.C1100]&gt;[.C110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" calcext:value-type="float">
            <text:p>55</text:p>
          </table:table-cell>
          <table:table-cell table:formula="of:=[.C1100]+[.B1101]" office:value-type="float" office:value="50885" calcext:value-type="float">
            <text:p>50885</text:p>
          </table:table-cell>
          <table:table-cell table:number-matrix-columns-spanned="1" table:number-matrix-rows-spanned="1" table:formula="of:=SUM(IF([.C$2:.C1101]&gt;[.C1101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formula="of:=[.C1101]+[.B1102]" office:value-type="float" office:value="50885" calcext:value-type="float">
            <text:p>50885</text:p>
          </table:table-cell>
          <table:table-cell table:number-matrix-columns-spanned="1" table:number-matrix-rows-spanned="1" table:formula="of:=SUM(IF([.C$2:.C1102]&gt;[.C1102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formula="of:=[.C1102]+[.B1103]" office:value-type="float" office:value="50885" calcext:value-type="float">
            <text:p>50885</text:p>
          </table:table-cell>
          <table:table-cell table:number-matrix-columns-spanned="1" table:number-matrix-rows-spanned="1" table:formula="of:=SUM(IF([.C$2:.C1103]&gt;[.C1103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formula="of:=[.C1103]+[.B1104]" office:value-type="float" office:value="50886" calcext:value-type="float">
            <text:p>50886</text:p>
          </table:table-cell>
          <table:table-cell table:number-matrix-columns-spanned="1" table:number-matrix-rows-spanned="1" table:formula="of:=SUM(IF([.C$2:.C1104]&gt;[.C110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formula="of:=[.C1104]+[.B1105]" office:value-type="float" office:value="50886" calcext:value-type="float">
            <text:p>50886</text:p>
          </table:table-cell>
          <table:table-cell table:number-matrix-columns-spanned="1" table:number-matrix-rows-spanned="1" table:formula="of:=SUM(IF([.C$2:.C1105]&gt;[.C110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table:formula="of:=[.C1105]+[.B1106]" office:value-type="float" office:value="50896" calcext:value-type="float">
            <text:p>50896</text:p>
          </table:table-cell>
          <table:table-cell table:number-matrix-columns-spanned="1" table:number-matrix-rows-spanned="1" table:formula="of:=SUM(IF([.C$2:.C1106]&gt;[.C110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formula="of:=[.C1106]+[.B1107]" office:value-type="float" office:value="50900" calcext:value-type="float">
            <text:p>50900</text:p>
          </table:table-cell>
          <table:table-cell table:number-matrix-columns-spanned="1" table:number-matrix-rows-spanned="1" table:formula="of:=SUM(IF([.C$2:.C1107]&gt;[.C110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3" calcext:value-type="float">
            <text:p>33</text:p>
          </table:table-cell>
          <table:table-cell table:formula="of:=[.C1107]+[.B1108]" office:value-type="float" office:value="50933" calcext:value-type="float">
            <text:p>50933</text:p>
          </table:table-cell>
          <table:table-cell table:number-matrix-columns-spanned="1" table:number-matrix-rows-spanned="1" table:formula="of:=SUM(IF([.C$2:.C1108]&gt;[.C110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formula="of:=[.C1108]+[.B1109]" office:value-type="float" office:value="50933" calcext:value-type="float">
            <text:p>50933</text:p>
          </table:table-cell>
          <table:table-cell table:number-matrix-columns-spanned="1" table:number-matrix-rows-spanned="1" table:formula="of:=SUM(IF([.C$2:.C1109]&gt;[.C1109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formula="of:=[.C1109]+[.B1110]" office:value-type="float" office:value="50934" calcext:value-type="float">
            <text:p>50934</text:p>
          </table:table-cell>
          <table:table-cell table:number-matrix-columns-spanned="1" table:number-matrix-rows-spanned="1" table:formula="of:=SUM(IF([.C$2:.C1110]&gt;[.C1110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table:formula="of:=[.C1110]+[.B1111]" office:value-type="float" office:value="50940" calcext:value-type="float">
            <text:p>50940</text:p>
          </table:table-cell>
          <table:table-cell table:number-matrix-columns-spanned="1" table:number-matrix-rows-spanned="1" table:formula="of:=SUM(IF([.C$2:.C1111]&gt;[.C1111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" calcext:value-type="float">
            <text:p>10</text:p>
          </table:table-cell>
          <table:table-cell table:formula="of:=[.C1111]+[.B1112]" office:value-type="float" office:value="50950" calcext:value-type="float">
            <text:p>50950</text:p>
          </table:table-cell>
          <table:table-cell table:number-matrix-columns-spanned="1" table:number-matrix-rows-spanned="1" table:formula="of:=SUM(IF([.C$2:.C1112]&gt;[.C1112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4" calcext:value-type="float">
            <text:p>34</text:p>
          </table:table-cell>
          <table:table-cell table:formula="of:=[.C1112]+[.B1113]" office:value-type="float" office:value="50984" calcext:value-type="float">
            <text:p>50984</text:p>
          </table:table-cell>
          <table:table-cell table:number-matrix-columns-spanned="1" table:number-matrix-rows-spanned="1" table:formula="of:=SUM(IF([.C$2:.C1113]&gt;[.C1113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formula="of:=[.C1113]+[.B1114]" office:value-type="float" office:value="50985" calcext:value-type="float">
            <text:p>50985</text:p>
          </table:table-cell>
          <table:table-cell table:number-matrix-columns-spanned="1" table:number-matrix-rows-spanned="1" table:formula="of:=SUM(IF([.C$2:.C1114]&gt;[.C111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" calcext:value-type="float">
            <text:p>6</text:p>
          </table:table-cell>
          <table:table-cell table:formula="of:=[.C1114]+[.B1115]" office:value-type="float" office:value="50991" calcext:value-type="float">
            <text:p>50991</text:p>
          </table:table-cell>
          <table:table-cell table:number-matrix-columns-spanned="1" table:number-matrix-rows-spanned="1" table:formula="of:=SUM(IF([.C$2:.C1115]&gt;[.C111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formula="of:=[.C1115]+[.B1116]" office:value-type="float" office:value="50992" calcext:value-type="float">
            <text:p>50992</text:p>
          </table:table-cell>
          <table:table-cell table:number-matrix-columns-spanned="1" table:number-matrix-rows-spanned="1" table:formula="of:=SUM(IF([.C$2:.C1116]&gt;[.C111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8" calcext:value-type="float">
            <text:p>8</text:p>
          </table:table-cell>
          <table:table-cell table:formula="of:=[.C1116]+[.B1117]" office:value-type="float" office:value="51000" calcext:value-type="float">
            <text:p>51000</text:p>
          </table:table-cell>
          <table:table-cell table:number-matrix-columns-spanned="1" table:number-matrix-rows-spanned="1" table:formula="of:=SUM(IF([.C$2:.C1117]&gt;[.C111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6" calcext:value-type="float">
            <text:p>36</text:p>
          </table:table-cell>
          <table:table-cell table:formula="of:=[.C1117]+[.B1118]" office:value-type="float" office:value="51036" calcext:value-type="float">
            <text:p>51036</text:p>
          </table:table-cell>
          <table:table-cell table:number-matrix-columns-spanned="1" table:number-matrix-rows-spanned="1" table:formula="of:=SUM(IF([.C$2:.C1118]&gt;[.C1118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formula="of:=[.C1118]+[.B1119]" office:value-type="float" office:value="51037" calcext:value-type="float">
            <text:p>51037</text:p>
          </table:table-cell>
          <table:table-cell table:number-matrix-columns-spanned="1" table:number-matrix-rows-spanned="1" table:formula="of:=SUM(IF([.C$2:.C1119]&gt;[.C111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formula="of:=[.C1119]+[.B1120]" office:value-type="float" office:value="51037" calcext:value-type="float">
            <text:p>51037</text:p>
          </table:table-cell>
          <table:table-cell table:number-matrix-columns-spanned="1" table:number-matrix-rows-spanned="1" table:formula="of:=SUM(IF([.C$2:.C1120]&gt;[.C1120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table:formula="of:=[.C1120]+[.B1121]" office:value-type="float" office:value="51044" calcext:value-type="float">
            <text:p>51044</text:p>
          </table:table-cell>
          <table:table-cell table:number-matrix-columns-spanned="1" table:number-matrix-rows-spanned="1" table:formula="of:=SUM(IF([.C$2:.C1121]&gt;[.C112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" calcext:value-type="float">
            <text:p>6</text:p>
          </table:table-cell>
          <table:table-cell table:formula="of:=[.C1121]+[.B1122]" office:value-type="float" office:value="51050" calcext:value-type="float">
            <text:p>51050</text:p>
          </table:table-cell>
          <table:table-cell table:number-matrix-columns-spanned="1" table:number-matrix-rows-spanned="1" table:formula="of:=SUM(IF([.C$2:.C1122]&gt;[.C112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8" calcext:value-type="float">
            <text:p>48</text:p>
          </table:table-cell>
          <table:table-cell table:formula="of:=[.C1122]+[.B1123]" office:value-type="float" office:value="51098" calcext:value-type="float">
            <text:p>51098</text:p>
          </table:table-cell>
          <table:table-cell table:number-matrix-columns-spanned="1" table:number-matrix-rows-spanned="1" table:formula="of:=SUM(IF([.C$2:.C1123]&gt;[.C112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formula="of:=[.C1123]+[.B1124]" office:value-type="float" office:value="51099" calcext:value-type="float">
            <text:p>51099</text:p>
          </table:table-cell>
          <table:table-cell table:number-matrix-columns-spanned="1" table:number-matrix-rows-spanned="1" table:formula="of:=SUM(IF([.C$2:.C1124]&gt;[.C112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[.C1124]+[.B1125]" office:value-type="float" office:value="51099" calcext:value-type="float">
            <text:p>51099</text:p>
          </table:table-cell>
          <table:table-cell table:number-matrix-columns-spanned="1" table:number-matrix-rows-spanned="1" table:formula="of:=SUM(IF([.C$2:.C1125]&gt;[.C112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formula="of:=[.C1125]+[.B1126]" office:value-type="float" office:value="51100" calcext:value-type="float">
            <text:p>51100</text:p>
          </table:table-cell>
          <table:table-cell table:number-matrix-columns-spanned="1" table:number-matrix-rows-spanned="1" table:formula="of:=SUM(IF([.C$2:.C1126]&gt;[.C1126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table:formula="of:=[.C1126]+[.B1127]" office:value-type="float" office:value="51112" calcext:value-type="float">
            <text:p>51112</text:p>
          </table:table-cell>
          <table:table-cell table:number-matrix-columns-spanned="1" table:number-matrix-rows-spanned="1" table:formula="of:=SUM(IF([.C$2:.C1127]&gt;[.C1127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formula="of:=[.C1127]+[.B1128]" office:value-type="float" office:value="51113" calcext:value-type="float">
            <text:p>51113</text:p>
          </table:table-cell>
          <table:table-cell table:number-matrix-columns-spanned="1" table:number-matrix-rows-spanned="1" table:formula="of:=SUM(IF([.C$2:.C1128]&gt;[.C1128]-2000;1;0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4" calcext:value-type="float">
            <text:p>64</text:p>
          </table:table-cell>
          <table:table-cell table:formula="of:=[.C1128]+[.B1129]" office:value-type="float" office:value="51177" calcext:value-type="float">
            <text:p>51177</text:p>
          </table:table-cell>
          <table:table-cell table:number-matrix-columns-spanned="1" table:number-matrix-rows-spanned="1" table:formula="of:=SUM(IF([.C$2:.C1129]&gt;[.C1129]-2000;1;0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formula="of:=[.C1129]+[.B1130]" office:value-type="float" office:value="51178" calcext:value-type="float">
            <text:p>51178</text:p>
          </table:table-cell>
          <table:table-cell table:number-matrix-columns-spanned="1" table:number-matrix-rows-spanned="1" table:formula="of:=SUM(IF([.C$2:.C1130]&gt;[.C1130]-2000;1;0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[.C1130]+[.B1131]" office:value-type="float" office:value="51178" calcext:value-type="float">
            <text:p>51178</text:p>
          </table:table-cell>
          <table:table-cell table:number-matrix-columns-spanned="1" table:number-matrix-rows-spanned="1" table:formula="of:=SUM(IF([.C$2:.C1131]&gt;[.C1131]-2000;1;0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formula="of:=[.C1131]+[.B1132]" office:value-type="float" office:value="51178" calcext:value-type="float">
            <text:p>51178</text:p>
          </table:table-cell>
          <table:table-cell table:number-matrix-columns-spanned="1" table:number-matrix-rows-spanned="1" table:formula="of:=SUM(IF([.C$2:.C1132]&gt;[.C1132]-2000;1;0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table:formula="of:=[.C1132]+[.B1133]" office:value-type="float" office:value="51179" calcext:value-type="float">
            <text:p>51179</text:p>
          </table:table-cell>
          <table:table-cell table:number-matrix-columns-spanned="1" table:number-matrix-rows-spanned="1" table:formula="of:=SUM(IF([.C$2:.C1133]&gt;[.C1133]-2000;1;0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table:formula="of:=[.C1133]+[.B1134]" office:value-type="float" office:value="51179" calcext:value-type="float">
            <text:p>51179</text:p>
          </table:table-cell>
          <table:table-cell table:number-matrix-columns-spanned="1" table:number-matrix-rows-spanned="1" table:formula="of:=SUM(IF([.C$2:.C1134]&gt;[.C1134]-2000;1;0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  <table:table-cell table:formula="of:=[.C1134]+[.B1135]" office:value-type="float" office:value="51194" calcext:value-type="float">
            <text:p>51194</text:p>
          </table:table-cell>
          <table:table-cell table:number-matrix-columns-spanned="1" table:number-matrix-rows-spanned="1" table:formula="of:=SUM(IF([.C$2:.C1135]&gt;[.C1135]-2000;1;0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formula="of:=[.C1135]+[.B1136]" office:value-type="float" office:value="51195" calcext:value-type="float">
            <text:p>51195</text:p>
          </table:table-cell>
          <table:table-cell table:number-matrix-columns-spanned="1" table:number-matrix-rows-spanned="1" table:formula="of:=SUM(IF([.C$2:.C1136]&gt;[.C1136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" calcext:value-type="float">
            <text:p>6</text:p>
          </table:table-cell>
          <table:table-cell table:formula="of:=[.C1136]+[.B1137]" office:value-type="float" office:value="51201" calcext:value-type="float">
            <text:p>51201</text:p>
          </table:table-cell>
          <table:table-cell table:number-matrix-columns-spanned="1" table:number-matrix-rows-spanned="1" table:formula="of:=SUM(IF([.C$2:.C1137]&gt;[.C113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5" calcext:value-type="float">
            <text:p>35</text:p>
          </table:table-cell>
          <table:table-cell table:formula="of:=[.C1137]+[.B1138]" office:value-type="float" office:value="51236" calcext:value-type="float">
            <text:p>51236</text:p>
          </table:table-cell>
          <table:table-cell table:number-matrix-columns-spanned="1" table:number-matrix-rows-spanned="1" table:formula="of:=SUM(IF([.C$2:.C1138]&gt;[.C1138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table:formula="of:=[.C1138]+[.B1139]" office:value-type="float" office:value="51237" calcext:value-type="float">
            <text:p>51237</text:p>
          </table:table-cell>
          <table:table-cell table:number-matrix-columns-spanned="1" table:number-matrix-rows-spanned="1" table:formula="of:=SUM(IF([.C$2:.C1139]&gt;[.C113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table:formula="of:=[.C1139]+[.B1140]" office:value-type="float" office:value="51241" calcext:value-type="float">
            <text:p>51241</text:p>
          </table:table-cell>
          <table:table-cell table:number-matrix-columns-spanned="1" table:number-matrix-rows-spanned="1" table:formula="of:=SUM(IF([.C$2:.C1140]&gt;[.C114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" calcext:value-type="float">
            <text:p>9</text:p>
          </table:table-cell>
          <table:table-cell table:formula="of:=[.C1140]+[.B1141]" office:value-type="float" office:value="51250" calcext:value-type="float">
            <text:p>51250</text:p>
          </table:table-cell>
          <table:table-cell table:number-matrix-columns-spanned="1" table:number-matrix-rows-spanned="1" table:formula="of:=SUM(IF([.C$2:.C1141]&gt;[.C114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4" calcext:value-type="float">
            <text:p>34</text:p>
          </table:table-cell>
          <table:table-cell table:formula="of:=[.C1141]+[.B1142]" office:value-type="float" office:value="51284" calcext:value-type="float">
            <text:p>51284</text:p>
          </table:table-cell>
          <table:table-cell table:number-matrix-columns-spanned="1" table:number-matrix-rows-spanned="1" table:formula="of:=SUM(IF([.C$2:.C1142]&gt;[.C114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formula="of:=[.C1142]+[.B1143]" office:value-type="float" office:value="51284" calcext:value-type="float">
            <text:p>51284</text:p>
          </table:table-cell>
          <table:table-cell table:number-matrix-columns-spanned="1" table:number-matrix-rows-spanned="1" table:formula="of:=SUM(IF([.C$2:.C1143]&gt;[.C114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table:formula="of:=[.C1143]+[.B1144]" office:value-type="float" office:value="51284" calcext:value-type="float">
            <text:p>51284</text:p>
          </table:table-cell>
          <table:table-cell table:number-matrix-columns-spanned="1" table:number-matrix-rows-spanned="1" table:formula="of:=SUM(IF([.C$2:.C1144]&gt;[.C114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table:formula="of:=[.C1144]+[.B1145]" office:value-type="float" office:value="51290" calcext:value-type="float">
            <text:p>51290</text:p>
          </table:table-cell>
          <table:table-cell table:number-matrix-columns-spanned="1" table:number-matrix-rows-spanned="1" table:formula="of:=SUM(IF([.C$2:.C1145]&gt;[.C114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" calcext:value-type="float">
            <text:p>10</text:p>
          </table:table-cell>
          <table:table-cell table:formula="of:=[.C1145]+[.B1146]" office:value-type="float" office:value="51300" calcext:value-type="float">
            <text:p>51300</text:p>
          </table:table-cell>
          <table:table-cell table:number-matrix-columns-spanned="1" table:number-matrix-rows-spanned="1" table:formula="of:=SUM(IF([.C$2:.C1146]&gt;[.C114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3" calcext:value-type="float">
            <text:p>33</text:p>
          </table:table-cell>
          <table:table-cell table:formula="of:=[.C1146]+[.B1147]" office:value-type="float" office:value="51333" calcext:value-type="float">
            <text:p>51333</text:p>
          </table:table-cell>
          <table:table-cell table:number-matrix-columns-spanned="1" table:number-matrix-rows-spanned="1" table:formula="of:=SUM(IF([.C$2:.C1147]&gt;[.C1147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table:formula="of:=[.C1147]+[.B1148]" office:value-type="float" office:value="51333" calcext:value-type="float">
            <text:p>51333</text:p>
          </table:table-cell>
          <table:table-cell table:number-matrix-columns-spanned="1" table:number-matrix-rows-spanned="1" table:formula="of:=SUM(IF([.C$2:.C1148]&gt;[.C1148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table:formula="of:=[.C1148]+[.B1149]" office:value-type="float" office:value="51333" calcext:value-type="float">
            <text:p>51333</text:p>
          </table:table-cell>
          <table:table-cell table:number-matrix-columns-spanned="1" table:number-matrix-rows-spanned="1" table:formula="of:=SUM(IF([.C$2:.C1149]&gt;[.C114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3" calcext:value-type="float">
            <text:p>13</text:p>
          </table:table-cell>
          <table:table-cell table:formula="of:=[.C1149]+[.B1150]" office:value-type="float" office:value="51346" calcext:value-type="float">
            <text:p>51346</text:p>
          </table:table-cell>
          <table:table-cell table:number-matrix-columns-spanned="1" table:number-matrix-rows-spanned="1" table:formula="of:=SUM(IF([.C$2:.C1150]&gt;[.C115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formula="of:=[.C1150]+[.B1151]" office:value-type="float" office:value="51350" calcext:value-type="float">
            <text:p>51350</text:p>
          </table:table-cell>
          <table:table-cell table:number-matrix-columns-spanned="1" table:number-matrix-rows-spanned="1" table:formula="of:=SUM(IF([.C$2:.C1151]&gt;[.C115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4" calcext:value-type="float">
            <text:p>34</text:p>
          </table:table-cell>
          <table:table-cell table:formula="of:=[.C1151]+[.B1152]" office:value-type="float" office:value="51384" calcext:value-type="float">
            <text:p>51384</text:p>
          </table:table-cell>
          <table:table-cell table:number-matrix-columns-spanned="1" table:number-matrix-rows-spanned="1" table:formula="of:=SUM(IF([.C$2:.C1152]&gt;[.C115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formula="of:=[.C1152]+[.B1153]" office:value-type="float" office:value="51384" calcext:value-type="float">
            <text:p>51384</text:p>
          </table:table-cell>
          <table:table-cell table:number-matrix-columns-spanned="1" table:number-matrix-rows-spanned="1" table:formula="of:=SUM(IF([.C$2:.C1153]&gt;[.C115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formula="of:=[.C1153]+[.B1154]" office:value-type="float" office:value="51385" calcext:value-type="float">
            <text:p>51385</text:p>
          </table:table-cell>
          <table:table-cell table:number-matrix-columns-spanned="1" table:number-matrix-rows-spanned="1" table:formula="of:=SUM(IF([.C$2:.C1154]&gt;[.C115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" calcext:value-type="float">
            <text:p>5</text:p>
          </table:table-cell>
          <table:table-cell table:formula="of:=[.C1154]+[.B1155]" office:value-type="float" office:value="51390" calcext:value-type="float">
            <text:p>51390</text:p>
          </table:table-cell>
          <table:table-cell table:number-matrix-columns-spanned="1" table:number-matrix-rows-spanned="1" table:formula="of:=SUM(IF([.C$2:.C1155]&gt;[.C115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3" calcext:value-type="float">
            <text:p>53</text:p>
          </table:table-cell>
          <table:table-cell table:formula="of:=[.C1155]+[.B1156]" office:value-type="float" office:value="51443" calcext:value-type="float">
            <text:p>51443</text:p>
          </table:table-cell>
          <table:table-cell table:number-matrix-columns-spanned="1" table:number-matrix-rows-spanned="1" table:formula="of:=SUM(IF([.C$2:.C1156]&gt;[.C1156]-2000;1;0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formula="of:=[.C1156]+[.B1157]" office:value-type="float" office:value="51444" calcext:value-type="float">
            <text:p>51444</text:p>
          </table:table-cell>
          <table:table-cell table:number-matrix-columns-spanned="1" table:number-matrix-rows-spanned="1" table:formula="of:=SUM(IF([.C$2:.C1157]&gt;[.C1157]-2000;1;0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table:formula="of:=[.C1157]+[.B1158]" office:value-type="float" office:value="51444" calcext:value-type="float">
            <text:p>51444</text:p>
          </table:table-cell>
          <table:table-cell table:number-matrix-columns-spanned="1" table:number-matrix-rows-spanned="1" table:formula="of:=SUM(IF([.C$2:.C1158]&gt;[.C1158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table:formula="of:=[.C1158]+[.B1159]" office:value-type="float" office:value="51444" calcext:value-type="float">
            <text:p>51444</text:p>
          </table:table-cell>
          <table:table-cell table:number-matrix-columns-spanned="1" table:number-matrix-rows-spanned="1" table:formula="of:=SUM(IF([.C$2:.C1159]&gt;[.C115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[.C1159]+[.B1160]" office:value-type="float" office:value="51444" calcext:value-type="float">
            <text:p>51444</text:p>
          </table:table-cell>
          <table:table-cell table:number-matrix-columns-spanned="1" table:number-matrix-rows-spanned="1" table:formula="of:=SUM(IF([.C$2:.C1160]&gt;[.C116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table:formula="of:=[.C1160]+[.B1161]" office:value-type="float" office:value="51450" calcext:value-type="float">
            <text:p>51450</text:p>
          </table:table-cell>
          <table:table-cell table:number-matrix-columns-spanned="1" table:number-matrix-rows-spanned="1" table:formula="of:=SUM(IF([.C$2:.C1161]&gt;[.C116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6" calcext:value-type="float">
            <text:p>36</text:p>
          </table:table-cell>
          <table:table-cell table:formula="of:=[.C1161]+[.B1162]" office:value-type="float" office:value="51486" calcext:value-type="float">
            <text:p>51486</text:p>
          </table:table-cell>
          <table:table-cell table:number-matrix-columns-spanned="1" table:number-matrix-rows-spanned="1" table:formula="of:=SUM(IF([.C$2:.C1162]&gt;[.C116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[.C1162]+[.B1163]" office:value-type="float" office:value="51486" calcext:value-type="float">
            <text:p>51486</text:p>
          </table:table-cell>
          <table:table-cell table:number-matrix-columns-spanned="1" table:number-matrix-rows-spanned="1" table:formula="of:=SUM(IF([.C$2:.C1163]&gt;[.C116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[.C1163]+[.B1164]" office:value-type="float" office:value="51486" calcext:value-type="float">
            <text:p>51486</text:p>
          </table:table-cell>
          <table:table-cell table:number-matrix-columns-spanned="1" table:number-matrix-rows-spanned="1" table:formula="of:=SUM(IF([.C$2:.C1164]&gt;[.C116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table:formula="of:=[.C1164]+[.B1165]" office:value-type="float" office:value="51490" calcext:value-type="float">
            <text:p>51490</text:p>
          </table:table-cell>
          <table:table-cell table:number-matrix-columns-spanned="1" table:number-matrix-rows-spanned="1" table:formula="of:=SUM(IF([.C$2:.C1165]&gt;[.C116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" calcext:value-type="float">
            <text:p>10</text:p>
          </table:table-cell>
          <table:table-cell table:formula="of:=[.C1165]+[.B1166]" office:value-type="float" office:value="51500" calcext:value-type="float">
            <text:p>51500</text:p>
          </table:table-cell>
          <table:table-cell table:number-matrix-columns-spanned="1" table:number-matrix-rows-spanned="1" table:formula="of:=SUM(IF([.C$2:.C1166]&gt;[.C1166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4" calcext:value-type="float">
            <text:p>24</text:p>
          </table:table-cell>
          <table:table-cell table:formula="of:=[.C1166]+[.B1167]" office:value-type="float" office:value="51524" calcext:value-type="float">
            <text:p>51524</text:p>
          </table:table-cell>
          <table:table-cell table:number-matrix-columns-spanned="1" table:number-matrix-rows-spanned="1" table:formula="of:=SUM(IF([.C$2:.C1167]&gt;[.C1167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table:formula="of:=[.C1167]+[.B1168]" office:value-type="float" office:value="51526" calcext:value-type="float">
            <text:p>51526</text:p>
          </table:table-cell>
          <table:table-cell table:number-matrix-columns-spanned="1" table:number-matrix-rows-spanned="1" table:formula="of:=SUM(IF([.C$2:.C1168]&gt;[.C1168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table:formula="of:=[.C1168]+[.B1169]" office:value-type="float" office:value="51530" calcext:value-type="float">
            <text:p>51530</text:p>
          </table:table-cell>
          <table:table-cell table:number-matrix-columns-spanned="1" table:number-matrix-rows-spanned="1" table:formula="of:=SUM(IF([.C$2:.C1169]&gt;[.C1169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2" calcext:value-type="float">
            <text:p>32</text:p>
          </table:table-cell>
          <table:table-cell table:formula="of:=[.C1169]+[.B1170]" office:value-type="float" office:value="51562" calcext:value-type="float">
            <text:p>51562</text:p>
          </table:table-cell>
          <table:table-cell table:number-matrix-columns-spanned="1" table:number-matrix-rows-spanned="1" table:formula="of:=SUM(IF([.C$2:.C1170]&gt;[.C1170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formula="of:=[.C1170]+[.B1171]" office:value-type="float" office:value="51563" calcext:value-type="float">
            <text:p>51563</text:p>
          </table:table-cell>
          <table:table-cell table:number-matrix-columns-spanned="1" table:number-matrix-rows-spanned="1" table:formula="of:=SUM(IF([.C$2:.C1171]&gt;[.C1171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table:formula="of:=[.C1171]+[.B1172]" office:value-type="float" office:value="51563" calcext:value-type="float">
            <text:p>51563</text:p>
          </table:table-cell>
          <table:table-cell table:number-matrix-columns-spanned="1" table:number-matrix-rows-spanned="1" table:formula="of:=SUM(IF([.C$2:.C1172]&gt;[.C117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6" calcext:value-type="float">
            <text:p>36</text:p>
          </table:table-cell>
          <table:table-cell table:formula="of:=[.C1172]+[.B1173]" office:value-type="float" office:value="51599" calcext:value-type="float">
            <text:p>51599</text:p>
          </table:table-cell>
          <table:table-cell table:number-matrix-columns-spanned="1" table:number-matrix-rows-spanned="1" table:formula="of:=SUM(IF([.C$2:.C1173]&gt;[.C1173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  <table:table-cell table:formula="of:=[.C1173]+[.B1174]" office:value-type="float" office:value="51599" calcext:value-type="float">
            <text:p>51599</text:p>
          </table:table-cell>
          <table:table-cell table:number-matrix-columns-spanned="1" table:number-matrix-rows-spanned="1" table:formula="of:=SUM(IF([.C$2:.C1174]&gt;[.C1174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table:formula="of:=[.C1174]+[.B1175]" office:value-type="float" office:value="51599" calcext:value-type="float">
            <text:p>51599</text:p>
          </table:table-cell>
          <table:table-cell table:number-matrix-columns-spanned="1" table:number-matrix-rows-spanned="1" table:formula="of:=SUM(IF([.C$2:.C1175]&gt;[.C1175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" calcext:value-type="float">
            <text:p>4</text:p>
          </table:table-cell>
          <table:table-cell table:formula="of:=[.C1175]+[.B1176]" office:value-type="float" office:value="51603" calcext:value-type="float">
            <text:p>51603</text:p>
          </table:table-cell>
          <table:table-cell table:number-matrix-columns-spanned="1" table:number-matrix-rows-spanned="1" table:formula="of:=SUM(IF([.C$2:.C1176]&gt;[.C117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" calcext:value-type="float">
            <text:p>7</text:p>
          </table:table-cell>
          <table:table-cell table:formula="of:=[.C1176]+[.B1177]" office:value-type="float" office:value="51610" calcext:value-type="float">
            <text:p>51610</text:p>
          </table:table-cell>
          <table:table-cell table:number-matrix-columns-spanned="1" table:number-matrix-rows-spanned="1" table:formula="of:=SUM(IF([.C$2:.C1177]&gt;[.C117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6" calcext:value-type="float">
            <text:p>46</text:p>
          </table:table-cell>
          <table:table-cell table:formula="of:=[.C1177]+[.B1178]" office:value-type="float" office:value="51656" calcext:value-type="float">
            <text:p>51656</text:p>
          </table:table-cell>
          <table:table-cell table:number-matrix-columns-spanned="1" table:number-matrix-rows-spanned="1" table:formula="of:=SUM(IF([.C$2:.C1178]&gt;[.C1178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formula="of:=[.C1178]+[.B1179]" office:value-type="float" office:value="51657" calcext:value-type="float">
            <text:p>51657</text:p>
          </table:table-cell>
          <table:table-cell table:number-matrix-columns-spanned="1" table:number-matrix-rows-spanned="1" table:formula="of:=SUM(IF([.C$2:.C1179]&gt;[.C117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table:formula="of:=[.C1179]+[.B1180]" office:value-type="float" office:value="51657" calcext:value-type="float">
            <text:p>51657</text:p>
          </table:table-cell>
          <table:table-cell table:number-matrix-columns-spanned="1" table:number-matrix-rows-spanned="1" table:formula="of:=SUM(IF([.C$2:.C1180]&gt;[.C118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formula="of:=[.C1180]+[.B1181]" office:value-type="float" office:value="51657" calcext:value-type="float">
            <text:p>51657</text:p>
          </table:table-cell>
          <table:table-cell table:number-matrix-columns-spanned="1" table:number-matrix-rows-spanned="1" table:formula="of:=SUM(IF([.C$2:.C1181]&gt;[.C118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1" calcext:value-type="float">
            <text:p>41</text:p>
          </table:table-cell>
          <table:table-cell table:formula="of:=[.C1181]+[.B1182]" office:value-type="float" office:value="51698" calcext:value-type="float">
            <text:p>51698</text:p>
          </table:table-cell>
          <table:table-cell table:number-matrix-columns-spanned="1" table:number-matrix-rows-spanned="1" table:formula="of:=SUM(IF([.C$2:.C1182]&gt;[.C1182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table:formula="of:=[.C1182]+[.B1183]" office:value-type="float" office:value="51698" calcext:value-type="float">
            <text:p>51698</text:p>
          </table:table-cell>
          <table:table-cell table:number-matrix-columns-spanned="1" table:number-matrix-rows-spanned="1" table:formula="of:=SUM(IF([.C$2:.C1183]&gt;[.C118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formula="of:=[.C1183]+[.B1184]" office:value-type="float" office:value="51698" calcext:value-type="float">
            <text:p>51698</text:p>
          </table:table-cell>
          <table:table-cell table:number-matrix-columns-spanned="1" table:number-matrix-rows-spanned="1" table:formula="of:=SUM(IF([.C$2:.C1184]&gt;[.C118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table:formula="of:=[.C1184]+[.B1185]" office:value-type="float" office:value="51698" calcext:value-type="float">
            <text:p>51698</text:p>
          </table:table-cell>
          <table:table-cell table:number-matrix-columns-spanned="1" table:number-matrix-rows-spanned="1" table:formula="of:=SUM(IF([.C$2:.C1185]&gt;[.C1185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6" calcext:value-type="float">
            <text:p>26</text:p>
          </table:table-cell>
          <table:table-cell table:formula="of:=[.C1185]+[.B1186]" office:value-type="float" office:value="51724" calcext:value-type="float">
            <text:p>51724</text:p>
          </table:table-cell>
          <table:table-cell table:number-matrix-columns-spanned="1" table:number-matrix-rows-spanned="1" table:formula="of:=SUM(IF([.C$2:.C1186]&gt;[.C118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formula="of:=[.C1186]+[.B1187]" office:value-type="float" office:value="51724" calcext:value-type="float">
            <text:p>51724</text:p>
          </table:table-cell>
          <table:table-cell table:number-matrix-columns-spanned="1" table:number-matrix-rows-spanned="1" table:formula="of:=SUM(IF([.C$2:.C1187]&gt;[.C118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table:formula="of:=[.C1187]+[.B1188]" office:value-type="float" office:value="51724" calcext:value-type="float">
            <text:p>51724</text:p>
          </table:table-cell>
          <table:table-cell table:number-matrix-columns-spanned="1" table:number-matrix-rows-spanned="1" table:formula="of:=SUM(IF([.C$2:.C1188]&gt;[.C1188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" calcext:value-type="float">
            <text:p>6</text:p>
          </table:table-cell>
          <table:table-cell table:formula="of:=[.C1188]+[.B1189]" office:value-type="float" office:value="51730" calcext:value-type="float">
            <text:p>51730</text:p>
          </table:table-cell>
          <table:table-cell table:number-matrix-columns-spanned="1" table:number-matrix-rows-spanned="1" table:formula="of:=SUM(IF([.C$2:.C1189]&gt;[.C1189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4" calcext:value-type="float">
            <text:p>24</text:p>
          </table:table-cell>
          <table:table-cell table:formula="of:=[.C1189]+[.B1190]" office:value-type="float" office:value="51754" calcext:value-type="float">
            <text:p>51754</text:p>
          </table:table-cell>
          <table:table-cell table:number-matrix-columns-spanned="1" table:number-matrix-rows-spanned="1" table:formula="of:=SUM(IF([.C$2:.C1190]&gt;[.C1190]-2000;1;0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formula="of:=[.C1190]+[.B1191]" office:value-type="float" office:value="51754" calcext:value-type="float">
            <text:p>51754</text:p>
          </table:table-cell>
          <table:table-cell table:number-matrix-columns-spanned="1" table:number-matrix-rows-spanned="1" table:formula="of:=SUM(IF([.C$2:.C1191]&gt;[.C1191]-2000;1;0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" calcext:value-type="float">
            <text:p>9</text:p>
          </table:table-cell>
          <table:table-cell table:formula="of:=[.C1191]+[.B1192]" office:value-type="float" office:value="51763" calcext:value-type="float">
            <text:p>51763</text:p>
          </table:table-cell>
          <table:table-cell table:number-matrix-columns-spanned="1" table:number-matrix-rows-spanned="1" table:formula="of:=SUM(IF([.C$2:.C1192]&gt;[.C1192]-2000;1;0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4" calcext:value-type="float">
            <text:p>24</text:p>
          </table:table-cell>
          <table:table-cell table:formula="of:=[.C1192]+[.B1193]" office:value-type="float" office:value="51787" calcext:value-type="float">
            <text:p>51787</text:p>
          </table:table-cell>
          <table:table-cell table:number-matrix-columns-spanned="1" table:number-matrix-rows-spanned="1" table:formula="of:=SUM(IF([.C$2:.C1193]&gt;[.C1193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table:formula="of:=[.C1193]+[.B1194]" office:value-type="float" office:value="51787" calcext:value-type="float">
            <text:p>51787</text:p>
          </table:table-cell>
          <table:table-cell table:number-matrix-columns-spanned="1" table:number-matrix-rows-spanned="1" table:formula="of:=SUM(IF([.C$2:.C1194]&gt;[.C1194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  <table:table-cell table:formula="of:=[.C1194]+[.B1195]" office:value-type="float" office:value="51790" calcext:value-type="float">
            <text:p>51790</text:p>
          </table:table-cell>
          <table:table-cell table:number-matrix-columns-spanned="1" table:number-matrix-rows-spanned="1" table:formula="of:=SUM(IF([.C$2:.C1195]&gt;[.C119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" calcext:value-type="float">
            <text:p>10</text:p>
          </table:table-cell>
          <table:table-cell table:formula="of:=[.C1195]+[.B1196]" office:value-type="float" office:value="51800" calcext:value-type="float">
            <text:p>51800</text:p>
          </table:table-cell>
          <table:table-cell table:number-matrix-columns-spanned="1" table:number-matrix-rows-spanned="1" table:formula="of:=SUM(IF([.C$2:.C1196]&gt;[.C1196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1" calcext:value-type="float">
            <text:p>21</text:p>
          </table:table-cell>
          <table:table-cell table:formula="of:=[.C1196]+[.B1197]" office:value-type="float" office:value="51821" calcext:value-type="float">
            <text:p>51821</text:p>
          </table:table-cell>
          <table:table-cell table:number-matrix-columns-spanned="1" table:number-matrix-rows-spanned="1" table:formula="of:=SUM(IF([.C$2:.C1197]&gt;[.C1197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table:formula="of:=[.C1197]+[.B1198]" office:value-type="float" office:value="51823" calcext:value-type="float">
            <text:p>51823</text:p>
          </table:table-cell>
          <table:table-cell table:number-matrix-columns-spanned="1" table:number-matrix-rows-spanned="1" table:formula="of:=SUM(IF([.C$2:.C1198]&gt;[.C1198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  <table:table-cell table:formula="of:=[.C1198]+[.B1199]" office:value-type="float" office:value="51830" calcext:value-type="float">
            <text:p>51830</text:p>
          </table:table-cell>
          <table:table-cell table:number-matrix-columns-spanned="1" table:number-matrix-rows-spanned="1" table:formula="of:=SUM(IF([.C$2:.C1199]&gt;[.C1199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5" calcext:value-type="float">
            <text:p>25</text:p>
          </table:table-cell>
          <table:table-cell table:formula="of:=[.C1199]+[.B1200]" office:value-type="float" office:value="51855" calcext:value-type="float">
            <text:p>51855</text:p>
          </table:table-cell>
          <table:table-cell table:number-matrix-columns-spanned="1" table:number-matrix-rows-spanned="1" table:formula="of:=SUM(IF([.C$2:.C1200]&gt;[.C120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formula="of:=[.C1200]+[.B1201]" office:value-type="float" office:value="51855" calcext:value-type="float">
            <text:p>51855</text:p>
          </table:table-cell>
          <table:table-cell table:number-matrix-columns-spanned="1" table:number-matrix-rows-spanned="1" table:formula="of:=SUM(IF([.C$2:.C1201]&gt;[.C120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" calcext:value-type="float">
            <text:p>6</text:p>
          </table:table-cell>
          <table:table-cell table:formula="of:=[.C1201]+[.B1202]" office:value-type="float" office:value="51861" calcext:value-type="float">
            <text:p>51861</text:p>
          </table:table-cell>
          <table:table-cell table:number-matrix-columns-spanned="1" table:number-matrix-rows-spanned="1" table:formula="of:=SUM(IF([.C$2:.C1202]&gt;[.C120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7" calcext:value-type="float">
            <text:p>37</text:p>
          </table:table-cell>
          <table:table-cell table:formula="of:=[.C1202]+[.B1203]" office:value-type="float" office:value="51898" calcext:value-type="float">
            <text:p>51898</text:p>
          </table:table-cell>
          <table:table-cell table:number-matrix-columns-spanned="1" table:number-matrix-rows-spanned="1" table:formula="of:=SUM(IF([.C$2:.C1203]&gt;[.C1203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table:formula="of:=[.C1203]+[.B1204]" office:value-type="float" office:value="51898" calcext:value-type="float">
            <text:p>51898</text:p>
          </table:table-cell>
          <table:table-cell table:number-matrix-columns-spanned="1" table:number-matrix-rows-spanned="1" table:formula="of:=SUM(IF([.C$2:.C1204]&gt;[.C120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formula="of:=[.C1204]+[.B1205]" office:value-type="float" office:value="51899" calcext:value-type="float">
            <text:p>51899</text:p>
          </table:table-cell>
          <table:table-cell table:number-matrix-columns-spanned="1" table:number-matrix-rows-spanned="1" table:formula="of:=SUM(IF([.C$2:.C1205]&gt;[.C120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" calcext:value-type="float">
            <text:p>10</text:p>
          </table:table-cell>
          <table:table-cell table:formula="of:=[.C1205]+[.B1206]" office:value-type="float" office:value="51909" calcext:value-type="float">
            <text:p>51909</text:p>
          </table:table-cell>
          <table:table-cell table:number-matrix-columns-spanned="1" table:number-matrix-rows-spanned="1" table:formula="of:=SUM(IF([.C$2:.C1206]&gt;[.C1206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table:formula="of:=[.C1206]+[.B1207]" office:value-type="float" office:value="51915" calcext:value-type="float">
            <text:p>51915</text:p>
          </table:table-cell>
          <table:table-cell table:number-matrix-columns-spanned="1" table:number-matrix-rows-spanned="1" table:formula="of:=SUM(IF([.C$2:.C1207]&gt;[.C1207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1" calcext:value-type="float">
            <text:p>41</text:p>
          </table:table-cell>
          <table:table-cell table:formula="of:=[.C1207]+[.B1208]" office:value-type="float" office:value="51956" calcext:value-type="float">
            <text:p>51956</text:p>
          </table:table-cell>
          <table:table-cell table:number-matrix-columns-spanned="1" table:number-matrix-rows-spanned="1" table:formula="of:=SUM(IF([.C$2:.C1208]&gt;[.C1208]-2000;1;0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formula="of:=[.C1208]+[.B1209]" office:value-type="float" office:value="51957" calcext:value-type="float">
            <text:p>51957</text:p>
          </table:table-cell>
          <table:table-cell table:number-matrix-columns-spanned="1" table:number-matrix-rows-spanned="1" table:formula="of:=SUM(IF([.C$2:.C1209]&gt;[.C1209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formula="of:=[.C1209]+[.B1210]" office:value-type="float" office:value="51957" calcext:value-type="float">
            <text:p>51957</text:p>
          </table:table-cell>
          <table:table-cell table:number-matrix-columns-spanned="1" table:number-matrix-rows-spanned="1" table:formula="of:=SUM(IF([.C$2:.C1210]&gt;[.C1210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formula="of:=[.C1210]+[.B1211]" office:value-type="float" office:value="51957" calcext:value-type="float">
            <text:p>51957</text:p>
          </table:table-cell>
          <table:table-cell table:number-matrix-columns-spanned="1" table:number-matrix-rows-spanned="1" table:formula="of:=SUM(IF([.C$2:.C1211]&gt;[.C1211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  <table:table-cell table:formula="of:=[.C1211]+[.B1212]" office:value-type="float" office:value="51961" calcext:value-type="float">
            <text:p>51961</text:p>
          </table:table-cell>
          <table:table-cell table:number-matrix-columns-spanned="1" table:number-matrix-rows-spanned="1" table:formula="of:=SUM(IF([.C$2:.C1212]&gt;[.C1212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5" calcext:value-type="float">
            <text:p>35</text:p>
          </table:table-cell>
          <table:table-cell table:formula="of:=[.C1212]+[.B1213]" office:value-type="float" office:value="51996" calcext:value-type="float">
            <text:p>51996</text:p>
          </table:table-cell>
          <table:table-cell table:number-matrix-columns-spanned="1" table:number-matrix-rows-spanned="1" table:formula="of:=SUM(IF([.C$2:.C1213]&gt;[.C1213]-2000;1;0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table:formula="of:=[.C1213]+[.B1214]" office:value-type="float" office:value="51996" calcext:value-type="float">
            <text:p>51996</text:p>
          </table:table-cell>
          <table:table-cell table:number-matrix-columns-spanned="1" table:number-matrix-rows-spanned="1" table:formula="of:=SUM(IF([.C$2:.C1214]&gt;[.C1214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table:formula="of:=[.C1214]+[.B1215]" office:value-type="float" office:value="51996" calcext:value-type="float">
            <text:p>51996</text:p>
          </table:table-cell>
          <table:table-cell table:number-matrix-columns-spanned="1" table:number-matrix-rows-spanned="1" table:formula="of:=SUM(IF([.C$2:.C1215]&gt;[.C1215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7" calcext:value-type="float">
            <text:p>27</text:p>
          </table:table-cell>
          <table:table-cell table:formula="of:=[.C1215]+[.B1216]" office:value-type="float" office:value="52023" calcext:value-type="float">
            <text:p>52023</text:p>
          </table:table-cell>
          <table:table-cell table:number-matrix-columns-spanned="1" table:number-matrix-rows-spanned="1" table:formula="of:=SUM(IF([.C$2:.C1216]&gt;[.C1216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[.C1216]+[.B1217]" office:value-type="float" office:value="52023" calcext:value-type="float">
            <text:p>52023</text:p>
          </table:table-cell>
          <table:table-cell table:number-matrix-columns-spanned="1" table:number-matrix-rows-spanned="1" table:formula="of:=SUM(IF([.C$2:.C1217]&gt;[.C1217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table:formula="of:=[.C1217]+[.B1218]" office:value-type="float" office:value="52023" calcext:value-type="float">
            <text:p>52023</text:p>
          </table:table-cell>
          <table:table-cell table:number-matrix-columns-spanned="1" table:number-matrix-rows-spanned="1" table:formula="of:=SUM(IF([.C$2:.C1218]&gt;[.C1218]-2000;1;0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8" calcext:value-type="float">
            <text:p>8</text:p>
          </table:table-cell>
          <table:table-cell table:formula="of:=[.C1218]+[.B1219]" office:value-type="float" office:value="52031" calcext:value-type="float">
            <text:p>52031</text:p>
          </table:table-cell>
          <table:table-cell table:number-matrix-columns-spanned="1" table:number-matrix-rows-spanned="1" table:formula="of:=SUM(IF([.C$2:.C1219]&gt;[.C1219]-2000;1;0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2" calcext:value-type="float">
            <text:p>22</text:p>
          </table:table-cell>
          <table:table-cell table:formula="of:=[.C1219]+[.B1220]" office:value-type="float" office:value="52053" calcext:value-type="float">
            <text:p>52053</text:p>
          </table:table-cell>
          <table:table-cell table:number-matrix-columns-spanned="1" table:number-matrix-rows-spanned="1" table:formula="of:=SUM(IF([.C$2:.C1220]&gt;[.C1220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formula="of:=[.C1220]+[.B1221]" office:value-type="float" office:value="52053" calcext:value-type="float">
            <text:p>52053</text:p>
          </table:table-cell>
          <table:table-cell table:number-matrix-columns-spanned="1" table:number-matrix-rows-spanned="1" table:formula="of:=SUM(IF([.C$2:.C1221]&gt;[.C1221]-2000;1;0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3" calcext:value-type="float">
            <text:p>43</text:p>
          </table:table-cell>
          <table:table-cell table:formula="of:=[.C1221]+[.B1222]" office:value-type="float" office:value="52096" calcext:value-type="float">
            <text:p>52096</text:p>
          </table:table-cell>
          <table:table-cell table:number-matrix-columns-spanned="1" table:number-matrix-rows-spanned="1" table:formula="of:=SUM(IF([.C$2:.C1222]&gt;[.C1222]-2000;1;0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formula="of:=[.C1222]+[.B1223]" office:value-type="float" office:value="52096" calcext:value-type="float">
            <text:p>52096</text:p>
          </table:table-cell>
          <table:table-cell table:number-matrix-columns-spanned="1" table:number-matrix-rows-spanned="1" table:formula="of:=SUM(IF([.C$2:.C1223]&gt;[.C1223]-2000;1;0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3" calcext:value-type="float">
            <text:p>153</text:p>
          </table:table-cell>
          <table:table-cell table:formula="of:=[.C1223]+[.B1224]" office:value-type="float" office:value="52249" calcext:value-type="float">
            <text:p>52249</text:p>
          </table:table-cell>
          <table:table-cell table:number-matrix-columns-spanned="1" table:number-matrix-rows-spanned="1" table:formula="of:=SUM(IF([.C$2:.C1224]&gt;[.C1224]-2000;1;0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83" calcext:value-type="float">
            <text:p>183</text:p>
          </table:table-cell>
          <table:table-cell table:formula="of:=[.C1224]+[.B1225]" office:value-type="float" office:value="52432" calcext:value-type="float">
            <text:p>52432</text:p>
          </table:table-cell>
          <table:table-cell table:number-matrix-columns-spanned="1" table:number-matrix-rows-spanned="1" table:formula="of:=SUM(IF([.C$2:.C1225]&gt;[.C1225]-2000;1;0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76" calcext:value-type="float">
            <text:p>176</text:p>
          </table:table-cell>
          <table:table-cell table:formula="of:=[.C1225]+[.B1226]" office:value-type="float" office:value="52608" calcext:value-type="float">
            <text:p>52608</text:p>
          </table:table-cell>
          <table:table-cell table:number-matrix-columns-spanned="1" table:number-matrix-rows-spanned="1" table:formula="of:=SUM(IF([.C$2:.C1226]&gt;[.C1226]-2000;1;0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81" calcext:value-type="float">
            <text:p>181</text:p>
          </table:table-cell>
          <table:table-cell table:formula="of:=[.C1226]+[.B1227]" office:value-type="float" office:value="52789" calcext:value-type="float">
            <text:p>52789</text:p>
          </table:table-cell>
          <table:table-cell table:number-matrix-columns-spanned="1" table:number-matrix-rows-spanned="1" table:formula="of:=SUM(IF([.C$2:.C1227]&gt;[.C1227]-2000;1;0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83" calcext:value-type="float">
            <text:p>183</text:p>
          </table:table-cell>
          <table:table-cell table:formula="of:=[.C1227]+[.B1228]" office:value-type="float" office:value="52972" calcext:value-type="float">
            <text:p>52972</text:p>
          </table:table-cell>
          <table:table-cell table:number-matrix-columns-spanned="1" table:number-matrix-rows-spanned="1" table:formula="of:=SUM(IF([.C$2:.C1228]&gt;[.C1228]-2000;1;0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76" calcext:value-type="float">
            <text:p>176</text:p>
          </table:table-cell>
          <table:table-cell table:formula="of:=[.C1228]+[.B1229]" office:value-type="float" office:value="53148" calcext:value-type="float">
            <text:p>53148</text:p>
          </table:table-cell>
          <table:table-cell table:number-matrix-columns-spanned="1" table:number-matrix-rows-spanned="1" table:formula="of:=SUM(IF([.C$2:.C1229]&gt;[.C1229]-2000;1;0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81" calcext:value-type="float">
            <text:p>181</text:p>
          </table:table-cell>
          <table:table-cell table:formula="of:=[.C1229]+[.B1230]" office:value-type="float" office:value="53329" calcext:value-type="float">
            <text:p>53329</text:p>
          </table:table-cell>
          <table:table-cell table:number-matrix-columns-spanned="1" table:number-matrix-rows-spanned="1" table:formula="of:=SUM(IF([.C$2:.C1230]&gt;[.C1230]-2000;1;0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81" calcext:value-type="float">
            <text:p>181</text:p>
          </table:table-cell>
          <table:table-cell table:formula="of:=[.C1230]+[.B1231]" office:value-type="float" office:value="53510" calcext:value-type="float">
            <text:p>53510</text:p>
          </table:table-cell>
          <table:table-cell table:number-matrix-columns-spanned="1" table:number-matrix-rows-spanned="1" table:formula="of:=SUM(IF([.C$2:.C1231]&gt;[.C1231]-2000;1;0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79" calcext:value-type="float">
            <text:p>179</text:p>
          </table:table-cell>
          <table:table-cell table:formula="of:=[.C1231]+[.B1232]" office:value-type="float" office:value="53689" calcext:value-type="float">
            <text:p>53689</text:p>
          </table:table-cell>
          <table:table-cell table:number-matrix-columns-spanned="1" table:number-matrix-rows-spanned="1" table:formula="of:=SUM(IF([.C$2:.C1232]&gt;[.C1232]-2000;1;0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85" calcext:value-type="float">
            <text:p>185</text:p>
          </table:table-cell>
          <table:table-cell table:formula="of:=[.C1232]+[.B1233]" office:value-type="float" office:value="53874" calcext:value-type="float">
            <text:p>53874</text:p>
          </table:table-cell>
          <table:table-cell table:number-matrix-columns-spanned="1" table:number-matrix-rows-spanned="1" table:formula="of:=SUM(IF([.C$2:.C1233]&gt;[.C1233]-2000;1;0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77" calcext:value-type="float">
            <text:p>177</text:p>
          </table:table-cell>
          <table:table-cell table:formula="of:=[.C1233]+[.B1234]" office:value-type="float" office:value="54051" calcext:value-type="float">
            <text:p>54051</text:p>
          </table:table-cell>
          <table:table-cell table:number-matrix-columns-spanned="1" table:number-matrix-rows-spanned="1" table:formula="of:=SUM(IF([.C$2:.C1234]&gt;[.C1234]-2000;1;0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79" calcext:value-type="float">
            <text:p>179</text:p>
          </table:table-cell>
          <table:table-cell table:formula="of:=[.C1234]+[.B1235]" office:value-type="float" office:value="54230" calcext:value-type="float">
            <text:p>54230</text:p>
          </table:table-cell>
          <table:table-cell table:number-matrix-columns-spanned="1" table:number-matrix-rows-spanned="1" table:formula="of:=SUM(IF([.C$2:.C1235]&gt;[.C12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80" calcext:value-type="float">
            <text:p>180</text:p>
          </table:table-cell>
          <table:table-cell table:formula="of:=[.C1235]+[.B1236]" office:value-type="float" office:value="54410" calcext:value-type="float">
            <text:p>54410</text:p>
          </table:table-cell>
          <table:table-cell table:number-matrix-columns-spanned="1" table:number-matrix-rows-spanned="1" table:formula="of:=SUM(IF([.C$2:.C1236]&gt;[.C12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82" calcext:value-type="float">
            <text:p>182</text:p>
          </table:table-cell>
          <table:table-cell table:formula="of:=[.C1236]+[.B1237]" office:value-type="float" office:value="54592" calcext:value-type="float">
            <text:p>54592</text:p>
          </table:table-cell>
          <table:table-cell table:number-matrix-columns-spanned="1" table:number-matrix-rows-spanned="1" table:formula="of:=SUM(IF([.C$2:.C1237]&gt;[.C12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79" calcext:value-type="float">
            <text:p>179</text:p>
          </table:table-cell>
          <table:table-cell table:formula="of:=[.C1237]+[.B1238]" office:value-type="float" office:value="54771" calcext:value-type="float">
            <text:p>54771</text:p>
          </table:table-cell>
          <table:table-cell table:number-matrix-columns-spanned="1" table:number-matrix-rows-spanned="1" table:formula="of:=SUM(IF([.C$2:.C1238]&gt;[.C12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81" calcext:value-type="float">
            <text:p>181</text:p>
          </table:table-cell>
          <table:table-cell table:formula="of:=[.C1238]+[.B1239]" office:value-type="float" office:value="54952" calcext:value-type="float">
            <text:p>54952</text:p>
          </table:table-cell>
          <table:table-cell table:number-matrix-columns-spanned="1" table:number-matrix-rows-spanned="1" table:formula="of:=SUM(IF([.C$2:.C1239]&gt;[.C12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79" calcext:value-type="float">
            <text:p>179</text:p>
          </table:table-cell>
          <table:table-cell table:formula="of:=[.C1239]+[.B1240]" office:value-type="float" office:value="55131" calcext:value-type="float">
            <text:p>55131</text:p>
          </table:table-cell>
          <table:table-cell table:number-matrix-columns-spanned="1" table:number-matrix-rows-spanned="1" table:formula="of:=SUM(IF([.C$2:.C1240]&gt;[.C12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81" calcext:value-type="float">
            <text:p>181</text:p>
          </table:table-cell>
          <table:table-cell table:formula="of:=[.C1240]+[.B1241]" office:value-type="float" office:value="55312" calcext:value-type="float">
            <text:p>55312</text:p>
          </table:table-cell>
          <table:table-cell table:number-matrix-columns-spanned="1" table:number-matrix-rows-spanned="1" table:formula="of:=SUM(IF([.C$2:.C1241]&gt;[.C12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79" calcext:value-type="float">
            <text:p>179</text:p>
          </table:table-cell>
          <table:table-cell table:formula="of:=[.C1241]+[.B1242]" office:value-type="float" office:value="55491" calcext:value-type="float">
            <text:p>55491</text:p>
          </table:table-cell>
          <table:table-cell table:number-matrix-columns-spanned="1" table:number-matrix-rows-spanned="1" table:formula="of:=SUM(IF([.C$2:.C1242]&gt;[.C12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81" calcext:value-type="float">
            <text:p>181</text:p>
          </table:table-cell>
          <table:table-cell table:formula="of:=[.C1242]+[.B1243]" office:value-type="float" office:value="55672" calcext:value-type="float">
            <text:p>55672</text:p>
          </table:table-cell>
          <table:table-cell table:number-matrix-columns-spanned="1" table:number-matrix-rows-spanned="1" table:formula="of:=SUM(IF([.C$2:.C1243]&gt;[.C12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80" calcext:value-type="float">
            <text:p>180</text:p>
          </table:table-cell>
          <table:table-cell table:formula="of:=[.C1243]+[.B1244]" office:value-type="float" office:value="55852" calcext:value-type="float">
            <text:p>55852</text:p>
          </table:table-cell>
          <table:table-cell table:number-matrix-columns-spanned="1" table:number-matrix-rows-spanned="1" table:formula="of:=SUM(IF([.C$2:.C1244]&gt;[.C12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85" calcext:value-type="float">
            <text:p>185</text:p>
          </table:table-cell>
          <table:table-cell table:formula="of:=[.C1244]+[.B1245]" office:value-type="float" office:value="56037" calcext:value-type="float">
            <text:p>56037</text:p>
          </table:table-cell>
          <table:table-cell table:number-matrix-columns-spanned="1" table:number-matrix-rows-spanned="1" table:formula="of:=SUM(IF([.C$2:.C1245]&gt;[.C12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75" calcext:value-type="float">
            <text:p>175</text:p>
          </table:table-cell>
          <table:table-cell table:formula="of:=[.C1245]+[.B1246]" office:value-type="float" office:value="56212" calcext:value-type="float">
            <text:p>56212</text:p>
          </table:table-cell>
          <table:table-cell table:number-matrix-columns-spanned="1" table:number-matrix-rows-spanned="1" table:formula="of:=SUM(IF([.C$2:.C1246]&gt;[.C12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80" calcext:value-type="float">
            <text:p>180</text:p>
          </table:table-cell>
          <table:table-cell table:formula="of:=[.C1246]+[.B1247]" office:value-type="float" office:value="56392" calcext:value-type="float">
            <text:p>56392</text:p>
          </table:table-cell>
          <table:table-cell table:number-matrix-columns-spanned="1" table:number-matrix-rows-spanned="1" table:formula="of:=SUM(IF([.C$2:.C1247]&gt;[.C12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81" calcext:value-type="float">
            <text:p>181</text:p>
          </table:table-cell>
          <table:table-cell table:formula="of:=[.C1247]+[.B1248]" office:value-type="float" office:value="56573" calcext:value-type="float">
            <text:p>56573</text:p>
          </table:table-cell>
          <table:table-cell table:number-matrix-columns-spanned="1" table:number-matrix-rows-spanned="1" table:formula="of:=SUM(IF([.C$2:.C1248]&gt;[.C12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79" calcext:value-type="float">
            <text:p>179</text:p>
          </table:table-cell>
          <table:table-cell table:formula="of:=[.C1248]+[.B1249]" office:value-type="float" office:value="56752" calcext:value-type="float">
            <text:p>56752</text:p>
          </table:table-cell>
          <table:table-cell table:number-matrix-columns-spanned="1" table:number-matrix-rows-spanned="1" table:formula="of:=SUM(IF([.C$2:.C1249]&gt;[.C12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81" calcext:value-type="float">
            <text:p>181</text:p>
          </table:table-cell>
          <table:table-cell table:formula="of:=[.C1249]+[.B1250]" office:value-type="float" office:value="56933" calcext:value-type="float">
            <text:p>56933</text:p>
          </table:table-cell>
          <table:table-cell table:number-matrix-columns-spanned="1" table:number-matrix-rows-spanned="1" table:formula="of:=SUM(IF([.C$2:.C1250]&gt;[.C12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80" calcext:value-type="float">
            <text:p>180</text:p>
          </table:table-cell>
          <table:table-cell table:formula="of:=[.C1250]+[.B1251]" office:value-type="float" office:value="57113" calcext:value-type="float">
            <text:p>57113</text:p>
          </table:table-cell>
          <table:table-cell table:number-matrix-columns-spanned="1" table:number-matrix-rows-spanned="1" table:formula="of:=SUM(IF([.C$2:.C1251]&gt;[.C12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80" calcext:value-type="float">
            <text:p>180</text:p>
          </table:table-cell>
          <table:table-cell table:formula="of:=[.C1251]+[.B1252]" office:value-type="float" office:value="57293" calcext:value-type="float">
            <text:p>57293</text:p>
          </table:table-cell>
          <table:table-cell table:number-matrix-columns-spanned="1" table:number-matrix-rows-spanned="1" table:formula="of:=SUM(IF([.C$2:.C1252]&gt;[.C12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80" calcext:value-type="float">
            <text:p>180</text:p>
          </table:table-cell>
          <table:table-cell table:formula="of:=[.C1252]+[.B1253]" office:value-type="float" office:value="57473" calcext:value-type="float">
            <text:p>57473</text:p>
          </table:table-cell>
          <table:table-cell table:number-matrix-columns-spanned="1" table:number-matrix-rows-spanned="1" table:formula="of:=SUM(IF([.C$2:.C1253]&gt;[.C12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86" calcext:value-type="float">
            <text:p>186</text:p>
          </table:table-cell>
          <table:table-cell table:formula="of:=[.C1253]+[.B1254]" office:value-type="float" office:value="57659" calcext:value-type="float">
            <text:p>57659</text:p>
          </table:table-cell>
          <table:table-cell table:number-matrix-columns-spanned="1" table:number-matrix-rows-spanned="1" table:formula="of:=SUM(IF([.C$2:.C1254]&gt;[.C12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83" calcext:value-type="float">
            <text:p>183</text:p>
          </table:table-cell>
          <table:table-cell table:formula="of:=[.C1254]+[.B1255]" office:value-type="float" office:value="57842" calcext:value-type="float">
            <text:p>57842</text:p>
          </table:table-cell>
          <table:table-cell table:number-matrix-columns-spanned="1" table:number-matrix-rows-spanned="1" table:formula="of:=SUM(IF([.C$2:.C1255]&gt;[.C12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72" calcext:value-type="float">
            <text:p>172</text:p>
          </table:table-cell>
          <table:table-cell table:formula="of:=[.C1255]+[.B1256]" office:value-type="float" office:value="58014" calcext:value-type="float">
            <text:p>58014</text:p>
          </table:table-cell>
          <table:table-cell table:number-matrix-columns-spanned="1" table:number-matrix-rows-spanned="1" table:formula="of:=SUM(IF([.C$2:.C1256]&gt;[.C12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82" calcext:value-type="float">
            <text:p>182</text:p>
          </table:table-cell>
          <table:table-cell table:formula="of:=[.C1256]+[.B1257]" office:value-type="float" office:value="58196" calcext:value-type="float">
            <text:p>58196</text:p>
          </table:table-cell>
          <table:table-cell table:number-matrix-columns-spanned="1" table:number-matrix-rows-spanned="1" table:formula="of:=SUM(IF([.C$2:.C1257]&gt;[.C12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79" calcext:value-type="float">
            <text:p>179</text:p>
          </table:table-cell>
          <table:table-cell table:formula="of:=[.C1257]+[.B1258]" office:value-type="float" office:value="58375" calcext:value-type="float">
            <text:p>58375</text:p>
          </table:table-cell>
          <table:table-cell table:number-matrix-columns-spanned="1" table:number-matrix-rows-spanned="1" table:formula="of:=SUM(IF([.C$2:.C1258]&gt;[.C12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80" calcext:value-type="float">
            <text:p>180</text:p>
          </table:table-cell>
          <table:table-cell table:formula="of:=[.C1258]+[.B1259]" office:value-type="float" office:value="58555" calcext:value-type="float">
            <text:p>58555</text:p>
          </table:table-cell>
          <table:table-cell table:number-matrix-columns-spanned="1" table:number-matrix-rows-spanned="1" table:formula="of:=SUM(IF([.C$2:.C1259]&gt;[.C12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89" calcext:value-type="float">
            <text:p>189</text:p>
          </table:table-cell>
          <table:table-cell table:formula="of:=[.C1259]+[.B1260]" office:value-type="float" office:value="58744" calcext:value-type="float">
            <text:p>58744</text:p>
          </table:table-cell>
          <table:table-cell table:number-matrix-columns-spanned="1" table:number-matrix-rows-spanned="1" table:formula="of:=SUM(IF([.C$2:.C1260]&gt;[.C12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79" calcext:value-type="float">
            <text:p>179</text:p>
          </table:table-cell>
          <table:table-cell table:formula="of:=[.C1260]+[.B1261]" office:value-type="float" office:value="58923" calcext:value-type="float">
            <text:p>58923</text:p>
          </table:table-cell>
          <table:table-cell table:number-matrix-columns-spanned="1" table:number-matrix-rows-spanned="1" table:formula="of:=SUM(IF([.C$2:.C1261]&gt;[.C12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74" calcext:value-type="float">
            <text:p>174</text:p>
          </table:table-cell>
          <table:table-cell table:formula="of:=[.C1261]+[.B1262]" office:value-type="float" office:value="59097" calcext:value-type="float">
            <text:p>59097</text:p>
          </table:table-cell>
          <table:table-cell table:number-matrix-columns-spanned="1" table:number-matrix-rows-spanned="1" table:formula="of:=SUM(IF([.C$2:.C1262]&gt;[.C12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77" calcext:value-type="float">
            <text:p>177</text:p>
          </table:table-cell>
          <table:table-cell table:formula="of:=[.C1262]+[.B1263]" office:value-type="float" office:value="59274" calcext:value-type="float">
            <text:p>59274</text:p>
          </table:table-cell>
          <table:table-cell table:number-matrix-columns-spanned="1" table:number-matrix-rows-spanned="1" table:formula="of:=SUM(IF([.C$2:.C1263]&gt;[.C12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81" calcext:value-type="float">
            <text:p>181</text:p>
          </table:table-cell>
          <table:table-cell table:formula="of:=[.C1263]+[.B1264]" office:value-type="float" office:value="59455" calcext:value-type="float">
            <text:p>59455</text:p>
          </table:table-cell>
          <table:table-cell table:number-matrix-columns-spanned="1" table:number-matrix-rows-spanned="1" table:formula="of:=SUM(IF([.C$2:.C1264]&gt;[.C12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80" calcext:value-type="float">
            <text:p>180</text:p>
          </table:table-cell>
          <table:table-cell table:formula="of:=[.C1264]+[.B1265]" office:value-type="float" office:value="59635" calcext:value-type="float">
            <text:p>59635</text:p>
          </table:table-cell>
          <table:table-cell table:number-matrix-columns-spanned="1" table:number-matrix-rows-spanned="1" table:formula="of:=SUM(IF([.C$2:.C1265]&gt;[.C12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81" calcext:value-type="float">
            <text:p>181</text:p>
          </table:table-cell>
          <table:table-cell table:formula="of:=[.C1265]+[.B1266]" office:value-type="float" office:value="59816" calcext:value-type="float">
            <text:p>59816</text:p>
          </table:table-cell>
          <table:table-cell table:number-matrix-columns-spanned="1" table:number-matrix-rows-spanned="1" table:formula="of:=SUM(IF([.C$2:.C1266]&gt;[.C12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84" calcext:value-type="float">
            <text:p>184</text:p>
          </table:table-cell>
          <table:table-cell table:formula="of:=[.C1266]+[.B1267]" office:value-type="float" office:value="60000" calcext:value-type="float">
            <text:p>60000</text:p>
          </table:table-cell>
          <table:table-cell table:number-matrix-columns-spanned="1" table:number-matrix-rows-spanned="1" table:formula="of:=SUM(IF([.C$2:.C1267]&gt;[.C12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87" calcext:value-type="float">
            <text:p>187</text:p>
          </table:table-cell>
          <table:table-cell table:formula="of:=[.C1267]+[.B1268]" office:value-type="float" office:value="60187" calcext:value-type="float">
            <text:p>60187</text:p>
          </table:table-cell>
          <table:table-cell table:number-matrix-columns-spanned="1" table:number-matrix-rows-spanned="1" table:formula="of:=SUM(IF([.C$2:.C1268]&gt;[.C12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68" calcext:value-type="float">
            <text:p>168</text:p>
          </table:table-cell>
          <table:table-cell table:formula="of:=[.C1268]+[.B1269]" office:value-type="float" office:value="60355" calcext:value-type="float">
            <text:p>60355</text:p>
          </table:table-cell>
          <table:table-cell table:number-matrix-columns-spanned="1" table:number-matrix-rows-spanned="1" table:formula="of:=SUM(IF([.C$2:.C1269]&gt;[.C12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80" calcext:value-type="float">
            <text:p>180</text:p>
          </table:table-cell>
          <table:table-cell table:formula="of:=[.C1269]+[.B1270]" office:value-type="float" office:value="60535" calcext:value-type="float">
            <text:p>60535</text:p>
          </table:table-cell>
          <table:table-cell table:number-matrix-columns-spanned="1" table:number-matrix-rows-spanned="1" table:formula="of:=SUM(IF([.C$2:.C1270]&gt;[.C12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81" calcext:value-type="float">
            <text:p>181</text:p>
          </table:table-cell>
          <table:table-cell table:formula="of:=[.C1270]+[.B1271]" office:value-type="float" office:value="60716" calcext:value-type="float">
            <text:p>60716</text:p>
          </table:table-cell>
          <table:table-cell table:number-matrix-columns-spanned="1" table:number-matrix-rows-spanned="1" table:formula="of:=SUM(IF([.C$2:.C1271]&gt;[.C12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80" calcext:value-type="float">
            <text:p>180</text:p>
          </table:table-cell>
          <table:table-cell table:formula="of:=[.C1271]+[.B1272]" office:value-type="float" office:value="60896" calcext:value-type="float">
            <text:p>60896</text:p>
          </table:table-cell>
          <table:table-cell table:number-matrix-columns-spanned="1" table:number-matrix-rows-spanned="1" table:formula="of:=SUM(IF([.C$2:.C1272]&gt;[.C12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83" calcext:value-type="float">
            <text:p>183</text:p>
          </table:table-cell>
          <table:table-cell table:formula="of:=[.C1272]+[.B1273]" office:value-type="float" office:value="61079" calcext:value-type="float">
            <text:p>61079</text:p>
          </table:table-cell>
          <table:table-cell table:number-matrix-columns-spanned="1" table:number-matrix-rows-spanned="1" table:formula="of:=SUM(IF([.C$2:.C1273]&gt;[.C12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77" calcext:value-type="float">
            <text:p>177</text:p>
          </table:table-cell>
          <table:table-cell table:formula="of:=[.C1273]+[.B1274]" office:value-type="float" office:value="61256" calcext:value-type="float">
            <text:p>61256</text:p>
          </table:table-cell>
          <table:table-cell table:number-matrix-columns-spanned="1" table:number-matrix-rows-spanned="1" table:formula="of:=SUM(IF([.C$2:.C1274]&gt;[.C12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81" calcext:value-type="float">
            <text:p>181</text:p>
          </table:table-cell>
          <table:table-cell table:formula="of:=[.C1274]+[.B1275]" office:value-type="float" office:value="61437" calcext:value-type="float">
            <text:p>61437</text:p>
          </table:table-cell>
          <table:table-cell table:number-matrix-columns-spanned="1" table:number-matrix-rows-spanned="1" table:formula="of:=SUM(IF([.C$2:.C1275]&gt;[.C12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80" calcext:value-type="float">
            <text:p>180</text:p>
          </table:table-cell>
          <table:table-cell table:formula="of:=[.C1275]+[.B1276]" office:value-type="float" office:value="61617" calcext:value-type="float">
            <text:p>61617</text:p>
          </table:table-cell>
          <table:table-cell table:number-matrix-columns-spanned="1" table:number-matrix-rows-spanned="1" table:formula="of:=SUM(IF([.C$2:.C1276]&gt;[.C12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81" calcext:value-type="float">
            <text:p>181</text:p>
          </table:table-cell>
          <table:table-cell table:formula="of:=[.C1276]+[.B1277]" office:value-type="float" office:value="61798" calcext:value-type="float">
            <text:p>61798</text:p>
          </table:table-cell>
          <table:table-cell table:number-matrix-columns-spanned="1" table:number-matrix-rows-spanned="1" table:formula="of:=SUM(IF([.C$2:.C1277]&gt;[.C12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89" calcext:value-type="float">
            <text:p>189</text:p>
          </table:table-cell>
          <table:table-cell table:formula="of:=[.C1277]+[.B1278]" office:value-type="float" office:value="61987" calcext:value-type="float">
            <text:p>61987</text:p>
          </table:table-cell>
          <table:table-cell table:number-matrix-columns-spanned="1" table:number-matrix-rows-spanned="1" table:formula="of:=SUM(IF([.C$2:.C1278]&gt;[.C12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71" calcext:value-type="float">
            <text:p>171</text:p>
          </table:table-cell>
          <table:table-cell table:formula="of:=[.C1278]+[.B1279]" office:value-type="float" office:value="62158" calcext:value-type="float">
            <text:p>62158</text:p>
          </table:table-cell>
          <table:table-cell table:number-matrix-columns-spanned="1" table:number-matrix-rows-spanned="1" table:formula="of:=SUM(IF([.C$2:.C1279]&gt;[.C12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79" calcext:value-type="float">
            <text:p>179</text:p>
          </table:table-cell>
          <table:table-cell table:formula="of:=[.C1279]+[.B1280]" office:value-type="float" office:value="62337" calcext:value-type="float">
            <text:p>62337</text:p>
          </table:table-cell>
          <table:table-cell table:number-matrix-columns-spanned="1" table:number-matrix-rows-spanned="1" table:formula="of:=SUM(IF([.C$2:.C1280]&gt;[.C12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82" calcext:value-type="float">
            <text:p>182</text:p>
          </table:table-cell>
          <table:table-cell table:formula="of:=[.C1280]+[.B1281]" office:value-type="float" office:value="62519" calcext:value-type="float">
            <text:p>62519</text:p>
          </table:table-cell>
          <table:table-cell table:number-matrix-columns-spanned="1" table:number-matrix-rows-spanned="1" table:formula="of:=SUM(IF([.C$2:.C1281]&gt;[.C12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80" calcext:value-type="float">
            <text:p>180</text:p>
          </table:table-cell>
          <table:table-cell table:formula="of:=[.C1281]+[.B1282]" office:value-type="float" office:value="62699" calcext:value-type="float">
            <text:p>62699</text:p>
          </table:table-cell>
          <table:table-cell table:number-matrix-columns-spanned="1" table:number-matrix-rows-spanned="1" table:formula="of:=SUM(IF([.C$2:.C1282]&gt;[.C12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83" calcext:value-type="float">
            <text:p>183</text:p>
          </table:table-cell>
          <table:table-cell table:formula="of:=[.C1282]+[.B1283]" office:value-type="float" office:value="62882" calcext:value-type="float">
            <text:p>62882</text:p>
          </table:table-cell>
          <table:table-cell table:number-matrix-columns-spanned="1" table:number-matrix-rows-spanned="1" table:formula="of:=SUM(IF([.C$2:.C1283]&gt;[.C12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77" calcext:value-type="float">
            <text:p>177</text:p>
          </table:table-cell>
          <table:table-cell table:formula="of:=[.C1283]+[.B1284]" office:value-type="float" office:value="63059" calcext:value-type="float">
            <text:p>63059</text:p>
          </table:table-cell>
          <table:table-cell table:number-matrix-columns-spanned="1" table:number-matrix-rows-spanned="1" table:formula="of:=SUM(IF([.C$2:.C1284]&gt;[.C12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79" calcext:value-type="float">
            <text:p>179</text:p>
          </table:table-cell>
          <table:table-cell table:formula="of:=[.C1284]+[.B1285]" office:value-type="float" office:value="63238" calcext:value-type="float">
            <text:p>63238</text:p>
          </table:table-cell>
          <table:table-cell table:number-matrix-columns-spanned="1" table:number-matrix-rows-spanned="1" table:formula="of:=SUM(IF([.C$2:.C1285]&gt;[.C12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81" calcext:value-type="float">
            <text:p>181</text:p>
          </table:table-cell>
          <table:table-cell table:formula="of:=[.C1285]+[.B1286]" office:value-type="float" office:value="63419" calcext:value-type="float">
            <text:p>63419</text:p>
          </table:table-cell>
          <table:table-cell table:number-matrix-columns-spanned="1" table:number-matrix-rows-spanned="1" table:formula="of:=SUM(IF([.C$2:.C1286]&gt;[.C12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81" calcext:value-type="float">
            <text:p>181</text:p>
          </table:table-cell>
          <table:table-cell table:formula="of:=[.C1286]+[.B1287]" office:value-type="float" office:value="63600" calcext:value-type="float">
            <text:p>63600</text:p>
          </table:table-cell>
          <table:table-cell table:number-matrix-columns-spanned="1" table:number-matrix-rows-spanned="1" table:formula="of:=SUM(IF([.C$2:.C1287]&gt;[.C12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80" calcext:value-type="float">
            <text:p>180</text:p>
          </table:table-cell>
          <table:table-cell table:formula="of:=[.C1287]+[.B1288]" office:value-type="float" office:value="63780" calcext:value-type="float">
            <text:p>63780</text:p>
          </table:table-cell>
          <table:table-cell table:number-matrix-columns-spanned="1" table:number-matrix-rows-spanned="1" table:formula="of:=SUM(IF([.C$2:.C1288]&gt;[.C12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80" calcext:value-type="float">
            <text:p>180</text:p>
          </table:table-cell>
          <table:table-cell table:formula="of:=[.C1288]+[.B1289]" office:value-type="float" office:value="63960" calcext:value-type="float">
            <text:p>63960</text:p>
          </table:table-cell>
          <table:table-cell table:number-matrix-columns-spanned="1" table:number-matrix-rows-spanned="1" table:formula="of:=SUM(IF([.C$2:.C1289]&gt;[.C12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80" calcext:value-type="float">
            <text:p>180</text:p>
          </table:table-cell>
          <table:table-cell table:formula="of:=[.C1289]+[.B1290]" office:value-type="float" office:value="64140" calcext:value-type="float">
            <text:p>64140</text:p>
          </table:table-cell>
          <table:table-cell table:number-matrix-columns-spanned="1" table:number-matrix-rows-spanned="1" table:formula="of:=SUM(IF([.C$2:.C1290]&gt;[.C12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84" calcext:value-type="float">
            <text:p>184</text:p>
          </table:table-cell>
          <table:table-cell table:formula="of:=[.C1290]+[.B1291]" office:value-type="float" office:value="64324" calcext:value-type="float">
            <text:p>64324</text:p>
          </table:table-cell>
          <table:table-cell table:number-matrix-columns-spanned="1" table:number-matrix-rows-spanned="1" table:formula="of:=SUM(IF([.C$2:.C1291]&gt;[.C12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77" calcext:value-type="float">
            <text:p>177</text:p>
          </table:table-cell>
          <table:table-cell table:formula="of:=[.C1291]+[.B1292]" office:value-type="float" office:value="64501" calcext:value-type="float">
            <text:p>64501</text:p>
          </table:table-cell>
          <table:table-cell table:number-matrix-columns-spanned="1" table:number-matrix-rows-spanned="1" table:formula="of:=SUM(IF([.C$2:.C1292]&gt;[.C12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81" calcext:value-type="float">
            <text:p>181</text:p>
          </table:table-cell>
          <table:table-cell table:formula="of:=[.C1292]+[.B1293]" office:value-type="float" office:value="64682" calcext:value-type="float">
            <text:p>64682</text:p>
          </table:table-cell>
          <table:table-cell table:number-matrix-columns-spanned="1" table:number-matrix-rows-spanned="1" table:formula="of:=SUM(IF([.C$2:.C1293]&gt;[.C12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78" calcext:value-type="float">
            <text:p>178</text:p>
          </table:table-cell>
          <table:table-cell table:formula="of:=[.C1293]+[.B1294]" office:value-type="float" office:value="64860" calcext:value-type="float">
            <text:p>64860</text:p>
          </table:table-cell>
          <table:table-cell table:number-matrix-columns-spanned="1" table:number-matrix-rows-spanned="1" table:formula="of:=SUM(IF([.C$2:.C1294]&gt;[.C12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81" calcext:value-type="float">
            <text:p>181</text:p>
          </table:table-cell>
          <table:table-cell table:formula="of:=[.C1294]+[.B1295]" office:value-type="float" office:value="65041" calcext:value-type="float">
            <text:p>65041</text:p>
          </table:table-cell>
          <table:table-cell table:number-matrix-columns-spanned="1" table:number-matrix-rows-spanned="1" table:formula="of:=SUM(IF([.C$2:.C1295]&gt;[.C12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79" calcext:value-type="float">
            <text:p>179</text:p>
          </table:table-cell>
          <table:table-cell table:formula="of:=[.C1295]+[.B1296]" office:value-type="float" office:value="65220" calcext:value-type="float">
            <text:p>65220</text:p>
          </table:table-cell>
          <table:table-cell table:number-matrix-columns-spanned="1" table:number-matrix-rows-spanned="1" table:formula="of:=SUM(IF([.C$2:.C1296]&gt;[.C12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80" calcext:value-type="float">
            <text:p>180</text:p>
          </table:table-cell>
          <table:table-cell table:formula="of:=[.C1296]+[.B1297]" office:value-type="float" office:value="65400" calcext:value-type="float">
            <text:p>65400</text:p>
          </table:table-cell>
          <table:table-cell table:number-matrix-columns-spanned="1" table:number-matrix-rows-spanned="1" table:formula="of:=SUM(IF([.C$2:.C1297]&gt;[.C12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82" calcext:value-type="float">
            <text:p>182</text:p>
          </table:table-cell>
          <table:table-cell table:formula="of:=[.C1297]+[.B1298]" office:value-type="float" office:value="65582" calcext:value-type="float">
            <text:p>65582</text:p>
          </table:table-cell>
          <table:table-cell table:number-matrix-columns-spanned="1" table:number-matrix-rows-spanned="1" table:formula="of:=SUM(IF([.C$2:.C1298]&gt;[.C12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79" calcext:value-type="float">
            <text:p>179</text:p>
          </table:table-cell>
          <table:table-cell table:formula="of:=[.C1298]+[.B1299]" office:value-type="float" office:value="65761" calcext:value-type="float">
            <text:p>65761</text:p>
          </table:table-cell>
          <table:table-cell table:number-matrix-columns-spanned="1" table:number-matrix-rows-spanned="1" table:formula="of:=SUM(IF([.C$2:.C1299]&gt;[.C12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80" calcext:value-type="float">
            <text:p>180</text:p>
          </table:table-cell>
          <table:table-cell table:formula="of:=[.C1299]+[.B1300]" office:value-type="float" office:value="65941" calcext:value-type="float">
            <text:p>65941</text:p>
          </table:table-cell>
          <table:table-cell table:number-matrix-columns-spanned="1" table:number-matrix-rows-spanned="1" table:formula="of:=SUM(IF([.C$2:.C1300]&gt;[.C13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8" calcext:value-type="float">
            <text:p>198</text:p>
          </table:table-cell>
          <table:table-cell table:formula="of:=[.C1300]+[.B1301]" office:value-type="float" office:value="66139" calcext:value-type="float">
            <text:p>66139</text:p>
          </table:table-cell>
          <table:table-cell table:number-matrix-columns-spanned="1" table:number-matrix-rows-spanned="1" table:formula="of:=SUM(IF([.C$2:.C1301]&gt;[.C13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62" calcext:value-type="float">
            <text:p>162</text:p>
          </table:table-cell>
          <table:table-cell table:formula="of:=[.C1301]+[.B1302]" office:value-type="float" office:value="66301" calcext:value-type="float">
            <text:p>66301</text:p>
          </table:table-cell>
          <table:table-cell table:number-matrix-columns-spanned="1" table:number-matrix-rows-spanned="1" table:formula="of:=SUM(IF([.C$2:.C1302]&gt;[.C13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85" calcext:value-type="float">
            <text:p>185</text:p>
          </table:table-cell>
          <table:table-cell table:formula="of:=[.C1302]+[.B1303]" office:value-type="float" office:value="66486" calcext:value-type="float">
            <text:p>66486</text:p>
          </table:table-cell>
          <table:table-cell table:number-matrix-columns-spanned="1" table:number-matrix-rows-spanned="1" table:formula="of:=SUM(IF([.C$2:.C1303]&gt;[.C13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79" calcext:value-type="float">
            <text:p>179</text:p>
          </table:table-cell>
          <table:table-cell table:formula="of:=[.C1303]+[.B1304]" office:value-type="float" office:value="66665" calcext:value-type="float">
            <text:p>66665</text:p>
          </table:table-cell>
          <table:table-cell table:number-matrix-columns-spanned="1" table:number-matrix-rows-spanned="1" table:formula="of:=SUM(IF([.C$2:.C1304]&gt;[.C13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79" calcext:value-type="float">
            <text:p>179</text:p>
          </table:table-cell>
          <table:table-cell table:formula="of:=[.C1304]+[.B1305]" office:value-type="float" office:value="66844" calcext:value-type="float">
            <text:p>66844</text:p>
          </table:table-cell>
          <table:table-cell table:number-matrix-columns-spanned="1" table:number-matrix-rows-spanned="1" table:formula="of:=SUM(IF([.C$2:.C1305]&gt;[.C13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77" calcext:value-type="float">
            <text:p>177</text:p>
          </table:table-cell>
          <table:table-cell table:formula="of:=[.C1305]+[.B1306]" office:value-type="float" office:value="67021" calcext:value-type="float">
            <text:p>67021</text:p>
          </table:table-cell>
          <table:table-cell table:number-matrix-columns-spanned="1" table:number-matrix-rows-spanned="1" table:formula="of:=SUM(IF([.C$2:.C1306]&gt;[.C13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84" calcext:value-type="float">
            <text:p>184</text:p>
          </table:table-cell>
          <table:table-cell table:formula="of:=[.C1306]+[.B1307]" office:value-type="float" office:value="67205" calcext:value-type="float">
            <text:p>67205</text:p>
          </table:table-cell>
          <table:table-cell table:number-matrix-columns-spanned="1" table:number-matrix-rows-spanned="1" table:formula="of:=SUM(IF([.C$2:.C1307]&gt;[.C13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77" calcext:value-type="float">
            <text:p>177</text:p>
          </table:table-cell>
          <table:table-cell table:formula="of:=[.C1307]+[.B1308]" office:value-type="float" office:value="67382" calcext:value-type="float">
            <text:p>67382</text:p>
          </table:table-cell>
          <table:table-cell table:number-matrix-columns-spanned="1" table:number-matrix-rows-spanned="1" table:formula="of:=SUM(IF([.C$2:.C1308]&gt;[.C13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92" calcext:value-type="float">
            <text:p>192</text:p>
          </table:table-cell>
          <table:table-cell table:formula="of:=[.C1308]+[.B1309]" office:value-type="float" office:value="67574" calcext:value-type="float">
            <text:p>67574</text:p>
          </table:table-cell>
          <table:table-cell table:number-matrix-columns-spanned="1" table:number-matrix-rows-spanned="1" table:formula="of:=SUM(IF([.C$2:.C1309]&gt;[.C13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70" calcext:value-type="float">
            <text:p>170</text:p>
          </table:table-cell>
          <table:table-cell table:formula="of:=[.C1309]+[.B1310]" office:value-type="float" office:value="67744" calcext:value-type="float">
            <text:p>67744</text:p>
          </table:table-cell>
          <table:table-cell table:number-matrix-columns-spanned="1" table:number-matrix-rows-spanned="1" table:formula="of:=SUM(IF([.C$2:.C1310]&gt;[.C13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9" calcext:value-type="float">
            <text:p>179</text:p>
          </table:table-cell>
          <table:table-cell table:formula="of:=[.C1310]+[.B1311]" office:value-type="float" office:value="67923" calcext:value-type="float">
            <text:p>67923</text:p>
          </table:table-cell>
          <table:table-cell table:number-matrix-columns-spanned="1" table:number-matrix-rows-spanned="1" table:formula="of:=SUM(IF([.C$2:.C1311]&gt;[.C13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79" calcext:value-type="float">
            <text:p>179</text:p>
          </table:table-cell>
          <table:table-cell table:formula="of:=[.C1311]+[.B1312]" office:value-type="float" office:value="68102" calcext:value-type="float">
            <text:p>68102</text:p>
          </table:table-cell>
          <table:table-cell table:number-matrix-columns-spanned="1" table:number-matrix-rows-spanned="1" table:formula="of:=SUM(IF([.C$2:.C1312]&gt;[.C13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81" calcext:value-type="float">
            <text:p>181</text:p>
          </table:table-cell>
          <table:table-cell table:formula="of:=[.C1312]+[.B1313]" office:value-type="float" office:value="68283" calcext:value-type="float">
            <text:p>68283</text:p>
          </table:table-cell>
          <table:table-cell table:number-matrix-columns-spanned="1" table:number-matrix-rows-spanned="1" table:formula="of:=SUM(IF([.C$2:.C1313]&gt;[.C13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80" calcext:value-type="float">
            <text:p>180</text:p>
          </table:table-cell>
          <table:table-cell table:formula="of:=[.C1313]+[.B1314]" office:value-type="float" office:value="68463" calcext:value-type="float">
            <text:p>68463</text:p>
          </table:table-cell>
          <table:table-cell table:number-matrix-columns-spanned="1" table:number-matrix-rows-spanned="1" table:formula="of:=SUM(IF([.C$2:.C1314]&gt;[.C13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81" calcext:value-type="float">
            <text:p>181</text:p>
          </table:table-cell>
          <table:table-cell table:formula="of:=[.C1314]+[.B1315]" office:value-type="float" office:value="68644" calcext:value-type="float">
            <text:p>68644</text:p>
          </table:table-cell>
          <table:table-cell table:number-matrix-columns-spanned="1" table:number-matrix-rows-spanned="1" table:formula="of:=SUM(IF([.C$2:.C1315]&gt;[.C13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80" calcext:value-type="float">
            <text:p>180</text:p>
          </table:table-cell>
          <table:table-cell table:formula="of:=[.C1315]+[.B1316]" office:value-type="float" office:value="68824" calcext:value-type="float">
            <text:p>68824</text:p>
          </table:table-cell>
          <table:table-cell table:number-matrix-columns-spanned="1" table:number-matrix-rows-spanned="1" table:formula="of:=SUM(IF([.C$2:.C1316]&gt;[.C13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81" calcext:value-type="float">
            <text:p>181</text:p>
          </table:table-cell>
          <table:table-cell table:formula="of:=[.C1316]+[.B1317]" office:value-type="float" office:value="69005" calcext:value-type="float">
            <text:p>69005</text:p>
          </table:table-cell>
          <table:table-cell table:number-matrix-columns-spanned="1" table:number-matrix-rows-spanned="1" table:formula="of:=SUM(IF([.C$2:.C1317]&gt;[.C13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79" calcext:value-type="float">
            <text:p>179</text:p>
          </table:table-cell>
          <table:table-cell table:formula="of:=[.C1317]+[.B1318]" office:value-type="float" office:value="69184" calcext:value-type="float">
            <text:p>69184</text:p>
          </table:table-cell>
          <table:table-cell table:number-matrix-columns-spanned="1" table:number-matrix-rows-spanned="1" table:formula="of:=SUM(IF([.C$2:.C1318]&gt;[.C13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79" calcext:value-type="float">
            <text:p>179</text:p>
          </table:table-cell>
          <table:table-cell table:formula="of:=[.C1318]+[.B1319]" office:value-type="float" office:value="69363" calcext:value-type="float">
            <text:p>69363</text:p>
          </table:table-cell>
          <table:table-cell table:number-matrix-columns-spanned="1" table:number-matrix-rows-spanned="1" table:formula="of:=SUM(IF([.C$2:.C1319]&gt;[.C13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82" calcext:value-type="float">
            <text:p>182</text:p>
          </table:table-cell>
          <table:table-cell table:formula="of:=[.C1319]+[.B1320]" office:value-type="float" office:value="69545" calcext:value-type="float">
            <text:p>69545</text:p>
          </table:table-cell>
          <table:table-cell table:number-matrix-columns-spanned="1" table:number-matrix-rows-spanned="1" table:formula="of:=SUM(IF([.C$2:.C1320]&gt;[.C13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81" calcext:value-type="float">
            <text:p>181</text:p>
          </table:table-cell>
          <table:table-cell table:formula="of:=[.C1320]+[.B1321]" office:value-type="float" office:value="69726" calcext:value-type="float">
            <text:p>69726</text:p>
          </table:table-cell>
          <table:table-cell table:number-matrix-columns-spanned="1" table:number-matrix-rows-spanned="1" table:formula="of:=SUM(IF([.C$2:.C1321]&gt;[.C13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82" calcext:value-type="float">
            <text:p>182</text:p>
          </table:table-cell>
          <table:table-cell table:formula="of:=[.C1321]+[.B1322]" office:value-type="float" office:value="69908" calcext:value-type="float">
            <text:p>69908</text:p>
          </table:table-cell>
          <table:table-cell table:number-matrix-columns-spanned="1" table:number-matrix-rows-spanned="1" table:formula="of:=SUM(IF([.C$2:.C1322]&gt;[.C13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28" calcext:value-type="float">
            <text:p>228</text:p>
          </table:table-cell>
          <table:table-cell table:formula="of:=[.C1322]+[.B1323]" office:value-type="float" office:value="70136" calcext:value-type="float">
            <text:p>70136</text:p>
          </table:table-cell>
          <table:table-cell table:number-matrix-columns-spanned="1" table:number-matrix-rows-spanned="1" table:formula="of:=SUM(IF([.C$2:.C1323]&gt;[.C132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28" calcext:value-type="float">
            <text:p>128</text:p>
          </table:table-cell>
          <table:table-cell table:formula="of:=[.C1323]+[.B1324]" office:value-type="float" office:value="70264" calcext:value-type="float">
            <text:p>70264</text:p>
          </table:table-cell>
          <table:table-cell table:number-matrix-columns-spanned="1" table:number-matrix-rows-spanned="1" table:formula="of:=SUM(IF([.C$2:.C1324]&gt;[.C13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80" calcext:value-type="float">
            <text:p>180</text:p>
          </table:table-cell>
          <table:table-cell table:formula="of:=[.C1324]+[.B1325]" office:value-type="float" office:value="70444" calcext:value-type="float">
            <text:p>70444</text:p>
          </table:table-cell>
          <table:table-cell table:number-matrix-columns-spanned="1" table:number-matrix-rows-spanned="1" table:formula="of:=SUM(IF([.C$2:.C1325]&gt;[.C13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82" calcext:value-type="float">
            <text:p>182</text:p>
          </table:table-cell>
          <table:table-cell table:formula="of:=[.C1325]+[.B1326]" office:value-type="float" office:value="70626" calcext:value-type="float">
            <text:p>70626</text:p>
          </table:table-cell>
          <table:table-cell table:number-matrix-columns-spanned="1" table:number-matrix-rows-spanned="1" table:formula="of:=SUM(IF([.C$2:.C1326]&gt;[.C13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80" calcext:value-type="float">
            <text:p>180</text:p>
          </table:table-cell>
          <table:table-cell table:formula="of:=[.C1326]+[.B1327]" office:value-type="float" office:value="70806" calcext:value-type="float">
            <text:p>70806</text:p>
          </table:table-cell>
          <table:table-cell table:number-matrix-columns-spanned="1" table:number-matrix-rows-spanned="1" table:formula="of:=SUM(IF([.C$2:.C1327]&gt;[.C13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80" calcext:value-type="float">
            <text:p>180</text:p>
          </table:table-cell>
          <table:table-cell table:formula="of:=[.C1327]+[.B1328]" office:value-type="float" office:value="70986" calcext:value-type="float">
            <text:p>70986</text:p>
          </table:table-cell>
          <table:table-cell table:number-matrix-columns-spanned="1" table:number-matrix-rows-spanned="1" table:formula="of:=SUM(IF([.C$2:.C1328]&gt;[.C13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80" calcext:value-type="float">
            <text:p>180</text:p>
          </table:table-cell>
          <table:table-cell table:formula="of:=[.C1328]+[.B1329]" office:value-type="float" office:value="71166" calcext:value-type="float">
            <text:p>71166</text:p>
          </table:table-cell>
          <table:table-cell table:number-matrix-columns-spanned="1" table:number-matrix-rows-spanned="1" table:formula="of:=SUM(IF([.C$2:.C1329]&gt;[.C13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79" calcext:value-type="float">
            <text:p>179</text:p>
          </table:table-cell>
          <table:table-cell table:formula="of:=[.C1329]+[.B1330]" office:value-type="float" office:value="71345" calcext:value-type="float">
            <text:p>71345</text:p>
          </table:table-cell>
          <table:table-cell table:number-matrix-columns-spanned="1" table:number-matrix-rows-spanned="1" table:formula="of:=SUM(IF([.C$2:.C1330]&gt;[.C13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80" calcext:value-type="float">
            <text:p>180</text:p>
          </table:table-cell>
          <table:table-cell table:formula="of:=[.C1330]+[.B1331]" office:value-type="float" office:value="71525" calcext:value-type="float">
            <text:p>71525</text:p>
          </table:table-cell>
          <table:table-cell table:number-matrix-columns-spanned="1" table:number-matrix-rows-spanned="1" table:formula="of:=SUM(IF([.C$2:.C1331]&gt;[.C13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82" calcext:value-type="float">
            <text:p>182</text:p>
          </table:table-cell>
          <table:table-cell table:formula="of:=[.C1331]+[.B1332]" office:value-type="float" office:value="71707" calcext:value-type="float">
            <text:p>71707</text:p>
          </table:table-cell>
          <table:table-cell table:number-matrix-columns-spanned="1" table:number-matrix-rows-spanned="1" table:formula="of:=SUM(IF([.C$2:.C1332]&gt;[.C13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89" calcext:value-type="float">
            <text:p>189</text:p>
          </table:table-cell>
          <table:table-cell table:formula="of:=[.C1332]+[.B1333]" office:value-type="float" office:value="71896" calcext:value-type="float">
            <text:p>71896</text:p>
          </table:table-cell>
          <table:table-cell table:number-matrix-columns-spanned="1" table:number-matrix-rows-spanned="1" table:formula="of:=SUM(IF([.C$2:.C1333]&gt;[.C13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73" calcext:value-type="float">
            <text:p>173</text:p>
          </table:table-cell>
          <table:table-cell table:formula="of:=[.C1333]+[.B1334]" office:value-type="float" office:value="72069" calcext:value-type="float">
            <text:p>72069</text:p>
          </table:table-cell>
          <table:table-cell table:number-matrix-columns-spanned="1" table:number-matrix-rows-spanned="1" table:formula="of:=SUM(IF([.C$2:.C1334]&gt;[.C13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89" calcext:value-type="float">
            <text:p>189</text:p>
          </table:table-cell>
          <table:table-cell table:formula="of:=[.C1334]+[.B1335]" office:value-type="float" office:value="72258" calcext:value-type="float">
            <text:p>72258</text:p>
          </table:table-cell>
          <table:table-cell table:number-matrix-columns-spanned="1" table:number-matrix-rows-spanned="1" table:formula="of:=SUM(IF([.C$2:.C1335]&gt;[.C13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70" calcext:value-type="float">
            <text:p>170</text:p>
          </table:table-cell>
          <table:table-cell table:formula="of:=[.C1335]+[.B1336]" office:value-type="float" office:value="72428" calcext:value-type="float">
            <text:p>72428</text:p>
          </table:table-cell>
          <table:table-cell table:number-matrix-columns-spanned="1" table:number-matrix-rows-spanned="1" table:formula="of:=SUM(IF([.C$2:.C1336]&gt;[.C13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81" calcext:value-type="float">
            <text:p>181</text:p>
          </table:table-cell>
          <table:table-cell table:formula="of:=[.C1336]+[.B1337]" office:value-type="float" office:value="72609" calcext:value-type="float">
            <text:p>72609</text:p>
          </table:table-cell>
          <table:table-cell table:number-matrix-columns-spanned="1" table:number-matrix-rows-spanned="1" table:formula="of:=SUM(IF([.C$2:.C1337]&gt;[.C13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79" calcext:value-type="float">
            <text:p>179</text:p>
          </table:table-cell>
          <table:table-cell table:formula="of:=[.C1337]+[.B1338]" office:value-type="float" office:value="72788" calcext:value-type="float">
            <text:p>72788</text:p>
          </table:table-cell>
          <table:table-cell table:number-matrix-columns-spanned="1" table:number-matrix-rows-spanned="1" table:formula="of:=SUM(IF([.C$2:.C1338]&gt;[.C13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81" calcext:value-type="float">
            <text:p>181</text:p>
          </table:table-cell>
          <table:table-cell table:formula="of:=[.C1338]+[.B1339]" office:value-type="float" office:value="72969" calcext:value-type="float">
            <text:p>72969</text:p>
          </table:table-cell>
          <table:table-cell table:number-matrix-columns-spanned="1" table:number-matrix-rows-spanned="1" table:formula="of:=SUM(IF([.C$2:.C1339]&gt;[.C13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84" calcext:value-type="float">
            <text:p>184</text:p>
          </table:table-cell>
          <table:table-cell table:formula="of:=[.C1339]+[.B1340]" office:value-type="float" office:value="73153" calcext:value-type="float">
            <text:p>73153</text:p>
          </table:table-cell>
          <table:table-cell table:number-matrix-columns-spanned="1" table:number-matrix-rows-spanned="1" table:formula="of:=SUM(IF([.C$2:.C1340]&gt;[.C13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82" calcext:value-type="float">
            <text:p>182</text:p>
          </table:table-cell>
          <table:table-cell table:formula="of:=[.C1340]+[.B1341]" office:value-type="float" office:value="73335" calcext:value-type="float">
            <text:p>73335</text:p>
          </table:table-cell>
          <table:table-cell table:number-matrix-columns-spanned="1" table:number-matrix-rows-spanned="1" table:formula="of:=SUM(IF([.C$2:.C1341]&gt;[.C13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75" calcext:value-type="float">
            <text:p>175</text:p>
          </table:table-cell>
          <table:table-cell table:formula="of:=[.C1341]+[.B1342]" office:value-type="float" office:value="73510" calcext:value-type="float">
            <text:p>73510</text:p>
          </table:table-cell>
          <table:table-cell table:number-matrix-columns-spanned="1" table:number-matrix-rows-spanned="1" table:formula="of:=SUM(IF([.C$2:.C1342]&gt;[.C13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81" calcext:value-type="float">
            <text:p>181</text:p>
          </table:table-cell>
          <table:table-cell table:formula="of:=[.C1342]+[.B1343]" office:value-type="float" office:value="73691" calcext:value-type="float">
            <text:p>73691</text:p>
          </table:table-cell>
          <table:table-cell table:number-matrix-columns-spanned="1" table:number-matrix-rows-spanned="1" table:formula="of:=SUM(IF([.C$2:.C1343]&gt;[.C13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79" calcext:value-type="float">
            <text:p>179</text:p>
          </table:table-cell>
          <table:table-cell table:formula="of:=[.C1343]+[.B1344]" office:value-type="float" office:value="73870" calcext:value-type="float">
            <text:p>73870</text:p>
          </table:table-cell>
          <table:table-cell table:number-matrix-columns-spanned="1" table:number-matrix-rows-spanned="1" table:formula="of:=SUM(IF([.C$2:.C1344]&gt;[.C13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81" calcext:value-type="float">
            <text:p>181</text:p>
          </table:table-cell>
          <table:table-cell table:formula="of:=[.C1344]+[.B1345]" office:value-type="float" office:value="74051" calcext:value-type="float">
            <text:p>74051</text:p>
          </table:table-cell>
          <table:table-cell table:number-matrix-columns-spanned="1" table:number-matrix-rows-spanned="1" table:formula="of:=SUM(IF([.C$2:.C1345]&gt;[.C13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83" calcext:value-type="float">
            <text:p>183</text:p>
          </table:table-cell>
          <table:table-cell table:formula="of:=[.C1345]+[.B1346]" office:value-type="float" office:value="74234" calcext:value-type="float">
            <text:p>74234</text:p>
          </table:table-cell>
          <table:table-cell table:number-matrix-columns-spanned="1" table:number-matrix-rows-spanned="1" table:formula="of:=SUM(IF([.C$2:.C1346]&gt;[.C13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76" calcext:value-type="float">
            <text:p>176</text:p>
          </table:table-cell>
          <table:table-cell table:formula="of:=[.C1346]+[.B1347]" office:value-type="float" office:value="74410" calcext:value-type="float">
            <text:p>74410</text:p>
          </table:table-cell>
          <table:table-cell table:number-matrix-columns-spanned="1" table:number-matrix-rows-spanned="1" table:formula="of:=SUM(IF([.C$2:.C1347]&gt;[.C13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85" calcext:value-type="float">
            <text:p>185</text:p>
          </table:table-cell>
          <table:table-cell table:formula="of:=[.C1347]+[.B1348]" office:value-type="float" office:value="74595" calcext:value-type="float">
            <text:p>74595</text:p>
          </table:table-cell>
          <table:table-cell table:number-matrix-columns-spanned="1" table:number-matrix-rows-spanned="1" table:formula="of:=SUM(IF([.C$2:.C1348]&gt;[.C13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8" calcext:value-type="float">
            <text:p>178</text:p>
          </table:table-cell>
          <table:table-cell table:formula="of:=[.C1348]+[.B1349]" office:value-type="float" office:value="74773" calcext:value-type="float">
            <text:p>74773</text:p>
          </table:table-cell>
          <table:table-cell table:number-matrix-columns-spanned="1" table:number-matrix-rows-spanned="1" table:formula="of:=SUM(IF([.C$2:.C1349]&gt;[.C13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78" calcext:value-type="float">
            <text:p>178</text:p>
          </table:table-cell>
          <table:table-cell table:formula="of:=[.C1349]+[.B1350]" office:value-type="float" office:value="74951" calcext:value-type="float">
            <text:p>74951</text:p>
          </table:table-cell>
          <table:table-cell table:number-matrix-columns-spanned="1" table:number-matrix-rows-spanned="1" table:formula="of:=SUM(IF([.C$2:.C1350]&gt;[.C13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0" calcext:value-type="float">
            <text:p>180</text:p>
          </table:table-cell>
          <table:table-cell table:formula="of:=[.C1350]+[.B1351]" office:value-type="float" office:value="75131" calcext:value-type="float">
            <text:p>75131</text:p>
          </table:table-cell>
          <table:table-cell table:number-matrix-columns-spanned="1" table:number-matrix-rows-spanned="1" table:formula="of:=SUM(IF([.C$2:.C1351]&gt;[.C13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80" calcext:value-type="float">
            <text:p>180</text:p>
          </table:table-cell>
          <table:table-cell table:formula="of:=[.C1351]+[.B1352]" office:value-type="float" office:value="75311" calcext:value-type="float">
            <text:p>75311</text:p>
          </table:table-cell>
          <table:table-cell table:number-matrix-columns-spanned="1" table:number-matrix-rows-spanned="1" table:formula="of:=SUM(IF([.C$2:.C1352]&gt;[.C13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85" calcext:value-type="float">
            <text:p>185</text:p>
          </table:table-cell>
          <table:table-cell table:formula="of:=[.C1352]+[.B1353]" office:value-type="float" office:value="75496" calcext:value-type="float">
            <text:p>75496</text:p>
          </table:table-cell>
          <table:table-cell table:number-matrix-columns-spanned="1" table:number-matrix-rows-spanned="1" table:formula="of:=SUM(IF([.C$2:.C1353]&gt;[.C13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77" calcext:value-type="float">
            <text:p>177</text:p>
          </table:table-cell>
          <table:table-cell table:formula="of:=[.C1353]+[.B1354]" office:value-type="float" office:value="75673" calcext:value-type="float">
            <text:p>75673</text:p>
          </table:table-cell>
          <table:table-cell table:number-matrix-columns-spanned="1" table:number-matrix-rows-spanned="1" table:formula="of:=SUM(IF([.C$2:.C1354]&gt;[.C13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80" calcext:value-type="float">
            <text:p>180</text:p>
          </table:table-cell>
          <table:table-cell table:formula="of:=[.C1354]+[.B1355]" office:value-type="float" office:value="75853" calcext:value-type="float">
            <text:p>75853</text:p>
          </table:table-cell>
          <table:table-cell table:number-matrix-columns-spanned="1" table:number-matrix-rows-spanned="1" table:formula="of:=SUM(IF([.C$2:.C1355]&gt;[.C13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79" calcext:value-type="float">
            <text:p>179</text:p>
          </table:table-cell>
          <table:table-cell table:formula="of:=[.C1355]+[.B1356]" office:value-type="float" office:value="76032" calcext:value-type="float">
            <text:p>76032</text:p>
          </table:table-cell>
          <table:table-cell table:number-matrix-columns-spanned="1" table:number-matrix-rows-spanned="1" table:formula="of:=SUM(IF([.C$2:.C1356]&gt;[.C13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80" calcext:value-type="float">
            <text:p>180</text:p>
          </table:table-cell>
          <table:table-cell table:formula="of:=[.C1356]+[.B1357]" office:value-type="float" office:value="76212" calcext:value-type="float">
            <text:p>76212</text:p>
          </table:table-cell>
          <table:table-cell table:number-matrix-columns-spanned="1" table:number-matrix-rows-spanned="1" table:formula="of:=SUM(IF([.C$2:.C1357]&gt;[.C13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80" calcext:value-type="float">
            <text:p>180</text:p>
          </table:table-cell>
          <table:table-cell table:formula="of:=[.C1357]+[.B1358]" office:value-type="float" office:value="76392" calcext:value-type="float">
            <text:p>76392</text:p>
          </table:table-cell>
          <table:table-cell table:number-matrix-columns-spanned="1" table:number-matrix-rows-spanned="1" table:formula="of:=SUM(IF([.C$2:.C1358]&gt;[.C13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80" calcext:value-type="float">
            <text:p>180</text:p>
          </table:table-cell>
          <table:table-cell table:formula="of:=[.C1358]+[.B1359]" office:value-type="float" office:value="76572" calcext:value-type="float">
            <text:p>76572</text:p>
          </table:table-cell>
          <table:table-cell table:number-matrix-columns-spanned="1" table:number-matrix-rows-spanned="1" table:formula="of:=SUM(IF([.C$2:.C1359]&gt;[.C13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0" calcext:value-type="float">
            <text:p>180</text:p>
          </table:table-cell>
          <table:table-cell table:formula="of:=[.C1359]+[.B1360]" office:value-type="float" office:value="76752" calcext:value-type="float">
            <text:p>76752</text:p>
          </table:table-cell>
          <table:table-cell table:number-matrix-columns-spanned="1" table:number-matrix-rows-spanned="1" table:formula="of:=SUM(IF([.C$2:.C1360]&gt;[.C13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1" calcext:value-type="float">
            <text:p>181</text:p>
          </table:table-cell>
          <table:table-cell table:formula="of:=[.C1360]+[.B1361]" office:value-type="float" office:value="76933" calcext:value-type="float">
            <text:p>76933</text:p>
          </table:table-cell>
          <table:table-cell table:number-matrix-columns-spanned="1" table:number-matrix-rows-spanned="1" table:formula="of:=SUM(IF([.C$2:.C1361]&gt;[.C13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80" calcext:value-type="float">
            <text:p>180</text:p>
          </table:table-cell>
          <table:table-cell table:formula="of:=[.C1361]+[.B1362]" office:value-type="float" office:value="77113" calcext:value-type="float">
            <text:p>77113</text:p>
          </table:table-cell>
          <table:table-cell table:number-matrix-columns-spanned="1" table:number-matrix-rows-spanned="1" table:formula="of:=SUM(IF([.C$2:.C1362]&gt;[.C13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80" calcext:value-type="float">
            <text:p>180</text:p>
          </table:table-cell>
          <table:table-cell table:formula="of:=[.C1362]+[.B1363]" office:value-type="float" office:value="77293" calcext:value-type="float">
            <text:p>77293</text:p>
          </table:table-cell>
          <table:table-cell table:number-matrix-columns-spanned="1" table:number-matrix-rows-spanned="1" table:formula="of:=SUM(IF([.C$2:.C1363]&gt;[.C13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80" calcext:value-type="float">
            <text:p>180</text:p>
          </table:table-cell>
          <table:table-cell table:formula="of:=[.C1363]+[.B1364]" office:value-type="float" office:value="77473" calcext:value-type="float">
            <text:p>77473</text:p>
          </table:table-cell>
          <table:table-cell table:number-matrix-columns-spanned="1" table:number-matrix-rows-spanned="1" table:formula="of:=SUM(IF([.C$2:.C1364]&gt;[.C13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80" calcext:value-type="float">
            <text:p>180</text:p>
          </table:table-cell>
          <table:table-cell table:formula="of:=[.C1364]+[.B1365]" office:value-type="float" office:value="77653" calcext:value-type="float">
            <text:p>77653</text:p>
          </table:table-cell>
          <table:table-cell table:number-matrix-columns-spanned="1" table:number-matrix-rows-spanned="1" table:formula="of:=SUM(IF([.C$2:.C1365]&gt;[.C13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80" calcext:value-type="float">
            <text:p>180</text:p>
          </table:table-cell>
          <table:table-cell table:formula="of:=[.C1365]+[.B1366]" office:value-type="float" office:value="77833" calcext:value-type="float">
            <text:p>77833</text:p>
          </table:table-cell>
          <table:table-cell table:number-matrix-columns-spanned="1" table:number-matrix-rows-spanned="1" table:formula="of:=SUM(IF([.C$2:.C1366]&gt;[.C13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80" calcext:value-type="float">
            <text:p>180</text:p>
          </table:table-cell>
          <table:table-cell table:formula="of:=[.C1366]+[.B1367]" office:value-type="float" office:value="78013" calcext:value-type="float">
            <text:p>78013</text:p>
          </table:table-cell>
          <table:table-cell table:number-matrix-columns-spanned="1" table:number-matrix-rows-spanned="1" table:formula="of:=SUM(IF([.C$2:.C1367]&gt;[.C13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81" calcext:value-type="float">
            <text:p>181</text:p>
          </table:table-cell>
          <table:table-cell table:formula="of:=[.C1367]+[.B1368]" office:value-type="float" office:value="78194" calcext:value-type="float">
            <text:p>78194</text:p>
          </table:table-cell>
          <table:table-cell table:number-matrix-columns-spanned="1" table:number-matrix-rows-spanned="1" table:formula="of:=SUM(IF([.C$2:.C1368]&gt;[.C13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80" calcext:value-type="float">
            <text:p>180</text:p>
          </table:table-cell>
          <table:table-cell table:formula="of:=[.C1368]+[.B1369]" office:value-type="float" office:value="78374" calcext:value-type="float">
            <text:p>78374</text:p>
          </table:table-cell>
          <table:table-cell table:number-matrix-columns-spanned="1" table:number-matrix-rows-spanned="1" table:formula="of:=SUM(IF([.C$2:.C1369]&gt;[.C13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81" calcext:value-type="float">
            <text:p>181</text:p>
          </table:table-cell>
          <table:table-cell table:formula="of:=[.C1369]+[.B1370]" office:value-type="float" office:value="78555" calcext:value-type="float">
            <text:p>78555</text:p>
          </table:table-cell>
          <table:table-cell table:number-matrix-columns-spanned="1" table:number-matrix-rows-spanned="1" table:formula="of:=SUM(IF([.C$2:.C1370]&gt;[.C13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1" calcext:value-type="float">
            <text:p>181</text:p>
          </table:table-cell>
          <table:table-cell table:formula="of:=[.C1370]+[.B1371]" office:value-type="float" office:value="78736" calcext:value-type="float">
            <text:p>78736</text:p>
          </table:table-cell>
          <table:table-cell table:number-matrix-columns-spanned="1" table:number-matrix-rows-spanned="1" table:formula="of:=SUM(IF([.C$2:.C1371]&gt;[.C13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83" calcext:value-type="float">
            <text:p>183</text:p>
          </table:table-cell>
          <table:table-cell table:formula="of:=[.C1371]+[.B1372]" office:value-type="float" office:value="78919" calcext:value-type="float">
            <text:p>78919</text:p>
          </table:table-cell>
          <table:table-cell table:number-matrix-columns-spanned="1" table:number-matrix-rows-spanned="1" table:formula="of:=SUM(IF([.C$2:.C1372]&gt;[.C13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21" calcext:value-type="float">
            <text:p>221</text:p>
          </table:table-cell>
          <table:table-cell table:formula="of:=[.C1372]+[.B1373]" office:value-type="float" office:value="79140" calcext:value-type="float">
            <text:p>79140</text:p>
          </table:table-cell>
          <table:table-cell table:number-matrix-columns-spanned="1" table:number-matrix-rows-spanned="1" table:formula="of:=SUM(IF([.C$2:.C1373]&gt;[.C137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5" calcext:value-type="float">
            <text:p>135</text:p>
          </table:table-cell>
          <table:table-cell table:formula="of:=[.C1373]+[.B1374]" office:value-type="float" office:value="79275" calcext:value-type="float">
            <text:p>79275</text:p>
          </table:table-cell>
          <table:table-cell table:number-matrix-columns-spanned="1" table:number-matrix-rows-spanned="1" table:formula="of:=SUM(IF([.C$2:.C1374]&gt;[.C13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80" calcext:value-type="float">
            <text:p>180</text:p>
          </table:table-cell>
          <table:table-cell table:formula="of:=[.C1374]+[.B1375]" office:value-type="float" office:value="79455" calcext:value-type="float">
            <text:p>79455</text:p>
          </table:table-cell>
          <table:table-cell table:number-matrix-columns-spanned="1" table:number-matrix-rows-spanned="1" table:formula="of:=SUM(IF([.C$2:.C1375]&gt;[.C13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81" calcext:value-type="float">
            <text:p>181</text:p>
          </table:table-cell>
          <table:table-cell table:formula="of:=[.C1375]+[.B1376]" office:value-type="float" office:value="79636" calcext:value-type="float">
            <text:p>79636</text:p>
          </table:table-cell>
          <table:table-cell table:number-matrix-columns-spanned="1" table:number-matrix-rows-spanned="1" table:formula="of:=SUM(IF([.C$2:.C1376]&gt;[.C13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80" calcext:value-type="float">
            <text:p>180</text:p>
          </table:table-cell>
          <table:table-cell table:formula="of:=[.C1376]+[.B1377]" office:value-type="float" office:value="79816" calcext:value-type="float">
            <text:p>79816</text:p>
          </table:table-cell>
          <table:table-cell table:number-matrix-columns-spanned="1" table:number-matrix-rows-spanned="1" table:formula="of:=SUM(IF([.C$2:.C1377]&gt;[.C13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80" calcext:value-type="float">
            <text:p>180</text:p>
          </table:table-cell>
          <table:table-cell table:formula="of:=[.C1377]+[.B1378]" office:value-type="float" office:value="79996" calcext:value-type="float">
            <text:p>79996</text:p>
          </table:table-cell>
          <table:table-cell table:number-matrix-columns-spanned="1" table:number-matrix-rows-spanned="1" table:formula="of:=SUM(IF([.C$2:.C1378]&gt;[.C13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86" calcext:value-type="float">
            <text:p>186</text:p>
          </table:table-cell>
          <table:table-cell table:formula="of:=[.C1378]+[.B1379]" office:value-type="float" office:value="80182" calcext:value-type="float">
            <text:p>80182</text:p>
          </table:table-cell>
          <table:table-cell table:number-matrix-columns-spanned="1" table:number-matrix-rows-spanned="1" table:formula="of:=SUM(IF([.C$2:.C1379]&gt;[.C13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4" calcext:value-type="float">
            <text:p>174</text:p>
          </table:table-cell>
          <table:table-cell table:formula="of:=[.C1379]+[.B1380]" office:value-type="float" office:value="80356" calcext:value-type="float">
            <text:p>80356</text:p>
          </table:table-cell>
          <table:table-cell table:number-matrix-columns-spanned="1" table:number-matrix-rows-spanned="1" table:formula="of:=SUM(IF([.C$2:.C1380]&gt;[.C13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0" calcext:value-type="float">
            <text:p>180</text:p>
          </table:table-cell>
          <table:table-cell table:formula="of:=[.C1380]+[.B1381]" office:value-type="float" office:value="80536" calcext:value-type="float">
            <text:p>80536</text:p>
          </table:table-cell>
          <table:table-cell table:number-matrix-columns-spanned="1" table:number-matrix-rows-spanned="1" table:formula="of:=SUM(IF([.C$2:.C1381]&gt;[.C13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80" calcext:value-type="float">
            <text:p>180</text:p>
          </table:table-cell>
          <table:table-cell table:formula="of:=[.C1381]+[.B1382]" office:value-type="float" office:value="80716" calcext:value-type="float">
            <text:p>80716</text:p>
          </table:table-cell>
          <table:table-cell table:number-matrix-columns-spanned="1" table:number-matrix-rows-spanned="1" table:formula="of:=SUM(IF([.C$2:.C1382]&gt;[.C13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80" calcext:value-type="float">
            <text:p>180</text:p>
          </table:table-cell>
          <table:table-cell table:formula="of:=[.C1382]+[.B1383]" office:value-type="float" office:value="80896" calcext:value-type="float">
            <text:p>80896</text:p>
          </table:table-cell>
          <table:table-cell table:number-matrix-columns-spanned="1" table:number-matrix-rows-spanned="1" table:formula="of:=SUM(IF([.C$2:.C1383]&gt;[.C13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80" calcext:value-type="float">
            <text:p>180</text:p>
          </table:table-cell>
          <table:table-cell table:formula="of:=[.C1383]+[.B1384]" office:value-type="float" office:value="81076" calcext:value-type="float">
            <text:p>81076</text:p>
          </table:table-cell>
          <table:table-cell table:number-matrix-columns-spanned="1" table:number-matrix-rows-spanned="1" table:formula="of:=SUM(IF([.C$2:.C1384]&gt;[.C13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1" calcext:value-type="float">
            <text:p>181</text:p>
          </table:table-cell>
          <table:table-cell table:formula="of:=[.C1384]+[.B1385]" office:value-type="float" office:value="81257" calcext:value-type="float">
            <text:p>81257</text:p>
          </table:table-cell>
          <table:table-cell table:number-matrix-columns-spanned="1" table:number-matrix-rows-spanned="1" table:formula="of:=SUM(IF([.C$2:.C1385]&gt;[.C13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81" calcext:value-type="float">
            <text:p>181</text:p>
          </table:table-cell>
          <table:table-cell table:formula="of:=[.C1385]+[.B1386]" office:value-type="float" office:value="81438" calcext:value-type="float">
            <text:p>81438</text:p>
          </table:table-cell>
          <table:table-cell table:number-matrix-columns-spanned="1" table:number-matrix-rows-spanned="1" table:formula="of:=SUM(IF([.C$2:.C1386]&gt;[.C13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80" calcext:value-type="float">
            <text:p>180</text:p>
          </table:table-cell>
          <table:table-cell table:formula="of:=[.C1386]+[.B1387]" office:value-type="float" office:value="81618" calcext:value-type="float">
            <text:p>81618</text:p>
          </table:table-cell>
          <table:table-cell table:number-matrix-columns-spanned="1" table:number-matrix-rows-spanned="1" table:formula="of:=SUM(IF([.C$2:.C1387]&gt;[.C13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79" calcext:value-type="float">
            <text:p>179</text:p>
          </table:table-cell>
          <table:table-cell table:formula="of:=[.C1387]+[.B1388]" office:value-type="float" office:value="81797" calcext:value-type="float">
            <text:p>81797</text:p>
          </table:table-cell>
          <table:table-cell table:number-matrix-columns-spanned="1" table:number-matrix-rows-spanned="1" table:formula="of:=SUM(IF([.C$2:.C1388]&gt;[.C13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80" calcext:value-type="float">
            <text:p>180</text:p>
          </table:table-cell>
          <table:table-cell table:formula="of:=[.C1388]+[.B1389]" office:value-type="float" office:value="81977" calcext:value-type="float">
            <text:p>81977</text:p>
          </table:table-cell>
          <table:table-cell table:number-matrix-columns-spanned="1" table:number-matrix-rows-spanned="1" table:formula="of:=SUM(IF([.C$2:.C1389]&gt;[.C13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81" calcext:value-type="float">
            <text:p>181</text:p>
          </table:table-cell>
          <table:table-cell table:formula="of:=[.C1389]+[.B1390]" office:value-type="float" office:value="82158" calcext:value-type="float">
            <text:p>82158</text:p>
          </table:table-cell>
          <table:table-cell table:number-matrix-columns-spanned="1" table:number-matrix-rows-spanned="1" table:formula="of:=SUM(IF([.C$2:.C1390]&gt;[.C13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80" calcext:value-type="float">
            <text:p>180</text:p>
          </table:table-cell>
          <table:table-cell table:formula="of:=[.C1390]+[.B1391]" office:value-type="float" office:value="82338" calcext:value-type="float">
            <text:p>82338</text:p>
          </table:table-cell>
          <table:table-cell table:number-matrix-columns-spanned="1" table:number-matrix-rows-spanned="1" table:formula="of:=SUM(IF([.C$2:.C1391]&gt;[.C13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81" calcext:value-type="float">
            <text:p>181</text:p>
          </table:table-cell>
          <table:table-cell table:formula="of:=[.C1391]+[.B1392]" office:value-type="float" office:value="82519" calcext:value-type="float">
            <text:p>82519</text:p>
          </table:table-cell>
          <table:table-cell table:number-matrix-columns-spanned="1" table:number-matrix-rows-spanned="1" table:formula="of:=SUM(IF([.C$2:.C1392]&gt;[.C13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80" calcext:value-type="float">
            <text:p>180</text:p>
          </table:table-cell>
          <table:table-cell table:formula="of:=[.C1392]+[.B1393]" office:value-type="float" office:value="82699" calcext:value-type="float">
            <text:p>82699</text:p>
          </table:table-cell>
          <table:table-cell table:number-matrix-columns-spanned="1" table:number-matrix-rows-spanned="1" table:formula="of:=SUM(IF([.C$2:.C1393]&gt;[.C13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79" calcext:value-type="float">
            <text:p>179</text:p>
          </table:table-cell>
          <table:table-cell table:formula="of:=[.C1393]+[.B1394]" office:value-type="float" office:value="82878" calcext:value-type="float">
            <text:p>82878</text:p>
          </table:table-cell>
          <table:table-cell table:number-matrix-columns-spanned="1" table:number-matrix-rows-spanned="1" table:formula="of:=SUM(IF([.C$2:.C1394]&gt;[.C13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81" calcext:value-type="float">
            <text:p>181</text:p>
          </table:table-cell>
          <table:table-cell table:formula="of:=[.C1394]+[.B1395]" office:value-type="float" office:value="83059" calcext:value-type="float">
            <text:p>83059</text:p>
          </table:table-cell>
          <table:table-cell table:number-matrix-columns-spanned="1" table:number-matrix-rows-spanned="1" table:formula="of:=SUM(IF([.C$2:.C1395]&gt;[.C13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79" calcext:value-type="float">
            <text:p>179</text:p>
          </table:table-cell>
          <table:table-cell table:formula="of:=[.C1395]+[.B1396]" office:value-type="float" office:value="83238" calcext:value-type="float">
            <text:p>83238</text:p>
          </table:table-cell>
          <table:table-cell table:number-matrix-columns-spanned="1" table:number-matrix-rows-spanned="1" table:formula="of:=SUM(IF([.C$2:.C1396]&gt;[.C13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81" calcext:value-type="float">
            <text:p>181</text:p>
          </table:table-cell>
          <table:table-cell table:formula="of:=[.C1396]+[.B1397]" office:value-type="float" office:value="83419" calcext:value-type="float">
            <text:p>83419</text:p>
          </table:table-cell>
          <table:table-cell table:number-matrix-columns-spanned="1" table:number-matrix-rows-spanned="1" table:formula="of:=SUM(IF([.C$2:.C1397]&gt;[.C13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80" calcext:value-type="float">
            <text:p>180</text:p>
          </table:table-cell>
          <table:table-cell table:formula="of:=[.C1397]+[.B1398]" office:value-type="float" office:value="83599" calcext:value-type="float">
            <text:p>83599</text:p>
          </table:table-cell>
          <table:table-cell table:number-matrix-columns-spanned="1" table:number-matrix-rows-spanned="1" table:formula="of:=SUM(IF([.C$2:.C1398]&gt;[.C13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81" calcext:value-type="float">
            <text:p>181</text:p>
          </table:table-cell>
          <table:table-cell table:formula="of:=[.C1398]+[.B1399]" office:value-type="float" office:value="83780" calcext:value-type="float">
            <text:p>83780</text:p>
          </table:table-cell>
          <table:table-cell table:number-matrix-columns-spanned="1" table:number-matrix-rows-spanned="1" table:formula="of:=SUM(IF([.C$2:.C1399]&gt;[.C13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79" calcext:value-type="float">
            <text:p>179</text:p>
          </table:table-cell>
          <table:table-cell table:formula="of:=[.C1399]+[.B1400]" office:value-type="float" office:value="83959" calcext:value-type="float">
            <text:p>83959</text:p>
          </table:table-cell>
          <table:table-cell table:number-matrix-columns-spanned="1" table:number-matrix-rows-spanned="1" table:formula="of:=SUM(IF([.C$2:.C1400]&gt;[.C14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1" calcext:value-type="float">
            <text:p>181</text:p>
          </table:table-cell>
          <table:table-cell table:formula="of:=[.C1400]+[.B1401]" office:value-type="float" office:value="84140" calcext:value-type="float">
            <text:p>84140</text:p>
          </table:table-cell>
          <table:table-cell table:number-matrix-columns-spanned="1" table:number-matrix-rows-spanned="1" table:formula="of:=SUM(IF([.C$2:.C1401]&gt;[.C14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79" calcext:value-type="float">
            <text:p>179</text:p>
          </table:table-cell>
          <table:table-cell table:formula="of:=[.C1401]+[.B1402]" office:value-type="float" office:value="84319" calcext:value-type="float">
            <text:p>84319</text:p>
          </table:table-cell>
          <table:table-cell table:number-matrix-columns-spanned="1" table:number-matrix-rows-spanned="1" table:formula="of:=SUM(IF([.C$2:.C1402]&gt;[.C14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82" calcext:value-type="float">
            <text:p>182</text:p>
          </table:table-cell>
          <table:table-cell table:formula="of:=[.C1402]+[.B1403]" office:value-type="float" office:value="84501" calcext:value-type="float">
            <text:p>84501</text:p>
          </table:table-cell>
          <table:table-cell table:number-matrix-columns-spanned="1" table:number-matrix-rows-spanned="1" table:formula="of:=SUM(IF([.C$2:.C1403]&gt;[.C14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80" calcext:value-type="float">
            <text:p>180</text:p>
          </table:table-cell>
          <table:table-cell table:formula="of:=[.C1403]+[.B1404]" office:value-type="float" office:value="84681" calcext:value-type="float">
            <text:p>84681</text:p>
          </table:table-cell>
          <table:table-cell table:number-matrix-columns-spanned="1" table:number-matrix-rows-spanned="1" table:formula="of:=SUM(IF([.C$2:.C1404]&gt;[.C14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81" calcext:value-type="float">
            <text:p>181</text:p>
          </table:table-cell>
          <table:table-cell table:formula="of:=[.C1404]+[.B1405]" office:value-type="float" office:value="84862" calcext:value-type="float">
            <text:p>84862</text:p>
          </table:table-cell>
          <table:table-cell table:number-matrix-columns-spanned="1" table:number-matrix-rows-spanned="1" table:formula="of:=SUM(IF([.C$2:.C1405]&gt;[.C14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79" calcext:value-type="float">
            <text:p>179</text:p>
          </table:table-cell>
          <table:table-cell table:formula="of:=[.C1405]+[.B1406]" office:value-type="float" office:value="85041" calcext:value-type="float">
            <text:p>85041</text:p>
          </table:table-cell>
          <table:table-cell table:number-matrix-columns-spanned="1" table:number-matrix-rows-spanned="1" table:formula="of:=SUM(IF([.C$2:.C1406]&gt;[.C14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80" calcext:value-type="float">
            <text:p>180</text:p>
          </table:table-cell>
          <table:table-cell table:formula="of:=[.C1406]+[.B1407]" office:value-type="float" office:value="85221" calcext:value-type="float">
            <text:p>85221</text:p>
          </table:table-cell>
          <table:table-cell table:number-matrix-columns-spanned="1" table:number-matrix-rows-spanned="1" table:formula="of:=SUM(IF([.C$2:.C1407]&gt;[.C14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80" calcext:value-type="float">
            <text:p>180</text:p>
          </table:table-cell>
          <table:table-cell table:formula="of:=[.C1407]+[.B1408]" office:value-type="float" office:value="85401" calcext:value-type="float">
            <text:p>85401</text:p>
          </table:table-cell>
          <table:table-cell table:number-matrix-columns-spanned="1" table:number-matrix-rows-spanned="1" table:formula="of:=SUM(IF([.C$2:.C1408]&gt;[.C14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82" calcext:value-type="float">
            <text:p>182</text:p>
          </table:table-cell>
          <table:table-cell table:formula="of:=[.C1408]+[.B1409]" office:value-type="float" office:value="85583" calcext:value-type="float">
            <text:p>85583</text:p>
          </table:table-cell>
          <table:table-cell table:number-matrix-columns-spanned="1" table:number-matrix-rows-spanned="1" table:formula="of:=SUM(IF([.C$2:.C1409]&gt;[.C14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78" calcext:value-type="float">
            <text:p>178</text:p>
          </table:table-cell>
          <table:table-cell table:formula="of:=[.C1409]+[.B1410]" office:value-type="float" office:value="85761" calcext:value-type="float">
            <text:p>85761</text:p>
          </table:table-cell>
          <table:table-cell table:number-matrix-columns-spanned="1" table:number-matrix-rows-spanned="1" table:formula="of:=SUM(IF([.C$2:.C1410]&gt;[.C14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8" calcext:value-type="float">
            <text:p>188</text:p>
          </table:table-cell>
          <table:table-cell table:formula="of:=[.C1410]+[.B1411]" office:value-type="float" office:value="85949" calcext:value-type="float">
            <text:p>85949</text:p>
          </table:table-cell>
          <table:table-cell table:number-matrix-columns-spanned="1" table:number-matrix-rows-spanned="1" table:formula="of:=SUM(IF([.C$2:.C1411]&gt;[.C14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79" calcext:value-type="float">
            <text:p>179</text:p>
          </table:table-cell>
          <table:table-cell table:formula="of:=[.C1411]+[.B1412]" office:value-type="float" office:value="86128" calcext:value-type="float">
            <text:p>86128</text:p>
          </table:table-cell>
          <table:table-cell table:number-matrix-columns-spanned="1" table:number-matrix-rows-spanned="1" table:formula="of:=SUM(IF([.C$2:.C1412]&gt;[.C14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74" calcext:value-type="float">
            <text:p>174</text:p>
          </table:table-cell>
          <table:table-cell table:formula="of:=[.C1412]+[.B1413]" office:value-type="float" office:value="86302" calcext:value-type="float">
            <text:p>86302</text:p>
          </table:table-cell>
          <table:table-cell table:number-matrix-columns-spanned="1" table:number-matrix-rows-spanned="1" table:formula="of:=SUM(IF([.C$2:.C1413]&gt;[.C14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80" calcext:value-type="float">
            <text:p>180</text:p>
          </table:table-cell>
          <table:table-cell table:formula="of:=[.C1413]+[.B1414]" office:value-type="float" office:value="86482" calcext:value-type="float">
            <text:p>86482</text:p>
          </table:table-cell>
          <table:table-cell table:number-matrix-columns-spanned="1" table:number-matrix-rows-spanned="1" table:formula="of:=SUM(IF([.C$2:.C1414]&gt;[.C14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81" calcext:value-type="float">
            <text:p>181</text:p>
          </table:table-cell>
          <table:table-cell table:formula="of:=[.C1414]+[.B1415]" office:value-type="float" office:value="86663" calcext:value-type="float">
            <text:p>86663</text:p>
          </table:table-cell>
          <table:table-cell table:number-matrix-columns-spanned="1" table:number-matrix-rows-spanned="1" table:formula="of:=SUM(IF([.C$2:.C1415]&gt;[.C14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80" calcext:value-type="float">
            <text:p>180</text:p>
          </table:table-cell>
          <table:table-cell table:formula="of:=[.C1415]+[.B1416]" office:value-type="float" office:value="86843" calcext:value-type="float">
            <text:p>86843</text:p>
          </table:table-cell>
          <table:table-cell table:number-matrix-columns-spanned="1" table:number-matrix-rows-spanned="1" table:formula="of:=SUM(IF([.C$2:.C1416]&gt;[.C14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80" calcext:value-type="float">
            <text:p>180</text:p>
          </table:table-cell>
          <table:table-cell table:formula="of:=[.C1416]+[.B1417]" office:value-type="float" office:value="87023" calcext:value-type="float">
            <text:p>87023</text:p>
          </table:table-cell>
          <table:table-cell table:number-matrix-columns-spanned="1" table:number-matrix-rows-spanned="1" table:formula="of:=SUM(IF([.C$2:.C1417]&gt;[.C14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80" calcext:value-type="float">
            <text:p>180</text:p>
          </table:table-cell>
          <table:table-cell table:formula="of:=[.C1417]+[.B1418]" office:value-type="float" office:value="87203" calcext:value-type="float">
            <text:p>87203</text:p>
          </table:table-cell>
          <table:table-cell table:number-matrix-columns-spanned="1" table:number-matrix-rows-spanned="1" table:formula="of:=SUM(IF([.C$2:.C1418]&gt;[.C14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80" calcext:value-type="float">
            <text:p>180</text:p>
          </table:table-cell>
          <table:table-cell table:formula="of:=[.C1418]+[.B1419]" office:value-type="float" office:value="87383" calcext:value-type="float">
            <text:p>87383</text:p>
          </table:table-cell>
          <table:table-cell table:number-matrix-columns-spanned="1" table:number-matrix-rows-spanned="1" table:formula="of:=SUM(IF([.C$2:.C1419]&gt;[.C14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82" calcext:value-type="float">
            <text:p>182</text:p>
          </table:table-cell>
          <table:table-cell table:formula="of:=[.C1419]+[.B1420]" office:value-type="float" office:value="87565" calcext:value-type="float">
            <text:p>87565</text:p>
          </table:table-cell>
          <table:table-cell table:number-matrix-columns-spanned="1" table:number-matrix-rows-spanned="1" table:formula="of:=SUM(IF([.C$2:.C1420]&gt;[.C14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79" calcext:value-type="float">
            <text:p>179</text:p>
          </table:table-cell>
          <table:table-cell table:formula="of:=[.C1420]+[.B1421]" office:value-type="float" office:value="87744" calcext:value-type="float">
            <text:p>87744</text:p>
          </table:table-cell>
          <table:table-cell table:number-matrix-columns-spanned="1" table:number-matrix-rows-spanned="1" table:formula="of:=SUM(IF([.C$2:.C1421]&gt;[.C14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79" calcext:value-type="float">
            <text:p>179</text:p>
          </table:table-cell>
          <table:table-cell table:formula="of:=[.C1421]+[.B1422]" office:value-type="float" office:value="87923" calcext:value-type="float">
            <text:p>87923</text:p>
          </table:table-cell>
          <table:table-cell table:number-matrix-columns-spanned="1" table:number-matrix-rows-spanned="1" table:formula="of:=SUM(IF([.C$2:.C1422]&gt;[.C14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81" calcext:value-type="float">
            <text:p>181</text:p>
          </table:table-cell>
          <table:table-cell table:formula="of:=[.C1422]+[.B1423]" office:value-type="float" office:value="88104" calcext:value-type="float">
            <text:p>88104</text:p>
          </table:table-cell>
          <table:table-cell table:number-matrix-columns-spanned="1" table:number-matrix-rows-spanned="1" table:formula="of:=SUM(IF([.C$2:.C1423]&gt;[.C14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80" calcext:value-type="float">
            <text:p>180</text:p>
          </table:table-cell>
          <table:table-cell table:formula="of:=[.C1423]+[.B1424]" office:value-type="float" office:value="88284" calcext:value-type="float">
            <text:p>88284</text:p>
          </table:table-cell>
          <table:table-cell table:number-matrix-columns-spanned="1" table:number-matrix-rows-spanned="1" table:formula="of:=SUM(IF([.C$2:.C1424]&gt;[.C14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80" calcext:value-type="float">
            <text:p>180</text:p>
          </table:table-cell>
          <table:table-cell table:formula="of:=[.C1424]+[.B1425]" office:value-type="float" office:value="88464" calcext:value-type="float">
            <text:p>88464</text:p>
          </table:table-cell>
          <table:table-cell table:number-matrix-columns-spanned="1" table:number-matrix-rows-spanned="1" table:formula="of:=SUM(IF([.C$2:.C1425]&gt;[.C14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82" calcext:value-type="float">
            <text:p>182</text:p>
          </table:table-cell>
          <table:table-cell table:formula="of:=[.C1425]+[.B1426]" office:value-type="float" office:value="88646" calcext:value-type="float">
            <text:p>88646</text:p>
          </table:table-cell>
          <table:table-cell table:number-matrix-columns-spanned="1" table:number-matrix-rows-spanned="1" table:formula="of:=SUM(IF([.C$2:.C1426]&gt;[.C14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81" calcext:value-type="float">
            <text:p>181</text:p>
          </table:table-cell>
          <table:table-cell table:formula="of:=[.C1426]+[.B1427]" office:value-type="float" office:value="88827" calcext:value-type="float">
            <text:p>88827</text:p>
          </table:table-cell>
          <table:table-cell table:number-matrix-columns-spanned="1" table:number-matrix-rows-spanned="1" table:formula="of:=SUM(IF([.C$2:.C1427]&gt;[.C14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78" calcext:value-type="float">
            <text:p>178</text:p>
          </table:table-cell>
          <table:table-cell table:formula="of:=[.C1427]+[.B1428]" office:value-type="float" office:value="89005" calcext:value-type="float">
            <text:p>89005</text:p>
          </table:table-cell>
          <table:table-cell table:number-matrix-columns-spanned="1" table:number-matrix-rows-spanned="1" table:formula="of:=SUM(IF([.C$2:.C1428]&gt;[.C14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80" calcext:value-type="float">
            <text:p>180</text:p>
          </table:table-cell>
          <table:table-cell table:formula="of:=[.C1428]+[.B1429]" office:value-type="float" office:value="89185" calcext:value-type="float">
            <text:p>89185</text:p>
          </table:table-cell>
          <table:table-cell table:number-matrix-columns-spanned="1" table:number-matrix-rows-spanned="1" table:formula="of:=SUM(IF([.C$2:.C1429]&gt;[.C14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79" calcext:value-type="float">
            <text:p>179</text:p>
          </table:table-cell>
          <table:table-cell table:formula="of:=[.C1429]+[.B1430]" office:value-type="float" office:value="89364" calcext:value-type="float">
            <text:p>89364</text:p>
          </table:table-cell>
          <table:table-cell table:number-matrix-columns-spanned="1" table:number-matrix-rows-spanned="1" table:formula="of:=SUM(IF([.C$2:.C1430]&gt;[.C14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87" calcext:value-type="float">
            <text:p>187</text:p>
          </table:table-cell>
          <table:table-cell table:formula="of:=[.C1430]+[.B1431]" office:value-type="float" office:value="89551" calcext:value-type="float">
            <text:p>89551</text:p>
          </table:table-cell>
          <table:table-cell table:number-matrix-columns-spanned="1" table:number-matrix-rows-spanned="1" table:formula="of:=SUM(IF([.C$2:.C1431]&gt;[.C14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75" calcext:value-type="float">
            <text:p>175</text:p>
          </table:table-cell>
          <table:table-cell table:formula="of:=[.C1431]+[.B1432]" office:value-type="float" office:value="89726" calcext:value-type="float">
            <text:p>89726</text:p>
          </table:table-cell>
          <table:table-cell table:number-matrix-columns-spanned="1" table:number-matrix-rows-spanned="1" table:formula="of:=SUM(IF([.C$2:.C1432]&gt;[.C14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80" calcext:value-type="float">
            <text:p>180</text:p>
          </table:table-cell>
          <table:table-cell table:formula="of:=[.C1432]+[.B1433]" office:value-type="float" office:value="89906" calcext:value-type="float">
            <text:p>89906</text:p>
          </table:table-cell>
          <table:table-cell table:number-matrix-columns-spanned="1" table:number-matrix-rows-spanned="1" table:formula="of:=SUM(IF([.C$2:.C1433]&gt;[.C14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80" calcext:value-type="float">
            <text:p>180</text:p>
          </table:table-cell>
          <table:table-cell table:formula="of:=[.C1433]+[.B1434]" office:value-type="float" office:value="90086" calcext:value-type="float">
            <text:p>90086</text:p>
          </table:table-cell>
          <table:table-cell table:number-matrix-columns-spanned="1" table:number-matrix-rows-spanned="1" table:formula="of:=SUM(IF([.C$2:.C1434]&gt;[.C14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80" calcext:value-type="float">
            <text:p>180</text:p>
          </table:table-cell>
          <table:table-cell table:formula="of:=[.C1434]+[.B1435]" office:value-type="float" office:value="90266" calcext:value-type="float">
            <text:p>90266</text:p>
          </table:table-cell>
          <table:table-cell table:number-matrix-columns-spanned="1" table:number-matrix-rows-spanned="1" table:formula="of:=SUM(IF([.C$2:.C1435]&gt;[.C14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80" calcext:value-type="float">
            <text:p>180</text:p>
          </table:table-cell>
          <table:table-cell table:formula="of:=[.C1435]+[.B1436]" office:value-type="float" office:value="90446" calcext:value-type="float">
            <text:p>90446</text:p>
          </table:table-cell>
          <table:table-cell table:number-matrix-columns-spanned="1" table:number-matrix-rows-spanned="1" table:formula="of:=SUM(IF([.C$2:.C1436]&gt;[.C14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80" calcext:value-type="float">
            <text:p>180</text:p>
          </table:table-cell>
          <table:table-cell table:formula="of:=[.C1436]+[.B1437]" office:value-type="float" office:value="90626" calcext:value-type="float">
            <text:p>90626</text:p>
          </table:table-cell>
          <table:table-cell table:number-matrix-columns-spanned="1" table:number-matrix-rows-spanned="1" table:formula="of:=SUM(IF([.C$2:.C1437]&gt;[.C14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82" calcext:value-type="float">
            <text:p>182</text:p>
          </table:table-cell>
          <table:table-cell table:formula="of:=[.C1437]+[.B1438]" office:value-type="float" office:value="90808" calcext:value-type="float">
            <text:p>90808</text:p>
          </table:table-cell>
          <table:table-cell table:number-matrix-columns-spanned="1" table:number-matrix-rows-spanned="1" table:formula="of:=SUM(IF([.C$2:.C1438]&gt;[.C14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0" calcext:value-type="float">
            <text:p>180</text:p>
          </table:table-cell>
          <table:table-cell table:formula="of:=[.C1438]+[.B1439]" office:value-type="float" office:value="90988" calcext:value-type="float">
            <text:p>90988</text:p>
          </table:table-cell>
          <table:table-cell table:number-matrix-columns-spanned="1" table:number-matrix-rows-spanned="1" table:formula="of:=SUM(IF([.C$2:.C1439]&gt;[.C14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79" calcext:value-type="float">
            <text:p>179</text:p>
          </table:table-cell>
          <table:table-cell table:formula="of:=[.C1439]+[.B1440]" office:value-type="float" office:value="91167" calcext:value-type="float">
            <text:p>91167</text:p>
          </table:table-cell>
          <table:table-cell table:number-matrix-columns-spanned="1" table:number-matrix-rows-spanned="1" table:formula="of:=SUM(IF([.C$2:.C1440]&gt;[.C14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9" calcext:value-type="float">
            <text:p>179</text:p>
          </table:table-cell>
          <table:table-cell table:formula="of:=[.C1440]+[.B1441]" office:value-type="float" office:value="91346" calcext:value-type="float">
            <text:p>91346</text:p>
          </table:table-cell>
          <table:table-cell table:number-matrix-columns-spanned="1" table:number-matrix-rows-spanned="1" table:formula="of:=SUM(IF([.C$2:.C1441]&gt;[.C14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81" calcext:value-type="float">
            <text:p>181</text:p>
          </table:table-cell>
          <table:table-cell table:formula="of:=[.C1441]+[.B1442]" office:value-type="float" office:value="91527" calcext:value-type="float">
            <text:p>91527</text:p>
          </table:table-cell>
          <table:table-cell table:number-matrix-columns-spanned="1" table:number-matrix-rows-spanned="1" table:formula="of:=SUM(IF([.C$2:.C1442]&gt;[.C14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81" calcext:value-type="float">
            <text:p>181</text:p>
          </table:table-cell>
          <table:table-cell table:formula="of:=[.C1442]+[.B1443]" office:value-type="float" office:value="91708" calcext:value-type="float">
            <text:p>91708</text:p>
          </table:table-cell>
          <table:table-cell table:number-matrix-columns-spanned="1" table:number-matrix-rows-spanned="1" table:formula="of:=SUM(IF([.C$2:.C1443]&gt;[.C14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80" calcext:value-type="float">
            <text:p>180</text:p>
          </table:table-cell>
          <table:table-cell table:formula="of:=[.C1443]+[.B1444]" office:value-type="float" office:value="91888" calcext:value-type="float">
            <text:p>91888</text:p>
          </table:table-cell>
          <table:table-cell table:number-matrix-columns-spanned="1" table:number-matrix-rows-spanned="1" table:formula="of:=SUM(IF([.C$2:.C1444]&gt;[.C14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1" calcext:value-type="float">
            <text:p>181</text:p>
          </table:table-cell>
          <table:table-cell table:formula="of:=[.C1444]+[.B1445]" office:value-type="float" office:value="92069" calcext:value-type="float">
            <text:p>92069</text:p>
          </table:table-cell>
          <table:table-cell table:number-matrix-columns-spanned="1" table:number-matrix-rows-spanned="1" table:formula="of:=SUM(IF([.C$2:.C1445]&gt;[.C14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80" calcext:value-type="float">
            <text:p>180</text:p>
          </table:table-cell>
          <table:table-cell table:formula="of:=[.C1445]+[.B1446]" office:value-type="float" office:value="92249" calcext:value-type="float">
            <text:p>92249</text:p>
          </table:table-cell>
          <table:table-cell table:number-matrix-columns-spanned="1" table:number-matrix-rows-spanned="1" table:formula="of:=SUM(IF([.C$2:.C1446]&gt;[.C14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79" calcext:value-type="float">
            <text:p>179</text:p>
          </table:table-cell>
          <table:table-cell table:formula="of:=[.C1446]+[.B1447]" office:value-type="float" office:value="92428" calcext:value-type="float">
            <text:p>92428</text:p>
          </table:table-cell>
          <table:table-cell table:number-matrix-columns-spanned="1" table:number-matrix-rows-spanned="1" table:formula="of:=SUM(IF([.C$2:.C1447]&gt;[.C14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81" calcext:value-type="float">
            <text:p>181</text:p>
          </table:table-cell>
          <table:table-cell table:formula="of:=[.C1447]+[.B1448]" office:value-type="float" office:value="92609" calcext:value-type="float">
            <text:p>92609</text:p>
          </table:table-cell>
          <table:table-cell table:number-matrix-columns-spanned="1" table:number-matrix-rows-spanned="1" table:formula="of:=SUM(IF([.C$2:.C1448]&gt;[.C14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80" calcext:value-type="float">
            <text:p>180</text:p>
          </table:table-cell>
          <table:table-cell table:formula="of:=[.C1448]+[.B1449]" office:value-type="float" office:value="92789" calcext:value-type="float">
            <text:p>92789</text:p>
          </table:table-cell>
          <table:table-cell table:number-matrix-columns-spanned="1" table:number-matrix-rows-spanned="1" table:formula="of:=SUM(IF([.C$2:.C1449]&gt;[.C14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79" calcext:value-type="float">
            <text:p>179</text:p>
          </table:table-cell>
          <table:table-cell table:formula="of:=[.C1449]+[.B1450]" office:value-type="float" office:value="92968" calcext:value-type="float">
            <text:p>92968</text:p>
          </table:table-cell>
          <table:table-cell table:number-matrix-columns-spanned="1" table:number-matrix-rows-spanned="1" table:formula="of:=SUM(IF([.C$2:.C1450]&gt;[.C14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80" calcext:value-type="float">
            <text:p>180</text:p>
          </table:table-cell>
          <table:table-cell table:formula="of:=[.C1450]+[.B1451]" office:value-type="float" office:value="93148" calcext:value-type="float">
            <text:p>93148</text:p>
          </table:table-cell>
          <table:table-cell table:number-matrix-columns-spanned="1" table:number-matrix-rows-spanned="1" table:formula="of:=SUM(IF([.C$2:.C1451]&gt;[.C14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1" calcext:value-type="float">
            <text:p>181</text:p>
          </table:table-cell>
          <table:table-cell table:formula="of:=[.C1451]+[.B1452]" office:value-type="float" office:value="93329" calcext:value-type="float">
            <text:p>93329</text:p>
          </table:table-cell>
          <table:table-cell table:number-matrix-columns-spanned="1" table:number-matrix-rows-spanned="1" table:formula="of:=SUM(IF([.C$2:.C1452]&gt;[.C14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80" calcext:value-type="float">
            <text:p>180</text:p>
          </table:table-cell>
          <table:table-cell table:formula="of:=[.C1452]+[.B1453]" office:value-type="float" office:value="93509" calcext:value-type="float">
            <text:p>93509</text:p>
          </table:table-cell>
          <table:table-cell table:number-matrix-columns-spanned="1" table:number-matrix-rows-spanned="1" table:formula="of:=SUM(IF([.C$2:.C1453]&gt;[.C14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80" calcext:value-type="float">
            <text:p>180</text:p>
          </table:table-cell>
          <table:table-cell table:formula="of:=[.C1453]+[.B1454]" office:value-type="float" office:value="93689" calcext:value-type="float">
            <text:p>93689</text:p>
          </table:table-cell>
          <table:table-cell table:number-matrix-columns-spanned="1" table:number-matrix-rows-spanned="1" table:formula="of:=SUM(IF([.C$2:.C1454]&gt;[.C14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82" calcext:value-type="float">
            <text:p>182</text:p>
          </table:table-cell>
          <table:table-cell table:formula="of:=[.C1454]+[.B1455]" office:value-type="float" office:value="93871" calcext:value-type="float">
            <text:p>93871</text:p>
          </table:table-cell>
          <table:table-cell table:number-matrix-columns-spanned="1" table:number-matrix-rows-spanned="1" table:formula="of:=SUM(IF([.C$2:.C1455]&gt;[.C14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79" calcext:value-type="float">
            <text:p>179</text:p>
          </table:table-cell>
          <table:table-cell table:formula="of:=[.C1455]+[.B1456]" office:value-type="float" office:value="94050" calcext:value-type="float">
            <text:p>94050</text:p>
          </table:table-cell>
          <table:table-cell table:number-matrix-columns-spanned="1" table:number-matrix-rows-spanned="1" table:formula="of:=SUM(IF([.C$2:.C1456]&gt;[.C14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79" calcext:value-type="float">
            <text:p>179</text:p>
          </table:table-cell>
          <table:table-cell table:formula="of:=[.C1456]+[.B1457]" office:value-type="float" office:value="94229" calcext:value-type="float">
            <text:p>94229</text:p>
          </table:table-cell>
          <table:table-cell table:number-matrix-columns-spanned="1" table:number-matrix-rows-spanned="1" table:formula="of:=SUM(IF([.C$2:.C1457]&gt;[.C14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82" calcext:value-type="float">
            <text:p>182</text:p>
          </table:table-cell>
          <table:table-cell table:formula="of:=[.C1457]+[.B1458]" office:value-type="float" office:value="94411" calcext:value-type="float">
            <text:p>94411</text:p>
          </table:table-cell>
          <table:table-cell table:number-matrix-columns-spanned="1" table:number-matrix-rows-spanned="1" table:formula="of:=SUM(IF([.C$2:.C1458]&gt;[.C14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81" calcext:value-type="float">
            <text:p>181</text:p>
          </table:table-cell>
          <table:table-cell table:formula="of:=[.C1458]+[.B1459]" office:value-type="float" office:value="94592" calcext:value-type="float">
            <text:p>94592</text:p>
          </table:table-cell>
          <table:table-cell table:number-matrix-columns-spanned="1" table:number-matrix-rows-spanned="1" table:formula="of:=SUM(IF([.C$2:.C1459]&gt;[.C14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79" calcext:value-type="float">
            <text:p>179</text:p>
          </table:table-cell>
          <table:table-cell table:formula="of:=[.C1459]+[.B1460]" office:value-type="float" office:value="94771" calcext:value-type="float">
            <text:p>94771</text:p>
          </table:table-cell>
          <table:table-cell table:number-matrix-columns-spanned="1" table:number-matrix-rows-spanned="1" table:formula="of:=SUM(IF([.C$2:.C1460]&gt;[.C14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81" calcext:value-type="float">
            <text:p>181</text:p>
          </table:table-cell>
          <table:table-cell table:formula="of:=[.C1460]+[.B1461]" office:value-type="float" office:value="94952" calcext:value-type="float">
            <text:p>94952</text:p>
          </table:table-cell>
          <table:table-cell table:number-matrix-columns-spanned="1" table:number-matrix-rows-spanned="1" table:formula="of:=SUM(IF([.C$2:.C1461]&gt;[.C14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85" calcext:value-type="float">
            <text:p>185</text:p>
          </table:table-cell>
          <table:table-cell table:formula="of:=[.C1461]+[.B1462]" office:value-type="float" office:value="95137" calcext:value-type="float">
            <text:p>95137</text:p>
          </table:table-cell>
          <table:table-cell table:number-matrix-columns-spanned="1" table:number-matrix-rows-spanned="1" table:formula="of:=SUM(IF([.C$2:.C1462]&gt;[.C14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73" calcext:value-type="float">
            <text:p>173</text:p>
          </table:table-cell>
          <table:table-cell table:formula="of:=[.C1462]+[.B1463]" office:value-type="float" office:value="95310" calcext:value-type="float">
            <text:p>95310</text:p>
          </table:table-cell>
          <table:table-cell table:number-matrix-columns-spanned="1" table:number-matrix-rows-spanned="1" table:formula="of:=SUM(IF([.C$2:.C1463]&gt;[.C14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81" calcext:value-type="float">
            <text:p>181</text:p>
          </table:table-cell>
          <table:table-cell table:formula="of:=[.C1463]+[.B1464]" office:value-type="float" office:value="95491" calcext:value-type="float">
            <text:p>95491</text:p>
          </table:table-cell>
          <table:table-cell table:number-matrix-columns-spanned="1" table:number-matrix-rows-spanned="1" table:formula="of:=SUM(IF([.C$2:.C1464]&gt;[.C14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81" calcext:value-type="float">
            <text:p>181</text:p>
          </table:table-cell>
          <table:table-cell table:formula="of:=[.C1464]+[.B1465]" office:value-type="float" office:value="95672" calcext:value-type="float">
            <text:p>95672</text:p>
          </table:table-cell>
          <table:table-cell table:number-matrix-columns-spanned="1" table:number-matrix-rows-spanned="1" table:formula="of:=SUM(IF([.C$2:.C1465]&gt;[.C14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80" calcext:value-type="float">
            <text:p>180</text:p>
          </table:table-cell>
          <table:table-cell table:formula="of:=[.C1465]+[.B1466]" office:value-type="float" office:value="95852" calcext:value-type="float">
            <text:p>95852</text:p>
          </table:table-cell>
          <table:table-cell table:number-matrix-columns-spanned="1" table:number-matrix-rows-spanned="1" table:formula="of:=SUM(IF([.C$2:.C1466]&gt;[.C14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80" calcext:value-type="float">
            <text:p>180</text:p>
          </table:table-cell>
          <table:table-cell table:formula="of:=[.C1466]+[.B1467]" office:value-type="float" office:value="96032" calcext:value-type="float">
            <text:p>96032</text:p>
          </table:table-cell>
          <table:table-cell table:number-matrix-columns-spanned="1" table:number-matrix-rows-spanned="1" table:formula="of:=SUM(IF([.C$2:.C1467]&gt;[.C14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83" calcext:value-type="float">
            <text:p>183</text:p>
          </table:table-cell>
          <table:table-cell table:formula="of:=[.C1467]+[.B1468]" office:value-type="float" office:value="96215" calcext:value-type="float">
            <text:p>96215</text:p>
          </table:table-cell>
          <table:table-cell table:number-matrix-columns-spanned="1" table:number-matrix-rows-spanned="1" table:formula="of:=SUM(IF([.C$2:.C1468]&gt;[.C14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76" calcext:value-type="float">
            <text:p>176</text:p>
          </table:table-cell>
          <table:table-cell table:formula="of:=[.C1468]+[.B1469]" office:value-type="float" office:value="96391" calcext:value-type="float">
            <text:p>96391</text:p>
          </table:table-cell>
          <table:table-cell table:number-matrix-columns-spanned="1" table:number-matrix-rows-spanned="1" table:formula="of:=SUM(IF([.C$2:.C1469]&gt;[.C14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81" calcext:value-type="float">
            <text:p>181</text:p>
          </table:table-cell>
          <table:table-cell table:formula="of:=[.C1469]+[.B1470]" office:value-type="float" office:value="96572" calcext:value-type="float">
            <text:p>96572</text:p>
          </table:table-cell>
          <table:table-cell table:number-matrix-columns-spanned="1" table:number-matrix-rows-spanned="1" table:formula="of:=SUM(IF([.C$2:.C1470]&gt;[.C14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81" calcext:value-type="float">
            <text:p>181</text:p>
          </table:table-cell>
          <table:table-cell table:formula="of:=[.C1470]+[.B1471]" office:value-type="float" office:value="96753" calcext:value-type="float">
            <text:p>96753</text:p>
          </table:table-cell>
          <table:table-cell table:number-matrix-columns-spanned="1" table:number-matrix-rows-spanned="1" table:formula="of:=SUM(IF([.C$2:.C1471]&gt;[.C14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80" calcext:value-type="float">
            <text:p>180</text:p>
          </table:table-cell>
          <table:table-cell table:formula="of:=[.C1471]+[.B1472]" office:value-type="float" office:value="96933" calcext:value-type="float">
            <text:p>96933</text:p>
          </table:table-cell>
          <table:table-cell table:number-matrix-columns-spanned="1" table:number-matrix-rows-spanned="1" table:formula="of:=SUM(IF([.C$2:.C1472]&gt;[.C14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80" calcext:value-type="float">
            <text:p>180</text:p>
          </table:table-cell>
          <table:table-cell table:formula="of:=[.C1472]+[.B1473]" office:value-type="float" office:value="97113" calcext:value-type="float">
            <text:p>97113</text:p>
          </table:table-cell>
          <table:table-cell table:number-matrix-columns-spanned="1" table:number-matrix-rows-spanned="1" table:formula="of:=SUM(IF([.C$2:.C1473]&gt;[.C14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79" calcext:value-type="float">
            <text:p>179</text:p>
          </table:table-cell>
          <table:table-cell table:formula="of:=[.C1473]+[.B1474]" office:value-type="float" office:value="97292" calcext:value-type="float">
            <text:p>97292</text:p>
          </table:table-cell>
          <table:table-cell table:number-matrix-columns-spanned="1" table:number-matrix-rows-spanned="1" table:formula="of:=SUM(IF([.C$2:.C1474]&gt;[.C14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80" calcext:value-type="float">
            <text:p>180</text:p>
          </table:table-cell>
          <table:table-cell table:formula="of:=[.C1474]+[.B1475]" office:value-type="float" office:value="97472" calcext:value-type="float">
            <text:p>97472</text:p>
          </table:table-cell>
          <table:table-cell table:number-matrix-columns-spanned="1" table:number-matrix-rows-spanned="1" table:formula="of:=SUM(IF([.C$2:.C1475]&gt;[.C14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80" calcext:value-type="float">
            <text:p>180</text:p>
          </table:table-cell>
          <table:table-cell table:formula="of:=[.C1475]+[.B1476]" office:value-type="float" office:value="97652" calcext:value-type="float">
            <text:p>97652</text:p>
          </table:table-cell>
          <table:table-cell table:number-matrix-columns-spanned="1" table:number-matrix-rows-spanned="1" table:formula="of:=SUM(IF([.C$2:.C1476]&gt;[.C14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99" calcext:value-type="float">
            <text:p>199</text:p>
          </table:table-cell>
          <table:table-cell table:formula="of:=[.C1476]+[.B1477]" office:value-type="float" office:value="97851" calcext:value-type="float">
            <text:p>97851</text:p>
          </table:table-cell>
          <table:table-cell table:number-matrix-columns-spanned="1" table:number-matrix-rows-spanned="1" table:formula="of:=SUM(IF([.C$2:.C1477]&gt;[.C14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63" calcext:value-type="float">
            <text:p>163</text:p>
          </table:table-cell>
          <table:table-cell table:formula="of:=[.C1477]+[.B1478]" office:value-type="float" office:value="98014" calcext:value-type="float">
            <text:p>98014</text:p>
          </table:table-cell>
          <table:table-cell table:number-matrix-columns-spanned="1" table:number-matrix-rows-spanned="1" table:formula="of:=SUM(IF([.C$2:.C1478]&gt;[.C14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79" calcext:value-type="float">
            <text:p>179</text:p>
          </table:table-cell>
          <table:table-cell table:formula="of:=[.C1478]+[.B1479]" office:value-type="float" office:value="98193" calcext:value-type="float">
            <text:p>98193</text:p>
          </table:table-cell>
          <table:table-cell table:number-matrix-columns-spanned="1" table:number-matrix-rows-spanned="1" table:formula="of:=SUM(IF([.C$2:.C1479]&gt;[.C14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[.C1479]+[.B1480]" office:value-type="float" office:value="98374" calcext:value-type="float">
            <text:p>98374</text:p>
          </table:table-cell>
          <table:table-cell table:number-matrix-columns-spanned="1" table:number-matrix-rows-spanned="1" table:formula="of:=SUM(IF([.C$2:.C1480]&gt;[.C14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0" calcext:value-type="float">
            <text:p>180</text:p>
          </table:table-cell>
          <table:table-cell table:formula="of:=[.C1480]+[.B1481]" office:value-type="float" office:value="98554" calcext:value-type="float">
            <text:p>98554</text:p>
          </table:table-cell>
          <table:table-cell table:number-matrix-columns-spanned="1" table:number-matrix-rows-spanned="1" table:formula="of:=SUM(IF([.C$2:.C1481]&gt;[.C14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81" calcext:value-type="float">
            <text:p>181</text:p>
          </table:table-cell>
          <table:table-cell table:formula="of:=[.C1481]+[.B1482]" office:value-type="float" office:value="98735" calcext:value-type="float">
            <text:p>98735</text:p>
          </table:table-cell>
          <table:table-cell table:number-matrix-columns-spanned="1" table:number-matrix-rows-spanned="1" table:formula="of:=SUM(IF([.C$2:.C1482]&gt;[.C14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79" calcext:value-type="float">
            <text:p>179</text:p>
          </table:table-cell>
          <table:table-cell table:formula="of:=[.C1482]+[.B1483]" office:value-type="float" office:value="98914" calcext:value-type="float">
            <text:p>98914</text:p>
          </table:table-cell>
          <table:table-cell table:number-matrix-columns-spanned="1" table:number-matrix-rows-spanned="1" table:formula="of:=SUM(IF([.C$2:.C1483]&gt;[.C14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82" calcext:value-type="float">
            <text:p>182</text:p>
          </table:table-cell>
          <table:table-cell table:formula="of:=[.C1483]+[.B1484]" office:value-type="float" office:value="99096" calcext:value-type="float">
            <text:p>99096</text:p>
          </table:table-cell>
          <table:table-cell table:number-matrix-columns-spanned="1" table:number-matrix-rows-spanned="1" table:formula="of:=SUM(IF([.C$2:.C1484]&gt;[.C14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8" calcext:value-type="float">
            <text:p>178</text:p>
          </table:table-cell>
          <table:table-cell table:formula="of:=[.C1484]+[.B1485]" office:value-type="float" office:value="99274" calcext:value-type="float">
            <text:p>99274</text:p>
          </table:table-cell>
          <table:table-cell table:number-matrix-columns-spanned="1" table:number-matrix-rows-spanned="1" table:formula="of:=SUM(IF([.C$2:.C1485]&gt;[.C14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80" calcext:value-type="float">
            <text:p>180</text:p>
          </table:table-cell>
          <table:table-cell table:formula="of:=[.C1485]+[.B1486]" office:value-type="float" office:value="99454" calcext:value-type="float">
            <text:p>99454</text:p>
          </table:table-cell>
          <table:table-cell table:number-matrix-columns-spanned="1" table:number-matrix-rows-spanned="1" table:formula="of:=SUM(IF([.C$2:.C1486]&gt;[.C14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81" calcext:value-type="float">
            <text:p>181</text:p>
          </table:table-cell>
          <table:table-cell table:formula="of:=[.C1486]+[.B1487]" office:value-type="float" office:value="99635" calcext:value-type="float">
            <text:p>99635</text:p>
          </table:table-cell>
          <table:table-cell table:number-matrix-columns-spanned="1" table:number-matrix-rows-spanned="1" table:formula="of:=SUM(IF([.C$2:.C1487]&gt;[.C14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85" calcext:value-type="float">
            <text:p>185</text:p>
          </table:table-cell>
          <table:table-cell table:formula="of:=[.C1487]+[.B1488]" office:value-type="float" office:value="99820" calcext:value-type="float">
            <text:p>99820</text:p>
          </table:table-cell>
          <table:table-cell table:number-matrix-columns-spanned="1" table:number-matrix-rows-spanned="1" table:formula="of:=SUM(IF([.C$2:.C1488]&gt;[.C14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76" calcext:value-type="float">
            <text:p>176</text:p>
          </table:table-cell>
          <table:table-cell table:formula="of:=[.C1488]+[.B1489]" office:value-type="float" office:value="99996" calcext:value-type="float">
            <text:p>99996</text:p>
          </table:table-cell>
          <table:table-cell table:number-matrix-columns-spanned="1" table:number-matrix-rows-spanned="1" table:formula="of:=SUM(IF([.C$2:.C1489]&gt;[.C14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79" calcext:value-type="float">
            <text:p>179</text:p>
          </table:table-cell>
          <table:table-cell table:formula="of:=[.C1489]+[.B1490]" office:value-type="float" office:value="100175" calcext:value-type="float">
            <text:p>100175</text:p>
          </table:table-cell>
          <table:table-cell table:number-matrix-columns-spanned="1" table:number-matrix-rows-spanned="1" table:formula="of:=SUM(IF([.C$2:.C1490]&gt;[.C14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80" calcext:value-type="float">
            <text:p>180</text:p>
          </table:table-cell>
          <table:table-cell table:formula="of:=[.C1490]+[.B1491]" office:value-type="float" office:value="100355" calcext:value-type="float">
            <text:p>100355</text:p>
          </table:table-cell>
          <table:table-cell table:number-matrix-columns-spanned="1" table:number-matrix-rows-spanned="1" table:formula="of:=SUM(IF([.C$2:.C1491]&gt;[.C14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80" calcext:value-type="float">
            <text:p>180</text:p>
          </table:table-cell>
          <table:table-cell table:formula="of:=[.C1491]+[.B1492]" office:value-type="float" office:value="100535" calcext:value-type="float">
            <text:p>100535</text:p>
          </table:table-cell>
          <table:table-cell table:number-matrix-columns-spanned="1" table:number-matrix-rows-spanned="1" table:formula="of:=SUM(IF([.C$2:.C1492]&gt;[.C14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84" calcext:value-type="float">
            <text:p>184</text:p>
          </table:table-cell>
          <table:table-cell table:formula="of:=[.C1492]+[.B1493]" office:value-type="float" office:value="100719" calcext:value-type="float">
            <text:p>100719</text:p>
          </table:table-cell>
          <table:table-cell table:number-matrix-columns-spanned="1" table:number-matrix-rows-spanned="1" table:formula="of:=SUM(IF([.C$2:.C1493]&gt;[.C14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table:formula="of:=[.C1493]+[.B1494]" office:value-type="float" office:value="100901" calcext:value-type="float">
            <text:p>100901</text:p>
          </table:table-cell>
          <table:table-cell table:number-matrix-columns-spanned="1" table:number-matrix-rows-spanned="1" table:formula="of:=SUM(IF([.C$2:.C1494]&gt;[.C14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78" calcext:value-type="float">
            <text:p>178</text:p>
          </table:table-cell>
          <table:table-cell table:formula="of:=[.C1494]+[.B1495]" office:value-type="float" office:value="101079" calcext:value-type="float">
            <text:p>101079</text:p>
          </table:table-cell>
          <table:table-cell table:number-matrix-columns-spanned="1" table:number-matrix-rows-spanned="1" table:formula="of:=SUM(IF([.C$2:.C1495]&gt;[.C14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77" calcext:value-type="float">
            <text:p>177</text:p>
          </table:table-cell>
          <table:table-cell table:formula="of:=[.C1495]+[.B1496]" office:value-type="float" office:value="101256" calcext:value-type="float">
            <text:p>101256</text:p>
          </table:table-cell>
          <table:table-cell table:number-matrix-columns-spanned="1" table:number-matrix-rows-spanned="1" table:formula="of:=SUM(IF([.C$2:.C1496]&gt;[.C14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82" calcext:value-type="float">
            <text:p>182</text:p>
          </table:table-cell>
          <table:table-cell table:formula="of:=[.C1496]+[.B1497]" office:value-type="float" office:value="101438" calcext:value-type="float">
            <text:p>101438</text:p>
          </table:table-cell>
          <table:table-cell table:number-matrix-columns-spanned="1" table:number-matrix-rows-spanned="1" table:formula="of:=SUM(IF([.C$2:.C1497]&gt;[.C14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78" calcext:value-type="float">
            <text:p>178</text:p>
          </table:table-cell>
          <table:table-cell table:formula="of:=[.C1497]+[.B1498]" office:value-type="float" office:value="101616" calcext:value-type="float">
            <text:p>101616</text:p>
          </table:table-cell>
          <table:table-cell table:number-matrix-columns-spanned="1" table:number-matrix-rows-spanned="1" table:formula="of:=SUM(IF([.C$2:.C1498]&gt;[.C14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11" calcext:value-type="float">
            <text:p>211</text:p>
          </table:table-cell>
          <table:table-cell table:formula="of:=[.C1498]+[.B1499]" office:value-type="float" office:value="101827" calcext:value-type="float">
            <text:p>101827</text:p>
          </table:table-cell>
          <table:table-cell table:number-matrix-columns-spanned="1" table:number-matrix-rows-spanned="1" table:formula="of:=SUM(IF([.C$2:.C1499]&gt;[.C1499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9" calcext:value-type="float">
            <text:p>149</text:p>
          </table:table-cell>
          <table:table-cell table:formula="of:=[.C1499]+[.B1500]" office:value-type="float" office:value="101976" calcext:value-type="float">
            <text:p>101976</text:p>
          </table:table-cell>
          <table:table-cell table:number-matrix-columns-spanned="1" table:number-matrix-rows-spanned="1" table:formula="of:=SUM(IF([.C$2:.C1500]&gt;[.C15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8" calcext:value-type="float">
            <text:p>188</text:p>
          </table:table-cell>
          <table:table-cell table:formula="of:=[.C1500]+[.B1501]" office:value-type="float" office:value="102164" calcext:value-type="float">
            <text:p>102164</text:p>
          </table:table-cell>
          <table:table-cell table:number-matrix-columns-spanned="1" table:number-matrix-rows-spanned="1" table:formula="of:=SUM(IF([.C$2:.C1501]&gt;[.C15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72" calcext:value-type="float">
            <text:p>172</text:p>
          </table:table-cell>
          <table:table-cell table:formula="of:=[.C1501]+[.B1502]" office:value-type="float" office:value="102336" calcext:value-type="float">
            <text:p>102336</text:p>
          </table:table-cell>
          <table:table-cell table:number-matrix-columns-spanned="1" table:number-matrix-rows-spanned="1" table:formula="of:=SUM(IF([.C$2:.C1502]&gt;[.C15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81" calcext:value-type="float">
            <text:p>181</text:p>
          </table:table-cell>
          <table:table-cell table:formula="of:=[.C1502]+[.B1503]" office:value-type="float" office:value="102517" calcext:value-type="float">
            <text:p>102517</text:p>
          </table:table-cell>
          <table:table-cell table:number-matrix-columns-spanned="1" table:number-matrix-rows-spanned="1" table:formula="of:=SUM(IF([.C$2:.C1503]&gt;[.C15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81" calcext:value-type="float">
            <text:p>181</text:p>
          </table:table-cell>
          <table:table-cell table:formula="of:=[.C1503]+[.B1504]" office:value-type="float" office:value="102698" calcext:value-type="float">
            <text:p>102698</text:p>
          </table:table-cell>
          <table:table-cell table:number-matrix-columns-spanned="1" table:number-matrix-rows-spanned="1" table:formula="of:=SUM(IF([.C$2:.C1504]&gt;[.C15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81" calcext:value-type="float">
            <text:p>181</text:p>
          </table:table-cell>
          <table:table-cell table:formula="of:=[.C1504]+[.B1505]" office:value-type="float" office:value="102879" calcext:value-type="float">
            <text:p>102879</text:p>
          </table:table-cell>
          <table:table-cell table:number-matrix-columns-spanned="1" table:number-matrix-rows-spanned="1" table:formula="of:=SUM(IF([.C$2:.C1505]&gt;[.C15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82" calcext:value-type="float">
            <text:p>182</text:p>
          </table:table-cell>
          <table:table-cell table:formula="of:=[.C1505]+[.B1506]" office:value-type="float" office:value="103061" calcext:value-type="float">
            <text:p>103061</text:p>
          </table:table-cell>
          <table:table-cell table:number-matrix-columns-spanned="1" table:number-matrix-rows-spanned="1" table:formula="of:=SUM(IF([.C$2:.C1506]&gt;[.C15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77" calcext:value-type="float">
            <text:p>177</text:p>
          </table:table-cell>
          <table:table-cell table:formula="of:=[.C1506]+[.B1507]" office:value-type="float" office:value="103238" calcext:value-type="float">
            <text:p>103238</text:p>
          </table:table-cell>
          <table:table-cell table:number-matrix-columns-spanned="1" table:number-matrix-rows-spanned="1" table:formula="of:=SUM(IF([.C$2:.C1507]&gt;[.C15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81" calcext:value-type="float">
            <text:p>181</text:p>
          </table:table-cell>
          <table:table-cell table:formula="of:=[.C1507]+[.B1508]" office:value-type="float" office:value="103419" calcext:value-type="float">
            <text:p>103419</text:p>
          </table:table-cell>
          <table:table-cell table:number-matrix-columns-spanned="1" table:number-matrix-rows-spanned="1" table:formula="of:=SUM(IF([.C$2:.C1508]&gt;[.C15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79" calcext:value-type="float">
            <text:p>179</text:p>
          </table:table-cell>
          <table:table-cell table:formula="of:=[.C1508]+[.B1509]" office:value-type="float" office:value="103598" calcext:value-type="float">
            <text:p>103598</text:p>
          </table:table-cell>
          <table:table-cell table:number-matrix-columns-spanned="1" table:number-matrix-rows-spanned="1" table:formula="of:=SUM(IF([.C$2:.C1509]&gt;[.C15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88" calcext:value-type="float">
            <text:p>188</text:p>
          </table:table-cell>
          <table:table-cell table:formula="of:=[.C1509]+[.B1510]" office:value-type="float" office:value="103786" calcext:value-type="float">
            <text:p>103786</text:p>
          </table:table-cell>
          <table:table-cell table:number-matrix-columns-spanned="1" table:number-matrix-rows-spanned="1" table:formula="of:=SUM(IF([.C$2:.C1510]&gt;[.C15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74" calcext:value-type="float">
            <text:p>174</text:p>
          </table:table-cell>
          <table:table-cell table:formula="of:=[.C1510]+[.B1511]" office:value-type="float" office:value="103960" calcext:value-type="float">
            <text:p>103960</text:p>
          </table:table-cell>
          <table:table-cell table:number-matrix-columns-spanned="1" table:number-matrix-rows-spanned="1" table:formula="of:=SUM(IF([.C$2:.C1511]&gt;[.C15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05" calcext:value-type="float">
            <text:p>205</text:p>
          </table:table-cell>
          <table:table-cell table:formula="of:=[.C1511]+[.B1512]" office:value-type="float" office:value="104165" calcext:value-type="float">
            <text:p>104165</text:p>
          </table:table-cell>
          <table:table-cell table:number-matrix-columns-spanned="1" table:number-matrix-rows-spanned="1" table:formula="of:=SUM(IF([.C$2:.C1512]&gt;[.C1512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5" calcext:value-type="float">
            <text:p>155</text:p>
          </table:table-cell>
          <table:table-cell table:formula="of:=[.C1512]+[.B1513]" office:value-type="float" office:value="104320" calcext:value-type="float">
            <text:p>104320</text:p>
          </table:table-cell>
          <table:table-cell table:number-matrix-columns-spanned="1" table:number-matrix-rows-spanned="1" table:formula="of:=SUM(IF([.C$2:.C1513]&gt;[.C15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79" calcext:value-type="float">
            <text:p>179</text:p>
          </table:table-cell>
          <table:table-cell table:formula="of:=[.C1513]+[.B1514]" office:value-type="float" office:value="104499" calcext:value-type="float">
            <text:p>104499</text:p>
          </table:table-cell>
          <table:table-cell table:number-matrix-columns-spanned="1" table:number-matrix-rows-spanned="1" table:formula="of:=SUM(IF([.C$2:.C1514]&gt;[.C15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79" calcext:value-type="float">
            <text:p>179</text:p>
          </table:table-cell>
          <table:table-cell table:formula="of:=[.C1514]+[.B1515]" office:value-type="float" office:value="104678" calcext:value-type="float">
            <text:p>104678</text:p>
          </table:table-cell>
          <table:table-cell table:number-matrix-columns-spanned="1" table:number-matrix-rows-spanned="1" table:formula="of:=SUM(IF([.C$2:.C1515]&gt;[.C15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85" calcext:value-type="float">
            <text:p>185</text:p>
          </table:table-cell>
          <table:table-cell table:formula="of:=[.C1515]+[.B1516]" office:value-type="float" office:value="104863" calcext:value-type="float">
            <text:p>104863</text:p>
          </table:table-cell>
          <table:table-cell table:number-matrix-columns-spanned="1" table:number-matrix-rows-spanned="1" table:formula="of:=SUM(IF([.C$2:.C1516]&gt;[.C15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76" calcext:value-type="float">
            <text:p>176</text:p>
          </table:table-cell>
          <table:table-cell table:formula="of:=[.C1516]+[.B1517]" office:value-type="float" office:value="105039" calcext:value-type="float">
            <text:p>105039</text:p>
          </table:table-cell>
          <table:table-cell table:number-matrix-columns-spanned="1" table:number-matrix-rows-spanned="1" table:formula="of:=SUM(IF([.C$2:.C1517]&gt;[.C15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96" calcext:value-type="float">
            <text:p>196</text:p>
          </table:table-cell>
          <table:table-cell table:formula="of:=[.C1517]+[.B1518]" office:value-type="float" office:value="105235" calcext:value-type="float">
            <text:p>105235</text:p>
          </table:table-cell>
          <table:table-cell table:number-matrix-columns-spanned="1" table:number-matrix-rows-spanned="1" table:formula="of:=SUM(IF([.C$2:.C1518]&gt;[.C15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66" calcext:value-type="float">
            <text:p>166</text:p>
          </table:table-cell>
          <table:table-cell table:formula="of:=[.C1518]+[.B1519]" office:value-type="float" office:value="105401" calcext:value-type="float">
            <text:p>105401</text:p>
          </table:table-cell>
          <table:table-cell table:number-matrix-columns-spanned="1" table:number-matrix-rows-spanned="1" table:formula="of:=SUM(IF([.C$2:.C1519]&gt;[.C15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79" calcext:value-type="float">
            <text:p>179</text:p>
          </table:table-cell>
          <table:table-cell table:formula="of:=[.C1519]+[.B1520]" office:value-type="float" office:value="105580" calcext:value-type="float">
            <text:p>105580</text:p>
          </table:table-cell>
          <table:table-cell table:number-matrix-columns-spanned="1" table:number-matrix-rows-spanned="1" table:formula="of:=SUM(IF([.C$2:.C1520]&gt;[.C15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3" calcext:value-type="float">
            <text:p>183</text:p>
          </table:table-cell>
          <table:table-cell table:formula="of:=[.C1520]+[.B1521]" office:value-type="float" office:value="105763" calcext:value-type="float">
            <text:p>105763</text:p>
          </table:table-cell>
          <table:table-cell table:number-matrix-columns-spanned="1" table:number-matrix-rows-spanned="1" table:formula="of:=SUM(IF([.C$2:.C1521]&gt;[.C15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79" calcext:value-type="float">
            <text:p>179</text:p>
          </table:table-cell>
          <table:table-cell table:formula="of:=[.C1521]+[.B1522]" office:value-type="float" office:value="105942" calcext:value-type="float">
            <text:p>105942</text:p>
          </table:table-cell>
          <table:table-cell table:number-matrix-columns-spanned="1" table:number-matrix-rows-spanned="1" table:formula="of:=SUM(IF([.C$2:.C1522]&gt;[.C15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1" calcext:value-type="float">
            <text:p>241</text:p>
          </table:table-cell>
          <table:table-cell table:formula="of:=[.C1522]+[.B1523]" office:value-type="float" office:value="106183" calcext:value-type="float">
            <text:p>106183</text:p>
          </table:table-cell>
          <table:table-cell table:number-matrix-columns-spanned="1" table:number-matrix-rows-spanned="1" table:formula="of:=SUM(IF([.C$2:.C1523]&gt;[.C152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17" calcext:value-type="float">
            <text:p>117</text:p>
          </table:table-cell>
          <table:table-cell table:formula="of:=[.C1523]+[.B1524]" office:value-type="float" office:value="106300" calcext:value-type="float">
            <text:p>106300</text:p>
          </table:table-cell>
          <table:table-cell table:number-matrix-columns-spanned="1" table:number-matrix-rows-spanned="1" table:formula="of:=SUM(IF([.C$2:.C1524]&gt;[.C15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80" calcext:value-type="float">
            <text:p>180</text:p>
          </table:table-cell>
          <table:table-cell table:formula="of:=[.C1524]+[.B1525]" office:value-type="float" office:value="106480" calcext:value-type="float">
            <text:p>106480</text:p>
          </table:table-cell>
          <table:table-cell table:number-matrix-columns-spanned="1" table:number-matrix-rows-spanned="1" table:formula="of:=SUM(IF([.C$2:.C1525]&gt;[.C15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83" calcext:value-type="float">
            <text:p>183</text:p>
          </table:table-cell>
          <table:table-cell table:formula="of:=[.C1525]+[.B1526]" office:value-type="float" office:value="106663" calcext:value-type="float">
            <text:p>106663</text:p>
          </table:table-cell>
          <table:table-cell table:number-matrix-columns-spanned="1" table:number-matrix-rows-spanned="1" table:formula="of:=SUM(IF([.C$2:.C1526]&gt;[.C15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06" calcext:value-type="float">
            <text:p>206</text:p>
          </table:table-cell>
          <table:table-cell table:formula="of:=[.C1526]+[.B1527]" office:value-type="float" office:value="106869" calcext:value-type="float">
            <text:p>106869</text:p>
          </table:table-cell>
          <table:table-cell table:number-matrix-columns-spanned="1" table:number-matrix-rows-spanned="1" table:formula="of:=SUM(IF([.C$2:.C1527]&gt;[.C1527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52" calcext:value-type="float">
            <text:p>152</text:p>
          </table:table-cell>
          <table:table-cell table:formula="of:=[.C1527]+[.B1528]" office:value-type="float" office:value="107021" calcext:value-type="float">
            <text:p>107021</text:p>
          </table:table-cell>
          <table:table-cell table:number-matrix-columns-spanned="1" table:number-matrix-rows-spanned="1" table:formula="of:=SUM(IF([.C$2:.C1528]&gt;[.C15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80" calcext:value-type="float">
            <text:p>180</text:p>
          </table:table-cell>
          <table:table-cell table:formula="of:=[.C1528]+[.B1529]" office:value-type="float" office:value="107201" calcext:value-type="float">
            <text:p>107201</text:p>
          </table:table-cell>
          <table:table-cell table:number-matrix-columns-spanned="1" table:number-matrix-rows-spanned="1" table:formula="of:=SUM(IF([.C$2:.C1529]&gt;[.C15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80" calcext:value-type="float">
            <text:p>180</text:p>
          </table:table-cell>
          <table:table-cell table:formula="of:=[.C1529]+[.B1530]" office:value-type="float" office:value="107381" calcext:value-type="float">
            <text:p>107381</text:p>
          </table:table-cell>
          <table:table-cell table:number-matrix-columns-spanned="1" table:number-matrix-rows-spanned="1" table:formula="of:=SUM(IF([.C$2:.C1530]&gt;[.C15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81" calcext:value-type="float">
            <text:p>181</text:p>
          </table:table-cell>
          <table:table-cell table:formula="of:=[.C1530]+[.B1531]" office:value-type="float" office:value="107562" calcext:value-type="float">
            <text:p>107562</text:p>
          </table:table-cell>
          <table:table-cell table:number-matrix-columns-spanned="1" table:number-matrix-rows-spanned="1" table:formula="of:=SUM(IF([.C$2:.C1531]&gt;[.C15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80" calcext:value-type="float">
            <text:p>180</text:p>
          </table:table-cell>
          <table:table-cell table:formula="of:=[.C1531]+[.B1532]" office:value-type="float" office:value="107742" calcext:value-type="float">
            <text:p>107742</text:p>
          </table:table-cell>
          <table:table-cell table:number-matrix-columns-spanned="1" table:number-matrix-rows-spanned="1" table:formula="of:=SUM(IF([.C$2:.C1532]&gt;[.C15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79" calcext:value-type="float">
            <text:p>179</text:p>
          </table:table-cell>
          <table:table-cell table:formula="of:=[.C1532]+[.B1533]" office:value-type="float" office:value="107921" calcext:value-type="float">
            <text:p>107921</text:p>
          </table:table-cell>
          <table:table-cell table:number-matrix-columns-spanned="1" table:number-matrix-rows-spanned="1" table:formula="of:=SUM(IF([.C$2:.C1533]&gt;[.C15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81" calcext:value-type="float">
            <text:p>181</text:p>
          </table:table-cell>
          <table:table-cell table:formula="of:=[.C1533]+[.B1534]" office:value-type="float" office:value="108102" calcext:value-type="float">
            <text:p>108102</text:p>
          </table:table-cell>
          <table:table-cell table:number-matrix-columns-spanned="1" table:number-matrix-rows-spanned="1" table:formula="of:=SUM(IF([.C$2:.C1534]&gt;[.C15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80" calcext:value-type="float">
            <text:p>180</text:p>
          </table:table-cell>
          <table:table-cell table:formula="of:=[.C1534]+[.B1535]" office:value-type="float" office:value="108282" calcext:value-type="float">
            <text:p>108282</text:p>
          </table:table-cell>
          <table:table-cell table:number-matrix-columns-spanned="1" table:number-matrix-rows-spanned="1" table:formula="of:=SUM(IF([.C$2:.C1535]&gt;[.C15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81" calcext:value-type="float">
            <text:p>181</text:p>
          </table:table-cell>
          <table:table-cell table:formula="of:=[.C1535]+[.B1536]" office:value-type="float" office:value="108463" calcext:value-type="float">
            <text:p>108463</text:p>
          </table:table-cell>
          <table:table-cell table:number-matrix-columns-spanned="1" table:number-matrix-rows-spanned="1" table:formula="of:=SUM(IF([.C$2:.C1536]&gt;[.C15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80" calcext:value-type="float">
            <text:p>180</text:p>
          </table:table-cell>
          <table:table-cell table:formula="of:=[.C1536]+[.B1537]" office:value-type="float" office:value="108643" calcext:value-type="float">
            <text:p>108643</text:p>
          </table:table-cell>
          <table:table-cell table:number-matrix-columns-spanned="1" table:number-matrix-rows-spanned="1" table:formula="of:=SUM(IF([.C$2:.C1537]&gt;[.C15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93" calcext:value-type="float">
            <text:p>193</text:p>
          </table:table-cell>
          <table:table-cell table:formula="of:=[.C1537]+[.B1538]" office:value-type="float" office:value="108836" calcext:value-type="float">
            <text:p>108836</text:p>
          </table:table-cell>
          <table:table-cell table:number-matrix-columns-spanned="1" table:number-matrix-rows-spanned="1" table:formula="of:=SUM(IF([.C$2:.C1538]&gt;[.C15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70" calcext:value-type="float">
            <text:p>170</text:p>
          </table:table-cell>
          <table:table-cell table:formula="of:=[.C1538]+[.B1539]" office:value-type="float" office:value="109006" calcext:value-type="float">
            <text:p>109006</text:p>
          </table:table-cell>
          <table:table-cell table:number-matrix-columns-spanned="1" table:number-matrix-rows-spanned="1" table:formula="of:=SUM(IF([.C$2:.C1539]&gt;[.C15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77" calcext:value-type="float">
            <text:p>177</text:p>
          </table:table-cell>
          <table:table-cell table:formula="of:=[.C1539]+[.B1540]" office:value-type="float" office:value="109183" calcext:value-type="float">
            <text:p>109183</text:p>
          </table:table-cell>
          <table:table-cell table:number-matrix-columns-spanned="1" table:number-matrix-rows-spanned="1" table:formula="of:=SUM(IF([.C$2:.C1540]&gt;[.C15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80" calcext:value-type="float">
            <text:p>180</text:p>
          </table:table-cell>
          <table:table-cell table:formula="of:=[.C1540]+[.B1541]" office:value-type="float" office:value="109363" calcext:value-type="float">
            <text:p>109363</text:p>
          </table:table-cell>
          <table:table-cell table:number-matrix-columns-spanned="1" table:number-matrix-rows-spanned="1" table:formula="of:=SUM(IF([.C$2:.C1541]&gt;[.C15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80" calcext:value-type="float">
            <text:p>180</text:p>
          </table:table-cell>
          <table:table-cell table:formula="of:=[.C1541]+[.B1542]" office:value-type="float" office:value="109543" calcext:value-type="float">
            <text:p>109543</text:p>
          </table:table-cell>
          <table:table-cell table:number-matrix-columns-spanned="1" table:number-matrix-rows-spanned="1" table:formula="of:=SUM(IF([.C$2:.C1542]&gt;[.C15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86" calcext:value-type="float">
            <text:p>186</text:p>
          </table:table-cell>
          <table:table-cell table:formula="of:=[.C1542]+[.B1543]" office:value-type="float" office:value="109729" calcext:value-type="float">
            <text:p>109729</text:p>
          </table:table-cell>
          <table:table-cell table:number-matrix-columns-spanned="1" table:number-matrix-rows-spanned="1" table:formula="of:=SUM(IF([.C$2:.C1543]&gt;[.C15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86" calcext:value-type="float">
            <text:p>186</text:p>
          </table:table-cell>
          <table:table-cell table:formula="of:=[.C1543]+[.B1544]" office:value-type="float" office:value="109915" calcext:value-type="float">
            <text:p>109915</text:p>
          </table:table-cell>
          <table:table-cell table:number-matrix-columns-spanned="1" table:number-matrix-rows-spanned="1" table:formula="of:=SUM(IF([.C$2:.C1544]&gt;[.C15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71" calcext:value-type="float">
            <text:p>171</text:p>
          </table:table-cell>
          <table:table-cell table:formula="of:=[.C1544]+[.B1545]" office:value-type="float" office:value="110086" calcext:value-type="float">
            <text:p>110086</text:p>
          </table:table-cell>
          <table:table-cell table:number-matrix-columns-spanned="1" table:number-matrix-rows-spanned="1" table:formula="of:=SUM(IF([.C$2:.C1545]&gt;[.C15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78" calcext:value-type="float">
            <text:p>178</text:p>
          </table:table-cell>
          <table:table-cell table:formula="of:=[.C1545]+[.B1546]" office:value-type="float" office:value="110264" calcext:value-type="float">
            <text:p>110264</text:p>
          </table:table-cell>
          <table:table-cell table:number-matrix-columns-spanned="1" table:number-matrix-rows-spanned="1" table:formula="of:=SUM(IF([.C$2:.C1546]&gt;[.C15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80" calcext:value-type="float">
            <text:p>180</text:p>
          </table:table-cell>
          <table:table-cell table:formula="of:=[.C1546]+[.B1547]" office:value-type="float" office:value="110444" calcext:value-type="float">
            <text:p>110444</text:p>
          </table:table-cell>
          <table:table-cell table:number-matrix-columns-spanned="1" table:number-matrix-rows-spanned="1" table:formula="of:=SUM(IF([.C$2:.C1547]&gt;[.C15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89" calcext:value-type="float">
            <text:p>189</text:p>
          </table:table-cell>
          <table:table-cell table:formula="of:=[.C1547]+[.B1548]" office:value-type="float" office:value="110633" calcext:value-type="float">
            <text:p>110633</text:p>
          </table:table-cell>
          <table:table-cell table:number-matrix-columns-spanned="1" table:number-matrix-rows-spanned="1" table:formula="of:=SUM(IF([.C$2:.C1548]&gt;[.C15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71" calcext:value-type="float">
            <text:p>171</text:p>
          </table:table-cell>
          <table:table-cell table:formula="of:=[.C1548]+[.B1549]" office:value-type="float" office:value="110804" calcext:value-type="float">
            <text:p>110804</text:p>
          </table:table-cell>
          <table:table-cell table:number-matrix-columns-spanned="1" table:number-matrix-rows-spanned="1" table:formula="of:=SUM(IF([.C$2:.C1549]&gt;[.C15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80" calcext:value-type="float">
            <text:p>180</text:p>
          </table:table-cell>
          <table:table-cell table:formula="of:=[.C1549]+[.B1550]" office:value-type="float" office:value="110984" calcext:value-type="float">
            <text:p>110984</text:p>
          </table:table-cell>
          <table:table-cell table:number-matrix-columns-spanned="1" table:number-matrix-rows-spanned="1" table:formula="of:=SUM(IF([.C$2:.C1550]&gt;[.C15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82" calcext:value-type="float">
            <text:p>182</text:p>
          </table:table-cell>
          <table:table-cell table:formula="of:=[.C1550]+[.B1551]" office:value-type="float" office:value="111166" calcext:value-type="float">
            <text:p>111166</text:p>
          </table:table-cell>
          <table:table-cell table:number-matrix-columns-spanned="1" table:number-matrix-rows-spanned="1" table:formula="of:=SUM(IF([.C$2:.C1551]&gt;[.C15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79" calcext:value-type="float">
            <text:p>179</text:p>
          </table:table-cell>
          <table:table-cell table:formula="of:=[.C1551]+[.B1552]" office:value-type="float" office:value="111345" calcext:value-type="float">
            <text:p>111345</text:p>
          </table:table-cell>
          <table:table-cell table:number-matrix-columns-spanned="1" table:number-matrix-rows-spanned="1" table:formula="of:=SUM(IF([.C$2:.C1552]&gt;[.C15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4" calcext:value-type="float">
            <text:p>184</text:p>
          </table:table-cell>
          <table:table-cell table:formula="of:=[.C1552]+[.B1553]" office:value-type="float" office:value="111529" calcext:value-type="float">
            <text:p>111529</text:p>
          </table:table-cell>
          <table:table-cell table:number-matrix-columns-spanned="1" table:number-matrix-rows-spanned="1" table:formula="of:=SUM(IF([.C$2:.C1553]&gt;[.C15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78" calcext:value-type="float">
            <text:p>178</text:p>
          </table:table-cell>
          <table:table-cell table:formula="of:=[.C1553]+[.B1554]" office:value-type="float" office:value="111707" calcext:value-type="float">
            <text:p>111707</text:p>
          </table:table-cell>
          <table:table-cell table:number-matrix-columns-spanned="1" table:number-matrix-rows-spanned="1" table:formula="of:=SUM(IF([.C$2:.C1554]&gt;[.C15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80" calcext:value-type="float">
            <text:p>180</text:p>
          </table:table-cell>
          <table:table-cell table:formula="of:=[.C1554]+[.B1555]" office:value-type="float" office:value="111887" calcext:value-type="float">
            <text:p>111887</text:p>
          </table:table-cell>
          <table:table-cell table:number-matrix-columns-spanned="1" table:number-matrix-rows-spanned="1" table:formula="of:=SUM(IF([.C$2:.C1555]&gt;[.C15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79" calcext:value-type="float">
            <text:p>179</text:p>
          </table:table-cell>
          <table:table-cell table:formula="of:=[.C1555]+[.B1556]" office:value-type="float" office:value="112066" calcext:value-type="float">
            <text:p>112066</text:p>
          </table:table-cell>
          <table:table-cell table:number-matrix-columns-spanned="1" table:number-matrix-rows-spanned="1" table:formula="of:=SUM(IF([.C$2:.C1556]&gt;[.C15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80" calcext:value-type="float">
            <text:p>180</text:p>
          </table:table-cell>
          <table:table-cell table:formula="of:=[.C1556]+[.B1557]" office:value-type="float" office:value="112246" calcext:value-type="float">
            <text:p>112246</text:p>
          </table:table-cell>
          <table:table-cell table:number-matrix-columns-spanned="1" table:number-matrix-rows-spanned="1" table:formula="of:=SUM(IF([.C$2:.C1557]&gt;[.C15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85" calcext:value-type="float">
            <text:p>185</text:p>
          </table:table-cell>
          <table:table-cell table:formula="of:=[.C1557]+[.B1558]" office:value-type="float" office:value="112431" calcext:value-type="float">
            <text:p>112431</text:p>
          </table:table-cell>
          <table:table-cell table:number-matrix-columns-spanned="1" table:number-matrix-rows-spanned="1" table:formula="of:=SUM(IF([.C$2:.C1558]&gt;[.C15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77" calcext:value-type="float">
            <text:p>177</text:p>
          </table:table-cell>
          <table:table-cell table:formula="of:=[.C1558]+[.B1559]" office:value-type="float" office:value="112608" calcext:value-type="float">
            <text:p>112608</text:p>
          </table:table-cell>
          <table:table-cell table:number-matrix-columns-spanned="1" table:number-matrix-rows-spanned="1" table:formula="of:=SUM(IF([.C$2:.C1559]&gt;[.C15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0" calcext:value-type="float">
            <text:p>180</text:p>
          </table:table-cell>
          <table:table-cell table:formula="of:=[.C1559]+[.B1560]" office:value-type="float" office:value="112788" calcext:value-type="float">
            <text:p>112788</text:p>
          </table:table-cell>
          <table:table-cell table:number-matrix-columns-spanned="1" table:number-matrix-rows-spanned="1" table:formula="of:=SUM(IF([.C$2:.C1560]&gt;[.C15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82" calcext:value-type="float">
            <text:p>182</text:p>
          </table:table-cell>
          <table:table-cell table:formula="of:=[.C1560]+[.B1561]" office:value-type="float" office:value="112970" calcext:value-type="float">
            <text:p>112970</text:p>
          </table:table-cell>
          <table:table-cell table:number-matrix-columns-spanned="1" table:number-matrix-rows-spanned="1" table:formula="of:=SUM(IF([.C$2:.C1561]&gt;[.C15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78" calcext:value-type="float">
            <text:p>178</text:p>
          </table:table-cell>
          <table:table-cell table:formula="of:=[.C1561]+[.B1562]" office:value-type="float" office:value="113148" calcext:value-type="float">
            <text:p>113148</text:p>
          </table:table-cell>
          <table:table-cell table:number-matrix-columns-spanned="1" table:number-matrix-rows-spanned="1" table:formula="of:=SUM(IF([.C$2:.C1562]&gt;[.C15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81" calcext:value-type="float">
            <text:p>181</text:p>
          </table:table-cell>
          <table:table-cell table:formula="of:=[.C1562]+[.B1563]" office:value-type="float" office:value="113329" calcext:value-type="float">
            <text:p>113329</text:p>
          </table:table-cell>
          <table:table-cell table:number-matrix-columns-spanned="1" table:number-matrix-rows-spanned="1" table:formula="of:=SUM(IF([.C$2:.C1563]&gt;[.C15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80" calcext:value-type="float">
            <text:p>180</text:p>
          </table:table-cell>
          <table:table-cell table:formula="of:=[.C1563]+[.B1564]" office:value-type="float" office:value="113509" calcext:value-type="float">
            <text:p>113509</text:p>
          </table:table-cell>
          <table:table-cell table:number-matrix-columns-spanned="1" table:number-matrix-rows-spanned="1" table:formula="of:=SUM(IF([.C$2:.C1564]&gt;[.C15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81" calcext:value-type="float">
            <text:p>181</text:p>
          </table:table-cell>
          <table:table-cell table:formula="of:=[.C1564]+[.B1565]" office:value-type="float" office:value="113690" calcext:value-type="float">
            <text:p>113690</text:p>
          </table:table-cell>
          <table:table-cell table:number-matrix-columns-spanned="1" table:number-matrix-rows-spanned="1" table:formula="of:=SUM(IF([.C$2:.C1565]&gt;[.C15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0" calcext:value-type="float">
            <text:p>180</text:p>
          </table:table-cell>
          <table:table-cell table:formula="of:=[.C1565]+[.B1566]" office:value-type="float" office:value="113870" calcext:value-type="float">
            <text:p>113870</text:p>
          </table:table-cell>
          <table:table-cell table:number-matrix-columns-spanned="1" table:number-matrix-rows-spanned="1" table:formula="of:=SUM(IF([.C$2:.C1566]&gt;[.C15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92" calcext:value-type="float">
            <text:p>192</text:p>
          </table:table-cell>
          <table:table-cell table:formula="of:=[.C1566]+[.B1567]" office:value-type="float" office:value="114062" calcext:value-type="float">
            <text:p>114062</text:p>
          </table:table-cell>
          <table:table-cell table:number-matrix-columns-spanned="1" table:number-matrix-rows-spanned="1" table:formula="of:=SUM(IF([.C$2:.C1567]&gt;[.C15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67" calcext:value-type="float">
            <text:p>167</text:p>
          </table:table-cell>
          <table:table-cell table:formula="of:=[.C1567]+[.B1568]" office:value-type="float" office:value="114229" calcext:value-type="float">
            <text:p>114229</text:p>
          </table:table-cell>
          <table:table-cell table:number-matrix-columns-spanned="1" table:number-matrix-rows-spanned="1" table:formula="of:=SUM(IF([.C$2:.C1568]&gt;[.C15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81" calcext:value-type="float">
            <text:p>181</text:p>
          </table:table-cell>
          <table:table-cell table:formula="of:=[.C1568]+[.B1569]" office:value-type="float" office:value="114410" calcext:value-type="float">
            <text:p>114410</text:p>
          </table:table-cell>
          <table:table-cell table:number-matrix-columns-spanned="1" table:number-matrix-rows-spanned="1" table:formula="of:=SUM(IF([.C$2:.C1569]&gt;[.C15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4" calcext:value-type="float">
            <text:p>184</text:p>
          </table:table-cell>
          <table:table-cell table:formula="of:=[.C1569]+[.B1570]" office:value-type="float" office:value="114594" calcext:value-type="float">
            <text:p>114594</text:p>
          </table:table-cell>
          <table:table-cell table:number-matrix-columns-spanned="1" table:number-matrix-rows-spanned="1" table:formula="of:=SUM(IF([.C$2:.C1570]&gt;[.C15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78" calcext:value-type="float">
            <text:p>178</text:p>
          </table:table-cell>
          <table:table-cell table:formula="of:=[.C1570]+[.B1571]" office:value-type="float" office:value="114772" calcext:value-type="float">
            <text:p>114772</text:p>
          </table:table-cell>
          <table:table-cell table:number-matrix-columns-spanned="1" table:number-matrix-rows-spanned="1" table:formula="of:=SUM(IF([.C$2:.C1571]&gt;[.C15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79" calcext:value-type="float">
            <text:p>179</text:p>
          </table:table-cell>
          <table:table-cell table:formula="of:=[.C1571]+[.B1572]" office:value-type="float" office:value="114951" calcext:value-type="float">
            <text:p>114951</text:p>
          </table:table-cell>
          <table:table-cell table:number-matrix-columns-spanned="1" table:number-matrix-rows-spanned="1" table:formula="of:=SUM(IF([.C$2:.C1572]&gt;[.C15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02" calcext:value-type="float">
            <text:p>202</text:p>
          </table:table-cell>
          <table:table-cell table:formula="of:=[.C1572]+[.B1573]" office:value-type="float" office:value="115153" calcext:value-type="float">
            <text:p>115153</text:p>
          </table:table-cell>
          <table:table-cell table:number-matrix-columns-spanned="1" table:number-matrix-rows-spanned="1" table:formula="of:=SUM(IF([.C$2:.C1573]&gt;[.C1573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58" calcext:value-type="float">
            <text:p>158</text:p>
          </table:table-cell>
          <table:table-cell table:formula="of:=[.C1573]+[.B1574]" office:value-type="float" office:value="115311" calcext:value-type="float">
            <text:p>115311</text:p>
          </table:table-cell>
          <table:table-cell table:number-matrix-columns-spanned="1" table:number-matrix-rows-spanned="1" table:formula="of:=SUM(IF([.C$2:.C1574]&gt;[.C15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80" calcext:value-type="float">
            <text:p>180</text:p>
          </table:table-cell>
          <table:table-cell table:formula="of:=[.C1574]+[.B1575]" office:value-type="float" office:value="115491" calcext:value-type="float">
            <text:p>115491</text:p>
          </table:table-cell>
          <table:table-cell table:number-matrix-columns-spanned="1" table:number-matrix-rows-spanned="1" table:formula="of:=SUM(IF([.C$2:.C1575]&gt;[.C15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81" calcext:value-type="float">
            <text:p>181</text:p>
          </table:table-cell>
          <table:table-cell table:formula="of:=[.C1575]+[.B1576]" office:value-type="float" office:value="115672" calcext:value-type="float">
            <text:p>115672</text:p>
          </table:table-cell>
          <table:table-cell table:number-matrix-columns-spanned="1" table:number-matrix-rows-spanned="1" table:formula="of:=SUM(IF([.C$2:.C1576]&gt;[.C15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80" calcext:value-type="float">
            <text:p>180</text:p>
          </table:table-cell>
          <table:table-cell table:formula="of:=[.C1576]+[.B1577]" office:value-type="float" office:value="115852" calcext:value-type="float">
            <text:p>115852</text:p>
          </table:table-cell>
          <table:table-cell table:number-matrix-columns-spanned="1" table:number-matrix-rows-spanned="1" table:formula="of:=SUM(IF([.C$2:.C1577]&gt;[.C15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1" calcext:value-type="float">
            <text:p>181</text:p>
          </table:table-cell>
          <table:table-cell table:formula="of:=[.C1577]+[.B1578]" office:value-type="float" office:value="116033" calcext:value-type="float">
            <text:p>116033</text:p>
          </table:table-cell>
          <table:table-cell table:number-matrix-columns-spanned="1" table:number-matrix-rows-spanned="1" table:formula="of:=SUM(IF([.C$2:.C1578]&gt;[.C15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81" calcext:value-type="float">
            <text:p>181</text:p>
          </table:table-cell>
          <table:table-cell table:formula="of:=[.C1578]+[.B1579]" office:value-type="float" office:value="116214" calcext:value-type="float">
            <text:p>116214</text:p>
          </table:table-cell>
          <table:table-cell table:number-matrix-columns-spanned="1" table:number-matrix-rows-spanned="1" table:formula="of:=SUM(IF([.C$2:.C1579]&gt;[.C15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78" calcext:value-type="float">
            <text:p>178</text:p>
          </table:table-cell>
          <table:table-cell table:formula="of:=[.C1579]+[.B1580]" office:value-type="float" office:value="116392" calcext:value-type="float">
            <text:p>116392</text:p>
          </table:table-cell>
          <table:table-cell table:number-matrix-columns-spanned="1" table:number-matrix-rows-spanned="1" table:formula="of:=SUM(IF([.C$2:.C1580]&gt;[.C15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80" calcext:value-type="float">
            <text:p>180</text:p>
          </table:table-cell>
          <table:table-cell table:formula="of:=[.C1580]+[.B1581]" office:value-type="float" office:value="116572" calcext:value-type="float">
            <text:p>116572</text:p>
          </table:table-cell>
          <table:table-cell table:number-matrix-columns-spanned="1" table:number-matrix-rows-spanned="1" table:formula="of:=SUM(IF([.C$2:.C1581]&gt;[.C15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81" calcext:value-type="float">
            <text:p>181</text:p>
          </table:table-cell>
          <table:table-cell table:formula="of:=[.C1581]+[.B1582]" office:value-type="float" office:value="116753" calcext:value-type="float">
            <text:p>116753</text:p>
          </table:table-cell>
          <table:table-cell table:number-matrix-columns-spanned="1" table:number-matrix-rows-spanned="1" table:formula="of:=SUM(IF([.C$2:.C1582]&gt;[.C15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79" calcext:value-type="float">
            <text:p>179</text:p>
          </table:table-cell>
          <table:table-cell table:formula="of:=[.C1582]+[.B1583]" office:value-type="float" office:value="116932" calcext:value-type="float">
            <text:p>116932</text:p>
          </table:table-cell>
          <table:table-cell table:number-matrix-columns-spanned="1" table:number-matrix-rows-spanned="1" table:formula="of:=SUM(IF([.C$2:.C1583]&gt;[.C15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82" calcext:value-type="float">
            <text:p>182</text:p>
          </table:table-cell>
          <table:table-cell table:formula="of:=[.C1583]+[.B1584]" office:value-type="float" office:value="117114" calcext:value-type="float">
            <text:p>117114</text:p>
          </table:table-cell>
          <table:table-cell table:number-matrix-columns-spanned="1" table:number-matrix-rows-spanned="1" table:formula="of:=SUM(IF([.C$2:.C1584]&gt;[.C15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79" calcext:value-type="float">
            <text:p>179</text:p>
          </table:table-cell>
          <table:table-cell table:formula="of:=[.C1584]+[.B1585]" office:value-type="float" office:value="117293" calcext:value-type="float">
            <text:p>117293</text:p>
          </table:table-cell>
          <table:table-cell table:number-matrix-columns-spanned="1" table:number-matrix-rows-spanned="1" table:formula="of:=SUM(IF([.C$2:.C1585]&gt;[.C15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80" calcext:value-type="float">
            <text:p>180</text:p>
          </table:table-cell>
          <table:table-cell table:formula="of:=[.C1585]+[.B1586]" office:value-type="float" office:value="117473" calcext:value-type="float">
            <text:p>117473</text:p>
          </table:table-cell>
          <table:table-cell table:number-matrix-columns-spanned="1" table:number-matrix-rows-spanned="1" table:formula="of:=SUM(IF([.C$2:.C1586]&gt;[.C15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1" calcext:value-type="float">
            <text:p>181</text:p>
          </table:table-cell>
          <table:table-cell table:formula="of:=[.C1586]+[.B1587]" office:value-type="float" office:value="117654" calcext:value-type="float">
            <text:p>117654</text:p>
          </table:table-cell>
          <table:table-cell table:number-matrix-columns-spanned="1" table:number-matrix-rows-spanned="1" table:formula="of:=SUM(IF([.C$2:.C1587]&gt;[.C15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80" calcext:value-type="float">
            <text:p>180</text:p>
          </table:table-cell>
          <table:table-cell table:formula="of:=[.C1587]+[.B1588]" office:value-type="float" office:value="117834" calcext:value-type="float">
            <text:p>117834</text:p>
          </table:table-cell>
          <table:table-cell table:number-matrix-columns-spanned="1" table:number-matrix-rows-spanned="1" table:formula="of:=SUM(IF([.C$2:.C1588]&gt;[.C15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0" calcext:value-type="float">
            <text:p>180</text:p>
          </table:table-cell>
          <table:table-cell table:formula="of:=[.C1588]+[.B1589]" office:value-type="float" office:value="118014" calcext:value-type="float">
            <text:p>118014</text:p>
          </table:table-cell>
          <table:table-cell table:number-matrix-columns-spanned="1" table:number-matrix-rows-spanned="1" table:formula="of:=SUM(IF([.C$2:.C1589]&gt;[.C15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80" calcext:value-type="float">
            <text:p>180</text:p>
          </table:table-cell>
          <table:table-cell table:formula="of:=[.C1589]+[.B1590]" office:value-type="float" office:value="118194" calcext:value-type="float">
            <text:p>118194</text:p>
          </table:table-cell>
          <table:table-cell table:number-matrix-columns-spanned="1" table:number-matrix-rows-spanned="1" table:formula="of:=SUM(IF([.C$2:.C1590]&gt;[.C15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0" calcext:value-type="float">
            <text:p>180</text:p>
          </table:table-cell>
          <table:table-cell table:formula="of:=[.C1590]+[.B1591]" office:value-type="float" office:value="118374" calcext:value-type="float">
            <text:p>118374</text:p>
          </table:table-cell>
          <table:table-cell table:number-matrix-columns-spanned="1" table:number-matrix-rows-spanned="1" table:formula="of:=SUM(IF([.C$2:.C1591]&gt;[.C15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81" calcext:value-type="float">
            <text:p>181</text:p>
          </table:table-cell>
          <table:table-cell table:formula="of:=[.C1591]+[.B1592]" office:value-type="float" office:value="118555" calcext:value-type="float">
            <text:p>118555</text:p>
          </table:table-cell>
          <table:table-cell table:number-matrix-columns-spanned="1" table:number-matrix-rows-spanned="1" table:formula="of:=SUM(IF([.C$2:.C1592]&gt;[.C15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80" calcext:value-type="float">
            <text:p>180</text:p>
          </table:table-cell>
          <table:table-cell table:formula="of:=[.C1592]+[.B1593]" office:value-type="float" office:value="118735" calcext:value-type="float">
            <text:p>118735</text:p>
          </table:table-cell>
          <table:table-cell table:number-matrix-columns-spanned="1" table:number-matrix-rows-spanned="1" table:formula="of:=SUM(IF([.C$2:.C1593]&gt;[.C15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0" calcext:value-type="float">
            <text:p>180</text:p>
          </table:table-cell>
          <table:table-cell table:formula="of:=[.C1593]+[.B1594]" office:value-type="float" office:value="118915" calcext:value-type="float">
            <text:p>118915</text:p>
          </table:table-cell>
          <table:table-cell table:number-matrix-columns-spanned="1" table:number-matrix-rows-spanned="1" table:formula="of:=SUM(IF([.C$2:.C1594]&gt;[.C15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0" calcext:value-type="float">
            <text:p>180</text:p>
          </table:table-cell>
          <table:table-cell table:formula="of:=[.C1594]+[.B1595]" office:value-type="float" office:value="119095" calcext:value-type="float">
            <text:p>119095</text:p>
          </table:table-cell>
          <table:table-cell table:number-matrix-columns-spanned="1" table:number-matrix-rows-spanned="1" table:formula="of:=SUM(IF([.C$2:.C1595]&gt;[.C15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79" calcext:value-type="float">
            <text:p>179</text:p>
          </table:table-cell>
          <table:table-cell table:formula="of:=[.C1595]+[.B1596]" office:value-type="float" office:value="119274" calcext:value-type="float">
            <text:p>119274</text:p>
          </table:table-cell>
          <table:table-cell table:number-matrix-columns-spanned="1" table:number-matrix-rows-spanned="1" table:formula="of:=SUM(IF([.C$2:.C1596]&gt;[.C15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80" calcext:value-type="float">
            <text:p>180</text:p>
          </table:table-cell>
          <table:table-cell table:formula="of:=[.C1596]+[.B1597]" office:value-type="float" office:value="119454" calcext:value-type="float">
            <text:p>119454</text:p>
          </table:table-cell>
          <table:table-cell table:number-matrix-columns-spanned="1" table:number-matrix-rows-spanned="1" table:formula="of:=SUM(IF([.C$2:.C1597]&gt;[.C15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81" calcext:value-type="float">
            <text:p>181</text:p>
          </table:table-cell>
          <table:table-cell table:formula="of:=[.C1597]+[.B1598]" office:value-type="float" office:value="119635" calcext:value-type="float">
            <text:p>119635</text:p>
          </table:table-cell>
          <table:table-cell table:number-matrix-columns-spanned="1" table:number-matrix-rows-spanned="1" table:formula="of:=SUM(IF([.C$2:.C1598]&gt;[.C15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80" calcext:value-type="float">
            <text:p>180</text:p>
          </table:table-cell>
          <table:table-cell table:formula="of:=[.C1598]+[.B1599]" office:value-type="float" office:value="119815" calcext:value-type="float">
            <text:p>119815</text:p>
          </table:table-cell>
          <table:table-cell table:number-matrix-columns-spanned="1" table:number-matrix-rows-spanned="1" table:formula="of:=SUM(IF([.C$2:.C1599]&gt;[.C15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81" calcext:value-type="float">
            <text:p>181</text:p>
          </table:table-cell>
          <table:table-cell table:formula="of:=[.C1599]+[.B1600]" office:value-type="float" office:value="119996" calcext:value-type="float">
            <text:p>119996</text:p>
          </table:table-cell>
          <table:table-cell table:number-matrix-columns-spanned="1" table:number-matrix-rows-spanned="1" table:formula="of:=SUM(IF([.C$2:.C1600]&gt;[.C16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" calcext:value-type="float">
            <text:p>180</text:p>
          </table:table-cell>
          <table:table-cell table:formula="of:=[.C1600]+[.B1601]" office:value-type="float" office:value="120176" calcext:value-type="float">
            <text:p>120176</text:p>
          </table:table-cell>
          <table:table-cell table:number-matrix-columns-spanned="1" table:number-matrix-rows-spanned="1" table:formula="of:=SUM(IF([.C$2:.C1601]&gt;[.C16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79" calcext:value-type="float">
            <text:p>179</text:p>
          </table:table-cell>
          <table:table-cell table:formula="of:=[.C1601]+[.B1602]" office:value-type="float" office:value="120355" calcext:value-type="float">
            <text:p>120355</text:p>
          </table:table-cell>
          <table:table-cell table:number-matrix-columns-spanned="1" table:number-matrix-rows-spanned="1" table:formula="of:=SUM(IF([.C$2:.C1602]&gt;[.C16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82" calcext:value-type="float">
            <text:p>182</text:p>
          </table:table-cell>
          <table:table-cell table:formula="of:=[.C1602]+[.B1603]" office:value-type="float" office:value="120537" calcext:value-type="float">
            <text:p>120537</text:p>
          </table:table-cell>
          <table:table-cell table:number-matrix-columns-spanned="1" table:number-matrix-rows-spanned="1" table:formula="of:=SUM(IF([.C$2:.C1603]&gt;[.C16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0" calcext:value-type="float">
            <text:p>180</text:p>
          </table:table-cell>
          <table:table-cell table:formula="of:=[.C1603]+[.B1604]" office:value-type="float" office:value="120717" calcext:value-type="float">
            <text:p>120717</text:p>
          </table:table-cell>
          <table:table-cell table:number-matrix-columns-spanned="1" table:number-matrix-rows-spanned="1" table:formula="of:=SUM(IF([.C$2:.C1604]&gt;[.C16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80" calcext:value-type="float">
            <text:p>180</text:p>
          </table:table-cell>
          <table:table-cell table:formula="of:=[.C1604]+[.B1605]" office:value-type="float" office:value="120897" calcext:value-type="float">
            <text:p>120897</text:p>
          </table:table-cell>
          <table:table-cell table:number-matrix-columns-spanned="1" table:number-matrix-rows-spanned="1" table:formula="of:=SUM(IF([.C$2:.C1605]&gt;[.C16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84" calcext:value-type="float">
            <text:p>184</text:p>
          </table:table-cell>
          <table:table-cell table:formula="of:=[.C1605]+[.B1606]" office:value-type="float" office:value="121081" calcext:value-type="float">
            <text:p>121081</text:p>
          </table:table-cell>
          <table:table-cell table:number-matrix-columns-spanned="1" table:number-matrix-rows-spanned="1" table:formula="of:=SUM(IF([.C$2:.C1606]&gt;[.C16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75" calcext:value-type="float">
            <text:p>175</text:p>
          </table:table-cell>
          <table:table-cell table:formula="of:=[.C1606]+[.B1607]" office:value-type="float" office:value="121256" calcext:value-type="float">
            <text:p>121256</text:p>
          </table:table-cell>
          <table:table-cell table:number-matrix-columns-spanned="1" table:number-matrix-rows-spanned="1" table:formula="of:=SUM(IF([.C$2:.C1607]&gt;[.C16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80" calcext:value-type="float">
            <text:p>180</text:p>
          </table:table-cell>
          <table:table-cell table:formula="of:=[.C1607]+[.B1608]" office:value-type="float" office:value="121436" calcext:value-type="float">
            <text:p>121436</text:p>
          </table:table-cell>
          <table:table-cell table:number-matrix-columns-spanned="1" table:number-matrix-rows-spanned="1" table:formula="of:=SUM(IF([.C$2:.C1608]&gt;[.C16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2" calcext:value-type="float">
            <text:p>182</text:p>
          </table:table-cell>
          <table:table-cell table:formula="of:=[.C1608]+[.B1609]" office:value-type="float" office:value="121618" calcext:value-type="float">
            <text:p>121618</text:p>
          </table:table-cell>
          <table:table-cell table:number-matrix-columns-spanned="1" table:number-matrix-rows-spanned="1" table:formula="of:=SUM(IF([.C$2:.C1609]&gt;[.C16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80" calcext:value-type="float">
            <text:p>180</text:p>
          </table:table-cell>
          <table:table-cell table:formula="of:=[.C1609]+[.B1610]" office:value-type="float" office:value="121798" calcext:value-type="float">
            <text:p>121798</text:p>
          </table:table-cell>
          <table:table-cell table:number-matrix-columns-spanned="1" table:number-matrix-rows-spanned="1" table:formula="of:=SUM(IF([.C$2:.C1610]&gt;[.C16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0" calcext:value-type="float">
            <text:p>180</text:p>
          </table:table-cell>
          <table:table-cell table:formula="of:=[.C1610]+[.B1611]" office:value-type="float" office:value="121978" calcext:value-type="float">
            <text:p>121978</text:p>
          </table:table-cell>
          <table:table-cell table:number-matrix-columns-spanned="1" table:number-matrix-rows-spanned="1" table:formula="of:=SUM(IF([.C$2:.C1611]&gt;[.C16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80" calcext:value-type="float">
            <text:p>180</text:p>
          </table:table-cell>
          <table:table-cell table:formula="of:=[.C1611]+[.B1612]" office:value-type="float" office:value="122158" calcext:value-type="float">
            <text:p>122158</text:p>
          </table:table-cell>
          <table:table-cell table:number-matrix-columns-spanned="1" table:number-matrix-rows-spanned="1" table:formula="of:=SUM(IF([.C$2:.C1612]&gt;[.C16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79" calcext:value-type="float">
            <text:p>179</text:p>
          </table:table-cell>
          <table:table-cell table:formula="of:=[.C1612]+[.B1613]" office:value-type="float" office:value="122337" calcext:value-type="float">
            <text:p>122337</text:p>
          </table:table-cell>
          <table:table-cell table:number-matrix-columns-spanned="1" table:number-matrix-rows-spanned="1" table:formula="of:=SUM(IF([.C$2:.C1613]&gt;[.C16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table:formula="of:=[.C1613]+[.B1614]" office:value-type="float" office:value="122518" calcext:value-type="float">
            <text:p>122518</text:p>
          </table:table-cell>
          <table:table-cell table:number-matrix-columns-spanned="1" table:number-matrix-rows-spanned="1" table:formula="of:=SUM(IF([.C$2:.C1614]&gt;[.C16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4" calcext:value-type="float">
            <text:p>184</text:p>
          </table:table-cell>
          <table:table-cell table:formula="of:=[.C1614]+[.B1615]" office:value-type="float" office:value="122702" calcext:value-type="float">
            <text:p>122702</text:p>
          </table:table-cell>
          <table:table-cell table:number-matrix-columns-spanned="1" table:number-matrix-rows-spanned="1" table:formula="of:=SUM(IF([.C$2:.C1615]&gt;[.C16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77" calcext:value-type="float">
            <text:p>177</text:p>
          </table:table-cell>
          <table:table-cell table:formula="of:=[.C1615]+[.B1616]" office:value-type="float" office:value="122879" calcext:value-type="float">
            <text:p>122879</text:p>
          </table:table-cell>
          <table:table-cell table:number-matrix-columns-spanned="1" table:number-matrix-rows-spanned="1" table:formula="of:=SUM(IF([.C$2:.C1616]&gt;[.C16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81" calcext:value-type="float">
            <text:p>181</text:p>
          </table:table-cell>
          <table:table-cell table:formula="of:=[.C1616]+[.B1617]" office:value-type="float" office:value="123060" calcext:value-type="float">
            <text:p>123060</text:p>
          </table:table-cell>
          <table:table-cell table:number-matrix-columns-spanned="1" table:number-matrix-rows-spanned="1" table:formula="of:=SUM(IF([.C$2:.C1617]&gt;[.C16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82" calcext:value-type="float">
            <text:p>182</text:p>
          </table:table-cell>
          <table:table-cell table:formula="of:=[.C1617]+[.B1618]" office:value-type="float" office:value="123242" calcext:value-type="float">
            <text:p>123242</text:p>
          </table:table-cell>
          <table:table-cell table:number-matrix-columns-spanned="1" table:number-matrix-rows-spanned="1" table:formula="of:=SUM(IF([.C$2:.C1618]&gt;[.C16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77" calcext:value-type="float">
            <text:p>177</text:p>
          </table:table-cell>
          <table:table-cell table:formula="of:=[.C1618]+[.B1619]" office:value-type="float" office:value="123419" calcext:value-type="float">
            <text:p>123419</text:p>
          </table:table-cell>
          <table:table-cell table:number-matrix-columns-spanned="1" table:number-matrix-rows-spanned="1" table:formula="of:=SUM(IF([.C$2:.C1619]&gt;[.C16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80" calcext:value-type="float">
            <text:p>180</text:p>
          </table:table-cell>
          <table:table-cell table:formula="of:=[.C1619]+[.B1620]" office:value-type="float" office:value="123599" calcext:value-type="float">
            <text:p>123599</text:p>
          </table:table-cell>
          <table:table-cell table:number-matrix-columns-spanned="1" table:number-matrix-rows-spanned="1" table:formula="of:=SUM(IF([.C$2:.C1620]&gt;[.C16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80" calcext:value-type="float">
            <text:p>180</text:p>
          </table:table-cell>
          <table:table-cell table:formula="of:=[.C1620]+[.B1621]" office:value-type="float" office:value="123779" calcext:value-type="float">
            <text:p>123779</text:p>
          </table:table-cell>
          <table:table-cell table:number-matrix-columns-spanned="1" table:number-matrix-rows-spanned="1" table:formula="of:=SUM(IF([.C$2:.C1621]&gt;[.C16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5" calcext:value-type="float">
            <text:p>185</text:p>
          </table:table-cell>
          <table:table-cell table:formula="of:=[.C1621]+[.B1622]" office:value-type="float" office:value="123964" calcext:value-type="float">
            <text:p>123964</text:p>
          </table:table-cell>
          <table:table-cell table:number-matrix-columns-spanned="1" table:number-matrix-rows-spanned="1" table:formula="of:=SUM(IF([.C$2:.C1622]&gt;[.C16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78" calcext:value-type="float">
            <text:p>178</text:p>
          </table:table-cell>
          <table:table-cell table:formula="of:=[.C1622]+[.B1623]" office:value-type="float" office:value="124142" calcext:value-type="float">
            <text:p>124142</text:p>
          </table:table-cell>
          <table:table-cell table:number-matrix-columns-spanned="1" table:number-matrix-rows-spanned="1" table:formula="of:=SUM(IF([.C$2:.C1623]&gt;[.C16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77" calcext:value-type="float">
            <text:p>177</text:p>
          </table:table-cell>
          <table:table-cell table:formula="of:=[.C1623]+[.B1624]" office:value-type="float" office:value="124319" calcext:value-type="float">
            <text:p>124319</text:p>
          </table:table-cell>
          <table:table-cell table:number-matrix-columns-spanned="1" table:number-matrix-rows-spanned="1" table:formula="of:=SUM(IF([.C$2:.C1624]&gt;[.C16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81" calcext:value-type="float">
            <text:p>181</text:p>
          </table:table-cell>
          <table:table-cell table:formula="of:=[.C1624]+[.B1625]" office:value-type="float" office:value="124500" calcext:value-type="float">
            <text:p>124500</text:p>
          </table:table-cell>
          <table:table-cell table:number-matrix-columns-spanned="1" table:number-matrix-rows-spanned="1" table:formula="of:=SUM(IF([.C$2:.C1625]&gt;[.C16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81" calcext:value-type="float">
            <text:p>181</text:p>
          </table:table-cell>
          <table:table-cell table:formula="of:=[.C1625]+[.B1626]" office:value-type="float" office:value="124681" calcext:value-type="float">
            <text:p>124681</text:p>
          </table:table-cell>
          <table:table-cell table:number-matrix-columns-spanned="1" table:number-matrix-rows-spanned="1" table:formula="of:=SUM(IF([.C$2:.C1626]&gt;[.C16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81" calcext:value-type="float">
            <text:p>181</text:p>
          </table:table-cell>
          <table:table-cell table:formula="of:=[.C1626]+[.B1627]" office:value-type="float" office:value="124862" calcext:value-type="float">
            <text:p>124862</text:p>
          </table:table-cell>
          <table:table-cell table:number-matrix-columns-spanned="1" table:number-matrix-rows-spanned="1" table:formula="of:=SUM(IF([.C$2:.C1627]&gt;[.C16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78" calcext:value-type="float">
            <text:p>178</text:p>
          </table:table-cell>
          <table:table-cell table:formula="of:=[.C1627]+[.B1628]" office:value-type="float" office:value="125040" calcext:value-type="float">
            <text:p>125040</text:p>
          </table:table-cell>
          <table:table-cell table:number-matrix-columns-spanned="1" table:number-matrix-rows-spanned="1" table:formula="of:=SUM(IF([.C$2:.C1628]&gt;[.C16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81" calcext:value-type="float">
            <text:p>181</text:p>
          </table:table-cell>
          <table:table-cell table:formula="of:=[.C1628]+[.B1629]" office:value-type="float" office:value="125221" calcext:value-type="float">
            <text:p>125221</text:p>
          </table:table-cell>
          <table:table-cell table:number-matrix-columns-spanned="1" table:number-matrix-rows-spanned="1" table:formula="of:=SUM(IF([.C$2:.C1629]&gt;[.C16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79" calcext:value-type="float">
            <text:p>179</text:p>
          </table:table-cell>
          <table:table-cell table:formula="of:=[.C1629]+[.B1630]" office:value-type="float" office:value="125400" calcext:value-type="float">
            <text:p>125400</text:p>
          </table:table-cell>
          <table:table-cell table:number-matrix-columns-spanned="1" table:number-matrix-rows-spanned="1" table:formula="of:=SUM(IF([.C$2:.C1630]&gt;[.C16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0" calcext:value-type="float">
            <text:p>180</text:p>
          </table:table-cell>
          <table:table-cell table:formula="of:=[.C1630]+[.B1631]" office:value-type="float" office:value="125580" calcext:value-type="float">
            <text:p>125580</text:p>
          </table:table-cell>
          <table:table-cell table:number-matrix-columns-spanned="1" table:number-matrix-rows-spanned="1" table:formula="of:=SUM(IF([.C$2:.C1631]&gt;[.C16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82" calcext:value-type="float">
            <text:p>182</text:p>
          </table:table-cell>
          <table:table-cell table:formula="of:=[.C1631]+[.B1632]" office:value-type="float" office:value="125762" calcext:value-type="float">
            <text:p>125762</text:p>
          </table:table-cell>
          <table:table-cell table:number-matrix-columns-spanned="1" table:number-matrix-rows-spanned="1" table:formula="of:=SUM(IF([.C$2:.C1632]&gt;[.C16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80" calcext:value-type="float">
            <text:p>180</text:p>
          </table:table-cell>
          <table:table-cell table:formula="of:=[.C1632]+[.B1633]" office:value-type="float" office:value="125942" calcext:value-type="float">
            <text:p>125942</text:p>
          </table:table-cell>
          <table:table-cell table:number-matrix-columns-spanned="1" table:number-matrix-rows-spanned="1" table:formula="of:=SUM(IF([.C$2:.C1633]&gt;[.C16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93" calcext:value-type="float">
            <text:p>193</text:p>
          </table:table-cell>
          <table:table-cell table:formula="of:=[.C1633]+[.B1634]" office:value-type="float" office:value="126135" calcext:value-type="float">
            <text:p>126135</text:p>
          </table:table-cell>
          <table:table-cell table:number-matrix-columns-spanned="1" table:number-matrix-rows-spanned="1" table:formula="of:=SUM(IF([.C$2:.C1634]&gt;[.C16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7" calcext:value-type="float">
            <text:p>167</text:p>
          </table:table-cell>
          <table:table-cell table:formula="of:=[.C1634]+[.B1635]" office:value-type="float" office:value="126302" calcext:value-type="float">
            <text:p>126302</text:p>
          </table:table-cell>
          <table:table-cell table:number-matrix-columns-spanned="1" table:number-matrix-rows-spanned="1" table:formula="of:=SUM(IF([.C$2:.C1635]&gt;[.C16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83" calcext:value-type="float">
            <text:p>183</text:p>
          </table:table-cell>
          <table:table-cell table:formula="of:=[.C1635]+[.B1636]" office:value-type="float" office:value="126485" calcext:value-type="float">
            <text:p>126485</text:p>
          </table:table-cell>
          <table:table-cell table:number-matrix-columns-spanned="1" table:number-matrix-rows-spanned="1" table:formula="of:=SUM(IF([.C$2:.C1636]&gt;[.C16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8" calcext:value-type="float">
            <text:p>178</text:p>
          </table:table-cell>
          <table:table-cell table:formula="of:=[.C1636]+[.B1637]" office:value-type="float" office:value="126663" calcext:value-type="float">
            <text:p>126663</text:p>
          </table:table-cell>
          <table:table-cell table:number-matrix-columns-spanned="1" table:number-matrix-rows-spanned="1" table:formula="of:=SUM(IF([.C$2:.C1637]&gt;[.C16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80" calcext:value-type="float">
            <text:p>180</text:p>
          </table:table-cell>
          <table:table-cell table:formula="of:=[.C1637]+[.B1638]" office:value-type="float" office:value="126843" calcext:value-type="float">
            <text:p>126843</text:p>
          </table:table-cell>
          <table:table-cell table:number-matrix-columns-spanned="1" table:number-matrix-rows-spanned="1" table:formula="of:=SUM(IF([.C$2:.C1638]&gt;[.C16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80" calcext:value-type="float">
            <text:p>180</text:p>
          </table:table-cell>
          <table:table-cell table:formula="of:=[.C1638]+[.B1639]" office:value-type="float" office:value="127023" calcext:value-type="float">
            <text:p>127023</text:p>
          </table:table-cell>
          <table:table-cell table:number-matrix-columns-spanned="1" table:number-matrix-rows-spanned="1" table:formula="of:=SUM(IF([.C$2:.C1639]&gt;[.C16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82" calcext:value-type="float">
            <text:p>182</text:p>
          </table:table-cell>
          <table:table-cell table:formula="of:=[.C1639]+[.B1640]" office:value-type="float" office:value="127205" calcext:value-type="float">
            <text:p>127205</text:p>
          </table:table-cell>
          <table:table-cell table:number-matrix-columns-spanned="1" table:number-matrix-rows-spanned="1" table:formula="of:=SUM(IF([.C$2:.C1640]&gt;[.C16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78" calcext:value-type="float">
            <text:p>178</text:p>
          </table:table-cell>
          <table:table-cell table:formula="of:=[.C1640]+[.B1641]" office:value-type="float" office:value="127383" calcext:value-type="float">
            <text:p>127383</text:p>
          </table:table-cell>
          <table:table-cell table:number-matrix-columns-spanned="1" table:number-matrix-rows-spanned="1" table:formula="of:=SUM(IF([.C$2:.C1641]&gt;[.C16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80" calcext:value-type="float">
            <text:p>180</text:p>
          </table:table-cell>
          <table:table-cell table:formula="of:=[.C1641]+[.B1642]" office:value-type="float" office:value="127563" calcext:value-type="float">
            <text:p>127563</text:p>
          </table:table-cell>
          <table:table-cell table:number-matrix-columns-spanned="1" table:number-matrix-rows-spanned="1" table:formula="of:=SUM(IF([.C$2:.C1642]&gt;[.C16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80" calcext:value-type="float">
            <text:p>180</text:p>
          </table:table-cell>
          <table:table-cell table:formula="of:=[.C1642]+[.B1643]" office:value-type="float" office:value="127743" calcext:value-type="float">
            <text:p>127743</text:p>
          </table:table-cell>
          <table:table-cell table:number-matrix-columns-spanned="1" table:number-matrix-rows-spanned="1" table:formula="of:=SUM(IF([.C$2:.C1643]&gt;[.C16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03" calcext:value-type="float">
            <text:p>203</text:p>
          </table:table-cell>
          <table:table-cell table:formula="of:=[.C1643]+[.B1644]" office:value-type="float" office:value="127946" calcext:value-type="float">
            <text:p>127946</text:p>
          </table:table-cell>
          <table:table-cell table:number-matrix-columns-spanned="1" table:number-matrix-rows-spanned="1" table:formula="of:=SUM(IF([.C$2:.C1644]&gt;[.C1644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58" calcext:value-type="float">
            <text:p>158</text:p>
          </table:table-cell>
          <table:table-cell table:formula="of:=[.C1644]+[.B1645]" office:value-type="float" office:value="128104" calcext:value-type="float">
            <text:p>128104</text:p>
          </table:table-cell>
          <table:table-cell table:number-matrix-columns-spanned="1" table:number-matrix-rows-spanned="1" table:formula="of:=SUM(IF([.C$2:.C1645]&gt;[.C16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79" calcext:value-type="float">
            <text:p>179</text:p>
          </table:table-cell>
          <table:table-cell table:formula="of:=[.C1645]+[.B1646]" office:value-type="float" office:value="128283" calcext:value-type="float">
            <text:p>128283</text:p>
          </table:table-cell>
          <table:table-cell table:number-matrix-columns-spanned="1" table:number-matrix-rows-spanned="1" table:formula="of:=SUM(IF([.C$2:.C1646]&gt;[.C16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80" calcext:value-type="float">
            <text:p>180</text:p>
          </table:table-cell>
          <table:table-cell table:formula="of:=[.C1646]+[.B1647]" office:value-type="float" office:value="128463" calcext:value-type="float">
            <text:p>128463</text:p>
          </table:table-cell>
          <table:table-cell table:number-matrix-columns-spanned="1" table:number-matrix-rows-spanned="1" table:formula="of:=SUM(IF([.C$2:.C1647]&gt;[.C16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80" calcext:value-type="float">
            <text:p>180</text:p>
          </table:table-cell>
          <table:table-cell table:formula="of:=[.C1647]+[.B1648]" office:value-type="float" office:value="128643" calcext:value-type="float">
            <text:p>128643</text:p>
          </table:table-cell>
          <table:table-cell table:number-matrix-columns-spanned="1" table:number-matrix-rows-spanned="1" table:formula="of:=SUM(IF([.C$2:.C1648]&gt;[.C16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82" calcext:value-type="float">
            <text:p>182</text:p>
          </table:table-cell>
          <table:table-cell table:formula="of:=[.C1648]+[.B1649]" office:value-type="float" office:value="128825" calcext:value-type="float">
            <text:p>128825</text:p>
          </table:table-cell>
          <table:table-cell table:number-matrix-columns-spanned="1" table:number-matrix-rows-spanned="1" table:formula="of:=SUM(IF([.C$2:.C1649]&gt;[.C16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80" calcext:value-type="float">
            <text:p>180</text:p>
          </table:table-cell>
          <table:table-cell table:formula="of:=[.C1649]+[.B1650]" office:value-type="float" office:value="129005" calcext:value-type="float">
            <text:p>129005</text:p>
          </table:table-cell>
          <table:table-cell table:number-matrix-columns-spanned="1" table:number-matrix-rows-spanned="1" table:formula="of:=SUM(IF([.C$2:.C1650]&gt;[.C16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9" calcext:value-type="float">
            <text:p>179</text:p>
          </table:table-cell>
          <table:table-cell table:formula="of:=[.C1650]+[.B1651]" office:value-type="float" office:value="129184" calcext:value-type="float">
            <text:p>129184</text:p>
          </table:table-cell>
          <table:table-cell table:number-matrix-columns-spanned="1" table:number-matrix-rows-spanned="1" table:formula="of:=SUM(IF([.C$2:.C1651]&gt;[.C16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0" calcext:value-type="float">
            <text:p>180</text:p>
          </table:table-cell>
          <table:table-cell table:formula="of:=[.C1651]+[.B1652]" office:value-type="float" office:value="129364" calcext:value-type="float">
            <text:p>129364</text:p>
          </table:table-cell>
          <table:table-cell table:number-matrix-columns-spanned="1" table:number-matrix-rows-spanned="1" table:formula="of:=SUM(IF([.C$2:.C1652]&gt;[.C16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82" calcext:value-type="float">
            <text:p>182</text:p>
          </table:table-cell>
          <table:table-cell table:formula="of:=[.C1652]+[.B1653]" office:value-type="float" office:value="129546" calcext:value-type="float">
            <text:p>129546</text:p>
          </table:table-cell>
          <table:table-cell table:number-matrix-columns-spanned="1" table:number-matrix-rows-spanned="1" table:formula="of:=SUM(IF([.C$2:.C1653]&gt;[.C16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91" calcext:value-type="float">
            <text:p>191</text:p>
          </table:table-cell>
          <table:table-cell table:formula="of:=[.C1653]+[.B1654]" office:value-type="float" office:value="129737" calcext:value-type="float">
            <text:p>129737</text:p>
          </table:table-cell>
          <table:table-cell table:number-matrix-columns-spanned="1" table:number-matrix-rows-spanned="1" table:formula="of:=SUM(IF([.C$2:.C1654]&gt;[.C16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69" calcext:value-type="float">
            <text:p>169</text:p>
          </table:table-cell>
          <table:table-cell table:formula="of:=[.C1654]+[.B1655]" office:value-type="float" office:value="129906" calcext:value-type="float">
            <text:p>129906</text:p>
          </table:table-cell>
          <table:table-cell table:number-matrix-columns-spanned="1" table:number-matrix-rows-spanned="1" table:formula="of:=SUM(IF([.C$2:.C1655]&gt;[.C16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80" calcext:value-type="float">
            <text:p>180</text:p>
          </table:table-cell>
          <table:table-cell table:formula="of:=[.C1655]+[.B1656]" office:value-type="float" office:value="130086" calcext:value-type="float">
            <text:p>130086</text:p>
          </table:table-cell>
          <table:table-cell table:number-matrix-columns-spanned="1" table:number-matrix-rows-spanned="1" table:formula="of:=SUM(IF([.C$2:.C1656]&gt;[.C16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9" calcext:value-type="float">
            <text:p>179</text:p>
          </table:table-cell>
          <table:table-cell table:formula="of:=[.C1656]+[.B1657]" office:value-type="float" office:value="130265" calcext:value-type="float">
            <text:p>130265</text:p>
          </table:table-cell>
          <table:table-cell table:number-matrix-columns-spanned="1" table:number-matrix-rows-spanned="1" table:formula="of:=SUM(IF([.C$2:.C1657]&gt;[.C16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80" calcext:value-type="float">
            <text:p>180</text:p>
          </table:table-cell>
          <table:table-cell table:formula="of:=[.C1657]+[.B1658]" office:value-type="float" office:value="130445" calcext:value-type="float">
            <text:p>130445</text:p>
          </table:table-cell>
          <table:table-cell table:number-matrix-columns-spanned="1" table:number-matrix-rows-spanned="1" table:formula="of:=SUM(IF([.C$2:.C1658]&gt;[.C16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81" calcext:value-type="float">
            <text:p>181</text:p>
          </table:table-cell>
          <table:table-cell table:formula="of:=[.C1658]+[.B1659]" office:value-type="float" office:value="130626" calcext:value-type="float">
            <text:p>130626</text:p>
          </table:table-cell>
          <table:table-cell table:number-matrix-columns-spanned="1" table:number-matrix-rows-spanned="1" table:formula="of:=SUM(IF([.C$2:.C1659]&gt;[.C16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82" calcext:value-type="float">
            <text:p>182</text:p>
          </table:table-cell>
          <table:table-cell table:formula="of:=[.C1659]+[.B1660]" office:value-type="float" office:value="130808" calcext:value-type="float">
            <text:p>130808</text:p>
          </table:table-cell>
          <table:table-cell table:number-matrix-columns-spanned="1" table:number-matrix-rows-spanned="1" table:formula="of:=SUM(IF([.C$2:.C1660]&gt;[.C16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9" calcext:value-type="float">
            <text:p>179</text:p>
          </table:table-cell>
          <table:table-cell table:formula="of:=[.C1660]+[.B1661]" office:value-type="float" office:value="130987" calcext:value-type="float">
            <text:p>130987</text:p>
          </table:table-cell>
          <table:table-cell table:number-matrix-columns-spanned="1" table:number-matrix-rows-spanned="1" table:formula="of:=SUM(IF([.C$2:.C1661]&gt;[.C16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80" calcext:value-type="float">
            <text:p>180</text:p>
          </table:table-cell>
          <table:table-cell table:formula="of:=[.C1661]+[.B1662]" office:value-type="float" office:value="131167" calcext:value-type="float">
            <text:p>131167</text:p>
          </table:table-cell>
          <table:table-cell table:number-matrix-columns-spanned="1" table:number-matrix-rows-spanned="1" table:formula="of:=SUM(IF([.C$2:.C1662]&gt;[.C16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79" calcext:value-type="float">
            <text:p>179</text:p>
          </table:table-cell>
          <table:table-cell table:formula="of:=[.C1662]+[.B1663]" office:value-type="float" office:value="131346" calcext:value-type="float">
            <text:p>131346</text:p>
          </table:table-cell>
          <table:table-cell table:number-matrix-columns-spanned="1" table:number-matrix-rows-spanned="1" table:formula="of:=SUM(IF([.C$2:.C1663]&gt;[.C16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80" calcext:value-type="float">
            <text:p>180</text:p>
          </table:table-cell>
          <table:table-cell table:formula="of:=[.C1663]+[.B1664]" office:value-type="float" office:value="131526" calcext:value-type="float">
            <text:p>131526</text:p>
          </table:table-cell>
          <table:table-cell table:number-matrix-columns-spanned="1" table:number-matrix-rows-spanned="1" table:formula="of:=SUM(IF([.C$2:.C1664]&gt;[.C16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81" calcext:value-type="float">
            <text:p>181</text:p>
          </table:table-cell>
          <table:table-cell table:formula="of:=[.C1664]+[.B1665]" office:value-type="float" office:value="131707" calcext:value-type="float">
            <text:p>131707</text:p>
          </table:table-cell>
          <table:table-cell table:number-matrix-columns-spanned="1" table:number-matrix-rows-spanned="1" table:formula="of:=SUM(IF([.C$2:.C1665]&gt;[.C16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81" calcext:value-type="float">
            <text:p>181</text:p>
          </table:table-cell>
          <table:table-cell table:formula="of:=[.C1665]+[.B1666]" office:value-type="float" office:value="131888" calcext:value-type="float">
            <text:p>131888</text:p>
          </table:table-cell>
          <table:table-cell table:number-matrix-columns-spanned="1" table:number-matrix-rows-spanned="1" table:formula="of:=SUM(IF([.C$2:.C1666]&gt;[.C16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93" calcext:value-type="float">
            <text:p>193</text:p>
          </table:table-cell>
          <table:table-cell table:formula="of:=[.C1666]+[.B1667]" office:value-type="float" office:value="132081" calcext:value-type="float">
            <text:p>132081</text:p>
          </table:table-cell>
          <table:table-cell table:number-matrix-columns-spanned="1" table:number-matrix-rows-spanned="1" table:formula="of:=SUM(IF([.C$2:.C1667]&gt;[.C16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66" calcext:value-type="float">
            <text:p>166</text:p>
          </table:table-cell>
          <table:table-cell table:formula="of:=[.C1667]+[.B1668]" office:value-type="float" office:value="132247" calcext:value-type="float">
            <text:p>132247</text:p>
          </table:table-cell>
          <table:table-cell table:number-matrix-columns-spanned="1" table:number-matrix-rows-spanned="1" table:formula="of:=SUM(IF([.C$2:.C1668]&gt;[.C16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80" calcext:value-type="float">
            <text:p>180</text:p>
          </table:table-cell>
          <table:table-cell table:formula="of:=[.C1668]+[.B1669]" office:value-type="float" office:value="132427" calcext:value-type="float">
            <text:p>132427</text:p>
          </table:table-cell>
          <table:table-cell table:number-matrix-columns-spanned="1" table:number-matrix-rows-spanned="1" table:formula="of:=SUM(IF([.C$2:.C1669]&gt;[.C16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81" calcext:value-type="float">
            <text:p>181</text:p>
          </table:table-cell>
          <table:table-cell table:formula="of:=[.C1669]+[.B1670]" office:value-type="float" office:value="132608" calcext:value-type="float">
            <text:p>132608</text:p>
          </table:table-cell>
          <table:table-cell table:number-matrix-columns-spanned="1" table:number-matrix-rows-spanned="1" table:formula="of:=SUM(IF([.C$2:.C1670]&gt;[.C16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80" calcext:value-type="float">
            <text:p>180</text:p>
          </table:table-cell>
          <table:table-cell table:formula="of:=[.C1670]+[.B1671]" office:value-type="float" office:value="132788" calcext:value-type="float">
            <text:p>132788</text:p>
          </table:table-cell>
          <table:table-cell table:number-matrix-columns-spanned="1" table:number-matrix-rows-spanned="1" table:formula="of:=SUM(IF([.C$2:.C1671]&gt;[.C16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81" calcext:value-type="float">
            <text:p>181</text:p>
          </table:table-cell>
          <table:table-cell table:formula="of:=[.C1671]+[.B1672]" office:value-type="float" office:value="132969" calcext:value-type="float">
            <text:p>132969</text:p>
          </table:table-cell>
          <table:table-cell table:number-matrix-columns-spanned="1" table:number-matrix-rows-spanned="1" table:formula="of:=SUM(IF([.C$2:.C1672]&gt;[.C16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79" calcext:value-type="float">
            <text:p>179</text:p>
          </table:table-cell>
          <table:table-cell table:formula="of:=[.C1672]+[.B1673]" office:value-type="float" office:value="133148" calcext:value-type="float">
            <text:p>133148</text:p>
          </table:table-cell>
          <table:table-cell table:number-matrix-columns-spanned="1" table:number-matrix-rows-spanned="1" table:formula="of:=SUM(IF([.C$2:.C1673]&gt;[.C16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80" calcext:value-type="float">
            <text:p>180</text:p>
          </table:table-cell>
          <table:table-cell table:formula="of:=[.C1673]+[.B1674]" office:value-type="float" office:value="133328" calcext:value-type="float">
            <text:p>133328</text:p>
          </table:table-cell>
          <table:table-cell table:number-matrix-columns-spanned="1" table:number-matrix-rows-spanned="1" table:formula="of:=SUM(IF([.C$2:.C1674]&gt;[.C16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81" calcext:value-type="float">
            <text:p>181</text:p>
          </table:table-cell>
          <table:table-cell table:formula="of:=[.C1674]+[.B1675]" office:value-type="float" office:value="133509" calcext:value-type="float">
            <text:p>133509</text:p>
          </table:table-cell>
          <table:table-cell table:number-matrix-columns-spanned="1" table:number-matrix-rows-spanned="1" table:formula="of:=SUM(IF([.C$2:.C1675]&gt;[.C16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80" calcext:value-type="float">
            <text:p>180</text:p>
          </table:table-cell>
          <table:table-cell table:formula="of:=[.C1675]+[.B1676]" office:value-type="float" office:value="133689" calcext:value-type="float">
            <text:p>133689</text:p>
          </table:table-cell>
          <table:table-cell table:number-matrix-columns-spanned="1" table:number-matrix-rows-spanned="1" table:formula="of:=SUM(IF([.C$2:.C1676]&gt;[.C16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80" calcext:value-type="float">
            <text:p>180</text:p>
          </table:table-cell>
          <table:table-cell table:formula="of:=[.C1676]+[.B1677]" office:value-type="float" office:value="133869" calcext:value-type="float">
            <text:p>133869</text:p>
          </table:table-cell>
          <table:table-cell table:number-matrix-columns-spanned="1" table:number-matrix-rows-spanned="1" table:formula="of:=SUM(IF([.C$2:.C1677]&gt;[.C16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81" calcext:value-type="float">
            <text:p>181</text:p>
          </table:table-cell>
          <table:table-cell table:formula="of:=[.C1677]+[.B1678]" office:value-type="float" office:value="134050" calcext:value-type="float">
            <text:p>134050</text:p>
          </table:table-cell>
          <table:table-cell table:number-matrix-columns-spanned="1" table:number-matrix-rows-spanned="1" table:formula="of:=SUM(IF([.C$2:.C1678]&gt;[.C16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79" calcext:value-type="float">
            <text:p>179</text:p>
          </table:table-cell>
          <table:table-cell table:formula="of:=[.C1678]+[.B1679]" office:value-type="float" office:value="134229" calcext:value-type="float">
            <text:p>134229</text:p>
          </table:table-cell>
          <table:table-cell table:number-matrix-columns-spanned="1" table:number-matrix-rows-spanned="1" table:formula="of:=SUM(IF([.C$2:.C1679]&gt;[.C16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80" calcext:value-type="float">
            <text:p>180</text:p>
          </table:table-cell>
          <table:table-cell table:formula="of:=[.C1679]+[.B1680]" office:value-type="float" office:value="134409" calcext:value-type="float">
            <text:p>134409</text:p>
          </table:table-cell>
          <table:table-cell table:number-matrix-columns-spanned="1" table:number-matrix-rows-spanned="1" table:formula="of:=SUM(IF([.C$2:.C1680]&gt;[.C16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80" calcext:value-type="float">
            <text:p>180</text:p>
          </table:table-cell>
          <table:table-cell table:formula="of:=[.C1680]+[.B1681]" office:value-type="float" office:value="134589" calcext:value-type="float">
            <text:p>134589</text:p>
          </table:table-cell>
          <table:table-cell table:number-matrix-columns-spanned="1" table:number-matrix-rows-spanned="1" table:formula="of:=SUM(IF([.C$2:.C1681]&gt;[.C16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82" calcext:value-type="float">
            <text:p>182</text:p>
          </table:table-cell>
          <table:table-cell table:formula="of:=[.C1681]+[.B1682]" office:value-type="float" office:value="134771" calcext:value-type="float">
            <text:p>134771</text:p>
          </table:table-cell>
          <table:table-cell table:number-matrix-columns-spanned="1" table:number-matrix-rows-spanned="1" table:formula="of:=SUM(IF([.C$2:.C1682]&gt;[.C16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79" calcext:value-type="float">
            <text:p>179</text:p>
          </table:table-cell>
          <table:table-cell table:formula="of:=[.C1682]+[.B1683]" office:value-type="float" office:value="134950" calcext:value-type="float">
            <text:p>134950</text:p>
          </table:table-cell>
          <table:table-cell table:number-matrix-columns-spanned="1" table:number-matrix-rows-spanned="1" table:formula="of:=SUM(IF([.C$2:.C1683]&gt;[.C16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87" calcext:value-type="float">
            <text:p>187</text:p>
          </table:table-cell>
          <table:table-cell table:formula="of:=[.C1683]+[.B1684]" office:value-type="float" office:value="135137" calcext:value-type="float">
            <text:p>135137</text:p>
          </table:table-cell>
          <table:table-cell table:number-matrix-columns-spanned="1" table:number-matrix-rows-spanned="1" table:formula="of:=SUM(IF([.C$2:.C1684]&gt;[.C16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3" calcext:value-type="float">
            <text:p>173</text:p>
          </table:table-cell>
          <table:table-cell table:formula="of:=[.C1684]+[.B1685]" office:value-type="float" office:value="135310" calcext:value-type="float">
            <text:p>135310</text:p>
          </table:table-cell>
          <table:table-cell table:number-matrix-columns-spanned="1" table:number-matrix-rows-spanned="1" table:formula="of:=SUM(IF([.C$2:.C1685]&gt;[.C16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80" calcext:value-type="float">
            <text:p>180</text:p>
          </table:table-cell>
          <table:table-cell table:formula="of:=[.C1685]+[.B1686]" office:value-type="float" office:value="135490" calcext:value-type="float">
            <text:p>135490</text:p>
          </table:table-cell>
          <table:table-cell table:number-matrix-columns-spanned="1" table:number-matrix-rows-spanned="1" table:formula="of:=SUM(IF([.C$2:.C1686]&gt;[.C16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80" calcext:value-type="float">
            <text:p>180</text:p>
          </table:table-cell>
          <table:table-cell table:formula="of:=[.C1686]+[.B1687]" office:value-type="float" office:value="135670" calcext:value-type="float">
            <text:p>135670</text:p>
          </table:table-cell>
          <table:table-cell table:number-matrix-columns-spanned="1" table:number-matrix-rows-spanned="1" table:formula="of:=SUM(IF([.C$2:.C1687]&gt;[.C16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80" calcext:value-type="float">
            <text:p>180</text:p>
          </table:table-cell>
          <table:table-cell table:formula="of:=[.C1687]+[.B1688]" office:value-type="float" office:value="135850" calcext:value-type="float">
            <text:p>135850</text:p>
          </table:table-cell>
          <table:table-cell table:number-matrix-columns-spanned="1" table:number-matrix-rows-spanned="1" table:formula="of:=SUM(IF([.C$2:.C1688]&gt;[.C16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2" calcext:value-type="float">
            <text:p>182</text:p>
          </table:table-cell>
          <table:table-cell table:formula="of:=[.C1688]+[.B1689]" office:value-type="float" office:value="136032" calcext:value-type="float">
            <text:p>136032</text:p>
          </table:table-cell>
          <table:table-cell table:number-matrix-columns-spanned="1" table:number-matrix-rows-spanned="1" table:formula="of:=SUM(IF([.C$2:.C1689]&gt;[.C16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84" calcext:value-type="float">
            <text:p>184</text:p>
          </table:table-cell>
          <table:table-cell table:formula="of:=[.C1689]+[.B1690]" office:value-type="float" office:value="136216" calcext:value-type="float">
            <text:p>136216</text:p>
          </table:table-cell>
          <table:table-cell table:number-matrix-columns-spanned="1" table:number-matrix-rows-spanned="1" table:formula="of:=SUM(IF([.C$2:.C1690]&gt;[.C16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5" calcext:value-type="float">
            <text:p>175</text:p>
          </table:table-cell>
          <table:table-cell table:formula="of:=[.C1690]+[.B1691]" office:value-type="float" office:value="136391" calcext:value-type="float">
            <text:p>136391</text:p>
          </table:table-cell>
          <table:table-cell table:number-matrix-columns-spanned="1" table:number-matrix-rows-spanned="1" table:formula="of:=SUM(IF([.C$2:.C1691]&gt;[.C16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81" calcext:value-type="float">
            <text:p>181</text:p>
          </table:table-cell>
          <table:table-cell table:formula="of:=[.C1691]+[.B1692]" office:value-type="float" office:value="136572" calcext:value-type="float">
            <text:p>136572</text:p>
          </table:table-cell>
          <table:table-cell table:number-matrix-columns-spanned="1" table:number-matrix-rows-spanned="1" table:formula="of:=SUM(IF([.C$2:.C1692]&gt;[.C16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93" calcext:value-type="float">
            <text:p>193</text:p>
          </table:table-cell>
          <table:table-cell table:formula="of:=[.C1692]+[.B1693]" office:value-type="float" office:value="136765" calcext:value-type="float">
            <text:p>136765</text:p>
          </table:table-cell>
          <table:table-cell table:number-matrix-columns-spanned="1" table:number-matrix-rows-spanned="1" table:formula="of:=SUM(IF([.C$2:.C1693]&gt;[.C16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67" calcext:value-type="float">
            <text:p>167</text:p>
          </table:table-cell>
          <table:table-cell table:formula="of:=[.C1693]+[.B1694]" office:value-type="float" office:value="136932" calcext:value-type="float">
            <text:p>136932</text:p>
          </table:table-cell>
          <table:table-cell table:number-matrix-columns-spanned="1" table:number-matrix-rows-spanned="1" table:formula="of:=SUM(IF([.C$2:.C1694]&gt;[.C16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80" calcext:value-type="float">
            <text:p>180</text:p>
          </table:table-cell>
          <table:table-cell table:formula="of:=[.C1694]+[.B1695]" office:value-type="float" office:value="137112" calcext:value-type="float">
            <text:p>137112</text:p>
          </table:table-cell>
          <table:table-cell table:number-matrix-columns-spanned="1" table:number-matrix-rows-spanned="1" table:formula="of:=SUM(IF([.C$2:.C1695]&gt;[.C16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80" calcext:value-type="float">
            <text:p>180</text:p>
          </table:table-cell>
          <table:table-cell table:formula="of:=[.C1695]+[.B1696]" office:value-type="float" office:value="137292" calcext:value-type="float">
            <text:p>137292</text:p>
          </table:table-cell>
          <table:table-cell table:number-matrix-columns-spanned="1" table:number-matrix-rows-spanned="1" table:formula="of:=SUM(IF([.C$2:.C1696]&gt;[.C16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82" calcext:value-type="float">
            <text:p>182</text:p>
          </table:table-cell>
          <table:table-cell table:formula="of:=[.C1696]+[.B1697]" office:value-type="float" office:value="137474" calcext:value-type="float">
            <text:p>137474</text:p>
          </table:table-cell>
          <table:table-cell table:number-matrix-columns-spanned="1" table:number-matrix-rows-spanned="1" table:formula="of:=SUM(IF([.C$2:.C1697]&gt;[.C16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79" calcext:value-type="float">
            <text:p>179</text:p>
          </table:table-cell>
          <table:table-cell table:formula="of:=[.C1697]+[.B1698]" office:value-type="float" office:value="137653" calcext:value-type="float">
            <text:p>137653</text:p>
          </table:table-cell>
          <table:table-cell table:number-matrix-columns-spanned="1" table:number-matrix-rows-spanned="1" table:formula="of:=SUM(IF([.C$2:.C1698]&gt;[.C16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79" calcext:value-type="float">
            <text:p>179</text:p>
          </table:table-cell>
          <table:table-cell table:formula="of:=[.C1698]+[.B1699]" office:value-type="float" office:value="137832" calcext:value-type="float">
            <text:p>137832</text:p>
          </table:table-cell>
          <table:table-cell table:number-matrix-columns-spanned="1" table:number-matrix-rows-spanned="1" table:formula="of:=SUM(IF([.C$2:.C1699]&gt;[.C16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80" calcext:value-type="float">
            <text:p>180</text:p>
          </table:table-cell>
          <table:table-cell table:formula="of:=[.C1699]+[.B1700]" office:value-type="float" office:value="138012" calcext:value-type="float">
            <text:p>138012</text:p>
          </table:table-cell>
          <table:table-cell table:number-matrix-columns-spanned="1" table:number-matrix-rows-spanned="1" table:formula="of:=SUM(IF([.C$2:.C1700]&gt;[.C17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2" calcext:value-type="float">
            <text:p>182</text:p>
          </table:table-cell>
          <table:table-cell table:formula="of:=[.C1700]+[.B1701]" office:value-type="float" office:value="138194" calcext:value-type="float">
            <text:p>138194</text:p>
          </table:table-cell>
          <table:table-cell table:number-matrix-columns-spanned="1" table:number-matrix-rows-spanned="1" table:formula="of:=SUM(IF([.C$2:.C1701]&gt;[.C17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9" calcext:value-type="float">
            <text:p>179</text:p>
          </table:table-cell>
          <table:table-cell table:formula="of:=[.C1701]+[.B1702]" office:value-type="float" office:value="138373" calcext:value-type="float">
            <text:p>138373</text:p>
          </table:table-cell>
          <table:table-cell table:number-matrix-columns-spanned="1" table:number-matrix-rows-spanned="1" table:formula="of:=SUM(IF([.C$2:.C1702]&gt;[.C17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81" calcext:value-type="float">
            <text:p>181</text:p>
          </table:table-cell>
          <table:table-cell table:formula="of:=[.C1702]+[.B1703]" office:value-type="float" office:value="138554" calcext:value-type="float">
            <text:p>138554</text:p>
          </table:table-cell>
          <table:table-cell table:number-matrix-columns-spanned="1" table:number-matrix-rows-spanned="1" table:formula="of:=SUM(IF([.C$2:.C1703]&gt;[.C17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87" calcext:value-type="float">
            <text:p>187</text:p>
          </table:table-cell>
          <table:table-cell table:formula="of:=[.C1703]+[.B1704]" office:value-type="float" office:value="138741" calcext:value-type="float">
            <text:p>138741</text:p>
          </table:table-cell>
          <table:table-cell table:number-matrix-columns-spanned="1" table:number-matrix-rows-spanned="1" table:formula="of:=SUM(IF([.C$2:.C1704]&gt;[.C17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73" calcext:value-type="float">
            <text:p>173</text:p>
          </table:table-cell>
          <table:table-cell table:formula="of:=[.C1704]+[.B1705]" office:value-type="float" office:value="138914" calcext:value-type="float">
            <text:p>138914</text:p>
          </table:table-cell>
          <table:table-cell table:number-matrix-columns-spanned="1" table:number-matrix-rows-spanned="1" table:formula="of:=SUM(IF([.C$2:.C1705]&gt;[.C17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81" calcext:value-type="float">
            <text:p>181</text:p>
          </table:table-cell>
          <table:table-cell table:formula="of:=[.C1705]+[.B1706]" office:value-type="float" office:value="139095" calcext:value-type="float">
            <text:p>139095</text:p>
          </table:table-cell>
          <table:table-cell table:number-matrix-columns-spanned="1" table:number-matrix-rows-spanned="1" table:formula="of:=SUM(IF([.C$2:.C1706]&gt;[.C17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79" calcext:value-type="float">
            <text:p>179</text:p>
          </table:table-cell>
          <table:table-cell table:formula="of:=[.C1706]+[.B1707]" office:value-type="float" office:value="139274" calcext:value-type="float">
            <text:p>139274</text:p>
          </table:table-cell>
          <table:table-cell table:number-matrix-columns-spanned="1" table:number-matrix-rows-spanned="1" table:formula="of:=SUM(IF([.C$2:.C1707]&gt;[.C17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80" calcext:value-type="float">
            <text:p>180</text:p>
          </table:table-cell>
          <table:table-cell table:formula="of:=[.C1707]+[.B1708]" office:value-type="float" office:value="139454" calcext:value-type="float">
            <text:p>139454</text:p>
          </table:table-cell>
          <table:table-cell table:number-matrix-columns-spanned="1" table:number-matrix-rows-spanned="1" table:formula="of:=SUM(IF([.C$2:.C1708]&gt;[.C17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80" calcext:value-type="float">
            <text:p>180</text:p>
          </table:table-cell>
          <table:table-cell table:formula="of:=[.C1708]+[.B1709]" office:value-type="float" office:value="139634" calcext:value-type="float">
            <text:p>139634</text:p>
          </table:table-cell>
          <table:table-cell table:number-matrix-columns-spanned="1" table:number-matrix-rows-spanned="1" table:formula="of:=SUM(IF([.C$2:.C1709]&gt;[.C17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82" calcext:value-type="float">
            <text:p>182</text:p>
          </table:table-cell>
          <table:table-cell table:formula="of:=[.C1709]+[.B1710]" office:value-type="float" office:value="139816" calcext:value-type="float">
            <text:p>139816</text:p>
          </table:table-cell>
          <table:table-cell table:number-matrix-columns-spanned="1" table:number-matrix-rows-spanned="1" table:formula="of:=SUM(IF([.C$2:.C1710]&gt;[.C17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79" calcext:value-type="float">
            <text:p>179</text:p>
          </table:table-cell>
          <table:table-cell table:formula="of:=[.C1710]+[.B1711]" office:value-type="float" office:value="139995" calcext:value-type="float">
            <text:p>139995</text:p>
          </table:table-cell>
          <table:table-cell table:number-matrix-columns-spanned="1" table:number-matrix-rows-spanned="1" table:formula="of:=SUM(IF([.C$2:.C1711]&gt;[.C17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81" calcext:value-type="float">
            <text:p>181</text:p>
          </table:table-cell>
          <table:table-cell table:formula="of:=[.C1711]+[.B1712]" office:value-type="float" office:value="140176" calcext:value-type="float">
            <text:p>140176</text:p>
          </table:table-cell>
          <table:table-cell table:number-matrix-columns-spanned="1" table:number-matrix-rows-spanned="1" table:formula="of:=SUM(IF([.C$2:.C1712]&gt;[.C17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79" calcext:value-type="float">
            <text:p>179</text:p>
          </table:table-cell>
          <table:table-cell table:formula="of:=[.C1712]+[.B1713]" office:value-type="float" office:value="140355" calcext:value-type="float">
            <text:p>140355</text:p>
          </table:table-cell>
          <table:table-cell table:number-matrix-columns-spanned="1" table:number-matrix-rows-spanned="1" table:formula="of:=SUM(IF([.C$2:.C1713]&gt;[.C17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83" calcext:value-type="float">
            <text:p>183</text:p>
          </table:table-cell>
          <table:table-cell table:formula="of:=[.C1713]+[.B1714]" office:value-type="float" office:value="140538" calcext:value-type="float">
            <text:p>140538</text:p>
          </table:table-cell>
          <table:table-cell table:number-matrix-columns-spanned="1" table:number-matrix-rows-spanned="1" table:formula="of:=SUM(IF([.C$2:.C1714]&gt;[.C17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77" calcext:value-type="float">
            <text:p>177</text:p>
          </table:table-cell>
          <table:table-cell table:formula="of:=[.C1714]+[.B1715]" office:value-type="float" office:value="140715" calcext:value-type="float">
            <text:p>140715</text:p>
          </table:table-cell>
          <table:table-cell table:number-matrix-columns-spanned="1" table:number-matrix-rows-spanned="1" table:formula="of:=SUM(IF([.C$2:.C1715]&gt;[.C17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80" calcext:value-type="float">
            <text:p>180</text:p>
          </table:table-cell>
          <table:table-cell table:formula="of:=[.C1715]+[.B1716]" office:value-type="float" office:value="140895" calcext:value-type="float">
            <text:p>140895</text:p>
          </table:table-cell>
          <table:table-cell table:number-matrix-columns-spanned="1" table:number-matrix-rows-spanned="1" table:formula="of:=SUM(IF([.C$2:.C1716]&gt;[.C17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81" calcext:value-type="float">
            <text:p>181</text:p>
          </table:table-cell>
          <table:table-cell table:formula="of:=[.C1716]+[.B1717]" office:value-type="float" office:value="141076" calcext:value-type="float">
            <text:p>141076</text:p>
          </table:table-cell>
          <table:table-cell table:number-matrix-columns-spanned="1" table:number-matrix-rows-spanned="1" table:formula="of:=SUM(IF([.C$2:.C1717]&gt;[.C17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79" calcext:value-type="float">
            <text:p>179</text:p>
          </table:table-cell>
          <table:table-cell table:formula="of:=[.C1717]+[.B1718]" office:value-type="float" office:value="141255" calcext:value-type="float">
            <text:p>141255</text:p>
          </table:table-cell>
          <table:table-cell table:number-matrix-columns-spanned="1" table:number-matrix-rows-spanned="1" table:formula="of:=SUM(IF([.C$2:.C1718]&gt;[.C17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81" calcext:value-type="float">
            <text:p>181</text:p>
          </table:table-cell>
          <table:table-cell table:formula="of:=[.C1718]+[.B1719]" office:value-type="float" office:value="141436" calcext:value-type="float">
            <text:p>141436</text:p>
          </table:table-cell>
          <table:table-cell table:number-matrix-columns-spanned="1" table:number-matrix-rows-spanned="1" table:formula="of:=SUM(IF([.C$2:.C1719]&gt;[.C17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80" calcext:value-type="float">
            <text:p>180</text:p>
          </table:table-cell>
          <table:table-cell table:formula="of:=[.C1719]+[.B1720]" office:value-type="float" office:value="141616" calcext:value-type="float">
            <text:p>141616</text:p>
          </table:table-cell>
          <table:table-cell table:number-matrix-columns-spanned="1" table:number-matrix-rows-spanned="1" table:formula="of:=SUM(IF([.C$2:.C1720]&gt;[.C17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1" calcext:value-type="float">
            <text:p>181</text:p>
          </table:table-cell>
          <table:table-cell table:formula="of:=[.C1720]+[.B1721]" office:value-type="float" office:value="141797" calcext:value-type="float">
            <text:p>141797</text:p>
          </table:table-cell>
          <table:table-cell table:number-matrix-columns-spanned="1" table:number-matrix-rows-spanned="1" table:formula="of:=SUM(IF([.C$2:.C1721]&gt;[.C17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81" calcext:value-type="float">
            <text:p>181</text:p>
          </table:table-cell>
          <table:table-cell table:formula="of:=[.C1721]+[.B1722]" office:value-type="float" office:value="141978" calcext:value-type="float">
            <text:p>141978</text:p>
          </table:table-cell>
          <table:table-cell table:number-matrix-columns-spanned="1" table:number-matrix-rows-spanned="1" table:formula="of:=SUM(IF([.C$2:.C1722]&gt;[.C17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79" calcext:value-type="float">
            <text:p>179</text:p>
          </table:table-cell>
          <table:table-cell table:formula="of:=[.C1722]+[.B1723]" office:value-type="float" office:value="142157" calcext:value-type="float">
            <text:p>142157</text:p>
          </table:table-cell>
          <table:table-cell table:number-matrix-columns-spanned="1" table:number-matrix-rows-spanned="1" table:formula="of:=SUM(IF([.C$2:.C1723]&gt;[.C17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80" calcext:value-type="float">
            <text:p>180</text:p>
          </table:table-cell>
          <table:table-cell table:formula="of:=[.C1723]+[.B1724]" office:value-type="float" office:value="142337" calcext:value-type="float">
            <text:p>142337</text:p>
          </table:table-cell>
          <table:table-cell table:number-matrix-columns-spanned="1" table:number-matrix-rows-spanned="1" table:formula="of:=SUM(IF([.C$2:.C1724]&gt;[.C17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80" calcext:value-type="float">
            <text:p>180</text:p>
          </table:table-cell>
          <table:table-cell table:formula="of:=[.C1724]+[.B1725]" office:value-type="float" office:value="142517" calcext:value-type="float">
            <text:p>142517</text:p>
          </table:table-cell>
          <table:table-cell table:number-matrix-columns-spanned="1" table:number-matrix-rows-spanned="1" table:formula="of:=SUM(IF([.C$2:.C1725]&gt;[.C17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82" calcext:value-type="float">
            <text:p>182</text:p>
          </table:table-cell>
          <table:table-cell table:formula="of:=[.C1725]+[.B1726]" office:value-type="float" office:value="142699" calcext:value-type="float">
            <text:p>142699</text:p>
          </table:table-cell>
          <table:table-cell table:number-matrix-columns-spanned="1" table:number-matrix-rows-spanned="1" table:formula="of:=SUM(IF([.C$2:.C1726]&gt;[.C17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83" calcext:value-type="float">
            <text:p>183</text:p>
          </table:table-cell>
          <table:table-cell table:formula="of:=[.C1726]+[.B1727]" office:value-type="float" office:value="142882" calcext:value-type="float">
            <text:p>142882</text:p>
          </table:table-cell>
          <table:table-cell table:number-matrix-columns-spanned="1" table:number-matrix-rows-spanned="1" table:formula="of:=SUM(IF([.C$2:.C1727]&gt;[.C17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76" calcext:value-type="float">
            <text:p>176</text:p>
          </table:table-cell>
          <table:table-cell table:formula="of:=[.C1727]+[.B1728]" office:value-type="float" office:value="143058" calcext:value-type="float">
            <text:p>143058</text:p>
          </table:table-cell>
          <table:table-cell table:number-matrix-columns-spanned="1" table:number-matrix-rows-spanned="1" table:formula="of:=SUM(IF([.C$2:.C1728]&gt;[.C17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80" calcext:value-type="float">
            <text:p>180</text:p>
          </table:table-cell>
          <table:table-cell table:formula="of:=[.C1728]+[.B1729]" office:value-type="float" office:value="143238" calcext:value-type="float">
            <text:p>143238</text:p>
          </table:table-cell>
          <table:table-cell table:number-matrix-columns-spanned="1" table:number-matrix-rows-spanned="1" table:formula="of:=SUM(IF([.C$2:.C1729]&gt;[.C17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83" calcext:value-type="float">
            <text:p>183</text:p>
          </table:table-cell>
          <table:table-cell table:formula="of:=[.C1729]+[.B1730]" office:value-type="float" office:value="143421" calcext:value-type="float">
            <text:p>143421</text:p>
          </table:table-cell>
          <table:table-cell table:number-matrix-columns-spanned="1" table:number-matrix-rows-spanned="1" table:formula="of:=SUM(IF([.C$2:.C1730]&gt;[.C17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77" calcext:value-type="float">
            <text:p>177</text:p>
          </table:table-cell>
          <table:table-cell table:formula="of:=[.C1730]+[.B1731]" office:value-type="float" office:value="143598" calcext:value-type="float">
            <text:p>143598</text:p>
          </table:table-cell>
          <table:table-cell table:number-matrix-columns-spanned="1" table:number-matrix-rows-spanned="1" table:formula="of:=SUM(IF([.C$2:.C1731]&gt;[.C17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82" calcext:value-type="float">
            <text:p>182</text:p>
          </table:table-cell>
          <table:table-cell table:formula="of:=[.C1731]+[.B1732]" office:value-type="float" office:value="143780" calcext:value-type="float">
            <text:p>143780</text:p>
          </table:table-cell>
          <table:table-cell table:number-matrix-columns-spanned="1" table:number-matrix-rows-spanned="1" table:formula="of:=SUM(IF([.C$2:.C1732]&gt;[.C17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80" calcext:value-type="float">
            <text:p>180</text:p>
          </table:table-cell>
          <table:table-cell table:formula="of:=[.C1732]+[.B1733]" office:value-type="float" office:value="143960" calcext:value-type="float">
            <text:p>143960</text:p>
          </table:table-cell>
          <table:table-cell table:number-matrix-columns-spanned="1" table:number-matrix-rows-spanned="1" table:formula="of:=SUM(IF([.C$2:.C1733]&gt;[.C17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80" calcext:value-type="float">
            <text:p>180</text:p>
          </table:table-cell>
          <table:table-cell table:formula="of:=[.C1733]+[.B1734]" office:value-type="float" office:value="144140" calcext:value-type="float">
            <text:p>144140</text:p>
          </table:table-cell>
          <table:table-cell table:number-matrix-columns-spanned="1" table:number-matrix-rows-spanned="1" table:formula="of:=SUM(IF([.C$2:.C1734]&gt;[.C17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table:formula="of:=[.C1734]+[.B1735]" office:value-type="float" office:value="144322" calcext:value-type="float">
            <text:p>144322</text:p>
          </table:table-cell>
          <table:table-cell table:number-matrix-columns-spanned="1" table:number-matrix-rows-spanned="1" table:formula="of:=SUM(IF([.C$2:.C1735]&gt;[.C17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77" calcext:value-type="float">
            <text:p>177</text:p>
          </table:table-cell>
          <table:table-cell table:formula="of:=[.C1735]+[.B1736]" office:value-type="float" office:value="144499" calcext:value-type="float">
            <text:p>144499</text:p>
          </table:table-cell>
          <table:table-cell table:number-matrix-columns-spanned="1" table:number-matrix-rows-spanned="1" table:formula="of:=SUM(IF([.C$2:.C1736]&gt;[.C17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81" calcext:value-type="float">
            <text:p>181</text:p>
          </table:table-cell>
          <table:table-cell table:formula="of:=[.C1736]+[.B1737]" office:value-type="float" office:value="144680" calcext:value-type="float">
            <text:p>144680</text:p>
          </table:table-cell>
          <table:table-cell table:number-matrix-columns-spanned="1" table:number-matrix-rows-spanned="1" table:formula="of:=SUM(IF([.C$2:.C1737]&gt;[.C17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80" calcext:value-type="float">
            <text:p>180</text:p>
          </table:table-cell>
          <table:table-cell table:formula="of:=[.C1737]+[.B1738]" office:value-type="float" office:value="144860" calcext:value-type="float">
            <text:p>144860</text:p>
          </table:table-cell>
          <table:table-cell table:number-matrix-columns-spanned="1" table:number-matrix-rows-spanned="1" table:formula="of:=SUM(IF([.C$2:.C1738]&gt;[.C17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80" calcext:value-type="float">
            <text:p>180</text:p>
          </table:table-cell>
          <table:table-cell table:formula="of:=[.C1738]+[.B1739]" office:value-type="float" office:value="145040" calcext:value-type="float">
            <text:p>145040</text:p>
          </table:table-cell>
          <table:table-cell table:number-matrix-columns-spanned="1" table:number-matrix-rows-spanned="1" table:formula="of:=SUM(IF([.C$2:.C1739]&gt;[.C17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80" calcext:value-type="float">
            <text:p>180</text:p>
          </table:table-cell>
          <table:table-cell table:formula="of:=[.C1739]+[.B1740]" office:value-type="float" office:value="145220" calcext:value-type="float">
            <text:p>145220</text:p>
          </table:table-cell>
          <table:table-cell table:number-matrix-columns-spanned="1" table:number-matrix-rows-spanned="1" table:formula="of:=SUM(IF([.C$2:.C1740]&gt;[.C17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0" calcext:value-type="float">
            <text:p>180</text:p>
          </table:table-cell>
          <table:table-cell table:formula="of:=[.C1740]+[.B1741]" office:value-type="float" office:value="145400" calcext:value-type="float">
            <text:p>145400</text:p>
          </table:table-cell>
          <table:table-cell table:number-matrix-columns-spanned="1" table:number-matrix-rows-spanned="1" table:formula="of:=SUM(IF([.C$2:.C1741]&gt;[.C17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80" calcext:value-type="float">
            <text:p>180</text:p>
          </table:table-cell>
          <table:table-cell table:formula="of:=[.C1741]+[.B1742]" office:value-type="float" office:value="145580" calcext:value-type="float">
            <text:p>145580</text:p>
          </table:table-cell>
          <table:table-cell table:number-matrix-columns-spanned="1" table:number-matrix-rows-spanned="1" table:formula="of:=SUM(IF([.C$2:.C1742]&gt;[.C17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82" calcext:value-type="float">
            <text:p>182</text:p>
          </table:table-cell>
          <table:table-cell table:formula="of:=[.C1742]+[.B1743]" office:value-type="float" office:value="145762" calcext:value-type="float">
            <text:p>145762</text:p>
          </table:table-cell>
          <table:table-cell table:number-matrix-columns-spanned="1" table:number-matrix-rows-spanned="1" table:formula="of:=SUM(IF([.C$2:.C1743]&gt;[.C17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80" calcext:value-type="float">
            <text:p>180</text:p>
          </table:table-cell>
          <table:table-cell table:formula="of:=[.C1743]+[.B1744]" office:value-type="float" office:value="145942" calcext:value-type="float">
            <text:p>145942</text:p>
          </table:table-cell>
          <table:table-cell table:number-matrix-columns-spanned="1" table:number-matrix-rows-spanned="1" table:formula="of:=SUM(IF([.C$2:.C1744]&gt;[.C17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52" calcext:value-type="float">
            <text:p>252</text:p>
          </table:table-cell>
          <table:table-cell table:formula="of:=[.C1744]+[.B1745]" office:value-type="float" office:value="146194" calcext:value-type="float">
            <text:p>146194</text:p>
          </table:table-cell>
          <table:table-cell table:number-matrix-columns-spanned="1" table:number-matrix-rows-spanned="1" table:formula="of:=SUM(IF([.C$2:.C1745]&gt;[.C1745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08" calcext:value-type="float">
            <text:p>108</text:p>
          </table:table-cell>
          <table:table-cell table:formula="of:=[.C1745]+[.B1746]" office:value-type="float" office:value="146302" calcext:value-type="float">
            <text:p>146302</text:p>
          </table:table-cell>
          <table:table-cell table:number-matrix-columns-spanned="1" table:number-matrix-rows-spanned="1" table:formula="of:=SUM(IF([.C$2:.C1746]&gt;[.C17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79" calcext:value-type="float">
            <text:p>179</text:p>
          </table:table-cell>
          <table:table-cell table:formula="of:=[.C1746]+[.B1747]" office:value-type="float" office:value="146481" calcext:value-type="float">
            <text:p>146481</text:p>
          </table:table-cell>
          <table:table-cell table:number-matrix-columns-spanned="1" table:number-matrix-rows-spanned="1" table:formula="of:=SUM(IF([.C$2:.C1747]&gt;[.C17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0" calcext:value-type="float">
            <text:p>180</text:p>
          </table:table-cell>
          <table:table-cell table:formula="of:=[.C1747]+[.B1748]" office:value-type="float" office:value="146661" calcext:value-type="float">
            <text:p>146661</text:p>
          </table:table-cell>
          <table:table-cell table:number-matrix-columns-spanned="1" table:number-matrix-rows-spanned="1" table:formula="of:=SUM(IF([.C$2:.C1748]&gt;[.C17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82" calcext:value-type="float">
            <text:p>182</text:p>
          </table:table-cell>
          <table:table-cell table:formula="of:=[.C1748]+[.B1749]" office:value-type="float" office:value="146843" calcext:value-type="float">
            <text:p>146843</text:p>
          </table:table-cell>
          <table:table-cell table:number-matrix-columns-spanned="1" table:number-matrix-rows-spanned="1" table:formula="of:=SUM(IF([.C$2:.C1749]&gt;[.C17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80" calcext:value-type="float">
            <text:p>180</text:p>
          </table:table-cell>
          <table:table-cell table:formula="of:=[.C1749]+[.B1750]" office:value-type="float" office:value="147023" calcext:value-type="float">
            <text:p>147023</text:p>
          </table:table-cell>
          <table:table-cell table:number-matrix-columns-spanned="1" table:number-matrix-rows-spanned="1" table:formula="of:=SUM(IF([.C$2:.C1750]&gt;[.C17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5" calcext:value-type="float">
            <text:p>185</text:p>
          </table:table-cell>
          <table:table-cell table:formula="of:=[.C1750]+[.B1751]" office:value-type="float" office:value="147208" calcext:value-type="float">
            <text:p>147208</text:p>
          </table:table-cell>
          <table:table-cell table:number-matrix-columns-spanned="1" table:number-matrix-rows-spanned="1" table:formula="of:=SUM(IF([.C$2:.C1751]&gt;[.C17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73" calcext:value-type="float">
            <text:p>173</text:p>
          </table:table-cell>
          <table:table-cell table:formula="of:=[.C1751]+[.B1752]" office:value-type="float" office:value="147381" calcext:value-type="float">
            <text:p>147381</text:p>
          </table:table-cell>
          <table:table-cell table:number-matrix-columns-spanned="1" table:number-matrix-rows-spanned="1" table:formula="of:=SUM(IF([.C$2:.C1752]&gt;[.C17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83" calcext:value-type="float">
            <text:p>183</text:p>
          </table:table-cell>
          <table:table-cell table:formula="of:=[.C1752]+[.B1753]" office:value-type="float" office:value="147564" calcext:value-type="float">
            <text:p>147564</text:p>
          </table:table-cell>
          <table:table-cell table:number-matrix-columns-spanned="1" table:number-matrix-rows-spanned="1" table:formula="of:=SUM(IF([.C$2:.C1753]&gt;[.C17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79" calcext:value-type="float">
            <text:p>179</text:p>
          </table:table-cell>
          <table:table-cell table:formula="of:=[.C1753]+[.B1754]" office:value-type="float" office:value="147743" calcext:value-type="float">
            <text:p>147743</text:p>
          </table:table-cell>
          <table:table-cell table:number-matrix-columns-spanned="1" table:number-matrix-rows-spanned="1" table:formula="of:=SUM(IF([.C$2:.C1754]&gt;[.C17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81" calcext:value-type="float">
            <text:p>181</text:p>
          </table:table-cell>
          <table:table-cell table:formula="of:=[.C1754]+[.B1755]" office:value-type="float" office:value="147924" calcext:value-type="float">
            <text:p>147924</text:p>
          </table:table-cell>
          <table:table-cell table:number-matrix-columns-spanned="1" table:number-matrix-rows-spanned="1" table:formula="of:=SUM(IF([.C$2:.C1755]&gt;[.C17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79" calcext:value-type="float">
            <text:p>179</text:p>
          </table:table-cell>
          <table:table-cell table:formula="of:=[.C1755]+[.B1756]" office:value-type="float" office:value="148103" calcext:value-type="float">
            <text:p>148103</text:p>
          </table:table-cell>
          <table:table-cell table:number-matrix-columns-spanned="1" table:number-matrix-rows-spanned="1" table:formula="of:=SUM(IF([.C$2:.C1756]&gt;[.C17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9" calcext:value-type="float">
            <text:p>179</text:p>
          </table:table-cell>
          <table:table-cell table:formula="of:=[.C1756]+[.B1757]" office:value-type="float" office:value="148282" calcext:value-type="float">
            <text:p>148282</text:p>
          </table:table-cell>
          <table:table-cell table:number-matrix-columns-spanned="1" table:number-matrix-rows-spanned="1" table:formula="of:=SUM(IF([.C$2:.C1757]&gt;[.C17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85" calcext:value-type="float">
            <text:p>185</text:p>
          </table:table-cell>
          <table:table-cell table:formula="of:=[.C1757]+[.B1758]" office:value-type="float" office:value="148467" calcext:value-type="float">
            <text:p>148467</text:p>
          </table:table-cell>
          <table:table-cell table:number-matrix-columns-spanned="1" table:number-matrix-rows-spanned="1" table:formula="of:=SUM(IF([.C$2:.C1758]&gt;[.C17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77" calcext:value-type="float">
            <text:p>177</text:p>
          </table:table-cell>
          <table:table-cell table:formula="of:=[.C1758]+[.B1759]" office:value-type="float" office:value="148644" calcext:value-type="float">
            <text:p>148644</text:p>
          </table:table-cell>
          <table:table-cell table:number-matrix-columns-spanned="1" table:number-matrix-rows-spanned="1" table:formula="of:=SUM(IF([.C$2:.C1759]&gt;[.C17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80" calcext:value-type="float">
            <text:p>180</text:p>
          </table:table-cell>
          <table:table-cell table:formula="of:=[.C1759]+[.B1760]" office:value-type="float" office:value="148824" calcext:value-type="float">
            <text:p>148824</text:p>
          </table:table-cell>
          <table:table-cell table:number-matrix-columns-spanned="1" table:number-matrix-rows-spanned="1" table:formula="of:=SUM(IF([.C$2:.C1760]&gt;[.C17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81" calcext:value-type="float">
            <text:p>181</text:p>
          </table:table-cell>
          <table:table-cell table:formula="of:=[.C1760]+[.B1761]" office:value-type="float" office:value="149005" calcext:value-type="float">
            <text:p>149005</text:p>
          </table:table-cell>
          <table:table-cell table:number-matrix-columns-spanned="1" table:number-matrix-rows-spanned="1" table:formula="of:=SUM(IF([.C$2:.C1761]&gt;[.C17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81" calcext:value-type="float">
            <text:p>181</text:p>
          </table:table-cell>
          <table:table-cell table:formula="of:=[.C1761]+[.B1762]" office:value-type="float" office:value="149186" calcext:value-type="float">
            <text:p>149186</text:p>
          </table:table-cell>
          <table:table-cell table:number-matrix-columns-spanned="1" table:number-matrix-rows-spanned="1" table:formula="of:=SUM(IF([.C$2:.C1762]&gt;[.C17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77" calcext:value-type="float">
            <text:p>177</text:p>
          </table:table-cell>
          <table:table-cell table:formula="of:=[.C1762]+[.B1763]" office:value-type="float" office:value="149363" calcext:value-type="float">
            <text:p>149363</text:p>
          </table:table-cell>
          <table:table-cell table:number-matrix-columns-spanned="1" table:number-matrix-rows-spanned="1" table:formula="of:=SUM(IF([.C$2:.C1763]&gt;[.C17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82" calcext:value-type="float">
            <text:p>182</text:p>
          </table:table-cell>
          <table:table-cell table:formula="of:=[.C1763]+[.B1764]" office:value-type="float" office:value="149545" calcext:value-type="float">
            <text:p>149545</text:p>
          </table:table-cell>
          <table:table-cell table:number-matrix-columns-spanned="1" table:number-matrix-rows-spanned="1" table:formula="of:=SUM(IF([.C$2:.C1764]&gt;[.C17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79" calcext:value-type="float">
            <text:p>179</text:p>
          </table:table-cell>
          <table:table-cell table:formula="of:=[.C1764]+[.B1765]" office:value-type="float" office:value="149724" calcext:value-type="float">
            <text:p>149724</text:p>
          </table:table-cell>
          <table:table-cell table:number-matrix-columns-spanned="1" table:number-matrix-rows-spanned="1" table:formula="of:=SUM(IF([.C$2:.C1765]&gt;[.C17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0" calcext:value-type="float">
            <text:p>180</text:p>
          </table:table-cell>
          <table:table-cell table:formula="of:=[.C1765]+[.B1766]" office:value-type="float" office:value="149904" calcext:value-type="float">
            <text:p>149904</text:p>
          </table:table-cell>
          <table:table-cell table:number-matrix-columns-spanned="1" table:number-matrix-rows-spanned="1" table:formula="of:=SUM(IF([.C$2:.C1766]&gt;[.C17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81" calcext:value-type="float">
            <text:p>181</text:p>
          </table:table-cell>
          <table:table-cell table:formula="of:=[.C1766]+[.B1767]" office:value-type="float" office:value="150085" calcext:value-type="float">
            <text:p>150085</text:p>
          </table:table-cell>
          <table:table-cell table:number-matrix-columns-spanned="1" table:number-matrix-rows-spanned="1" table:formula="of:=SUM(IF([.C$2:.C1767]&gt;[.C17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79" calcext:value-type="float">
            <text:p>179</text:p>
          </table:table-cell>
          <table:table-cell table:formula="of:=[.C1767]+[.B1768]" office:value-type="float" office:value="150264" calcext:value-type="float">
            <text:p>150264</text:p>
          </table:table-cell>
          <table:table-cell table:number-matrix-columns-spanned="1" table:number-matrix-rows-spanned="1" table:formula="of:=SUM(IF([.C$2:.C1768]&gt;[.C17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81" calcext:value-type="float">
            <text:p>181</text:p>
          </table:table-cell>
          <table:table-cell table:formula="of:=[.C1768]+[.B1769]" office:value-type="float" office:value="150445" calcext:value-type="float">
            <text:p>150445</text:p>
          </table:table-cell>
          <table:table-cell table:number-matrix-columns-spanned="1" table:number-matrix-rows-spanned="1" table:formula="of:=SUM(IF([.C$2:.C1769]&gt;[.C17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80" calcext:value-type="float">
            <text:p>180</text:p>
          </table:table-cell>
          <table:table-cell table:formula="of:=[.C1769]+[.B1770]" office:value-type="float" office:value="150625" calcext:value-type="float">
            <text:p>150625</text:p>
          </table:table-cell>
          <table:table-cell table:number-matrix-columns-spanned="1" table:number-matrix-rows-spanned="1" table:formula="of:=SUM(IF([.C$2:.C1770]&gt;[.C17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81" calcext:value-type="float">
            <text:p>181</text:p>
          </table:table-cell>
          <table:table-cell table:formula="of:=[.C1770]+[.B1771]" office:value-type="float" office:value="150806" calcext:value-type="float">
            <text:p>150806</text:p>
          </table:table-cell>
          <table:table-cell table:number-matrix-columns-spanned="1" table:number-matrix-rows-spanned="1" table:formula="of:=SUM(IF([.C$2:.C1771]&gt;[.C17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80" calcext:value-type="float">
            <text:p>180</text:p>
          </table:table-cell>
          <table:table-cell table:formula="of:=[.C1771]+[.B1772]" office:value-type="float" office:value="150986" calcext:value-type="float">
            <text:p>150986</text:p>
          </table:table-cell>
          <table:table-cell table:number-matrix-columns-spanned="1" table:number-matrix-rows-spanned="1" table:formula="of:=SUM(IF([.C$2:.C1772]&gt;[.C17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79" calcext:value-type="float">
            <text:p>179</text:p>
          </table:table-cell>
          <table:table-cell table:formula="of:=[.C1772]+[.B1773]" office:value-type="float" office:value="151165" calcext:value-type="float">
            <text:p>151165</text:p>
          </table:table-cell>
          <table:table-cell table:number-matrix-columns-spanned="1" table:number-matrix-rows-spanned="1" table:formula="of:=SUM(IF([.C$2:.C1773]&gt;[.C17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80" calcext:value-type="float">
            <text:p>180</text:p>
          </table:table-cell>
          <table:table-cell table:formula="of:=[.C1773]+[.B1774]" office:value-type="float" office:value="151345" calcext:value-type="float">
            <text:p>151345</text:p>
          </table:table-cell>
          <table:table-cell table:number-matrix-columns-spanned="1" table:number-matrix-rows-spanned="1" table:formula="of:=SUM(IF([.C$2:.C1774]&gt;[.C17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82" calcext:value-type="float">
            <text:p>182</text:p>
          </table:table-cell>
          <table:table-cell table:formula="of:=[.C1774]+[.B1775]" office:value-type="float" office:value="151527" calcext:value-type="float">
            <text:p>151527</text:p>
          </table:table-cell>
          <table:table-cell table:number-matrix-columns-spanned="1" table:number-matrix-rows-spanned="1" table:formula="of:=SUM(IF([.C$2:.C1775]&gt;[.C17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79" calcext:value-type="float">
            <text:p>179</text:p>
          </table:table-cell>
          <table:table-cell table:formula="of:=[.C1775]+[.B1776]" office:value-type="float" office:value="151706" calcext:value-type="float">
            <text:p>151706</text:p>
          </table:table-cell>
          <table:table-cell table:number-matrix-columns-spanned="1" table:number-matrix-rows-spanned="1" table:formula="of:=SUM(IF([.C$2:.C1776]&gt;[.C17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81" calcext:value-type="float">
            <text:p>181</text:p>
          </table:table-cell>
          <table:table-cell table:formula="of:=[.C1776]+[.B1777]" office:value-type="float" office:value="151887" calcext:value-type="float">
            <text:p>151887</text:p>
          </table:table-cell>
          <table:table-cell table:number-matrix-columns-spanned="1" table:number-matrix-rows-spanned="1" table:formula="of:=SUM(IF([.C$2:.C1777]&gt;[.C17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80" calcext:value-type="float">
            <text:p>180</text:p>
          </table:table-cell>
          <table:table-cell table:formula="of:=[.C1777]+[.B1778]" office:value-type="float" office:value="152067" calcext:value-type="float">
            <text:p>152067</text:p>
          </table:table-cell>
          <table:table-cell table:number-matrix-columns-spanned="1" table:number-matrix-rows-spanned="1" table:formula="of:=SUM(IF([.C$2:.C1778]&gt;[.C17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80" calcext:value-type="float">
            <text:p>180</text:p>
          </table:table-cell>
          <table:table-cell table:formula="of:=[.C1778]+[.B1779]" office:value-type="float" office:value="152247" calcext:value-type="float">
            <text:p>152247</text:p>
          </table:table-cell>
          <table:table-cell table:number-matrix-columns-spanned="1" table:number-matrix-rows-spanned="1" table:formula="of:=SUM(IF([.C$2:.C1779]&gt;[.C17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80" calcext:value-type="float">
            <text:p>180</text:p>
          </table:table-cell>
          <table:table-cell table:formula="of:=[.C1779]+[.B1780]" office:value-type="float" office:value="152427" calcext:value-type="float">
            <text:p>152427</text:p>
          </table:table-cell>
          <table:table-cell table:number-matrix-columns-spanned="1" table:number-matrix-rows-spanned="1" table:formula="of:=SUM(IF([.C$2:.C1780]&gt;[.C17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80" calcext:value-type="float">
            <text:p>180</text:p>
          </table:table-cell>
          <table:table-cell table:formula="of:=[.C1780]+[.B1781]" office:value-type="float" office:value="152607" calcext:value-type="float">
            <text:p>152607</text:p>
          </table:table-cell>
          <table:table-cell table:number-matrix-columns-spanned="1" table:number-matrix-rows-spanned="1" table:formula="of:=SUM(IF([.C$2:.C1781]&gt;[.C17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81" calcext:value-type="float">
            <text:p>181</text:p>
          </table:table-cell>
          <table:table-cell table:formula="of:=[.C1781]+[.B1782]" office:value-type="float" office:value="152788" calcext:value-type="float">
            <text:p>152788</text:p>
          </table:table-cell>
          <table:table-cell table:number-matrix-columns-spanned="1" table:number-matrix-rows-spanned="1" table:formula="of:=SUM(IF([.C$2:.C1782]&gt;[.C17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79" calcext:value-type="float">
            <text:p>179</text:p>
          </table:table-cell>
          <table:table-cell table:formula="of:=[.C1782]+[.B1783]" office:value-type="float" office:value="152967" calcext:value-type="float">
            <text:p>152967</text:p>
          </table:table-cell>
          <table:table-cell table:number-matrix-columns-spanned="1" table:number-matrix-rows-spanned="1" table:formula="of:=SUM(IF([.C$2:.C1783]&gt;[.C17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82" calcext:value-type="float">
            <text:p>182</text:p>
          </table:table-cell>
          <table:table-cell table:formula="of:=[.C1783]+[.B1784]" office:value-type="float" office:value="153149" calcext:value-type="float">
            <text:p>153149</text:p>
          </table:table-cell>
          <table:table-cell table:number-matrix-columns-spanned="1" table:number-matrix-rows-spanned="1" table:formula="of:=SUM(IF([.C$2:.C1784]&gt;[.C17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78" calcext:value-type="float">
            <text:p>178</text:p>
          </table:table-cell>
          <table:table-cell table:formula="of:=[.C1784]+[.B1785]" office:value-type="float" office:value="153327" calcext:value-type="float">
            <text:p>153327</text:p>
          </table:table-cell>
          <table:table-cell table:number-matrix-columns-spanned="1" table:number-matrix-rows-spanned="1" table:formula="of:=SUM(IF([.C$2:.C1785]&gt;[.C17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80" calcext:value-type="float">
            <text:p>180</text:p>
          </table:table-cell>
          <table:table-cell table:formula="of:=[.C1785]+[.B1786]" office:value-type="float" office:value="153507" calcext:value-type="float">
            <text:p>153507</text:p>
          </table:table-cell>
          <table:table-cell table:number-matrix-columns-spanned="1" table:number-matrix-rows-spanned="1" table:formula="of:=SUM(IF([.C$2:.C1786]&gt;[.C17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81" calcext:value-type="float">
            <text:p>181</text:p>
          </table:table-cell>
          <table:table-cell table:formula="of:=[.C1786]+[.B1787]" office:value-type="float" office:value="153688" calcext:value-type="float">
            <text:p>153688</text:p>
          </table:table-cell>
          <table:table-cell table:number-matrix-columns-spanned="1" table:number-matrix-rows-spanned="1" table:formula="of:=SUM(IF([.C$2:.C1787]&gt;[.C17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81" calcext:value-type="float">
            <text:p>181</text:p>
          </table:table-cell>
          <table:table-cell table:formula="of:=[.C1787]+[.B1788]" office:value-type="float" office:value="153869" calcext:value-type="float">
            <text:p>153869</text:p>
          </table:table-cell>
          <table:table-cell table:number-matrix-columns-spanned="1" table:number-matrix-rows-spanned="1" table:formula="of:=SUM(IF([.C$2:.C1788]&gt;[.C17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79" calcext:value-type="float">
            <text:p>179</text:p>
          </table:table-cell>
          <table:table-cell table:formula="of:=[.C1788]+[.B1789]" office:value-type="float" office:value="154048" calcext:value-type="float">
            <text:p>154048</text:p>
          </table:table-cell>
          <table:table-cell table:number-matrix-columns-spanned="1" table:number-matrix-rows-spanned="1" table:formula="of:=SUM(IF([.C$2:.C1789]&gt;[.C17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1" calcext:value-type="float">
            <text:p>181</text:p>
          </table:table-cell>
          <table:table-cell table:formula="of:=[.C1789]+[.B1790]" office:value-type="float" office:value="154229" calcext:value-type="float">
            <text:p>154229</text:p>
          </table:table-cell>
          <table:table-cell table:number-matrix-columns-spanned="1" table:number-matrix-rows-spanned="1" table:formula="of:=SUM(IF([.C$2:.C1790]&gt;[.C17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79" calcext:value-type="float">
            <text:p>179</text:p>
          </table:table-cell>
          <table:table-cell table:formula="of:=[.C1790]+[.B1791]" office:value-type="float" office:value="154408" calcext:value-type="float">
            <text:p>154408</text:p>
          </table:table-cell>
          <table:table-cell table:number-matrix-columns-spanned="1" table:number-matrix-rows-spanned="1" table:formula="of:=SUM(IF([.C$2:.C1791]&gt;[.C17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80" calcext:value-type="float">
            <text:p>180</text:p>
          </table:table-cell>
          <table:table-cell table:formula="of:=[.C1791]+[.B1792]" office:value-type="float" office:value="154588" calcext:value-type="float">
            <text:p>154588</text:p>
          </table:table-cell>
          <table:table-cell table:number-matrix-columns-spanned="1" table:number-matrix-rows-spanned="1" table:formula="of:=SUM(IF([.C$2:.C1792]&gt;[.C17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1" calcext:value-type="float">
            <text:p>181</text:p>
          </table:table-cell>
          <table:table-cell table:formula="of:=[.C1792]+[.B1793]" office:value-type="float" office:value="154769" calcext:value-type="float">
            <text:p>154769</text:p>
          </table:table-cell>
          <table:table-cell table:number-matrix-columns-spanned="1" table:number-matrix-rows-spanned="1" table:formula="of:=SUM(IF([.C$2:.C1793]&gt;[.C17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0" calcext:value-type="float">
            <text:p>180</text:p>
          </table:table-cell>
          <table:table-cell table:formula="of:=[.C1793]+[.B1794]" office:value-type="float" office:value="154949" calcext:value-type="float">
            <text:p>154949</text:p>
          </table:table-cell>
          <table:table-cell table:number-matrix-columns-spanned="1" table:number-matrix-rows-spanned="1" table:formula="of:=SUM(IF([.C$2:.C1794]&gt;[.C17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80" calcext:value-type="float">
            <text:p>180</text:p>
          </table:table-cell>
          <table:table-cell table:formula="of:=[.C1794]+[.B1795]" office:value-type="float" office:value="155129" calcext:value-type="float">
            <text:p>155129</text:p>
          </table:table-cell>
          <table:table-cell table:number-matrix-columns-spanned="1" table:number-matrix-rows-spanned="1" table:formula="of:=SUM(IF([.C$2:.C1795]&gt;[.C17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81" calcext:value-type="float">
            <text:p>181</text:p>
          </table:table-cell>
          <table:table-cell table:formula="of:=[.C1795]+[.B1796]" office:value-type="float" office:value="155310" calcext:value-type="float">
            <text:p>155310</text:p>
          </table:table-cell>
          <table:table-cell table:number-matrix-columns-spanned="1" table:number-matrix-rows-spanned="1" table:formula="of:=SUM(IF([.C$2:.C1796]&gt;[.C17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84" calcext:value-type="float">
            <text:p>184</text:p>
          </table:table-cell>
          <table:table-cell table:formula="of:=[.C1796]+[.B1797]" office:value-type="float" office:value="155494" calcext:value-type="float">
            <text:p>155494</text:p>
          </table:table-cell>
          <table:table-cell table:number-matrix-columns-spanned="1" table:number-matrix-rows-spanned="1" table:formula="of:=SUM(IF([.C$2:.C1797]&gt;[.C17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75" calcext:value-type="float">
            <text:p>175</text:p>
          </table:table-cell>
          <table:table-cell table:formula="of:=[.C1797]+[.B1798]" office:value-type="float" office:value="155669" calcext:value-type="float">
            <text:p>155669</text:p>
          </table:table-cell>
          <table:table-cell table:number-matrix-columns-spanned="1" table:number-matrix-rows-spanned="1" table:formula="of:=SUM(IF([.C$2:.C1798]&gt;[.C17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81" calcext:value-type="float">
            <text:p>181</text:p>
          </table:table-cell>
          <table:table-cell table:formula="of:=[.C1798]+[.B1799]" office:value-type="float" office:value="155850" calcext:value-type="float">
            <text:p>155850</text:p>
          </table:table-cell>
          <table:table-cell table:number-matrix-columns-spanned="1" table:number-matrix-rows-spanned="1" table:formula="of:=SUM(IF([.C$2:.C1799]&gt;[.C17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4" calcext:value-type="float">
            <text:p>184</text:p>
          </table:table-cell>
          <table:table-cell table:formula="of:=[.C1799]+[.B1800]" office:value-type="float" office:value="156034" calcext:value-type="float">
            <text:p>156034</text:p>
          </table:table-cell>
          <table:table-cell table:number-matrix-columns-spanned="1" table:number-matrix-rows-spanned="1" table:formula="of:=SUM(IF([.C$2:.C1800]&gt;[.C18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6" calcext:value-type="float">
            <text:p>176</text:p>
          </table:table-cell>
          <table:table-cell table:formula="of:=[.C1800]+[.B1801]" office:value-type="float" office:value="156210" calcext:value-type="float">
            <text:p>156210</text:p>
          </table:table-cell>
          <table:table-cell table:number-matrix-columns-spanned="1" table:number-matrix-rows-spanned="1" table:formula="of:=SUM(IF([.C$2:.C1801]&gt;[.C18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2" calcext:value-type="float">
            <text:p>182</text:p>
          </table:table-cell>
          <table:table-cell table:formula="of:=[.C1801]+[.B1802]" office:value-type="float" office:value="156392" calcext:value-type="float">
            <text:p>156392</text:p>
          </table:table-cell>
          <table:table-cell table:number-matrix-columns-spanned="1" table:number-matrix-rows-spanned="1" table:formula="of:=SUM(IF([.C$2:.C1802]&gt;[.C18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78" calcext:value-type="float">
            <text:p>178</text:p>
          </table:table-cell>
          <table:table-cell table:formula="of:=[.C1802]+[.B1803]" office:value-type="float" office:value="156570" calcext:value-type="float">
            <text:p>156570</text:p>
          </table:table-cell>
          <table:table-cell table:number-matrix-columns-spanned="1" table:number-matrix-rows-spanned="1" table:formula="of:=SUM(IF([.C$2:.C1803]&gt;[.C18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81" calcext:value-type="float">
            <text:p>181</text:p>
          </table:table-cell>
          <table:table-cell table:formula="of:=[.C1803]+[.B1804]" office:value-type="float" office:value="156751" calcext:value-type="float">
            <text:p>156751</text:p>
          </table:table-cell>
          <table:table-cell table:number-matrix-columns-spanned="1" table:number-matrix-rows-spanned="1" table:formula="of:=SUM(IF([.C$2:.C1804]&gt;[.C18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80" calcext:value-type="float">
            <text:p>180</text:p>
          </table:table-cell>
          <table:table-cell table:formula="of:=[.C1804]+[.B1805]" office:value-type="float" office:value="156931" calcext:value-type="float">
            <text:p>156931</text:p>
          </table:table-cell>
          <table:table-cell table:number-matrix-columns-spanned="1" table:number-matrix-rows-spanned="1" table:formula="of:=SUM(IF([.C$2:.C1805]&gt;[.C18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80" calcext:value-type="float">
            <text:p>180</text:p>
          </table:table-cell>
          <table:table-cell table:formula="of:=[.C1805]+[.B1806]" office:value-type="float" office:value="157111" calcext:value-type="float">
            <text:p>157111</text:p>
          </table:table-cell>
          <table:table-cell table:number-matrix-columns-spanned="1" table:number-matrix-rows-spanned="1" table:formula="of:=SUM(IF([.C$2:.C1806]&gt;[.C18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0" calcext:value-type="float">
            <text:p>180</text:p>
          </table:table-cell>
          <table:table-cell table:formula="of:=[.C1806]+[.B1807]" office:value-type="float" office:value="157291" calcext:value-type="float">
            <text:p>157291</text:p>
          </table:table-cell>
          <table:table-cell table:number-matrix-columns-spanned="1" table:number-matrix-rows-spanned="1" table:formula="of:=SUM(IF([.C$2:.C1807]&gt;[.C18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0" calcext:value-type="float">
            <text:p>180</text:p>
          </table:table-cell>
          <table:table-cell table:formula="of:=[.C1807]+[.B1808]" office:value-type="float" office:value="157471" calcext:value-type="float">
            <text:p>157471</text:p>
          </table:table-cell>
          <table:table-cell table:number-matrix-columns-spanned="1" table:number-matrix-rows-spanned="1" table:formula="of:=SUM(IF([.C$2:.C1808]&gt;[.C18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80" calcext:value-type="float">
            <text:p>180</text:p>
          </table:table-cell>
          <table:table-cell table:formula="of:=[.C1808]+[.B1809]" office:value-type="float" office:value="157651" calcext:value-type="float">
            <text:p>157651</text:p>
          </table:table-cell>
          <table:table-cell table:number-matrix-columns-spanned="1" table:number-matrix-rows-spanned="1" table:formula="of:=SUM(IF([.C$2:.C1809]&gt;[.C18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81" calcext:value-type="float">
            <text:p>181</text:p>
          </table:table-cell>
          <table:table-cell table:formula="of:=[.C1809]+[.B1810]" office:value-type="float" office:value="157832" calcext:value-type="float">
            <text:p>157832</text:p>
          </table:table-cell>
          <table:table-cell table:number-matrix-columns-spanned="1" table:number-matrix-rows-spanned="1" table:formula="of:=SUM(IF([.C$2:.C1810]&gt;[.C18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2" calcext:value-type="float">
            <text:p>192</text:p>
          </table:table-cell>
          <table:table-cell table:formula="of:=[.C1810]+[.B1811]" office:value-type="float" office:value="158024" calcext:value-type="float">
            <text:p>158024</text:p>
          </table:table-cell>
          <table:table-cell table:number-matrix-columns-spanned="1" table:number-matrix-rows-spanned="1" table:formula="of:=SUM(IF([.C$2:.C1811]&gt;[.C18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68" calcext:value-type="float">
            <text:p>168</text:p>
          </table:table-cell>
          <table:table-cell table:formula="of:=[.C1811]+[.B1812]" office:value-type="float" office:value="158192" calcext:value-type="float">
            <text:p>158192</text:p>
          </table:table-cell>
          <table:table-cell table:number-matrix-columns-spanned="1" table:number-matrix-rows-spanned="1" table:formula="of:=SUM(IF([.C$2:.C1812]&gt;[.C18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80" calcext:value-type="float">
            <text:p>180</text:p>
          </table:table-cell>
          <table:table-cell table:formula="of:=[.C1812]+[.B1813]" office:value-type="float" office:value="158372" calcext:value-type="float">
            <text:p>158372</text:p>
          </table:table-cell>
          <table:table-cell table:number-matrix-columns-spanned="1" table:number-matrix-rows-spanned="1" table:formula="of:=SUM(IF([.C$2:.C1813]&gt;[.C18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81" calcext:value-type="float">
            <text:p>181</text:p>
          </table:table-cell>
          <table:table-cell table:formula="of:=[.C1813]+[.B1814]" office:value-type="float" office:value="158553" calcext:value-type="float">
            <text:p>158553</text:p>
          </table:table-cell>
          <table:table-cell table:number-matrix-columns-spanned="1" table:number-matrix-rows-spanned="1" table:formula="of:=SUM(IF([.C$2:.C1814]&gt;[.C18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80" calcext:value-type="float">
            <text:p>180</text:p>
          </table:table-cell>
          <table:table-cell table:formula="of:=[.C1814]+[.B1815]" office:value-type="float" office:value="158733" calcext:value-type="float">
            <text:p>158733</text:p>
          </table:table-cell>
          <table:table-cell table:number-matrix-columns-spanned="1" table:number-matrix-rows-spanned="1" table:formula="of:=SUM(IF([.C$2:.C1815]&gt;[.C18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81" calcext:value-type="float">
            <text:p>181</text:p>
          </table:table-cell>
          <table:table-cell table:formula="of:=[.C1815]+[.B1816]" office:value-type="float" office:value="158914" calcext:value-type="float">
            <text:p>158914</text:p>
          </table:table-cell>
          <table:table-cell table:number-matrix-columns-spanned="1" table:number-matrix-rows-spanned="1" table:formula="of:=SUM(IF([.C$2:.C1816]&gt;[.C18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13" calcext:value-type="float">
            <text:p>213</text:p>
          </table:table-cell>
          <table:table-cell table:formula="of:=[.C1816]+[.B1817]" office:value-type="float" office:value="159127" calcext:value-type="float">
            <text:p>159127</text:p>
          </table:table-cell>
          <table:table-cell table:number-matrix-columns-spanned="1" table:number-matrix-rows-spanned="1" table:formula="of:=SUM(IF([.C$2:.C1817]&gt;[.C1817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46" calcext:value-type="float">
            <text:p>146</text:p>
          </table:table-cell>
          <table:table-cell table:formula="of:=[.C1817]+[.B1818]" office:value-type="float" office:value="159273" calcext:value-type="float">
            <text:p>159273</text:p>
          </table:table-cell>
          <table:table-cell table:number-matrix-columns-spanned="1" table:number-matrix-rows-spanned="1" table:formula="of:=SUM(IF([.C$2:.C1818]&gt;[.C18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0" calcext:value-type="float">
            <text:p>180</text:p>
          </table:table-cell>
          <table:table-cell table:formula="of:=[.C1818]+[.B1819]" office:value-type="float" office:value="159453" calcext:value-type="float">
            <text:p>159453</text:p>
          </table:table-cell>
          <table:table-cell table:number-matrix-columns-spanned="1" table:number-matrix-rows-spanned="1" table:formula="of:=SUM(IF([.C$2:.C1819]&gt;[.C18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81" calcext:value-type="float">
            <text:p>181</text:p>
          </table:table-cell>
          <table:table-cell table:formula="of:=[.C1819]+[.B1820]" office:value-type="float" office:value="159634" calcext:value-type="float">
            <text:p>159634</text:p>
          </table:table-cell>
          <table:table-cell table:number-matrix-columns-spanned="1" table:number-matrix-rows-spanned="1" table:formula="of:=SUM(IF([.C$2:.C1820]&gt;[.C18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80" calcext:value-type="float">
            <text:p>180</text:p>
          </table:table-cell>
          <table:table-cell table:formula="of:=[.C1820]+[.B1821]" office:value-type="float" office:value="159814" calcext:value-type="float">
            <text:p>159814</text:p>
          </table:table-cell>
          <table:table-cell table:number-matrix-columns-spanned="1" table:number-matrix-rows-spanned="1" table:formula="of:=SUM(IF([.C$2:.C1821]&gt;[.C18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81" calcext:value-type="float">
            <text:p>181</text:p>
          </table:table-cell>
          <table:table-cell table:formula="of:=[.C1821]+[.B1822]" office:value-type="float" office:value="159995" calcext:value-type="float">
            <text:p>159995</text:p>
          </table:table-cell>
          <table:table-cell table:number-matrix-columns-spanned="1" table:number-matrix-rows-spanned="1" table:formula="of:=SUM(IF([.C$2:.C1822]&gt;[.C18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80" calcext:value-type="float">
            <text:p>180</text:p>
          </table:table-cell>
          <table:table-cell table:formula="of:=[.C1822]+[.B1823]" office:value-type="float" office:value="160175" calcext:value-type="float">
            <text:p>160175</text:p>
          </table:table-cell>
          <table:table-cell table:number-matrix-columns-spanned="1" table:number-matrix-rows-spanned="1" table:formula="of:=SUM(IF([.C$2:.C1823]&gt;[.C18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79" calcext:value-type="float">
            <text:p>179</text:p>
          </table:table-cell>
          <table:table-cell table:formula="of:=[.C1823]+[.B1824]" office:value-type="float" office:value="160354" calcext:value-type="float">
            <text:p>160354</text:p>
          </table:table-cell>
          <table:table-cell table:number-matrix-columns-spanned="1" table:number-matrix-rows-spanned="1" table:formula="of:=SUM(IF([.C$2:.C1824]&gt;[.C18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82" calcext:value-type="float">
            <text:p>182</text:p>
          </table:table-cell>
          <table:table-cell table:formula="of:=[.C1824]+[.B1825]" office:value-type="float" office:value="160536" calcext:value-type="float">
            <text:p>160536</text:p>
          </table:table-cell>
          <table:table-cell table:number-matrix-columns-spanned="1" table:number-matrix-rows-spanned="1" table:formula="of:=SUM(IF([.C$2:.C1825]&gt;[.C18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79" calcext:value-type="float">
            <text:p>179</text:p>
          </table:table-cell>
          <table:table-cell table:formula="of:=[.C1825]+[.B1826]" office:value-type="float" office:value="160715" calcext:value-type="float">
            <text:p>160715</text:p>
          </table:table-cell>
          <table:table-cell table:number-matrix-columns-spanned="1" table:number-matrix-rows-spanned="1" table:formula="of:=SUM(IF([.C$2:.C1826]&gt;[.C18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80" calcext:value-type="float">
            <text:p>180</text:p>
          </table:table-cell>
          <table:table-cell table:formula="of:=[.C1826]+[.B1827]" office:value-type="float" office:value="160895" calcext:value-type="float">
            <text:p>160895</text:p>
          </table:table-cell>
          <table:table-cell table:number-matrix-columns-spanned="1" table:number-matrix-rows-spanned="1" table:formula="of:=SUM(IF([.C$2:.C1827]&gt;[.C18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81" calcext:value-type="float">
            <text:p>181</text:p>
          </table:table-cell>
          <table:table-cell table:formula="of:=[.C1827]+[.B1828]" office:value-type="float" office:value="161076" calcext:value-type="float">
            <text:p>161076</text:p>
          </table:table-cell>
          <table:table-cell table:number-matrix-columns-spanned="1" table:number-matrix-rows-spanned="1" table:formula="of:=SUM(IF([.C$2:.C1828]&gt;[.C18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80" calcext:value-type="float">
            <text:p>180</text:p>
          </table:table-cell>
          <table:table-cell table:formula="of:=[.C1828]+[.B1829]" office:value-type="float" office:value="161256" calcext:value-type="float">
            <text:p>161256</text:p>
          </table:table-cell>
          <table:table-cell table:number-matrix-columns-spanned="1" table:number-matrix-rows-spanned="1" table:formula="of:=SUM(IF([.C$2:.C1829]&gt;[.C18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80" calcext:value-type="float">
            <text:p>180</text:p>
          </table:table-cell>
          <table:table-cell table:formula="of:=[.C1829]+[.B1830]" office:value-type="float" office:value="161436" calcext:value-type="float">
            <text:p>161436</text:p>
          </table:table-cell>
          <table:table-cell table:number-matrix-columns-spanned="1" table:number-matrix-rows-spanned="1" table:formula="of:=SUM(IF([.C$2:.C1830]&gt;[.C18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6" calcext:value-type="float">
            <text:p>186</text:p>
          </table:table-cell>
          <table:table-cell table:formula="of:=[.C1830]+[.B1831]" office:value-type="float" office:value="161622" calcext:value-type="float">
            <text:p>161622</text:p>
          </table:table-cell>
          <table:table-cell table:number-matrix-columns-spanned="1" table:number-matrix-rows-spanned="1" table:formula="of:=SUM(IF([.C$2:.C1831]&gt;[.C18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74" calcext:value-type="float">
            <text:p>174</text:p>
          </table:table-cell>
          <table:table-cell table:formula="of:=[.C1831]+[.B1832]" office:value-type="float" office:value="161796" calcext:value-type="float">
            <text:p>161796</text:p>
          </table:table-cell>
          <table:table-cell table:number-matrix-columns-spanned="1" table:number-matrix-rows-spanned="1" table:formula="of:=SUM(IF([.C$2:.C1832]&gt;[.C18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80" calcext:value-type="float">
            <text:p>180</text:p>
          </table:table-cell>
          <table:table-cell table:formula="of:=[.C1832]+[.B1833]" office:value-type="float" office:value="161976" calcext:value-type="float">
            <text:p>161976</text:p>
          </table:table-cell>
          <table:table-cell table:number-matrix-columns-spanned="1" table:number-matrix-rows-spanned="1" table:formula="of:=SUM(IF([.C$2:.C1833]&gt;[.C18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82" calcext:value-type="float">
            <text:p>182</text:p>
          </table:table-cell>
          <table:table-cell table:formula="of:=[.C1833]+[.B1834]" office:value-type="float" office:value="162158" calcext:value-type="float">
            <text:p>162158</text:p>
          </table:table-cell>
          <table:table-cell table:number-matrix-columns-spanned="1" table:number-matrix-rows-spanned="1" table:formula="of:=SUM(IF([.C$2:.C1834]&gt;[.C18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78" calcext:value-type="float">
            <text:p>178</text:p>
          </table:table-cell>
          <table:table-cell table:formula="of:=[.C1834]+[.B1835]" office:value-type="float" office:value="162336" calcext:value-type="float">
            <text:p>162336</text:p>
          </table:table-cell>
          <table:table-cell table:number-matrix-columns-spanned="1" table:number-matrix-rows-spanned="1" table:formula="of:=SUM(IF([.C$2:.C1835]&gt;[.C18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82" calcext:value-type="float">
            <text:p>182</text:p>
          </table:table-cell>
          <table:table-cell table:formula="of:=[.C1835]+[.B1836]" office:value-type="float" office:value="162518" calcext:value-type="float">
            <text:p>162518</text:p>
          </table:table-cell>
          <table:table-cell table:number-matrix-columns-spanned="1" table:number-matrix-rows-spanned="1" table:formula="of:=SUM(IF([.C$2:.C1836]&gt;[.C18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79" calcext:value-type="float">
            <text:p>179</text:p>
          </table:table-cell>
          <table:table-cell table:formula="of:=[.C1836]+[.B1837]" office:value-type="float" office:value="162697" calcext:value-type="float">
            <text:p>162697</text:p>
          </table:table-cell>
          <table:table-cell table:number-matrix-columns-spanned="1" table:number-matrix-rows-spanned="1" table:formula="of:=SUM(IF([.C$2:.C1837]&gt;[.C18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80" calcext:value-type="float">
            <text:p>180</text:p>
          </table:table-cell>
          <table:table-cell table:formula="of:=[.C1837]+[.B1838]" office:value-type="float" office:value="162877" calcext:value-type="float">
            <text:p>162877</text:p>
          </table:table-cell>
          <table:table-cell table:number-matrix-columns-spanned="1" table:number-matrix-rows-spanned="1" table:formula="of:=SUM(IF([.C$2:.C1838]&gt;[.C18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81" calcext:value-type="float">
            <text:p>181</text:p>
          </table:table-cell>
          <table:table-cell table:formula="of:=[.C1838]+[.B1839]" office:value-type="float" office:value="163058" calcext:value-type="float">
            <text:p>163058</text:p>
          </table:table-cell>
          <table:table-cell table:number-matrix-columns-spanned="1" table:number-matrix-rows-spanned="1" table:formula="of:=SUM(IF([.C$2:.C1839]&gt;[.C18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79" calcext:value-type="float">
            <text:p>179</text:p>
          </table:table-cell>
          <table:table-cell table:formula="of:=[.C1839]+[.B1840]" office:value-type="float" office:value="163237" calcext:value-type="float">
            <text:p>163237</text:p>
          </table:table-cell>
          <table:table-cell table:number-matrix-columns-spanned="1" table:number-matrix-rows-spanned="1" table:formula="of:=SUM(IF([.C$2:.C1840]&gt;[.C18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0" calcext:value-type="float">
            <text:p>180</text:p>
          </table:table-cell>
          <table:table-cell table:formula="of:=[.C1840]+[.B1841]" office:value-type="float" office:value="163417" calcext:value-type="float">
            <text:p>163417</text:p>
          </table:table-cell>
          <table:table-cell table:number-matrix-columns-spanned="1" table:number-matrix-rows-spanned="1" table:formula="of:=SUM(IF([.C$2:.C1841]&gt;[.C18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0" calcext:value-type="float">
            <text:p>180</text:p>
          </table:table-cell>
          <table:table-cell table:formula="of:=[.C1841]+[.B1842]" office:value-type="float" office:value="163597" calcext:value-type="float">
            <text:p>163597</text:p>
          </table:table-cell>
          <table:table-cell table:number-matrix-columns-spanned="1" table:number-matrix-rows-spanned="1" table:formula="of:=SUM(IF([.C$2:.C1842]&gt;[.C18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1" calcext:value-type="float">
            <text:p>181</text:p>
          </table:table-cell>
          <table:table-cell table:formula="of:=[.C1842]+[.B1843]" office:value-type="float" office:value="163778" calcext:value-type="float">
            <text:p>163778</text:p>
          </table:table-cell>
          <table:table-cell table:number-matrix-columns-spanned="1" table:number-matrix-rows-spanned="1" table:formula="of:=SUM(IF([.C$2:.C1843]&gt;[.C18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80" calcext:value-type="float">
            <text:p>180</text:p>
          </table:table-cell>
          <table:table-cell table:formula="of:=[.C1843]+[.B1844]" office:value-type="float" office:value="163958" calcext:value-type="float">
            <text:p>163958</text:p>
          </table:table-cell>
          <table:table-cell table:number-matrix-columns-spanned="1" table:number-matrix-rows-spanned="1" table:formula="of:=SUM(IF([.C$2:.C1844]&gt;[.C18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2" calcext:value-type="float">
            <text:p>182</text:p>
          </table:table-cell>
          <table:table-cell table:formula="of:=[.C1844]+[.B1845]" office:value-type="float" office:value="164140" calcext:value-type="float">
            <text:p>164140</text:p>
          </table:table-cell>
          <table:table-cell table:number-matrix-columns-spanned="1" table:number-matrix-rows-spanned="1" table:formula="of:=SUM(IF([.C$2:.C1845]&gt;[.C18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78" calcext:value-type="float">
            <text:p>178</text:p>
          </table:table-cell>
          <table:table-cell table:formula="of:=[.C1845]+[.B1846]" office:value-type="float" office:value="164318" calcext:value-type="float">
            <text:p>164318</text:p>
          </table:table-cell>
          <table:table-cell table:number-matrix-columns-spanned="1" table:number-matrix-rows-spanned="1" table:formula="of:=SUM(IF([.C$2:.C1846]&gt;[.C18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84" calcext:value-type="float">
            <text:p>184</text:p>
          </table:table-cell>
          <table:table-cell table:formula="of:=[.C1846]+[.B1847]" office:value-type="float" office:value="164502" calcext:value-type="float">
            <text:p>164502</text:p>
          </table:table-cell>
          <table:table-cell table:number-matrix-columns-spanned="1" table:number-matrix-rows-spanned="1" table:formula="of:=SUM(IF([.C$2:.C1847]&gt;[.C18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81" calcext:value-type="float">
            <text:p>181</text:p>
          </table:table-cell>
          <table:table-cell table:formula="of:=[.C1847]+[.B1848]" office:value-type="float" office:value="164683" calcext:value-type="float">
            <text:p>164683</text:p>
          </table:table-cell>
          <table:table-cell table:number-matrix-columns-spanned="1" table:number-matrix-rows-spanned="1" table:formula="of:=SUM(IF([.C$2:.C1848]&gt;[.C18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75" calcext:value-type="float">
            <text:p>175</text:p>
          </table:table-cell>
          <table:table-cell table:formula="of:=[.C1848]+[.B1849]" office:value-type="float" office:value="164858" calcext:value-type="float">
            <text:p>164858</text:p>
          </table:table-cell>
          <table:table-cell table:number-matrix-columns-spanned="1" table:number-matrix-rows-spanned="1" table:formula="of:=SUM(IF([.C$2:.C1849]&gt;[.C18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90" calcext:value-type="float">
            <text:p>190</text:p>
          </table:table-cell>
          <table:table-cell table:formula="of:=[.C1849]+[.B1850]" office:value-type="float" office:value="165048" calcext:value-type="float">
            <text:p>165048</text:p>
          </table:table-cell>
          <table:table-cell table:number-matrix-columns-spanned="1" table:number-matrix-rows-spanned="1" table:formula="of:=SUM(IF([.C$2:.C1850]&gt;[.C18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70" calcext:value-type="float">
            <text:p>170</text:p>
          </table:table-cell>
          <table:table-cell table:formula="of:=[.C1850]+[.B1851]" office:value-type="float" office:value="165218" calcext:value-type="float">
            <text:p>165218</text:p>
          </table:table-cell>
          <table:table-cell table:number-matrix-columns-spanned="1" table:number-matrix-rows-spanned="1" table:formula="of:=SUM(IF([.C$2:.C1851]&gt;[.C18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80" calcext:value-type="float">
            <text:p>180</text:p>
          </table:table-cell>
          <table:table-cell table:formula="of:=[.C1851]+[.B1852]" office:value-type="float" office:value="165398" calcext:value-type="float">
            <text:p>165398</text:p>
          </table:table-cell>
          <table:table-cell table:number-matrix-columns-spanned="1" table:number-matrix-rows-spanned="1" table:formula="of:=SUM(IF([.C$2:.C1852]&gt;[.C18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80" calcext:value-type="float">
            <text:p>180</text:p>
          </table:table-cell>
          <table:table-cell table:formula="of:=[.C1852]+[.B1853]" office:value-type="float" office:value="165578" calcext:value-type="float">
            <text:p>165578</text:p>
          </table:table-cell>
          <table:table-cell table:number-matrix-columns-spanned="1" table:number-matrix-rows-spanned="1" table:formula="of:=SUM(IF([.C$2:.C1853]&gt;[.C18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83" calcext:value-type="float">
            <text:p>183</text:p>
          </table:table-cell>
          <table:table-cell table:formula="of:=[.C1853]+[.B1854]" office:value-type="float" office:value="165761" calcext:value-type="float">
            <text:p>165761</text:p>
          </table:table-cell>
          <table:table-cell table:number-matrix-columns-spanned="1" table:number-matrix-rows-spanned="1" table:formula="of:=SUM(IF([.C$2:.C1854]&gt;[.C18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79" calcext:value-type="float">
            <text:p>179</text:p>
          </table:table-cell>
          <table:table-cell table:formula="of:=[.C1854]+[.B1855]" office:value-type="float" office:value="165940" calcext:value-type="float">
            <text:p>165940</text:p>
          </table:table-cell>
          <table:table-cell table:number-matrix-columns-spanned="1" table:number-matrix-rows-spanned="1" table:formula="of:=SUM(IF([.C$2:.C1855]&gt;[.C18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82" calcext:value-type="float">
            <text:p>182</text:p>
          </table:table-cell>
          <table:table-cell table:formula="of:=[.C1855]+[.B1856]" office:value-type="float" office:value="166122" calcext:value-type="float">
            <text:p>166122</text:p>
          </table:table-cell>
          <table:table-cell table:number-matrix-columns-spanned="1" table:number-matrix-rows-spanned="1" table:formula="of:=SUM(IF([.C$2:.C1856]&gt;[.C18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78" calcext:value-type="float">
            <text:p>178</text:p>
          </table:table-cell>
          <table:table-cell table:formula="of:=[.C1856]+[.B1857]" office:value-type="float" office:value="166300" calcext:value-type="float">
            <text:p>166300</text:p>
          </table:table-cell>
          <table:table-cell table:number-matrix-columns-spanned="1" table:number-matrix-rows-spanned="1" table:formula="of:=SUM(IF([.C$2:.C1857]&gt;[.C18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83" calcext:value-type="float">
            <text:p>183</text:p>
          </table:table-cell>
          <table:table-cell table:formula="of:=[.C1857]+[.B1858]" office:value-type="float" office:value="166483" calcext:value-type="float">
            <text:p>166483</text:p>
          </table:table-cell>
          <table:table-cell table:number-matrix-columns-spanned="1" table:number-matrix-rows-spanned="1" table:formula="of:=SUM(IF([.C$2:.C1858]&gt;[.C18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83" calcext:value-type="float">
            <text:p>183</text:p>
          </table:table-cell>
          <table:table-cell table:formula="of:=[.C1858]+[.B1859]" office:value-type="float" office:value="166666" calcext:value-type="float">
            <text:p>166666</text:p>
          </table:table-cell>
          <table:table-cell table:number-matrix-columns-spanned="1" table:number-matrix-rows-spanned="1" table:formula="of:=SUM(IF([.C$2:.C1859]&gt;[.C18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75" calcext:value-type="float">
            <text:p>175</text:p>
          </table:table-cell>
          <table:table-cell table:formula="of:=[.C1859]+[.B1860]" office:value-type="float" office:value="166841" calcext:value-type="float">
            <text:p>166841</text:p>
          </table:table-cell>
          <table:table-cell table:number-matrix-columns-spanned="1" table:number-matrix-rows-spanned="1" table:formula="of:=SUM(IF([.C$2:.C1860]&gt;[.C18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0" calcext:value-type="float">
            <text:p>180</text:p>
          </table:table-cell>
          <table:table-cell table:formula="of:=[.C1860]+[.B1861]" office:value-type="float" office:value="167021" calcext:value-type="float">
            <text:p>167021</text:p>
          </table:table-cell>
          <table:table-cell table:number-matrix-columns-spanned="1" table:number-matrix-rows-spanned="1" table:formula="of:=SUM(IF([.C$2:.C1861]&gt;[.C18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81" calcext:value-type="float">
            <text:p>181</text:p>
          </table:table-cell>
          <table:table-cell table:formula="of:=[.C1861]+[.B1862]" office:value-type="float" office:value="167202" calcext:value-type="float">
            <text:p>167202</text:p>
          </table:table-cell>
          <table:table-cell table:number-matrix-columns-spanned="1" table:number-matrix-rows-spanned="1" table:formula="of:=SUM(IF([.C$2:.C1862]&gt;[.C18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80" calcext:value-type="float">
            <text:p>180</text:p>
          </table:table-cell>
          <table:table-cell table:formula="of:=[.C1862]+[.B1863]" office:value-type="float" office:value="167382" calcext:value-type="float">
            <text:p>167382</text:p>
          </table:table-cell>
          <table:table-cell table:number-matrix-columns-spanned="1" table:number-matrix-rows-spanned="1" table:formula="of:=SUM(IF([.C$2:.C1863]&gt;[.C18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80" calcext:value-type="float">
            <text:p>180</text:p>
          </table:table-cell>
          <table:table-cell table:formula="of:=[.C1863]+[.B1864]" office:value-type="float" office:value="167562" calcext:value-type="float">
            <text:p>167562</text:p>
          </table:table-cell>
          <table:table-cell table:number-matrix-columns-spanned="1" table:number-matrix-rows-spanned="1" table:formula="of:=SUM(IF([.C$2:.C1864]&gt;[.C18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80" calcext:value-type="float">
            <text:p>180</text:p>
          </table:table-cell>
          <table:table-cell table:formula="of:=[.C1864]+[.B1865]" office:value-type="float" office:value="167742" calcext:value-type="float">
            <text:p>167742</text:p>
          </table:table-cell>
          <table:table-cell table:number-matrix-columns-spanned="1" table:number-matrix-rows-spanned="1" table:formula="of:=SUM(IF([.C$2:.C1865]&gt;[.C18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0" calcext:value-type="float">
            <text:p>180</text:p>
          </table:table-cell>
          <table:table-cell table:formula="of:=[.C1865]+[.B1866]" office:value-type="float" office:value="167922" calcext:value-type="float">
            <text:p>167922</text:p>
          </table:table-cell>
          <table:table-cell table:number-matrix-columns-spanned="1" table:number-matrix-rows-spanned="1" table:formula="of:=SUM(IF([.C$2:.C1866]&gt;[.C18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82" calcext:value-type="float">
            <text:p>182</text:p>
          </table:table-cell>
          <table:table-cell table:formula="of:=[.C1866]+[.B1867]" office:value-type="float" office:value="168104" calcext:value-type="float">
            <text:p>168104</text:p>
          </table:table-cell>
          <table:table-cell table:number-matrix-columns-spanned="1" table:number-matrix-rows-spanned="1" table:formula="of:=SUM(IF([.C$2:.C1867]&gt;[.C18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85" calcext:value-type="float">
            <text:p>185</text:p>
          </table:table-cell>
          <table:table-cell table:formula="of:=[.C1867]+[.B1868]" office:value-type="float" office:value="168289" calcext:value-type="float">
            <text:p>168289</text:p>
          </table:table-cell>
          <table:table-cell table:number-matrix-columns-spanned="1" table:number-matrix-rows-spanned="1" table:formula="of:=SUM(IF([.C$2:.C1868]&gt;[.C18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74" calcext:value-type="float">
            <text:p>174</text:p>
          </table:table-cell>
          <table:table-cell table:formula="of:=[.C1868]+[.B1869]" office:value-type="float" office:value="168463" calcext:value-type="float">
            <text:p>168463</text:p>
          </table:table-cell>
          <table:table-cell table:number-matrix-columns-spanned="1" table:number-matrix-rows-spanned="1" table:formula="of:=SUM(IF([.C$2:.C1869]&gt;[.C18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81" calcext:value-type="float">
            <text:p>181</text:p>
          </table:table-cell>
          <table:table-cell table:formula="of:=[.C1869]+[.B1870]" office:value-type="float" office:value="168644" calcext:value-type="float">
            <text:p>168644</text:p>
          </table:table-cell>
          <table:table-cell table:number-matrix-columns-spanned="1" table:number-matrix-rows-spanned="1" table:formula="of:=SUM(IF([.C$2:.C1870]&gt;[.C18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0" calcext:value-type="float">
            <text:p>180</text:p>
          </table:table-cell>
          <table:table-cell table:formula="of:=[.C1870]+[.B1871]" office:value-type="float" office:value="168824" calcext:value-type="float">
            <text:p>168824</text:p>
          </table:table-cell>
          <table:table-cell table:number-matrix-columns-spanned="1" table:number-matrix-rows-spanned="1" table:formula="of:=SUM(IF([.C$2:.C1871]&gt;[.C18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9" calcext:value-type="float">
            <text:p>179</text:p>
          </table:table-cell>
          <table:table-cell table:formula="of:=[.C1871]+[.B1872]" office:value-type="float" office:value="169003" calcext:value-type="float">
            <text:p>169003</text:p>
          </table:table-cell>
          <table:table-cell table:number-matrix-columns-spanned="1" table:number-matrix-rows-spanned="1" table:formula="of:=SUM(IF([.C$2:.C1872]&gt;[.C18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81" calcext:value-type="float">
            <text:p>181</text:p>
          </table:table-cell>
          <table:table-cell table:formula="of:=[.C1872]+[.B1873]" office:value-type="float" office:value="169184" calcext:value-type="float">
            <text:p>169184</text:p>
          </table:table-cell>
          <table:table-cell table:number-matrix-columns-spanned="1" table:number-matrix-rows-spanned="1" table:formula="of:=SUM(IF([.C$2:.C1873]&gt;[.C18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79" calcext:value-type="float">
            <text:p>179</text:p>
          </table:table-cell>
          <table:table-cell table:formula="of:=[.C1873]+[.B1874]" office:value-type="float" office:value="169363" calcext:value-type="float">
            <text:p>169363</text:p>
          </table:table-cell>
          <table:table-cell table:number-matrix-columns-spanned="1" table:number-matrix-rows-spanned="1" table:formula="of:=SUM(IF([.C$2:.C1874]&gt;[.C18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85" calcext:value-type="float">
            <text:p>185</text:p>
          </table:table-cell>
          <table:table-cell table:formula="of:=[.C1874]+[.B1875]" office:value-type="float" office:value="169548" calcext:value-type="float">
            <text:p>169548</text:p>
          </table:table-cell>
          <table:table-cell table:number-matrix-columns-spanned="1" table:number-matrix-rows-spanned="1" table:formula="of:=SUM(IF([.C$2:.C1875]&gt;[.C18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76" calcext:value-type="float">
            <text:p>176</text:p>
          </table:table-cell>
          <table:table-cell table:formula="of:=[.C1875]+[.B1876]" office:value-type="float" office:value="169724" calcext:value-type="float">
            <text:p>169724</text:p>
          </table:table-cell>
          <table:table-cell table:number-matrix-columns-spanned="1" table:number-matrix-rows-spanned="1" table:formula="of:=SUM(IF([.C$2:.C1876]&gt;[.C18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1" calcext:value-type="float">
            <text:p>181</text:p>
          </table:table-cell>
          <table:table-cell table:formula="of:=[.C1876]+[.B1877]" office:value-type="float" office:value="169905" calcext:value-type="float">
            <text:p>169905</text:p>
          </table:table-cell>
          <table:table-cell table:number-matrix-columns-spanned="1" table:number-matrix-rows-spanned="1" table:formula="of:=SUM(IF([.C$2:.C1877]&gt;[.C18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79" calcext:value-type="float">
            <text:p>179</text:p>
          </table:table-cell>
          <table:table-cell table:formula="of:=[.C1877]+[.B1878]" office:value-type="float" office:value="170084" calcext:value-type="float">
            <text:p>170084</text:p>
          </table:table-cell>
          <table:table-cell table:number-matrix-columns-spanned="1" table:number-matrix-rows-spanned="1" table:formula="of:=SUM(IF([.C$2:.C1878]&gt;[.C18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2" calcext:value-type="float">
            <text:p>182</text:p>
          </table:table-cell>
          <table:table-cell table:formula="of:=[.C1878]+[.B1879]" office:value-type="float" office:value="170266" calcext:value-type="float">
            <text:p>170266</text:p>
          </table:table-cell>
          <table:table-cell table:number-matrix-columns-spanned="1" table:number-matrix-rows-spanned="1" table:formula="of:=SUM(IF([.C$2:.C1879]&gt;[.C18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79" calcext:value-type="float">
            <text:p>179</text:p>
          </table:table-cell>
          <table:table-cell table:formula="of:=[.C1879]+[.B1880]" office:value-type="float" office:value="170445" calcext:value-type="float">
            <text:p>170445</text:p>
          </table:table-cell>
          <table:table-cell table:number-matrix-columns-spanned="1" table:number-matrix-rows-spanned="1" table:formula="of:=SUM(IF([.C$2:.C1880]&gt;[.C18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80" calcext:value-type="float">
            <text:p>180</text:p>
          </table:table-cell>
          <table:table-cell table:formula="of:=[.C1880]+[.B1881]" office:value-type="float" office:value="170625" calcext:value-type="float">
            <text:p>170625</text:p>
          </table:table-cell>
          <table:table-cell table:number-matrix-columns-spanned="1" table:number-matrix-rows-spanned="1" table:formula="of:=SUM(IF([.C$2:.C1881]&gt;[.C18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81" calcext:value-type="float">
            <text:p>181</text:p>
          </table:table-cell>
          <table:table-cell table:formula="of:=[.C1881]+[.B1882]" office:value-type="float" office:value="170806" calcext:value-type="float">
            <text:p>170806</text:p>
          </table:table-cell>
          <table:table-cell table:number-matrix-columns-spanned="1" table:number-matrix-rows-spanned="1" table:formula="of:=SUM(IF([.C$2:.C1882]&gt;[.C18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79" calcext:value-type="float">
            <text:p>179</text:p>
          </table:table-cell>
          <table:table-cell table:formula="of:=[.C1882]+[.B1883]" office:value-type="float" office:value="170985" calcext:value-type="float">
            <text:p>170985</text:p>
          </table:table-cell>
          <table:table-cell table:number-matrix-columns-spanned="1" table:number-matrix-rows-spanned="1" table:formula="of:=SUM(IF([.C$2:.C1883]&gt;[.C18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80" calcext:value-type="float">
            <text:p>180</text:p>
          </table:table-cell>
          <table:table-cell table:formula="of:=[.C1883]+[.B1884]" office:value-type="float" office:value="171165" calcext:value-type="float">
            <text:p>171165</text:p>
          </table:table-cell>
          <table:table-cell table:number-matrix-columns-spanned="1" table:number-matrix-rows-spanned="1" table:formula="of:=SUM(IF([.C$2:.C1884]&gt;[.C18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80" calcext:value-type="float">
            <text:p>180</text:p>
          </table:table-cell>
          <table:table-cell table:formula="of:=[.C1884]+[.B1885]" office:value-type="float" office:value="171345" calcext:value-type="float">
            <text:p>171345</text:p>
          </table:table-cell>
          <table:table-cell table:number-matrix-columns-spanned="1" table:number-matrix-rows-spanned="1" table:formula="of:=SUM(IF([.C$2:.C1885]&gt;[.C18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81" calcext:value-type="float">
            <text:p>181</text:p>
          </table:table-cell>
          <table:table-cell table:formula="of:=[.C1885]+[.B1886]" office:value-type="float" office:value="171526" calcext:value-type="float">
            <text:p>171526</text:p>
          </table:table-cell>
          <table:table-cell table:number-matrix-columns-spanned="1" table:number-matrix-rows-spanned="1" table:formula="of:=SUM(IF([.C$2:.C1886]&gt;[.C18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81" calcext:value-type="float">
            <text:p>181</text:p>
          </table:table-cell>
          <table:table-cell table:formula="of:=[.C1886]+[.B1887]" office:value-type="float" office:value="171707" calcext:value-type="float">
            <text:p>171707</text:p>
          </table:table-cell>
          <table:table-cell table:number-matrix-columns-spanned="1" table:number-matrix-rows-spanned="1" table:formula="of:=SUM(IF([.C$2:.C1887]&gt;[.C18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80" calcext:value-type="float">
            <text:p>180</text:p>
          </table:table-cell>
          <table:table-cell table:formula="of:=[.C1887]+[.B1888]" office:value-type="float" office:value="171887" calcext:value-type="float">
            <text:p>171887</text:p>
          </table:table-cell>
          <table:table-cell table:number-matrix-columns-spanned="1" table:number-matrix-rows-spanned="1" table:formula="of:=SUM(IF([.C$2:.C1888]&gt;[.C18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80" calcext:value-type="float">
            <text:p>180</text:p>
          </table:table-cell>
          <table:table-cell table:formula="of:=[.C1888]+[.B1889]" office:value-type="float" office:value="172067" calcext:value-type="float">
            <text:p>172067</text:p>
          </table:table-cell>
          <table:table-cell table:number-matrix-columns-spanned="1" table:number-matrix-rows-spanned="1" table:formula="of:=SUM(IF([.C$2:.C1889]&gt;[.C18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79" calcext:value-type="float">
            <text:p>179</text:p>
          </table:table-cell>
          <table:table-cell table:formula="of:=[.C1889]+[.B1890]" office:value-type="float" office:value="172246" calcext:value-type="float">
            <text:p>172246</text:p>
          </table:table-cell>
          <table:table-cell table:number-matrix-columns-spanned="1" table:number-matrix-rows-spanned="1" table:formula="of:=SUM(IF([.C$2:.C1890]&gt;[.C18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80" calcext:value-type="float">
            <text:p>180</text:p>
          </table:table-cell>
          <table:table-cell table:formula="of:=[.C1890]+[.B1891]" office:value-type="float" office:value="172426" calcext:value-type="float">
            <text:p>172426</text:p>
          </table:table-cell>
          <table:table-cell table:number-matrix-columns-spanned="1" table:number-matrix-rows-spanned="1" table:formula="of:=SUM(IF([.C$2:.C1891]&gt;[.C18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86" calcext:value-type="float">
            <text:p>186</text:p>
          </table:table-cell>
          <table:table-cell table:formula="of:=[.C1891]+[.B1892]" office:value-type="float" office:value="172612" calcext:value-type="float">
            <text:p>172612</text:p>
          </table:table-cell>
          <table:table-cell table:number-matrix-columns-spanned="1" table:number-matrix-rows-spanned="1" table:formula="of:=SUM(IF([.C$2:.C1892]&gt;[.C18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76" calcext:value-type="float">
            <text:p>176</text:p>
          </table:table-cell>
          <table:table-cell table:formula="of:=[.C1892]+[.B1893]" office:value-type="float" office:value="172788" calcext:value-type="float">
            <text:p>172788</text:p>
          </table:table-cell>
          <table:table-cell table:number-matrix-columns-spanned="1" table:number-matrix-rows-spanned="1" table:formula="of:=SUM(IF([.C$2:.C1893]&gt;[.C18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80" calcext:value-type="float">
            <text:p>180</text:p>
          </table:table-cell>
          <table:table-cell table:formula="of:=[.C1893]+[.B1894]" office:value-type="float" office:value="172968" calcext:value-type="float">
            <text:p>172968</text:p>
          </table:table-cell>
          <table:table-cell table:number-matrix-columns-spanned="1" table:number-matrix-rows-spanned="1" table:formula="of:=SUM(IF([.C$2:.C1894]&gt;[.C18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29" calcext:value-type="float">
            <text:p>229</text:p>
          </table:table-cell>
          <table:table-cell table:formula="of:=[.C1894]+[.B1895]" office:value-type="float" office:value="173197" calcext:value-type="float">
            <text:p>173197</text:p>
          </table:table-cell>
          <table:table-cell table:number-matrix-columns-spanned="1" table:number-matrix-rows-spanned="1" table:formula="of:=SUM(IF([.C$2:.C1895]&gt;[.C1895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30" calcext:value-type="float">
            <text:p>130</text:p>
          </table:table-cell>
          <table:table-cell table:formula="of:=[.C1895]+[.B1896]" office:value-type="float" office:value="173327" calcext:value-type="float">
            <text:p>173327</text:p>
          </table:table-cell>
          <table:table-cell table:number-matrix-columns-spanned="1" table:number-matrix-rows-spanned="1" table:formula="of:=SUM(IF([.C$2:.C1896]&gt;[.C18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table:formula="of:=[.C1896]+[.B1897]" office:value-type="float" office:value="173508" calcext:value-type="float">
            <text:p>173508</text:p>
          </table:table-cell>
          <table:table-cell table:number-matrix-columns-spanned="1" table:number-matrix-rows-spanned="1" table:formula="of:=SUM(IF([.C$2:.C1897]&gt;[.C18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80" calcext:value-type="float">
            <text:p>180</text:p>
          </table:table-cell>
          <table:table-cell table:formula="of:=[.C1897]+[.B1898]" office:value-type="float" office:value="173688" calcext:value-type="float">
            <text:p>173688</text:p>
          </table:table-cell>
          <table:table-cell table:number-matrix-columns-spanned="1" table:number-matrix-rows-spanned="1" table:formula="of:=SUM(IF([.C$2:.C1898]&gt;[.C18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81" calcext:value-type="float">
            <text:p>181</text:p>
          </table:table-cell>
          <table:table-cell table:formula="of:=[.C1898]+[.B1899]" office:value-type="float" office:value="173869" calcext:value-type="float">
            <text:p>173869</text:p>
          </table:table-cell>
          <table:table-cell table:number-matrix-columns-spanned="1" table:number-matrix-rows-spanned="1" table:formula="of:=SUM(IF([.C$2:.C1899]&gt;[.C18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80" calcext:value-type="float">
            <text:p>180</text:p>
          </table:table-cell>
          <table:table-cell table:formula="of:=[.C1899]+[.B1900]" office:value-type="float" office:value="174049" calcext:value-type="float">
            <text:p>174049</text:p>
          </table:table-cell>
          <table:table-cell table:number-matrix-columns-spanned="1" table:number-matrix-rows-spanned="1" table:formula="of:=SUM(IF([.C$2:.C1900]&gt;[.C19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table:formula="of:=[.C1900]+[.B1901]" office:value-type="float" office:value="174229" calcext:value-type="float">
            <text:p>174229</text:p>
          </table:table-cell>
          <table:table-cell table:number-matrix-columns-spanned="1" table:number-matrix-rows-spanned="1" table:formula="of:=SUM(IF([.C$2:.C1901]&gt;[.C19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78" calcext:value-type="float">
            <text:p>178</text:p>
          </table:table-cell>
          <table:table-cell table:formula="of:=[.C1901]+[.B1902]" office:value-type="float" office:value="174407" calcext:value-type="float">
            <text:p>174407</text:p>
          </table:table-cell>
          <table:table-cell table:number-matrix-columns-spanned="1" table:number-matrix-rows-spanned="1" table:formula="of:=SUM(IF([.C$2:.C1902]&gt;[.C19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86" calcext:value-type="float">
            <text:p>186</text:p>
          </table:table-cell>
          <table:table-cell table:formula="of:=[.C1902]+[.B1903]" office:value-type="float" office:value="174593" calcext:value-type="float">
            <text:p>174593</text:p>
          </table:table-cell>
          <table:table-cell table:number-matrix-columns-spanned="1" table:number-matrix-rows-spanned="1" table:formula="of:=SUM(IF([.C$2:.C1903]&gt;[.C19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74" calcext:value-type="float">
            <text:p>174</text:p>
          </table:table-cell>
          <table:table-cell table:formula="of:=[.C1903]+[.B1904]" office:value-type="float" office:value="174767" calcext:value-type="float">
            <text:p>174767</text:p>
          </table:table-cell>
          <table:table-cell table:number-matrix-columns-spanned="1" table:number-matrix-rows-spanned="1" table:formula="of:=SUM(IF([.C$2:.C1904]&gt;[.C19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81" calcext:value-type="float">
            <text:p>181</text:p>
          </table:table-cell>
          <table:table-cell table:formula="of:=[.C1904]+[.B1905]" office:value-type="float" office:value="174948" calcext:value-type="float">
            <text:p>174948</text:p>
          </table:table-cell>
          <table:table-cell table:number-matrix-columns-spanned="1" table:number-matrix-rows-spanned="1" table:formula="of:=SUM(IF([.C$2:.C1905]&gt;[.C19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0" calcext:value-type="float">
            <text:p>180</text:p>
          </table:table-cell>
          <table:table-cell table:formula="of:=[.C1905]+[.B1906]" office:value-type="float" office:value="175128" calcext:value-type="float">
            <text:p>175128</text:p>
          </table:table-cell>
          <table:table-cell table:number-matrix-columns-spanned="1" table:number-matrix-rows-spanned="1" table:formula="of:=SUM(IF([.C$2:.C1906]&gt;[.C19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80" calcext:value-type="float">
            <text:p>180</text:p>
          </table:table-cell>
          <table:table-cell table:formula="of:=[.C1906]+[.B1907]" office:value-type="float" office:value="175308" calcext:value-type="float">
            <text:p>175308</text:p>
          </table:table-cell>
          <table:table-cell table:number-matrix-columns-spanned="1" table:number-matrix-rows-spanned="1" table:formula="of:=SUM(IF([.C$2:.C1907]&gt;[.C19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81" calcext:value-type="float">
            <text:p>181</text:p>
          </table:table-cell>
          <table:table-cell table:formula="of:=[.C1907]+[.B1908]" office:value-type="float" office:value="175489" calcext:value-type="float">
            <text:p>175489</text:p>
          </table:table-cell>
          <table:table-cell table:number-matrix-columns-spanned="1" table:number-matrix-rows-spanned="1" table:formula="of:=SUM(IF([.C$2:.C1908]&gt;[.C19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83" calcext:value-type="float">
            <text:p>183</text:p>
          </table:table-cell>
          <table:table-cell table:formula="of:=[.C1908]+[.B1909]" office:value-type="float" office:value="175672" calcext:value-type="float">
            <text:p>175672</text:p>
          </table:table-cell>
          <table:table-cell table:number-matrix-columns-spanned="1" table:number-matrix-rows-spanned="1" table:formula="of:=SUM(IF([.C$2:.C1909]&gt;[.C19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78" calcext:value-type="float">
            <text:p>178</text:p>
          </table:table-cell>
          <table:table-cell table:formula="of:=[.C1909]+[.B1910]" office:value-type="float" office:value="175850" calcext:value-type="float">
            <text:p>175850</text:p>
          </table:table-cell>
          <table:table-cell table:number-matrix-columns-spanned="1" table:number-matrix-rows-spanned="1" table:formula="of:=SUM(IF([.C$2:.C1910]&gt;[.C19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81" calcext:value-type="float">
            <text:p>181</text:p>
          </table:table-cell>
          <table:table-cell table:formula="of:=[.C1910]+[.B1911]" office:value-type="float" office:value="176031" calcext:value-type="float">
            <text:p>176031</text:p>
          </table:table-cell>
          <table:table-cell table:number-matrix-columns-spanned="1" table:number-matrix-rows-spanned="1" table:formula="of:=SUM(IF([.C$2:.C1911]&gt;[.C19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79" calcext:value-type="float">
            <text:p>179</text:p>
          </table:table-cell>
          <table:table-cell table:formula="of:=[.C1911]+[.B1912]" office:value-type="float" office:value="176210" calcext:value-type="float">
            <text:p>176210</text:p>
          </table:table-cell>
          <table:table-cell table:number-matrix-columns-spanned="1" table:number-matrix-rows-spanned="1" table:formula="of:=SUM(IF([.C$2:.C1912]&gt;[.C19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80" calcext:value-type="float">
            <text:p>180</text:p>
          </table:table-cell>
          <table:table-cell table:formula="of:=[.C1912]+[.B1913]" office:value-type="float" office:value="176390" calcext:value-type="float">
            <text:p>176390</text:p>
          </table:table-cell>
          <table:table-cell table:number-matrix-columns-spanned="1" table:number-matrix-rows-spanned="1" table:formula="of:=SUM(IF([.C$2:.C1913]&gt;[.C19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79" calcext:value-type="float">
            <text:p>179</text:p>
          </table:table-cell>
          <table:table-cell table:formula="of:=[.C1913]+[.B1914]" office:value-type="float" office:value="176569" calcext:value-type="float">
            <text:p>176569</text:p>
          </table:table-cell>
          <table:table-cell table:number-matrix-columns-spanned="1" table:number-matrix-rows-spanned="1" table:formula="of:=SUM(IF([.C$2:.C1914]&gt;[.C19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82" calcext:value-type="float">
            <text:p>182</text:p>
          </table:table-cell>
          <table:table-cell table:formula="of:=[.C1914]+[.B1915]" office:value-type="float" office:value="176751" calcext:value-type="float">
            <text:p>176751</text:p>
          </table:table-cell>
          <table:table-cell table:number-matrix-columns-spanned="1" table:number-matrix-rows-spanned="1" table:formula="of:=SUM(IF([.C$2:.C1915]&gt;[.C19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82" calcext:value-type="float">
            <text:p>182</text:p>
          </table:table-cell>
          <table:table-cell table:formula="of:=[.C1915]+[.B1916]" office:value-type="float" office:value="176933" calcext:value-type="float">
            <text:p>176933</text:p>
          </table:table-cell>
          <table:table-cell table:number-matrix-columns-spanned="1" table:number-matrix-rows-spanned="1" table:formula="of:=SUM(IF([.C$2:.C1916]&gt;[.C19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77" calcext:value-type="float">
            <text:p>177</text:p>
          </table:table-cell>
          <table:table-cell table:formula="of:=[.C1916]+[.B1917]" office:value-type="float" office:value="177110" calcext:value-type="float">
            <text:p>177110</text:p>
          </table:table-cell>
          <table:table-cell table:number-matrix-columns-spanned="1" table:number-matrix-rows-spanned="1" table:formula="of:=SUM(IF([.C$2:.C1917]&gt;[.C19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82" calcext:value-type="float">
            <text:p>182</text:p>
          </table:table-cell>
          <table:table-cell table:formula="of:=[.C1917]+[.B1918]" office:value-type="float" office:value="177292" calcext:value-type="float">
            <text:p>177292</text:p>
          </table:table-cell>
          <table:table-cell table:number-matrix-columns-spanned="1" table:number-matrix-rows-spanned="1" table:formula="of:=SUM(IF([.C$2:.C1918]&gt;[.C19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82" calcext:value-type="float">
            <text:p>182</text:p>
          </table:table-cell>
          <table:table-cell table:formula="of:=[.C1918]+[.B1919]" office:value-type="float" office:value="177474" calcext:value-type="float">
            <text:p>177474</text:p>
          </table:table-cell>
          <table:table-cell table:number-matrix-columns-spanned="1" table:number-matrix-rows-spanned="1" table:formula="of:=SUM(IF([.C$2:.C1919]&gt;[.C19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78" calcext:value-type="float">
            <text:p>178</text:p>
          </table:table-cell>
          <table:table-cell table:formula="of:=[.C1919]+[.B1920]" office:value-type="float" office:value="177652" calcext:value-type="float">
            <text:p>177652</text:p>
          </table:table-cell>
          <table:table-cell table:number-matrix-columns-spanned="1" table:number-matrix-rows-spanned="1" table:formula="of:=SUM(IF([.C$2:.C1920]&gt;[.C19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83" calcext:value-type="float">
            <text:p>183</text:p>
          </table:table-cell>
          <table:table-cell table:formula="of:=[.C1920]+[.B1921]" office:value-type="float" office:value="177835" calcext:value-type="float">
            <text:p>177835</text:p>
          </table:table-cell>
          <table:table-cell table:number-matrix-columns-spanned="1" table:number-matrix-rows-spanned="1" table:formula="of:=SUM(IF([.C$2:.C1921]&gt;[.C19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75" calcext:value-type="float">
            <text:p>175</text:p>
          </table:table-cell>
          <table:table-cell table:formula="of:=[.C1921]+[.B1922]" office:value-type="float" office:value="178010" calcext:value-type="float">
            <text:p>178010</text:p>
          </table:table-cell>
          <table:table-cell table:number-matrix-columns-spanned="1" table:number-matrix-rows-spanned="1" table:formula="of:=SUM(IF([.C$2:.C1922]&gt;[.C19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82" calcext:value-type="float">
            <text:p>182</text:p>
          </table:table-cell>
          <table:table-cell table:formula="of:=[.C1922]+[.B1923]" office:value-type="float" office:value="178192" calcext:value-type="float">
            <text:p>178192</text:p>
          </table:table-cell>
          <table:table-cell table:number-matrix-columns-spanned="1" table:number-matrix-rows-spanned="1" table:formula="of:=SUM(IF([.C$2:.C1923]&gt;[.C19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80" calcext:value-type="float">
            <text:p>180</text:p>
          </table:table-cell>
          <table:table-cell table:formula="of:=[.C1923]+[.B1924]" office:value-type="float" office:value="178372" calcext:value-type="float">
            <text:p>178372</text:p>
          </table:table-cell>
          <table:table-cell table:number-matrix-columns-spanned="1" table:number-matrix-rows-spanned="1" table:formula="of:=SUM(IF([.C$2:.C1924]&gt;[.C19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84" calcext:value-type="float">
            <text:p>184</text:p>
          </table:table-cell>
          <table:table-cell table:formula="of:=[.C1924]+[.B1925]" office:value-type="float" office:value="178556" calcext:value-type="float">
            <text:p>178556</text:p>
          </table:table-cell>
          <table:table-cell table:number-matrix-columns-spanned="1" table:number-matrix-rows-spanned="1" table:formula="of:=SUM(IF([.C$2:.C1925]&gt;[.C19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77" calcext:value-type="float">
            <text:p>177</text:p>
          </table:table-cell>
          <table:table-cell table:formula="of:=[.C1925]+[.B1926]" office:value-type="float" office:value="178733" calcext:value-type="float">
            <text:p>178733</text:p>
          </table:table-cell>
          <table:table-cell table:number-matrix-columns-spanned="1" table:number-matrix-rows-spanned="1" table:formula="of:=SUM(IF([.C$2:.C1926]&gt;[.C19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78" calcext:value-type="float">
            <text:p>178</text:p>
          </table:table-cell>
          <table:table-cell table:formula="of:=[.C1926]+[.B1927]" office:value-type="float" office:value="178911" calcext:value-type="float">
            <text:p>178911</text:p>
          </table:table-cell>
          <table:table-cell table:number-matrix-columns-spanned="1" table:number-matrix-rows-spanned="1" table:formula="of:=SUM(IF([.C$2:.C1927]&gt;[.C19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81" calcext:value-type="float">
            <text:p>181</text:p>
          </table:table-cell>
          <table:table-cell table:formula="of:=[.C1927]+[.B1928]" office:value-type="float" office:value="179092" calcext:value-type="float">
            <text:p>179092</text:p>
          </table:table-cell>
          <table:table-cell table:number-matrix-columns-spanned="1" table:number-matrix-rows-spanned="1" table:formula="of:=SUM(IF([.C$2:.C1928]&gt;[.C19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80" calcext:value-type="float">
            <text:p>180</text:p>
          </table:table-cell>
          <table:table-cell table:formula="of:=[.C1928]+[.B1929]" office:value-type="float" office:value="179272" calcext:value-type="float">
            <text:p>179272</text:p>
          </table:table-cell>
          <table:table-cell table:number-matrix-columns-spanned="1" table:number-matrix-rows-spanned="1" table:formula="of:=SUM(IF([.C$2:.C1929]&gt;[.C19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80" calcext:value-type="float">
            <text:p>180</text:p>
          </table:table-cell>
          <table:table-cell table:formula="of:=[.C1929]+[.B1930]" office:value-type="float" office:value="179452" calcext:value-type="float">
            <text:p>179452</text:p>
          </table:table-cell>
          <table:table-cell table:number-matrix-columns-spanned="1" table:number-matrix-rows-spanned="1" table:formula="of:=SUM(IF([.C$2:.C1930]&gt;[.C19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80" calcext:value-type="float">
            <text:p>180</text:p>
          </table:table-cell>
          <table:table-cell table:formula="of:=[.C1930]+[.B1931]" office:value-type="float" office:value="179632" calcext:value-type="float">
            <text:p>179632</text:p>
          </table:table-cell>
          <table:table-cell table:number-matrix-columns-spanned="1" table:number-matrix-rows-spanned="1" table:formula="of:=SUM(IF([.C$2:.C1931]&gt;[.C19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85" calcext:value-type="float">
            <text:p>185</text:p>
          </table:table-cell>
          <table:table-cell table:formula="of:=[.C1931]+[.B1932]" office:value-type="float" office:value="179817" calcext:value-type="float">
            <text:p>179817</text:p>
          </table:table-cell>
          <table:table-cell table:number-matrix-columns-spanned="1" table:number-matrix-rows-spanned="1" table:formula="of:=SUM(IF([.C$2:.C1932]&gt;[.C19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75" calcext:value-type="float">
            <text:p>175</text:p>
          </table:table-cell>
          <table:table-cell table:formula="of:=[.C1932]+[.B1933]" office:value-type="float" office:value="179992" calcext:value-type="float">
            <text:p>179992</text:p>
          </table:table-cell>
          <table:table-cell table:number-matrix-columns-spanned="1" table:number-matrix-rows-spanned="1" table:formula="of:=SUM(IF([.C$2:.C1933]&gt;[.C19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80" calcext:value-type="float">
            <text:p>180</text:p>
          </table:table-cell>
          <table:table-cell table:formula="of:=[.C1933]+[.B1934]" office:value-type="float" office:value="180172" calcext:value-type="float">
            <text:p>180172</text:p>
          </table:table-cell>
          <table:table-cell table:number-matrix-columns-spanned="1" table:number-matrix-rows-spanned="1" table:formula="of:=SUM(IF([.C$2:.C1934]&gt;[.C193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80" calcext:value-type="float">
            <text:p>180</text:p>
          </table:table-cell>
          <table:table-cell table:formula="of:=[.C1934]+[.B1935]" office:value-type="float" office:value="180352" calcext:value-type="float">
            <text:p>180352</text:p>
          </table:table-cell>
          <table:table-cell table:number-matrix-columns-spanned="1" table:number-matrix-rows-spanned="1" table:formula="of:=SUM(IF([.C$2:.C1935]&gt;[.C19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81" calcext:value-type="float">
            <text:p>181</text:p>
          </table:table-cell>
          <table:table-cell table:formula="of:=[.C1935]+[.B1936]" office:value-type="float" office:value="180533" calcext:value-type="float">
            <text:p>180533</text:p>
          </table:table-cell>
          <table:table-cell table:number-matrix-columns-spanned="1" table:number-matrix-rows-spanned="1" table:formula="of:=SUM(IF([.C$2:.C1936]&gt;[.C19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80" calcext:value-type="float">
            <text:p>180</text:p>
          </table:table-cell>
          <table:table-cell table:formula="of:=[.C1936]+[.B1937]" office:value-type="float" office:value="180713" calcext:value-type="float">
            <text:p>180713</text:p>
          </table:table-cell>
          <table:table-cell table:number-matrix-columns-spanned="1" table:number-matrix-rows-spanned="1" table:formula="of:=SUM(IF([.C$2:.C1937]&gt;[.C19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89" calcext:value-type="float">
            <text:p>189</text:p>
          </table:table-cell>
          <table:table-cell table:formula="of:=[.C1937]+[.B1938]" office:value-type="float" office:value="180902" calcext:value-type="float">
            <text:p>180902</text:p>
          </table:table-cell>
          <table:table-cell table:number-matrix-columns-spanned="1" table:number-matrix-rows-spanned="1" table:formula="of:=SUM(IF([.C$2:.C1938]&gt;[.C19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71" calcext:value-type="float">
            <text:p>171</text:p>
          </table:table-cell>
          <table:table-cell table:formula="of:=[.C1938]+[.B1939]" office:value-type="float" office:value="181073" calcext:value-type="float">
            <text:p>181073</text:p>
          </table:table-cell>
          <table:table-cell table:number-matrix-columns-spanned="1" table:number-matrix-rows-spanned="1" table:formula="of:=SUM(IF([.C$2:.C1939]&gt;[.C193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84" calcext:value-type="float">
            <text:p>184</text:p>
          </table:table-cell>
          <table:table-cell table:formula="of:=[.C1939]+[.B1940]" office:value-type="float" office:value="181257" calcext:value-type="float">
            <text:p>181257</text:p>
          </table:table-cell>
          <table:table-cell table:number-matrix-columns-spanned="1" table:number-matrix-rows-spanned="1" table:formula="of:=SUM(IF([.C$2:.C1940]&gt;[.C19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76" calcext:value-type="float">
            <text:p>176</text:p>
          </table:table-cell>
          <table:table-cell table:formula="of:=[.C1940]+[.B1941]" office:value-type="float" office:value="181433" calcext:value-type="float">
            <text:p>181433</text:p>
          </table:table-cell>
          <table:table-cell table:number-matrix-columns-spanned="1" table:number-matrix-rows-spanned="1" table:formula="of:=SUM(IF([.C$2:.C1941]&gt;[.C19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82" calcext:value-type="float">
            <text:p>182</text:p>
          </table:table-cell>
          <table:table-cell table:formula="of:=[.C1941]+[.B1942]" office:value-type="float" office:value="181615" calcext:value-type="float">
            <text:p>181615</text:p>
          </table:table-cell>
          <table:table-cell table:number-matrix-columns-spanned="1" table:number-matrix-rows-spanned="1" table:formula="of:=SUM(IF([.C$2:.C1942]&gt;[.C19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79" calcext:value-type="float">
            <text:p>179</text:p>
          </table:table-cell>
          <table:table-cell table:formula="of:=[.C1942]+[.B1943]" office:value-type="float" office:value="181794" calcext:value-type="float">
            <text:p>181794</text:p>
          </table:table-cell>
          <table:table-cell table:number-matrix-columns-spanned="1" table:number-matrix-rows-spanned="1" table:formula="of:=SUM(IF([.C$2:.C1943]&gt;[.C19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80" calcext:value-type="float">
            <text:p>180</text:p>
          </table:table-cell>
          <table:table-cell table:formula="of:=[.C1943]+[.B1944]" office:value-type="float" office:value="181974" calcext:value-type="float">
            <text:p>181974</text:p>
          </table:table-cell>
          <table:table-cell table:number-matrix-columns-spanned="1" table:number-matrix-rows-spanned="1" table:formula="of:=SUM(IF([.C$2:.C1944]&gt;[.C19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81" calcext:value-type="float">
            <text:p>181</text:p>
          </table:table-cell>
          <table:table-cell table:formula="of:=[.C1944]+[.B1945]" office:value-type="float" office:value="182155" calcext:value-type="float">
            <text:p>182155</text:p>
          </table:table-cell>
          <table:table-cell table:number-matrix-columns-spanned="1" table:number-matrix-rows-spanned="1" table:formula="of:=SUM(IF([.C$2:.C1945]&gt;[.C19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79" calcext:value-type="float">
            <text:p>179</text:p>
          </table:table-cell>
          <table:table-cell table:formula="of:=[.C1945]+[.B1946]" office:value-type="float" office:value="182334" calcext:value-type="float">
            <text:p>182334</text:p>
          </table:table-cell>
          <table:table-cell table:number-matrix-columns-spanned="1" table:number-matrix-rows-spanned="1" table:formula="of:=SUM(IF([.C$2:.C1946]&gt;[.C19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80" calcext:value-type="float">
            <text:p>180</text:p>
          </table:table-cell>
          <table:table-cell table:formula="of:=[.C1946]+[.B1947]" office:value-type="float" office:value="182514" calcext:value-type="float">
            <text:p>182514</text:p>
          </table:table-cell>
          <table:table-cell table:number-matrix-columns-spanned="1" table:number-matrix-rows-spanned="1" table:formula="of:=SUM(IF([.C$2:.C1947]&gt;[.C19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81" calcext:value-type="float">
            <text:p>181</text:p>
          </table:table-cell>
          <table:table-cell table:formula="of:=[.C1947]+[.B1948]" office:value-type="float" office:value="182695" calcext:value-type="float">
            <text:p>182695</text:p>
          </table:table-cell>
          <table:table-cell table:number-matrix-columns-spanned="1" table:number-matrix-rows-spanned="1" table:formula="of:=SUM(IF([.C$2:.C1948]&gt;[.C19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80" calcext:value-type="float">
            <text:p>180</text:p>
          </table:table-cell>
          <table:table-cell table:formula="of:=[.C1948]+[.B1949]" office:value-type="float" office:value="182875" calcext:value-type="float">
            <text:p>182875</text:p>
          </table:table-cell>
          <table:table-cell table:number-matrix-columns-spanned="1" table:number-matrix-rows-spanned="1" table:formula="of:=SUM(IF([.C$2:.C1949]&gt;[.C19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82" calcext:value-type="float">
            <text:p>182</text:p>
          </table:table-cell>
          <table:table-cell table:formula="of:=[.C1949]+[.B1950]" office:value-type="float" office:value="183057" calcext:value-type="float">
            <text:p>183057</text:p>
          </table:table-cell>
          <table:table-cell table:number-matrix-columns-spanned="1" table:number-matrix-rows-spanned="1" table:formula="of:=SUM(IF([.C$2:.C1950]&gt;[.C19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80" calcext:value-type="float">
            <text:p>180</text:p>
          </table:table-cell>
          <table:table-cell table:formula="of:=[.C1950]+[.B1951]" office:value-type="float" office:value="183237" calcext:value-type="float">
            <text:p>183237</text:p>
          </table:table-cell>
          <table:table-cell table:number-matrix-columns-spanned="1" table:number-matrix-rows-spanned="1" table:formula="of:=SUM(IF([.C$2:.C1951]&gt;[.C19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80" calcext:value-type="float">
            <text:p>180</text:p>
          </table:table-cell>
          <table:table-cell table:formula="of:=[.C1951]+[.B1952]" office:value-type="float" office:value="183417" calcext:value-type="float">
            <text:p>183417</text:p>
          </table:table-cell>
          <table:table-cell table:number-matrix-columns-spanned="1" table:number-matrix-rows-spanned="1" table:formula="of:=SUM(IF([.C$2:.C1952]&gt;[.C19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80" calcext:value-type="float">
            <text:p>180</text:p>
          </table:table-cell>
          <table:table-cell table:formula="of:=[.C1952]+[.B1953]" office:value-type="float" office:value="183597" calcext:value-type="float">
            <text:p>183597</text:p>
          </table:table-cell>
          <table:table-cell table:number-matrix-columns-spanned="1" table:number-matrix-rows-spanned="1" table:formula="of:=SUM(IF([.C$2:.C1953]&gt;[.C19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80" calcext:value-type="float">
            <text:p>180</text:p>
          </table:table-cell>
          <table:table-cell table:formula="of:=[.C1953]+[.B1954]" office:value-type="float" office:value="183777" calcext:value-type="float">
            <text:p>183777</text:p>
          </table:table-cell>
          <table:table-cell table:number-matrix-columns-spanned="1" table:number-matrix-rows-spanned="1" table:formula="of:=SUM(IF([.C$2:.C1954]&gt;[.C19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1" calcext:value-type="float">
            <text:p>181</text:p>
          </table:table-cell>
          <table:table-cell table:formula="of:=[.C1954]+[.B1955]" office:value-type="float" office:value="183958" calcext:value-type="float">
            <text:p>183958</text:p>
          </table:table-cell>
          <table:table-cell table:number-matrix-columns-spanned="1" table:number-matrix-rows-spanned="1" table:formula="of:=SUM(IF([.C$2:.C1955]&gt;[.C19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84" calcext:value-type="float">
            <text:p>184</text:p>
          </table:table-cell>
          <table:table-cell table:formula="of:=[.C1955]+[.B1956]" office:value-type="float" office:value="184142" calcext:value-type="float">
            <text:p>184142</text:p>
          </table:table-cell>
          <table:table-cell table:number-matrix-columns-spanned="1" table:number-matrix-rows-spanned="1" table:formula="of:=SUM(IF([.C$2:.C1956]&gt;[.C19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76" calcext:value-type="float">
            <text:p>176</text:p>
          </table:table-cell>
          <table:table-cell table:formula="of:=[.C1956]+[.B1957]" office:value-type="float" office:value="184318" calcext:value-type="float">
            <text:p>184318</text:p>
          </table:table-cell>
          <table:table-cell table:number-matrix-columns-spanned="1" table:number-matrix-rows-spanned="1" table:formula="of:=SUM(IF([.C$2:.C1957]&gt;[.C19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80" calcext:value-type="float">
            <text:p>180</text:p>
          </table:table-cell>
          <table:table-cell table:formula="of:=[.C1957]+[.B1958]" office:value-type="float" office:value="184498" calcext:value-type="float">
            <text:p>184498</text:p>
          </table:table-cell>
          <table:table-cell table:number-matrix-columns-spanned="1" table:number-matrix-rows-spanned="1" table:formula="of:=SUM(IF([.C$2:.C1958]&gt;[.C19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87" calcext:value-type="float">
            <text:p>187</text:p>
          </table:table-cell>
          <table:table-cell table:formula="of:=[.C1958]+[.B1959]" office:value-type="float" office:value="184685" calcext:value-type="float">
            <text:p>184685</text:p>
          </table:table-cell>
          <table:table-cell table:number-matrix-columns-spanned="1" table:number-matrix-rows-spanned="1" table:formula="of:=SUM(IF([.C$2:.C1959]&gt;[.C19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74" calcext:value-type="float">
            <text:p>174</text:p>
          </table:table-cell>
          <table:table-cell table:formula="of:=[.C1959]+[.B1960]" office:value-type="float" office:value="184859" calcext:value-type="float">
            <text:p>184859</text:p>
          </table:table-cell>
          <table:table-cell table:number-matrix-columns-spanned="1" table:number-matrix-rows-spanned="1" table:formula="of:=SUM(IF([.C$2:.C1960]&gt;[.C19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80" calcext:value-type="float">
            <text:p>180</text:p>
          </table:table-cell>
          <table:table-cell table:formula="of:=[.C1960]+[.B1961]" office:value-type="float" office:value="185039" calcext:value-type="float">
            <text:p>185039</text:p>
          </table:table-cell>
          <table:table-cell table:number-matrix-columns-spanned="1" table:number-matrix-rows-spanned="1" table:formula="of:=SUM(IF([.C$2:.C1961]&gt;[.C19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80" calcext:value-type="float">
            <text:p>180</text:p>
          </table:table-cell>
          <table:table-cell table:formula="of:=[.C1961]+[.B1962]" office:value-type="float" office:value="185219" calcext:value-type="float">
            <text:p>185219</text:p>
          </table:table-cell>
          <table:table-cell table:number-matrix-columns-spanned="1" table:number-matrix-rows-spanned="1" table:formula="of:=SUM(IF([.C$2:.C1962]&gt;[.C19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78" calcext:value-type="float">
            <text:p>178</text:p>
          </table:table-cell>
          <table:table-cell table:formula="of:=[.C1962]+[.B1963]" office:value-type="float" office:value="185397" calcext:value-type="float">
            <text:p>185397</text:p>
          </table:table-cell>
          <table:table-cell table:number-matrix-columns-spanned="1" table:number-matrix-rows-spanned="1" table:formula="of:=SUM(IF([.C$2:.C1963]&gt;[.C19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85" calcext:value-type="float">
            <text:p>185</text:p>
          </table:table-cell>
          <table:table-cell table:formula="of:=[.C1963]+[.B1964]" office:value-type="float" office:value="185582" calcext:value-type="float">
            <text:p>185582</text:p>
          </table:table-cell>
          <table:table-cell table:number-matrix-columns-spanned="1" table:number-matrix-rows-spanned="1" table:formula="of:=SUM(IF([.C$2:.C1964]&gt;[.C19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76" calcext:value-type="float">
            <text:p>176</text:p>
          </table:table-cell>
          <table:table-cell table:formula="of:=[.C1964]+[.B1965]" office:value-type="float" office:value="185758" calcext:value-type="float">
            <text:p>185758</text:p>
          </table:table-cell>
          <table:table-cell table:number-matrix-columns-spanned="1" table:number-matrix-rows-spanned="1" table:formula="of:=SUM(IF([.C$2:.C1965]&gt;[.C19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80" calcext:value-type="float">
            <text:p>180</text:p>
          </table:table-cell>
          <table:table-cell table:formula="of:=[.C1965]+[.B1966]" office:value-type="float" office:value="185938" calcext:value-type="float">
            <text:p>185938</text:p>
          </table:table-cell>
          <table:table-cell table:number-matrix-columns-spanned="1" table:number-matrix-rows-spanned="1" table:formula="of:=SUM(IF([.C$2:.C1966]&gt;[.C19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81" calcext:value-type="float">
            <text:p>181</text:p>
          </table:table-cell>
          <table:table-cell table:formula="of:=[.C1966]+[.B1967]" office:value-type="float" office:value="186119" calcext:value-type="float">
            <text:p>186119</text:p>
          </table:table-cell>
          <table:table-cell table:number-matrix-columns-spanned="1" table:number-matrix-rows-spanned="1" table:formula="of:=SUM(IF([.C$2:.C1967]&gt;[.C19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79" calcext:value-type="float">
            <text:p>179</text:p>
          </table:table-cell>
          <table:table-cell table:formula="of:=[.C1967]+[.B1968]" office:value-type="float" office:value="186298" calcext:value-type="float">
            <text:p>186298</text:p>
          </table:table-cell>
          <table:table-cell table:number-matrix-columns-spanned="1" table:number-matrix-rows-spanned="1" table:formula="of:=SUM(IF([.C$2:.C1968]&gt;[.C19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80" calcext:value-type="float">
            <text:p>180</text:p>
          </table:table-cell>
          <table:table-cell table:formula="of:=[.C1968]+[.B1969]" office:value-type="float" office:value="186478" calcext:value-type="float">
            <text:p>186478</text:p>
          </table:table-cell>
          <table:table-cell table:number-matrix-columns-spanned="1" table:number-matrix-rows-spanned="1" table:formula="of:=SUM(IF([.C$2:.C1969]&gt;[.C19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82" calcext:value-type="float">
            <text:p>182</text:p>
          </table:table-cell>
          <table:table-cell table:formula="of:=[.C1969]+[.B1970]" office:value-type="float" office:value="186660" calcext:value-type="float">
            <text:p>186660</text:p>
          </table:table-cell>
          <table:table-cell table:number-matrix-columns-spanned="1" table:number-matrix-rows-spanned="1" table:formula="of:=SUM(IF([.C$2:.C1970]&gt;[.C19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9" calcext:value-type="float">
            <text:p>179</text:p>
          </table:table-cell>
          <table:table-cell table:formula="of:=[.C1970]+[.B1971]" office:value-type="float" office:value="186839" calcext:value-type="float">
            <text:p>186839</text:p>
          </table:table-cell>
          <table:table-cell table:number-matrix-columns-spanned="1" table:number-matrix-rows-spanned="1" table:formula="of:=SUM(IF([.C$2:.C1971]&gt;[.C19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80" calcext:value-type="float">
            <text:p>180</text:p>
          </table:table-cell>
          <table:table-cell table:formula="of:=[.C1971]+[.B1972]" office:value-type="float" office:value="187019" calcext:value-type="float">
            <text:p>187019</text:p>
          </table:table-cell>
          <table:table-cell table:number-matrix-columns-spanned="1" table:number-matrix-rows-spanned="1" table:formula="of:=SUM(IF([.C$2:.C1972]&gt;[.C19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83" calcext:value-type="float">
            <text:p>183</text:p>
          </table:table-cell>
          <table:table-cell table:formula="of:=[.C1972]+[.B1973]" office:value-type="float" office:value="187202" calcext:value-type="float">
            <text:p>187202</text:p>
          </table:table-cell>
          <table:table-cell table:number-matrix-columns-spanned="1" table:number-matrix-rows-spanned="1" table:formula="of:=SUM(IF([.C$2:.C1973]&gt;[.C19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79" calcext:value-type="float">
            <text:p>179</text:p>
          </table:table-cell>
          <table:table-cell table:formula="of:=[.C1973]+[.B1974]" office:value-type="float" office:value="187381" calcext:value-type="float">
            <text:p>187381</text:p>
          </table:table-cell>
          <table:table-cell table:number-matrix-columns-spanned="1" table:number-matrix-rows-spanned="1" table:formula="of:=SUM(IF([.C$2:.C1974]&gt;[.C19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81" calcext:value-type="float">
            <text:p>181</text:p>
          </table:table-cell>
          <table:table-cell table:formula="of:=[.C1974]+[.B1975]" office:value-type="float" office:value="187562" calcext:value-type="float">
            <text:p>187562</text:p>
          </table:table-cell>
          <table:table-cell table:number-matrix-columns-spanned="1" table:number-matrix-rows-spanned="1" table:formula="of:=SUM(IF([.C$2:.C1975]&gt;[.C19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80" calcext:value-type="float">
            <text:p>180</text:p>
          </table:table-cell>
          <table:table-cell table:formula="of:=[.C1975]+[.B1976]" office:value-type="float" office:value="187742" calcext:value-type="float">
            <text:p>187742</text:p>
          </table:table-cell>
          <table:table-cell table:number-matrix-columns-spanned="1" table:number-matrix-rows-spanned="1" table:formula="of:=SUM(IF([.C$2:.C1976]&gt;[.C19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84" calcext:value-type="float">
            <text:p>184</text:p>
          </table:table-cell>
          <table:table-cell table:formula="of:=[.C1976]+[.B1977]" office:value-type="float" office:value="187926" calcext:value-type="float">
            <text:p>187926</text:p>
          </table:table-cell>
          <table:table-cell table:number-matrix-columns-spanned="1" table:number-matrix-rows-spanned="1" table:formula="of:=SUM(IF([.C$2:.C1977]&gt;[.C19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77" calcext:value-type="float">
            <text:p>177</text:p>
          </table:table-cell>
          <table:table-cell table:formula="of:=[.C1977]+[.B1978]" office:value-type="float" office:value="188103" calcext:value-type="float">
            <text:p>188103</text:p>
          </table:table-cell>
          <table:table-cell table:number-matrix-columns-spanned="1" table:number-matrix-rows-spanned="1" table:formula="of:=SUM(IF([.C$2:.C1978]&gt;[.C19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79" calcext:value-type="float">
            <text:p>179</text:p>
          </table:table-cell>
          <table:table-cell table:formula="of:=[.C1978]+[.B1979]" office:value-type="float" office:value="188282" calcext:value-type="float">
            <text:p>188282</text:p>
          </table:table-cell>
          <table:table-cell table:number-matrix-columns-spanned="1" table:number-matrix-rows-spanned="1" table:formula="of:=SUM(IF([.C$2:.C1979]&gt;[.C19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85" calcext:value-type="float">
            <text:p>185</text:p>
          </table:table-cell>
          <table:table-cell table:formula="of:=[.C1979]+[.B1980]" office:value-type="float" office:value="188467" calcext:value-type="float">
            <text:p>188467</text:p>
          </table:table-cell>
          <table:table-cell table:number-matrix-columns-spanned="1" table:number-matrix-rows-spanned="1" table:formula="of:=SUM(IF([.C$2:.C1980]&gt;[.C19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77" calcext:value-type="float">
            <text:p>177</text:p>
          </table:table-cell>
          <table:table-cell table:formula="of:=[.C1980]+[.B1981]" office:value-type="float" office:value="188644" calcext:value-type="float">
            <text:p>188644</text:p>
          </table:table-cell>
          <table:table-cell table:number-matrix-columns-spanned="1" table:number-matrix-rows-spanned="1" table:formula="of:=SUM(IF([.C$2:.C1981]&gt;[.C19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0" calcext:value-type="float">
            <text:p>180</text:p>
          </table:table-cell>
          <table:table-cell table:formula="of:=[.C1981]+[.B1982]" office:value-type="float" office:value="188824" calcext:value-type="float">
            <text:p>188824</text:p>
          </table:table-cell>
          <table:table-cell table:number-matrix-columns-spanned="1" table:number-matrix-rows-spanned="1" table:formula="of:=SUM(IF([.C$2:.C1982]&gt;[.C19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83" calcext:value-type="float">
            <text:p>183</text:p>
          </table:table-cell>
          <table:table-cell table:formula="of:=[.C1982]+[.B1983]" office:value-type="float" office:value="189007" calcext:value-type="float">
            <text:p>189007</text:p>
          </table:table-cell>
          <table:table-cell table:number-matrix-columns-spanned="1" table:number-matrix-rows-spanned="1" table:formula="of:=SUM(IF([.C$2:.C1983]&gt;[.C19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7" calcext:value-type="float">
            <text:p>177</text:p>
          </table:table-cell>
          <table:table-cell table:formula="of:=[.C1983]+[.B1984]" office:value-type="float" office:value="189184" calcext:value-type="float">
            <text:p>189184</text:p>
          </table:table-cell>
          <table:table-cell table:number-matrix-columns-spanned="1" table:number-matrix-rows-spanned="1" table:formula="of:=SUM(IF([.C$2:.C1984]&gt;[.C19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9" calcext:value-type="float">
            <text:p>179</text:p>
          </table:table-cell>
          <table:table-cell table:formula="of:=[.C1984]+[.B1985]" office:value-type="float" office:value="189363" calcext:value-type="float">
            <text:p>189363</text:p>
          </table:table-cell>
          <table:table-cell table:number-matrix-columns-spanned="1" table:number-matrix-rows-spanned="1" table:formula="of:=SUM(IF([.C$2:.C1985]&gt;[.C19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0" calcext:value-type="float">
            <text:p>180</text:p>
          </table:table-cell>
          <table:table-cell table:formula="of:=[.C1985]+[.B1986]" office:value-type="float" office:value="189543" calcext:value-type="float">
            <text:p>189543</text:p>
          </table:table-cell>
          <table:table-cell table:number-matrix-columns-spanned="1" table:number-matrix-rows-spanned="1" table:formula="of:=SUM(IF([.C$2:.C1986]&gt;[.C19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82" calcext:value-type="float">
            <text:p>182</text:p>
          </table:table-cell>
          <table:table-cell table:formula="of:=[.C1986]+[.B1987]" office:value-type="float" office:value="189725" calcext:value-type="float">
            <text:p>189725</text:p>
          </table:table-cell>
          <table:table-cell table:number-matrix-columns-spanned="1" table:number-matrix-rows-spanned="1" table:formula="of:=SUM(IF([.C$2:.C1987]&gt;[.C19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81" calcext:value-type="float">
            <text:p>181</text:p>
          </table:table-cell>
          <table:table-cell table:formula="of:=[.C1987]+[.B1988]" office:value-type="float" office:value="189906" calcext:value-type="float">
            <text:p>189906</text:p>
          </table:table-cell>
          <table:table-cell table:number-matrix-columns-spanned="1" table:number-matrix-rows-spanned="1" table:formula="of:=SUM(IF([.C$2:.C1988]&gt;[.C19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79" calcext:value-type="float">
            <text:p>179</text:p>
          </table:table-cell>
          <table:table-cell table:formula="of:=[.C1988]+[.B1989]" office:value-type="float" office:value="190085" calcext:value-type="float">
            <text:p>190085</text:p>
          </table:table-cell>
          <table:table-cell table:number-matrix-columns-spanned="1" table:number-matrix-rows-spanned="1" table:formula="of:=SUM(IF([.C$2:.C1989]&gt;[.C198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79" calcext:value-type="float">
            <text:p>179</text:p>
          </table:table-cell>
          <table:table-cell table:formula="of:=[.C1989]+[.B1990]" office:value-type="float" office:value="190264" calcext:value-type="float">
            <text:p>190264</text:p>
          </table:table-cell>
          <table:table-cell table:number-matrix-columns-spanned="1" table:number-matrix-rows-spanned="1" table:formula="of:=SUM(IF([.C$2:.C1990]&gt;[.C19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formula="of:=[.C1990]+[.B1991]" office:value-type="float" office:value="190444" calcext:value-type="float">
            <text:p>190444</text:p>
          </table:table-cell>
          <table:table-cell table:number-matrix-columns-spanned="1" table:number-matrix-rows-spanned="1" table:formula="of:=SUM(IF([.C$2:.C1991]&gt;[.C19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81" calcext:value-type="float">
            <text:p>181</text:p>
          </table:table-cell>
          <table:table-cell table:formula="of:=[.C1991]+[.B1992]" office:value-type="float" office:value="190625" calcext:value-type="float">
            <text:p>190625</text:p>
          </table:table-cell>
          <table:table-cell table:number-matrix-columns-spanned="1" table:number-matrix-rows-spanned="1" table:formula="of:=SUM(IF([.C$2:.C1992]&gt;[.C19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81" calcext:value-type="float">
            <text:p>181</text:p>
          </table:table-cell>
          <table:table-cell table:formula="of:=[.C1992]+[.B1993]" office:value-type="float" office:value="190806" calcext:value-type="float">
            <text:p>190806</text:p>
          </table:table-cell>
          <table:table-cell table:number-matrix-columns-spanned="1" table:number-matrix-rows-spanned="1" table:formula="of:=SUM(IF([.C$2:.C1993]&gt;[.C19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79" calcext:value-type="float">
            <text:p>179</text:p>
          </table:table-cell>
          <table:table-cell table:formula="of:=[.C1993]+[.B1994]" office:value-type="float" office:value="190985" calcext:value-type="float">
            <text:p>190985</text:p>
          </table:table-cell>
          <table:table-cell table:number-matrix-columns-spanned="1" table:number-matrix-rows-spanned="1" table:formula="of:=SUM(IF([.C$2:.C1994]&gt;[.C19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78" calcext:value-type="float">
            <text:p>178</text:p>
          </table:table-cell>
          <table:table-cell table:formula="of:=[.C1994]+[.B1995]" office:value-type="float" office:value="191163" calcext:value-type="float">
            <text:p>191163</text:p>
          </table:table-cell>
          <table:table-cell table:number-matrix-columns-spanned="1" table:number-matrix-rows-spanned="1" table:formula="of:=SUM(IF([.C$2:.C1995]&gt;[.C19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82" calcext:value-type="float">
            <text:p>182</text:p>
          </table:table-cell>
          <table:table-cell table:formula="of:=[.C1995]+[.B1996]" office:value-type="float" office:value="191345" calcext:value-type="float">
            <text:p>191345</text:p>
          </table:table-cell>
          <table:table-cell table:number-matrix-columns-spanned="1" table:number-matrix-rows-spanned="1" table:formula="of:=SUM(IF([.C$2:.C1996]&gt;[.C19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81" calcext:value-type="float">
            <text:p>181</text:p>
          </table:table-cell>
          <table:table-cell table:formula="of:=[.C1996]+[.B1997]" office:value-type="float" office:value="191526" calcext:value-type="float">
            <text:p>191526</text:p>
          </table:table-cell>
          <table:table-cell table:number-matrix-columns-spanned="1" table:number-matrix-rows-spanned="1" table:formula="of:=SUM(IF([.C$2:.C1997]&gt;[.C19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0" calcext:value-type="float">
            <text:p>180</text:p>
          </table:table-cell>
          <table:table-cell table:formula="of:=[.C1997]+[.B1998]" office:value-type="float" office:value="191706" calcext:value-type="float">
            <text:p>191706</text:p>
          </table:table-cell>
          <table:table-cell table:number-matrix-columns-spanned="1" table:number-matrix-rows-spanned="1" table:formula="of:=SUM(IF([.C$2:.C1998]&gt;[.C19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80" calcext:value-type="float">
            <text:p>180</text:p>
          </table:table-cell>
          <table:table-cell table:formula="of:=[.C1998]+[.B1999]" office:value-type="float" office:value="191886" calcext:value-type="float">
            <text:p>191886</text:p>
          </table:table-cell>
          <table:table-cell table:number-matrix-columns-spanned="1" table:number-matrix-rows-spanned="1" table:formula="of:=SUM(IF([.C$2:.C1999]&gt;[.C19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1" calcext:value-type="float">
            <text:p>181</text:p>
          </table:table-cell>
          <table:table-cell table:formula="of:=[.C1999]+[.B2000]" office:value-type="float" office:value="192067" calcext:value-type="float">
            <text:p>192067</text:p>
          </table:table-cell>
          <table:table-cell table:number-matrix-columns-spanned="1" table:number-matrix-rows-spanned="1" table:formula="of:=SUM(IF([.C$2:.C2000]&gt;[.C20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  <table:table-cell table:formula="of:=[.C2000]+[.B2001]" office:value-type="float" office:value="192246" calcext:value-type="float">
            <text:p>192246</text:p>
          </table:table-cell>
          <table:table-cell table:number-matrix-columns-spanned="1" table:number-matrix-rows-spanned="1" table:formula="of:=SUM(IF([.C$2:.C2001]&gt;[.C20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0" calcext:value-type="float">
            <text:p>180</text:p>
          </table:table-cell>
          <table:table-cell table:formula="of:=[.C2001]+[.B2002]" office:value-type="float" office:value="192426" calcext:value-type="float">
            <text:p>192426</text:p>
          </table:table-cell>
          <table:table-cell table:number-matrix-columns-spanned="1" table:number-matrix-rows-spanned="1" table:formula="of:=SUM(IF([.C$2:.C2002]&gt;[.C20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1" calcext:value-type="float">
            <text:p>181</text:p>
          </table:table-cell>
          <table:table-cell table:formula="of:=[.C2002]+[.B2003]" office:value-type="float" office:value="192607" calcext:value-type="float">
            <text:p>192607</text:p>
          </table:table-cell>
          <table:table-cell table:number-matrix-columns-spanned="1" table:number-matrix-rows-spanned="1" table:formula="of:=SUM(IF([.C$2:.C2003]&gt;[.C20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9" calcext:value-type="float">
            <text:p>179</text:p>
          </table:table-cell>
          <table:table-cell table:formula="of:=[.C2003]+[.B2004]" office:value-type="float" office:value="192786" calcext:value-type="float">
            <text:p>192786</text:p>
          </table:table-cell>
          <table:table-cell table:number-matrix-columns-spanned="1" table:number-matrix-rows-spanned="1" table:formula="of:=SUM(IF([.C$2:.C2004]&gt;[.C20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2" calcext:value-type="float">
            <text:p>182</text:p>
          </table:table-cell>
          <table:table-cell table:formula="of:=[.C2004]+[.B2005]" office:value-type="float" office:value="192968" calcext:value-type="float">
            <text:p>192968</text:p>
          </table:table-cell>
          <table:table-cell table:number-matrix-columns-spanned="1" table:number-matrix-rows-spanned="1" table:formula="of:=SUM(IF([.C$2:.C2005]&gt;[.C200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8" calcext:value-type="float">
            <text:p>178</text:p>
          </table:table-cell>
          <table:table-cell table:formula="of:=[.C2005]+[.B2006]" office:value-type="float" office:value="193146" calcext:value-type="float">
            <text:p>193146</text:p>
          </table:table-cell>
          <table:table-cell table:number-matrix-columns-spanned="1" table:number-matrix-rows-spanned="1" table:formula="of:=SUM(IF([.C$2:.C2006]&gt;[.C200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0" calcext:value-type="float">
            <text:p>180</text:p>
          </table:table-cell>
          <table:table-cell table:formula="of:=[.C2006]+[.B2007]" office:value-type="float" office:value="193326" calcext:value-type="float">
            <text:p>193326</text:p>
          </table:table-cell>
          <table:table-cell table:number-matrix-columns-spanned="1" table:number-matrix-rows-spanned="1" table:formula="of:=SUM(IF([.C$2:.C2007]&gt;[.C200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3" calcext:value-type="float">
            <text:p>183</text:p>
          </table:table-cell>
          <table:table-cell table:formula="of:=[.C2007]+[.B2008]" office:value-type="float" office:value="193509" calcext:value-type="float">
            <text:p>193509</text:p>
          </table:table-cell>
          <table:table-cell table:number-matrix-columns-spanned="1" table:number-matrix-rows-spanned="1" table:formula="of:=SUM(IF([.C$2:.C2008]&gt;[.C200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8" calcext:value-type="float">
            <text:p>178</text:p>
          </table:table-cell>
          <table:table-cell table:formula="of:=[.C2008]+[.B2009]" office:value-type="float" office:value="193687" calcext:value-type="float">
            <text:p>193687</text:p>
          </table:table-cell>
          <table:table-cell table:number-matrix-columns-spanned="1" table:number-matrix-rows-spanned="1" table:formula="of:=SUM(IF([.C$2:.C2009]&gt;[.C200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0" calcext:value-type="float">
            <text:p>180</text:p>
          </table:table-cell>
          <table:table-cell table:formula="of:=[.C2009]+[.B2010]" office:value-type="float" office:value="193867" calcext:value-type="float">
            <text:p>193867</text:p>
          </table:table-cell>
          <table:table-cell table:number-matrix-columns-spanned="1" table:number-matrix-rows-spanned="1" table:formula="of:=SUM(IF([.C$2:.C2010]&gt;[.C201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1" calcext:value-type="float">
            <text:p>181</text:p>
          </table:table-cell>
          <table:table-cell table:formula="of:=[.C2010]+[.B2011]" office:value-type="float" office:value="194048" calcext:value-type="float">
            <text:p>194048</text:p>
          </table:table-cell>
          <table:table-cell table:number-matrix-columns-spanned="1" table:number-matrix-rows-spanned="1" table:formula="of:=SUM(IF([.C$2:.C2011]&gt;[.C201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table:formula="of:=[.C2011]+[.B2012]" office:value-type="float" office:value="194228" calcext:value-type="float">
            <text:p>194228</text:p>
          </table:table-cell>
          <table:table-cell table:number-matrix-columns-spanned="1" table:number-matrix-rows-spanned="1" table:formula="of:=SUM(IF([.C$2:.C2012]&gt;[.C201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table:formula="of:=[.C2012]+[.B2013]" office:value-type="float" office:value="194408" calcext:value-type="float">
            <text:p>194408</text:p>
          </table:table-cell>
          <table:table-cell table:number-matrix-columns-spanned="1" table:number-matrix-rows-spanned="1" table:formula="of:=SUM(IF([.C$2:.C2013]&gt;[.C201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1" calcext:value-type="float">
            <text:p>181</text:p>
          </table:table-cell>
          <table:table-cell table:formula="of:=[.C2013]+[.B2014]" office:value-type="float" office:value="194589" calcext:value-type="float">
            <text:p>194589</text:p>
          </table:table-cell>
          <table:table-cell table:number-matrix-columns-spanned="1" table:number-matrix-rows-spanned="1" table:formula="of:=SUM(IF([.C$2:.C2014]&gt;[.C201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1" calcext:value-type="float">
            <text:p>181</text:p>
          </table:table-cell>
          <table:table-cell table:formula="of:=[.C2014]+[.B2015]" office:value-type="float" office:value="194770" calcext:value-type="float">
            <text:p>194770</text:p>
          </table:table-cell>
          <table:table-cell table:number-matrix-columns-spanned="1" table:number-matrix-rows-spanned="1" table:formula="of:=SUM(IF([.C$2:.C2015]&gt;[.C201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8" calcext:value-type="float">
            <text:p>188</text:p>
          </table:table-cell>
          <table:table-cell table:formula="of:=[.C2015]+[.B2016]" office:value-type="float" office:value="194958" calcext:value-type="float">
            <text:p>194958</text:p>
          </table:table-cell>
          <table:table-cell table:number-matrix-columns-spanned="1" table:number-matrix-rows-spanned="1" table:formula="of:=SUM(IF([.C$2:.C2016]&gt;[.C201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1" calcext:value-type="float">
            <text:p>171</text:p>
          </table:table-cell>
          <table:table-cell table:formula="of:=[.C2016]+[.B2017]" office:value-type="float" office:value="195129" calcext:value-type="float">
            <text:p>195129</text:p>
          </table:table-cell>
          <table:table-cell table:number-matrix-columns-spanned="1" table:number-matrix-rows-spanned="1" table:formula="of:=SUM(IF([.C$2:.C2017]&gt;[.C201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0" calcext:value-type="float">
            <text:p>180</text:p>
          </table:table-cell>
          <table:table-cell table:formula="of:=[.C2017]+[.B2018]" office:value-type="float" office:value="195309" calcext:value-type="float">
            <text:p>195309</text:p>
          </table:table-cell>
          <table:table-cell table:number-matrix-columns-spanned="1" table:number-matrix-rows-spanned="1" table:formula="of:=SUM(IF([.C$2:.C2018]&gt;[.C201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1" calcext:value-type="float">
            <text:p>181</text:p>
          </table:table-cell>
          <table:table-cell table:formula="of:=[.C2018]+[.B2019]" office:value-type="float" office:value="195490" calcext:value-type="float">
            <text:p>195490</text:p>
          </table:table-cell>
          <table:table-cell table:number-matrix-columns-spanned="1" table:number-matrix-rows-spanned="1" table:formula="of:=SUM(IF([.C$2:.C2019]&gt;[.C201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1" calcext:value-type="float">
            <text:p>181</text:p>
          </table:table-cell>
          <table:table-cell table:formula="of:=[.C2019]+[.B2020]" office:value-type="float" office:value="195671" calcext:value-type="float">
            <text:p>195671</text:p>
          </table:table-cell>
          <table:table-cell table:number-matrix-columns-spanned="1" table:number-matrix-rows-spanned="1" table:formula="of:=SUM(IF([.C$2:.C2020]&gt;[.C202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78" calcext:value-type="float">
            <text:p>178</text:p>
          </table:table-cell>
          <table:table-cell table:formula="of:=[.C2020]+[.B2021]" office:value-type="float" office:value="195849" calcext:value-type="float">
            <text:p>195849</text:p>
          </table:table-cell>
          <table:table-cell table:number-matrix-columns-spanned="1" table:number-matrix-rows-spanned="1" table:formula="of:=SUM(IF([.C$2:.C2021]&gt;[.C202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82" calcext:value-type="float">
            <text:p>182</text:p>
          </table:table-cell>
          <table:table-cell table:formula="of:=[.C2021]+[.B2022]" office:value-type="float" office:value="196031" calcext:value-type="float">
            <text:p>196031</text:p>
          </table:table-cell>
          <table:table-cell table:number-matrix-columns-spanned="1" table:number-matrix-rows-spanned="1" table:formula="of:=SUM(IF([.C$2:.C2022]&gt;[.C202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7" calcext:value-type="float">
            <text:p>177</text:p>
          </table:table-cell>
          <table:table-cell table:formula="of:=[.C2022]+[.B2023]" office:value-type="float" office:value="196208" calcext:value-type="float">
            <text:p>196208</text:p>
          </table:table-cell>
          <table:table-cell table:number-matrix-columns-spanned="1" table:number-matrix-rows-spanned="1" table:formula="of:=SUM(IF([.C$2:.C2023]&gt;[.C202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82" calcext:value-type="float">
            <text:p>182</text:p>
          </table:table-cell>
          <table:table-cell table:formula="of:=[.C2023]+[.B2024]" office:value-type="float" office:value="196390" calcext:value-type="float">
            <text:p>196390</text:p>
          </table:table-cell>
          <table:table-cell table:number-matrix-columns-spanned="1" table:number-matrix-rows-spanned="1" table:formula="of:=SUM(IF([.C$2:.C2024]&gt;[.C202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80" calcext:value-type="float">
            <text:p>180</text:p>
          </table:table-cell>
          <table:table-cell table:formula="of:=[.C2024]+[.B2025]" office:value-type="float" office:value="196570" calcext:value-type="float">
            <text:p>196570</text:p>
          </table:table-cell>
          <table:table-cell table:number-matrix-columns-spanned="1" table:number-matrix-rows-spanned="1" table:formula="of:=SUM(IF([.C$2:.C2025]&gt;[.C202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table:formula="of:=[.C2025]+[.B2026]" office:value-type="float" office:value="196750" calcext:value-type="float">
            <text:p>196750</text:p>
          </table:table-cell>
          <table:table-cell table:number-matrix-columns-spanned="1" table:number-matrix-rows-spanned="1" table:formula="of:=SUM(IF([.C$2:.C2026]&gt;[.C202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80" calcext:value-type="float">
            <text:p>180</text:p>
          </table:table-cell>
          <table:table-cell table:formula="of:=[.C2026]+[.B2027]" office:value-type="float" office:value="196930" calcext:value-type="float">
            <text:p>196930</text:p>
          </table:table-cell>
          <table:table-cell table:number-matrix-columns-spanned="1" table:number-matrix-rows-spanned="1" table:formula="of:=SUM(IF([.C$2:.C2027]&gt;[.C202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81" calcext:value-type="float">
            <text:p>181</text:p>
          </table:table-cell>
          <table:table-cell table:formula="of:=[.C2027]+[.B2028]" office:value-type="float" office:value="197111" calcext:value-type="float">
            <text:p>197111</text:p>
          </table:table-cell>
          <table:table-cell table:number-matrix-columns-spanned="1" table:number-matrix-rows-spanned="1" table:formula="of:=SUM(IF([.C$2:.C2028]&gt;[.C202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80" calcext:value-type="float">
            <text:p>180</text:p>
          </table:table-cell>
          <table:table-cell table:formula="of:=[.C2028]+[.B2029]" office:value-type="float" office:value="197291" calcext:value-type="float">
            <text:p>197291</text:p>
          </table:table-cell>
          <table:table-cell table:number-matrix-columns-spanned="1" table:number-matrix-rows-spanned="1" table:formula="of:=SUM(IF([.C$2:.C2029]&gt;[.C202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81" calcext:value-type="float">
            <text:p>181</text:p>
          </table:table-cell>
          <table:table-cell table:formula="of:=[.C2029]+[.B2030]" office:value-type="float" office:value="197472" calcext:value-type="float">
            <text:p>197472</text:p>
          </table:table-cell>
          <table:table-cell table:number-matrix-columns-spanned="1" table:number-matrix-rows-spanned="1" table:formula="of:=SUM(IF([.C$2:.C2030]&gt;[.C203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78" calcext:value-type="float">
            <text:p>178</text:p>
          </table:table-cell>
          <table:table-cell table:formula="of:=[.C2030]+[.B2031]" office:value-type="float" office:value="197650" calcext:value-type="float">
            <text:p>197650</text:p>
          </table:table-cell>
          <table:table-cell table:number-matrix-columns-spanned="1" table:number-matrix-rows-spanned="1" table:formula="of:=SUM(IF([.C$2:.C2031]&gt;[.C203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83" calcext:value-type="float">
            <text:p>183</text:p>
          </table:table-cell>
          <table:table-cell table:formula="of:=[.C2031]+[.B2032]" office:value-type="float" office:value="197833" calcext:value-type="float">
            <text:p>197833</text:p>
          </table:table-cell>
          <table:table-cell table:number-matrix-columns-spanned="1" table:number-matrix-rows-spanned="1" table:formula="of:=SUM(IF([.C$2:.C2032]&gt;[.C203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79" calcext:value-type="float">
            <text:p>179</text:p>
          </table:table-cell>
          <table:table-cell table:formula="of:=[.C2032]+[.B2033]" office:value-type="float" office:value="198012" calcext:value-type="float">
            <text:p>198012</text:p>
          </table:table-cell>
          <table:table-cell table:number-matrix-columns-spanned="1" table:number-matrix-rows-spanned="1" table:formula="of:=SUM(IF([.C$2:.C2033]&gt;[.C203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19" calcext:value-type="float">
            <text:p>219</text:p>
          </table:table-cell>
          <table:table-cell table:formula="of:=[.C2033]+[.B2034]" office:value-type="float" office:value="198231" calcext:value-type="float">
            <text:p>198231</text:p>
          </table:table-cell>
          <table:table-cell table:number-matrix-columns-spanned="1" table:number-matrix-rows-spanned="1" table:formula="of:=SUM(IF([.C$2:.C2034]&gt;[.C2034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41" calcext:value-type="float">
            <text:p>141</text:p>
          </table:table-cell>
          <table:table-cell table:formula="of:=[.C2034]+[.B2035]" office:value-type="float" office:value="198372" calcext:value-type="float">
            <text:p>198372</text:p>
          </table:table-cell>
          <table:table-cell table:number-matrix-columns-spanned="1" table:number-matrix-rows-spanned="1" table:formula="of:=SUM(IF([.C$2:.C2035]&gt;[.C203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86" calcext:value-type="float">
            <text:p>186</text:p>
          </table:table-cell>
          <table:table-cell table:formula="of:=[.C2035]+[.B2036]" office:value-type="float" office:value="198558" calcext:value-type="float">
            <text:p>198558</text:p>
          </table:table-cell>
          <table:table-cell table:number-matrix-columns-spanned="1" table:number-matrix-rows-spanned="1" table:formula="of:=SUM(IF([.C$2:.C2036]&gt;[.C203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74" calcext:value-type="float">
            <text:p>174</text:p>
          </table:table-cell>
          <table:table-cell table:formula="of:=[.C2036]+[.B2037]" office:value-type="float" office:value="198732" calcext:value-type="float">
            <text:p>198732</text:p>
          </table:table-cell>
          <table:table-cell table:number-matrix-columns-spanned="1" table:number-matrix-rows-spanned="1" table:formula="of:=SUM(IF([.C$2:.C2037]&gt;[.C203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81" calcext:value-type="float">
            <text:p>181</text:p>
          </table:table-cell>
          <table:table-cell table:formula="of:=[.C2037]+[.B2038]" office:value-type="float" office:value="198913" calcext:value-type="float">
            <text:p>198913</text:p>
          </table:table-cell>
          <table:table-cell table:number-matrix-columns-spanned="1" table:number-matrix-rows-spanned="1" table:formula="of:=SUM(IF([.C$2:.C2038]&gt;[.C203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67" calcext:value-type="float">
            <text:p>267</text:p>
          </table:table-cell>
          <table:table-cell table:formula="of:=[.C2038]+[.B2039]" office:value-type="float" office:value="199180" calcext:value-type="float">
            <text:p>199180</text:p>
          </table:table-cell>
          <table:table-cell table:number-matrix-columns-spanned="1" table:number-matrix-rows-spanned="1" table:formula="of:=SUM(IF([.C$2:.C2039]&gt;[.C2039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95" calcext:value-type="float">
            <text:p>95</text:p>
          </table:table-cell>
          <table:table-cell table:formula="of:=[.C2039]+[.B2040]" office:value-type="float" office:value="199275" calcext:value-type="float">
            <text:p>199275</text:p>
          </table:table-cell>
          <table:table-cell table:number-matrix-columns-spanned="1" table:number-matrix-rows-spanned="1" table:formula="of:=SUM(IF([.C$2:.C2040]&gt;[.C204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8" calcext:value-type="float">
            <text:p>178</text:p>
          </table:table-cell>
          <table:table-cell table:formula="of:=[.C2040]+[.B2041]" office:value-type="float" office:value="199453" calcext:value-type="float">
            <text:p>199453</text:p>
          </table:table-cell>
          <table:table-cell table:number-matrix-columns-spanned="1" table:number-matrix-rows-spanned="1" table:formula="of:=SUM(IF([.C$2:.C2041]&gt;[.C204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1" calcext:value-type="float">
            <text:p>181</text:p>
          </table:table-cell>
          <table:table-cell table:formula="of:=[.C2041]+[.B2042]" office:value-type="float" office:value="199634" calcext:value-type="float">
            <text:p>199634</text:p>
          </table:table-cell>
          <table:table-cell table:number-matrix-columns-spanned="1" table:number-matrix-rows-spanned="1" table:formula="of:=SUM(IF([.C$2:.C2042]&gt;[.C204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79" calcext:value-type="float">
            <text:p>179</text:p>
          </table:table-cell>
          <table:table-cell table:formula="of:=[.C2042]+[.B2043]" office:value-type="float" office:value="199813" calcext:value-type="float">
            <text:p>199813</text:p>
          </table:table-cell>
          <table:table-cell table:number-matrix-columns-spanned="1" table:number-matrix-rows-spanned="1" table:formula="of:=SUM(IF([.C$2:.C2043]&gt;[.C204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82" calcext:value-type="float">
            <text:p>182</text:p>
          </table:table-cell>
          <table:table-cell table:formula="of:=[.C2043]+[.B2044]" office:value-type="float" office:value="199995" calcext:value-type="float">
            <text:p>199995</text:p>
          </table:table-cell>
          <table:table-cell table:number-matrix-columns-spanned="1" table:number-matrix-rows-spanned="1" table:formula="of:=SUM(IF([.C$2:.C2044]&gt;[.C204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79" calcext:value-type="float">
            <text:p>179</text:p>
          </table:table-cell>
          <table:table-cell table:formula="of:=[.C2044]+[.B2045]" office:value-type="float" office:value="200174" calcext:value-type="float">
            <text:p>200174</text:p>
          </table:table-cell>
          <table:table-cell table:number-matrix-columns-spanned="1" table:number-matrix-rows-spanned="1" table:formula="of:=SUM(IF([.C$2:.C2045]&gt;[.C204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80" calcext:value-type="float">
            <text:p>180</text:p>
          </table:table-cell>
          <table:table-cell table:formula="of:=[.C2045]+[.B2046]" office:value-type="float" office:value="200354" calcext:value-type="float">
            <text:p>200354</text:p>
          </table:table-cell>
          <table:table-cell table:number-matrix-columns-spanned="1" table:number-matrix-rows-spanned="1" table:formula="of:=SUM(IF([.C$2:.C2046]&gt;[.C204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80" calcext:value-type="float">
            <text:p>180</text:p>
          </table:table-cell>
          <table:table-cell table:formula="of:=[.C2046]+[.B2047]" office:value-type="float" office:value="200534" calcext:value-type="float">
            <text:p>200534</text:p>
          </table:table-cell>
          <table:table-cell table:number-matrix-columns-spanned="1" table:number-matrix-rows-spanned="1" table:formula="of:=SUM(IF([.C$2:.C2047]&gt;[.C204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9" calcext:value-type="float">
            <text:p>189</text:p>
          </table:table-cell>
          <table:table-cell table:formula="of:=[.C2047]+[.B2048]" office:value-type="float" office:value="200723" calcext:value-type="float">
            <text:p>200723</text:p>
          </table:table-cell>
          <table:table-cell table:number-matrix-columns-spanned="1" table:number-matrix-rows-spanned="1" table:formula="of:=SUM(IF([.C$2:.C2048]&gt;[.C204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1" calcext:value-type="float">
            <text:p>171</text:p>
          </table:table-cell>
          <table:table-cell table:formula="of:=[.C2048]+[.B2049]" office:value-type="float" office:value="200894" calcext:value-type="float">
            <text:p>200894</text:p>
          </table:table-cell>
          <table:table-cell table:number-matrix-columns-spanned="1" table:number-matrix-rows-spanned="1" table:formula="of:=SUM(IF([.C$2:.C2049]&gt;[.C204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1" calcext:value-type="float">
            <text:p>181</text:p>
          </table:table-cell>
          <table:table-cell table:formula="of:=[.C2049]+[.B2050]" office:value-type="float" office:value="201075" calcext:value-type="float">
            <text:p>201075</text:p>
          </table:table-cell>
          <table:table-cell table:number-matrix-columns-spanned="1" table:number-matrix-rows-spanned="1" table:formula="of:=SUM(IF([.C$2:.C2050]&gt;[.C205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79" calcext:value-type="float">
            <text:p>179</text:p>
          </table:table-cell>
          <table:table-cell table:formula="of:=[.C2050]+[.B2051]" office:value-type="float" office:value="201254" calcext:value-type="float">
            <text:p>201254</text:p>
          </table:table-cell>
          <table:table-cell table:number-matrix-columns-spanned="1" table:number-matrix-rows-spanned="1" table:formula="of:=SUM(IF([.C$2:.C2051]&gt;[.C205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79" calcext:value-type="float">
            <text:p>179</text:p>
          </table:table-cell>
          <table:table-cell table:formula="of:=[.C2051]+[.B2052]" office:value-type="float" office:value="201433" calcext:value-type="float">
            <text:p>201433</text:p>
          </table:table-cell>
          <table:table-cell table:number-matrix-columns-spanned="1" table:number-matrix-rows-spanned="1" table:formula="of:=SUM(IF([.C$2:.C2052]&gt;[.C205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81" calcext:value-type="float">
            <text:p>181</text:p>
          </table:table-cell>
          <table:table-cell table:formula="of:=[.C2052]+[.B2053]" office:value-type="float" office:value="201614" calcext:value-type="float">
            <text:p>201614</text:p>
          </table:table-cell>
          <table:table-cell table:number-matrix-columns-spanned="1" table:number-matrix-rows-spanned="1" table:formula="of:=SUM(IF([.C$2:.C2053]&gt;[.C205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80" calcext:value-type="float">
            <text:p>180</text:p>
          </table:table-cell>
          <table:table-cell table:formula="of:=[.C2053]+[.B2054]" office:value-type="float" office:value="201794" calcext:value-type="float">
            <text:p>201794</text:p>
          </table:table-cell>
          <table:table-cell table:number-matrix-columns-spanned="1" table:number-matrix-rows-spanned="1" table:formula="of:=SUM(IF([.C$2:.C2054]&gt;[.C205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79" calcext:value-type="float">
            <text:p>179</text:p>
          </table:table-cell>
          <table:table-cell table:formula="of:=[.C2054]+[.B2055]" office:value-type="float" office:value="201973" calcext:value-type="float">
            <text:p>201973</text:p>
          </table:table-cell>
          <table:table-cell table:number-matrix-columns-spanned="1" table:number-matrix-rows-spanned="1" table:formula="of:=SUM(IF([.C$2:.C2055]&gt;[.C205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81" calcext:value-type="float">
            <text:p>181</text:p>
          </table:table-cell>
          <table:table-cell table:formula="of:=[.C2055]+[.B2056]" office:value-type="float" office:value="202154" calcext:value-type="float">
            <text:p>202154</text:p>
          </table:table-cell>
          <table:table-cell table:number-matrix-columns-spanned="1" table:number-matrix-rows-spanned="1" table:formula="of:=SUM(IF([.C$2:.C2056]&gt;[.C205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1" calcext:value-type="float">
            <text:p>181</text:p>
          </table:table-cell>
          <table:table-cell table:formula="of:=[.C2056]+[.B2057]" office:value-type="float" office:value="202335" calcext:value-type="float">
            <text:p>202335</text:p>
          </table:table-cell>
          <table:table-cell table:number-matrix-columns-spanned="1" table:number-matrix-rows-spanned="1" table:formula="of:=SUM(IF([.C$2:.C2057]&gt;[.C205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80" calcext:value-type="float">
            <text:p>180</text:p>
          </table:table-cell>
          <table:table-cell table:formula="of:=[.C2057]+[.B2058]" office:value-type="float" office:value="202515" calcext:value-type="float">
            <text:p>202515</text:p>
          </table:table-cell>
          <table:table-cell table:number-matrix-columns-spanned="1" table:number-matrix-rows-spanned="1" table:formula="of:=SUM(IF([.C$2:.C2058]&gt;[.C205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81" calcext:value-type="float">
            <text:p>181</text:p>
          </table:table-cell>
          <table:table-cell table:formula="of:=[.C2058]+[.B2059]" office:value-type="float" office:value="202696" calcext:value-type="float">
            <text:p>202696</text:p>
          </table:table-cell>
          <table:table-cell table:number-matrix-columns-spanned="1" table:number-matrix-rows-spanned="1" table:formula="of:=SUM(IF([.C$2:.C2059]&gt;[.C205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79" calcext:value-type="float">
            <text:p>179</text:p>
          </table:table-cell>
          <table:table-cell table:formula="of:=[.C2059]+[.B2060]" office:value-type="float" office:value="202875" calcext:value-type="float">
            <text:p>202875</text:p>
          </table:table-cell>
          <table:table-cell table:number-matrix-columns-spanned="1" table:number-matrix-rows-spanned="1" table:formula="of:=SUM(IF([.C$2:.C2060]&gt;[.C206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81" calcext:value-type="float">
            <text:p>181</text:p>
          </table:table-cell>
          <table:table-cell table:formula="of:=[.C2060]+[.B2061]" office:value-type="float" office:value="203056" calcext:value-type="float">
            <text:p>203056</text:p>
          </table:table-cell>
          <table:table-cell table:number-matrix-columns-spanned="1" table:number-matrix-rows-spanned="1" table:formula="of:=SUM(IF([.C$2:.C2061]&gt;[.C206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81" calcext:value-type="float">
            <text:p>181</text:p>
          </table:table-cell>
          <table:table-cell table:formula="of:=[.C2061]+[.B2062]" office:value-type="float" office:value="203237" calcext:value-type="float">
            <text:p>203237</text:p>
          </table:table-cell>
          <table:table-cell table:number-matrix-columns-spanned="1" table:number-matrix-rows-spanned="1" table:formula="of:=SUM(IF([.C$2:.C2062]&gt;[.C206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80" calcext:value-type="float">
            <text:p>180</text:p>
          </table:table-cell>
          <table:table-cell table:formula="of:=[.C2062]+[.B2063]" office:value-type="float" office:value="203417" calcext:value-type="float">
            <text:p>203417</text:p>
          </table:table-cell>
          <table:table-cell table:number-matrix-columns-spanned="1" table:number-matrix-rows-spanned="1" table:formula="of:=SUM(IF([.C$2:.C2063]&gt;[.C206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85" calcext:value-type="float">
            <text:p>185</text:p>
          </table:table-cell>
          <table:table-cell table:formula="of:=[.C2063]+[.B2064]" office:value-type="float" office:value="203602" calcext:value-type="float">
            <text:p>203602</text:p>
          </table:table-cell>
          <table:table-cell table:number-matrix-columns-spanned="1" table:number-matrix-rows-spanned="1" table:formula="of:=SUM(IF([.C$2:.C2064]&gt;[.C206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76" calcext:value-type="float">
            <text:p>176</text:p>
          </table:table-cell>
          <table:table-cell table:formula="of:=[.C2064]+[.B2065]" office:value-type="float" office:value="203778" calcext:value-type="float">
            <text:p>203778</text:p>
          </table:table-cell>
          <table:table-cell table:number-matrix-columns-spanned="1" table:number-matrix-rows-spanned="1" table:formula="of:=SUM(IF([.C$2:.C2065]&gt;[.C206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81" calcext:value-type="float">
            <text:p>181</text:p>
          </table:table-cell>
          <table:table-cell table:formula="of:=[.C2065]+[.B2066]" office:value-type="float" office:value="203959" calcext:value-type="float">
            <text:p>203959</text:p>
          </table:table-cell>
          <table:table-cell table:number-matrix-columns-spanned="1" table:number-matrix-rows-spanned="1" table:formula="of:=SUM(IF([.C$2:.C2066]&gt;[.C206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78" calcext:value-type="float">
            <text:p>178</text:p>
          </table:table-cell>
          <table:table-cell table:formula="of:=[.C2066]+[.B2067]" office:value-type="float" office:value="204137" calcext:value-type="float">
            <text:p>204137</text:p>
          </table:table-cell>
          <table:table-cell table:number-matrix-columns-spanned="1" table:number-matrix-rows-spanned="1" table:formula="of:=SUM(IF([.C$2:.C2067]&gt;[.C206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81" calcext:value-type="float">
            <text:p>181</text:p>
          </table:table-cell>
          <table:table-cell table:formula="of:=[.C2067]+[.B2068]" office:value-type="float" office:value="204318" calcext:value-type="float">
            <text:p>204318</text:p>
          </table:table-cell>
          <table:table-cell table:number-matrix-columns-spanned="1" table:number-matrix-rows-spanned="1" table:formula="of:=SUM(IF([.C$2:.C2068]&gt;[.C206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81" calcext:value-type="float">
            <text:p>181</text:p>
          </table:table-cell>
          <table:table-cell table:formula="of:=[.C2068]+[.B2069]" office:value-type="float" office:value="204499" calcext:value-type="float">
            <text:p>204499</text:p>
          </table:table-cell>
          <table:table-cell table:number-matrix-columns-spanned="1" table:number-matrix-rows-spanned="1" table:formula="of:=SUM(IF([.C$2:.C2069]&gt;[.C206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79" calcext:value-type="float">
            <text:p>179</text:p>
          </table:table-cell>
          <table:table-cell table:formula="of:=[.C2069]+[.B2070]" office:value-type="float" office:value="204678" calcext:value-type="float">
            <text:p>204678</text:p>
          </table:table-cell>
          <table:table-cell table:number-matrix-columns-spanned="1" table:number-matrix-rows-spanned="1" table:formula="of:=SUM(IF([.C$2:.C2070]&gt;[.C207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81" calcext:value-type="float">
            <text:p>181</text:p>
          </table:table-cell>
          <table:table-cell table:formula="of:=[.C2070]+[.B2071]" office:value-type="float" office:value="204859" calcext:value-type="float">
            <text:p>204859</text:p>
          </table:table-cell>
          <table:table-cell table:number-matrix-columns-spanned="1" table:number-matrix-rows-spanned="1" table:formula="of:=SUM(IF([.C$2:.C2071]&gt;[.C207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80" calcext:value-type="float">
            <text:p>180</text:p>
          </table:table-cell>
          <table:table-cell table:formula="of:=[.C2071]+[.B2072]" office:value-type="float" office:value="205039" calcext:value-type="float">
            <text:p>205039</text:p>
          </table:table-cell>
          <table:table-cell table:number-matrix-columns-spanned="1" table:number-matrix-rows-spanned="1" table:formula="of:=SUM(IF([.C$2:.C2072]&gt;[.C207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80" calcext:value-type="float">
            <text:p>180</text:p>
          </table:table-cell>
          <table:table-cell table:formula="of:=[.C2072]+[.B2073]" office:value-type="float" office:value="205219" calcext:value-type="float">
            <text:p>205219</text:p>
          </table:table-cell>
          <table:table-cell table:number-matrix-columns-spanned="1" table:number-matrix-rows-spanned="1" table:formula="of:=SUM(IF([.C$2:.C2073]&gt;[.C207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80" calcext:value-type="float">
            <text:p>180</text:p>
          </table:table-cell>
          <table:table-cell table:formula="of:=[.C2073]+[.B2074]" office:value-type="float" office:value="205399" calcext:value-type="float">
            <text:p>205399</text:p>
          </table:table-cell>
          <table:table-cell table:number-matrix-columns-spanned="1" table:number-matrix-rows-spanned="1" table:formula="of:=SUM(IF([.C$2:.C2074]&gt;[.C207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81" calcext:value-type="float">
            <text:p>181</text:p>
          </table:table-cell>
          <table:table-cell table:formula="of:=[.C2074]+[.B2075]" office:value-type="float" office:value="205580" calcext:value-type="float">
            <text:p>205580</text:p>
          </table:table-cell>
          <table:table-cell table:number-matrix-columns-spanned="1" table:number-matrix-rows-spanned="1" table:formula="of:=SUM(IF([.C$2:.C2075]&gt;[.C207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81" calcext:value-type="float">
            <text:p>181</text:p>
          </table:table-cell>
          <table:table-cell table:formula="of:=[.C2075]+[.B2076]" office:value-type="float" office:value="205761" calcext:value-type="float">
            <text:p>205761</text:p>
          </table:table-cell>
          <table:table-cell table:number-matrix-columns-spanned="1" table:number-matrix-rows-spanned="1" table:formula="of:=SUM(IF([.C$2:.C2076]&gt;[.C207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78" calcext:value-type="float">
            <text:p>178</text:p>
          </table:table-cell>
          <table:table-cell table:formula="of:=[.C2076]+[.B2077]" office:value-type="float" office:value="205939" calcext:value-type="float">
            <text:p>205939</text:p>
          </table:table-cell>
          <table:table-cell table:number-matrix-columns-spanned="1" table:number-matrix-rows-spanned="1" table:formula="of:=SUM(IF([.C$2:.C2077]&gt;[.C207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84" calcext:value-type="float">
            <text:p>184</text:p>
          </table:table-cell>
          <table:table-cell table:formula="of:=[.C2077]+[.B2078]" office:value-type="float" office:value="206123" calcext:value-type="float">
            <text:p>206123</text:p>
          </table:table-cell>
          <table:table-cell table:number-matrix-columns-spanned="1" table:number-matrix-rows-spanned="1" table:formula="of:=SUM(IF([.C$2:.C2078]&gt;[.C207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77" calcext:value-type="float">
            <text:p>177</text:p>
          </table:table-cell>
          <table:table-cell table:formula="of:=[.C2078]+[.B2079]" office:value-type="float" office:value="206300" calcext:value-type="float">
            <text:p>206300</text:p>
          </table:table-cell>
          <table:table-cell table:number-matrix-columns-spanned="1" table:number-matrix-rows-spanned="1" table:formula="of:=SUM(IF([.C$2:.C2079]&gt;[.C207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80" calcext:value-type="float">
            <text:p>180</text:p>
          </table:table-cell>
          <table:table-cell table:formula="of:=[.C2079]+[.B2080]" office:value-type="float" office:value="206480" calcext:value-type="float">
            <text:p>206480</text:p>
          </table:table-cell>
          <table:table-cell table:number-matrix-columns-spanned="1" table:number-matrix-rows-spanned="1" table:formula="of:=SUM(IF([.C$2:.C2080]&gt;[.C208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81" calcext:value-type="float">
            <text:p>181</text:p>
          </table:table-cell>
          <table:table-cell table:formula="of:=[.C2080]+[.B2081]" office:value-type="float" office:value="206661" calcext:value-type="float">
            <text:p>206661</text:p>
          </table:table-cell>
          <table:table-cell table:number-matrix-columns-spanned="1" table:number-matrix-rows-spanned="1" table:formula="of:=SUM(IF([.C$2:.C2081]&gt;[.C208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79" calcext:value-type="float">
            <text:p>179</text:p>
          </table:table-cell>
          <table:table-cell table:formula="of:=[.C2081]+[.B2082]" office:value-type="float" office:value="206840" calcext:value-type="float">
            <text:p>206840</text:p>
          </table:table-cell>
          <table:table-cell table:number-matrix-columns-spanned="1" table:number-matrix-rows-spanned="1" table:formula="of:=SUM(IF([.C$2:.C2082]&gt;[.C208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85" calcext:value-type="float">
            <text:p>185</text:p>
          </table:table-cell>
          <table:table-cell table:formula="of:=[.C2082]+[.B2083]" office:value-type="float" office:value="207025" calcext:value-type="float">
            <text:p>207025</text:p>
          </table:table-cell>
          <table:table-cell table:number-matrix-columns-spanned="1" table:number-matrix-rows-spanned="1" table:formula="of:=SUM(IF([.C$2:.C2083]&gt;[.C208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75" calcext:value-type="float">
            <text:p>175</text:p>
          </table:table-cell>
          <table:table-cell table:formula="of:=[.C2083]+[.B2084]" office:value-type="float" office:value="207200" calcext:value-type="float">
            <text:p>207200</text:p>
          </table:table-cell>
          <table:table-cell table:number-matrix-columns-spanned="1" table:number-matrix-rows-spanned="1" table:formula="of:=SUM(IF([.C$2:.C2084]&gt;[.C208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80" calcext:value-type="float">
            <text:p>180</text:p>
          </table:table-cell>
          <table:table-cell table:formula="of:=[.C2084]+[.B2085]" office:value-type="float" office:value="207380" calcext:value-type="float">
            <text:p>207380</text:p>
          </table:table-cell>
          <table:table-cell table:number-matrix-columns-spanned="1" table:number-matrix-rows-spanned="1" table:formula="of:=SUM(IF([.C$2:.C2085]&gt;[.C208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82" calcext:value-type="float">
            <text:p>182</text:p>
          </table:table-cell>
          <table:table-cell table:formula="of:=[.C2085]+[.B2086]" office:value-type="float" office:value="207562" calcext:value-type="float">
            <text:p>207562</text:p>
          </table:table-cell>
          <table:table-cell table:number-matrix-columns-spanned="1" table:number-matrix-rows-spanned="1" table:formula="of:=SUM(IF([.C$2:.C2086]&gt;[.C208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81" calcext:value-type="float">
            <text:p>181</text:p>
          </table:table-cell>
          <table:table-cell table:formula="of:=[.C2086]+[.B2087]" office:value-type="float" office:value="207743" calcext:value-type="float">
            <text:p>207743</text:p>
          </table:table-cell>
          <table:table-cell table:number-matrix-columns-spanned="1" table:number-matrix-rows-spanned="1" table:formula="of:=SUM(IF([.C$2:.C2087]&gt;[.C208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78" calcext:value-type="float">
            <text:p>178</text:p>
          </table:table-cell>
          <table:table-cell table:formula="of:=[.C2087]+[.B2088]" office:value-type="float" office:value="207921" calcext:value-type="float">
            <text:p>207921</text:p>
          </table:table-cell>
          <table:table-cell table:number-matrix-columns-spanned="1" table:number-matrix-rows-spanned="1" table:formula="of:=SUM(IF([.C$2:.C2088]&gt;[.C208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15" calcext:value-type="float">
            <text:p>215</text:p>
          </table:table-cell>
          <table:table-cell table:formula="of:=[.C2088]+[.B2089]" office:value-type="float" office:value="208136" calcext:value-type="float">
            <text:p>208136</text:p>
          </table:table-cell>
          <table:table-cell table:number-matrix-columns-spanned="1" table:number-matrix-rows-spanned="1" table:formula="of:=SUM(IF([.C$2:.C2089]&gt;[.C2089]-2000;1;0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46" calcext:value-type="float">
            <text:p>146</text:p>
          </table:table-cell>
          <table:table-cell table:formula="of:=[.C2089]+[.B2090]" office:value-type="float" office:value="208282" calcext:value-type="float">
            <text:p>208282</text:p>
          </table:table-cell>
          <table:table-cell table:number-matrix-columns-spanned="1" table:number-matrix-rows-spanned="1" table:formula="of:=SUM(IF([.C$2:.C2090]&gt;[.C209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80" calcext:value-type="float">
            <text:p>180</text:p>
          </table:table-cell>
          <table:table-cell table:formula="of:=[.C2090]+[.B2091]" office:value-type="float" office:value="208462" calcext:value-type="float">
            <text:p>208462</text:p>
          </table:table-cell>
          <table:table-cell table:number-matrix-columns-spanned="1" table:number-matrix-rows-spanned="1" table:formula="of:=SUM(IF([.C$2:.C2091]&gt;[.C209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81" calcext:value-type="float">
            <text:p>181</text:p>
          </table:table-cell>
          <table:table-cell table:formula="of:=[.C2091]+[.B2092]" office:value-type="float" office:value="208643" calcext:value-type="float">
            <text:p>208643</text:p>
          </table:table-cell>
          <table:table-cell table:number-matrix-columns-spanned="1" table:number-matrix-rows-spanned="1" table:formula="of:=SUM(IF([.C$2:.C2092]&gt;[.C209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80" calcext:value-type="float">
            <text:p>180</text:p>
          </table:table-cell>
          <table:table-cell table:formula="of:=[.C2092]+[.B2093]" office:value-type="float" office:value="208823" calcext:value-type="float">
            <text:p>208823</text:p>
          </table:table-cell>
          <table:table-cell table:number-matrix-columns-spanned="1" table:number-matrix-rows-spanned="1" table:formula="of:=SUM(IF([.C$2:.C2093]&gt;[.C209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80" calcext:value-type="float">
            <text:p>180</text:p>
          </table:table-cell>
          <table:table-cell table:formula="of:=[.C2093]+[.B2094]" office:value-type="float" office:value="209003" calcext:value-type="float">
            <text:p>209003</text:p>
          </table:table-cell>
          <table:table-cell table:number-matrix-columns-spanned="1" table:number-matrix-rows-spanned="1" table:formula="of:=SUM(IF([.C$2:.C2094]&gt;[.C209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84" calcext:value-type="float">
            <text:p>184</text:p>
          </table:table-cell>
          <table:table-cell table:formula="of:=[.C2094]+[.B2095]" office:value-type="float" office:value="209187" calcext:value-type="float">
            <text:p>209187</text:p>
          </table:table-cell>
          <table:table-cell table:number-matrix-columns-spanned="1" table:number-matrix-rows-spanned="1" table:formula="of:=SUM(IF([.C$2:.C2095]&gt;[.C2095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76" calcext:value-type="float">
            <text:p>176</text:p>
          </table:table-cell>
          <table:table-cell table:formula="of:=[.C2095]+[.B2096]" office:value-type="float" office:value="209363" calcext:value-type="float">
            <text:p>209363</text:p>
          </table:table-cell>
          <table:table-cell table:number-matrix-columns-spanned="1" table:number-matrix-rows-spanned="1" table:formula="of:=SUM(IF([.C$2:.C2096]&gt;[.C2096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80" calcext:value-type="float">
            <text:p>180</text:p>
          </table:table-cell>
          <table:table-cell table:formula="of:=[.C2096]+[.B2097]" office:value-type="float" office:value="209543" calcext:value-type="float">
            <text:p>209543</text:p>
          </table:table-cell>
          <table:table-cell table:number-matrix-columns-spanned="1" table:number-matrix-rows-spanned="1" table:formula="of:=SUM(IF([.C$2:.C2097]&gt;[.C2097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80" calcext:value-type="float">
            <text:p>180</text:p>
          </table:table-cell>
          <table:table-cell table:formula="of:=[.C2097]+[.B2098]" office:value-type="float" office:value="209723" calcext:value-type="float">
            <text:p>209723</text:p>
          </table:table-cell>
          <table:table-cell table:number-matrix-columns-spanned="1" table:number-matrix-rows-spanned="1" table:formula="of:=SUM(IF([.C$2:.C2098]&gt;[.C2098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81" calcext:value-type="float">
            <text:p>181</text:p>
          </table:table-cell>
          <table:table-cell table:formula="of:=[.C2098]+[.B2099]" office:value-type="float" office:value="209904" calcext:value-type="float">
            <text:p>209904</text:p>
          </table:table-cell>
          <table:table-cell table:number-matrix-columns-spanned="1" table:number-matrix-rows-spanned="1" table:formula="of:=SUM(IF([.C$2:.C2099]&gt;[.C2099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93" calcext:value-type="float">
            <text:p>193</text:p>
          </table:table-cell>
          <table:table-cell table:formula="of:=[.C2099]+[.B2100]" office:value-type="float" office:value="210097" calcext:value-type="float">
            <text:p>210097</text:p>
          </table:table-cell>
          <table:table-cell table:number-matrix-columns-spanned="1" table:number-matrix-rows-spanned="1" table:formula="of:=SUM(IF([.C$2:.C2100]&gt;[.C2100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6" calcext:value-type="float">
            <text:p>166</text:p>
          </table:table-cell>
          <table:table-cell table:formula="of:=[.C2100]+[.B2101]" office:value-type="float" office:value="210263" calcext:value-type="float">
            <text:p>210263</text:p>
          </table:table-cell>
          <table:table-cell table:number-matrix-columns-spanned="1" table:number-matrix-rows-spanned="1" table:formula="of:=SUM(IF([.C$2:.C2101]&gt;[.C2101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81" calcext:value-type="float">
            <text:p>181</text:p>
          </table:table-cell>
          <table:table-cell table:formula="of:=[.C2101]+[.B2102]" office:value-type="float" office:value="210444" calcext:value-type="float">
            <text:p>210444</text:p>
          </table:table-cell>
          <table:table-cell table:number-matrix-columns-spanned="1" table:number-matrix-rows-spanned="1" table:formula="of:=SUM(IF([.C$2:.C2102]&gt;[.C2102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81" calcext:value-type="float">
            <text:p>181</text:p>
          </table:table-cell>
          <table:table-cell table:formula="of:=[.C2102]+[.B2103]" office:value-type="float" office:value="210625" calcext:value-type="float">
            <text:p>210625</text:p>
          </table:table-cell>
          <table:table-cell table:number-matrix-columns-spanned="1" table:number-matrix-rows-spanned="1" table:formula="of:=SUM(IF([.C$2:.C2103]&gt;[.C2103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80" calcext:value-type="float">
            <text:p>180</text:p>
          </table:table-cell>
          <table:table-cell table:formula="of:=[.C2103]+[.B2104]" office:value-type="float" office:value="210805" calcext:value-type="float">
            <text:p>210805</text:p>
          </table:table-cell>
          <table:table-cell table:number-matrix-columns-spanned="1" table:number-matrix-rows-spanned="1" table:formula="of:=SUM(IF([.C$2:.C2104]&gt;[.C2104]-2000;1;0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80" calcext:value-type="float">
            <text:p>180</text:p>
          </table:table-cell>
          <table:table-cell table:formula="of:=[.C2104]+[.B2105]" office:value-type="float" office:value="210985" calcext:value-type="float">
            <text:p>210985</text:p>
          </table:table-cell>
          <table:table-cell table:number-matrix-columns-spanned="1" table:number-matrix-rows-spanned="1" table:formula="of:=SUM(IF([.C$2:.C2105]&gt;[.C2105]-2000;1;0)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.00.0000</text:date>, <text:time style:data-style-name="N2" text:time-value="03:19:14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Steen</meta:initial-creator>
    <meta:creation-date>2014-10-02T03:01:09.495000000</meta:creation-date>
    <dc:date>2014-10-02T03:27:31.366000000</dc:date>
    <dc:creator>Henrik Steen</dc:creator>
    <meta:editing-duration>PT4M1S</meta:editing-duration>
    <meta:editing-cycles>4</meta:editing-cycles>
    <meta:generator>LibreOffice/4.2.5.2$Windows_x86 LibreOffice_project/61cb170a04bb1f12e77c884eab9192be736ec5f5</meta:generator>
    <meta:document-statistic meta:table-count="1" meta:cell-count="8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49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interval-minor-divisor="9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>
        <chart:symbol-image xlink:href="Pictures/2000000A000000DF000000DFABCFB8BE.svm" xlink:type="simple" xlink:actuate="onLoad"/>
      </style:chart-properties>
      <style:graphic-properties svg:stroke-width="0.08cm" svg:stroke-color="#007fff" draw:fill-color="#007f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345cm" svg:height="27.9cm" xlink:href=".." xlink:type="simple" chart:class="chart:line" chart:style-name="ch1">
        <chart:title svg:x="19.456cm" svg:y="0.694cm" chart:style-name="ch2">
          <text:p>Analysis of delay from Android accelerometer-sensor</text:p>
        </chart:title>
        <chart:subtitle svg:x="20.17cm" svg:y="2.031cm" chart:style-name="ch3">
          <text:p>Using SensorManager.SENSOR_DELAY_NORMAL</text:p>
        </chart:subtitle>
        <chart:plot-area chart:style-name="ch4" table:cell-range-address="Sheet1.B2:Sheet1.D2105 Sheet1.B1:Sheet1.B1 Sheet1.D1:Sheet1.D1" chart:data-source-has-labels="both" svg:x="1.997cm" svg:y="3.83cm" svg:width="44.815cm" svg:height="22.531cm">
          <chartooo:coordinate-region svg:x="2.804cm" svg:y="4.029cm" svg:width="43.2cm" svg:height="20.983cm"/>
          <chart:axis chart:dimension="x" chart:name="primary-x" chart:style-name="ch5" chartooo:axis-type="date">
            <chartooo:date-scale/>
            <chart:title svg:x="21.965cm" svg:y="26.919cm" chart:style-name="ch6">
              <text:p>Time since application start (ms)</text:p>
            </chart:title>
            <chart:categories table:cell-range-address="Sheet1.C2:Sheet1.C2105"/>
          </chart:axis>
          <chart:axis chart:dimension="y" chart:name="primary-y" chart:style-name="ch7">
            <chart:title svg:x="0.451cm" svg:y="17.19cm" chart:style-name="ch8">
              <text:p>Time since last update (ms)</text:p>
            </chart:title>
            <chart:grid chart:style-name="ch9" chart:class="major"/>
            <chart:grid chart:style-name="ch9" chart:class="minor"/>
          </chart:axis>
          <chart:axis chart:dimension="y" chart:name="secondary-y" chart:style-name="ch10">
            <chart:title svg:x="47.798cm" svg:y="17.507cm" chart:style-name="ch8">
              <text:p>Count of updates last 2 seconds</text:p>
            </chart:title>
          </chart:axis>
          <chart:series chart:attached-axis="primary-y" chart:style-name="ch11" chart:values-cell-range-address="Sheet1.B2:Sheet1.B2105" chart:label-cell-address="Sheet1.B1:Sheet1.B1" chart:class="chart:line">
            <chart:data-point chart:repeated="2104"/>
          </chart:series>
          <chart:series chart:attached-axis="secondary-y" chart:style-name="ch12" chart:values-cell-range-address="Sheet1.D2:Sheet1.D2105" chart:label-cell-address="Sheet1.D1:Sheet1.D1" chart:class="chart:line">
            <chart:data-point chart:repeated="210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Sheet1.B1:Sheet1.B1</svg:desc>
                </draw:g>
              </table:table-cell>
              <table:table-cell office:value-type="string">
                <text:p>Count last 2 se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2:Sheet1.C2105</svg:desc>
                </draw:g>
              </table:table-cell>
              <table:table-cell office:value-type="float" office:value="1575">
                <text:p>1575</text:p>
                <draw:g>
                  <svg:desc>Sheet1.B2:Sheet1.B2105</svg:desc>
                </draw:g>
              </table:table-cell>
              <table:table-cell office:value-type="float" office:value="1">
                <text:p>1</text:p>
                <draw:g>
                  <svg:desc>Sheet1.D2:Sheet1.D210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64">
                <text:p>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180">
                <text:p>1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181">
                <text:p>1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180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179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37">
                <text:p>2340</text:p>
              </table:table-cell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17">
                <text:p>252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99">
                <text:p>2700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78">
                <text:p>28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59">
                <text:p>30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38">
                <text:p>32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26">
                <text:p>343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98">
                <text:p>3600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79">
                <text:p>37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47">
                <text:p>4150</text:p>
              </table:table-cell>
              <table:table-cell office:value-type="float" office:value="368">
                <text:p>3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17">
                <text:p>4320</text:p>
              </table:table-cell>
              <table:table-cell office:value-type="float" office:value="170">
                <text:p>1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97">
                <text:p>450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77">
                <text:p>468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58">
                <text:p>4860</text:p>
              </table:table-cell>
              <table:table-cell office:value-type="float" office:value="181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38">
                <text:p>504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18">
                <text:p>522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398">
                <text:p>540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578">
                <text:p>558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758">
                <text:p>5760</text:p>
              </table:table-cell>
              <table:table-cell office:value-type="float" office:value="180">
                <text:p>1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39">
                <text:p>5940</text:p>
              </table:table-cell>
              <table:table-cell office:value-type="float" office:value="181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19">
                <text:p>61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99">
                <text:p>63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79">
                <text:p>64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59">
                <text:p>66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839">
                <text:p>68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27">
                <text:p>703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80">
                <text:p>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79">
                <text:p>7580</text:p>
              </table:table-cell>
              <table:table-cell office:value-type="float" office:value="199">
                <text:p>1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743">
                <text:p>7740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22">
                <text:p>79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03">
                <text:p>81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81">
                <text:p>828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61">
                <text:p>8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42">
                <text:p>8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22">
                <text:p>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02">
                <text:p>90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82">
                <text:p>91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62">
                <text:p>93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42">
                <text:p>9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23">
                <text:p>97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03">
                <text:p>9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83">
                <text:p>100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63">
                <text:p>102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444">
                <text:p>104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23">
                <text:p>106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07">
                <text:p>1081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84">
                <text:p>1098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66">
                <text:p>111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44">
                <text:p>1134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28">
                <text:p>1153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05">
                <text:p>1171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85">
                <text:p>118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65">
                <text:p>120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45">
                <text:p>122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24">
                <text:p>124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06">
                <text:p>126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85">
                <text:p>127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66">
                <text:p>129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146">
                <text:p>131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26">
                <text:p>133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507">
                <text:p>135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86">
                <text:p>136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66">
                <text:p>138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46">
                <text:p>140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226">
                <text:p>142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08">
                <text:p>144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88">
                <text:p>145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67">
                <text:p>147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48">
                <text:p>149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27">
                <text:p>151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08">
                <text:p>153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93">
                <text:p>1549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71">
                <text:p>1567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52">
                <text:p>158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30">
                <text:p>1603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90">
                <text:p>163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71">
                <text:p>165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54">
                <text:p>1675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30">
                <text:p>1693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11">
                <text:p>171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91">
                <text:p>172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73">
                <text:p>174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53">
                <text:p>176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32">
                <text:p>178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12">
                <text:p>180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92">
                <text:p>181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72">
                <text:p>183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52">
                <text:p>185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32">
                <text:p>187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12">
                <text:p>189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92">
                <text:p>190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73">
                <text:p>192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53">
                <text:p>19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33">
                <text:p>196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13">
                <text:p>198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94">
                <text:p>199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3">
                <text:p>201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54">
                <text:p>203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34">
                <text:p>205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14">
                <text:p>207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29">
                <text:p>20930</text:p>
              </table:table-cell>
              <table:table-cell office:value-type="float" office:value="215">
                <text:p>2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074">
                <text:p>21070</text:p>
              </table:table-cell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255">
                <text:p>212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435">
                <text:p>214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615">
                <text:p>216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795">
                <text:p>218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976">
                <text:p>219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157">
                <text:p>221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336">
                <text:p>223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516">
                <text:p>225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876">
                <text:p>2288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064">
                <text:p>2306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236">
                <text:p>23240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417">
                <text:p>234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597">
                <text:p>236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778">
                <text:p>237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959">
                <text:p>239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138">
                <text:p>241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318">
                <text:p>243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501">
                <text:p>2450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679">
                <text:p>2468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859">
                <text:p>248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39">
                <text:p>250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218">
                <text:p>252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399">
                <text:p>254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580">
                <text:p>255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760">
                <text:p>257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941">
                <text:p>259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180">
                <text:p>26180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480">
                <text:p>264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661">
                <text:p>266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841">
                <text:p>268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026">
                <text:p>2703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201">
                <text:p>2720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381">
                <text:p>2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562">
                <text:p>275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742">
                <text:p>27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7922">
                <text:p>279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104">
                <text:p>281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281">
                <text:p>2828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462">
                <text:p>284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642">
                <text:p>286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822">
                <text:p>2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003">
                <text:p>290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182">
                <text:p>291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364">
                <text:p>293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545">
                <text:p>295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723">
                <text:p>2972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9903">
                <text:p>29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083">
                <text:p>300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263">
                <text:p>302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444">
                <text:p>304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624">
                <text:p>306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805">
                <text:p>308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986">
                <text:p>309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165">
                <text:p>311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345">
                <text:p>313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526">
                <text:p>315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705">
                <text:p>317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891">
                <text:p>3189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891">
                <text:p>3189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899">
                <text:p>3190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915">
                <text:p>319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919">
                <text:p>3192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932">
                <text:p>3193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1949">
                <text:p>3195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51">
                <text:p>3195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965">
                <text:p>3197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969">
                <text:p>3197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982">
                <text:p>31980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2004">
                <text:p>3200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004">
                <text:p>3200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009">
                <text:p>3201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019">
                <text:p>3202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035">
                <text:p>3204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70">
                <text:p>32070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2070">
                <text:p>3207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079">
                <text:p>3208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109">
                <text:p>3211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149">
                <text:p>3215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2149">
                <text:p>3215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2160">
                <text:p>3216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2188">
                <text:p>32190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189">
                <text:p>3219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2199">
                <text:p>32200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2221">
                <text:p>32220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222">
                <text:p>32220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2230">
                <text:p>32230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2257">
                <text:p>32260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2258">
                <text:p>32260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2263">
                <text:p>3226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2270">
                <text:p>32270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2293">
                <text:p>32290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2293">
                <text:p>3229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2303">
                <text:p>32300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326">
                <text:p>32330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2327">
                <text:p>32330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2330">
                <text:p>32330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2360">
                <text:p>32360</text:p>
              </table:table-cell>
              <table:table-cell office:value-type="float" office:value="30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2360">
                <text:p>3236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365">
                <text:p>32370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2394">
                <text:p>32390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2395">
                <text:p>3240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2401">
                <text:p>32400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2427">
                <text:p>32430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2428">
                <text:p>32430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2432">
                <text:p>32430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2463">
                <text:p>32460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2463">
                <text:p>3246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32463">
                <text:p>3246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2496">
                <text:p>32500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2496">
                <text:p>3250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2496">
                <text:p>3250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2518">
                <text:p>32520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2520">
                <text:p>32520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2530">
                <text:p>32530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2563">
                <text:p>32560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2563">
                <text:p>3256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2564">
                <text:p>3256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2571">
                <text:p>32570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32581">
                <text:p>32580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2604">
                <text:p>3260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32606">
                <text:p>32610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2610">
                <text:p>32610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2636">
                <text:p>3264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2637">
                <text:p>32640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2642">
                <text:p>32640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2652">
                <text:p>32650</text:p>
              </table:table-cell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28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2705">
                <text:p>32710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2706">
                <text:p>3271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2710">
                <text:p>32710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2737">
                <text:p>32740</text:p>
              </table:table-cell>
              <table:table-cell office:value-type="float" office:value="27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2737">
                <text:p>3274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2741">
                <text:p>32740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32777">
                <text:p>32780</text:p>
              </table:table-cell>
              <table:table-cell office:value-type="float" office:value="27">
                <text:p>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32777">
                <text:p>32780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2786">
                <text:p>32790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2795">
                <text:p>32800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2823">
                <text:p>32820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2823">
                <text:p>3282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823">
                <text:p>3282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2830">
                <text:p>32830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858">
                <text:p>32860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2858">
                <text:p>32860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2863">
                <text:p>32860</text:p>
              </table:table-cell>
              <table:table-cell office:value-type="float" office:value="5">
                <text:p>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2895">
                <text:p>32900</text:p>
              </table:table-cell>
              <table:table-cell office:value-type="float" office:value="32">
                <text:p>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2896">
                <text:p>32900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2896">
                <text:p>3290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2922">
                <text:p>32920</text:p>
              </table:table-cell>
              <table:table-cell office:value-type="float" office:value="26">
                <text:p>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2922">
                <text:p>3292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2922">
                <text:p>3292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2930">
                <text:p>3293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2964">
                <text:p>32960</text:p>
              </table:table-cell>
              <table:table-cell office:value-type="float" office:value="34">
                <text:p>3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2965">
                <text:p>32970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2970">
                <text:p>32970</text:p>
              </table:table-cell>
              <table:table-cell office:value-type="float" office:value="5">
                <text:p>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2972">
                <text:p>32970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2981">
                <text:p>32980</text:p>
              </table:table-cell>
              <table:table-cell office:value-type="float" office:value="9">
                <text:p>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3013">
                <text:p>33010</text:p>
              </table:table-cell>
              <table:table-cell office:value-type="float" office:value="32">
                <text:p>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3013">
                <text:p>3301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3013">
                <text:p>3301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3044">
                <text:p>33040</text:p>
              </table:table-cell>
              <table:table-cell office:value-type="float" office:value="31">
                <text:p>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3045">
                <text:p>33050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045">
                <text:p>3305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3051">
                <text:p>33050</text:p>
              </table:table-cell>
              <table:table-cell office:value-type="float" office:value="6">
                <text:p>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3081">
                <text:p>33080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3081">
                <text:p>3308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3087">
                <text:p>33090</text:p>
              </table:table-cell>
              <table:table-cell office:value-type="float" office:value="6">
                <text:p>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3090">
                <text:p>33090</text:p>
              </table:table-cell>
              <table:table-cell office:value-type="float" office:value="3">
                <text:p>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3101">
                <text:p>33100</text:p>
              </table:table-cell>
              <table:table-cell office:value-type="float" office:value="11">
                <text:p>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3128">
                <text:p>33130</text:p>
              </table:table-cell>
              <table:table-cell office:value-type="float" office:value="27">
                <text:p>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3129">
                <text:p>33130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3132">
                <text:p>33130</text:p>
              </table:table-cell>
              <table:table-cell office:value-type="float" office:value="3">
                <text:p>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184">
                <text:p>33180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184">
                <text:p>3318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3185">
                <text:p>33190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3186">
                <text:p>33190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3187">
                <text:p>33190</text:p>
              </table:table-cell>
              <table:table-cell office:value-type="float" office:value="1">
                <text:p>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3196">
                <text:p>33200</text:p>
              </table:table-cell>
              <table:table-cell office:value-type="float" office:value="9">
                <text:p>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303">
                <text:p>33300</text:p>
              </table:table-cell>
              <table:table-cell office:value-type="float" office:value="107">
                <text:p>1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3304">
                <text:p>33300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3304">
                <text:p>3330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3305">
                <text:p>33310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3305">
                <text:p>33310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3306">
                <text:p>33310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306">
                <text:p>3331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3306">
                <text:p>3331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3307">
                <text:p>33310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3307">
                <text:p>3331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321">
                <text:p>33320</text:p>
              </table:table-cell>
              <table:table-cell office:value-type="float" office:value="14">
                <text:p>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3328">
                <text:p>33330</text:p>
              </table:table-cell>
              <table:table-cell office:value-type="float" office:value="7">
                <text:p>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331">
                <text:p>33330</text:p>
              </table:table-cell>
              <table:table-cell office:value-type="float" office:value="3">
                <text:p>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3427">
                <text:p>33430</text:p>
              </table:table-cell>
              <table:table-cell office:value-type="float" office:value="96">
                <text:p>9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3428">
                <text:p>33430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428">
                <text:p>33430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428">
                <text:p>3343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429">
                <text:p>33430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429">
                <text:p>3343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3429">
                <text:p>3343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439">
                <text:p>33440</text:p>
              </table:table-cell>
              <table:table-cell office:value-type="float" office:value="9">
                <text:p>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3444">
                <text:p>33440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3469">
                <text:p>33470</text:p>
              </table:table-cell>
              <table:table-cell office:value-type="float" office:value="25">
                <text:p>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3469">
                <text:p>3347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3472">
                <text:p>33470</text:p>
              </table:table-cell>
              <table:table-cell office:value-type="float" office:value="3">
                <text:p>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481">
                <text:p>33480</text:p>
              </table:table-cell>
              <table:table-cell office:value-type="float" office:value="9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3511">
                <text:p>33510</text:p>
              </table:table-cell>
              <table:table-cell office:value-type="float" office:value="30">
                <text:p>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3511">
                <text:p>3351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3512">
                <text:p>33510</text:p>
              </table:table-cell>
              <table:table-cell office:value-type="float" office:value="1">
                <text:p>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3521">
                <text:p>33520</text:p>
              </table:table-cell>
              <table:table-cell office:value-type="float" office:value="9">
                <text:p>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3531">
                <text:p>33530</text:p>
              </table:table-cell>
              <table:table-cell office:value-type="float" office:value="10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3573">
                <text:p>33570</text:p>
              </table:table-cell>
              <table:table-cell office:value-type="float" office:value="42">
                <text:p>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3573">
                <text:p>33570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3574">
                <text:p>33570</text:p>
              </table:table-cell>
              <table:table-cell office:value-type="float" office:value="1">
                <text:p>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3574">
                <text:p>33570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581">
                <text:p>33580</text:p>
              </table:table-cell>
              <table:table-cell office:value-type="float" office:value="7">
                <text:p>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3624">
                <text:p>33620</text:p>
              </table:table-cell>
              <table:table-cell office:value-type="float" office:value="43">
                <text:p>4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624">
                <text:p>33620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625">
                <text:p>33630</text:p>
              </table:table-cell>
              <table:table-cell office:value-type="float" office:value="1">
                <text:p>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3625">
                <text:p>3363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3632">
                <text:p>33630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3677">
                <text:p>33680</text:p>
              </table:table-cell>
              <table:table-cell office:value-type="float" office:value="45">
                <text:p>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3678">
                <text:p>33680</text:p>
              </table:table-cell>
              <table:table-cell office:value-type="float" office:value="1">
                <text:p>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3679">
                <text:p>33680</text:p>
              </table:table-cell>
              <table:table-cell office:value-type="float" office:value="1">
                <text:p>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3680">
                <text:p>33680</text:p>
              </table:table-cell>
              <table:table-cell office:value-type="float" office:value="1">
                <text:p>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3692">
                <text:p>33690</text:p>
              </table:table-cell>
              <table:table-cell office:value-type="float" office:value="12">
                <text:p>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694">
                <text:p>33690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3723">
                <text:p>33720</text:p>
              </table:table-cell>
              <table:table-cell office:value-type="float" office:value="29">
                <text:p>2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3723">
                <text:p>3372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3723">
                <text:p>3372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3731">
                <text:p>33730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3755">
                <text:p>33760</text:p>
              </table:table-cell>
              <table:table-cell office:value-type="float" office:value="24">
                <text:p>2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3755">
                <text:p>3376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3761">
                <text:p>33760</text:p>
              </table:table-cell>
              <table:table-cell office:value-type="float" office:value="6">
                <text:p>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3786">
                <text:p>33790</text:p>
              </table:table-cell>
              <table:table-cell office:value-type="float" office:value="25">
                <text:p>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786">
                <text:p>3379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3791">
                <text:p>33790</text:p>
              </table:table-cell>
              <table:table-cell office:value-type="float" office:value="5">
                <text:p>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819">
                <text:p>33820</text:p>
              </table:table-cell>
              <table:table-cell office:value-type="float" office:value="28">
                <text:p>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3820">
                <text:p>33820</text:p>
              </table:table-cell>
              <table:table-cell office:value-type="float" office:value="1">
                <text:p>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3823">
                <text:p>33820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3866">
                <text:p>33870</text:p>
              </table:table-cell>
              <table:table-cell office:value-type="float" office:value="43">
                <text:p>4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3866">
                <text:p>3387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3866">
                <text:p>3387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3870">
                <text:p>33870</text:p>
              </table:table-cell>
              <table:table-cell office:value-type="float" office:value="4">
                <text:p>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3871">
                <text:p>3387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3881">
                <text:p>3388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911">
                <text:p>33910</text:p>
              </table:table-cell>
              <table:table-cell office:value-type="float" office:value="30">
                <text:p>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3911">
                <text:p>3391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3911">
                <text:p>3391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945">
                <text:p>33950</text:p>
              </table:table-cell>
              <table:table-cell office:value-type="float" office:value="34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3945">
                <text:p>3395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3946">
                <text:p>3395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951">
                <text:p>33950</text:p>
              </table:table-cell>
              <table:table-cell office:value-type="float" office:value="5">
                <text:p>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3961">
                <text:p>3396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3998">
                <text:p>34000</text:p>
              </table:table-cell>
              <table:table-cell office:value-type="float" office:value="37">
                <text:p>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3999">
                <text:p>3400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3999">
                <text:p>3400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004">
                <text:p>34000</text:p>
              </table:table-cell>
              <table:table-cell office:value-type="float" office:value="5">
                <text:p>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012">
                <text:p>34010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046">
                <text:p>34050</text:p>
              </table:table-cell>
              <table:table-cell office:value-type="float" office:value="34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048">
                <text:p>34050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051">
                <text:p>34050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061">
                <text:p>3406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104">
                <text:p>34100</text:p>
              </table:table-cell>
              <table:table-cell office:value-type="float" office:value="43">
                <text:p>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105">
                <text:p>3411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105">
                <text:p>3411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105">
                <text:p>3411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113">
                <text:p>34110</text:p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154">
                <text:p>34150</text:p>
              </table:table-cell>
              <table:table-cell office:value-type="float" office:value="41">
                <text:p>4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155">
                <text:p>34160</text:p>
              </table:table-cell>
              <table:table-cell office:value-type="float" office:value="1">
                <text:p>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155">
                <text:p>3416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155">
                <text:p>3416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165">
                <text:p>34170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204">
                <text:p>34200</text:p>
              </table:table-cell>
              <table:table-cell office:value-type="float" office:value="39">
                <text:p>3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204">
                <text:p>3420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205">
                <text:p>3421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205">
                <text:p>3421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232">
                <text:p>34230</text:p>
              </table:table-cell>
              <table:table-cell office:value-type="float" office:value="27">
                <text:p>2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232">
                <text:p>3423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233">
                <text:p>3423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241">
                <text:p>34240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273">
                <text:p>34270</text:p>
              </table:table-cell>
              <table:table-cell office:value-type="float" office:value="32">
                <text:p>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273">
                <text:p>3427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274">
                <text:p>3427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36">
                <text:p>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311">
                <text:p>3431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316">
                <text:p>34320</text:p>
              </table:table-cell>
              <table:table-cell office:value-type="float" office:value="5">
                <text:p>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322">
                <text:p>3432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366">
                <text:p>34370</text:p>
              </table:table-cell>
              <table:table-cell office:value-type="float" office:value="44">
                <text:p>4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367">
                <text:p>34370</text:p>
              </table:table-cell>
              <table:table-cell office:value-type="float" office:value="1">
                <text:p>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368">
                <text:p>3437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368">
                <text:p>3437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375">
                <text:p>34380</text:p>
              </table:table-cell>
              <table:table-cell office:value-type="float" office:value="7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25">
                <text:p>34430</text:p>
              </table:table-cell>
              <table:table-cell office:value-type="float" office:value="50">
                <text:p>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25">
                <text:p>3443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26">
                <text:p>3443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26">
                <text:p>3443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26">
                <text:p>3443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37">
                <text:p>34440</text:p>
              </table:table-cell>
              <table:table-cell office:value-type="float" office:value="11">
                <text:p>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2">
                <text:p>3444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94">
                <text:p>34490</text:p>
              </table:table-cell>
              <table:table-cell office:value-type="float" office:value="52">
                <text:p>5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94">
                <text:p>3449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4">
                <text:p>3449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95">
                <text:p>3450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5">
                <text:p>3450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07">
                <text:p>34510</text:p>
              </table:table-cell>
              <table:table-cell office:value-type="float" office:value="12">
                <text:p>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12">
                <text:p>3451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51">
                <text:p>34550</text:p>
              </table:table-cell>
              <table:table-cell office:value-type="float" office:value="39">
                <text:p>3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52">
                <text:p>3455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52">
                <text:p>345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53">
                <text:p>3455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62">
                <text:p>34560</text:p>
              </table:table-cell>
              <table:table-cell office:value-type="float" office:value="9">
                <text:p>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98">
                <text:p>34600</text:p>
              </table:table-cell>
              <table:table-cell office:value-type="float" office:value="36">
                <text:p>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98">
                <text:p>3460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98">
                <text:p>3460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604">
                <text:p>3460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612">
                <text:p>34610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649">
                <text:p>34650</text:p>
              </table:table-cell>
              <table:table-cell office:value-type="float" office:value="37">
                <text:p>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651">
                <text:p>3465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657">
                <text:p>34660</text:p>
              </table:table-cell>
              <table:table-cell office:value-type="float" office:value="6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662">
                <text:p>3466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44">
                <text:p>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706">
                <text:p>3471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712">
                <text:p>34710</text:p>
              </table:table-cell>
              <table:table-cell office:value-type="float" office:value="6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746">
                <text:p>34750</text:p>
              </table:table-cell>
              <table:table-cell office:value-type="float" office:value="34">
                <text:p>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747">
                <text:p>3475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747">
                <text:p>3475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752">
                <text:p>34750</text:p>
              </table:table-cell>
              <table:table-cell office:value-type="float" office:value="5">
                <text:p>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793">
                <text:p>34790</text:p>
              </table:table-cell>
              <table:table-cell office:value-type="float" office:value="41">
                <text:p>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794">
                <text:p>3479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794">
                <text:p>3479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794">
                <text:p>3479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805">
                <text:p>34810</text:p>
              </table:table-cell>
              <table:table-cell office:value-type="float" office:value="11">
                <text:p>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812">
                <text:p>34810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843">
                <text:p>34840</text:p>
              </table:table-cell>
              <table:table-cell office:value-type="float" office:value="31">
                <text:p>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844">
                <text:p>3484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844">
                <text:p>3484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886">
                <text:p>34890</text:p>
              </table:table-cell>
              <table:table-cell office:value-type="float" office:value="42">
                <text:p>4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886">
                <text:p>3489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886">
                <text:p>3489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892">
                <text:p>34890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919">
                <text:p>34920</text:p>
              </table:table-cell>
              <table:table-cell office:value-type="float" office:value="27">
                <text:p>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919">
                <text:p>3492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922">
                <text:p>34920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956">
                <text:p>34960</text:p>
              </table:table-cell>
              <table:table-cell office:value-type="float" office:value="34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956">
                <text:p>349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956">
                <text:p>3496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962">
                <text:p>34960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989">
                <text:p>34990</text:p>
              </table:table-cell>
              <table:table-cell office:value-type="float" office:value="27">
                <text:p>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989">
                <text:p>3499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994">
                <text:p>34990</text:p>
              </table:table-cell>
              <table:table-cell office:value-type="float" office:value="5">
                <text:p>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5028">
                <text:p>35030</text:p>
              </table:table-cell>
              <table:table-cell office:value-type="float" office:value="34">
                <text:p>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028">
                <text:p>3503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5028">
                <text:p>3503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5032">
                <text:p>35030</text:p>
              </table:table-cell>
              <table:table-cell office:value-type="float" office:value="4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5042">
                <text:p>35040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94">
                <text:p>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5136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5137">
                <text:p>3514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137">
                <text:p>3514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5152">
                <text:p>35150</text:p>
              </table:table-cell>
              <table:table-cell office:value-type="float" office:value="15">
                <text:p>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5153">
                <text:p>3515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5199">
                <text:p>35200</text:p>
              </table:table-cell>
              <table:table-cell office:value-type="float" office:value="46">
                <text:p>4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5199">
                <text:p>3520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5311">
                <text:p>35310</text:p>
              </table:table-cell>
              <table:table-cell office:value-type="float" office:value="111">
                <text:p>1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5489">
                <text:p>35490</text:p>
              </table:table-cell>
              <table:table-cell office:value-type="float" office:value="178">
                <text:p>1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5670">
                <text:p>35670</text:p>
              </table:table-cell>
              <table:table-cell office:value-type="float" office:value="181">
                <text:p>18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5851">
                <text:p>35850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6030">
                <text:p>36030</text:p>
              </table:table-cell>
              <table:table-cell office:value-type="float" office:value="179">
                <text:p>1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6210">
                <text:p>36210</text:p>
              </table:table-cell>
              <table:table-cell office:value-type="float" office:value="180">
                <text:p>1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6391">
                <text:p>36390</text:p>
              </table:table-cell>
              <table:table-cell office:value-type="float" office:value="181">
                <text:p>1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6571">
                <text:p>36570</text:p>
              </table:table-cell>
              <table:table-cell office:value-type="float" office:value="180">
                <text:p>1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6752">
                <text:p>36750</text:p>
              </table:table-cell>
              <table:table-cell office:value-type="float" office:value="181">
                <text:p>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6931">
                <text:p>36930</text:p>
              </table:table-cell>
              <table:table-cell office:value-type="float" office:value="179">
                <text:p>1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7125">
                <text:p>37130</text:p>
              </table:table-cell>
              <table:table-cell office:value-type="float" office:value="194">
                <text:p>1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7291">
                <text:p>37290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473">
                <text:p>374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670">
                <text:p>37670</text:p>
              </table:table-cell>
              <table:table-cell office:value-type="float" office:value="197">
                <text:p>1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832">
                <text:p>37830</text:p>
              </table:table-cell>
              <table:table-cell office:value-type="float" office:value="162">
                <text:p>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012">
                <text:p>380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192">
                <text:p>381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373">
                <text:p>383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554">
                <text:p>385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734">
                <text:p>387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8916">
                <text:p>389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093">
                <text:p>3909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273">
                <text:p>392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454">
                <text:p>394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636">
                <text:p>396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174">
                <text:p>401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293">
                <text:p>40290</text:p>
              </table:table-cell>
              <table:table-cell office:value-type="float" office:value="119">
                <text:p>1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325">
                <text:p>4033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332">
                <text:p>403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339">
                <text:p>4034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370">
                <text:p>40370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370">
                <text:p>403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372">
                <text:p>4037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384">
                <text:p>4038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389">
                <text:p>4039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427">
                <text:p>40430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0428">
                <text:p>4043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0429">
                <text:p>4043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430">
                <text:p>4043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440">
                <text:p>4044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486">
                <text:p>40490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487">
                <text:p>4049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488">
                <text:p>4049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0488">
                <text:p>4049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0514">
                <text:p>4051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546">
                <text:p>4055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0546">
                <text:p>4055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555">
                <text:p>4056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559">
                <text:p>40560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583">
                <text:p>40580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0583">
                <text:p>4058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592">
                <text:p>4059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621">
                <text:p>406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621">
                <text:p>4062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629">
                <text:p>40630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0648">
                <text:p>40650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652">
                <text:p>40650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659">
                <text:p>40660</text:p>
              </table:table-cell>
              <table:table-cell office:value-type="float" office:value="7">
                <text:p>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682">
                <text:p>40680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0683">
                <text:p>40680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689">
                <text:p>4069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0860">
                <text:p>40860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0861">
                <text:p>4086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0862">
                <text:p>40860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865">
                <text:p>4087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875">
                <text:p>4088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879">
                <text:p>40880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0898">
                <text:p>4090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0901">
                <text:p>40900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931">
                <text:p>4093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932">
                <text:p>40930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0939">
                <text:p>40940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967">
                <text:p>4097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0967">
                <text:p>4097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0971">
                <text:p>4097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79">
                <text:p>40980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008">
                <text:p>4101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009">
                <text:p>41010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014">
                <text:p>41010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019">
                <text:p>41020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029">
                <text:p>41030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053">
                <text:p>4105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054">
                <text:p>41050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109">
                <text:p>4111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125">
                <text:p>41130</text:p>
              </table:table-cell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125">
                <text:p>4113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161">
                <text:p>4116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162">
                <text:p>4116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162">
                <text:p>4116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164">
                <text:p>41160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169">
                <text:p>41170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179">
                <text:p>41180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202">
                <text:p>41200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202">
                <text:p>4120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209">
                <text:p>41210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241">
                <text:p>41240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242">
                <text:p>4124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265">
                <text:p>41270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265">
                <text:p>4127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269">
                <text:p>41270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9">
                <text:p>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10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33">
                <text:p>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346">
                <text:p>4135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382">
                <text:p>41380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9">
                <text:p>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439">
                <text:p>41440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439">
                <text:p>4144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32">
                <text:p>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472">
                <text:p>4147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33">
                <text:p>3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09">
                <text:p>41510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536">
                <text:p>41540</text:p>
              </table:table-cell>
              <table:table-cell office:value-type="float" office:value="27">
                <text:p>2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29">
                <text:p>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">
                <text:p>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2">
                <text:p>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657">
                <text:p>41660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4">
                <text:p>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31">
                <text:p>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6">
                <text:p>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741">
                <text:p>41740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742">
                <text:p>41740</text:p>
              </table:table-cell>
              <table:table-cell office:value-type="float" office:value="1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0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784">
                <text:p>41780</text:p>
              </table:table-cell>
              <table:table-cell office:value-type="float" office:value="24">
                <text:p>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785">
                <text:p>41790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845">
                <text:p>41850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846">
                <text:p>41850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846">
                <text:p>4185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847">
                <text:p>41850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847">
                <text:p>4185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848">
                <text:p>41850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">
                <text:p>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">
                <text:p>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7">
                <text:p>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1">
                <text:p>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1">
                <text:p>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10">
                <text:p>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10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9">
                <text:p>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5">
                <text:p>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23">
                <text:p>2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25">
                <text:p>2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1">
                <text:p>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7">
                <text:p>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41">
                <text:p>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1">
                <text:p>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8">
                <text:p>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182">
                <text:p>42180</text:p>
              </table:table-cell>
              <table:table-cell office:value-type="float" office:value="39">
                <text:p>3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192">
                <text:p>42190</text:p>
              </table:table-cell>
              <table:table-cell office:value-type="float" office:value="9">
                <text:p>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33">
                <text:p>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5">
                <text:p>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0">
                <text:p>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39">
                <text:p>3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">
                <text:p>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31">
                <text:p>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36">
                <text:p>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38">
                <text:p>3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408">
                <text:p>4241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409">
                <text:p>4241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414">
                <text:p>4241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48">
                <text:p>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468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469">
                <text:p>4247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478">
                <text:p>42480</text:p>
              </table:table-cell>
              <table:table-cell office:value-type="float" office:value="9">
                <text:p>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481">
                <text:p>42480</text:p>
              </table:table-cell>
              <table:table-cell office:value-type="float" office:value="3">
                <text:p>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544">
                <text:p>42540</text:p>
              </table:table-cell>
              <table:table-cell office:value-type="float" office:value="53">
                <text:p>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545">
                <text:p>4255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548">
                <text:p>42550</text:p>
              </table:table-cell>
              <table:table-cell office:value-type="float" office:value="3">
                <text:p>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553">
                <text:p>42550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554">
                <text:p>4255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574">
                <text:p>42570</text:p>
              </table:table-cell>
              <table:table-cell office:value-type="float" office:value="20">
                <text:p>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575">
                <text:p>4258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581">
                <text:p>4258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646">
                <text:p>42650</text:p>
              </table:table-cell>
              <table:table-cell office:value-type="float" office:value="65">
                <text:p>6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646">
                <text:p>4265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647">
                <text:p>4265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648">
                <text:p>4265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649">
                <text:p>4265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664">
                <text:p>42660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664">
                <text:p>426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671">
                <text:p>42670</text:p>
              </table:table-cell>
              <table:table-cell office:value-type="float" office:value="7">
                <text:p>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729">
                <text:p>42730</text:p>
              </table:table-cell>
              <table:table-cell office:value-type="float" office:value="58">
                <text:p>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730">
                <text:p>42730</text:p>
              </table:table-cell>
              <table:table-cell office:value-type="float" office:value="1">
                <text:p>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731">
                <text:p>4273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732">
                <text:p>4273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732">
                <text:p>4273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733">
                <text:p>4273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748">
                <text:p>42750</text:p>
              </table:table-cell>
              <table:table-cell office:value-type="float" office:value="15">
                <text:p>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754">
                <text:p>4275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804">
                <text:p>42800</text:p>
              </table:table-cell>
              <table:table-cell office:value-type="float" office:value="50">
                <text:p>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805">
                <text:p>4281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814">
                <text:p>42810</text:p>
              </table:table-cell>
              <table:table-cell office:value-type="float" office:value="9">
                <text:p>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821">
                <text:p>42820</text:p>
              </table:table-cell>
              <table:table-cell office:value-type="float" office:value="7">
                <text:p>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869">
                <text:p>42870</text:p>
              </table:table-cell>
              <table:table-cell office:value-type="float" office:value="48">
                <text:p>4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871">
                <text:p>4287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871">
                <text:p>4287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878">
                <text:p>42880</text:p>
              </table:table-cell>
              <table:table-cell office:value-type="float" office:value="7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881">
                <text:p>42880</text:p>
              </table:table-cell>
              <table:table-cell office:value-type="float" office:value="3">
                <text:p>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891">
                <text:p>4289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933">
                <text:p>42930</text:p>
              </table:table-cell>
              <table:table-cell office:value-type="float" office:value="42">
                <text:p>4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933">
                <text:p>4293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934">
                <text:p>4293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935">
                <text:p>4294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944">
                <text:p>42940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952">
                <text:p>42950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43">
                <text:p>43040</text:p>
              </table:table-cell>
              <table:table-cell office:value-type="float" office:value="91">
                <text:p>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43">
                <text:p>4304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1">
                <text:p>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044">
                <text:p>4304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45">
                <text:p>4305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45">
                <text:p>4305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057">
                <text:p>43060</text:p>
              </table:table-cell>
              <table:table-cell office:value-type="float" office:value="12">
                <text:p>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46">
                <text:p>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103">
                <text:p>4310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104">
                <text:p>4310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04">
                <text:p>4310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116">
                <text:p>43120</text:p>
              </table:table-cell>
              <table:table-cell office:value-type="float" office:value="12">
                <text:p>1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121">
                <text:p>4312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158">
                <text:p>43160</text:p>
              </table:table-cell>
              <table:table-cell office:value-type="float" office:value="37">
                <text:p>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158">
                <text:p>4316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158">
                <text:p>4316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61">
                <text:p>43160</text:p>
              </table:table-cell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75">
                <text:p>43180</text:p>
              </table:table-cell>
              <table:table-cell office:value-type="float" office:value="14">
                <text:p>1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209">
                <text:p>43210</text:p>
              </table:table-cell>
              <table:table-cell office:value-type="float" office:value="34">
                <text:p>3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209">
                <text:p>4321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214">
                <text:p>43210</text:p>
              </table:table-cell>
              <table:table-cell office:value-type="float" office:value="4">
                <text:p>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7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262">
                <text:p>43260</text:p>
              </table:table-cell>
              <table:table-cell office:value-type="float" office:value="41">
                <text:p>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263">
                <text:p>4326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263">
                <text:p>432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263">
                <text:p>4326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271">
                <text:p>43270</text:p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304">
                <text:p>43300</text:p>
              </table:table-cell>
              <table:table-cell office:value-type="float" office:value="33">
                <text:p>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304">
                <text:p>4330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304">
                <text:p>4330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311">
                <text:p>43310</text:p>
              </table:table-cell>
              <table:table-cell office:value-type="float" office:value="7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321">
                <text:p>4332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351">
                <text:p>43350</text:p>
              </table:table-cell>
              <table:table-cell office:value-type="float" office:value="30">
                <text:p>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351">
                <text:p>4335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354">
                <text:p>43350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386">
                <text:p>43390</text:p>
              </table:table-cell>
              <table:table-cell office:value-type="float" office:value="32">
                <text:p>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387">
                <text:p>4339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387">
                <text:p>4339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392">
                <text:p>43390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401">
                <text:p>43400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431">
                <text:p>43430</text:p>
              </table:table-cell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431">
                <text:p>4343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431">
                <text:p>4343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471">
                <text:p>43470</text:p>
              </table:table-cell>
              <table:table-cell office:value-type="float" office:value="40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471">
                <text:p>4347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471">
                <text:p>4347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477">
                <text:p>43480</text:p>
              </table:table-cell>
              <table:table-cell office:value-type="float" office:value="6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482">
                <text:p>4348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521">
                <text:p>43520</text:p>
              </table:table-cell>
              <table:table-cell office:value-type="float" office:value="39">
                <text:p>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521">
                <text:p>4352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521">
                <text:p>4352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526">
                <text:p>4353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534">
                <text:p>43530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573">
                <text:p>43570</text:p>
              </table:table-cell>
              <table:table-cell office:value-type="float" office:value="39">
                <text:p>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573">
                <text:p>4357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574">
                <text:p>4357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574">
                <text:p>4357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582">
                <text:p>43580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642">
                <text:p>43640</text:p>
              </table:table-cell>
              <table:table-cell office:value-type="float" office:value="60">
                <text:p>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643">
                <text:p>4364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37">
                <text:p>13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89">
                <text:p>18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71">
                <text:p>1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319">
                <text:p>44320</text:p>
              </table:table-cell>
              <table:table-cell office:value-type="float" office:value="179">
                <text:p>17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499">
                <text:p>44500</text:p>
              </table:table-cell>
              <table:table-cell office:value-type="float" office:value="180">
                <text:p>1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683">
                <text:p>44680</text:p>
              </table:table-cell>
              <table:table-cell office:value-type="float" office:value="184">
                <text:p>1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861">
                <text:p>44860</text:p>
              </table:table-cell>
              <table:table-cell office:value-type="float" office:value="178">
                <text:p>1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179">
                <text:p>1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5581">
                <text:p>45580</text:p>
              </table:table-cell>
              <table:table-cell office:value-type="float" office:value="181">
                <text:p>1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762">
                <text:p>457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941">
                <text:p>459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132">
                <text:p>46130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303">
                <text:p>4630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481">
                <text:p>4648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662">
                <text:p>466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843">
                <text:p>468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023">
                <text:p>470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203">
                <text:p>472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383">
                <text:p>4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63">
                <text:p>475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743">
                <text:p>47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923">
                <text:p>479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114">
                <text:p>48110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283">
                <text:p>48280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463">
                <text:p>48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674">
                <text:p>48670</text:p>
              </table:table-cell>
              <table:table-cell office:value-type="float" office:value="211">
                <text:p>2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762">
                <text:p>4876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768">
                <text:p>4877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8803">
                <text:p>48800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804">
                <text:p>4880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805">
                <text:p>4881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820">
                <text:p>4882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8825">
                <text:p>4883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833">
                <text:p>4883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853">
                <text:p>4885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854">
                <text:p>4885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8858">
                <text:p>4886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8877">
                <text:p>48880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8881">
                <text:p>4888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8888">
                <text:p>4889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911">
                <text:p>4891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8912">
                <text:p>4891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8918">
                <text:p>48920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8940">
                <text:p>4894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8941">
                <text:p>4894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8948">
                <text:p>4895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8958">
                <text:p>4896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8973">
                <text:p>48970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8979">
                <text:p>48980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8988">
                <text:p>4899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9005">
                <text:p>49010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9008">
                <text:p>4901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029">
                <text:p>49030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9029">
                <text:p>4903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9038">
                <text:p>4904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9058">
                <text:p>49060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9064">
                <text:p>4906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9072">
                <text:p>4907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123">
                <text:p>1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9195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9196">
                <text:p>49200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196">
                <text:p>4920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9208">
                <text:p>49210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9208">
                <text:p>4921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9218">
                <text:p>49220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9237">
                <text:p>49240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9241">
                <text:p>49240</text:p>
              </table:table-cell>
              <table:table-cell office:value-type="float" office:value="4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9256">
                <text:p>4926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9258">
                <text:p>49260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9268">
                <text:p>4927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9288">
                <text:p>4929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9288">
                <text:p>4929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9301">
                <text:p>49300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9323">
                <text:p>4932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9323">
                <text:p>4932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9328">
                <text:p>4933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9338">
                <text:p>49340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9365">
                <text:p>4937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9365">
                <text:p>493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9372">
                <text:p>49370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9398">
                <text:p>4940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9398">
                <text:p>4940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399">
                <text:p>49400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9428">
                <text:p>4943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9428">
                <text:p>4943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9429">
                <text:p>49430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9438">
                <text:p>49440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9458">
                <text:p>4946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9459">
                <text:p>49460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9468">
                <text:p>49470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9493">
                <text:p>4949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9494">
                <text:p>49490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9498">
                <text:p>49500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9528">
                <text:p>49530</text:p>
              </table:table-cell>
              <table:table-cell office:value-type="float" office:value="30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9529">
                <text:p>49530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9529">
                <text:p>4953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9561">
                <text:p>49560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9561">
                <text:p>4956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9562">
                <text:p>49560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9569">
                <text:p>49570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9596">
                <text:p>4960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9597">
                <text:p>49600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9639">
                <text:p>49640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9641">
                <text:p>4964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9642">
                <text:p>49640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9643">
                <text:p>49640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651">
                <text:p>49650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9697">
                <text:p>49700</text:p>
              </table:table-cell>
              <table:table-cell office:value-type="float" office:value="46">
                <text:p>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9698">
                <text:p>49700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9698">
                <text:p>4970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9699">
                <text:p>4970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9699">
                <text:p>497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769">
                <text:p>4977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9781">
                <text:p>49780</text:p>
              </table:table-cell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9788">
                <text:p>49790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9814">
                <text:p>49810</text:p>
              </table:table-cell>
              <table:table-cell office:value-type="float" office:value="26">
                <text:p>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9814">
                <text:p>4981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9818">
                <text:p>49820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9846">
                <text:p>49850</text:p>
              </table:table-cell>
              <table:table-cell office:value-type="float" office:value="28">
                <text:p>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9846">
                <text:p>4985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9851">
                <text:p>49850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9879">
                <text:p>49880</text:p>
              </table:table-cell>
              <table:table-cell office:value-type="float" office:value="28">
                <text:p>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9880">
                <text:p>49880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9880">
                <text:p>4988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9889">
                <text:p>49890</text:p>
              </table:table-cell>
              <table:table-cell office:value-type="float" office:value="9">
                <text:p>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9917">
                <text:p>49920</text:p>
              </table:table-cell>
              <table:table-cell office:value-type="float" office:value="28">
                <text:p>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9917">
                <text:p>4992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9920">
                <text:p>49920</text:p>
              </table:table-cell>
              <table:table-cell office:value-type="float" office:value="3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9947">
                <text:p>49950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9948">
                <text:p>49950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9954">
                <text:p>49950</text:p>
              </table:table-cell>
              <table:table-cell office:value-type="float" office:value="6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9984">
                <text:p>49980</text:p>
              </table:table-cell>
              <table:table-cell office:value-type="float" office:value="30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9985">
                <text:p>49990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9985">
                <text:p>4999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9994">
                <text:p>49990</text:p>
              </table:table-cell>
              <table:table-cell office:value-type="float" office:value="9">
                <text:p>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9999">
                <text:p>50000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0033">
                <text:p>50030</text:p>
              </table:table-cell>
              <table:table-cell office:value-type="float" office:value="34">
                <text:p>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50033">
                <text:p>5003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0034">
                <text:p>50030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50041">
                <text:p>50040</text:p>
              </table:table-cell>
              <table:table-cell office:value-type="float" office:value="7">
                <text:p>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50093">
                <text:p>50090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0095">
                <text:p>50100</text:p>
              </table:table-cell>
              <table:table-cell office:value-type="float" office:value="2">
                <text:p>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0096">
                <text:p>50100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0097">
                <text:p>50100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0098">
                <text:p>50100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50101">
                <text:p>50100</text:p>
              </table:table-cell>
              <table:table-cell office:value-type="float" office:value="3">
                <text:p>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0134">
                <text:p>50130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0135">
                <text:p>50140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0137">
                <text:p>5014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0153">
                <text:p>50150</text:p>
              </table:table-cell>
              <table:table-cell office:value-type="float" office:value="16">
                <text:p>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0153">
                <text:p>5015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0179">
                <text:p>50180</text:p>
              </table:table-cell>
              <table:table-cell office:value-type="float" office:value="26">
                <text:p>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0180">
                <text:p>50180</text:p>
              </table:table-cell>
              <table:table-cell office:value-type="float" office:value="1">
                <text:p>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0180">
                <text:p>50180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50206">
                <text:p>50210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50206">
                <text:p>50210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0209">
                <text:p>50210</text:p>
              </table:table-cell>
              <table:table-cell office:value-type="float" office:value="3">
                <text:p>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0219">
                <text:p>50220</text:p>
              </table:table-cell>
              <table:table-cell office:value-type="float" office:value="10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0239">
                <text:p>50240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0240">
                <text:p>50240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0249">
                <text:p>50250</text:p>
              </table:table-cell>
              <table:table-cell office:value-type="float" office:value="9">
                <text:p>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0281">
                <text:p>50280</text:p>
              </table:table-cell>
              <table:table-cell office:value-type="float" office:value="32">
                <text:p>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50282">
                <text:p>50280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0282">
                <text:p>5028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0311">
                <text:p>50310</text:p>
              </table:table-cell>
              <table:table-cell office:value-type="float" office:value="29">
                <text:p>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0311">
                <text:p>5031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50311">
                <text:p>5031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0345">
                <text:p>50350</text:p>
              </table:table-cell>
              <table:table-cell office:value-type="float" office:value="34">
                <text:p>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0345">
                <text:p>5035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50345">
                <text:p>5035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0349">
                <text:p>50350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0380">
                <text:p>50380</text:p>
              </table:table-cell>
              <table:table-cell office:value-type="float" office:value="31">
                <text:p>3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0381">
                <text:p>50380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0387">
                <text:p>50390</text:p>
              </table:table-cell>
              <table:table-cell office:value-type="float" office:value="6">
                <text:p>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0408">
                <text:p>50410</text:p>
              </table:table-cell>
              <table:table-cell office:value-type="float" office:value="21">
                <text:p>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0409">
                <text:p>50410</text:p>
              </table:table-cell>
              <table:table-cell office:value-type="float" office:value="1">
                <text:p>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0412">
                <text:p>50410</text:p>
              </table:table-cell>
              <table:table-cell office:value-type="float" office:value="3">
                <text:p>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0441">
                <text:p>50440</text:p>
              </table:table-cell>
              <table:table-cell office:value-type="float" office:value="29">
                <text:p>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0448">
                <text:p>50450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450">
                <text:p>50450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479">
                <text:p>50480</text:p>
              </table:table-cell>
              <table:table-cell office:value-type="float" office:value="29">
                <text:p>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0479">
                <text:p>5048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0480">
                <text:p>50480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0515">
                <text:p>50520</text:p>
              </table:table-cell>
              <table:table-cell office:value-type="float" office:value="35">
                <text:p>3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0515">
                <text:p>5052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0516">
                <text:p>50520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0524">
                <text:p>50520</text:p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0529">
                <text:p>50530</text:p>
              </table:table-cell>
              <table:table-cell office:value-type="float" office:value="5">
                <text:p>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0566">
                <text:p>50570</text:p>
              </table:table-cell>
              <table:table-cell office:value-type="float" office:value="37">
                <text:p>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0566">
                <text:p>50570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0567">
                <text:p>50570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573">
                <text:p>50570</text:p>
              </table:table-cell>
              <table:table-cell office:value-type="float" office:value="6">
                <text:p>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0580">
                <text:p>50580</text:p>
              </table:table-cell>
              <table:table-cell office:value-type="float" office:value="7">
                <text:p>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0656">
                <text:p>50660</text:p>
              </table:table-cell>
              <table:table-cell office:value-type="float" office:value="76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0656">
                <text:p>50660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0657">
                <text:p>50660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0657">
                <text:p>5066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50657">
                <text:p>5066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0658">
                <text:p>50660</text:p>
              </table:table-cell>
              <table:table-cell office:value-type="float" office:value="1">
                <text:p>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0658">
                <text:p>5066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50668">
                <text:p>50670</text:p>
              </table:table-cell>
              <table:table-cell office:value-type="float" office:value="10">
                <text:p>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0669">
                <text:p>50670</text:p>
              </table:table-cell>
              <table:table-cell office:value-type="float" office:value="1">
                <text:p>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0744">
                <text:p>50740</text:p>
              </table:table-cell>
              <table:table-cell office:value-type="float" office:value="75">
                <text:p>7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0744">
                <text:p>5074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0744">
                <text:p>5074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0745">
                <text:p>50750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0745">
                <text:p>5075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746">
                <text:p>5075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746">
                <text:p>5075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754">
                <text:p>50750</text:p>
              </table:table-cell>
              <table:table-cell office:value-type="float" office:value="8">
                <text:p>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760">
                <text:p>5076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770">
                <text:p>5077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813">
                <text:p>50810</text:p>
              </table:table-cell>
              <table:table-cell office:value-type="float" office:value="43">
                <text:p>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814">
                <text:p>5081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814">
                <text:p>5081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814">
                <text:p>5081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824">
                <text:p>5082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830">
                <text:p>5083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885">
                <text:p>50890</text:p>
              </table:table-cell>
              <table:table-cell office:value-type="float" office:value="55">
                <text:p>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0885">
                <text:p>5089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0885">
                <text:p>5089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886">
                <text:p>5089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886">
                <text:p>5089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896">
                <text:p>5090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900">
                <text:p>50900</text:p>
              </table:table-cell>
              <table:table-cell office:value-type="float" office:value="4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933">
                <text:p>50930</text:p>
              </table:table-cell>
              <table:table-cell office:value-type="float" office:value="33">
                <text:p>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933">
                <text:p>5093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934">
                <text:p>50930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940">
                <text:p>5094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0950">
                <text:p>5095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0984">
                <text:p>50980</text:p>
              </table:table-cell>
              <table:table-cell office:value-type="float" office:value="34">
                <text:p>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0985">
                <text:p>5099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991">
                <text:p>50990</text:p>
              </table:table-cell>
              <table:table-cell office:value-type="float" office:value="6">
                <text:p>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992">
                <text:p>5099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8">
                <text:p>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036">
                <text:p>51040</text:p>
              </table:table-cell>
              <table:table-cell office:value-type="float" office:value="36">
                <text:p>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037">
                <text:p>5104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037">
                <text:p>5104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044">
                <text:p>51040</text:p>
              </table:table-cell>
              <table:table-cell office:value-type="float" office:value="7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050">
                <text:p>5105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098">
                <text:p>51100</text:p>
              </table:table-cell>
              <table:table-cell office:value-type="float" office:value="48">
                <text:p>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099">
                <text:p>5110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099">
                <text:p>5110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112">
                <text:p>51110</text:p>
              </table:table-cell>
              <table:table-cell office:value-type="float" office:value="12">
                <text:p>1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1113">
                <text:p>51110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1177">
                <text:p>51180</text:p>
              </table:table-cell>
              <table:table-cell office:value-type="float" office:value="64">
                <text:p>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1178">
                <text:p>51180</text:p>
              </table:table-cell>
              <table:table-cell office:value-type="float" office:value="1">
                <text:p>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1178">
                <text:p>5118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51178">
                <text:p>5118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1179">
                <text:p>51180</text:p>
              </table:table-cell>
              <table:table-cell office:value-type="float" office:value="1">
                <text:p>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51179">
                <text:p>51180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51194">
                <text:p>51190</text:p>
              </table:table-cell>
              <table:table-cell office:value-type="float" office:value="15">
                <text:p>1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51195">
                <text:p>5120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201">
                <text:p>5120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236">
                <text:p>51240</text:p>
              </table:table-cell>
              <table:table-cell office:value-type="float" office:value="35">
                <text:p>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237">
                <text:p>51240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241">
                <text:p>51240</text:p>
              </table:table-cell>
              <table:table-cell office:value-type="float" office:value="4">
                <text:p>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250">
                <text:p>51250</text:p>
              </table:table-cell>
              <table:table-cell office:value-type="float" office:value="9">
                <text:p>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284">
                <text:p>51280</text:p>
              </table:table-cell>
              <table:table-cell office:value-type="float" office:value="34">
                <text:p>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284">
                <text:p>5128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284">
                <text:p>5128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290">
                <text:p>51290</text:p>
              </table:table-cell>
              <table:table-cell office:value-type="float" office:value="6">
                <text:p>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300">
                <text:p>51300</text:p>
              </table:table-cell>
              <table:table-cell office:value-type="float" office:value="10">
                <text:p>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333">
                <text:p>51330</text:p>
              </table:table-cell>
              <table:table-cell office:value-type="float" office:value="33">
                <text:p>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1333">
                <text:p>5133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333">
                <text:p>5133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346">
                <text:p>51350</text:p>
              </table:table-cell>
              <table:table-cell office:value-type="float" office:value="13">
                <text:p>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350">
                <text:p>51350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384">
                <text:p>51380</text:p>
              </table:table-cell>
              <table:table-cell office:value-type="float" office:value="34">
                <text:p>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384">
                <text:p>5138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385">
                <text:p>5139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390">
                <text:p>51390</text:p>
              </table:table-cell>
              <table:table-cell office:value-type="float" office:value="5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443">
                <text:p>51440</text:p>
              </table:table-cell>
              <table:table-cell office:value-type="float" office:value="53">
                <text:p>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444">
                <text:p>5144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450">
                <text:p>51450</text:p>
              </table:table-cell>
              <table:table-cell office:value-type="float" office:value="6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486">
                <text:p>51490</text:p>
              </table:table-cell>
              <table:table-cell office:value-type="float" office:value="36">
                <text:p>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486">
                <text:p>5149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486">
                <text:p>5149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490">
                <text:p>51490</text:p>
              </table:table-cell>
              <table:table-cell office:value-type="float" office:value="4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10">
                <text:p>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524">
                <text:p>51520</text:p>
              </table:table-cell>
              <table:table-cell office:value-type="float" office:value="24">
                <text:p>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526">
                <text:p>51530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530">
                <text:p>51530</text:p>
              </table:table-cell>
              <table:table-cell office:value-type="float" office:value="4">
                <text:p>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562">
                <text:p>51560</text:p>
              </table:table-cell>
              <table:table-cell office:value-type="float" office:value="32">
                <text:p>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1563">
                <text:p>5156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563">
                <text:p>5156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599">
                <text:p>51600</text:p>
              </table:table-cell>
              <table:table-cell office:value-type="float" office:value="36">
                <text:p>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1599">
                <text:p>5160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599">
                <text:p>5160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603">
                <text:p>51600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610">
                <text:p>51610</text:p>
              </table:table-cell>
              <table:table-cell office:value-type="float" office:value="7">
                <text:p>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656">
                <text:p>51660</text:p>
              </table:table-cell>
              <table:table-cell office:value-type="float" office:value="46">
                <text:p>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1657">
                <text:p>5166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657">
                <text:p>5166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657">
                <text:p>516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41">
                <text:p>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698">
                <text:p>5170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724">
                <text:p>51720</text:p>
              </table:table-cell>
              <table:table-cell office:value-type="float" office:value="26">
                <text:p>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724">
                <text:p>5172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724">
                <text:p>5172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730">
                <text:p>51730</text:p>
              </table:table-cell>
              <table:table-cell office:value-type="float" office:value="6">
                <text:p>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1754">
                <text:p>51750</text:p>
              </table:table-cell>
              <table:table-cell office:value-type="float" office:value="24">
                <text:p>2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1754">
                <text:p>51750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51763">
                <text:p>51760</text:p>
              </table:table-cell>
              <table:table-cell office:value-type="float" office:value="9">
                <text:p>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1787">
                <text:p>51790</text:p>
              </table:table-cell>
              <table:table-cell office:value-type="float" office:value="24">
                <text:p>2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787">
                <text:p>5179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790">
                <text:p>51790</text:p>
              </table:table-cell>
              <table:table-cell office:value-type="float" office:value="3">
                <text:p>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821">
                <text:p>51820</text:p>
              </table:table-cell>
              <table:table-cell office:value-type="float" office:value="21">
                <text:p>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823">
                <text:p>51820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830">
                <text:p>51830</text:p>
              </table:table-cell>
              <table:table-cell office:value-type="float" office:value="7">
                <text:p>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855">
                <text:p>51860</text:p>
              </table:table-cell>
              <table:table-cell office:value-type="float" office:value="25">
                <text:p>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855">
                <text:p>518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861">
                <text:p>51860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898">
                <text:p>51900</text:p>
              </table:table-cell>
              <table:table-cell office:value-type="float" office:value="37">
                <text:p>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898">
                <text:p>5190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899">
                <text:p>51900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909">
                <text:p>51910</text:p>
              </table:table-cell>
              <table:table-cell office:value-type="float" office:value="10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915">
                <text:p>51920</text:p>
              </table:table-cell>
              <table:table-cell office:value-type="float" office:value="6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1956">
                <text:p>51960</text:p>
              </table:table-cell>
              <table:table-cell office:value-type="float" office:value="41">
                <text:p>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1957">
                <text:p>51960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957">
                <text:p>5196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957">
                <text:p>5196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1961">
                <text:p>51960</text:p>
              </table:table-cell>
              <table:table-cell office:value-type="float" office:value="4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1996">
                <text:p>52000</text:p>
              </table:table-cell>
              <table:table-cell office:value-type="float" office:value="35">
                <text:p>3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996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1996">
                <text:p>5200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2023">
                <text:p>52020</text:p>
              </table:table-cell>
              <table:table-cell office:value-type="float" office:value="27">
                <text:p>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2023">
                <text:p>5202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2023">
                <text:p>5202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2031">
                <text:p>52030</text:p>
              </table:table-cell>
              <table:table-cell office:value-type="float" office:value="8">
                <text:p>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2053">
                <text:p>52050</text:p>
              </table:table-cell>
              <table:table-cell office:value-type="float" office:value="22">
                <text:p>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2053">
                <text:p>520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2096">
                <text:p>52100</text:p>
              </table:table-cell>
              <table:table-cell office:value-type="float" office:value="43">
                <text:p>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2096">
                <text:p>5210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2249">
                <text:p>52250</text:p>
              </table:table-cell>
              <table:table-cell office:value-type="float" office:value="153">
                <text:p>15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2432">
                <text:p>5243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2608">
                <text:p>52610</text:p>
              </table:table-cell>
              <table:table-cell office:value-type="float" office:value="176">
                <text:p>1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2789">
                <text:p>52790</text:p>
              </table:table-cell>
              <table:table-cell office:value-type="float" office:value="181">
                <text:p>1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2972">
                <text:p>52970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3148">
                <text:p>53150</text:p>
              </table:table-cell>
              <table:table-cell office:value-type="float" office:value="176">
                <text:p>1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53329">
                <text:p>53330</text:p>
              </table:table-cell>
              <table:table-cell office:value-type="float" office:value="181">
                <text:p>1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3510">
                <text:p>53510</text:p>
              </table:table-cell>
              <table:table-cell office:value-type="float" office:value="181">
                <text:p>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3689">
                <text:p>53690</text:p>
              </table:table-cell>
              <table:table-cell office:value-type="float" office:value="179">
                <text:p>1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3874">
                <text:p>53870</text:p>
              </table:table-cell>
              <table:table-cell office:value-type="float" office:value="185">
                <text:p>1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4051">
                <text:p>54050</text:p>
              </table:table-cell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4230">
                <text:p>542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410">
                <text:p>544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592">
                <text:p>5459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771">
                <text:p>547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952">
                <text:p>549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131">
                <text:p>551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312">
                <text:p>553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491">
                <text:p>554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672">
                <text:p>556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852">
                <text:p>558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037">
                <text:p>5604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212">
                <text:p>5621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392">
                <text:p>563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573">
                <text:p>565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752">
                <text:p>567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933">
                <text:p>569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113">
                <text:p>571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293">
                <text:p>572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473">
                <text:p>574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659">
                <text:p>5766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842">
                <text:p>5784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014">
                <text:p>58010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196">
                <text:p>582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375">
                <text:p>583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555">
                <text:p>585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744">
                <text:p>5874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923">
                <text:p>589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097">
                <text:p>5910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274">
                <text:p>5927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455">
                <text:p>594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635">
                <text:p>596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816">
                <text:p>598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187">
                <text:p>60190</text:p>
              </table:table-cell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355">
                <text:p>60360</text:p>
              </table:table-cell>
              <table:table-cell office:value-type="float" office:value="168">
                <text:p>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535">
                <text:p>60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716">
                <text:p>607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896">
                <text:p>60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079">
                <text:p>6108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256">
                <text:p>6126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437">
                <text:p>614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617">
                <text:p>616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798">
                <text:p>618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987">
                <text:p>6199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158">
                <text:p>6216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337">
                <text:p>623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519">
                <text:p>625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699">
                <text:p>627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2882">
                <text:p>6288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059">
                <text:p>6306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238">
                <text:p>632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419">
                <text:p>634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780">
                <text:p>637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960">
                <text:p>639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140">
                <text:p>641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324">
                <text:p>6432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501">
                <text:p>6450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682">
                <text:p>646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860">
                <text:p>6486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041">
                <text:p>650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220">
                <text:p>652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400">
                <text:p>654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582">
                <text:p>6558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761">
                <text:p>657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5941">
                <text:p>659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139">
                <text:p>66140</text:p>
              </table:table-cell>
              <table:table-cell office:value-type="float" office:value="198">
                <text:p>1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301">
                <text:p>66300</text:p>
              </table:table-cell>
              <table:table-cell office:value-type="float" office:value="162">
                <text:p>1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486">
                <text:p>6649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665">
                <text:p>666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844">
                <text:p>668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021">
                <text:p>6702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205">
                <text:p>6721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382">
                <text:p>6738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574">
                <text:p>67570</text:p>
              </table:table-cell>
              <table:table-cell office:value-type="float" office:value="192">
                <text:p>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744">
                <text:p>67740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923">
                <text:p>679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8102">
                <text:p>681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8283">
                <text:p>682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8463">
                <text:p>68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8644">
                <text:p>68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8824">
                <text:p>6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005">
                <text:p>690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184">
                <text:p>691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363">
                <text:p>693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545">
                <text:p>695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726">
                <text:p>697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9908">
                <text:p>699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136">
                <text:p>70140</text:p>
              </table:table-cell>
              <table:table-cell office:value-type="float" office:value="228">
                <text:p>2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264">
                <text:p>70260</text:p>
              </table:table-cell>
              <table:table-cell office:value-type="float" office:value="128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444">
                <text:p>704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626">
                <text:p>706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806">
                <text:p>708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986">
                <text:p>709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166">
                <text:p>711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345">
                <text:p>713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525">
                <text:p>715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707">
                <text:p>717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896">
                <text:p>7190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069">
                <text:p>72070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258">
                <text:p>7226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428">
                <text:p>72430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609">
                <text:p>726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788">
                <text:p>727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969">
                <text:p>729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153">
                <text:p>7315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335">
                <text:p>733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510">
                <text:p>7351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691">
                <text:p>736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870">
                <text:p>738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051">
                <text:p>740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234">
                <text:p>7423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410">
                <text:p>7441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595">
                <text:p>7460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773">
                <text:p>7477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951">
                <text:p>749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131">
                <text:p>751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311">
                <text:p>753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496">
                <text:p>7550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673">
                <text:p>7567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853">
                <text:p>758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032">
                <text:p>760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212">
                <text:p>762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392">
                <text:p>763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572">
                <text:p>765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752">
                <text:p>767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933">
                <text:p>769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113">
                <text:p>771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293">
                <text:p>772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473">
                <text:p>774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653">
                <text:p>776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833">
                <text:p>778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013">
                <text:p>780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194">
                <text:p>781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374">
                <text:p>783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555">
                <text:p>785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736">
                <text:p>787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919">
                <text:p>7892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140">
                <text:p>79140</text:p>
              </table:table-cell>
              <table:table-cell office:value-type="float" office:value="221">
                <text:p>2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9275">
                <text:p>79280</text:p>
              </table:table-cell>
              <table:table-cell office:value-type="float" office:value="135">
                <text:p>1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455">
                <text:p>79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636">
                <text:p>79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816">
                <text:p>79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996">
                <text:p>800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182">
                <text:p>8018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356">
                <text:p>8036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536">
                <text:p>80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716">
                <text:p>807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896">
                <text:p>80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076">
                <text:p>810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257">
                <text:p>812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438">
                <text:p>814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618">
                <text:p>816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797">
                <text:p>818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977">
                <text:p>819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158">
                <text:p>821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338">
                <text:p>823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519">
                <text:p>825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699">
                <text:p>827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878">
                <text:p>828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059">
                <text:p>830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238">
                <text:p>832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419">
                <text:p>834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599">
                <text:p>836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780">
                <text:p>837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959">
                <text:p>839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140">
                <text:p>841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319">
                <text:p>843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501">
                <text:p>845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681">
                <text:p>846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862">
                <text:p>848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041">
                <text:p>850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221">
                <text:p>852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401">
                <text:p>854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583">
                <text:p>8558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761">
                <text:p>8576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5949">
                <text:p>8595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128">
                <text:p>861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302">
                <text:p>8630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482">
                <text:p>864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663">
                <text:p>866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843">
                <text:p>868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023">
                <text:p>870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203">
                <text:p>872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383">
                <text:p>8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565">
                <text:p>875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744">
                <text:p>877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7923">
                <text:p>879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104">
                <text:p>881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284">
                <text:p>882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464">
                <text:p>88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646">
                <text:p>886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827">
                <text:p>888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005">
                <text:p>8901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185">
                <text:p>891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364">
                <text:p>893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551">
                <text:p>89550</text:p>
              </table:table-cell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726">
                <text:p>8973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906">
                <text:p>899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086">
                <text:p>900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266">
                <text:p>902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446">
                <text:p>90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626">
                <text:p>906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808">
                <text:p>908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988">
                <text:p>909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167">
                <text:p>911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346">
                <text:p>913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527">
                <text:p>915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708">
                <text:p>917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888">
                <text:p>918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069">
                <text:p>920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249">
                <text:p>922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428">
                <text:p>924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609">
                <text:p>926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789">
                <text:p>927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968">
                <text:p>929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148">
                <text:p>931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329">
                <text:p>933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509">
                <text:p>935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689">
                <text:p>936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3871">
                <text:p>938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050">
                <text:p>940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229">
                <text:p>942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411">
                <text:p>944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592">
                <text:p>945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771">
                <text:p>947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952">
                <text:p>949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137">
                <text:p>9514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310">
                <text:p>95310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491">
                <text:p>954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672">
                <text:p>956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852">
                <text:p>958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032">
                <text:p>960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215">
                <text:p>9622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391">
                <text:p>9639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572">
                <text:p>965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753">
                <text:p>967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6933">
                <text:p>969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113">
                <text:p>971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292">
                <text:p>972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472">
                <text:p>974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652">
                <text:p>976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851">
                <text:p>97850</text:p>
              </table:table-cell>
              <table:table-cell office:value-type="float" office:value="199">
                <text:p>1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014">
                <text:p>98010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193">
                <text:p>981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374">
                <text:p>983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554">
                <text:p>985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735">
                <text:p>987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914">
                <text:p>989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096">
                <text:p>991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274">
                <text:p>9927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454">
                <text:p>99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635">
                <text:p>99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820">
                <text:p>9982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996">
                <text:p>10000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175">
                <text:p>1001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355">
                <text:p>1003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535">
                <text:p>100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719">
                <text:p>10072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901">
                <text:p>1009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079">
                <text:p>10108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256">
                <text:p>10126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438">
                <text:p>1014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616">
                <text:p>10162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827">
                <text:p>101830</text:p>
              </table:table-cell>
              <table:table-cell office:value-type="float" office:value="211">
                <text:p>2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1976">
                <text:p>101980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164">
                <text:p>10216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336">
                <text:p>102340</text:p>
              </table:table-cell>
              <table:table-cell office:value-type="float" office:value="172">
                <text:p>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517">
                <text:p>1025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698">
                <text:p>1027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879">
                <text:p>1028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3061">
                <text:p>1030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3238">
                <text:p>10324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3419">
                <text:p>1034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3598">
                <text:p>1036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3786">
                <text:p>10379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3960">
                <text:p>10396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4165">
                <text:p>104170</text:p>
              </table:table-cell>
              <table:table-cell office:value-type="float" office:value="205">
                <text:p>2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4320">
                <text:p>104320</text:p>
              </table:table-cell>
              <table:table-cell office:value-type="float" office:value="155">
                <text:p>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4499">
                <text:p>1045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4678">
                <text:p>1046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4863">
                <text:p>10486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039">
                <text:p>10504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235">
                <text:p>105240</text:p>
              </table:table-cell>
              <table:table-cell office:value-type="float" office:value="196">
                <text:p>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401">
                <text:p>105400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580">
                <text:p>1055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763">
                <text:p>10576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942">
                <text:p>1059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183">
                <text:p>106180</text:p>
              </table:table-cell>
              <table:table-cell office:value-type="float" office:value="241">
                <text:p>2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6300">
                <text:p>106300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480">
                <text:p>1064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663">
                <text:p>10666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6869">
                <text:p>106870</text:p>
              </table:table-cell>
              <table:table-cell office:value-type="float" office:value="206">
                <text:p>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7021">
                <text:p>107020</text:p>
              </table:table-cell>
              <table:table-cell office:value-type="float" office:value="152">
                <text:p>1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201">
                <text:p>1072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381">
                <text:p>10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562">
                <text:p>1075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742">
                <text:p>107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7921">
                <text:p>1079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102">
                <text:p>1081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282">
                <text:p>1082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463">
                <text:p>1084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643">
                <text:p>1086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8836">
                <text:p>108840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006">
                <text:p>109010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183">
                <text:p>10918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363">
                <text:p>1093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543">
                <text:p>109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729">
                <text:p>10973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915">
                <text:p>10992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086">
                <text:p>11009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264">
                <text:p>11026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444">
                <text:p>1104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633">
                <text:p>11063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804">
                <text:p>11080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984">
                <text:p>1109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166">
                <text:p>1111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345">
                <text:p>1113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529">
                <text:p>11153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707">
                <text:p>11171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1887">
                <text:p>1118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066">
                <text:p>1120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246">
                <text:p>1122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431">
                <text:p>11243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608">
                <text:p>11261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788">
                <text:p>1127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970">
                <text:p>1129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148">
                <text:p>1131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329">
                <text:p>1133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509">
                <text:p>1135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690">
                <text:p>1136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870">
                <text:p>1138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062">
                <text:p>114060</text:p>
              </table:table-cell>
              <table:table-cell office:value-type="float" office:value="192">
                <text:p>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229">
                <text:p>114230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410">
                <text:p>1144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594">
                <text:p>11459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772">
                <text:p>11477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951">
                <text:p>1149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153">
                <text:p>115150</text:p>
              </table:table-cell>
              <table:table-cell office:value-type="float" office:value="202">
                <text:p>2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311">
                <text:p>115310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491">
                <text:p>1154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672">
                <text:p>1156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852">
                <text:p>1158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6033">
                <text:p>1160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6214">
                <text:p>1162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6392">
                <text:p>11639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6572">
                <text:p>1165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6753">
                <text:p>1167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6932">
                <text:p>1169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114">
                <text:p>1171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293">
                <text:p>1172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473">
                <text:p>1174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654">
                <text:p>1176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7834">
                <text:p>1178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014">
                <text:p>1180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194">
                <text:p>1181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374">
                <text:p>1183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555">
                <text:p>1185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735">
                <text:p>118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8915">
                <text:p>1189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095">
                <text:p>1191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274">
                <text:p>1192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454">
                <text:p>119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635">
                <text:p>119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815">
                <text:p>119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9996">
                <text:p>1200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176">
                <text:p>1201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355">
                <text:p>1203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537">
                <text:p>1205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717">
                <text:p>1207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0897">
                <text:p>120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081">
                <text:p>12108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256">
                <text:p>12126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436">
                <text:p>1214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618">
                <text:p>1216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798">
                <text:p>1218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1978">
                <text:p>1219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158">
                <text:p>1221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337">
                <text:p>1223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518">
                <text:p>1225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702">
                <text:p>12270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2879">
                <text:p>12288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060">
                <text:p>1230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242">
                <text:p>1232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419">
                <text:p>12342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599">
                <text:p>1236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779">
                <text:p>1237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3964">
                <text:p>12396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142">
                <text:p>12414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319">
                <text:p>12432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500">
                <text:p>1245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681">
                <text:p>1246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4862">
                <text:p>1248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5040">
                <text:p>12504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5221">
                <text:p>1252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5400">
                <text:p>1254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5580">
                <text:p>1255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5762">
                <text:p>1257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5942">
                <text:p>1259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135">
                <text:p>126140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302">
                <text:p>126300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485">
                <text:p>12649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663">
                <text:p>12666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843">
                <text:p>1268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023">
                <text:p>1270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205">
                <text:p>1272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383">
                <text:p>12738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563">
                <text:p>1275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743">
                <text:p>127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7946">
                <text:p>127950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8104">
                <text:p>128100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8283">
                <text:p>1282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8463">
                <text:p>128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8643">
                <text:p>1286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8825">
                <text:p>1288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005">
                <text:p>1290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184">
                <text:p>1291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364">
                <text:p>1293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546">
                <text:p>1295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737">
                <text:p>129740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9906">
                <text:p>129910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0086">
                <text:p>1300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0265">
                <text:p>1302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0445">
                <text:p>130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0626">
                <text:p>1306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0808">
                <text:p>13081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0987">
                <text:p>1309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1167">
                <text:p>1311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1346">
                <text:p>1313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1526">
                <text:p>1315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1707">
                <text:p>1317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1888">
                <text:p>1318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081">
                <text:p>132080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247">
                <text:p>132250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427">
                <text:p>1324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608">
                <text:p>1326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788">
                <text:p>1327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2969">
                <text:p>1329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148">
                <text:p>1331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328">
                <text:p>1333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509">
                <text:p>1335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689">
                <text:p>1336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3869">
                <text:p>1338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050">
                <text:p>1340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229">
                <text:p>1342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409">
                <text:p>1344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589">
                <text:p>1345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771">
                <text:p>1347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4950">
                <text:p>1349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5137">
                <text:p>135140</text:p>
              </table:table-cell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5310">
                <text:p>135310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5490">
                <text:p>1354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5670">
                <text:p>1356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5850">
                <text:p>1358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032">
                <text:p>1360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216">
                <text:p>13622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391">
                <text:p>13639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572">
                <text:p>1365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765">
                <text:p>136770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932">
                <text:p>136930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7112">
                <text:p>1371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7292">
                <text:p>1372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7474">
                <text:p>1374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7653">
                <text:p>1376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7832">
                <text:p>1378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012">
                <text:p>1380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194">
                <text:p>13819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373">
                <text:p>1383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554">
                <text:p>1385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741">
                <text:p>138740</text:p>
              </table:table-cell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8914">
                <text:p>138910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095">
                <text:p>1391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274">
                <text:p>1392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454">
                <text:p>139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634">
                <text:p>1396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816">
                <text:p>1398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9995">
                <text:p>1400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176">
                <text:p>1401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355">
                <text:p>1403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538">
                <text:p>14054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715">
                <text:p>14072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895">
                <text:p>140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076">
                <text:p>1410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255">
                <text:p>1412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436">
                <text:p>1414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616">
                <text:p>1416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797">
                <text:p>1418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1978">
                <text:p>1419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2157">
                <text:p>1421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2337">
                <text:p>1423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2517">
                <text:p>1425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2699">
                <text:p>1427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2882">
                <text:p>14288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058">
                <text:p>14306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238">
                <text:p>1432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421">
                <text:p>14342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598">
                <text:p>14360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780">
                <text:p>14378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960">
                <text:p>1439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140">
                <text:p>1441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322">
                <text:p>1443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499">
                <text:p>14450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680">
                <text:p>1446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860">
                <text:p>1448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040">
                <text:p>1450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220">
                <text:p>1452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400">
                <text:p>1454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580">
                <text:p>1455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762">
                <text:p>1457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5942">
                <text:p>1459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6194">
                <text:p>146190</text:p>
              </table:table-cell>
              <table:table-cell office:value-type="float" office:value="252">
                <text:p>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6302">
                <text:p>146300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6481">
                <text:p>1464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6661">
                <text:p>1466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6843">
                <text:p>1468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023">
                <text:p>1470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208">
                <text:p>14721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381">
                <text:p>147380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564">
                <text:p>14756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743">
                <text:p>1477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7924">
                <text:p>1479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103">
                <text:p>1481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282">
                <text:p>1482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467">
                <text:p>14847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644">
                <text:p>14864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8824">
                <text:p>14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005">
                <text:p>1490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186">
                <text:p>1491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363">
                <text:p>14936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545">
                <text:p>1495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724">
                <text:p>1497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904">
                <text:p>149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085">
                <text:p>1500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264">
                <text:p>1502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445">
                <text:p>1504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625">
                <text:p>1506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806">
                <text:p>1508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986">
                <text:p>1509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165">
                <text:p>1511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345">
                <text:p>1513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527">
                <text:p>1515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706">
                <text:p>1517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1887">
                <text:p>1518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067">
                <text:p>1520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247">
                <text:p>1522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427">
                <text:p>1524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607">
                <text:p>1526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788">
                <text:p>1527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2967">
                <text:p>1529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149">
                <text:p>1531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327">
                <text:p>15333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507">
                <text:p>1535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688">
                <text:p>1536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3869">
                <text:p>1538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048">
                <text:p>1540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229">
                <text:p>1542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408">
                <text:p>1544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588">
                <text:p>1545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769">
                <text:p>1547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949">
                <text:p>1549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5129">
                <text:p>1551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5310">
                <text:p>1553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5494">
                <text:p>15549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5669">
                <text:p>15567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5850">
                <text:p>1558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034">
                <text:p>15603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210">
                <text:p>15621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392">
                <text:p>15639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570">
                <text:p>15657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751">
                <text:p>1567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6931">
                <text:p>1569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111">
                <text:p>1571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291">
                <text:p>1572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471">
                <text:p>1574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651">
                <text:p>1576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7832">
                <text:p>1578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024">
                <text:p>158020</text:p>
              </table:table-cell>
              <table:table-cell office:value-type="float" office:value="192">
                <text:p>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192">
                <text:p>158190</text:p>
              </table:table-cell>
              <table:table-cell office:value-type="float" office:value="168">
                <text:p>1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372">
                <text:p>1583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553">
                <text:p>1585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733">
                <text:p>1587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914">
                <text:p>1589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127">
                <text:p>159130</text:p>
              </table:table-cell>
              <table:table-cell office:value-type="float" office:value="213">
                <text:p>2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9273">
                <text:p>159270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453">
                <text:p>159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634">
                <text:p>1596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814">
                <text:p>1598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9995">
                <text:p>1600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175">
                <text:p>1601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354">
                <text:p>1603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536">
                <text:p>1605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715">
                <text:p>16072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895">
                <text:p>1609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076">
                <text:p>1610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256">
                <text:p>1612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436">
                <text:p>1614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622">
                <text:p>16162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796">
                <text:p>16180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1976">
                <text:p>1619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158">
                <text:p>1621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336">
                <text:p>16234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518">
                <text:p>1625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697">
                <text:p>1627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2877">
                <text:p>1628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058">
                <text:p>1630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237">
                <text:p>1632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417">
                <text:p>1634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597">
                <text:p>1636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778">
                <text:p>1637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3958">
                <text:p>1639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4140">
                <text:p>16414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4318">
                <text:p>16432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4502">
                <text:p>16450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4683">
                <text:p>1646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4858">
                <text:p>16486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048">
                <text:p>165050</text:p>
              </table:table-cell>
              <table:table-cell office:value-type="float" office:value="190">
                <text:p>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218">
                <text:p>165220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398">
                <text:p>1654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578">
                <text:p>1655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761">
                <text:p>16576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940">
                <text:p>1659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122">
                <text:p>1661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300">
                <text:p>16630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483">
                <text:p>16648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666">
                <text:p>16667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841">
                <text:p>16684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021">
                <text:p>1670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202">
                <text:p>1672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382">
                <text:p>16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562">
                <text:p>1675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742">
                <text:p>167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7922">
                <text:p>1679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8104">
                <text:p>1681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8289">
                <text:p>16829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8463">
                <text:p>16846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8644">
                <text:p>168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8824">
                <text:p>16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003">
                <text:p>1690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184">
                <text:p>1691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363">
                <text:p>1693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548">
                <text:p>16955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724">
                <text:p>16972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9905">
                <text:p>1699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084">
                <text:p>1700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266">
                <text:p>1702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445">
                <text:p>1704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625">
                <text:p>1706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806">
                <text:p>1708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985">
                <text:p>1709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165">
                <text:p>1711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345">
                <text:p>1713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526">
                <text:p>1715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707">
                <text:p>1717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1887">
                <text:p>1718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067">
                <text:p>1720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246">
                <text:p>1722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426">
                <text:p>1724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612">
                <text:p>17261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788">
                <text:p>17279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968">
                <text:p>1729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3197">
                <text:p>173200</text:p>
              </table:table-cell>
              <table:table-cell office:value-type="float" office:value="229">
                <text:p>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3327">
                <text:p>173330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3508">
                <text:p>1735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3688">
                <text:p>1736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3869">
                <text:p>1738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049">
                <text:p>1740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229">
                <text:p>1742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407">
                <text:p>17441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593">
                <text:p>17459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767">
                <text:p>17477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4948">
                <text:p>1749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128">
                <text:p>1751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308">
                <text:p>1753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489">
                <text:p>1754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672">
                <text:p>17567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850">
                <text:p>1758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031">
                <text:p>1760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210">
                <text:p>1762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390">
                <text:p>1763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569">
                <text:p>1765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751">
                <text:p>1767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6933">
                <text:p>1769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110">
                <text:p>17711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292">
                <text:p>17729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474">
                <text:p>1774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652">
                <text:p>1776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835">
                <text:p>17784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010">
                <text:p>17801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192">
                <text:p>17819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372">
                <text:p>1783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556">
                <text:p>17856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733">
                <text:p>17873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911">
                <text:p>17891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092">
                <text:p>1790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272">
                <text:p>1792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452">
                <text:p>1794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632">
                <text:p>1796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817">
                <text:p>17982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9992">
                <text:p>17999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172">
                <text:p>1801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352">
                <text:p>1803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533">
                <text:p>1805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713">
                <text:p>1807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0902">
                <text:p>18090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073">
                <text:p>18107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257">
                <text:p>18126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433">
                <text:p>18143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615">
                <text:p>18162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794">
                <text:p>1817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1974">
                <text:p>1819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155">
                <text:p>1821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334">
                <text:p>1823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514">
                <text:p>1825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695">
                <text:p>1827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2875">
                <text:p>1828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057">
                <text:p>1830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237">
                <text:p>1832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417">
                <text:p>1834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597">
                <text:p>1836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777">
                <text:p>1837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3958">
                <text:p>1839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4142">
                <text:p>18414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4318">
                <text:p>18432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4498">
                <text:p>1845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4685">
                <text:p>184690</text:p>
              </table:table-cell>
              <table:table-cell office:value-type="float" office:value="187">
                <text:p>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4859">
                <text:p>18486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039">
                <text:p>1850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219">
                <text:p>1852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397">
                <text:p>18540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582">
                <text:p>18558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758">
                <text:p>18576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5938">
                <text:p>1859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6119">
                <text:p>1861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6298">
                <text:p>18630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6478">
                <text:p>1864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6660">
                <text:p>1866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6839">
                <text:p>1868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019">
                <text:p>1870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202">
                <text:p>18720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381">
                <text:p>1873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562">
                <text:p>1875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742">
                <text:p>1877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7926">
                <text:p>18793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103">
                <text:p>18810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282">
                <text:p>1882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467">
                <text:p>18847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644">
                <text:p>18864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8824">
                <text:p>18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007">
                <text:p>18901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184">
                <text:p>18918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363">
                <text:p>1893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543">
                <text:p>189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725">
                <text:p>1897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9906">
                <text:p>1899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085">
                <text:p>1900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264">
                <text:p>19026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444">
                <text:p>1904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625">
                <text:p>1906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806">
                <text:p>1908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0985">
                <text:p>1909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1163">
                <text:p>19116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1345">
                <text:p>19135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1526">
                <text:p>1915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1706">
                <text:p>1917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1886">
                <text:p>1918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067">
                <text:p>1920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246">
                <text:p>1922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426">
                <text:p>1924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607">
                <text:p>1926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786">
                <text:p>19279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2968">
                <text:p>19297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3146">
                <text:p>1931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3326">
                <text:p>1933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3509">
                <text:p>19351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3687">
                <text:p>19369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3867">
                <text:p>1938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048">
                <text:p>1940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228">
                <text:p>1942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408">
                <text:p>1944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589">
                <text:p>1945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770">
                <text:p>1947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4958">
                <text:p>194960</text:p>
              </table:table-cell>
              <table:table-cell office:value-type="float" office:value="188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129">
                <text:p>19513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309">
                <text:p>1953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490">
                <text:p>19549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671">
                <text:p>1956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849">
                <text:p>1958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031">
                <text:p>19603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208">
                <text:p>19621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390">
                <text:p>19639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570">
                <text:p>19657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750">
                <text:p>1967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6930">
                <text:p>1969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111">
                <text:p>1971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291">
                <text:p>1972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472">
                <text:p>19747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650">
                <text:p>1976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833">
                <text:p>197830</text:p>
              </table:table-cell>
              <table:table-cell office:value-type="float" office:value="183">
                <text:p>1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012">
                <text:p>1980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231">
                <text:p>198230</text:p>
              </table:table-cell>
              <table:table-cell office:value-type="float" office:value="219">
                <text:p>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8372">
                <text:p>198370</text:p>
              </table:table-cell>
              <table:table-cell office:value-type="float" office:value="141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558">
                <text:p>198560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732">
                <text:p>19873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8913">
                <text:p>1989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180">
                <text:p>199180</text:p>
              </table:table-cell>
              <table:table-cell office:value-type="float" office:value="267">
                <text:p>2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9275">
                <text:p>199280</text:p>
              </table:table-cell>
              <table:table-cell office:value-type="float" office:value="95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453">
                <text:p>19945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634">
                <text:p>1996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813">
                <text:p>19981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995">
                <text:p>20000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174">
                <text:p>2001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354">
                <text:p>20035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534">
                <text:p>20053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723">
                <text:p>200720</text:p>
              </table:table-cell>
              <table:table-cell office:value-type="float" office:value="189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894">
                <text:p>200890</text:p>
              </table:table-cell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075">
                <text:p>2010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254">
                <text:p>20125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433">
                <text:p>20143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614">
                <text:p>20161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794">
                <text:p>2017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973">
                <text:p>20197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154">
                <text:p>20215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335">
                <text:p>2023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515">
                <text:p>2025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696">
                <text:p>2027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875">
                <text:p>2028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056">
                <text:p>2030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237">
                <text:p>2032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417">
                <text:p>2034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602">
                <text:p>20360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778">
                <text:p>20378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959">
                <text:p>2039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137">
                <text:p>20414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318">
                <text:p>20432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499">
                <text:p>2045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678">
                <text:p>20468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859">
                <text:p>2048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039">
                <text:p>2050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219">
                <text:p>2052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399">
                <text:p>2054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580">
                <text:p>20558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761">
                <text:p>2057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939">
                <text:p>20594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123">
                <text:p>20612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300">
                <text:p>206300</text:p>
              </table:table-cell>
              <table:table-cell office:value-type="float" office:value="177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480">
                <text:p>2064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661">
                <text:p>20666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840">
                <text:p>206840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025">
                <text:p>207030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200">
                <text:p>207200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380">
                <text:p>20738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562">
                <text:p>207560</text:p>
              </table:table-cell>
              <table:table-cell office:value-type="float" office:value="182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743">
                <text:p>2077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921">
                <text:p>207920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136">
                <text:p>208140</text:p>
              </table:table-cell>
              <table:table-cell office:value-type="float" office:value="215">
                <text:p>2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8282">
                <text:p>208280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462">
                <text:p>20846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643">
                <text:p>2086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823">
                <text:p>2088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003">
                <text:p>20900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187">
                <text:p>209190</text:p>
              </table:table-cell>
              <table:table-cell office:value-type="float" office:value="184">
                <text:p>1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363">
                <text:p>209360</text:p>
              </table:table-cell>
              <table:table-cell office:value-type="float" office:value="176">
                <text:p>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543">
                <text:p>20954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723">
                <text:p>20972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904">
                <text:p>20990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097">
                <text:p>210100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263">
                <text:p>210260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444">
                <text:p>21044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625">
                <text:p>210630</text:p>
              </table:table-cell>
              <table:table-cell office:value-type="float" office:value="181">
                <text:p>1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805">
                <text:p>21081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985">
                <text:p>210990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